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45in"/>
    </style:style>
    <style:style style:name="co2" style:family="table-column">
      <style:table-column-properties fo:break-before="auto" style:column-width="1.2516in"/>
    </style:style>
    <style:style style:name="co3" style:family="table-column">
      <style:table-column-properties fo:break-before="auto" style:column-width="3.6457in"/>
    </style:style>
    <style:style style:name="co4" style:family="table-column">
      <style:table-column-properties fo:break-before="auto" style:column-width="1.383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"/>
    <style:style style:name="ce2" style:family="table-cell" style:parent-style-name="Default" style:data-style-name="N100"/>
    <style:style style:name="ce3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ED_ID,N,10,0</text:p>
          </table:table-cell>
          <table:table-cell office:value-type="string" calcext:value-type="string">
            <text:p>POLL_DIV_3,C,64</text:p>
          </table:table-cell>
          <table:table-cell office:value-type="string" calcext:value-type="string">
            <text:p>SHAPE_area,N,20,12</text:p>
          </table:table-cell>
          <table:table-cell office:value-type="string" calcext:value-type="string">
            <text:p>SHAPE_len,N,19,11</text:p>
          </table:table-cell>
          <table:table-cell office:value-type="string" calcext:value-type="string">
            <text:p>ED_POLL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03</text:p>
          </table:table-cell>
          <table:table-cell office:value-type="float" office:value="12321527.9412" calcext:value-type="float">
            <text:p>12321527.94120000000</text:p>
          </table:table-cell>
          <table:table-cell office:value-type="float" office:value="16472.9422864" calcext:value-type="float">
            <text:p>16472.94228640000</text:p>
          </table:table-cell>
          <table:table-cell table:formula="of:=CONCATENATE([.A2];&quot;-&quot;;[.B2])" office:value-type="string" office:string-value="52-003" calcext:value-type="string">
            <text:p>52-00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04</text:p>
          </table:table-cell>
          <table:table-cell office:value-type="float" office:value="23365.89954" calcext:value-type="float">
            <text:p>23365.89954000000</text:p>
          </table:table-cell>
          <table:table-cell office:value-type="float" office:value="736.84780352" calcext:value-type="float">
            <text:p>736.84780352000</text:p>
          </table:table-cell>
          <table:table-cell table:formula="of:=CONCATENATE([.A3];&quot;-&quot;;[.B3])" office:value-type="string" office:string-value="66-104" calcext:value-type="string">
            <text:p>66-10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63</text:p>
          </table:table-cell>
          <table:table-cell office:value-type="float" office:value="7762.703244" calcext:value-type="float">
            <text:p>7762.70324400000</text:p>
          </table:table-cell>
          <table:table-cell office:value-type="float" office:value="707.125438275" calcext:value-type="float">
            <text:p>707.12543827500</text:p>
          </table:table-cell>
          <table:table-cell table:formula="of:=CONCATENATE([.A4];&quot;-&quot;;[.B4])" office:value-type="string" office:string-value="62-463" calcext:value-type="string">
            <text:p>62-46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08</text:p>
          </table:table-cell>
          <table:table-cell office:value-type="float" office:value="376852.61021" calcext:value-type="float">
            <text:p>376852.61021000000</text:p>
          </table:table-cell>
          <table:table-cell office:value-type="float" office:value="3330.05634576" calcext:value-type="float">
            <text:p>3330.05634576000</text:p>
          </table:table-cell>
          <table:table-cell table:formula="of:=CONCATENATE([.A5];&quot;-&quot;;[.B5])" office:value-type="string" office:string-value="62-208" calcext:value-type="string">
            <text:p>62-20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64</text:p>
          </table:table-cell>
          <table:table-cell office:value-type="float" office:value="4741.222694" calcext:value-type="float">
            <text:p>4741.22269400000</text:p>
          </table:table-cell>
          <table:table-cell office:value-type="float" office:value="351.188009647" calcext:value-type="float">
            <text:p>351.18800964700</text:p>
          </table:table-cell>
          <table:table-cell table:formula="of:=CONCATENATE([.A6];&quot;-&quot;;[.B6])" office:value-type="string" office:string-value="62-464" calcext:value-type="string">
            <text:p>62-46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31</text:p>
          </table:table-cell>
          <table:table-cell office:value-type="float" office:value="4126.573371" calcext:value-type="float">
            <text:p>4126.57337100000</text:p>
          </table:table-cell>
          <table:table-cell office:value-type="float" office:value="258.303351855" calcext:value-type="float">
            <text:p>258.30335185500</text:p>
          </table:table-cell>
          <table:table-cell table:formula="of:=CONCATENATE([.A7];&quot;-&quot;;[.B7])" office:value-type="string" office:string-value="62-431" calcext:value-type="string">
            <text:p>62-43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69</text:p>
          </table:table-cell>
          <table:table-cell office:value-type="float" office:value="7153.0744895" calcext:value-type="float">
            <text:p>7153.07448950000</text:p>
          </table:table-cell>
          <table:table-cell office:value-type="float" office:value="346.481492159" calcext:value-type="float">
            <text:p>346.48149215900</text:p>
          </table:table-cell>
          <table:table-cell table:formula="of:=CONCATENATE([.A8];&quot;-&quot;;[.B8])" office:value-type="string" office:string-value="62-469" calcext:value-type="string">
            <text:p>62-46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68</text:p>
          </table:table-cell>
          <table:table-cell office:value-type="float" office:value="5691.2520115" calcext:value-type="float">
            <text:p>5691.25201150000</text:p>
          </table:table-cell>
          <table:table-cell office:value-type="float" office:value="312.711521086" calcext:value-type="float">
            <text:p>312.71152108600</text:p>
          </table:table-cell>
          <table:table-cell table:formula="of:=CONCATENATE([.A9];&quot;-&quot;;[.B9])" office:value-type="string" office:string-value="62-468" calcext:value-type="string">
            <text:p>62-46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10</text:p>
          </table:table-cell>
          <table:table-cell office:value-type="float" office:value="4365.8372" calcext:value-type="float">
            <text:p>4365.83720000000</text:p>
          </table:table-cell>
          <table:table-cell office:value-type="float" office:value="276.802208586" calcext:value-type="float">
            <text:p>276.80220858600</text:p>
          </table:table-cell>
          <table:table-cell table:formula="of:=CONCATENATE([.A10];&quot;-&quot;;[.B10])" office:value-type="string" office:string-value="62-410" calcext:value-type="string">
            <text:p>62-41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32</text:p>
          </table:table-cell>
          <table:table-cell office:value-type="float" office:value="2578.263057" calcext:value-type="float">
            <text:p>2578.26305700000</text:p>
          </table:table-cell>
          <table:table-cell office:value-type="float" office:value="217.088401696" calcext:value-type="float">
            <text:p>217.08840169600</text:p>
          </table:table-cell>
          <table:table-cell table:formula="of:=CONCATENATE([.A11];&quot;-&quot;;[.B11])" office:value-type="string" office:string-value="62-432" calcext:value-type="string">
            <text:p>62-43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45</text:p>
          </table:table-cell>
          <table:table-cell office:value-type="float" office:value="72446.3778735" calcext:value-type="float">
            <text:p>72446.37787350000</text:p>
          </table:table-cell>
          <table:table-cell office:value-type="float" office:value="1502.13170451" calcext:value-type="float">
            <text:p>1502.13170451000</text:p>
          </table:table-cell>
          <table:table-cell table:formula="of:=CONCATENATE([.A12];&quot;-&quot;;[.B12])" office:value-type="string" office:string-value="62-145" calcext:value-type="string">
            <text:p>62-14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27</text:p>
          </table:table-cell>
          <table:table-cell office:value-type="float" office:value="10236.7554705" calcext:value-type="float">
            <text:p>10236.75547050000</text:p>
          </table:table-cell>
          <table:table-cell office:value-type="float" office:value="516.99889469" calcext:value-type="float">
            <text:p>516.99889469000</text:p>
          </table:table-cell>
          <table:table-cell table:formula="of:=CONCATENATE([.A13];&quot;-&quot;;[.B13])" office:value-type="string" office:string-value="62-427" calcext:value-type="string">
            <text:p>62-42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35</text:p>
          </table:table-cell>
          <table:table-cell office:value-type="float" office:value="29896.614568" calcext:value-type="float">
            <text:p>29896.61456800000</text:p>
          </table:table-cell>
          <table:table-cell office:value-type="float" office:value="923.165185549" calcext:value-type="float">
            <text:p>923.16518554900</text:p>
          </table:table-cell>
          <table:table-cell table:formula="of:=CONCATENATE([.A14];&quot;-&quot;;[.B14])" office:value-type="string" office:string-value="62-035" calcext:value-type="string">
            <text:p>62-03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37</text:p>
          </table:table-cell>
          <table:table-cell office:value-type="float" office:value="51795.7856965" calcext:value-type="float">
            <text:p>51795.78569650000</text:p>
          </table:table-cell>
          <table:table-cell office:value-type="float" office:value="1117.03994628" calcext:value-type="float">
            <text:p>1117.03994628000</text:p>
          </table:table-cell>
          <table:table-cell table:formula="of:=CONCATENATE([.A15];&quot;-&quot;;[.B15])" office:value-type="string" office:string-value="62-037" calcext:value-type="string">
            <text:p>62-03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39</text:p>
          </table:table-cell>
          <table:table-cell office:value-type="float" office:value="4283308.66232" calcext:value-type="float">
            <text:p>4283308.66232000000</text:p>
          </table:table-cell>
          <table:table-cell office:value-type="float" office:value="10094.780011" calcext:value-type="float">
            <text:p>10094.78001100000</text:p>
          </table:table-cell>
          <table:table-cell table:formula="of:=CONCATENATE([.A16];&quot;-&quot;;[.B16])" office:value-type="string" office:string-value="62-239" calcext:value-type="string">
            <text:p>62-23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70</text:p>
          </table:table-cell>
          <table:table-cell office:value-type="float" office:value="15422.049284" calcext:value-type="float">
            <text:p>15422.04928400000</text:p>
          </table:table-cell>
          <table:table-cell office:value-type="float" office:value="508.152829104" calcext:value-type="float">
            <text:p>508.15282910400</text:p>
          </table:table-cell>
          <table:table-cell table:formula="of:=CONCATENATE([.A17];&quot;-&quot;;[.B17])" office:value-type="string" office:string-value="62-470" calcext:value-type="string">
            <text:p>62-47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35</text:p>
          </table:table-cell>
          <table:table-cell office:value-type="float" office:value="6904.175039" calcext:value-type="float">
            <text:p>6904.17503900000</text:p>
          </table:table-cell>
          <table:table-cell office:value-type="float" office:value="360.165343185" calcext:value-type="float">
            <text:p>360.16534318500</text:p>
          </table:table-cell>
          <table:table-cell table:formula="of:=CONCATENATE([.A18];&quot;-&quot;;[.B18])" office:value-type="string" office:string-value="62-435" calcext:value-type="string">
            <text:p>62-43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34</text:p>
          </table:table-cell>
          <table:table-cell office:value-type="float" office:value="4512.368975" calcext:value-type="float">
            <text:p>4512.36897500000</text:p>
          </table:table-cell>
          <table:table-cell office:value-type="float" office:value="307.311242657" calcext:value-type="float">
            <text:p>307.31124265700</text:p>
          </table:table-cell>
          <table:table-cell table:formula="of:=CONCATENATE([.A19];&quot;-&quot;;[.B19])" office:value-type="string" office:string-value="62-434" calcext:value-type="string">
            <text:p>62-43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12</text:p>
          </table:table-cell>
          <table:table-cell office:value-type="float" office:value="4357.1196505" calcext:value-type="float">
            <text:p>4357.11965050000</text:p>
          </table:table-cell>
          <table:table-cell office:value-type="float" office:value="357.601613991" calcext:value-type="float">
            <text:p>357.60161399100</text:p>
          </table:table-cell>
          <table:table-cell table:formula="of:=CONCATENATE([.A20];&quot;-&quot;;[.B20])" office:value-type="string" office:string-value="62-412" calcext:value-type="string">
            <text:p>62-41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26</text:p>
          </table:table-cell>
          <table:table-cell office:value-type="float" office:value="8517.367666" calcext:value-type="float">
            <text:p>8517.36766600000</text:p>
          </table:table-cell>
          <table:table-cell office:value-type="float" office:value="426.364615299" calcext:value-type="float">
            <text:p>426.36461529900</text:p>
          </table:table-cell>
          <table:table-cell table:formula="of:=CONCATENATE([.A21];&quot;-&quot;;[.B21])" office:value-type="string" office:string-value="62-426" calcext:value-type="string">
            <text:p>62-42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71</text:p>
          </table:table-cell>
          <table:table-cell office:value-type="float" office:value="183666.260618" calcext:value-type="float">
            <text:p>183666.26061800000</text:p>
          </table:table-cell>
          <table:table-cell office:value-type="float" office:value="2713.72305772" calcext:value-type="float">
            <text:p>2713.72305772000</text:p>
          </table:table-cell>
          <table:table-cell table:formula="of:=CONCATENATE([.A22];&quot;-&quot;;[.B22])" office:value-type="string" office:string-value="62-271" calcext:value-type="string">
            <text:p>62-27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77</text:p>
          </table:table-cell>
          <table:table-cell office:value-type="float" office:value="15439.299945" calcext:value-type="float">
            <text:p>15439.29994500000</text:p>
          </table:table-cell>
          <table:table-cell office:value-type="float" office:value="554.995256117" calcext:value-type="float">
            <text:p>554.99525611700</text:p>
          </table:table-cell>
          <table:table-cell table:formula="of:=CONCATENATE([.A23];&quot;-&quot;;[.B23])" office:value-type="string" office:string-value="64-477" calcext:value-type="string">
            <text:p>64-47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74</text:p>
          </table:table-cell>
          <table:table-cell office:value-type="float" office:value="12715.3279685" calcext:value-type="float">
            <text:p>12715.32796850000</text:p>
          </table:table-cell>
          <table:table-cell office:value-type="float" office:value="459.789388425" calcext:value-type="float">
            <text:p>459.78938842500</text:p>
          </table:table-cell>
          <table:table-cell table:formula="of:=CONCATENATE([.A24];&quot;-&quot;;[.B24])" office:value-type="string" office:string-value="64-474" calcext:value-type="string">
            <text:p>64-47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34</text:p>
          </table:table-cell>
          <table:table-cell office:value-type="float" office:value="9940.897477" calcext:value-type="float">
            <text:p>9940.89747700000</text:p>
          </table:table-cell>
          <table:table-cell office:value-type="float" office:value="438.875065777" calcext:value-type="float">
            <text:p>438.87506577700</text:p>
          </table:table-cell>
          <table:table-cell table:formula="of:=CONCATENATE([.A25];&quot;-&quot;;[.B25])" office:value-type="string" office:string-value="64-034" calcext:value-type="string">
            <text:p>64-03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27</text:p>
          </table:table-cell>
          <table:table-cell office:value-type="float" office:value="11227.7534545" calcext:value-type="float">
            <text:p>11227.75345450000</text:p>
          </table:table-cell>
          <table:table-cell office:value-type="float" office:value="525.936602901" calcext:value-type="float">
            <text:p>525.93660290100</text:p>
          </table:table-cell>
          <table:table-cell table:formula="of:=CONCATENATE([.A26];&quot;-&quot;;[.B26])" office:value-type="string" office:string-value="64-427" calcext:value-type="string">
            <text:p>64-42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28</text:p>
          </table:table-cell>
          <table:table-cell office:value-type="float" office:value="12923.9857285" calcext:value-type="float">
            <text:p>12923.98572850000</text:p>
          </table:table-cell>
          <table:table-cell office:value-type="float" office:value="521.336164187" calcext:value-type="float">
            <text:p>521.33616418700</text:p>
          </table:table-cell>
          <table:table-cell table:formula="of:=CONCATENATE([.A27];&quot;-&quot;;[.B27])" office:value-type="string" office:string-value="64-428" calcext:value-type="string">
            <text:p>64-42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17</text:p>
          </table:table-cell>
          <table:table-cell office:value-type="float" office:value="4819.013647" calcext:value-type="float">
            <text:p>4819.01364700000</text:p>
          </table:table-cell>
          <table:table-cell office:value-type="float" office:value="282.011316886" calcext:value-type="float">
            <text:p>282.01131688600</text:p>
          </table:table-cell>
          <table:table-cell table:formula="of:=CONCATENATE([.A28];&quot;-&quot;;[.B28])" office:value-type="string" office:string-value="64-417" calcext:value-type="string">
            <text:p>64-41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76</text:p>
          </table:table-cell>
          <table:table-cell office:value-type="float" office:value="7251.1955915" calcext:value-type="float">
            <text:p>7251.19559150000</text:p>
          </table:table-cell>
          <table:table-cell office:value-type="float" office:value="387.066006999" calcext:value-type="float">
            <text:p>387.06600699900</text:p>
          </table:table-cell>
          <table:table-cell table:formula="of:=CONCATENATE([.A29];&quot;-&quot;;[.B29])" office:value-type="string" office:string-value="64-476" calcext:value-type="string">
            <text:p>64-47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41</text:p>
          </table:table-cell>
          <table:table-cell office:value-type="float" office:value="213483.156363" calcext:value-type="float">
            <text:p>213483.15636300000</text:p>
          </table:table-cell>
          <table:table-cell office:value-type="float" office:value="1856.82641149" calcext:value-type="float">
            <text:p>1856.82641149000</text:p>
          </table:table-cell>
          <table:table-cell table:formula="of:=CONCATENATE([.A30];&quot;-&quot;;[.B30])" office:value-type="string" office:string-value="64-041" calcext:value-type="string">
            <text:p>64-04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55</text:p>
          </table:table-cell>
          <table:table-cell office:value-type="float" office:value="424326.669789" calcext:value-type="float">
            <text:p>424326.66978900000</text:p>
          </table:table-cell>
          <table:table-cell office:value-type="float" office:value="3934.40975291" calcext:value-type="float">
            <text:p>3934.40975291000</text:p>
          </table:table-cell>
          <table:table-cell table:formula="of:=CONCATENATE([.A31];&quot;-&quot;;[.B31])" office:value-type="string" office:string-value="64-055" calcext:value-type="string">
            <text:p>64-05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27</text:p>
          </table:table-cell>
          <table:table-cell office:value-type="float" office:value="89947.489957" calcext:value-type="float">
            <text:p>89947.48995700000</text:p>
          </table:table-cell>
          <table:table-cell office:value-type="float" office:value="1274.33472061" calcext:value-type="float">
            <text:p>1274.33472061000</text:p>
          </table:table-cell>
          <table:table-cell table:formula="of:=CONCATENATE([.A32];&quot;-&quot;;[.B32])" office:value-type="string" office:string-value="64-027" calcext:value-type="string">
            <text:p>64-02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25</text:p>
          </table:table-cell>
          <table:table-cell office:value-type="float" office:value="222110.173209" calcext:value-type="float">
            <text:p>222110.17320900000</text:p>
          </table:table-cell>
          <table:table-cell office:value-type="float" office:value="2034.66876211" calcext:value-type="float">
            <text:p>2034.66876211000</text:p>
          </table:table-cell>
          <table:table-cell table:formula="of:=CONCATENATE([.A33];&quot;-&quot;;[.B33])" office:value-type="string" office:string-value="64-025" calcext:value-type="string">
            <text:p>64-02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42</text:p>
          </table:table-cell>
          <table:table-cell office:value-type="float" office:value="208689.211313" calcext:value-type="float">
            <text:p>208689.21131300000</text:p>
          </table:table-cell>
          <table:table-cell office:value-type="float" office:value="2008.23871597" calcext:value-type="float">
            <text:p>2008.23871597000</text:p>
          </table:table-cell>
          <table:table-cell table:formula="of:=CONCATENATE([.A34];&quot;-&quot;;[.B34])" office:value-type="string" office:string-value="64-042" calcext:value-type="string">
            <text:p>64-04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31</text:p>
          </table:table-cell>
          <table:table-cell office:value-type="float" office:value="137270.610069" calcext:value-type="float">
            <text:p>137270.61006900000</text:p>
          </table:table-cell>
          <table:table-cell office:value-type="float" office:value="1917.98563478" calcext:value-type="float">
            <text:p>1917.98563478000</text:p>
          </table:table-cell>
          <table:table-cell table:formula="of:=CONCATENATE([.A35];&quot;-&quot;;[.B35])" office:value-type="string" office:string-value="64-031" calcext:value-type="string">
            <text:p>64-03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40</text:p>
          </table:table-cell>
          <table:table-cell office:value-type="float" office:value="41990.8966745" calcext:value-type="float">
            <text:p>41990.89667450000</text:p>
          </table:table-cell>
          <table:table-cell office:value-type="float" office:value="1294.75083761" calcext:value-type="float">
            <text:p>1294.75083761000</text:p>
          </table:table-cell>
          <table:table-cell table:formula="of:=CONCATENATE([.A36];&quot;-&quot;;[.B36])" office:value-type="string" office:string-value="62-040" calcext:value-type="string">
            <text:p>62-04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23</text:p>
          </table:table-cell>
          <table:table-cell office:value-type="float" office:value="314150.927924" calcext:value-type="float">
            <text:p>314150.92792400000</text:p>
          </table:table-cell>
          <table:table-cell office:value-type="float" office:value="3108.96928618" calcext:value-type="float">
            <text:p>3108.96928618000</text:p>
          </table:table-cell>
          <table:table-cell table:formula="of:=CONCATENATE([.A37];&quot;-&quot;;[.B37])" office:value-type="string" office:string-value="64-023" calcext:value-type="string">
            <text:p>64-02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03</text:p>
          </table:table-cell>
          <table:table-cell office:value-type="float" office:value="1367201.56898" calcext:value-type="float">
            <text:p>1367201.56898000000</text:p>
          </table:table-cell>
          <table:table-cell office:value-type="float" office:value="6969.53396875" calcext:value-type="float">
            <text:p>6969.53396875000</text:p>
          </table:table-cell>
          <table:table-cell table:formula="of:=CONCATENATE([.A38];&quot;-&quot;;[.B38])" office:value-type="string" office:string-value="64-003" calcext:value-type="string">
            <text:p>64-00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17</text:p>
          </table:table-cell>
          <table:table-cell office:value-type="float" office:value="3347.13796" calcext:value-type="float">
            <text:p>3347.13796000000</text:p>
          </table:table-cell>
          <table:table-cell office:value-type="float" office:value="251.984034362" calcext:value-type="float">
            <text:p>251.98403436200</text:p>
          </table:table-cell>
          <table:table-cell table:formula="of:=CONCATENATE([.A39];&quot;-&quot;;[.B39])" office:value-type="string" office:string-value="62-417" calcext:value-type="string">
            <text:p>62-417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23</text:p>
          </table:table-cell>
          <table:table-cell office:value-type="float" office:value="381904.013972" calcext:value-type="float">
            <text:p>381904.01397200000</text:p>
          </table:table-cell>
          <table:table-cell office:value-type="float" office:value="4580.35057536" calcext:value-type="float">
            <text:p>4580.35057536000</text:p>
          </table:table-cell>
          <table:table-cell table:formula="of:=CONCATENATE([.A40];&quot;-&quot;;[.B40])" office:value-type="string" office:string-value="65-223" calcext:value-type="string">
            <text:p>65-22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44</text:p>
          </table:table-cell>
          <table:table-cell office:value-type="float" office:value="102369.940659" calcext:value-type="float">
            <text:p>102369.94065900000</text:p>
          </table:table-cell>
          <table:table-cell office:value-type="float" office:value="1786.83201801" calcext:value-type="float">
            <text:p>1786.83201801000</text:p>
          </table:table-cell>
          <table:table-cell table:formula="of:=CONCATENATE([.A41];&quot;-&quot;;[.B41])" office:value-type="string" office:string-value="64-044" calcext:value-type="string">
            <text:p>64-04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26</text:p>
          </table:table-cell>
          <table:table-cell office:value-type="float" office:value="17010.767358" calcext:value-type="float">
            <text:p>17010.76735800000</text:p>
          </table:table-cell>
          <table:table-cell office:value-type="float" office:value="567.653028653" calcext:value-type="float">
            <text:p>567.65302865300</text:p>
          </table:table-cell>
          <table:table-cell table:formula="of:=CONCATENATE([.A42];&quot;-&quot;;[.B42])" office:value-type="string" office:string-value="64-426" calcext:value-type="string">
            <text:p>64-42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73</text:p>
          </table:table-cell>
          <table:table-cell office:value-type="float" office:value="906048.364168" calcext:value-type="float">
            <text:p>906048.36416800000</text:p>
          </table:table-cell>
          <table:table-cell office:value-type="float" office:value="4849.96256284" calcext:value-type="float">
            <text:p>4849.96256284000</text:p>
          </table:table-cell>
          <table:table-cell table:formula="of:=CONCATENATE([.A43];&quot;-&quot;;[.B43])" office:value-type="string" office:string-value="62-273" calcext:value-type="string">
            <text:p>62-27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22</text:p>
          </table:table-cell>
          <table:table-cell office:value-type="float" office:value="53756.239975" calcext:value-type="float">
            <text:p>53756.23997500000</text:p>
          </table:table-cell>
          <table:table-cell office:value-type="float" office:value="1075.49865102" calcext:value-type="float">
            <text:p>1075.49865102000</text:p>
          </table:table-cell>
          <table:table-cell table:formula="of:=CONCATENATE([.A44];&quot;-&quot;;[.B44])" office:value-type="string" office:string-value="62-022" calcext:value-type="string">
            <text:p>62-02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27</text:p>
          </table:table-cell>
          <table:table-cell office:value-type="float" office:value="45466.738454" calcext:value-type="float">
            <text:p>45466.73845400000</text:p>
          </table:table-cell>
          <table:table-cell office:value-type="float" office:value="896.316446697" calcext:value-type="float">
            <text:p>896.31644669700</text:p>
          </table:table-cell>
          <table:table-cell table:formula="of:=CONCATENATE([.A45];&quot;-&quot;;[.B45])" office:value-type="string" office:string-value="62-027" calcext:value-type="string">
            <text:p>62-02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16</text:p>
          </table:table-cell>
          <table:table-cell office:value-type="float" office:value="14187.8547225" calcext:value-type="float">
            <text:p>14187.85472250000</text:p>
          </table:table-cell>
          <table:table-cell office:value-type="float" office:value="723.627601091" calcext:value-type="float">
            <text:p>723.62760109100</text:p>
          </table:table-cell>
          <table:table-cell table:formula="of:=CONCATENATE([.A46];&quot;-&quot;;[.B46])" office:value-type="string" office:string-value="62-016" calcext:value-type="string">
            <text:p>62-01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37</text:p>
          </table:table-cell>
          <table:table-cell office:value-type="float" office:value="182438.160109" calcext:value-type="float">
            <text:p>182438.16010900000</text:p>
          </table:table-cell>
          <table:table-cell office:value-type="float" office:value="1709.038086" calcext:value-type="float">
            <text:p>1709.03808600000</text:p>
          </table:table-cell>
          <table:table-cell table:formula="of:=CONCATENATE([.A47];&quot;-&quot;;[.B47])" office:value-type="string" office:string-value="64-037" calcext:value-type="string">
            <text:p>64-03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71</text:p>
          </table:table-cell>
          <table:table-cell office:value-type="float" office:value="136748.987805" calcext:value-type="float">
            <text:p>136748.98780500000</text:p>
          </table:table-cell>
          <table:table-cell office:value-type="float" office:value="1775.68962071" calcext:value-type="float">
            <text:p>1775.68962071000</text:p>
          </table:table-cell>
          <table:table-cell table:formula="of:=CONCATENATE([.A48];&quot;-&quot;;[.B48])" office:value-type="string" office:string-value="64-071" calcext:value-type="string">
            <text:p>64-07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24</text:p>
          </table:table-cell>
          <table:table-cell office:value-type="float" office:value="29770.37186" calcext:value-type="float">
            <text:p>29770.37186000000</text:p>
          </table:table-cell>
          <table:table-cell office:value-type="float" office:value="916.153746809" calcext:value-type="float">
            <text:p>916.15374680900</text:p>
          </table:table-cell>
          <table:table-cell table:formula="of:=CONCATENATE([.A49];&quot;-&quot;;[.B49])" office:value-type="string" office:string-value="65-224" calcext:value-type="string">
            <text:p>65-22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76</text:p>
          </table:table-cell>
          <table:table-cell office:value-type="float" office:value="526695.188351" calcext:value-type="float">
            <text:p>526695.18835100000</text:p>
          </table:table-cell>
          <table:table-cell office:value-type="float" office:value="3868.73809994" calcext:value-type="float">
            <text:p>3868.73809994000</text:p>
          </table:table-cell>
          <table:table-cell table:formula="of:=CONCATENATE([.A50];&quot;-&quot;;[.B50])" office:value-type="string" office:string-value="64-176" calcext:value-type="string">
            <text:p>64-17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13</text:p>
          </table:table-cell>
          <table:table-cell office:value-type="float" office:value="3102.3948135" calcext:value-type="float">
            <text:p>3102.39481350000</text:p>
          </table:table-cell>
          <table:table-cell office:value-type="float" office:value="244.114898764" calcext:value-type="float">
            <text:p>244.11489876400</text:p>
          </table:table-cell>
          <table:table-cell table:formula="of:=CONCATENATE([.A51];&quot;-&quot;;[.B51])" office:value-type="string" office:string-value="62-413" calcext:value-type="string">
            <text:p>62-41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08</text:p>
          </table:table-cell>
          <table:table-cell office:value-type="float" office:value="2225.6785845" calcext:value-type="float">
            <text:p>2225.67858450000</text:p>
          </table:table-cell>
          <table:table-cell office:value-type="float" office:value="193.115994965" calcext:value-type="float">
            <text:p>193.11599496500</text:p>
          </table:table-cell>
          <table:table-cell table:formula="of:=CONCATENATE([.A52];&quot;-&quot;;[.B52])" office:value-type="string" office:string-value="62-408" calcext:value-type="string">
            <text:p>62-40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53</text:p>
          </table:table-cell>
          <table:table-cell office:value-type="float" office:value="4393.389979" calcext:value-type="float">
            <text:p>4393.38997900000</text:p>
          </table:table-cell>
          <table:table-cell office:value-type="float" office:value="368.183058096" calcext:value-type="float">
            <text:p>368.18305809600</text:p>
          </table:table-cell>
          <table:table-cell table:formula="of:=CONCATENATE([.A53];&quot;-&quot;;[.B53])" office:value-type="string" office:string-value="65-453" calcext:value-type="string">
            <text:p>65-45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24</text:p>
          </table:table-cell>
          <table:table-cell office:value-type="float" office:value="420010.982974" calcext:value-type="float">
            <text:p>420010.98297400000</text:p>
          </table:table-cell>
          <table:table-cell office:value-type="float" office:value="3214.16807775" calcext:value-type="float">
            <text:p>3214.16807775000</text:p>
          </table:table-cell>
          <table:table-cell table:formula="of:=CONCATENATE([.A54];&quot;-&quot;;[.B54])" office:value-type="string" office:string-value="64-024" calcext:value-type="string">
            <text:p>64-02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54</text:p>
          </table:table-cell>
          <table:table-cell office:value-type="float" office:value="166657.297804" calcext:value-type="float">
            <text:p>166657.29780400000</text:p>
          </table:table-cell>
          <table:table-cell office:value-type="float" office:value="2206.12093989" calcext:value-type="float">
            <text:p>2206.12093989000</text:p>
          </table:table-cell>
          <table:table-cell table:formula="of:=CONCATENATE([.A55];&quot;-&quot;;[.B55])" office:value-type="string" office:string-value="64-054" calcext:value-type="string">
            <text:p>64-05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20</text:p>
          </table:table-cell>
          <table:table-cell office:value-type="float" office:value="13446.645444" calcext:value-type="float">
            <text:p>13446.64544400000</text:p>
          </table:table-cell>
          <table:table-cell office:value-type="float" office:value="566.651539582" calcext:value-type="float">
            <text:p>566.65153958200</text:p>
          </table:table-cell>
          <table:table-cell table:formula="of:=CONCATENATE([.A56];&quot;-&quot;;[.B56])" office:value-type="string" office:string-value="64-420" calcext:value-type="string">
            <text:p>64-42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33</text:p>
          </table:table-cell>
          <table:table-cell office:value-type="float" office:value="182270.471493" calcext:value-type="float">
            <text:p>182270.47149300000</text:p>
          </table:table-cell>
          <table:table-cell office:value-type="float" office:value="2448.02916428" calcext:value-type="float">
            <text:p>2448.02916428000</text:p>
          </table:table-cell>
          <table:table-cell table:formula="of:=CONCATENATE([.A57];&quot;-&quot;;[.B57])" office:value-type="string" office:string-value="64-033" calcext:value-type="string">
            <text:p>64-03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18</text:p>
          </table:table-cell>
          <table:table-cell office:value-type="float" office:value="30912.381398" calcext:value-type="float">
            <text:p>30912.38139800000</text:p>
          </table:table-cell>
          <table:table-cell office:value-type="float" office:value="767.499057824" calcext:value-type="float">
            <text:p>767.49905782400</text:p>
          </table:table-cell>
          <table:table-cell table:formula="of:=CONCATENATE([.A58];&quot;-&quot;;[.B58])" office:value-type="string" office:string-value="62-018" calcext:value-type="string">
            <text:p>62-01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15</text:p>
          </table:table-cell>
          <table:table-cell office:value-type="float" office:value="21340.463952" calcext:value-type="float">
            <text:p>21340.46395200000</text:p>
          </table:table-cell>
          <table:table-cell office:value-type="float" office:value="663.743921086" calcext:value-type="float">
            <text:p>663.74392108600</text:p>
          </table:table-cell>
          <table:table-cell table:formula="of:=CONCATENATE([.A59];&quot;-&quot;;[.B59])" office:value-type="string" office:string-value="64-415" calcext:value-type="string">
            <text:p>64-41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19</text:p>
          </table:table-cell>
          <table:table-cell office:value-type="float" office:value="22334.366506" calcext:value-type="float">
            <text:p>22334.36650600000</text:p>
          </table:table-cell>
          <table:table-cell office:value-type="float" office:value="718.254511276" calcext:value-type="float">
            <text:p>718.25451127600</text:p>
          </table:table-cell>
          <table:table-cell table:formula="of:=CONCATENATE([.A60];&quot;-&quot;;[.B60])" office:value-type="string" office:string-value="62-019" calcext:value-type="string">
            <text:p>62-01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36</text:p>
          </table:table-cell>
          <table:table-cell office:value-type="float" office:value="186127.009252" calcext:value-type="float">
            <text:p>186127.00925200000</text:p>
          </table:table-cell>
          <table:table-cell office:value-type="float" office:value="2037.74825777" calcext:value-type="float">
            <text:p>2037.74825777000</text:p>
          </table:table-cell>
          <table:table-cell table:formula="of:=CONCATENATE([.A61];&quot;-&quot;;[.B61])" office:value-type="string" office:string-value="64-036" calcext:value-type="string">
            <text:p>64-03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88</text:p>
          </table:table-cell>
          <table:table-cell office:value-type="float" office:value="1830259.00227" calcext:value-type="float">
            <text:p>1830259.00227000000</text:p>
          </table:table-cell>
          <table:table-cell office:value-type="float" office:value="7071.64836628" calcext:value-type="float">
            <text:p>7071.64836628000</text:p>
          </table:table-cell>
          <table:table-cell table:formula="of:=CONCATENATE([.A62];&quot;-&quot;;[.B62])" office:value-type="string" office:string-value="64-088" calcext:value-type="string">
            <text:p>64-08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14</text:p>
          </table:table-cell>
          <table:table-cell office:value-type="float" office:value="8116.9199825" calcext:value-type="float">
            <text:p>8116.91998250000</text:p>
          </table:table-cell>
          <table:table-cell office:value-type="float" office:value="539.857061793" calcext:value-type="float">
            <text:p>539.85706179300</text:p>
          </table:table-cell>
          <table:table-cell table:formula="of:=CONCATENATE([.A63];&quot;-&quot;;[.B63])" office:value-type="string" office:string-value="62-014" calcext:value-type="string">
            <text:p>62-01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13</text:p>
          </table:table-cell>
          <table:table-cell office:value-type="float" office:value="31491.954389" calcext:value-type="float">
            <text:p>31491.95438900000</text:p>
          </table:table-cell>
          <table:table-cell office:value-type="float" office:value="856.172786308" calcext:value-type="float">
            <text:p>856.17278630800</text:p>
          </table:table-cell>
          <table:table-cell table:formula="of:=CONCATENATE([.A64];&quot;-&quot;;[.B64])" office:value-type="string" office:string-value="62-013" calcext:value-type="string">
            <text:p>62-01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66</text:p>
          </table:table-cell>
          <table:table-cell office:value-type="float" office:value="111636.55166" calcext:value-type="float">
            <text:p>111636.55166000000</text:p>
          </table:table-cell>
          <table:table-cell office:value-type="float" office:value="2478.61689793" calcext:value-type="float">
            <text:p>2478.61689793000</text:p>
          </table:table-cell>
          <table:table-cell table:formula="of:=CONCATENATE([.A65];&quot;-&quot;;[.B65])" office:value-type="string" office:string-value="62-266" calcext:value-type="string">
            <text:p>62-26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22</text:p>
          </table:table-cell>
          <table:table-cell office:value-type="float" office:value="2540.0606215" calcext:value-type="float">
            <text:p>2540.06062150000</text:p>
          </table:table-cell>
          <table:table-cell office:value-type="float" office:value="205.959954129" calcext:value-type="float">
            <text:p>205.95995412900</text:p>
          </table:table-cell>
          <table:table-cell table:formula="of:=CONCATENATE([.A66];&quot;-&quot;;[.B66])" office:value-type="string" office:string-value="62-422" calcext:value-type="string">
            <text:p>62-42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39</text:p>
          </table:table-cell>
          <table:table-cell office:value-type="float" office:value="181691.856166" calcext:value-type="float">
            <text:p>181691.85616600000</text:p>
          </table:table-cell>
          <table:table-cell office:value-type="float" office:value="2207.36416961" calcext:value-type="float">
            <text:p>2207.36416961000</text:p>
          </table:table-cell>
          <table:table-cell table:formula="of:=CONCATENATE([.A67];&quot;-&quot;;[.B67])" office:value-type="string" office:string-value="64-039" calcext:value-type="string">
            <text:p>64-03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10</text:p>
          </table:table-cell>
          <table:table-cell office:value-type="float" office:value="5574.838451" calcext:value-type="float">
            <text:p>5574.83845100000</text:p>
          </table:table-cell>
          <table:table-cell office:value-type="float" office:value="307.56302182" calcext:value-type="float">
            <text:p>307.56302182000</text:p>
          </table:table-cell>
          <table:table-cell table:formula="of:=CONCATENATE([.A68];&quot;-&quot;;[.B68])" office:value-type="string" office:string-value="64-410" calcext:value-type="string">
            <text:p>64-41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29</text:p>
          </table:table-cell>
          <table:table-cell office:value-type="float" office:value="1402548.7212" calcext:value-type="float">
            <text:p>1402548.72120000000</text:p>
          </table:table-cell>
          <table:table-cell office:value-type="float" office:value="8688.74578758" calcext:value-type="float">
            <text:p>8688.74578758000</text:p>
          </table:table-cell>
          <table:table-cell table:formula="of:=CONCATENATE([.A69];&quot;-&quot;;[.B69])" office:value-type="string" office:string-value="64-129" calcext:value-type="string">
            <text:p>64-12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27</text:p>
          </table:table-cell>
          <table:table-cell office:value-type="float" office:value="133256.214139" calcext:value-type="float">
            <text:p>133256.21413900000</text:p>
          </table:table-cell>
          <table:table-cell office:value-type="float" office:value="1797.05931086" calcext:value-type="float">
            <text:p>1797.05931086000</text:p>
          </table:table-cell>
          <table:table-cell table:formula="of:=CONCATENATE([.A70];&quot;-&quot;;[.B70])" office:value-type="string" office:string-value="64-127" calcext:value-type="string">
            <text:p>64-12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71</text:p>
          </table:table-cell>
          <table:table-cell office:value-type="float" office:value="13265.9898825" calcext:value-type="float">
            <text:p>13265.98988250000</text:p>
          </table:table-cell>
          <table:table-cell office:value-type="float" office:value="645.032173963" calcext:value-type="float">
            <text:p>645.03217396300</text:p>
          </table:table-cell>
          <table:table-cell table:formula="of:=CONCATENATE([.A71];&quot;-&quot;;[.B71])" office:value-type="string" office:string-value="64-471" calcext:value-type="string">
            <text:p>64-47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86</text:p>
          </table:table-cell>
          <table:table-cell office:value-type="float" office:value="174037.853589" calcext:value-type="float">
            <text:p>174037.85358900000</text:p>
          </table:table-cell>
          <table:table-cell office:value-type="float" office:value="2742.69469015" calcext:value-type="float">
            <text:p>2742.69469015000</text:p>
          </table:table-cell>
          <table:table-cell table:formula="of:=CONCATENATE([.A72];&quot;-&quot;;[.B72])" office:value-type="string" office:string-value="64-186" calcext:value-type="string">
            <text:p>64-18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03</text:p>
          </table:table-cell>
          <table:table-cell office:value-type="float" office:value="435699.425104" calcext:value-type="float">
            <text:p>435699.42510400000</text:p>
          </table:table-cell>
          <table:table-cell office:value-type="float" office:value="3060.33234949" calcext:value-type="float">
            <text:p>3060.33234949000</text:p>
          </table:table-cell>
          <table:table-cell table:formula="of:=CONCATENATE([.A73];&quot;-&quot;;[.B73])" office:value-type="string" office:string-value="13-203" calcext:value-type="string">
            <text:p>13-20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06</text:p>
          </table:table-cell>
          <table:table-cell office:value-type="float" office:value="20686711.6808" calcext:value-type="float">
            <text:p>20686711.68080000000</text:p>
          </table:table-cell>
          <table:table-cell office:value-type="float" office:value="21053.5342462" calcext:value-type="float">
            <text:p>21053.53424620000</text:p>
          </table:table-cell>
          <table:table-cell table:formula="of:=CONCATENATE([.A74];&quot;-&quot;;[.B74])" office:value-type="string" office:string-value="13-106" calcext:value-type="string">
            <text:p>13-10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62</text:p>
          </table:table-cell>
          <table:table-cell office:value-type="float" office:value="127696.772035" calcext:value-type="float">
            <text:p>127696.77203500000</text:p>
          </table:table-cell>
          <table:table-cell office:value-type="float" office:value="2214.09040495" calcext:value-type="float">
            <text:p>2214.09040495000</text:p>
          </table:table-cell>
          <table:table-cell table:formula="of:=CONCATENATE([.A75];&quot;-&quot;;[.B75])" office:value-type="string" office:string-value="13-062" calcext:value-type="string">
            <text:p>13-06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77</text:p>
          </table:table-cell>
          <table:table-cell office:value-type="float" office:value="459068.299077" calcext:value-type="float">
            <text:p>459068.29907700000</text:p>
          </table:table-cell>
          <table:table-cell office:value-type="float" office:value="4808.17564432" calcext:value-type="float">
            <text:p>4808.17564432000</text:p>
          </table:table-cell>
          <table:table-cell table:formula="of:=CONCATENATE([.A76];&quot;-&quot;;[.B76])" office:value-type="string" office:string-value="66-177" calcext:value-type="string">
            <text:p>66-17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18</text:p>
          </table:table-cell>
          <table:table-cell office:value-type="float" office:value="48143955.6563" calcext:value-type="float">
            <text:p>48143955.65630000000</text:p>
          </table:table-cell>
          <table:table-cell office:value-type="float" office:value="29569.7726831" calcext:value-type="float">
            <text:p>29569.77268310000</text:p>
          </table:table-cell>
          <table:table-cell table:formula="of:=CONCATENATE([.A77];&quot;-&quot;;[.B77])" office:value-type="string" office:string-value="52-218" calcext:value-type="string">
            <text:p>52-21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41</text:p>
          </table:table-cell>
          <table:table-cell office:value-type="float" office:value="60228694.4375" calcext:value-type="float">
            <text:p>60228694.43750000000</text:p>
          </table:table-cell>
          <table:table-cell office:value-type="float" office:value="31955.516958" calcext:value-type="float">
            <text:p>31955.51695800000</text:p>
          </table:table-cell>
          <table:table-cell table:formula="of:=CONCATENATE([.A78];&quot;-&quot;;[.B78])" office:value-type="string" office:string-value="13-041" calcext:value-type="string">
            <text:p>13-04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96</text:p>
          </table:table-cell>
          <table:table-cell office:value-type="float" office:value="399845.99136" calcext:value-type="float">
            <text:p>399845.99136000000</text:p>
          </table:table-cell>
          <table:table-cell office:value-type="float" office:value="3246.58940814" calcext:value-type="float">
            <text:p>3246.58940814000</text:p>
          </table:table-cell>
          <table:table-cell table:formula="of:=CONCATENATE([.A79];&quot;-&quot;;[.B79])" office:value-type="string" office:string-value="13-196" calcext:value-type="string">
            <text:p>13-19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97</text:p>
          </table:table-cell>
          <table:table-cell office:value-type="float" office:value="180316.480349" calcext:value-type="float">
            <text:p>180316.48034900000</text:p>
          </table:table-cell>
          <table:table-cell office:value-type="float" office:value="1726.75099678" calcext:value-type="float">
            <text:p>1726.75099678000</text:p>
          </table:table-cell>
          <table:table-cell table:formula="of:=CONCATENATE([.A80];&quot;-&quot;;[.B80])" office:value-type="string" office:string-value="13-197" calcext:value-type="string">
            <text:p>13-19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32</text:p>
          </table:table-cell>
          <table:table-cell office:value-type="float" office:value="96927.8862175" calcext:value-type="float">
            <text:p>96927.88621750000</text:p>
          </table:table-cell>
          <table:table-cell office:value-type="float" office:value="1279.23001797" calcext:value-type="float">
            <text:p>1279.23001797000</text:p>
          </table:table-cell>
          <table:table-cell table:formula="of:=CONCATENATE([.A81];&quot;-&quot;;[.B81])" office:value-type="string" office:string-value="64-032" calcext:value-type="string">
            <text:p>64-03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20</text:p>
          </table:table-cell>
          <table:table-cell office:value-type="float" office:value="92628.0433085" calcext:value-type="float">
            <text:p>92628.04330850000</text:p>
          </table:table-cell>
          <table:table-cell office:value-type="float" office:value="1332.32846158" calcext:value-type="float">
            <text:p>1332.32846158000</text:p>
          </table:table-cell>
          <table:table-cell table:formula="of:=CONCATENATE([.A82];&quot;-&quot;;[.B82])" office:value-type="string" office:string-value="64-020" calcext:value-type="string">
            <text:p>64-02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26</text:p>
          </table:table-cell>
          <table:table-cell office:value-type="float" office:value="145470.874177" calcext:value-type="float">
            <text:p>145470.87417700000</text:p>
          </table:table-cell>
          <table:table-cell office:value-type="float" office:value="2061.35060515" calcext:value-type="float">
            <text:p>2061.35060515000</text:p>
          </table:table-cell>
          <table:table-cell table:formula="of:=CONCATENATE([.A83];&quot;-&quot;;[.B83])" office:value-type="string" office:string-value="64-026" calcext:value-type="string">
            <text:p>64-02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47</text:p>
          </table:table-cell>
          <table:table-cell office:value-type="float" office:value="331226.808161" calcext:value-type="float">
            <text:p>331226.80816100000</text:p>
          </table:table-cell>
          <table:table-cell office:value-type="float" office:value="3959.84549881" calcext:value-type="float">
            <text:p>3959.84549881000</text:p>
          </table:table-cell>
          <table:table-cell table:formula="of:=CONCATENATE([.A84];&quot;-&quot;;[.B84])" office:value-type="string" office:string-value="64-147" calcext:value-type="string">
            <text:p>64-14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08</text:p>
          </table:table-cell>
          <table:table-cell office:value-type="float" office:value="185537.197824" calcext:value-type="float">
            <text:p>185537.19782400000</text:p>
          </table:table-cell>
          <table:table-cell office:value-type="float" office:value="2337.8452036" calcext:value-type="float">
            <text:p>2337.84520360000</text:p>
          </table:table-cell>
          <table:table-cell table:formula="of:=CONCATENATE([.A85];&quot;-&quot;;[.B85])" office:value-type="string" office:string-value="64-108" calcext:value-type="string">
            <text:p>64-10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87</text:p>
          </table:table-cell>
          <table:table-cell office:value-type="float" office:value="119133.922821" calcext:value-type="float">
            <text:p>119133.92282100000</text:p>
          </table:table-cell>
          <table:table-cell office:value-type="float" office:value="1817.29663275" calcext:value-type="float">
            <text:p>1817.29663275000</text:p>
          </table:table-cell>
          <table:table-cell table:formula="of:=CONCATENATE([.A86];&quot;-&quot;;[.B86])" office:value-type="string" office:string-value="64-187" calcext:value-type="string">
            <text:p>64-18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40</text:p>
          </table:table-cell>
          <table:table-cell office:value-type="float" office:value="3655.900663" calcext:value-type="float">
            <text:p>3655.90066300000</text:p>
          </table:table-cell>
          <table:table-cell office:value-type="float" office:value="258.77197433" calcext:value-type="float">
            <text:p>258.77197433000</text:p>
          </table:table-cell>
          <table:table-cell table:formula="of:=CONCATENATE([.A87];&quot;-&quot;;[.B87])" office:value-type="string" office:string-value="64-440" calcext:value-type="string">
            <text:p>64-44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06</text:p>
          </table:table-cell>
          <table:table-cell office:value-type="float" office:value="60958.250063" calcext:value-type="float">
            <text:p>60958.25006300000</text:p>
          </table:table-cell>
          <table:table-cell office:value-type="float" office:value="1066.046726" calcext:value-type="float">
            <text:p>1066.04672600000</text:p>
          </table:table-cell>
          <table:table-cell table:formula="of:=CONCATENATE([.A88];&quot;-&quot;;[.B88])" office:value-type="string" office:string-value="64-106" calcext:value-type="string">
            <text:p>64-10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05</text:p>
          </table:table-cell>
          <table:table-cell office:value-type="float" office:value="77078.883974" calcext:value-type="float">
            <text:p>77078.88397400000</text:p>
          </table:table-cell>
          <table:table-cell office:value-type="float" office:value="1624.96968939" calcext:value-type="float">
            <text:p>1624.96968939000</text:p>
          </table:table-cell>
          <table:table-cell table:formula="of:=CONCATENATE([.A89];&quot;-&quot;;[.B89])" office:value-type="string" office:string-value="64-105" calcext:value-type="string">
            <text:p>64-10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12</text:p>
          </table:table-cell>
          <table:table-cell office:value-type="float" office:value="3457864.12967" calcext:value-type="float">
            <text:p>3457864.12967000000</text:p>
          </table:table-cell>
          <table:table-cell office:value-type="float" office:value="8071.58343219" calcext:value-type="float">
            <text:p>8071.58343219000</text:p>
          </table:table-cell>
          <table:table-cell table:formula="of:=CONCATENATE([.A90];&quot;-&quot;;[.B90])" office:value-type="string" office:string-value="64-012" calcext:value-type="string">
            <text:p>64-01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18</text:p>
          </table:table-cell>
          <table:table-cell office:value-type="float" office:value="204866.716087" calcext:value-type="float">
            <text:p>204866.71608700000</text:p>
          </table:table-cell>
          <table:table-cell office:value-type="float" office:value="2066.2752014" calcext:value-type="float">
            <text:p>2066.27520140000</text:p>
          </table:table-cell>
          <table:table-cell table:formula="of:=CONCATENATE([.A91];&quot;-&quot;;[.B91])" office:value-type="string" office:string-value="64-018" calcext:value-type="string">
            <text:p>64-01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29</text:p>
          </table:table-cell>
          <table:table-cell office:value-type="float" office:value="126961.452849" calcext:value-type="float">
            <text:p>126961.45284900000</text:p>
          </table:table-cell>
          <table:table-cell office:value-type="float" office:value="1498.53908408" calcext:value-type="float">
            <text:p>1498.53908408000</text:p>
          </table:table-cell>
          <table:table-cell table:formula="of:=CONCATENATE([.A92];&quot;-&quot;;[.B92])" office:value-type="string" office:string-value="64-029" calcext:value-type="string">
            <text:p>64-02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74</text:p>
          </table:table-cell>
          <table:table-cell office:value-type="float" office:value="124235.230664" calcext:value-type="float">
            <text:p>124235.23066400000</text:p>
          </table:table-cell>
          <table:table-cell office:value-type="float" office:value="2104.09670177" calcext:value-type="float">
            <text:p>2104.09670177000</text:p>
          </table:table-cell>
          <table:table-cell table:formula="of:=CONCATENATE([.A93];&quot;-&quot;;[.B93])" office:value-type="string" office:string-value="64-074" calcext:value-type="string">
            <text:p>64-07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29</text:p>
          </table:table-cell>
          <table:table-cell office:value-type="float" office:value="33814739.3376" calcext:value-type="float">
            <text:p>33814739.33760000000</text:p>
          </table:table-cell>
          <table:table-cell office:value-type="float" office:value="29274.9787774" calcext:value-type="float">
            <text:p>29274.97877740000</text:p>
          </table:table-cell>
          <table:table-cell table:formula="of:=CONCATENATE([.A94];&quot;-&quot;;[.B94])" office:value-type="string" office:string-value="13-229" calcext:value-type="string">
            <text:p>13-22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11</text:p>
          </table:table-cell>
          <table:table-cell office:value-type="float" office:value="22291216.9256" calcext:value-type="float">
            <text:p>22291216.92560000000</text:p>
          </table:table-cell>
          <table:table-cell office:value-type="float" office:value="24311.2029858" calcext:value-type="float">
            <text:p>24311.20298580000</text:p>
          </table:table-cell>
          <table:table-cell table:formula="of:=CONCATENATE([.A95];&quot;-&quot;;[.B95])" office:value-type="string" office:string-value="13-011" calcext:value-type="string">
            <text:p>13-01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10</text:p>
          </table:table-cell>
          <table:table-cell office:value-type="float" office:value="17150195.7969" calcext:value-type="float">
            <text:p>17150195.79690000000</text:p>
          </table:table-cell>
          <table:table-cell office:value-type="float" office:value="20231.373243" calcext:value-type="float">
            <text:p>20231.37324300000</text:p>
          </table:table-cell>
          <table:table-cell table:formula="of:=CONCATENATE([.A96];&quot;-&quot;;[.B96])" office:value-type="string" office:string-value="13-010" calcext:value-type="string">
            <text:p>13-01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79</text:p>
          </table:table-cell>
          <table:table-cell office:value-type="float" office:value="59332.1046055" calcext:value-type="float">
            <text:p>59332.10460550000</text:p>
          </table:table-cell>
          <table:table-cell office:value-type="float" office:value="1099.96624573" calcext:value-type="float">
            <text:p>1099.96624573000</text:p>
          </table:table-cell>
          <table:table-cell table:formula="of:=CONCATENATE([.A97];&quot;-&quot;;[.B97])" office:value-type="string" office:string-value="64-179" calcext:value-type="string">
            <text:p>64-17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90</text:p>
          </table:table-cell>
          <table:table-cell office:value-type="float" office:value="162460.831314" calcext:value-type="float">
            <text:p>162460.83131400000</text:p>
          </table:table-cell>
          <table:table-cell office:value-type="float" office:value="2370.59075919" calcext:value-type="float">
            <text:p>2370.59075919000</text:p>
          </table:table-cell>
          <table:table-cell table:formula="of:=CONCATENATE([.A98];&quot;-&quot;;[.B98])" office:value-type="string" office:string-value="64-090" calcext:value-type="string">
            <text:p>64-09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82</text:p>
          </table:table-cell>
          <table:table-cell office:value-type="float" office:value="1009114.01518" calcext:value-type="float">
            <text:p>1009114.01518000000</text:p>
          </table:table-cell>
          <table:table-cell office:value-type="float" office:value="8920.43615745" calcext:value-type="float">
            <text:p>8920.43615745000</text:p>
          </table:table-cell>
          <table:table-cell table:formula="of:=CONCATENATE([.A99];&quot;-&quot;;[.B99])" office:value-type="string" office:string-value="52-082" calcext:value-type="string">
            <text:p>52-08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67</text:p>
          </table:table-cell>
          <table:table-cell office:value-type="float" office:value="74582.421859" calcext:value-type="float">
            <text:p>74582.42185900000</text:p>
          </table:table-cell>
          <table:table-cell office:value-type="float" office:value="1725.29630525" calcext:value-type="float">
            <text:p>1725.29630525000</text:p>
          </table:table-cell>
          <table:table-cell table:formula="of:=CONCATENATE([.A100];&quot;-&quot;;[.B100])" office:value-type="string" office:string-value="64-167" calcext:value-type="string">
            <text:p>64-16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74</text:p>
          </table:table-cell>
          <table:table-cell office:value-type="float" office:value="32562.0196305" calcext:value-type="float">
            <text:p>32562.01963050000</text:p>
          </table:table-cell>
          <table:table-cell office:value-type="float" office:value="779.115633958" calcext:value-type="float">
            <text:p>779.11563395800</text:p>
          </table:table-cell>
          <table:table-cell table:formula="of:=CONCATENATE([.A101];&quot;-&quot;;[.B101])" office:value-type="string" office:string-value="64-174" calcext:value-type="string">
            <text:p>64-17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66</text:p>
          </table:table-cell>
          <table:table-cell office:value-type="float" office:value="153081.518516" calcext:value-type="float">
            <text:p>153081.51851600000</text:p>
          </table:table-cell>
          <table:table-cell office:value-type="float" office:value="2077.34030758" calcext:value-type="float">
            <text:p>2077.34030758000</text:p>
          </table:table-cell>
          <table:table-cell table:formula="of:=CONCATENATE([.A102];&quot;-&quot;;[.B102])" office:value-type="string" office:string-value="64-166" calcext:value-type="string">
            <text:p>64-16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83</text:p>
          </table:table-cell>
          <table:table-cell office:value-type="float" office:value="106970.241556" calcext:value-type="float">
            <text:p>106970.24155600000</text:p>
          </table:table-cell>
          <table:table-cell office:value-type="float" office:value="1390.31491332" calcext:value-type="float">
            <text:p>1390.31491332000</text:p>
          </table:table-cell>
          <table:table-cell table:formula="of:=CONCATENATE([.A103];&quot;-&quot;;[.B103])" office:value-type="string" office:string-value="64-183" calcext:value-type="string">
            <text:p>64-18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61</text:p>
          </table:table-cell>
          <table:table-cell office:value-type="float" office:value="50300.6639525" calcext:value-type="float">
            <text:p>50300.66395250000</text:p>
          </table:table-cell>
          <table:table-cell office:value-type="float" office:value="1013.94854545" calcext:value-type="float">
            <text:p>1013.94854545000</text:p>
          </table:table-cell>
          <table:table-cell table:formula="of:=CONCATENATE([.A104];&quot;-&quot;;[.B104])" office:value-type="string" office:string-value="64-161" calcext:value-type="string">
            <text:p>64-16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85</text:p>
          </table:table-cell>
          <table:table-cell office:value-type="float" office:value="29226.813796" calcext:value-type="float">
            <text:p>29226.81379600000</text:p>
          </table:table-cell>
          <table:table-cell office:value-type="float" office:value="724.194024262" calcext:value-type="float">
            <text:p>724.19402426200</text:p>
          </table:table-cell>
          <table:table-cell table:formula="of:=CONCATENATE([.A105];&quot;-&quot;;[.B105])" office:value-type="string" office:string-value="64-185" calcext:value-type="string">
            <text:p>64-18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31</text:p>
          </table:table-cell>
          <table:table-cell office:value-type="float" office:value="197352.014102" calcext:value-type="float">
            <text:p>197352.01410200000</text:p>
          </table:table-cell>
          <table:table-cell office:value-type="float" office:value="2674.79959846" calcext:value-type="float">
            <text:p>2674.79959846000</text:p>
          </table:table-cell>
          <table:table-cell table:formula="of:=CONCATENATE([.A106];&quot;-&quot;;[.B106])" office:value-type="string" office:string-value="13-231" calcext:value-type="string">
            <text:p>13-23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07</text:p>
          </table:table-cell>
          <table:table-cell office:value-type="float" office:value="79696.581013" calcext:value-type="float">
            <text:p>79696.58101300000</text:p>
          </table:table-cell>
          <table:table-cell office:value-type="float" office:value="1375.47775921" calcext:value-type="float">
            <text:p>1375.47775921000</text:p>
          </table:table-cell>
          <table:table-cell table:formula="of:=CONCATENATE([.A107];&quot;-&quot;;[.B107])" office:value-type="string" office:string-value="62-207" calcext:value-type="string">
            <text:p>62-20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72</text:p>
          </table:table-cell>
          <table:table-cell office:value-type="float" office:value="12549.705707" calcext:value-type="float">
            <text:p>12549.70570700000</text:p>
          </table:table-cell>
          <table:table-cell office:value-type="float" office:value="563.805507584" calcext:value-type="float">
            <text:p>563.80550758400</text:p>
          </table:table-cell>
          <table:table-cell table:formula="of:=CONCATENATE([.A108];&quot;-&quot;;[.B108])" office:value-type="string" office:string-value="64-472" calcext:value-type="string">
            <text:p>64-47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39</text:p>
          </table:table-cell>
          <table:table-cell office:value-type="float" office:value="495146.741201" calcext:value-type="float">
            <text:p>495146.74120100000</text:p>
          </table:table-cell>
          <table:table-cell office:value-type="float" office:value="4041.03552273" calcext:value-type="float">
            <text:p>4041.03552273000</text:p>
          </table:table-cell>
          <table:table-cell table:formula="of:=CONCATENATE([.A109];&quot;-&quot;;[.B109])" office:value-type="string" office:string-value="13-239" calcext:value-type="string">
            <text:p>13-23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62</text:p>
          </table:table-cell>
          <table:table-cell office:value-type="float" office:value="56739445.6895" calcext:value-type="float">
            <text:p>56739445.68950000000</text:p>
          </table:table-cell>
          <table:table-cell office:value-type="float" office:value="36062.3462979" calcext:value-type="float">
            <text:p>36062.34629790000</text:p>
          </table:table-cell>
          <table:table-cell table:formula="of:=CONCATENATE([.A110];&quot;-&quot;;[.B110])" office:value-type="string" office:string-value="13-162" calcext:value-type="string">
            <text:p>13-16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90</text:p>
          </table:table-cell>
          <table:table-cell office:value-type="float" office:value="155059.868611" calcext:value-type="float">
            <text:p>155059.86861100000</text:p>
          </table:table-cell>
          <table:table-cell office:value-type="float" office:value="1981.72808943" calcext:value-type="float">
            <text:p>1981.72808943000</text:p>
          </table:table-cell>
          <table:table-cell table:formula="of:=CONCATENATE([.A111];&quot;-&quot;;[.B111])" office:value-type="string" office:string-value="64-190" calcext:value-type="string">
            <text:p>64-19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78</text:p>
          </table:table-cell>
          <table:table-cell office:value-type="float" office:value="168863.207618" calcext:value-type="float">
            <text:p>168863.20761800000</text:p>
          </table:table-cell>
          <table:table-cell office:value-type="float" office:value="2636.17612928" calcext:value-type="float">
            <text:p>2636.17612928000</text:p>
          </table:table-cell>
          <table:table-cell table:formula="of:=CONCATENATE([.A112];&quot;-&quot;;[.B112])" office:value-type="string" office:string-value="64-178" calcext:value-type="string">
            <text:p>64-17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85</text:p>
          </table:table-cell>
          <table:table-cell office:value-type="float" office:value="21178966.3394" calcext:value-type="float">
            <text:p>21178966.33940000000</text:p>
          </table:table-cell>
          <table:table-cell office:value-type="float" office:value="20732.7123362" calcext:value-type="float">
            <text:p>20732.71233620000</text:p>
          </table:table-cell>
          <table:table-cell table:formula="of:=CONCATENATE([.A113];&quot;-&quot;;[.B113])" office:value-type="string" office:string-value="52-085" calcext:value-type="string">
            <text:p>52-08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93</text:p>
          </table:table-cell>
          <table:table-cell office:value-type="float" office:value="1250106.2556" calcext:value-type="float">
            <text:p>1250106.25560000000</text:p>
          </table:table-cell>
          <table:table-cell office:value-type="float" office:value="5903.87779452" calcext:value-type="float">
            <text:p>5903.87779452000</text:p>
          </table:table-cell>
          <table:table-cell table:formula="of:=CONCATENATE([.A114];&quot;-&quot;;[.B114])" office:value-type="string" office:string-value="64-193" calcext:value-type="string">
            <text:p>64-19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02</text:p>
          </table:table-cell>
          <table:table-cell office:value-type="float" office:value="26516996.8541" calcext:value-type="float">
            <text:p>26516996.85410000000</text:p>
          </table:table-cell>
          <table:table-cell office:value-type="float" office:value="27609.9158351" calcext:value-type="float">
            <text:p>27609.91583510000</text:p>
          </table:table-cell>
          <table:table-cell table:formula="of:=CONCATENATE([.A115];&quot;-&quot;;[.B115])" office:value-type="string" office:string-value="52-002" calcext:value-type="string">
            <text:p>52-00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58</text:p>
          </table:table-cell>
          <table:table-cell office:value-type="float" office:value="352386.374444" calcext:value-type="float">
            <text:p>352386.37444400000</text:p>
          </table:table-cell>
          <table:table-cell office:value-type="float" office:value="2747.72152478" calcext:value-type="float">
            <text:p>2747.72152478000</text:p>
          </table:table-cell>
          <table:table-cell table:formula="of:=CONCATENATE([.A116];&quot;-&quot;;[.B116])" office:value-type="string" office:string-value="13-258" calcext:value-type="string">
            <text:p>13-25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07</text:p>
          </table:table-cell>
          <table:table-cell office:value-type="float" office:value="198916.985887" calcext:value-type="float">
            <text:p>198916.98588700000</text:p>
          </table:table-cell>
          <table:table-cell office:value-type="float" office:value="2491.49359819" calcext:value-type="float">
            <text:p>2491.49359819000</text:p>
          </table:table-cell>
          <table:table-cell table:formula="of:=CONCATENATE([.A117];&quot;-&quot;;[.B117])" office:value-type="string" office:string-value="13-207" calcext:value-type="string">
            <text:p>13-20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51</text:p>
          </table:table-cell>
          <table:table-cell office:value-type="float" office:value="137562.241916" calcext:value-type="float">
            <text:p>137562.24191600000</text:p>
          </table:table-cell>
          <table:table-cell office:value-type="float" office:value="2212.62627884" calcext:value-type="float">
            <text:p>2212.62627884000</text:p>
          </table:table-cell>
          <table:table-cell table:formula="of:=CONCATENATE([.A118];&quot;-&quot;;[.B118])" office:value-type="string" office:string-value="66-151" calcext:value-type="string">
            <text:p>66-15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16</text:p>
          </table:table-cell>
          <table:table-cell office:value-type="float" office:value="33567646.9058" calcext:value-type="float">
            <text:p>33567646.90580000000</text:p>
          </table:table-cell>
          <table:table-cell office:value-type="float" office:value="25952.3472098" calcext:value-type="float">
            <text:p>25952.34720980000</text:p>
          </table:table-cell>
          <table:table-cell table:formula="of:=CONCATENATE([.A119];&quot;-&quot;;[.B119])" office:value-type="string" office:string-value="13-016" calcext:value-type="string">
            <text:p>13-01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76</text:p>
          </table:table-cell>
          <table:table-cell office:value-type="float" office:value="102693.571871" calcext:value-type="float">
            <text:p>102693.57187100000</text:p>
          </table:table-cell>
          <table:table-cell office:value-type="float" office:value="1501.46662502" calcext:value-type="float">
            <text:p>1501.46662502000</text:p>
          </table:table-cell>
          <table:table-cell table:formula="of:=CONCATENATE([.A120];&quot;-&quot;;[.B120])" office:value-type="string" office:string-value="13-076" calcext:value-type="string">
            <text:p>13-07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93</text:p>
          </table:table-cell>
          <table:table-cell office:value-type="float" office:value="88722.4265785" calcext:value-type="float">
            <text:p>88722.42657850000</text:p>
          </table:table-cell>
          <table:table-cell office:value-type="float" office:value="1742.18359548" calcext:value-type="float">
            <text:p>1742.18359548000</text:p>
          </table:table-cell>
          <table:table-cell table:formula="of:=CONCATENATE([.A121];&quot;-&quot;;[.B121])" office:value-type="string" office:string-value="13-093" calcext:value-type="string">
            <text:p>13-09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09</text:p>
          </table:table-cell>
          <table:table-cell office:value-type="float" office:value="9750221.48102" calcext:value-type="float">
            <text:p>9750221.48102000000</text:p>
          </table:table-cell>
          <table:table-cell office:value-type="float" office:value="13441.1132112" calcext:value-type="float">
            <text:p>13441.11321120000</text:p>
          </table:table-cell>
          <table:table-cell table:formula="of:=CONCATENATE([.A122];&quot;-&quot;;[.B122])" office:value-type="string" office:string-value="13-009" calcext:value-type="string">
            <text:p>13-00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22</text:p>
          </table:table-cell>
          <table:table-cell office:value-type="float" office:value="244039.834243" calcext:value-type="float">
            <text:p>244039.83424300000</text:p>
          </table:table-cell>
          <table:table-cell office:value-type="float" office:value="3014.86193934" calcext:value-type="float">
            <text:p>3014.86193934000</text:p>
          </table:table-cell>
          <table:table-cell table:formula="of:=CONCATENATE([.A123];&quot;-&quot;;[.B123])" office:value-type="string" office:string-value="66-022" calcext:value-type="string">
            <text:p>66-02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77</text:p>
          </table:table-cell>
          <table:table-cell office:value-type="float" office:value="100481.002324" calcext:value-type="float">
            <text:p>100481.00232400000</text:p>
          </table:table-cell>
          <table:table-cell office:value-type="float" office:value="1758.48600497" calcext:value-type="float">
            <text:p>1758.48600497000</text:p>
          </table:table-cell>
          <table:table-cell table:formula="of:=CONCATENATE([.A124];&quot;-&quot;;[.B124])" office:value-type="string" office:string-value="13-177" calcext:value-type="string">
            <text:p>13-17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55</text:p>
          </table:table-cell>
          <table:table-cell office:value-type="float" office:value="383982.199371" calcext:value-type="float">
            <text:p>383982.19937100000</text:p>
          </table:table-cell>
          <table:table-cell office:value-type="float" office:value="3433.96641436" calcext:value-type="float">
            <text:p>3433.96641436000</text:p>
          </table:table-cell>
          <table:table-cell table:formula="of:=CONCATENATE([.A125];&quot;-&quot;;[.B125])" office:value-type="string" office:string-value="13-055" calcext:value-type="string">
            <text:p>13-05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43</text:p>
          </table:table-cell>
          <table:table-cell office:value-type="float" office:value="219117.689222" calcext:value-type="float">
            <text:p>219117.68922200000</text:p>
          </table:table-cell>
          <table:table-cell office:value-type="float" office:value="2630.47623843" calcext:value-type="float">
            <text:p>2630.47623843000</text:p>
          </table:table-cell>
          <table:table-cell table:formula="of:=CONCATENATE([.A126];&quot;-&quot;;[.B126])" office:value-type="string" office:string-value="52-043" calcext:value-type="string">
            <text:p>52-04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12</text:p>
          </table:table-cell>
          <table:table-cell office:value-type="float" office:value="304280.827909" calcext:value-type="float">
            <text:p>304280.82790900000</text:p>
          </table:table-cell>
          <table:table-cell office:value-type="float" office:value="3186.0368209" calcext:value-type="float">
            <text:p>3186.03682090000</text:p>
          </table:table-cell>
          <table:table-cell table:formula="of:=CONCATENATE([.A127];&quot;-&quot;;[.B127])" office:value-type="string" office:string-value="13-212" calcext:value-type="string">
            <text:p>13-21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67</text:p>
          </table:table-cell>
          <table:table-cell office:value-type="float" office:value="20903897.5858" calcext:value-type="float">
            <text:p>20903897.58580000000</text:p>
          </table:table-cell>
          <table:table-cell office:value-type="float" office:value="23272.3901294" calcext:value-type="float">
            <text:p>23272.39012940000</text:p>
          </table:table-cell>
          <table:table-cell table:formula="of:=CONCATENATE([.A128];&quot;-&quot;;[.B128])" office:value-type="string" office:string-value="13-067" calcext:value-type="string">
            <text:p>13-06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08</text:p>
          </table:table-cell>
          <table:table-cell office:value-type="float" office:value="72649.047367" calcext:value-type="float">
            <text:p>72649.04736700000</text:p>
          </table:table-cell>
          <table:table-cell office:value-type="float" office:value="1477.56253697" calcext:value-type="float">
            <text:p>1477.56253697000</text:p>
          </table:table-cell>
          <table:table-cell table:formula="of:=CONCATENATE([.A129];&quot;-&quot;;[.B129])" office:value-type="string" office:string-value="66-108" calcext:value-type="string">
            <text:p>66-10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14</text:p>
          </table:table-cell>
          <table:table-cell office:value-type="float" office:value="142763.315292" calcext:value-type="float">
            <text:p>142763.31529200000</text:p>
          </table:table-cell>
          <table:table-cell office:value-type="float" office:value="1674.30554206" calcext:value-type="float">
            <text:p>1674.30554206000</text:p>
          </table:table-cell>
          <table:table-cell table:formula="of:=CONCATENATE([.A130];&quot;-&quot;;[.B130])" office:value-type="string" office:string-value="13-114" calcext:value-type="string">
            <text:p>13-11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97</text:p>
          </table:table-cell>
          <table:table-cell office:value-type="float" office:value="180303.570567" calcext:value-type="float">
            <text:p>180303.57056700000</text:p>
          </table:table-cell>
          <table:table-cell office:value-type="float" office:value="1814.73920029" calcext:value-type="float">
            <text:p>1814.73920029000</text:p>
          </table:table-cell>
          <table:table-cell table:formula="of:=CONCATENATE([.A131];&quot;-&quot;;[.B131])" office:value-type="string" office:string-value="52-097" calcext:value-type="string">
            <text:p>52-09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29</text:p>
          </table:table-cell>
          <table:table-cell office:value-type="float" office:value="185893.349047" calcext:value-type="float">
            <text:p>185893.34904700000</text:p>
          </table:table-cell>
          <table:table-cell office:value-type="float" office:value="2758.16272416" calcext:value-type="float">
            <text:p>2758.16272416000</text:p>
          </table:table-cell>
          <table:table-cell table:formula="of:=CONCATENATE([.A132];&quot;-&quot;;[.B132])" office:value-type="string" office:string-value="13-029" calcext:value-type="string">
            <text:p>13-02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45</text:p>
          </table:table-cell>
          <table:table-cell office:value-type="float" office:value="297880.986218" calcext:value-type="float">
            <text:p>297880.98621800000</text:p>
          </table:table-cell>
          <table:table-cell office:value-type="float" office:value="2835.98593731" calcext:value-type="float">
            <text:p>2835.98593731000</text:p>
          </table:table-cell>
          <table:table-cell table:formula="of:=CONCATENATE([.A133];&quot;-&quot;;[.B133])" office:value-type="string" office:string-value="13-245" calcext:value-type="string">
            <text:p>13-24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02</text:p>
          </table:table-cell>
          <table:table-cell office:value-type="float" office:value="7401.304083" calcext:value-type="float">
            <text:p>7401.30408300000</text:p>
          </table:table-cell>
          <table:table-cell office:value-type="float" office:value="342.990188598" calcext:value-type="float">
            <text:p>342.99018859800</text:p>
          </table:table-cell>
          <table:table-cell table:formula="of:=CONCATENATE([.A134];&quot;-&quot;;[.B134])" office:value-type="string" office:string-value="66-402" calcext:value-type="string">
            <text:p>66-40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23</text:p>
          </table:table-cell>
          <table:table-cell office:value-type="float" office:value="6599940.97594" calcext:value-type="float">
            <text:p>6599940.97594000000</text:p>
          </table:table-cell>
          <table:table-cell office:value-type="float" office:value="11548.1979151" calcext:value-type="float">
            <text:p>11548.19791510000</text:p>
          </table:table-cell>
          <table:table-cell table:formula="of:=CONCATENATE([.A135];&quot;-&quot;;[.B135])" office:value-type="string" office:string-value="13-023" calcext:value-type="string">
            <text:p>13-02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92</text:p>
          </table:table-cell>
          <table:table-cell office:value-type="float" office:value="188519.397004" calcext:value-type="float">
            <text:p>188519.39700400000</text:p>
          </table:table-cell>
          <table:table-cell office:value-type="float" office:value="2201.86337365" calcext:value-type="float">
            <text:p>2201.86337365000</text:p>
          </table:table-cell>
          <table:table-cell table:formula="of:=CONCATENATE([.A136];&quot;-&quot;;[.B136])" office:value-type="string" office:string-value="52-092" calcext:value-type="string">
            <text:p>52-09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38</text:p>
          </table:table-cell>
          <table:table-cell office:value-type="float" office:value="154222.424555" calcext:value-type="float">
            <text:p>154222.42455500000</text:p>
          </table:table-cell>
          <table:table-cell office:value-type="float" office:value="1737.66590519" calcext:value-type="float">
            <text:p>1737.66590519000</text:p>
          </table:table-cell>
          <table:table-cell table:formula="of:=CONCATENATE([.A137];&quot;-&quot;;[.B137])" office:value-type="string" office:string-value="66-038" calcext:value-type="string">
            <text:p>66-03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31</text:p>
          </table:table-cell>
          <table:table-cell office:value-type="float" office:value="98530.094136" calcext:value-type="float">
            <text:p>98530.09413600000</text:p>
          </table:table-cell>
          <table:table-cell office:value-type="float" office:value="1928.25069517" calcext:value-type="float">
            <text:p>1928.25069517000</text:p>
          </table:table-cell>
          <table:table-cell table:formula="of:=CONCATENATE([.A138];&quot;-&quot;;[.B138])" office:value-type="string" office:string-value="66-131" calcext:value-type="string">
            <text:p>66-13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94</text:p>
          </table:table-cell>
          <table:table-cell office:value-type="float" office:value="118141.360851" calcext:value-type="float">
            <text:p>118141.36085100000</text:p>
          </table:table-cell>
          <table:table-cell office:value-type="float" office:value="1560.71055842" calcext:value-type="float">
            <text:p>1560.71055842000</text:p>
          </table:table-cell>
          <table:table-cell table:formula="of:=CONCATENATE([.A139];&quot;-&quot;;[.B139])" office:value-type="string" office:string-value="13-094" calcext:value-type="string">
            <text:p>13-09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69</text:p>
          </table:table-cell>
          <table:table-cell office:value-type="float" office:value="354014.214394" calcext:value-type="float">
            <text:p>354014.21439400000</text:p>
          </table:table-cell>
          <table:table-cell office:value-type="float" office:value="3105.5796967" calcext:value-type="float">
            <text:p>3105.57969670000</text:p>
          </table:table-cell>
          <table:table-cell table:formula="of:=CONCATENATE([.A140];&quot;-&quot;;[.B140])" office:value-type="string" office:string-value="13-169" calcext:value-type="string">
            <text:p>13-16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62</text:p>
          </table:table-cell>
          <table:table-cell office:value-type="float" office:value="30504.4469585" calcext:value-type="float">
            <text:p>30504.44695850000</text:p>
          </table:table-cell>
          <table:table-cell office:value-type="float" office:value="728.824399964" calcext:value-type="float">
            <text:p>728.82439996400</text:p>
          </table:table-cell>
          <table:table-cell table:formula="of:=CONCATENATE([.A141];&quot;-&quot;;[.B141])" office:value-type="string" office:string-value="66-462" calcext:value-type="string">
            <text:p>66-46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56</text:p>
          </table:table-cell>
          <table:table-cell office:value-type="float" office:value="254446.289883" calcext:value-type="float">
            <text:p>254446.28988300000</text:p>
          </table:table-cell>
          <table:table-cell office:value-type="float" office:value="2458.33615061" calcext:value-type="float">
            <text:p>2458.33615061000</text:p>
          </table:table-cell>
          <table:table-cell table:formula="of:=CONCATENATE([.A142];&quot;-&quot;;[.B142])" office:value-type="string" office:string-value="13-156" calcext:value-type="string">
            <text:p>13-15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92</text:p>
          </table:table-cell>
          <table:table-cell office:value-type="float" office:value="89357.676925" calcext:value-type="float">
            <text:p>89357.67692500000</text:p>
          </table:table-cell>
          <table:table-cell office:value-type="float" office:value="1565.43946735" calcext:value-type="float">
            <text:p>1565.43946735000</text:p>
          </table:table-cell>
          <table:table-cell table:formula="of:=CONCATENATE([.A143];&quot;-&quot;;[.B143])" office:value-type="string" office:string-value="13-092" calcext:value-type="string">
            <text:p>13-09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59</text:p>
          </table:table-cell>
          <table:table-cell office:value-type="float" office:value="89089699.877" calcext:value-type="float">
            <text:p>89089699.87700000000</text:p>
          </table:table-cell>
          <table:table-cell office:value-type="float" office:value="40249.4557281" calcext:value-type="float">
            <text:p>40249.45572810000</text:p>
          </table:table-cell>
          <table:table-cell table:formula="of:=CONCATENATE([.A144];&quot;-&quot;;[.B144])" office:value-type="string" office:string-value="52-259" calcext:value-type="string">
            <text:p>52-25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95</text:p>
          </table:table-cell>
          <table:table-cell office:value-type="float" office:value="197086.60225" calcext:value-type="float">
            <text:p>197086.60225000000</text:p>
          </table:table-cell>
          <table:table-cell office:value-type="float" office:value="2214.63414829" calcext:value-type="float">
            <text:p>2214.63414829000</text:p>
          </table:table-cell>
          <table:table-cell table:formula="of:=CONCATENATE([.A145];&quot;-&quot;;[.B145])" office:value-type="string" office:string-value="66-195" calcext:value-type="string">
            <text:p>66-19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59</text:p>
          </table:table-cell>
          <table:table-cell office:value-type="float" office:value="111321.644038" calcext:value-type="float">
            <text:p>111321.64403800000</text:p>
          </table:table-cell>
          <table:table-cell office:value-type="float" office:value="1655.61473298" calcext:value-type="float">
            <text:p>1655.61473298000</text:p>
          </table:table-cell>
          <table:table-cell table:formula="of:=CONCATENATE([.A146];&quot;-&quot;;[.B146])" office:value-type="string" office:string-value="13-159" calcext:value-type="string">
            <text:p>13-15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69</text:p>
          </table:table-cell>
          <table:table-cell office:value-type="float" office:value="192183.823095" calcext:value-type="float">
            <text:p>192183.82309500000</text:p>
          </table:table-cell>
          <table:table-cell office:value-type="float" office:value="2388.67912685" calcext:value-type="float">
            <text:p>2388.67912685000</text:p>
          </table:table-cell>
          <table:table-cell table:formula="of:=CONCATENATE([.A147];&quot;-&quot;;[.B147])" office:value-type="string" office:string-value="13-069" calcext:value-type="string">
            <text:p>13-06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48</text:p>
          </table:table-cell>
          <table:table-cell office:value-type="float" office:value="345403.542282" calcext:value-type="float">
            <text:p>345403.54228200000</text:p>
          </table:table-cell>
          <table:table-cell office:value-type="float" office:value="2975.46259543" calcext:value-type="float">
            <text:p>2975.46259543000</text:p>
          </table:table-cell>
          <table:table-cell table:formula="of:=CONCATENATE([.A148];&quot;-&quot;;[.B148])" office:value-type="string" office:string-value="13-248" calcext:value-type="string">
            <text:p>13-24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60</text:p>
          </table:table-cell>
          <table:table-cell office:value-type="float" office:value="44874879.6876" calcext:value-type="float">
            <text:p>44874879.68760000000</text:p>
          </table:table-cell>
          <table:table-cell office:value-type="float" office:value="29368.5898401" calcext:value-type="float">
            <text:p>29368.58984010000</text:p>
          </table:table-cell>
          <table:table-cell table:formula="of:=CONCATENATE([.A149];&quot;-&quot;;[.B149])" office:value-type="string" office:string-value="13-260" calcext:value-type="string">
            <text:p>13-26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23</text:p>
          </table:table-cell>
          <table:table-cell office:value-type="float" office:value="242552.682933" calcext:value-type="float">
            <text:p>242552.68293300000</text:p>
          </table:table-cell>
          <table:table-cell office:value-type="float" office:value="2816.5119388" calcext:value-type="float">
            <text:p>2816.51193880000</text:p>
          </table:table-cell>
          <table:table-cell table:formula="of:=CONCATENATE([.A150];&quot;-&quot;;[.B150])" office:value-type="string" office:string-value="66-023" calcext:value-type="string">
            <text:p>66-02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14</text:p>
          </table:table-cell>
          <table:table-cell office:value-type="float" office:value="3633721.17692" calcext:value-type="float">
            <text:p>3633721.17692000000</text:p>
          </table:table-cell>
          <table:table-cell office:value-type="float" office:value="10432.4273491" calcext:value-type="float">
            <text:p>10432.42734910000</text:p>
          </table:table-cell>
          <table:table-cell table:formula="of:=CONCATENATE([.A151];&quot;-&quot;;[.B151])" office:value-type="string" office:string-value="13-214" calcext:value-type="string">
            <text:p>13-21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72</text:p>
          </table:table-cell>
          <table:table-cell office:value-type="float" office:value="241949.104518" calcext:value-type="float">
            <text:p>241949.10451800000</text:p>
          </table:table-cell>
          <table:table-cell office:value-type="float" office:value="2161.02850988" calcext:value-type="float">
            <text:p>2161.02850988000</text:p>
          </table:table-cell>
          <table:table-cell table:formula="of:=CONCATENATE([.A152];&quot;-&quot;;[.B152])" office:value-type="string" office:string-value="13-172" calcext:value-type="string">
            <text:p>13-17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82</text:p>
          </table:table-cell>
          <table:table-cell office:value-type="float" office:value="251457.953649" calcext:value-type="float">
            <text:p>251457.95364900000</text:p>
          </table:table-cell>
          <table:table-cell office:value-type="float" office:value="3040.90686758" calcext:value-type="float">
            <text:p>3040.90686758000</text:p>
          </table:table-cell>
          <table:table-cell table:formula="of:=CONCATENATE([.A153];&quot;-&quot;;[.B153])" office:value-type="string" office:string-value="66-082" calcext:value-type="string">
            <text:p>66-08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30</text:p>
          </table:table-cell>
          <table:table-cell office:value-type="float" office:value="176469.079809" calcext:value-type="float">
            <text:p>176469.07980900000</text:p>
          </table:table-cell>
          <table:table-cell office:value-type="float" office:value="1961.04577253" calcext:value-type="float">
            <text:p>1961.04577253000</text:p>
          </table:table-cell>
          <table:table-cell table:formula="of:=CONCATENATE([.A154];&quot;-&quot;;[.B154])" office:value-type="string" office:string-value="13-030" calcext:value-type="string">
            <text:p>13-03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37</text:p>
          </table:table-cell>
          <table:table-cell office:value-type="float" office:value="126753.969276" calcext:value-type="float">
            <text:p>126753.96927600000</text:p>
          </table:table-cell>
          <table:table-cell office:value-type="float" office:value="1871.26407592" calcext:value-type="float">
            <text:p>1871.26407592000</text:p>
          </table:table-cell>
          <table:table-cell table:formula="of:=CONCATENATE([.A155];&quot;-&quot;;[.B155])" office:value-type="string" office:string-value="13-137" calcext:value-type="string">
            <text:p>13-13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31</text:p>
          </table:table-cell>
          <table:table-cell office:value-type="float" office:value="122496.185603" calcext:value-type="float">
            <text:p>122496.18560300000</text:p>
          </table:table-cell>
          <table:table-cell office:value-type="float" office:value="1930.88935257" calcext:value-type="float">
            <text:p>1930.88935257000</text:p>
          </table:table-cell>
          <table:table-cell table:formula="of:=CONCATENATE([.A156];&quot;-&quot;;[.B156])" office:value-type="string" office:string-value="13-031" calcext:value-type="string">
            <text:p>13-03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07</text:p>
          </table:table-cell>
          <table:table-cell office:value-type="float" office:value="10356796.4716" calcext:value-type="float">
            <text:p>10356796.47160000000</text:p>
          </table:table-cell>
          <table:table-cell office:value-type="float" office:value="17980.9820098" calcext:value-type="float">
            <text:p>17980.98200980000</text:p>
          </table:table-cell>
          <table:table-cell table:formula="of:=CONCATENATE([.A157];&quot;-&quot;;[.B157])" office:value-type="string" office:string-value="13-007" calcext:value-type="string">
            <text:p>13-00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17</text:p>
          </table:table-cell>
          <table:table-cell office:value-type="float" office:value="12645.775692" calcext:value-type="float">
            <text:p>12645.77569200000</text:p>
          </table:table-cell>
          <table:table-cell office:value-type="float" office:value="581.255721846" calcext:value-type="float">
            <text:p>581.25572184600</text:p>
          </table:table-cell>
          <table:table-cell table:formula="of:=CONCATENATE([.A158];&quot;-&quot;;[.B158])" office:value-type="string" office:string-value="66-417" calcext:value-type="string">
            <text:p>66-41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33</text:p>
          </table:table-cell>
          <table:table-cell office:value-type="float" office:value="292105.373501" calcext:value-type="float">
            <text:p>292105.37350100000</text:p>
          </table:table-cell>
          <table:table-cell office:value-type="float" office:value="3679.29737617" calcext:value-type="float">
            <text:p>3679.29737617000</text:p>
          </table:table-cell>
          <table:table-cell table:formula="of:=CONCATENATE([.A159];&quot;-&quot;;[.B159])" office:value-type="string" office:string-value="66-133" calcext:value-type="string">
            <text:p>66-13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56</text:p>
          </table:table-cell>
          <table:table-cell office:value-type="float" office:value="11194271.0911" calcext:value-type="float">
            <text:p>11194271.09110000000</text:p>
          </table:table-cell>
          <table:table-cell office:value-type="float" office:value="16287.7913353" calcext:value-type="float">
            <text:p>16287.79133530000</text:p>
          </table:table-cell>
          <table:table-cell table:formula="of:=CONCATENATE([.A160];&quot;-&quot;;[.B160])" office:value-type="string" office:string-value="52-056" calcext:value-type="string">
            <text:p>52-05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13</text:p>
          </table:table-cell>
          <table:table-cell office:value-type="float" office:value="10795616.8353" calcext:value-type="float">
            <text:p>10795616.83530000000</text:p>
          </table:table-cell>
          <table:table-cell office:value-type="float" office:value="13636.704804" calcext:value-type="float">
            <text:p>13636.70480400000</text:p>
          </table:table-cell>
          <table:table-cell table:formula="of:=CONCATENATE([.A161];&quot;-&quot;;[.B161])" office:value-type="string" office:string-value="13-013" calcext:value-type="string">
            <text:p>13-01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51</text:p>
          </table:table-cell>
          <table:table-cell office:value-type="float" office:value="144107.506759" calcext:value-type="float">
            <text:p>144107.50675900000</text:p>
          </table:table-cell>
          <table:table-cell office:value-type="float" office:value="2608.0711517" calcext:value-type="float">
            <text:p>2608.07115170000</text:p>
          </table:table-cell>
          <table:table-cell table:formula="of:=CONCATENATE([.A162];&quot;-&quot;;[.B162])" office:value-type="string" office:string-value="52-051" calcext:value-type="string">
            <text:p>52-05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58</text:p>
          </table:table-cell>
          <table:table-cell office:value-type="float" office:value="236237.009703" calcext:value-type="float">
            <text:p>236237.00970300000</text:p>
          </table:table-cell>
          <table:table-cell office:value-type="float" office:value="2065.18239607" calcext:value-type="float">
            <text:p>2065.18239607000</text:p>
          </table:table-cell>
          <table:table-cell table:formula="of:=CONCATENATE([.A163];&quot;-&quot;;[.B163])" office:value-type="string" office:string-value="13-158" calcext:value-type="string">
            <text:p>13-15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35</text:p>
          </table:table-cell>
          <table:table-cell office:value-type="float" office:value="30750974.2489" calcext:value-type="float">
            <text:p>30750974.24890000000</text:p>
          </table:table-cell>
          <table:table-cell office:value-type="float" office:value="26208.4433998" calcext:value-type="float">
            <text:p>26208.44339980000</text:p>
          </table:table-cell>
          <table:table-cell table:formula="of:=CONCATENATE([.A164];&quot;-&quot;;[.B164])" office:value-type="string" office:string-value="52-235" calcext:value-type="string">
            <text:p>52-23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44</text:p>
          </table:table-cell>
          <table:table-cell office:value-type="float" office:value="148862.329859" calcext:value-type="float">
            <text:p>148862.32985900000</text:p>
          </table:table-cell>
          <table:table-cell office:value-type="float" office:value="1860.39347876" calcext:value-type="float">
            <text:p>1860.39347876000</text:p>
          </table:table-cell>
          <table:table-cell table:formula="of:=CONCATENATE([.A165];&quot;-&quot;;[.B165])" office:value-type="string" office:string-value="13-144" calcext:value-type="string">
            <text:p>13-14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34</text:p>
          </table:table-cell>
          <table:table-cell office:value-type="float" office:value="230453.335462" calcext:value-type="float">
            <text:p>230453.33546200000</text:p>
          </table:table-cell>
          <table:table-cell office:value-type="float" office:value="3690.23813727" calcext:value-type="float">
            <text:p>3690.23813727000</text:p>
          </table:table-cell>
          <table:table-cell table:formula="of:=CONCATENATE([.A166];&quot;-&quot;;[.B166])" office:value-type="string" office:string-value="13-134" calcext:value-type="string">
            <text:p>13-13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82</text:p>
          </table:table-cell>
          <table:table-cell office:value-type="float" office:value="12291.8631405" calcext:value-type="float">
            <text:p>12291.86314050000</text:p>
          </table:table-cell>
          <table:table-cell office:value-type="float" office:value="570.611706872" calcext:value-type="float">
            <text:p>570.61170687200</text:p>
          </table:table-cell>
          <table:table-cell table:formula="of:=CONCATENATE([.A167];&quot;-&quot;;[.B167])" office:value-type="string" office:string-value="66-482" calcext:value-type="string">
            <text:p>66-48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52</text:p>
          </table:table-cell>
          <table:table-cell office:value-type="float" office:value="148458.252813" calcext:value-type="float">
            <text:p>148458.25281300000</text:p>
          </table:table-cell>
          <table:table-cell office:value-type="float" office:value="1690.01804509" calcext:value-type="float">
            <text:p>1690.01804509000</text:p>
          </table:table-cell>
          <table:table-cell table:formula="of:=CONCATENATE([.A168];&quot;-&quot;;[.B168])" office:value-type="string" office:string-value="13-152" calcext:value-type="string">
            <text:p>13-15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10</text:p>
          </table:table-cell>
          <table:table-cell office:value-type="float" office:value="195298.21152" calcext:value-type="float">
            <text:p>195298.21152000000</text:p>
          </table:table-cell>
          <table:table-cell office:value-type="float" office:value="2350.63251582" calcext:value-type="float">
            <text:p>2350.63251582000</text:p>
          </table:table-cell>
          <table:table-cell table:formula="of:=CONCATENATE([.A169];&quot;-&quot;;[.B169])" office:value-type="string" office:string-value="52-010" calcext:value-type="string">
            <text:p>52-01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67</text:p>
          </table:table-cell>
          <table:table-cell office:value-type="float" office:value="288324.102606" calcext:value-type="float">
            <text:p>288324.10260600000</text:p>
          </table:table-cell>
          <table:table-cell office:value-type="float" office:value="2214.07538365" calcext:value-type="float">
            <text:p>2214.07538365000</text:p>
          </table:table-cell>
          <table:table-cell table:formula="of:=CONCATENATE([.A170];&quot;-&quot;;[.B170])" office:value-type="string" office:string-value="13-167" calcext:value-type="string">
            <text:p>13-16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47</text:p>
          </table:table-cell>
          <table:table-cell office:value-type="float" office:value="137866.776872" calcext:value-type="float">
            <text:p>137866.77687200000</text:p>
          </table:table-cell>
          <table:table-cell office:value-type="float" office:value="1540.9443722" calcext:value-type="float">
            <text:p>1540.94437220000</text:p>
          </table:table-cell>
          <table:table-cell table:formula="of:=CONCATENATE([.A171];&quot;-&quot;;[.B171])" office:value-type="string" office:string-value="13-147" calcext:value-type="string">
            <text:p>13-14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42</text:p>
          </table:table-cell>
          <table:table-cell office:value-type="float" office:value="189125.317658" calcext:value-type="float">
            <text:p>189125.31765800000</text:p>
          </table:table-cell>
          <table:table-cell office:value-type="float" office:value="2472.88124269" calcext:value-type="float">
            <text:p>2472.88124269000</text:p>
          </table:table-cell>
          <table:table-cell table:formula="of:=CONCATENATE([.A172];&quot;-&quot;;[.B172])" office:value-type="string" office:string-value="52-042" calcext:value-type="string">
            <text:p>52-04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35</text:p>
          </table:table-cell>
          <table:table-cell office:value-type="float" office:value="129593.516943" calcext:value-type="float">
            <text:p>129593.51694300000</text:p>
          </table:table-cell>
          <table:table-cell office:value-type="float" office:value="1988.42037068" calcext:value-type="float">
            <text:p>1988.42037068000</text:p>
          </table:table-cell>
          <table:table-cell table:formula="of:=CONCATENATE([.A173];&quot;-&quot;;[.B173])" office:value-type="string" office:string-value="66-135" calcext:value-type="string">
            <text:p>66-13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05</text:p>
          </table:table-cell>
          <table:table-cell office:value-type="float" office:value="324990.65554" calcext:value-type="float">
            <text:p>324990.65554000000</text:p>
          </table:table-cell>
          <table:table-cell office:value-type="float" office:value="3784.82334186" calcext:value-type="float">
            <text:p>3784.82334186000</text:p>
          </table:table-cell>
          <table:table-cell table:formula="of:=CONCATENATE([.A174];&quot;-&quot;;[.B174])" office:value-type="string" office:string-value="13-205" calcext:value-type="string">
            <text:p>13-20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37</text:p>
          </table:table-cell>
          <table:table-cell office:value-type="float" office:value="90285.1437015" calcext:value-type="float">
            <text:p>90285.14370150000</text:p>
          </table:table-cell>
          <table:table-cell office:value-type="float" office:value="1215.87984438" calcext:value-type="float">
            <text:p>1215.87984438000</text:p>
          </table:table-cell>
          <table:table-cell table:formula="of:=CONCATENATE([.A175];&quot;-&quot;;[.B175])" office:value-type="string" office:string-value="66-137" calcext:value-type="string">
            <text:p>66-13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29</text:p>
          </table:table-cell>
          <table:table-cell office:value-type="float" office:value="6562.312671" calcext:value-type="float">
            <text:p>6562.31267100000</text:p>
          </table:table-cell>
          <table:table-cell office:value-type="float" office:value="330.778984373" calcext:value-type="float">
            <text:p>330.77898437300</text:p>
          </table:table-cell>
          <table:table-cell table:formula="of:=CONCATENATE([.A176];&quot;-&quot;;[.B176])" office:value-type="string" office:string-value="66-429" calcext:value-type="string">
            <text:p>66-42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402</text:p>
          </table:table-cell>
          <table:table-cell office:value-type="float" office:value="11858.138268" calcext:value-type="float">
            <text:p>11858.13826800000</text:p>
          </table:table-cell>
          <table:table-cell office:value-type="float" office:value="455.810806756" calcext:value-type="float">
            <text:p>455.81080675600</text:p>
          </table:table-cell>
          <table:table-cell table:formula="of:=CONCATENATE([.A177];&quot;-&quot;;[.B177])" office:value-type="string" office:string-value="13-402" calcext:value-type="string">
            <text:p>13-40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08</text:p>
          </table:table-cell>
          <table:table-cell office:value-type="float" office:value="331338.520554" calcext:value-type="float">
            <text:p>331338.52055400000</text:p>
          </table:table-cell>
          <table:table-cell office:value-type="float" office:value="2728.02925571" calcext:value-type="float">
            <text:p>2728.02925571000</text:p>
          </table:table-cell>
          <table:table-cell table:formula="of:=CONCATENATE([.A178];&quot;-&quot;;[.B178])" office:value-type="string" office:string-value="52-008" calcext:value-type="string">
            <text:p>52-00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24</text:p>
          </table:table-cell>
          <table:table-cell office:value-type="float" office:value="4919294.16899" calcext:value-type="float">
            <text:p>4919294.16899000000</text:p>
          </table:table-cell>
          <table:table-cell office:value-type="float" office:value="13622.2695377" calcext:value-type="float">
            <text:p>13622.26953770000</text:p>
          </table:table-cell>
          <table:table-cell table:formula="of:=CONCATENATE([.A179];&quot;-&quot;;[.B179])" office:value-type="string" office:string-value="13-024" calcext:value-type="string">
            <text:p>13-02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15</text:p>
          </table:table-cell>
          <table:table-cell office:value-type="float" office:value="9769.6074205" calcext:value-type="float">
            <text:p>9769.60742050000</text:p>
          </table:table-cell>
          <table:table-cell office:value-type="float" office:value="396.121892578" calcext:value-type="float">
            <text:p>396.12189257800</text:p>
          </table:table-cell>
          <table:table-cell table:formula="of:=CONCATENATE([.A180];&quot;-&quot;;[.B180])" office:value-type="string" office:string-value="66-415" calcext:value-type="string">
            <text:p>66-41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10</text:p>
          </table:table-cell>
          <table:table-cell office:value-type="float" office:value="316340.788191" calcext:value-type="float">
            <text:p>316340.78819100000</text:p>
          </table:table-cell>
          <table:table-cell office:value-type="float" office:value="3501.48459185" calcext:value-type="float">
            <text:p>3501.48459185000</text:p>
          </table:table-cell>
          <table:table-cell table:formula="of:=CONCATENATE([.A181];&quot;-&quot;;[.B181])" office:value-type="string" office:string-value="52-110" calcext:value-type="string">
            <text:p>52-11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75</text:p>
          </table:table-cell>
          <table:table-cell office:value-type="float" office:value="387442.653914" calcext:value-type="float">
            <text:p>387442.65391400000</text:p>
          </table:table-cell>
          <table:table-cell office:value-type="float" office:value="3479.84196713" calcext:value-type="float">
            <text:p>3479.84196713000</text:p>
          </table:table-cell>
          <table:table-cell table:formula="of:=CONCATENATE([.A182];&quot;-&quot;;[.B182])" office:value-type="string" office:string-value="13-175" calcext:value-type="string">
            <text:p>13-17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81</text:p>
          </table:table-cell>
          <table:table-cell office:value-type="float" office:value="123283.902485" calcext:value-type="float">
            <text:p>123283.90248500000</text:p>
          </table:table-cell>
          <table:table-cell office:value-type="float" office:value="1931.69124524" calcext:value-type="float">
            <text:p>1931.69124524000</text:p>
          </table:table-cell>
          <table:table-cell table:formula="of:=CONCATENATE([.A183];&quot;-&quot;;[.B183])" office:value-type="string" office:string-value="66-181" calcext:value-type="string">
            <text:p>66-18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94</text:p>
          </table:table-cell>
          <table:table-cell office:value-type="float" office:value="229644.260405" calcext:value-type="float">
            <text:p>229644.26040500000</text:p>
          </table:table-cell>
          <table:table-cell office:value-type="float" office:value="2094.33326747" calcext:value-type="float">
            <text:p>2094.33326747000</text:p>
          </table:table-cell>
          <table:table-cell table:formula="of:=CONCATENATE([.A184];&quot;-&quot;;[.B184])" office:value-type="string" office:string-value="66-194" calcext:value-type="string">
            <text:p>66-19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08</text:p>
          </table:table-cell>
          <table:table-cell office:value-type="float" office:value="2929230.09214" calcext:value-type="float">
            <text:p>2929230.09214000000</text:p>
          </table:table-cell>
          <table:table-cell office:value-type="float" office:value="7715.19024977" calcext:value-type="float">
            <text:p>7715.19024977000</text:p>
          </table:table-cell>
          <table:table-cell table:formula="of:=CONCATENATE([.A185];&quot;-&quot;;[.B185])" office:value-type="string" office:string-value="13-108" calcext:value-type="string">
            <text:p>13-10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33</text:p>
          </table:table-cell>
          <table:table-cell office:value-type="float" office:value="115664.882802" calcext:value-type="float">
            <text:p>115664.88280200000</text:p>
          </table:table-cell>
          <table:table-cell office:value-type="float" office:value="1645.04078151" calcext:value-type="float">
            <text:p>1645.04078151000</text:p>
          </table:table-cell>
          <table:table-cell table:formula="of:=CONCATENATE([.A186];&quot;-&quot;;[.B186])" office:value-type="string" office:string-value="13-033" calcext:value-type="string">
            <text:p>13-03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56</text:p>
          </table:table-cell>
          <table:table-cell office:value-type="float" office:value="31665748.7988" calcext:value-type="float">
            <text:p>31665748.79880000000</text:p>
          </table:table-cell>
          <table:table-cell office:value-type="float" office:value="33502.0578472" calcext:value-type="float">
            <text:p>33502.05784720000</text:p>
          </table:table-cell>
          <table:table-cell table:formula="of:=CONCATENATE([.A187];&quot;-&quot;;[.B187])" office:value-type="string" office:string-value="13-256" calcext:value-type="string">
            <text:p>13-25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89</text:p>
          </table:table-cell>
          <table:table-cell office:value-type="float" office:value="27585712.5821" calcext:value-type="float">
            <text:p>27585712.58210000000</text:p>
          </table:table-cell>
          <table:table-cell office:value-type="float" office:value="24870.1574467" calcext:value-type="float">
            <text:p>24870.15744670000</text:p>
          </table:table-cell>
          <table:table-cell table:formula="of:=CONCATENATE([.A188];&quot;-&quot;;[.B188])" office:value-type="string" office:string-value="13-189" calcext:value-type="string">
            <text:p>13-18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82</text:p>
          </table:table-cell>
          <table:table-cell office:value-type="float" office:value="57866.4131515" calcext:value-type="float">
            <text:p>57866.41315150000</text:p>
          </table:table-cell>
          <table:table-cell office:value-type="float" office:value="1084.57597548" calcext:value-type="float">
            <text:p>1084.57597548000</text:p>
          </table:table-cell>
          <table:table-cell table:formula="of:=CONCATENATE([.A189];&quot;-&quot;;[.B189])" office:value-type="string" office:string-value="66-182" calcext:value-type="string">
            <text:p>66-18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12</text:p>
          </table:table-cell>
          <table:table-cell office:value-type="float" office:value="242603.30816" calcext:value-type="float">
            <text:p>242603.30816000000</text:p>
          </table:table-cell>
          <table:table-cell office:value-type="float" office:value="2833.6080504" calcext:value-type="float">
            <text:p>2833.60805040000</text:p>
          </table:table-cell>
          <table:table-cell table:formula="of:=CONCATENATE([.A190];&quot;-&quot;;[.B190])" office:value-type="string" office:string-value="52-012" calcext:value-type="string">
            <text:p>52-01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45</text:p>
          </table:table-cell>
          <table:table-cell office:value-type="float" office:value="136701.700959" calcext:value-type="float">
            <text:p>136701.70095900000</text:p>
          </table:table-cell>
          <table:table-cell office:value-type="float" office:value="1645.20462021" calcext:value-type="float">
            <text:p>1645.20462021000</text:p>
          </table:table-cell>
          <table:table-cell table:formula="of:=CONCATENATE([.A191];&quot;-&quot;;[.B191])" office:value-type="string" office:string-value="13-145" calcext:value-type="string">
            <text:p>13-14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04</text:p>
          </table:table-cell>
          <table:table-cell office:value-type="float" office:value="119229.532321" calcext:value-type="float">
            <text:p>119229.53232100000</text:p>
          </table:table-cell>
          <table:table-cell office:value-type="float" office:value="2052.18544269" calcext:value-type="float">
            <text:p>2052.18544269000</text:p>
          </table:table-cell>
          <table:table-cell table:formula="of:=CONCATENATE([.A192];&quot;-&quot;;[.B192])" office:value-type="string" office:string-value="13-104" calcext:value-type="string">
            <text:p>13-10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49</text:p>
          </table:table-cell>
          <table:table-cell office:value-type="float" office:value="524016.707358" calcext:value-type="float">
            <text:p>524016.70735800000</text:p>
          </table:table-cell>
          <table:table-cell office:value-type="float" office:value="3235.92535833" calcext:value-type="float">
            <text:p>3235.92535833000</text:p>
          </table:table-cell>
          <table:table-cell table:formula="of:=CONCATENATE([.A193];&quot;-&quot;;[.B193])" office:value-type="string" office:string-value="13-249" calcext:value-type="string">
            <text:p>13-24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58</text:p>
          </table:table-cell>
          <table:table-cell office:value-type="float" office:value="6915.8082375" calcext:value-type="float">
            <text:p>6915.80823750000</text:p>
          </table:table-cell>
          <table:table-cell office:value-type="float" office:value="334.671836474" calcext:value-type="float">
            <text:p>334.67183647400</text:p>
          </table:table-cell>
          <table:table-cell table:formula="of:=CONCATENATE([.A194];&quot;-&quot;;[.B194])" office:value-type="string" office:string-value="66-458" calcext:value-type="string">
            <text:p>66-45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93</text:p>
          </table:table-cell>
          <table:table-cell office:value-type="float" office:value="139017.347581" calcext:value-type="float">
            <text:p>139017.34758100000</text:p>
          </table:table-cell>
          <table:table-cell office:value-type="float" office:value="2379.02206253" calcext:value-type="float">
            <text:p>2379.02206253000</text:p>
          </table:table-cell>
          <table:table-cell table:formula="of:=CONCATENATE([.A195];&quot;-&quot;;[.B195])" office:value-type="string" office:string-value="52-093" calcext:value-type="string">
            <text:p>52-09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90</text:p>
          </table:table-cell>
          <table:table-cell office:value-type="float" office:value="742644.702343" calcext:value-type="float">
            <text:p>742644.70234300000</text:p>
          </table:table-cell>
          <table:table-cell office:value-type="float" office:value="3633.51641885" calcext:value-type="float">
            <text:p>3633.51641885000</text:p>
          </table:table-cell>
          <table:table-cell table:formula="of:=CONCATENATE([.A196];&quot;-&quot;;[.B196])" office:value-type="string" office:string-value="13-190" calcext:value-type="string">
            <text:p>13-19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77</text:p>
          </table:table-cell>
          <table:table-cell office:value-type="float" office:value="81481.0036425" calcext:value-type="float">
            <text:p>81481.00364250000</text:p>
          </table:table-cell>
          <table:table-cell office:value-type="float" office:value="1296.35261631" calcext:value-type="float">
            <text:p>1296.35261631000</text:p>
          </table:table-cell>
          <table:table-cell table:formula="of:=CONCATENATE([.A197];&quot;-&quot;;[.B197])" office:value-type="string" office:string-value="13-077" calcext:value-type="string">
            <text:p>13-07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17</text:p>
          </table:table-cell>
          <table:table-cell office:value-type="float" office:value="233474.49271" calcext:value-type="float">
            <text:p>233474.49271000000</text:p>
          </table:table-cell>
          <table:table-cell office:value-type="float" office:value="2385.64365812" calcext:value-type="float">
            <text:p>2385.64365812000</text:p>
          </table:table-cell>
          <table:table-cell table:formula="of:=CONCATENATE([.A198];&quot;-&quot;;[.B198])" office:value-type="string" office:string-value="13-217" calcext:value-type="string">
            <text:p>13-21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54</text:p>
          </table:table-cell>
          <table:table-cell office:value-type="float" office:value="1940921.27501" calcext:value-type="float">
            <text:p>1940921.27501000000</text:p>
          </table:table-cell>
          <table:table-cell office:value-type="float" office:value="5825.27265618" calcext:value-type="float">
            <text:p>5825.27265618000</text:p>
          </table:table-cell>
          <table:table-cell table:formula="of:=CONCATENATE([.A199];&quot;-&quot;;[.B199])" office:value-type="string" office:string-value="13-054" calcext:value-type="string">
            <text:p>13-05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47</text:p>
          </table:table-cell>
          <table:table-cell office:value-type="float" office:value="685147.906164" calcext:value-type="float">
            <text:p>685147.90616400000</text:p>
          </table:table-cell>
          <table:table-cell office:value-type="float" office:value="5147.3663804" calcext:value-type="float">
            <text:p>5147.36638040000</text:p>
          </table:table-cell>
          <table:table-cell table:formula="of:=CONCATENATE([.A200];&quot;-&quot;;[.B200])" office:value-type="string" office:string-value="13-247" calcext:value-type="string">
            <text:p>13-24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78</text:p>
          </table:table-cell>
          <table:table-cell office:value-type="float" office:value="3010415.87792" calcext:value-type="float">
            <text:p>3010415.87792000000</text:p>
          </table:table-cell>
          <table:table-cell office:value-type="float" office:value="7947.85878814" calcext:value-type="float">
            <text:p>7947.85878814000</text:p>
          </table:table-cell>
          <table:table-cell table:formula="of:=CONCATENATE([.A201];&quot;-&quot;;[.B201])" office:value-type="string" office:string-value="13-178" calcext:value-type="string">
            <text:p>13-17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18</text:p>
          </table:table-cell>
          <table:table-cell office:value-type="float" office:value="143531.492841" calcext:value-type="float">
            <text:p>143531.49284100000</text:p>
          </table:table-cell>
          <table:table-cell office:value-type="float" office:value="1895.60230872" calcext:value-type="float">
            <text:p>1895.60230872000</text:p>
          </table:table-cell>
          <table:table-cell table:formula="of:=CONCATENATE([.A202];&quot;-&quot;;[.B202])" office:value-type="string" office:string-value="13-118" calcext:value-type="string">
            <text:p>13-11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72</text:p>
          </table:table-cell>
          <table:table-cell office:value-type="float" office:value="313185.185335" calcext:value-type="float">
            <text:p>313185.18533500000</text:p>
          </table:table-cell>
          <table:table-cell office:value-type="float" office:value="2782.2389551" calcext:value-type="float">
            <text:p>2782.23895510000</text:p>
          </table:table-cell>
          <table:table-cell table:formula="of:=CONCATENATE([.A203];&quot;-&quot;;[.B203])" office:value-type="string" office:string-value="64-172" calcext:value-type="string">
            <text:p>64-17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45</text:p>
          </table:table-cell>
          <table:table-cell office:value-type="float" office:value="1263056.69093" calcext:value-type="float">
            <text:p>1263056.69093000000</text:p>
          </table:table-cell>
          <table:table-cell office:value-type="float" office:value="5747.06078699" calcext:value-type="float">
            <text:p>5747.06078699000</text:p>
          </table:table-cell>
          <table:table-cell table:formula="of:=CONCATENATE([.A204];&quot;-&quot;;[.B204])" office:value-type="string" office:string-value="64-145" calcext:value-type="string">
            <text:p>64-14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51</text:p>
          </table:table-cell>
          <table:table-cell office:value-type="float" office:value="28310.1770365" calcext:value-type="float">
            <text:p>28310.17703650000</text:p>
          </table:table-cell>
          <table:table-cell office:value-type="float" office:value="761.285430597" calcext:value-type="float">
            <text:p>761.28543059700</text:p>
          </table:table-cell>
          <table:table-cell table:formula="of:=CONCATENATE([.A205];&quot;-&quot;;[.B205])" office:value-type="string" office:string-value="64-451" calcext:value-type="string">
            <text:p>64-45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01</text:p>
          </table:table-cell>
          <table:table-cell office:value-type="float" office:value="132312.568828" calcext:value-type="float">
            <text:p>132312.56882800000</text:p>
          </table:table-cell>
          <table:table-cell office:value-type="float" office:value="1791.2041839" calcext:value-type="float">
            <text:p>1791.20418390000</text:p>
          </table:table-cell>
          <table:table-cell table:formula="of:=CONCATENATE([.A206];&quot;-&quot;;[.B206])" office:value-type="string" office:string-value="64-101" calcext:value-type="string">
            <text:p>64-10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53</text:p>
          </table:table-cell>
          <table:table-cell office:value-type="float" office:value="8515.4218685" calcext:value-type="float">
            <text:p>8515.42186850000</text:p>
          </table:table-cell>
          <table:table-cell office:value-type="float" office:value="418.046284303" calcext:value-type="float">
            <text:p>418.04628430300</text:p>
          </table:table-cell>
          <table:table-cell table:formula="of:=CONCATENATE([.A207];&quot;-&quot;;[.B207])" office:value-type="string" office:string-value="64-453" calcext:value-type="string">
            <text:p>64-45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39</text:p>
          </table:table-cell>
          <table:table-cell office:value-type="float" office:value="710285.146354" calcext:value-type="float">
            <text:p>710285.14635400000</text:p>
          </table:table-cell>
          <table:table-cell office:value-type="float" office:value="4662.97745772" calcext:value-type="float">
            <text:p>4662.97745772000</text:p>
          </table:table-cell>
          <table:table-cell table:formula="of:=CONCATENATE([.A208];&quot;-&quot;;[.B208])" office:value-type="string" office:string-value="63-139" calcext:value-type="string">
            <text:p>63-13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09</text:p>
          </table:table-cell>
          <table:table-cell office:value-type="float" office:value="283143.745548" calcext:value-type="float">
            <text:p>283143.74554800000</text:p>
          </table:table-cell>
          <table:table-cell office:value-type="float" office:value="2130.64166612" calcext:value-type="float">
            <text:p>2130.64166612000</text:p>
          </table:table-cell>
          <table:table-cell table:formula="of:=CONCATENATE([.A209];&quot;-&quot;;[.B209])" office:value-type="string" office:string-value="65-009" calcext:value-type="string">
            <text:p>65-009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67</text:p>
          </table:table-cell>
          <table:table-cell office:value-type="float" office:value="1386638.72845" calcext:value-type="float">
            <text:p>1386638.72845000000</text:p>
          </table:table-cell>
          <table:table-cell office:value-type="float" office:value="9380.63080055" calcext:value-type="float">
            <text:p>9380.63080055000</text:p>
          </table:table-cell>
          <table:table-cell table:formula="of:=CONCATENATE([.A210];&quot;-&quot;;[.B210])" office:value-type="string" office:string-value="63-167" calcext:value-type="string">
            <text:p>63-16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85</text:p>
          </table:table-cell>
          <table:table-cell office:value-type="float" office:value="361491.519304" calcext:value-type="float">
            <text:p>361491.51930400000</text:p>
          </table:table-cell>
          <table:table-cell office:value-type="float" office:value="4040.65375532" calcext:value-type="float">
            <text:p>4040.65375532000</text:p>
          </table:table-cell>
          <table:table-cell table:formula="of:=CONCATENATE([.A211];&quot;-&quot;;[.B211])" office:value-type="string" office:string-value="66-085" calcext:value-type="string">
            <text:p>66-08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86</text:p>
          </table:table-cell>
          <table:table-cell office:value-type="float" office:value="109255.19144" calcext:value-type="float">
            <text:p>109255.19144000000</text:p>
          </table:table-cell>
          <table:table-cell office:value-type="float" office:value="1372.6402794" calcext:value-type="float">
            <text:p>1372.64027940000</text:p>
          </table:table-cell>
          <table:table-cell table:formula="of:=CONCATENATE([.A212];&quot;-&quot;;[.B212])" office:value-type="string" office:string-value="66-086" calcext:value-type="string">
            <text:p>66-08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09</text:p>
          </table:table-cell>
          <table:table-cell office:value-type="float" office:value="452157.5903" calcext:value-type="float">
            <text:p>452157.59030000000</text:p>
          </table:table-cell>
          <table:table-cell office:value-type="float" office:value="4321.3268362" calcext:value-type="float">
            <text:p>4321.32683620000</text:p>
          </table:table-cell>
          <table:table-cell table:formula="of:=CONCATENATE([.A213];&quot;-&quot;;[.B213])" office:value-type="string" office:string-value="66-109" calcext:value-type="string">
            <text:p>66-10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67</text:p>
          </table:table-cell>
          <table:table-cell office:value-type="float" office:value="165694.180815" calcext:value-type="float">
            <text:p>165694.18081500000</text:p>
          </table:table-cell>
          <table:table-cell office:value-type="float" office:value="1860.0967534" calcext:value-type="float">
            <text:p>1860.09675340000</text:p>
          </table:table-cell>
          <table:table-cell table:formula="of:=CONCATENATE([.A214];&quot;-&quot;;[.B214])" office:value-type="string" office:string-value="66-167" calcext:value-type="string">
            <text:p>66-16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85</text:p>
          </table:table-cell>
          <table:table-cell office:value-type="float" office:value="245999.722537" calcext:value-type="float">
            <text:p>245999.72253700000</text:p>
          </table:table-cell>
          <table:table-cell office:value-type="float" office:value="2941.49706785" calcext:value-type="float">
            <text:p>2941.49706785000</text:p>
          </table:table-cell>
          <table:table-cell table:formula="of:=CONCATENATE([.A215];&quot;-&quot;;[.B215])" office:value-type="string" office:string-value="66-185" calcext:value-type="string">
            <text:p>66-18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07</text:p>
          </table:table-cell>
          <table:table-cell office:value-type="float" office:value="9029.168972" calcext:value-type="float">
            <text:p>9029.16897200000</text:p>
          </table:table-cell>
          <table:table-cell office:value-type="float" office:value="406.669397985" calcext:value-type="float">
            <text:p>406.66939798500</text:p>
          </table:table-cell>
          <table:table-cell table:formula="of:=CONCATENATE([.A216];&quot;-&quot;;[.B216])" office:value-type="string" office:string-value="66-407" calcext:value-type="string">
            <text:p>66-40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09</text:p>
          </table:table-cell>
          <table:table-cell office:value-type="float" office:value="3953.503583" calcext:value-type="float">
            <text:p>3953.50358300000</text:p>
          </table:table-cell>
          <table:table-cell office:value-type="float" office:value="255.906784989" calcext:value-type="float">
            <text:p>255.90678498900</text:p>
          </table:table-cell>
          <table:table-cell table:formula="of:=CONCATENATE([.A217];&quot;-&quot;;[.B217])" office:value-type="string" office:string-value="66-409" calcext:value-type="string">
            <text:p>66-40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39</text:p>
          </table:table-cell>
          <table:table-cell office:value-type="float" office:value="96407.040329" calcext:value-type="float">
            <text:p>96407.04032900000</text:p>
          </table:table-cell>
          <table:table-cell office:value-type="float" office:value="1740.01748423" calcext:value-type="float">
            <text:p>1740.01748423000</text:p>
          </table:table-cell>
          <table:table-cell table:formula="of:=CONCATENATE([.A218];&quot;-&quot;;[.B218])" office:value-type="string" office:string-value="65-039" calcext:value-type="string">
            <text:p>65-03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24</text:p>
          </table:table-cell>
          <table:table-cell office:value-type="float" office:value="427450.804457" calcext:value-type="float">
            <text:p>427450.80445700000</text:p>
          </table:table-cell>
          <table:table-cell office:value-type="float" office:value="5228.24900107" calcext:value-type="float">
            <text:p>5228.24900107000</text:p>
          </table:table-cell>
          <table:table-cell table:formula="of:=CONCATENATE([.A219];&quot;-&quot;;[.B219])" office:value-type="string" office:string-value="65-024" calcext:value-type="string">
            <text:p>65-02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12</text:p>
          </table:table-cell>
          <table:table-cell office:value-type="float" office:value="10663.4348115" calcext:value-type="float">
            <text:p>10663.43481150000</text:p>
          </table:table-cell>
          <table:table-cell office:value-type="float" office:value="485.957527724" calcext:value-type="float">
            <text:p>485.95752772400</text:p>
          </table:table-cell>
          <table:table-cell table:formula="of:=CONCATENATE([.A220];&quot;-&quot;;[.B220])" office:value-type="string" office:string-value="66-412" calcext:value-type="string">
            <text:p>66-41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37</text:p>
          </table:table-cell>
          <table:table-cell office:value-type="float" office:value="15737.832837" calcext:value-type="float">
            <text:p>15737.83283700000</text:p>
          </table:table-cell>
          <table:table-cell office:value-type="float" office:value="553.224350239" calcext:value-type="float">
            <text:p>553.22435023900</text:p>
          </table:table-cell>
          <table:table-cell table:formula="of:=CONCATENATE([.A221];&quot;-&quot;;[.B221])" office:value-type="string" office:string-value="64-437" calcext:value-type="string">
            <text:p>64-43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57</text:p>
          </table:table-cell>
          <table:table-cell office:value-type="float" office:value="7646.0663525" calcext:value-type="float">
            <text:p>7646.06635250000</text:p>
          </table:table-cell>
          <table:table-cell office:value-type="float" office:value="350.418893053" calcext:value-type="float">
            <text:p>350.41889305300</text:p>
          </table:table-cell>
          <table:table-cell table:formula="of:=CONCATENATE([.A222];&quot;-&quot;;[.B222])" office:value-type="string" office:string-value="64-457" calcext:value-type="string">
            <text:p>64-45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81</text:p>
          </table:table-cell>
          <table:table-cell office:value-type="float" office:value="16363.094485" calcext:value-type="float">
            <text:p>16363.09448500000</text:p>
          </table:table-cell>
          <table:table-cell office:value-type="float" office:value="599.280052191" calcext:value-type="float">
            <text:p>599.28005219100</text:p>
          </table:table-cell>
          <table:table-cell table:formula="of:=CONCATENATE([.A223];&quot;-&quot;;[.B223])" office:value-type="string" office:string-value="66-481" calcext:value-type="string">
            <text:p>66-48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20</text:p>
          </table:table-cell>
          <table:table-cell office:value-type="float" office:value="8610.3422485" calcext:value-type="float">
            <text:p>8610.34224850000</text:p>
          </table:table-cell>
          <table:table-cell office:value-type="float" office:value="379.586426615" calcext:value-type="float">
            <text:p>379.58642661500</text:p>
          </table:table-cell>
          <table:table-cell table:formula="of:=CONCATENATE([.A224];&quot;-&quot;;[.B224])" office:value-type="string" office:string-value="62-020" calcext:value-type="string">
            <text:p>62-02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46</text:p>
          </table:table-cell>
          <table:table-cell office:value-type="float" office:value="2385.585221" calcext:value-type="float">
            <text:p>2385.58522100000</text:p>
          </table:table-cell>
          <table:table-cell office:value-type="float" office:value="195.029278633" calcext:value-type="float">
            <text:p>195.02927863300</text:p>
          </table:table-cell>
          <table:table-cell table:formula="of:=CONCATENATE([.A225];&quot;-&quot;;[.B225])" office:value-type="string" office:string-value="62-446" calcext:value-type="string">
            <text:p>62-44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40</text:p>
          </table:table-cell>
          <table:table-cell office:value-type="float" office:value="8038.2018305" calcext:value-type="float">
            <text:p>8038.20183050000</text:p>
          </table:table-cell>
          <table:table-cell office:value-type="float" office:value="361.610730288" calcext:value-type="float">
            <text:p>361.61073028800</text:p>
          </table:table-cell>
          <table:table-cell table:formula="of:=CONCATENATE([.A226];&quot;-&quot;;[.B226])" office:value-type="string" office:string-value="66-440" calcext:value-type="string">
            <text:p>66-44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48</text:p>
          </table:table-cell>
          <table:table-cell office:value-type="float" office:value="6424.032618" calcext:value-type="float">
            <text:p>6424.03261800000</text:p>
          </table:table-cell>
          <table:table-cell office:value-type="float" office:value="346.607154481" calcext:value-type="float">
            <text:p>346.60715448100</text:p>
          </table:table-cell>
          <table:table-cell table:formula="of:=CONCATENATE([.A227];&quot;-&quot;;[.B227])" office:value-type="string" office:string-value="62-448" calcext:value-type="string">
            <text:p>62-44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72</text:p>
          </table:table-cell>
          <table:table-cell office:value-type="float" office:value="31018.4718395" calcext:value-type="float">
            <text:p>31018.47183950000</text:p>
          </table:table-cell>
          <table:table-cell office:value-type="float" office:value="942.466683975" calcext:value-type="float">
            <text:p>942.46668397500</text:p>
          </table:table-cell>
          <table:table-cell table:formula="of:=CONCATENATE([.A228];&quot;-&quot;;[.B228])" office:value-type="string" office:string-value="62-072" calcext:value-type="string">
            <text:p>62-07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31</text:p>
          </table:table-cell>
          <table:table-cell office:value-type="float" office:value="90559.9930095" calcext:value-type="float">
            <text:p>90559.99300950000</text:p>
          </table:table-cell>
          <table:table-cell office:value-type="float" office:value="1386.11307538" calcext:value-type="float">
            <text:p>1386.11307538000</text:p>
          </table:table-cell>
          <table:table-cell table:formula="of:=CONCATENATE([.A229];&quot;-&quot;;[.B229])" office:value-type="string" office:string-value="63-131" calcext:value-type="string">
            <text:p>63-13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05</text:p>
          </table:table-cell>
          <table:table-cell office:value-type="float" office:value="6502.644397" calcext:value-type="float">
            <text:p>6502.64439700000</text:p>
          </table:table-cell>
          <table:table-cell office:value-type="float" office:value="469.525669033" calcext:value-type="float">
            <text:p>469.52566903300</text:p>
          </table:table-cell>
          <table:table-cell table:formula="of:=CONCATENATE([.A230];&quot;-&quot;;[.B230])" office:value-type="string" office:string-value="62-405" calcext:value-type="string">
            <text:p>62-40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31</text:p>
          </table:table-cell>
          <table:table-cell office:value-type="float" office:value="15165.651712" calcext:value-type="float">
            <text:p>15165.65171200000</text:p>
          </table:table-cell>
          <table:table-cell office:value-type="float" office:value="575.67834278" calcext:value-type="float">
            <text:p>575.67834278000</text:p>
          </table:table-cell>
          <table:table-cell table:formula="of:=CONCATENATE([.A231];&quot;-&quot;;[.B231])" office:value-type="string" office:string-value="66-431" calcext:value-type="string">
            <text:p>66-43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38</text:p>
          </table:table-cell>
          <table:table-cell office:value-type="float" office:value="10766.213242" calcext:value-type="float">
            <text:p>10766.21324200000</text:p>
          </table:table-cell>
          <table:table-cell office:value-type="float" office:value="415.908023549" calcext:value-type="float">
            <text:p>415.90802354900</text:p>
          </table:table-cell>
          <table:table-cell table:formula="of:=CONCATENATE([.A232];&quot;-&quot;;[.B232])" office:value-type="string" office:string-value="64-438" calcext:value-type="string">
            <text:p>64-43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57</text:p>
          </table:table-cell>
          <table:table-cell office:value-type="float" office:value="16282.6205385" calcext:value-type="float">
            <text:p>16282.62053850000</text:p>
          </table:table-cell>
          <table:table-cell office:value-type="float" office:value="567.326776358" calcext:value-type="float">
            <text:p>567.32677635800</text:p>
          </table:table-cell>
          <table:table-cell table:formula="of:=CONCATENATE([.A233];&quot;-&quot;;[.B233])" office:value-type="string" office:string-value="65-157" calcext:value-type="string">
            <text:p>65-15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23</text:p>
          </table:table-cell>
          <table:table-cell office:value-type="float" office:value="2858.9799895" calcext:value-type="float">
            <text:p>2858.97998950000</text:p>
          </table:table-cell>
          <table:table-cell office:value-type="float" office:value="224.297639105" calcext:value-type="float">
            <text:p>224.29763910500</text:p>
          </table:table-cell>
          <table:table-cell table:formula="of:=CONCATENATE([.A234];&quot;-&quot;;[.B234])" office:value-type="string" office:string-value="62-423" calcext:value-type="string">
            <text:p>62-42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23</text:p>
          </table:table-cell>
          <table:table-cell office:value-type="float" office:value="5177.090845" calcext:value-type="float">
            <text:p>5177.09084500000</text:p>
          </table:table-cell>
          <table:table-cell office:value-type="float" office:value="317.830408937" calcext:value-type="float">
            <text:p>317.83040893700</text:p>
          </table:table-cell>
          <table:table-cell table:formula="of:=CONCATENATE([.A235];&quot;-&quot;;[.B235])" office:value-type="string" office:string-value="64-423" calcext:value-type="string">
            <text:p>64-42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11</text:p>
          </table:table-cell>
          <table:table-cell office:value-type="float" office:value="3294.020552" calcext:value-type="float">
            <text:p>3294.02055200000</text:p>
          </table:table-cell>
          <table:table-cell office:value-type="float" office:value="233.497471175" calcext:value-type="float">
            <text:p>233.49747117500</text:p>
          </table:table-cell>
          <table:table-cell table:formula="of:=CONCATENATE([.A236];&quot;-&quot;;[.B236])" office:value-type="string" office:string-value="62-411" calcext:value-type="string">
            <text:p>62-41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76</text:p>
          </table:table-cell>
          <table:table-cell office:value-type="float" office:value="46369.986352" calcext:value-type="float">
            <text:p>46369.98635200000</text:p>
          </table:table-cell>
          <table:table-cell office:value-type="float" office:value="1084.88015711" calcext:value-type="float">
            <text:p>1084.88015711000</text:p>
          </table:table-cell>
          <table:table-cell table:formula="of:=CONCATENATE([.A237];&quot;-&quot;;[.B237])" office:value-type="string" office:string-value="62-076" calcext:value-type="string">
            <text:p>62-07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04</text:p>
          </table:table-cell>
          <table:table-cell office:value-type="float" office:value="1511.653249" calcext:value-type="float">
            <text:p>1511.65324900000</text:p>
          </table:table-cell>
          <table:table-cell office:value-type="float" office:value="156.001622466" calcext:value-type="float">
            <text:p>156.00162246600</text:p>
          </table:table-cell>
          <table:table-cell table:formula="of:=CONCATENATE([.A238];&quot;-&quot;;[.B238])" office:value-type="string" office:string-value="62-404" calcext:value-type="string">
            <text:p>62-40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09</text:p>
          </table:table-cell>
          <table:table-cell office:value-type="float" office:value="42965.194292" calcext:value-type="float">
            <text:p>42965.19429200000</text:p>
          </table:table-cell>
          <table:table-cell office:value-type="float" office:value="969.399196828" calcext:value-type="float">
            <text:p>969.39919682800</text:p>
          </table:table-cell>
          <table:table-cell table:formula="of:=CONCATENATE([.A239];&quot;-&quot;;[.B239])" office:value-type="string" office:string-value="62-009" calcext:value-type="string">
            <text:p>62-00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46</text:p>
          </table:table-cell>
          <table:table-cell office:value-type="float" office:value="53105.968781" calcext:value-type="float">
            <text:p>53105.96878100000</text:p>
          </table:table-cell>
          <table:table-cell office:value-type="float" office:value="1409.80120508" calcext:value-type="float">
            <text:p>1409.80120508000</text:p>
          </table:table-cell>
          <table:table-cell table:formula="of:=CONCATENATE([.A240];&quot;-&quot;;[.B240])" office:value-type="string" office:string-value="62-146" calcext:value-type="string">
            <text:p>62-14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95</text:p>
          </table:table-cell>
          <table:table-cell office:value-type="float" office:value="12673.8081825" calcext:value-type="float">
            <text:p>12673.80818250000</text:p>
          </table:table-cell>
          <table:table-cell office:value-type="float" office:value="482.199665637" calcext:value-type="float">
            <text:p>482.19966563700</text:p>
          </table:table-cell>
          <table:table-cell table:formula="of:=CONCATENATE([.A241];&quot;-&quot;;[.B241])" office:value-type="string" office:string-value="65-195" calcext:value-type="string">
            <text:p>65-19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21</text:p>
          </table:table-cell>
          <table:table-cell office:value-type="float" office:value="3076.230958" calcext:value-type="float">
            <text:p>3076.23095800000</text:p>
          </table:table-cell>
          <table:table-cell office:value-type="float" office:value="229.364560698" calcext:value-type="float">
            <text:p>229.36456069800</text:p>
          </table:table-cell>
          <table:table-cell table:formula="of:=CONCATENATE([.A242];&quot;-&quot;;[.B242])" office:value-type="string" office:string-value="62-421" calcext:value-type="string">
            <text:p>62-42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73</text:p>
          </table:table-cell>
          <table:table-cell office:value-type="float" office:value="27791.238206" calcext:value-type="float">
            <text:p>27791.23820600000</text:p>
          </table:table-cell>
          <table:table-cell office:value-type="float" office:value="827.817058037" calcext:value-type="float">
            <text:p>827.81705803700</text:p>
          </table:table-cell>
          <table:table-cell table:formula="of:=CONCATENATE([.A243];&quot;-&quot;;[.B243])" office:value-type="string" office:string-value="62-073" calcext:value-type="string">
            <text:p>62-07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46</text:p>
          </table:table-cell>
          <table:table-cell office:value-type="float" office:value="9090.2989845" calcext:value-type="float">
            <text:p>9090.29898450000</text:p>
          </table:table-cell>
          <table:table-cell office:value-type="float" office:value="413.93717182" calcext:value-type="float">
            <text:p>413.93717182000</text:p>
          </table:table-cell>
          <table:table-cell table:formula="of:=CONCATENATE([.A244];&quot;-&quot;;[.B244])" office:value-type="string" office:string-value="64-446" calcext:value-type="string">
            <text:p>64-44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59</text:p>
          </table:table-cell>
          <table:table-cell office:value-type="float" office:value="52475.948745" calcext:value-type="float">
            <text:p>52475.94874500000</text:p>
          </table:table-cell>
          <table:table-cell office:value-type="float" office:value="1124.18593631" calcext:value-type="float">
            <text:p>1124.18593631000</text:p>
          </table:table-cell>
          <table:table-cell table:formula="of:=CONCATENATE([.A245];&quot;-&quot;;[.B245])" office:value-type="string" office:string-value="66-159" calcext:value-type="string">
            <text:p>66-15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58</text:p>
          </table:table-cell>
          <table:table-cell office:value-type="float" office:value="25625.762484" calcext:value-type="float">
            <text:p>25625.76248400000</text:p>
          </table:table-cell>
          <table:table-cell office:value-type="float" office:value="652.671004986" calcext:value-type="float">
            <text:p>652.67100498600</text:p>
          </table:table-cell>
          <table:table-cell table:formula="of:=CONCATENATE([.A246];&quot;-&quot;;[.B246])" office:value-type="string" office:string-value="66-158" calcext:value-type="string">
            <text:p>66-15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70</text:p>
          </table:table-cell>
          <table:table-cell office:value-type="float" office:value="65083.0034515" calcext:value-type="float">
            <text:p>65083.00345150000</text:p>
          </table:table-cell>
          <table:table-cell office:value-type="float" office:value="1551.57245255" calcext:value-type="float">
            <text:p>1551.57245255000</text:p>
          </table:table-cell>
          <table:table-cell table:formula="of:=CONCATENATE([.A247];&quot;-&quot;;[.B247])" office:value-type="string" office:string-value="64-070" calcext:value-type="string">
            <text:p>64-07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28</text:p>
          </table:table-cell>
          <table:table-cell office:value-type="float" office:value="2955.449441" calcext:value-type="float">
            <text:p>2955.44944100000</text:p>
          </table:table-cell>
          <table:table-cell office:value-type="float" office:value="223.591124893" calcext:value-type="float">
            <text:p>223.59112489300</text:p>
          </table:table-cell>
          <table:table-cell table:formula="of:=CONCATENATE([.A248];&quot;-&quot;;[.B248])" office:value-type="string" office:string-value="65-428" calcext:value-type="string">
            <text:p>65-42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44</text:p>
          </table:table-cell>
          <table:table-cell office:value-type="float" office:value="27690.692657" calcext:value-type="float">
            <text:p>27690.69265700000</text:p>
          </table:table-cell>
          <table:table-cell office:value-type="float" office:value="827.471672742" calcext:value-type="float">
            <text:p>827.47167274200</text:p>
          </table:table-cell>
          <table:table-cell table:formula="of:=CONCATENATE([.A249];&quot;-&quot;;[.B249])" office:value-type="string" office:string-value="62-044" calcext:value-type="string">
            <text:p>62-04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54</text:p>
          </table:table-cell>
          <table:table-cell office:value-type="float" office:value="14988.318306" calcext:value-type="float">
            <text:p>14988.31830600000</text:p>
          </table:table-cell>
          <table:table-cell office:value-type="float" office:value="524.287426875" calcext:value-type="float">
            <text:p>524.28742687500</text:p>
          </table:table-cell>
          <table:table-cell table:formula="of:=CONCATENATE([.A250];&quot;-&quot;;[.B250])" office:value-type="string" office:string-value="65-254" calcext:value-type="string">
            <text:p>65-25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21</text:p>
          </table:table-cell>
          <table:table-cell office:value-type="float" office:value="9823.969496" calcext:value-type="float">
            <text:p>9823.96949600000</text:p>
          </table:table-cell>
          <table:table-cell office:value-type="float" office:value="528.151092035" calcext:value-type="float">
            <text:p>528.15109203500</text:p>
          </table:table-cell>
          <table:table-cell table:formula="of:=CONCATENATE([.A251];&quot;-&quot;;[.B251])" office:value-type="string" office:string-value="66-421" calcext:value-type="string">
            <text:p>66-42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01</text:p>
          </table:table-cell>
          <table:table-cell office:value-type="float" office:value="1519.680138" calcext:value-type="float">
            <text:p>1519.68013800000</text:p>
          </table:table-cell>
          <table:table-cell office:value-type="float" office:value="156.26443464" calcext:value-type="float">
            <text:p>156.26443464000</text:p>
          </table:table-cell>
          <table:table-cell table:formula="of:=CONCATENATE([.A252];&quot;-&quot;;[.B252])" office:value-type="string" office:string-value="62-401" calcext:value-type="string">
            <text:p>62-40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31</text:p>
          </table:table-cell>
          <table:table-cell office:value-type="float" office:value="171065.27988" calcext:value-type="float">
            <text:p>171065.27988000000</text:p>
          </table:table-cell>
          <table:table-cell office:value-type="float" office:value="1718.13627049" calcext:value-type="float">
            <text:p>1718.13627049000</text:p>
          </table:table-cell>
          <table:table-cell table:formula="of:=CONCATENATE([.A253];&quot;-&quot;;[.B253])" office:value-type="string" office:string-value="52-131" calcext:value-type="string">
            <text:p>52-13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47</text:p>
          </table:table-cell>
          <table:table-cell office:value-type="float" office:value="26191.905044" calcext:value-type="float">
            <text:p>26191.90504400000</text:p>
          </table:table-cell>
          <table:table-cell office:value-type="float" office:value="652.521126811" calcext:value-type="float">
            <text:p>652.52112681100</text:p>
          </table:table-cell>
          <table:table-cell table:formula="of:=CONCATENATE([.A254];&quot;-&quot;;[.B254])" office:value-type="string" office:string-value="62-147" calcext:value-type="string">
            <text:p>62-14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62</text:p>
          </table:table-cell>
          <table:table-cell office:value-type="float" office:value="4684.170369" calcext:value-type="float">
            <text:p>4684.17036900000</text:p>
          </table:table-cell>
          <table:table-cell office:value-type="float" office:value="362.995366659" calcext:value-type="float">
            <text:p>362.99536665900</text:p>
          </table:table-cell>
          <table:table-cell table:formula="of:=CONCATENATE([.A255];&quot;-&quot;;[.B255])" office:value-type="string" office:string-value="62-462" calcext:value-type="string">
            <text:p>62-46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92</text:p>
          </table:table-cell>
          <table:table-cell office:value-type="float" office:value="112305.38221" calcext:value-type="float">
            <text:p>112305.38221000000</text:p>
          </table:table-cell>
          <table:table-cell office:value-type="float" office:value="1427.35889442" calcext:value-type="float">
            <text:p>1427.35889442000</text:p>
          </table:table-cell>
          <table:table-cell table:formula="of:=CONCATENATE([.A256];&quot;-&quot;;[.B256])" office:value-type="string" office:string-value="62-192" calcext:value-type="string">
            <text:p>62-19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29</text:p>
          </table:table-cell>
          <table:table-cell office:value-type="float" office:value="11773.2858615" calcext:value-type="float">
            <text:p>11773.28586150000</text:p>
          </table:table-cell>
          <table:table-cell office:value-type="float" office:value="451.047984811" calcext:value-type="float">
            <text:p>451.04798481100</text:p>
          </table:table-cell>
          <table:table-cell table:formula="of:=CONCATENATE([.A257];&quot;-&quot;;[.B257])" office:value-type="string" office:string-value="64-429" calcext:value-type="string">
            <text:p>64-42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30</text:p>
          </table:table-cell>
          <table:table-cell office:value-type="float" office:value="8898.172256" calcext:value-type="float">
            <text:p>8898.17225600000</text:p>
          </table:table-cell>
          <table:table-cell office:value-type="float" office:value="391.495586992" calcext:value-type="float">
            <text:p>391.49558699200</text:p>
          </table:table-cell>
          <table:table-cell table:formula="of:=CONCATENATE([.A258];&quot;-&quot;;[.B258])" office:value-type="string" office:string-value="64-430" calcext:value-type="string">
            <text:p>64-43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31</text:p>
          </table:table-cell>
          <table:table-cell office:value-type="float" office:value="4744.5573135" calcext:value-type="float">
            <text:p>4744.55731350000</text:p>
          </table:table-cell>
          <table:table-cell office:value-type="float" office:value="314.685502885" calcext:value-type="float">
            <text:p>314.68550288500</text:p>
          </table:table-cell>
          <table:table-cell table:formula="of:=CONCATENATE([.A259];&quot;-&quot;;[.B259])" office:value-type="string" office:string-value="64-431" calcext:value-type="string">
            <text:p>64-43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32</text:p>
          </table:table-cell>
          <table:table-cell office:value-type="float" office:value="10682.549574" calcext:value-type="float">
            <text:p>10682.54957400000</text:p>
          </table:table-cell>
          <table:table-cell office:value-type="float" office:value="432.641005451" calcext:value-type="float">
            <text:p>432.64100545100</text:p>
          </table:table-cell>
          <table:table-cell table:formula="of:=CONCATENATE([.A260];&quot;-&quot;;[.B260])" office:value-type="string" office:string-value="64-432" calcext:value-type="string">
            <text:p>64-43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69</text:p>
          </table:table-cell>
          <table:table-cell office:value-type="float" office:value="25387.963355" calcext:value-type="float">
            <text:p>25387.96335500000</text:p>
          </table:table-cell>
          <table:table-cell office:value-type="float" office:value="934.127741734" calcext:value-type="float">
            <text:p>934.12774173400</text:p>
          </table:table-cell>
          <table:table-cell table:formula="of:=CONCATENATE([.A261];&quot;-&quot;;[.B261])" office:value-type="string" office:string-value="64-469" calcext:value-type="string">
            <text:p>64-46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41</text:p>
          </table:table-cell>
          <table:table-cell office:value-type="float" office:value="150977.341399" calcext:value-type="float">
            <text:p>150977.34139900000</text:p>
          </table:table-cell>
          <table:table-cell office:value-type="float" office:value="2122.74765991" calcext:value-type="float">
            <text:p>2122.74765991000</text:p>
          </table:table-cell>
          <table:table-cell table:formula="of:=CONCATENATE([.A262];&quot;-&quot;;[.B262])" office:value-type="string" office:string-value="64-141" calcext:value-type="string">
            <text:p>64-14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70</text:p>
          </table:table-cell>
          <table:table-cell office:value-type="float" office:value="283247.675571" calcext:value-type="float">
            <text:p>283247.67557100000</text:p>
          </table:table-cell>
          <table:table-cell office:value-type="float" office:value="3111.07813524" calcext:value-type="float">
            <text:p>3111.07813524000</text:p>
          </table:table-cell>
          <table:table-cell table:formula="of:=CONCATENATE([.A263];&quot;-&quot;;[.B263])" office:value-type="string" office:string-value="64-170" calcext:value-type="string">
            <text:p>64-17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21</text:p>
          </table:table-cell>
          <table:table-cell office:value-type="float" office:value="85223.0629895" calcext:value-type="float">
            <text:p>85223.06298950000</text:p>
          </table:table-cell>
          <table:table-cell office:value-type="float" office:value="1465.6508257" calcext:value-type="float">
            <text:p>1465.65082570000</text:p>
          </table:table-cell>
          <table:table-cell table:formula="of:=CONCATENATE([.A264];&quot;-&quot;;[.B264])" office:value-type="string" office:string-value="64-121" calcext:value-type="string">
            <text:p>64-12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51</text:p>
          </table:table-cell>
          <table:table-cell office:value-type="float" office:value="595317.902701" calcext:value-type="float">
            <text:p>595317.90270100000</text:p>
          </table:table-cell>
          <table:table-cell office:value-type="float" office:value="4581.0758608" calcext:value-type="float">
            <text:p>4581.07586080000</text:p>
          </table:table-cell>
          <table:table-cell table:formula="of:=CONCATENATE([.A265];&quot;-&quot;;[.B265])" office:value-type="string" office:string-value="64-151" calcext:value-type="string">
            <text:p>64-15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24</text:p>
          </table:table-cell>
          <table:table-cell office:value-type="float" office:value="82076.633078" calcext:value-type="float">
            <text:p>82076.63307800000</text:p>
          </table:table-cell>
          <table:table-cell office:value-type="float" office:value="1549.48279459" calcext:value-type="float">
            <text:p>1549.48279459000</text:p>
          </table:table-cell>
          <table:table-cell table:formula="of:=CONCATENATE([.A266];&quot;-&quot;;[.B266])" office:value-type="string" office:string-value="64-124" calcext:value-type="string">
            <text:p>64-12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62</text:p>
          </table:table-cell>
          <table:table-cell office:value-type="float" office:value="176010.977125" calcext:value-type="float">
            <text:p>176010.97712500000</text:p>
          </table:table-cell>
          <table:table-cell office:value-type="float" office:value="2314.83812044" calcext:value-type="float">
            <text:p>2314.83812044000</text:p>
          </table:table-cell>
          <table:table-cell table:formula="of:=CONCATENATE([.A267];&quot;-&quot;;[.B267])" office:value-type="string" office:string-value="64-062" calcext:value-type="string">
            <text:p>64-06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16</text:p>
          </table:table-cell>
          <table:table-cell office:value-type="float" office:value="157452.145852" calcext:value-type="float">
            <text:p>157452.14585200000</text:p>
          </table:table-cell>
          <table:table-cell office:value-type="float" office:value="1854.72907312" calcext:value-type="float">
            <text:p>1854.72907312000</text:p>
          </table:table-cell>
          <table:table-cell table:formula="of:=CONCATENATE([.A268];&quot;-&quot;;[.B268])" office:value-type="string" office:string-value="64-116" calcext:value-type="string">
            <text:p>64-11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35</text:p>
          </table:table-cell>
          <table:table-cell office:value-type="float" office:value="826280.215761" calcext:value-type="float">
            <text:p>826280.21576100000</text:p>
          </table:table-cell>
          <table:table-cell office:value-type="float" office:value="4198.99756185" calcext:value-type="float">
            <text:p>4198.99756185000</text:p>
          </table:table-cell>
          <table:table-cell table:formula="of:=CONCATENATE([.A269];&quot;-&quot;;[.B269])" office:value-type="string" office:string-value="64-135" calcext:value-type="string">
            <text:p>64-13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68</text:p>
          </table:table-cell>
          <table:table-cell office:value-type="float" office:value="27871.0019365" calcext:value-type="float">
            <text:p>27871.00193650000</text:p>
          </table:table-cell>
          <table:table-cell office:value-type="float" office:value="716.215030982" calcext:value-type="float">
            <text:p>716.21503098200</text:p>
          </table:table-cell>
          <table:table-cell table:formula="of:=CONCATENATE([.A270];&quot;-&quot;;[.B270])" office:value-type="string" office:string-value="64-468" calcext:value-type="string">
            <text:p>64-46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18</text:p>
          </table:table-cell>
          <table:table-cell office:value-type="float" office:value="263498.065292" calcext:value-type="float">
            <text:p>263498.06529200000</text:p>
          </table:table-cell>
          <table:table-cell office:value-type="float" office:value="2477.32381961" calcext:value-type="float">
            <text:p>2477.32381961000</text:p>
          </table:table-cell>
          <table:table-cell table:formula="of:=CONCATENATE([.A271];&quot;-&quot;;[.B271])" office:value-type="string" office:string-value="64-118" calcext:value-type="string">
            <text:p>64-11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22</text:p>
          </table:table-cell>
          <table:table-cell office:value-type="float" office:value="65669.992144" calcext:value-type="float">
            <text:p>65669.99214400000</text:p>
          </table:table-cell>
          <table:table-cell office:value-type="float" office:value="1078.09364214" calcext:value-type="float">
            <text:p>1078.09364214000</text:p>
          </table:table-cell>
          <table:table-cell table:formula="of:=CONCATENATE([.A272];&quot;-&quot;;[.B272])" office:value-type="string" office:string-value="64-122" calcext:value-type="string">
            <text:p>64-12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72</text:p>
          </table:table-cell>
          <table:table-cell office:value-type="float" office:value="7782.0934535" calcext:value-type="float">
            <text:p>7782.09345350000</text:p>
          </table:table-cell>
          <table:table-cell office:value-type="float" office:value="431.419292077" calcext:value-type="float">
            <text:p>431.41929207700</text:p>
          </table:table-cell>
          <table:table-cell table:formula="of:=CONCATENATE([.A273];&quot;-&quot;;[.B273])" office:value-type="string" office:string-value="62-472" calcext:value-type="string">
            <text:p>62-47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03</text:p>
          </table:table-cell>
          <table:table-cell office:value-type="float" office:value="4583.2992805" calcext:value-type="float">
            <text:p>4583.29928050000</text:p>
          </table:table-cell>
          <table:table-cell office:value-type="float" office:value="279.315227736" calcext:value-type="float">
            <text:p>279.31522773600</text:p>
          </table:table-cell>
          <table:table-cell table:formula="of:=CONCATENATE([.A274];&quot;-&quot;;[.B274])" office:value-type="string" office:string-value="62-403" calcext:value-type="string">
            <text:p>62-40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25</text:p>
          </table:table-cell>
          <table:table-cell office:value-type="float" office:value="10387.173976" calcext:value-type="float">
            <text:p>10387.17397600000</text:p>
          </table:table-cell>
          <table:table-cell office:value-type="float" office:value="528.3319638" calcext:value-type="float">
            <text:p>528.33196380000</text:p>
          </table:table-cell>
          <table:table-cell table:formula="of:=CONCATENATE([.A275];&quot;-&quot;;[.B275])" office:value-type="string" office:string-value="65-225" calcext:value-type="string">
            <text:p>65-22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73</text:p>
          </table:table-cell>
          <table:table-cell office:value-type="float" office:value="16366.9738645" calcext:value-type="float">
            <text:p>16366.97386450000</text:p>
          </table:table-cell>
          <table:table-cell office:value-type="float" office:value="572.168829891" calcext:value-type="float">
            <text:p>572.16882989100</text:p>
          </table:table-cell>
          <table:table-cell table:formula="of:=CONCATENATE([.A276];&quot;-&quot;;[.B276])" office:value-type="string" office:string-value="64-473" calcext:value-type="string">
            <text:p>64-47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50</text:p>
          </table:table-cell>
          <table:table-cell office:value-type="float" office:value="2575.050845" calcext:value-type="float">
            <text:p>2575.05084500000</text:p>
          </table:table-cell>
          <table:table-cell office:value-type="float" office:value="206.680182087" calcext:value-type="float">
            <text:p>206.68018208700</text:p>
          </table:table-cell>
          <table:table-cell table:formula="of:=CONCATENATE([.A277];&quot;-&quot;;[.B277])" office:value-type="string" office:string-value="65-450" calcext:value-type="string">
            <text:p>65-45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12</text:p>
          </table:table-cell>
          <table:table-cell office:value-type="float" office:value="18880.5086795" calcext:value-type="float">
            <text:p>18880.50867950000</text:p>
          </table:table-cell>
          <table:table-cell office:value-type="float" office:value="677.459520986" calcext:value-type="float">
            <text:p>677.45952098600</text:p>
          </table:table-cell>
          <table:table-cell table:formula="of:=CONCATENATE([.A278];&quot;-&quot;;[.B278])" office:value-type="string" office:string-value="62-012" calcext:value-type="string">
            <text:p>62-01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15</text:p>
          </table:table-cell>
          <table:table-cell office:value-type="float" office:value="10448.729069" calcext:value-type="float">
            <text:p>10448.72906900000</text:p>
          </table:table-cell>
          <table:table-cell office:value-type="float" office:value="435.141969925" calcext:value-type="float">
            <text:p>435.14196992500</text:p>
          </table:table-cell>
          <table:table-cell table:formula="of:=CONCATENATE([.A279];&quot;-&quot;;[.B279])" office:value-type="string" office:string-value="62-015" calcext:value-type="string">
            <text:p>62-01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24</text:p>
          </table:table-cell>
          <table:table-cell office:value-type="float" office:value="31686.327581" calcext:value-type="float">
            <text:p>31686.32758100000</text:p>
          </table:table-cell>
          <table:table-cell office:value-type="float" office:value="1111.04861693" calcext:value-type="float">
            <text:p>1111.04861693000</text:p>
          </table:table-cell>
          <table:table-cell table:formula="of:=CONCATENATE([.A280];&quot;-&quot;;[.B280])" office:value-type="string" office:string-value="62-024" calcext:value-type="string">
            <text:p>62-02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45</text:p>
          </table:table-cell>
          <table:table-cell office:value-type="float" office:value="129306.914376" calcext:value-type="float">
            <text:p>129306.91437600000</text:p>
          </table:table-cell>
          <table:table-cell office:value-type="float" office:value="1706.5791231" calcext:value-type="float">
            <text:p>1706.57912310000</text:p>
          </table:table-cell>
          <table:table-cell table:formula="of:=CONCATENATE([.A281];&quot;-&quot;;[.B281])" office:value-type="string" office:string-value="64-045" calcext:value-type="string">
            <text:p>64-04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04</text:p>
          </table:table-cell>
          <table:table-cell office:value-type="float" office:value="204326.906585" calcext:value-type="float">
            <text:p>204326.90658500000</text:p>
          </table:table-cell>
          <table:table-cell office:value-type="float" office:value="2386.29670537" calcext:value-type="float">
            <text:p>2386.29670537000</text:p>
          </table:table-cell>
          <table:table-cell table:formula="of:=CONCATENATE([.A282];&quot;-&quot;;[.B282])" office:value-type="string" office:string-value="64-104" calcext:value-type="string">
            <text:p>64-10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12</text:p>
          </table:table-cell>
          <table:table-cell office:value-type="float" office:value="6344.7378675" calcext:value-type="float">
            <text:p>6344.73786750000</text:p>
          </table:table-cell>
          <table:table-cell office:value-type="float" office:value="342.375705879" calcext:value-type="float">
            <text:p>342.37570587900</text:p>
          </table:table-cell>
          <table:table-cell table:formula="of:=CONCATENATE([.A283];&quot;-&quot;;[.B283])" office:value-type="string" office:string-value="64-412" calcext:value-type="string">
            <text:p>64-41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51</text:p>
          </table:table-cell>
          <table:table-cell office:value-type="float" office:value="630535.804528" calcext:value-type="float">
            <text:p>630535.80452800000</text:p>
          </table:table-cell>
          <table:table-cell office:value-type="float" office:value="3976.57768831" calcext:value-type="float">
            <text:p>3976.57768831000</text:p>
          </table:table-cell>
          <table:table-cell table:formula="of:=CONCATENATE([.A284];&quot;-&quot;;[.B284])" office:value-type="string" office:string-value="65-251" calcext:value-type="string">
            <text:p>65-25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52</text:p>
          </table:table-cell>
          <table:table-cell office:value-type="float" office:value="1484382.29369" calcext:value-type="float">
            <text:p>1484382.29369000000</text:p>
          </table:table-cell>
          <table:table-cell office:value-type="float" office:value="10096.4696772" calcext:value-type="float">
            <text:p>10096.46967720000</text:p>
          </table:table-cell>
          <table:table-cell table:formula="of:=CONCATENATE([.A285];&quot;-&quot;;[.B285])" office:value-type="string" office:string-value="52-152" calcext:value-type="string">
            <text:p>52-15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96</text:p>
          </table:table-cell>
          <table:table-cell office:value-type="float" office:value="159881.269235" calcext:value-type="float">
            <text:p>159881.26923500000</text:p>
          </table:table-cell>
          <table:table-cell office:value-type="float" office:value="1550.92039834" calcext:value-type="float">
            <text:p>1550.92039834000</text:p>
          </table:table-cell>
          <table:table-cell table:formula="of:=CONCATENATE([.A286];&quot;-&quot;;[.B286])" office:value-type="string" office:string-value="64-096" calcext:value-type="string">
            <text:p>64-09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95</text:p>
          </table:table-cell>
          <table:table-cell office:value-type="float" office:value="1071986.57057" calcext:value-type="float">
            <text:p>1071986.57057000000</text:p>
          </table:table-cell>
          <table:table-cell office:value-type="float" office:value="5680.99183494" calcext:value-type="float">
            <text:p>5680.99183494000</text:p>
          </table:table-cell>
          <table:table-cell table:formula="of:=CONCATENATE([.A287];&quot;-&quot;;[.B287])" office:value-type="string" office:string-value="64-095" calcext:value-type="string">
            <text:p>64-09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32</text:p>
          </table:table-cell>
          <table:table-cell office:value-type="float" office:value="703157.558533" calcext:value-type="float">
            <text:p>703157.55853300000</text:p>
          </table:table-cell>
          <table:table-cell office:value-type="float" office:value="4379.64575748" calcext:value-type="float">
            <text:p>4379.64575748000</text:p>
          </table:table-cell>
          <table:table-cell table:formula="of:=CONCATENATE([.A288];&quot;-&quot;;[.B288])" office:value-type="string" office:string-value="13-232" calcext:value-type="string">
            <text:p>13-23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77</text:p>
          </table:table-cell>
          <table:table-cell office:value-type="float" office:value="54110.2311455" calcext:value-type="float">
            <text:p>54110.23114550000</text:p>
          </table:table-cell>
          <table:table-cell office:value-type="float" office:value="1380.51235726" calcext:value-type="float">
            <text:p>1380.51235726000</text:p>
          </table:table-cell>
          <table:table-cell table:formula="of:=CONCATENATE([.A289];&quot;-&quot;;[.B289])" office:value-type="string" office:string-value="64-177" calcext:value-type="string">
            <text:p>64-17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97</text:p>
          </table:table-cell>
          <table:table-cell office:value-type="float" office:value="156332.146895" calcext:value-type="float">
            <text:p>156332.14689500000</text:p>
          </table:table-cell>
          <table:table-cell office:value-type="float" office:value="2053.11805187" calcext:value-type="float">
            <text:p>2053.11805187000</text:p>
          </table:table-cell>
          <table:table-cell table:formula="of:=CONCATENATE([.A290];&quot;-&quot;;[.B290])" office:value-type="string" office:string-value="64-097" calcext:value-type="string">
            <text:p>64-09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21</text:p>
          </table:table-cell>
          <table:table-cell office:value-type="float" office:value="240099.30378" calcext:value-type="float">
            <text:p>240099.30378000000</text:p>
          </table:table-cell>
          <table:table-cell office:value-type="float" office:value="2326.47767477" calcext:value-type="float">
            <text:p>2326.47767477000</text:p>
          </table:table-cell>
          <table:table-cell table:formula="of:=CONCATENATE([.A291];&quot;-&quot;;[.B291])" office:value-type="string" office:string-value="64-021" calcext:value-type="string">
            <text:p>64-02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73</text:p>
          </table:table-cell>
          <table:table-cell office:value-type="float" office:value="138019.170175" calcext:value-type="float">
            <text:p>138019.17017500000</text:p>
          </table:table-cell>
          <table:table-cell office:value-type="float" office:value="2326.42775621" calcext:value-type="float">
            <text:p>2326.42775621000</text:p>
          </table:table-cell>
          <table:table-cell table:formula="of:=CONCATENATE([.A292];&quot;-&quot;;[.B292])" office:value-type="string" office:string-value="64-173" calcext:value-type="string">
            <text:p>64-17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14</text:p>
          </table:table-cell>
          <table:table-cell office:value-type="float" office:value="10137.5442105" calcext:value-type="float">
            <text:p>10137.54421050000</text:p>
          </table:table-cell>
          <table:table-cell office:value-type="float" office:value="449.171900786" calcext:value-type="float">
            <text:p>449.17190078600</text:p>
          </table:table-cell>
          <table:table-cell table:formula="of:=CONCATENATE([.A293];&quot;-&quot;;[.B293])" office:value-type="string" office:string-value="64-414" calcext:value-type="string">
            <text:p>64-41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06</text:p>
          </table:table-cell>
          <table:table-cell office:value-type="float" office:value="109491.533297" calcext:value-type="float">
            <text:p>109491.53329700000</text:p>
          </table:table-cell>
          <table:table-cell office:value-type="float" office:value="1849.64572213" calcext:value-type="float">
            <text:p>1849.64572213000</text:p>
          </table:table-cell>
          <table:table-cell table:formula="of:=CONCATENATE([.A294];&quot;-&quot;;[.B294])" office:value-type="string" office:string-value="62-206" calcext:value-type="string">
            <text:p>62-20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35</text:p>
          </table:table-cell>
          <table:table-cell office:value-type="float" office:value="12707.87771" calcext:value-type="float">
            <text:p>12707.87771000000</text:p>
          </table:table-cell>
          <table:table-cell office:value-type="float" office:value="461.297925033" calcext:value-type="float">
            <text:p>461.29792503300</text:p>
          </table:table-cell>
          <table:table-cell table:formula="of:=CONCATENATE([.A295];&quot;-&quot;;[.B295])" office:value-type="string" office:string-value="64-435" calcext:value-type="string">
            <text:p>64-43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07</text:p>
          </table:table-cell>
          <table:table-cell office:value-type="float" office:value="89436.966689" calcext:value-type="float">
            <text:p>89436.96668900000</text:p>
          </table:table-cell>
          <table:table-cell office:value-type="float" office:value="1455.59947306" calcext:value-type="float">
            <text:p>1455.59947306000</text:p>
          </table:table-cell>
          <table:table-cell table:formula="of:=CONCATENATE([.A296];&quot;-&quot;;[.B296])" office:value-type="string" office:string-value="64-107" calcext:value-type="string">
            <text:p>64-10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80</text:p>
          </table:table-cell>
          <table:table-cell office:value-type="float" office:value="24259.375361" calcext:value-type="float">
            <text:p>24259.37536100000</text:p>
          </table:table-cell>
          <table:table-cell office:value-type="float" office:value="636.101287363" calcext:value-type="float">
            <text:p>636.10128736300</text:p>
          </table:table-cell>
          <table:table-cell table:formula="of:=CONCATENATE([.A297];&quot;-&quot;;[.B297])" office:value-type="string" office:string-value="64-180" calcext:value-type="string">
            <text:p>64-18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89</text:p>
          </table:table-cell>
          <table:table-cell office:value-type="float" office:value="133922.686648" calcext:value-type="float">
            <text:p>133922.68664800000</text:p>
          </table:table-cell>
          <table:table-cell office:value-type="float" office:value="1606.0574204" calcext:value-type="float">
            <text:p>1606.05742040000</text:p>
          </table:table-cell>
          <table:table-cell table:formula="of:=CONCATENATE([.A298];&quot;-&quot;;[.B298])" office:value-type="string" office:string-value="64-089" calcext:value-type="string">
            <text:p>64-08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11</text:p>
          </table:table-cell>
          <table:table-cell office:value-type="float" office:value="189784.770561" calcext:value-type="float">
            <text:p>189784.77056100000</text:p>
          </table:table-cell>
          <table:table-cell office:value-type="float" office:value="1978.55636481" calcext:value-type="float">
            <text:p>1978.55636481000</text:p>
          </table:table-cell>
          <table:table-cell table:formula="of:=CONCATENATE([.A299];&quot;-&quot;;[.B299])" office:value-type="string" office:string-value="64-011" calcext:value-type="string">
            <text:p>64-01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30</text:p>
          </table:table-cell>
          <table:table-cell office:value-type="float" office:value="1664466.02514" calcext:value-type="float">
            <text:p>1664466.02514000000</text:p>
          </table:table-cell>
          <table:table-cell office:value-type="float" office:value="6472.56176391" calcext:value-type="float">
            <text:p>6472.56176391000</text:p>
          </table:table-cell>
          <table:table-cell table:formula="of:=CONCATENATE([.A300];&quot;-&quot;;[.B300])" office:value-type="string" office:string-value="13-230" calcext:value-type="string">
            <text:p>13-23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47</text:p>
          </table:table-cell>
          <table:table-cell office:value-type="float" office:value="2687721.81573" calcext:value-type="float">
            <text:p>2687721.81573000000</text:p>
          </table:table-cell>
          <table:table-cell office:value-type="float" office:value="8023.69965668" calcext:value-type="float">
            <text:p>8023.69965668000</text:p>
          </table:table-cell>
          <table:table-cell table:formula="of:=CONCATENATE([.A301];&quot;-&quot;;[.B301])" office:value-type="string" office:string-value="64-047" calcext:value-type="string">
            <text:p>64-04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64</text:p>
          </table:table-cell>
          <table:table-cell office:value-type="float" office:value="188088.283824" calcext:value-type="float">
            <text:p>188088.28382400000</text:p>
          </table:table-cell>
          <table:table-cell office:value-type="float" office:value="2258.95149428" calcext:value-type="float">
            <text:p>2258.95149428000</text:p>
          </table:table-cell>
          <table:table-cell table:formula="of:=CONCATENATE([.A302];&quot;-&quot;;[.B302])" office:value-type="string" office:string-value="64-064" calcext:value-type="string">
            <text:p>64-06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73</text:p>
          </table:table-cell>
          <table:table-cell office:value-type="float" office:value="97088.9671755" calcext:value-type="float">
            <text:p>97088.96717550000</text:p>
          </table:table-cell>
          <table:table-cell office:value-type="float" office:value="1710.3137477" calcext:value-type="float">
            <text:p>1710.31374770000</text:p>
          </table:table-cell>
          <table:table-cell table:formula="of:=CONCATENATE([.A303];&quot;-&quot;;[.B303])" office:value-type="string" office:string-value="64-073" calcext:value-type="string">
            <text:p>64-07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49</text:p>
          </table:table-cell>
          <table:table-cell office:value-type="float" office:value="773279.043275" calcext:value-type="float">
            <text:p>773279.04327500000</text:p>
          </table:table-cell>
          <table:table-cell office:value-type="float" office:value="5428.10595721" calcext:value-type="float">
            <text:p>5428.10595721000</text:p>
          </table:table-cell>
          <table:table-cell table:formula="of:=CONCATENATE([.A304];&quot;-&quot;;[.B304])" office:value-type="string" office:string-value="64-149" calcext:value-type="string">
            <text:p>64-14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22</text:p>
          </table:table-cell>
          <table:table-cell office:value-type="float" office:value="722296.957153" calcext:value-type="float">
            <text:p>722296.95715300000</text:p>
          </table:table-cell>
          <table:table-cell office:value-type="float" office:value="3473.03374528" calcext:value-type="float">
            <text:p>3473.03374528000</text:p>
          </table:table-cell>
          <table:table-cell table:formula="of:=CONCATENATE([.A305];&quot;-&quot;;[.B305])" office:value-type="string" office:string-value="13-222" calcext:value-type="string">
            <text:p>13-22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21</text:p>
          </table:table-cell>
          <table:table-cell office:value-type="float" office:value="639067.911599" calcext:value-type="float">
            <text:p>639067.91159900000</text:p>
          </table:table-cell>
          <table:table-cell office:value-type="float" office:value="3958.23453135" calcext:value-type="float">
            <text:p>3958.23453135000</text:p>
          </table:table-cell>
          <table:table-cell table:formula="of:=CONCATENATE([.A306];&quot;-&quot;;[.B306])" office:value-type="string" office:string-value="13-221" calcext:value-type="string">
            <text:p>13-22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03</text:p>
          </table:table-cell>
          <table:table-cell office:value-type="float" office:value="2395236.57638" calcext:value-type="float">
            <text:p>2395236.57638000000</text:p>
          </table:table-cell>
          <table:table-cell office:value-type="float" office:value="6699.84248138" calcext:value-type="float">
            <text:p>6699.84248138000</text:p>
          </table:table-cell>
          <table:table-cell table:formula="of:=CONCATENATE([.A307];&quot;-&quot;;[.B307])" office:value-type="string" office:string-value="13-003" calcext:value-type="string">
            <text:p>13-00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92</text:p>
          </table:table-cell>
          <table:table-cell office:value-type="float" office:value="143427.853539" calcext:value-type="float">
            <text:p>143427.85353900000</text:p>
          </table:table-cell>
          <table:table-cell office:value-type="float" office:value="1731.45818394" calcext:value-type="float">
            <text:p>1731.45818394000</text:p>
          </table:table-cell>
          <table:table-cell table:formula="of:=CONCATENATE([.A308];&quot;-&quot;;[.B308])" office:value-type="string" office:string-value="66-192" calcext:value-type="string">
            <text:p>66-19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17</text:p>
          </table:table-cell>
          <table:table-cell office:value-type="float" office:value="366529.047244" calcext:value-type="float">
            <text:p>366529.04724400000</text:p>
          </table:table-cell>
          <table:table-cell office:value-type="float" office:value="3410.6197683" calcext:value-type="float">
            <text:p>3410.61976830000</text:p>
          </table:table-cell>
          <table:table-cell table:formula="of:=CONCATENATE([.A309];&quot;-&quot;;[.B309])" office:value-type="string" office:string-value="13-117" calcext:value-type="string">
            <text:p>13-11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47</text:p>
          </table:table-cell>
          <table:table-cell office:value-type="float" office:value="3415592.27052" calcext:value-type="float">
            <text:p>3415592.27052000000</text:p>
          </table:table-cell>
          <table:table-cell office:value-type="float" office:value="9634.14352185" calcext:value-type="float">
            <text:p>9634.14352185000</text:p>
          </table:table-cell>
          <table:table-cell table:formula="of:=CONCATENATE([.A310];&quot;-&quot;;[.B310])" office:value-type="string" office:string-value="13-047" calcext:value-type="string">
            <text:p>13-04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68</text:p>
          </table:table-cell>
          <table:table-cell office:value-type="float" office:value="226667.436619" calcext:value-type="float">
            <text:p>226667.43661900000</text:p>
          </table:table-cell>
          <table:table-cell office:value-type="float" office:value="2970.45529183" calcext:value-type="float">
            <text:p>2970.45529183000</text:p>
          </table:table-cell>
          <table:table-cell table:formula="of:=CONCATENATE([.A311];&quot;-&quot;;[.B311])" office:value-type="string" office:string-value="52-068" calcext:value-type="string">
            <text:p>52-06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25</text:p>
          </table:table-cell>
          <table:table-cell office:value-type="float" office:value="22032139.3382" calcext:value-type="float">
            <text:p>22032139.33820000000</text:p>
          </table:table-cell>
          <table:table-cell office:value-type="float" office:value="22450.7409917" calcext:value-type="float">
            <text:p>22450.74099170000</text:p>
          </table:table-cell>
          <table:table-cell table:formula="of:=CONCATENATE([.A312];&quot;-&quot;;[.B312])" office:value-type="string" office:string-value="13-025" calcext:value-type="string">
            <text:p>13-02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53</text:p>
          </table:table-cell>
          <table:table-cell office:value-type="float" office:value="29342438.9909" calcext:value-type="float">
            <text:p>29342438.99090000000</text:p>
          </table:table-cell>
          <table:table-cell office:value-type="float" office:value="26544.2821402" calcext:value-type="float">
            <text:p>26544.28214020000</text:p>
          </table:table-cell>
          <table:table-cell table:formula="of:=CONCATENATE([.A313];&quot;-&quot;;[.B313])" office:value-type="string" office:string-value="13-253" calcext:value-type="string">
            <text:p>13-25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15</text:p>
          </table:table-cell>
          <table:table-cell office:value-type="float" office:value="76327652.4489" calcext:value-type="float">
            <text:p>76327652.44890000000</text:p>
          </table:table-cell>
          <table:table-cell office:value-type="float" office:value="38722.598416" calcext:value-type="float">
            <text:p>38722.59841600000</text:p>
          </table:table-cell>
          <table:table-cell table:formula="of:=CONCATENATE([.A314];&quot;-&quot;;[.B314])" office:value-type="string" office:string-value="13-215" calcext:value-type="string">
            <text:p>13-21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13</text:p>
          </table:table-cell>
          <table:table-cell office:value-type="float" office:value="16138.5344265" calcext:value-type="float">
            <text:p>16138.53442650000</text:p>
          </table:table-cell>
          <table:table-cell office:value-type="float" office:value="663.765355991" calcext:value-type="float">
            <text:p>663.76535599100</text:p>
          </table:table-cell>
          <table:table-cell table:formula="of:=CONCATENATE([.A315];&quot;-&quot;;[.B315])" office:value-type="string" office:string-value="66-413" calcext:value-type="string">
            <text:p>66-41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33</text:p>
          </table:table-cell>
          <table:table-cell office:value-type="float" office:value="153024.897893" calcext:value-type="float">
            <text:p>153024.89789300000</text:p>
          </table:table-cell>
          <table:table-cell office:value-type="float" office:value="2027.86045856" calcext:value-type="float">
            <text:p>2027.86045856000</text:p>
          </table:table-cell>
          <table:table-cell table:formula="of:=CONCATENATE([.A316];&quot;-&quot;;[.B316])" office:value-type="string" office:string-value="13-133" calcext:value-type="string">
            <text:p>13-13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08</text:p>
          </table:table-cell>
          <table:table-cell office:value-type="float" office:value="297202.886277" calcext:value-type="float">
            <text:p>297202.88627700000</text:p>
          </table:table-cell>
          <table:table-cell office:value-type="float" office:value="2333.77682007" calcext:value-type="float">
            <text:p>2333.77682007000</text:p>
          </table:table-cell>
          <table:table-cell table:formula="of:=CONCATENATE([.A317];&quot;-&quot;;[.B317])" office:value-type="string" office:string-value="13-208" calcext:value-type="string">
            <text:p>13-20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02</text:p>
          </table:table-cell>
          <table:table-cell office:value-type="float" office:value="140234.762964" calcext:value-type="float">
            <text:p>140234.76296400000</text:p>
          </table:table-cell>
          <table:table-cell office:value-type="float" office:value="1815.09088602" calcext:value-type="float">
            <text:p>1815.09088602000</text:p>
          </table:table-cell>
          <table:table-cell table:formula="of:=CONCATENATE([.A318];&quot;-&quot;;[.B318])" office:value-type="string" office:string-value="52-102" calcext:value-type="string">
            <text:p>52-10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64</text:p>
          </table:table-cell>
          <table:table-cell office:value-type="float" office:value="29101774.7092" calcext:value-type="float">
            <text:p>29101774.70920000000</text:p>
          </table:table-cell>
          <table:table-cell office:value-type="float" office:value="25950.0482054" calcext:value-type="float">
            <text:p>25950.04820540000</text:p>
          </table:table-cell>
          <table:table-cell table:formula="of:=CONCATENATE([.A319];&quot;-&quot;;[.B319])" office:value-type="string" office:string-value="13-264" calcext:value-type="string">
            <text:p>13-26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89</text:p>
          </table:table-cell>
          <table:table-cell office:value-type="float" office:value="623143.583803" calcext:value-type="float">
            <text:p>623143.58380300000</text:p>
          </table:table-cell>
          <table:table-cell office:value-type="float" office:value="3796.55379764" calcext:value-type="float">
            <text:p>3796.55379764000</text:p>
          </table:table-cell>
          <table:table-cell table:formula="of:=CONCATENATE([.A320];&quot;-&quot;;[.B320])" office:value-type="string" office:string-value="13-089" calcext:value-type="string">
            <text:p>13-08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48</text:p>
          </table:table-cell>
          <table:table-cell office:value-type="float" office:value="10398271.9815" calcext:value-type="float">
            <text:p>10398271.98150000000</text:p>
          </table:table-cell>
          <table:table-cell office:value-type="float" office:value="16927.6860201" calcext:value-type="float">
            <text:p>16927.68602010000</text:p>
          </table:table-cell>
          <table:table-cell table:formula="of:=CONCATENATE([.A321];&quot;-&quot;;[.B321])" office:value-type="string" office:string-value="13-048" calcext:value-type="string">
            <text:p>13-04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00</text:p>
          </table:table-cell>
          <table:table-cell office:value-type="float" office:value="315532.799082" calcext:value-type="float">
            <text:p>315532.79908200000</text:p>
          </table:table-cell>
          <table:table-cell office:value-type="float" office:value="4184.20758773" calcext:value-type="float">
            <text:p>4184.20758773000</text:p>
          </table:table-cell>
          <table:table-cell table:formula="of:=CONCATENATE([.A322];&quot;-&quot;;[.B322])" office:value-type="string" office:string-value="13-200" calcext:value-type="string">
            <text:p>13-20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28</text:p>
          </table:table-cell>
          <table:table-cell office:value-type="float" office:value="261978.430699" calcext:value-type="float">
            <text:p>261978.43069900000</text:p>
          </table:table-cell>
          <table:table-cell office:value-type="float" office:value="2665.99323355" calcext:value-type="float">
            <text:p>2665.99323355000</text:p>
          </table:table-cell>
          <table:table-cell table:formula="of:=CONCATENATE([.A323];&quot;-&quot;;[.B323])" office:value-type="string" office:string-value="13-028" calcext:value-type="string">
            <text:p>13-02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01</text:p>
          </table:table-cell>
          <table:table-cell office:value-type="float" office:value="16116031.6343" calcext:value-type="float">
            <text:p>16116031.63430000000</text:p>
          </table:table-cell>
          <table:table-cell office:value-type="float" office:value="18486.7116675" calcext:value-type="float">
            <text:p>18486.71166750000</text:p>
          </table:table-cell>
          <table:table-cell table:formula="of:=CONCATENATE([.A324];&quot;-&quot;;[.B324])" office:value-type="string" office:string-value="13-001" calcext:value-type="string">
            <text:p>13-00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47</text:p>
          </table:table-cell>
          <table:table-cell office:value-type="float" office:value="16375.2078505" calcext:value-type="float">
            <text:p>16375.20785050000</text:p>
          </table:table-cell>
          <table:table-cell office:value-type="float" office:value="555.183363924" calcext:value-type="float">
            <text:p>555.18336392400</text:p>
          </table:table-cell>
          <table:table-cell table:formula="of:=CONCATENATE([.A325];&quot;-&quot;;[.B325])" office:value-type="string" office:string-value="66-447" calcext:value-type="string">
            <text:p>66-44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79</text:p>
          </table:table-cell>
          <table:table-cell office:value-type="float" office:value="156236.010513" calcext:value-type="float">
            <text:p>156236.01051300000</text:p>
          </table:table-cell>
          <table:table-cell office:value-type="float" office:value="2204.95590632" calcext:value-type="float">
            <text:p>2204.95590632000</text:p>
          </table:table-cell>
          <table:table-cell table:formula="of:=CONCATENATE([.A326];&quot;-&quot;;[.B326])" office:value-type="string" office:string-value="13-179" calcext:value-type="string">
            <text:p>13-17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35</text:p>
          </table:table-cell>
          <table:table-cell office:value-type="float" office:value="205054.567357" calcext:value-type="float">
            <text:p>205054.56735700000</text:p>
          </table:table-cell>
          <table:table-cell office:value-type="float" office:value="2416.18444535" calcext:value-type="float">
            <text:p>2416.18444535000</text:p>
          </table:table-cell>
          <table:table-cell table:formula="of:=CONCATENATE([.A327];&quot;-&quot;;[.B327])" office:value-type="string" office:string-value="13-035" calcext:value-type="string">
            <text:p>13-03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60</text:p>
          </table:table-cell>
          <table:table-cell office:value-type="float" office:value="282817.655002" calcext:value-type="float">
            <text:p>282817.65500200000</text:p>
          </table:table-cell>
          <table:table-cell office:value-type="float" office:value="4436.61175639" calcext:value-type="float">
            <text:p>4436.61175639000</text:p>
          </table:table-cell>
          <table:table-cell table:formula="of:=CONCATENATE([.A328];&quot;-&quot;;[.B328])" office:value-type="string" office:string-value="66-160" calcext:value-type="string">
            <text:p>66-16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04</text:p>
          </table:table-cell>
          <table:table-cell office:value-type="float" office:value="1725290.48581" calcext:value-type="float">
            <text:p>1725290.48581000000</text:p>
          </table:table-cell>
          <table:table-cell office:value-type="float" office:value="5806.85775732" calcext:value-type="float">
            <text:p>5806.85775732000</text:p>
          </table:table-cell>
          <table:table-cell table:formula="of:=CONCATENATE([.A329];&quot;-&quot;;[.B329])" office:value-type="string" office:string-value="13-004" calcext:value-type="string">
            <text:p>13-00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54</text:p>
          </table:table-cell>
          <table:table-cell office:value-type="float" office:value="206115.126602" calcext:value-type="float">
            <text:p>206115.12660200000</text:p>
          </table:table-cell>
          <table:table-cell office:value-type="float" office:value="1945.84409164" calcext:value-type="float">
            <text:p>1945.84409164000</text:p>
          </table:table-cell>
          <table:table-cell table:formula="of:=CONCATENATE([.A330];&quot;-&quot;;[.B330])" office:value-type="string" office:string-value="52-054" calcext:value-type="string">
            <text:p>52-05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98</text:p>
          </table:table-cell>
          <table:table-cell office:value-type="float" office:value="359930.380608" calcext:value-type="float">
            <text:p>359930.38060800000</text:p>
          </table:table-cell>
          <table:table-cell office:value-type="float" office:value="3023.68254805" calcext:value-type="float">
            <text:p>3023.68254805000</text:p>
          </table:table-cell>
          <table:table-cell table:formula="of:=CONCATENATE([.A331];&quot;-&quot;;[.B331])" office:value-type="string" office:string-value="13-098" calcext:value-type="string">
            <text:p>13-09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93</text:p>
          </table:table-cell>
          <table:table-cell office:value-type="float" office:value="181100.822075" calcext:value-type="float">
            <text:p>181100.82207500000</text:p>
          </table:table-cell>
          <table:table-cell office:value-type="float" office:value="2099.25452997" calcext:value-type="float">
            <text:p>2099.25452997000</text:p>
          </table:table-cell>
          <table:table-cell table:formula="of:=CONCATENATE([.A332];&quot;-&quot;;[.B332])" office:value-type="string" office:string-value="13-193" calcext:value-type="string">
            <text:p>13-19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70</text:p>
          </table:table-cell>
          <table:table-cell office:value-type="float" office:value="4290911.24105" calcext:value-type="float">
            <text:p>4290911.24105000000</text:p>
          </table:table-cell>
          <table:table-cell office:value-type="float" office:value="8358.59017805" calcext:value-type="float">
            <text:p>8358.59017805000</text:p>
          </table:table-cell>
          <table:table-cell table:formula="of:=CONCATENATE([.A333];&quot;-&quot;;[.B333])" office:value-type="string" office:string-value="52-170" calcext:value-type="string">
            <text:p>52-17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20</text:p>
          </table:table-cell>
          <table:table-cell office:value-type="float" office:value="477348.855478" calcext:value-type="float">
            <text:p>477348.85547800000</text:p>
          </table:table-cell>
          <table:table-cell office:value-type="float" office:value="4206.02038465" calcext:value-type="float">
            <text:p>4206.02038465000</text:p>
          </table:table-cell>
          <table:table-cell table:formula="of:=CONCATENATE([.A334];&quot;-&quot;;[.B334])" office:value-type="string" office:string-value="13-120" calcext:value-type="string">
            <text:p>13-12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12</text:p>
          </table:table-cell>
          <table:table-cell office:value-type="float" office:value="224522.343835" calcext:value-type="float">
            <text:p>224522.34383500000</text:p>
          </table:table-cell>
          <table:table-cell office:value-type="float" office:value="2308.62163653" calcext:value-type="float">
            <text:p>2308.62163653000</text:p>
          </table:table-cell>
          <table:table-cell table:formula="of:=CONCATENATE([.A335];&quot;-&quot;;[.B335])" office:value-type="string" office:string-value="13-112" calcext:value-type="string">
            <text:p>13-11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02</text:p>
          </table:table-cell>
          <table:table-cell office:value-type="float" office:value="2523297.89043" calcext:value-type="float">
            <text:p>2523297.89043000000</text:p>
          </table:table-cell>
          <table:table-cell office:value-type="float" office:value="8240.27407629" calcext:value-type="float">
            <text:p>8240.27407629000</text:p>
          </table:table-cell>
          <table:table-cell table:formula="of:=CONCATENATE([.A336];&quot;-&quot;;[.B336])" office:value-type="string" office:string-value="13-002" calcext:value-type="string">
            <text:p>13-00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37</text:p>
          </table:table-cell>
          <table:table-cell office:value-type="float" office:value="188365.380717" calcext:value-type="float">
            <text:p>188365.38071700000</text:p>
          </table:table-cell>
          <table:table-cell office:value-type="float" office:value="2582.76395513" calcext:value-type="float">
            <text:p>2582.76395513000</text:p>
          </table:table-cell>
          <table:table-cell table:formula="of:=CONCATENATE([.A337];&quot;-&quot;;[.B337])" office:value-type="string" office:string-value="66-037" calcext:value-type="string">
            <text:p>66-03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37</text:p>
          </table:table-cell>
          <table:table-cell office:value-type="float" office:value="94401.5534045" calcext:value-type="float">
            <text:p>94401.55340450000</text:p>
          </table:table-cell>
          <table:table-cell office:value-type="float" office:value="1524.96397893" calcext:value-type="float">
            <text:p>1524.96397893000</text:p>
          </table:table-cell>
          <table:table-cell table:formula="of:=CONCATENATE([.A338];&quot;-&quot;;[.B338])" office:value-type="string" office:string-value="52-037" calcext:value-type="string">
            <text:p>52-03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27</text:p>
          </table:table-cell>
          <table:table-cell office:value-type="float" office:value="5407115.52124" calcext:value-type="float">
            <text:p>5407115.52124000000</text:p>
          </table:table-cell>
          <table:table-cell office:value-type="float" office:value="10384.1291706" calcext:value-type="float">
            <text:p>10384.12917060000</text:p>
          </table:table-cell>
          <table:table-cell table:formula="of:=CONCATENATE([.A339];&quot;-&quot;;[.B339])" office:value-type="string" office:string-value="13-027" calcext:value-type="string">
            <text:p>13-02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74</text:p>
          </table:table-cell>
          <table:table-cell office:value-type="float" office:value="118448.269929" calcext:value-type="float">
            <text:p>118448.26992900000</text:p>
          </table:table-cell>
          <table:table-cell office:value-type="float" office:value="1934.280385" calcext:value-type="float">
            <text:p>1934.28038500000</text:p>
          </table:table-cell>
          <table:table-cell table:formula="of:=CONCATENATE([.A340];&quot;-&quot;;[.B340])" office:value-type="string" office:string-value="13-174" calcext:value-type="string">
            <text:p>13-17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18</text:p>
          </table:table-cell>
          <table:table-cell office:value-type="float" office:value="38232555.9731" calcext:value-type="float">
            <text:p>38232555.97310000000</text:p>
          </table:table-cell>
          <table:table-cell office:value-type="float" office:value="32219.6225175" calcext:value-type="float">
            <text:p>32219.62251750000</text:p>
          </table:table-cell>
          <table:table-cell table:formula="of:=CONCATENATE([.A341];&quot;-&quot;;[.B341])" office:value-type="string" office:string-value="13-018" calcext:value-type="string">
            <text:p>13-01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05</text:p>
          </table:table-cell>
          <table:table-cell office:value-type="float" office:value="224751.10591" calcext:value-type="float">
            <text:p>224751.10591000000</text:p>
          </table:table-cell>
          <table:table-cell office:value-type="float" office:value="2869.98344992" calcext:value-type="float">
            <text:p>2869.98344992000</text:p>
          </table:table-cell>
          <table:table-cell table:formula="of:=CONCATENATE([.A342];&quot;-&quot;;[.B342])" office:value-type="string" office:string-value="52-005" calcext:value-type="string">
            <text:p>52-00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32</text:p>
          </table:table-cell>
          <table:table-cell office:value-type="float" office:value="94713.621297" calcext:value-type="float">
            <text:p>94713.62129700000</text:p>
          </table:table-cell>
          <table:table-cell office:value-type="float" office:value="1374.27184064" calcext:value-type="float">
            <text:p>1374.27184064000</text:p>
          </table:table-cell>
          <table:table-cell table:formula="of:=CONCATENATE([.A343];&quot;-&quot;;[.B343])" office:value-type="string" office:string-value="13-132" calcext:value-type="string">
            <text:p>13-13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77</text:p>
          </table:table-cell>
          <table:table-cell office:value-type="float" office:value="15104.1207355" calcext:value-type="float">
            <text:p>15104.12073550000</text:p>
          </table:table-cell>
          <table:table-cell office:value-type="float" office:value="535.854090612" calcext:value-type="float">
            <text:p>535.85409061200</text:p>
          </table:table-cell>
          <table:table-cell table:formula="of:=CONCATENATE([.A344];&quot;-&quot;;[.B344])" office:value-type="string" office:string-value="66-477" calcext:value-type="string">
            <text:p>66-47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14</text:p>
          </table:table-cell>
          <table:table-cell office:value-type="float" office:value="10597.039023" calcext:value-type="float">
            <text:p>10597.03902300000</text:p>
          </table:table-cell>
          <table:table-cell office:value-type="float" office:value="419.294066951" calcext:value-type="float">
            <text:p>419.29406695100</text:p>
          </table:table-cell>
          <table:table-cell table:formula="of:=CONCATENATE([.A345];&quot;-&quot;;[.B345])" office:value-type="string" office:string-value="66-414" calcext:value-type="string">
            <text:p>66-41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73</text:p>
          </table:table-cell>
          <table:table-cell office:value-type="float" office:value="226640.693579" calcext:value-type="float">
            <text:p>226640.69357900000</text:p>
          </table:table-cell>
          <table:table-cell office:value-type="float" office:value="2440.26496497" calcext:value-type="float">
            <text:p>2440.26496497000</text:p>
          </table:table-cell>
          <table:table-cell table:formula="of:=CONCATENATE([.A346];&quot;-&quot;;[.B346])" office:value-type="string" office:string-value="13-173" calcext:value-type="string">
            <text:p>13-17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49</text:p>
          </table:table-cell>
          <table:table-cell office:value-type="float" office:value="389715.009767" calcext:value-type="float">
            <text:p>389715.00976700000</text:p>
          </table:table-cell>
          <table:table-cell office:value-type="float" office:value="3357.62801528" calcext:value-type="float">
            <text:p>3357.62801528000</text:p>
          </table:table-cell>
          <table:table-cell table:formula="of:=CONCATENATE([.A347];&quot;-&quot;;[.B347])" office:value-type="string" office:string-value="13-049" calcext:value-type="string">
            <text:p>13-04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16</text:p>
          </table:table-cell>
          <table:table-cell office:value-type="float" office:value="142885.061045" calcext:value-type="float">
            <text:p>142885.06104500000</text:p>
          </table:table-cell>
          <table:table-cell office:value-type="float" office:value="2078.92105702" calcext:value-type="float">
            <text:p>2078.92105702000</text:p>
          </table:table-cell>
          <table:table-cell table:formula="of:=CONCATENATE([.A348];&quot;-&quot;;[.B348])" office:value-type="string" office:string-value="13-116" calcext:value-type="string">
            <text:p>13-11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62</text:p>
          </table:table-cell>
          <table:table-cell office:value-type="float" office:value="298106.097409" calcext:value-type="float">
            <text:p>298106.09740900000</text:p>
          </table:table-cell>
          <table:table-cell office:value-type="float" office:value="3214.86143723" calcext:value-type="float">
            <text:p>3214.86143723000</text:p>
          </table:table-cell>
          <table:table-cell table:formula="of:=CONCATENATE([.A349];&quot;-&quot;;[.B349])" office:value-type="string" office:string-value="66-062" calcext:value-type="string">
            <text:p>66-06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50</text:p>
          </table:table-cell>
          <table:table-cell office:value-type="float" office:value="108818.762744" calcext:value-type="float">
            <text:p>108818.76274400000</text:p>
          </table:table-cell>
          <table:table-cell office:value-type="float" office:value="1670.5024589" calcext:value-type="float">
            <text:p>1670.50245890000</text:p>
          </table:table-cell>
          <table:table-cell table:formula="of:=CONCATENATE([.A350];&quot;-&quot;;[.B350])" office:value-type="string" office:string-value="52-050" calcext:value-type="string">
            <text:p>52-05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50</text:p>
          </table:table-cell>
          <table:table-cell office:value-type="float" office:value="28983100.0049" calcext:value-type="float">
            <text:p>28983100.00490000000</text:p>
          </table:table-cell>
          <table:table-cell office:value-type="float" office:value="24191.6375251" calcext:value-type="float">
            <text:p>24191.63752510000</text:p>
          </table:table-cell>
          <table:table-cell table:formula="of:=CONCATENATE([.A351];&quot;-&quot;;[.B351])" office:value-type="string" office:string-value="52-250" calcext:value-type="string">
            <text:p>52-25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45</text:p>
          </table:table-cell>
          <table:table-cell office:value-type="float" office:value="230974.711971" calcext:value-type="float">
            <text:p>230974.71197100000</text:p>
          </table:table-cell>
          <table:table-cell office:value-type="float" office:value="2473.73537459" calcext:value-type="float">
            <text:p>2473.73537459000</text:p>
          </table:table-cell>
          <table:table-cell table:formula="of:=CONCATENATE([.A352];&quot;-&quot;;[.B352])" office:value-type="string" office:string-value="52-045" calcext:value-type="string">
            <text:p>52-04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60</text:p>
          </table:table-cell>
          <table:table-cell office:value-type="float" office:value="415007.778258" calcext:value-type="float">
            <text:p>415007.77825800000</text:p>
          </table:table-cell>
          <table:table-cell office:value-type="float" office:value="2993.1070812" calcext:value-type="float">
            <text:p>2993.10708120000</text:p>
          </table:table-cell>
          <table:table-cell table:formula="of:=CONCATENATE([.A353];&quot;-&quot;;[.B353])" office:value-type="string" office:string-value="13-160" calcext:value-type="string">
            <text:p>13-16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403</text:p>
          </table:table-cell>
          <table:table-cell office:value-type="float" office:value="42498.099331" calcext:value-type="float">
            <text:p>42498.09933100000</text:p>
          </table:table-cell>
          <table:table-cell office:value-type="float" office:value="981.618401322" calcext:value-type="float">
            <text:p>981.61840132200</text:p>
          </table:table-cell>
          <table:table-cell table:formula="of:=CONCATENATE([.A354];&quot;-&quot;;[.B354])" office:value-type="string" office:string-value="13-403" calcext:value-type="string">
            <text:p>13-40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51</text:p>
          </table:table-cell>
          <table:table-cell office:value-type="float" office:value="394554.382432" calcext:value-type="float">
            <text:p>394554.38243200000</text:p>
          </table:table-cell>
          <table:table-cell office:value-type="float" office:value="2739.02481924" calcext:value-type="float">
            <text:p>2739.02481924000</text:p>
          </table:table-cell>
          <table:table-cell table:formula="of:=CONCATENATE([.A355];&quot;-&quot;;[.B355])" office:value-type="string" office:string-value="13-151" calcext:value-type="string">
            <text:p>13-15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37</text:p>
          </table:table-cell>
          <table:table-cell office:value-type="float" office:value="155507.386468" calcext:value-type="float">
            <text:p>155507.38646800000</text:p>
          </table:table-cell>
          <table:table-cell office:value-type="float" office:value="1816.50740161" calcext:value-type="float">
            <text:p>1816.50740161000</text:p>
          </table:table-cell>
          <table:table-cell table:formula="of:=CONCATENATE([.A356];&quot;-&quot;;[.B356])" office:value-type="string" office:string-value="13-037" calcext:value-type="string">
            <text:p>13-03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79</text:p>
          </table:table-cell>
          <table:table-cell office:value-type="float" office:value="360596.483577" calcext:value-type="float">
            <text:p>360596.48357700000</text:p>
          </table:table-cell>
          <table:table-cell office:value-type="float" office:value="4673.13377129" calcext:value-type="float">
            <text:p>4673.13377129000</text:p>
          </table:table-cell>
          <table:table-cell table:formula="of:=CONCATENATE([.A357];&quot;-&quot;;[.B357])" office:value-type="string" office:string-value="13-079" calcext:value-type="string">
            <text:p>13-07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19</text:p>
          </table:table-cell>
          <table:table-cell office:value-type="float" office:value="118791.849226" calcext:value-type="float">
            <text:p>118791.84922600000</text:p>
          </table:table-cell>
          <table:table-cell office:value-type="float" office:value="1711.03296951" calcext:value-type="float">
            <text:p>1711.03296951000</text:p>
          </table:table-cell>
          <table:table-cell table:formula="of:=CONCATENATE([.A358];&quot;-&quot;;[.B358])" office:value-type="string" office:string-value="13-119" calcext:value-type="string">
            <text:p>13-11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58</text:p>
          </table:table-cell>
          <table:table-cell office:value-type="float" office:value="241485.688543" calcext:value-type="float">
            <text:p>241485.68854300000</text:p>
          </table:table-cell>
          <table:table-cell office:value-type="float" office:value="2562.40243825" calcext:value-type="float">
            <text:p>2562.40243825000</text:p>
          </table:table-cell>
          <table:table-cell table:formula="of:=CONCATENATE([.A359];&quot;-&quot;;[.B359])" office:value-type="string" office:string-value="13-058" calcext:value-type="string">
            <text:p>13-05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53</text:p>
          </table:table-cell>
          <table:table-cell office:value-type="float" office:value="236152.699855" calcext:value-type="float">
            <text:p>236152.69985500000</text:p>
          </table:table-cell>
          <table:table-cell office:value-type="float" office:value="2767.23199376" calcext:value-type="float">
            <text:p>2767.23199376000</text:p>
          </table:table-cell>
          <table:table-cell table:formula="of:=CONCATENATE([.A360];&quot;-&quot;;[.B360])" office:value-type="string" office:string-value="13-053" calcext:value-type="string">
            <text:p>13-05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16</text:p>
          </table:table-cell>
          <table:table-cell office:value-type="float" office:value="310199.137137" calcext:value-type="float">
            <text:p>310199.13713700000</text:p>
          </table:table-cell>
          <table:table-cell office:value-type="float" office:value="3048.13820177" calcext:value-type="float">
            <text:p>3048.13820177000</text:p>
          </table:table-cell>
          <table:table-cell table:formula="of:=CONCATENATE([.A361];&quot;-&quot;;[.B361])" office:value-type="string" office:string-value="13-216" calcext:value-type="string">
            <text:p>13-21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94</text:p>
          </table:table-cell>
          <table:table-cell office:value-type="float" office:value="184373.874039" calcext:value-type="float">
            <text:p>184373.87403900000</text:p>
          </table:table-cell>
          <table:table-cell office:value-type="float" office:value="1918.64055239" calcext:value-type="float">
            <text:p>1918.64055239000</text:p>
          </table:table-cell>
          <table:table-cell table:formula="of:=CONCATENATE([.A362];&quot;-&quot;;[.B362])" office:value-type="string" office:string-value="13-194" calcext:value-type="string">
            <text:p>13-19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50</text:p>
          </table:table-cell>
          <table:table-cell office:value-type="float" office:value="368718.375144" calcext:value-type="float">
            <text:p>368718.37514400000</text:p>
          </table:table-cell>
          <table:table-cell office:value-type="float" office:value="2677.67943523" calcext:value-type="float">
            <text:p>2677.67943523000</text:p>
          </table:table-cell>
          <table:table-cell table:formula="of:=CONCATENATE([.A363];&quot;-&quot;;[.B363])" office:value-type="string" office:string-value="13-050" calcext:value-type="string">
            <text:p>13-05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53</text:p>
          </table:table-cell>
          <table:table-cell office:value-type="float" office:value="171551.684959" calcext:value-type="float">
            <text:p>171551.68495900000</text:p>
          </table:table-cell>
          <table:table-cell office:value-type="float" office:value="2541.09496712" calcext:value-type="float">
            <text:p>2541.09496712000</text:p>
          </table:table-cell>
          <table:table-cell table:formula="of:=CONCATENATE([.A364];&quot;-&quot;;[.B364])" office:value-type="string" office:string-value="66-153" calcext:value-type="string">
            <text:p>66-15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47</text:p>
          </table:table-cell>
          <table:table-cell office:value-type="float" office:value="225275.251202" calcext:value-type="float">
            <text:p>225275.25120200000</text:p>
          </table:table-cell>
          <table:table-cell office:value-type="float" office:value="2637.23725908" calcext:value-type="float">
            <text:p>2637.23725908000</text:p>
          </table:table-cell>
          <table:table-cell table:formula="of:=CONCATENATE([.A365];&quot;-&quot;;[.B365])" office:value-type="string" office:string-value="52-047" calcext:value-type="string">
            <text:p>52-04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00</text:p>
          </table:table-cell>
          <table:table-cell office:value-type="float" office:value="54420.544426" calcext:value-type="float">
            <text:p>54420.54442600000</text:p>
          </table:table-cell>
          <table:table-cell office:value-type="float" office:value="965.633978835" calcext:value-type="float">
            <text:p>965.63397883500</text:p>
          </table:table-cell>
          <table:table-cell table:formula="of:=CONCATENATE([.A366];&quot;-&quot;;[.B366])" office:value-type="string" office:string-value="52-100" calcext:value-type="string">
            <text:p>52-10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05</text:p>
          </table:table-cell>
          <table:table-cell office:value-type="float" office:value="3372274.35226" calcext:value-type="float">
            <text:p>3372274.35226000000</text:p>
          </table:table-cell>
          <table:table-cell office:value-type="float" office:value="8064.04067856" calcext:value-type="float">
            <text:p>8064.04067856000</text:p>
          </table:table-cell>
          <table:table-cell table:formula="of:=CONCATENATE([.A367];&quot;-&quot;;[.B367])" office:value-type="string" office:string-value="13-005" calcext:value-type="string">
            <text:p>13-00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34</text:p>
          </table:table-cell>
          <table:table-cell office:value-type="float" office:value="161003.111192" calcext:value-type="float">
            <text:p>161003.11119200000</text:p>
          </table:table-cell>
          <table:table-cell office:value-type="float" office:value="1804.81137544" calcext:value-type="float">
            <text:p>1804.81137544000</text:p>
          </table:table-cell>
          <table:table-cell table:formula="of:=CONCATENATE([.A368];&quot;-&quot;;[.B368])" office:value-type="string" office:string-value="13-034" calcext:value-type="string">
            <text:p>13-03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61</text:p>
          </table:table-cell>
          <table:table-cell office:value-type="float" office:value="66378208.2162" calcext:value-type="float">
            <text:p>66378208.21620000000</text:p>
          </table:table-cell>
          <table:table-cell office:value-type="float" office:value="35989.7562846" calcext:value-type="float">
            <text:p>35989.75628460000</text:p>
          </table:table-cell>
          <table:table-cell table:formula="of:=CONCATENATE([.A369];&quot;-&quot;;[.B369])" office:value-type="string" office:string-value="52-261" calcext:value-type="string">
            <text:p>52-26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74</text:p>
          </table:table-cell>
          <table:table-cell office:value-type="float" office:value="15961.976313" calcext:value-type="float">
            <text:p>15961.97631300000</text:p>
          </table:table-cell>
          <table:table-cell office:value-type="float" office:value="546.348174237" calcext:value-type="float">
            <text:p>546.34817423700</text:p>
          </table:table-cell>
          <table:table-cell table:formula="of:=CONCATENATE([.A370];&quot;-&quot;;[.B370])" office:value-type="string" office:string-value="66-474" calcext:value-type="string">
            <text:p>66-47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78</text:p>
          </table:table-cell>
          <table:table-cell office:value-type="float" office:value="326813.549776" calcext:value-type="float">
            <text:p>326813.54977600000</text:p>
          </table:table-cell>
          <table:table-cell office:value-type="float" office:value="2915.92259959" calcext:value-type="float">
            <text:p>2915.92259959000</text:p>
          </table:table-cell>
          <table:table-cell table:formula="of:=CONCATENATE([.A371];&quot;-&quot;;[.B371])" office:value-type="string" office:string-value="13-078" calcext:value-type="string">
            <text:p>13-07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06</text:p>
          </table:table-cell>
          <table:table-cell office:value-type="float" office:value="8856079.98193" calcext:value-type="float">
            <text:p>8856079.98193000000</text:p>
          </table:table-cell>
          <table:table-cell office:value-type="float" office:value="15068.9382398" calcext:value-type="float">
            <text:p>15068.93823980000</text:p>
          </table:table-cell>
          <table:table-cell table:formula="of:=CONCATENATE([.A372];&quot;-&quot;;[.B372])" office:value-type="string" office:string-value="13-006" calcext:value-type="string">
            <text:p>13-00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14</text:p>
          </table:table-cell>
          <table:table-cell office:value-type="float" office:value="6022551.13655" calcext:value-type="float">
            <text:p>6022551.13655000000</text:p>
          </table:table-cell>
          <table:table-cell office:value-type="float" office:value="13449.9081017" calcext:value-type="float">
            <text:p>13449.90810170000</text:p>
          </table:table-cell>
          <table:table-cell table:formula="of:=CONCATENATE([.A373];&quot;-&quot;;[.B373])" office:value-type="string" office:string-value="13-014" calcext:value-type="string">
            <text:p>13-01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07</text:p>
          </table:table-cell>
          <table:table-cell office:value-type="float" office:value="100003.235948" calcext:value-type="float">
            <text:p>100003.23594800000</text:p>
          </table:table-cell>
          <table:table-cell office:value-type="float" office:value="1753.67594936" calcext:value-type="float">
            <text:p>1753.67594936000</text:p>
          </table:table-cell>
          <table:table-cell table:formula="of:=CONCATENATE([.A374];&quot;-&quot;;[.B374])" office:value-type="string" office:string-value="52-107" calcext:value-type="string">
            <text:p>52-10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06</text:p>
          </table:table-cell>
          <table:table-cell office:value-type="float" office:value="202564.941511" calcext:value-type="float">
            <text:p>202564.94151100000</text:p>
          </table:table-cell>
          <table:table-cell office:value-type="float" office:value="2534.93895834" calcext:value-type="float">
            <text:p>2534.93895834000</text:p>
          </table:table-cell>
          <table:table-cell table:formula="of:=CONCATENATE([.A375];&quot;-&quot;;[.B375])" office:value-type="string" office:string-value="52-106" calcext:value-type="string">
            <text:p>52-106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98</text:p>
          </table:table-cell>
          <table:table-cell office:value-type="float" office:value="248049.457565" calcext:value-type="float">
            <text:p>248049.45756500000</text:p>
          </table:table-cell>
          <table:table-cell office:value-type="float" office:value="2517.24861351" calcext:value-type="float">
            <text:p>2517.24861351000</text:p>
          </table:table-cell>
          <table:table-cell table:formula="of:=CONCATENATE([.A376];&quot;-&quot;;[.B376])" office:value-type="string" office:string-value="52-098" calcext:value-type="string">
            <text:p>52-09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71</text:p>
          </table:table-cell>
          <table:table-cell office:value-type="float" office:value="1901049.96725" calcext:value-type="float">
            <text:p>1901049.96725000000</text:p>
          </table:table-cell>
          <table:table-cell office:value-type="float" office:value="6419.81606913" calcext:value-type="float">
            <text:p>6419.81606913000</text:p>
          </table:table-cell>
          <table:table-cell table:formula="of:=CONCATENATE([.A377];&quot;-&quot;;[.B377])" office:value-type="string" office:string-value="13-171" calcext:value-type="string">
            <text:p>13-17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15</text:p>
          </table:table-cell>
          <table:table-cell office:value-type="float" office:value="130750.952977" calcext:value-type="float">
            <text:p>130750.95297700000</text:p>
          </table:table-cell>
          <table:table-cell office:value-type="float" office:value="1475.99112256" calcext:value-type="float">
            <text:p>1475.99112256000</text:p>
          </table:table-cell>
          <table:table-cell table:formula="of:=CONCATENATE([.A378];&quot;-&quot;;[.B378])" office:value-type="string" office:string-value="13-115" calcext:value-type="string">
            <text:p>13-11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85</text:p>
          </table:table-cell>
          <table:table-cell office:value-type="float" office:value="245151.234513" calcext:value-type="float">
            <text:p>245151.23451300000</text:p>
          </table:table-cell>
          <table:table-cell office:value-type="float" office:value="3223.44621731" calcext:value-type="float">
            <text:p>3223.44621731000</text:p>
          </table:table-cell>
          <table:table-cell table:formula="of:=CONCATENATE([.A379];&quot;-&quot;;[.B379])" office:value-type="string" office:string-value="13-085" calcext:value-type="string">
            <text:p>13-08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36</text:p>
          </table:table-cell>
          <table:table-cell office:value-type="float" office:value="585718.780409" calcext:value-type="float">
            <text:p>585718.78040900000</text:p>
          </table:table-cell>
          <table:table-cell office:value-type="float" office:value="4020.6217611" calcext:value-type="float">
            <text:p>4020.62176110000</text:p>
          </table:table-cell>
          <table:table-cell table:formula="of:=CONCATENATE([.A380];&quot;-&quot;;[.B380])" office:value-type="string" office:string-value="63-136" calcext:value-type="string">
            <text:p>63-136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25</text:p>
          </table:table-cell>
          <table:table-cell office:value-type="float" office:value="133918.970824" calcext:value-type="float">
            <text:p>133918.97082400000</text:p>
          </table:table-cell>
          <table:table-cell office:value-type="float" office:value="1949.35179236" calcext:value-type="float">
            <text:p>1949.35179236000</text:p>
          </table:table-cell>
          <table:table-cell table:formula="of:=CONCATENATE([.A381];&quot;-&quot;;[.B381])" office:value-type="string" office:string-value="63-125" calcext:value-type="string">
            <text:p>63-12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86</text:p>
          </table:table-cell>
          <table:table-cell office:value-type="float" office:value="2863474.26968" calcext:value-type="float">
            <text:p>2863474.26968000000</text:p>
          </table:table-cell>
          <table:table-cell office:value-type="float" office:value="10673.5644384" calcext:value-type="float">
            <text:p>10673.56443840000</text:p>
          </table:table-cell>
          <table:table-cell table:formula="of:=CONCATENATE([.A382];&quot;-&quot;;[.B382])" office:value-type="string" office:string-value="63-086" calcext:value-type="string">
            <text:p>63-086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53</text:p>
          </table:table-cell>
          <table:table-cell office:value-type="float" office:value="152766.802096" calcext:value-type="float">
            <text:p>152766.80209600000</text:p>
          </table:table-cell>
          <table:table-cell office:value-type="float" office:value="2351.39180398" calcext:value-type="float">
            <text:p>2351.39180398000</text:p>
          </table:table-cell>
          <table:table-cell table:formula="of:=CONCATENATE([.A383];&quot;-&quot;;[.B383])" office:value-type="string" office:string-value="63-153" calcext:value-type="string">
            <text:p>63-15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99</text:p>
          </table:table-cell>
          <table:table-cell office:value-type="float" office:value="49723.921725" calcext:value-type="float">
            <text:p>49723.92172500000</text:p>
          </table:table-cell>
          <table:table-cell office:value-type="float" office:value="988.088306912" calcext:value-type="float">
            <text:p>988.08830691200</text:p>
          </table:table-cell>
          <table:table-cell table:formula="of:=CONCATENATE([.A384];&quot;-&quot;;[.B384])" office:value-type="string" office:string-value="63-199" calcext:value-type="string">
            <text:p>63-199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69</text:p>
          </table:table-cell>
          <table:table-cell office:value-type="float" office:value="816072.978855" calcext:value-type="float">
            <text:p>816072.97885500000</text:p>
          </table:table-cell>
          <table:table-cell office:value-type="float" office:value="4749.32197726" calcext:value-type="float">
            <text:p>4749.32197726000</text:p>
          </table:table-cell>
          <table:table-cell table:formula="of:=CONCATENATE([.A385];&quot;-&quot;;[.B385])" office:value-type="string" office:string-value="63-169" calcext:value-type="string">
            <text:p>63-16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01</text:p>
          </table:table-cell>
          <table:table-cell office:value-type="float" office:value="5304482.83847" calcext:value-type="float">
            <text:p>5304482.83847000000</text:p>
          </table:table-cell>
          <table:table-cell office:value-type="float" office:value="15415.0181827" calcext:value-type="float">
            <text:p>15415.01818270000</text:p>
          </table:table-cell>
          <table:table-cell table:formula="of:=CONCATENATE([.A386];&quot;-&quot;;[.B386])" office:value-type="string" office:string-value="65-001" calcext:value-type="string">
            <text:p>65-00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53</text:p>
          </table:table-cell>
          <table:table-cell office:value-type="float" office:value="227556.914202" calcext:value-type="float">
            <text:p>227556.91420200000</text:p>
          </table:table-cell>
          <table:table-cell office:value-type="float" office:value="2321.03069781" calcext:value-type="float">
            <text:p>2321.03069781000</text:p>
          </table:table-cell>
          <table:table-cell table:formula="of:=CONCATENATE([.A387];&quot;-&quot;;[.B387])" office:value-type="string" office:string-value="63-053" calcext:value-type="string">
            <text:p>63-05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80</text:p>
          </table:table-cell>
          <table:table-cell office:value-type="float" office:value="138789.854456" calcext:value-type="float">
            <text:p>138789.85445600000</text:p>
          </table:table-cell>
          <table:table-cell office:value-type="float" office:value="2053.88695424" calcext:value-type="float">
            <text:p>2053.88695424000</text:p>
          </table:table-cell>
          <table:table-cell table:formula="of:=CONCATENATE([.A388];&quot;-&quot;;[.B388])" office:value-type="string" office:string-value="63-180" calcext:value-type="string">
            <text:p>63-18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89</text:p>
          </table:table-cell>
          <table:table-cell office:value-type="float" office:value="82983.675711" calcext:value-type="float">
            <text:p>82983.67571100000</text:p>
          </table:table-cell>
          <table:table-cell office:value-type="float" office:value="1385.89947731" calcext:value-type="float">
            <text:p>1385.89947731000</text:p>
          </table:table-cell>
          <table:table-cell table:formula="of:=CONCATENATE([.A389];&quot;-&quot;;[.B389])" office:value-type="string" office:string-value="63-189" calcext:value-type="string">
            <text:p>63-189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37</text:p>
          </table:table-cell>
          <table:table-cell office:value-type="float" office:value="226824.715399" calcext:value-type="float">
            <text:p>226824.71539900000</text:p>
          </table:table-cell>
          <table:table-cell office:value-type="float" office:value="2472.5996312" calcext:value-type="float">
            <text:p>2472.59963120000</text:p>
          </table:table-cell>
          <table:table-cell table:formula="of:=CONCATENATE([.A390];&quot;-&quot;;[.B390])" office:value-type="string" office:string-value="63-137" calcext:value-type="string">
            <text:p>63-13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403</text:p>
          </table:table-cell>
          <table:table-cell office:value-type="float" office:value="32043.0759745" calcext:value-type="float">
            <text:p>32043.07597450000</text:p>
          </table:table-cell>
          <table:table-cell office:value-type="float" office:value="725.192763198" calcext:value-type="float">
            <text:p>725.19276319800</text:p>
          </table:table-cell>
          <table:table-cell table:formula="of:=CONCATENATE([.A391];&quot;-&quot;;[.B391])" office:value-type="string" office:string-value="63-403" calcext:value-type="string">
            <text:p>63-40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404</text:p>
          </table:table-cell>
          <table:table-cell office:value-type="float" office:value="11179.824125" calcext:value-type="float">
            <text:p>11179.82412500000</text:p>
          </table:table-cell>
          <table:table-cell office:value-type="float" office:value="427.868347926" calcext:value-type="float">
            <text:p>427.86834792600</text:p>
          </table:table-cell>
          <table:table-cell table:formula="of:=CONCATENATE([.A392];&quot;-&quot;;[.B392])" office:value-type="string" office:string-value="63-404" calcext:value-type="string">
            <text:p>63-40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85</text:p>
          </table:table-cell>
          <table:table-cell office:value-type="float" office:value="48454.3868375" calcext:value-type="float">
            <text:p>48454.38683750000</text:p>
          </table:table-cell>
          <table:table-cell office:value-type="float" office:value="1383.66844572" calcext:value-type="float">
            <text:p>1383.66844572000</text:p>
          </table:table-cell>
          <table:table-cell table:formula="of:=CONCATENATE([.A393];&quot;-&quot;;[.B393])" office:value-type="string" office:string-value="63-185" calcext:value-type="string">
            <text:p>63-18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405</text:p>
          </table:table-cell>
          <table:table-cell office:value-type="float" office:value="12248.6089575" calcext:value-type="float">
            <text:p>12248.60895750000</text:p>
          </table:table-cell>
          <table:table-cell office:value-type="float" office:value="448.284667863" calcext:value-type="float">
            <text:p>448.28466786300</text:p>
          </table:table-cell>
          <table:table-cell table:formula="of:=CONCATENATE([.A394];&quot;-&quot;;[.B394])" office:value-type="string" office:string-value="63-405" calcext:value-type="string">
            <text:p>63-40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22</text:p>
          </table:table-cell>
          <table:table-cell office:value-type="float" office:value="140885.560553" calcext:value-type="float">
            <text:p>140885.56055300000</text:p>
          </table:table-cell>
          <table:table-cell office:value-type="float" office:value="2353.05222541" calcext:value-type="float">
            <text:p>2353.05222541000</text:p>
          </table:table-cell>
          <table:table-cell table:formula="of:=CONCATENATE([.A395];&quot;-&quot;;[.B395])" office:value-type="string" office:string-value="63-122" calcext:value-type="string">
            <text:p>63-12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40</text:p>
          </table:table-cell>
          <table:table-cell office:value-type="float" office:value="59430.9983735" calcext:value-type="float">
            <text:p>59430.99837350000</text:p>
          </table:table-cell>
          <table:table-cell office:value-type="float" office:value="1274.29158228" calcext:value-type="float">
            <text:p>1274.29158228000</text:p>
          </table:table-cell>
          <table:table-cell table:formula="of:=CONCATENATE([.A396];&quot;-&quot;;[.B396])" office:value-type="string" office:string-value="63-140" calcext:value-type="string">
            <text:p>63-14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41</text:p>
          </table:table-cell>
          <table:table-cell office:value-type="float" office:value="57109.6451945" calcext:value-type="float">
            <text:p>57109.64519450000</text:p>
          </table:table-cell>
          <table:table-cell office:value-type="float" office:value="1057.19596518" calcext:value-type="float">
            <text:p>1057.19596518000</text:p>
          </table:table-cell>
          <table:table-cell table:formula="of:=CONCATENATE([.A397];&quot;-&quot;;[.B397])" office:value-type="string" office:string-value="63-141" calcext:value-type="string">
            <text:p>63-14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54</text:p>
          </table:table-cell>
          <table:table-cell office:value-type="float" office:value="100062.794822" calcext:value-type="float">
            <text:p>100062.79482200000</text:p>
          </table:table-cell>
          <table:table-cell office:value-type="float" office:value="1526.51310868" calcext:value-type="float">
            <text:p>1526.51310868000</text:p>
          </table:table-cell>
          <table:table-cell table:formula="of:=CONCATENATE([.A398];&quot;-&quot;;[.B398])" office:value-type="string" office:string-value="64-154" calcext:value-type="string">
            <text:p>64-15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57</text:p>
          </table:table-cell>
          <table:table-cell office:value-type="float" office:value="113120.515607" calcext:value-type="float">
            <text:p>113120.51560700000</text:p>
          </table:table-cell>
          <table:table-cell office:value-type="float" office:value="1565.16610436" calcext:value-type="float">
            <text:p>1565.16610436000</text:p>
          </table:table-cell>
          <table:table-cell table:formula="of:=CONCATENATE([.A399];&quot;-&quot;;[.B399])" office:value-type="string" office:string-value="63-157" calcext:value-type="string">
            <text:p>63-15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58</text:p>
          </table:table-cell>
          <table:table-cell office:value-type="float" office:value="216182.643795" calcext:value-type="float">
            <text:p>216182.64379500000</text:p>
          </table:table-cell>
          <table:table-cell office:value-type="float" office:value="3268.56300668" calcext:value-type="float">
            <text:p>3268.56300668000</text:p>
          </table:table-cell>
          <table:table-cell table:formula="of:=CONCATENATE([.A400];&quot;-&quot;;[.B400])" office:value-type="string" office:string-value="64-158" calcext:value-type="string">
            <text:p>64-15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80</text:p>
          </table:table-cell>
          <table:table-cell office:value-type="float" office:value="31033.189215" calcext:value-type="float">
            <text:p>31033.18921500000</text:p>
          </table:table-cell>
          <table:table-cell office:value-type="float" office:value="753.20182461" calcext:value-type="float">
            <text:p>753.20182461000</text:p>
          </table:table-cell>
          <table:table-cell table:formula="of:=CONCATENATE([.A401];&quot;-&quot;;[.B401])" office:value-type="string" office:string-value="64-080" calcext:value-type="string">
            <text:p>64-08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86</text:p>
          </table:table-cell>
          <table:table-cell office:value-type="float" office:value="55586.2697325" calcext:value-type="float">
            <text:p>55586.26973250000</text:p>
          </table:table-cell>
          <table:table-cell office:value-type="float" office:value="1146.58092102" calcext:value-type="float">
            <text:p>1146.58092102000</text:p>
          </table:table-cell>
          <table:table-cell table:formula="of:=CONCATENATE([.A402];&quot;-&quot;;[.B402])" office:value-type="string" office:string-value="64-086" calcext:value-type="string">
            <text:p>64-08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08</text:p>
          </table:table-cell>
          <table:table-cell office:value-type="float" office:value="4750.75865" calcext:value-type="float">
            <text:p>4750.75865000000</text:p>
          </table:table-cell>
          <table:table-cell office:value-type="float" office:value="288.581822226" calcext:value-type="float">
            <text:p>288.58182222600</text:p>
          </table:table-cell>
          <table:table-cell table:formula="of:=CONCATENATE([.A403];&quot;-&quot;;[.B403])" office:value-type="string" office:string-value="66-408" calcext:value-type="string">
            <text:p>66-40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60</text:p>
          </table:table-cell>
          <table:table-cell office:value-type="float" office:value="25673533.5877" calcext:value-type="float">
            <text:p>25673533.58770000000</text:p>
          </table:table-cell>
          <table:table-cell office:value-type="float" office:value="26742.2767712" calcext:value-type="float">
            <text:p>26742.27677120000</text:p>
          </table:table-cell>
          <table:table-cell table:formula="of:=CONCATENATE([.A404];&quot;-&quot;;[.B404])" office:value-type="string" office:string-value="52-260" calcext:value-type="string">
            <text:p>52-26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41</text:p>
          </table:table-cell>
          <table:table-cell office:value-type="float" office:value="200306.143608" calcext:value-type="float">
            <text:p>200306.14360800000</text:p>
          </table:table-cell>
          <table:table-cell office:value-type="float" office:value="2213.44650445" calcext:value-type="float">
            <text:p>2213.44650445000</text:p>
          </table:table-cell>
          <table:table-cell table:formula="of:=CONCATENATE([.A405];&quot;-&quot;;[.B405])" office:value-type="string" office:string-value="62-241" calcext:value-type="string">
            <text:p>62-24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40</text:p>
          </table:table-cell>
          <table:table-cell office:value-type="float" office:value="175561.166445" calcext:value-type="float">
            <text:p>175561.16644500000</text:p>
          </table:table-cell>
          <table:table-cell office:value-type="float" office:value="1708.7204313" calcext:value-type="float">
            <text:p>1708.72043130000</text:p>
          </table:table-cell>
          <table:table-cell table:formula="of:=CONCATENATE([.A406];&quot;-&quot;;[.B406])" office:value-type="string" office:string-value="62-240" calcext:value-type="string">
            <text:p>62-24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67</text:p>
          </table:table-cell>
          <table:table-cell office:value-type="float" office:value="70387.189421" calcext:value-type="float">
            <text:p>70387.18942100000</text:p>
          </table:table-cell>
          <table:table-cell office:value-type="float" office:value="1337.31714386" calcext:value-type="float">
            <text:p>1337.31714386000</text:p>
          </table:table-cell>
          <table:table-cell table:formula="of:=CONCATENATE([.A407];&quot;-&quot;;[.B407])" office:value-type="string" office:string-value="62-267" calcext:value-type="string">
            <text:p>62-26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30</text:p>
          </table:table-cell>
          <table:table-cell office:value-type="float" office:value="165650.96826" calcext:value-type="float">
            <text:p>165650.96826000000</text:p>
          </table:table-cell>
          <table:table-cell office:value-type="float" office:value="1810.93293562" calcext:value-type="float">
            <text:p>1810.93293562000</text:p>
          </table:table-cell>
          <table:table-cell table:formula="of:=CONCATENATE([.A408];&quot;-&quot;;[.B408])" office:value-type="string" office:string-value="62-230" calcext:value-type="string">
            <text:p>62-23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21</text:p>
          </table:table-cell>
          <table:table-cell office:value-type="float" office:value="121414.299652" calcext:value-type="float">
            <text:p>121414.29965200000</text:p>
          </table:table-cell>
          <table:table-cell office:value-type="float" office:value="1553.63894453" calcext:value-type="float">
            <text:p>1553.63894453000</text:p>
          </table:table-cell>
          <table:table-cell table:formula="of:=CONCATENATE([.A409];&quot;-&quot;;[.B409])" office:value-type="string" office:string-value="66-021" calcext:value-type="string">
            <text:p>66-02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91</text:p>
          </table:table-cell>
          <table:table-cell office:value-type="float" office:value="340895.065944" calcext:value-type="float">
            <text:p>340895.06594400000</text:p>
          </table:table-cell>
          <table:table-cell office:value-type="float" office:value="3345.44786498" calcext:value-type="float">
            <text:p>3345.44786498000</text:p>
          </table:table-cell>
          <table:table-cell table:formula="of:=CONCATENATE([.A410];&quot;-&quot;;[.B410])" office:value-type="string" office:string-value="62-191" calcext:value-type="string">
            <text:p>62-19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52</text:p>
          </table:table-cell>
          <table:table-cell office:value-type="float" office:value="100482.541731" calcext:value-type="float">
            <text:p>100482.54173100000</text:p>
          </table:table-cell>
          <table:table-cell office:value-type="float" office:value="1300.38406648" calcext:value-type="float">
            <text:p>1300.38406648000</text:p>
          </table:table-cell>
          <table:table-cell table:formula="of:=CONCATENATE([.A411];&quot;-&quot;;[.B411])" office:value-type="string" office:string-value="62-252" calcext:value-type="string">
            <text:p>62-25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08</text:p>
          </table:table-cell>
          <table:table-cell office:value-type="float" office:value="98399.633622" calcext:value-type="float">
            <text:p>98399.63362200000</text:p>
          </table:table-cell>
          <table:table-cell office:value-type="float" office:value="1401.0186425" calcext:value-type="float">
            <text:p>1401.01864250000</text:p>
          </table:table-cell>
          <table:table-cell table:formula="of:=CONCATENATE([.A412];&quot;-&quot;;[.B412])" office:value-type="string" office:string-value="66-008" calcext:value-type="string">
            <text:p>66-00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09</text:p>
          </table:table-cell>
          <table:table-cell office:value-type="float" office:value="238503.037275" calcext:value-type="float">
            <text:p>238503.03727500000</text:p>
          </table:table-cell>
          <table:table-cell office:value-type="float" office:value="3133.39149937" calcext:value-type="float">
            <text:p>3133.39149937000</text:p>
          </table:table-cell>
          <table:table-cell table:formula="of:=CONCATENATE([.A413];&quot;-&quot;;[.B413])" office:value-type="string" office:string-value="66-009" calcext:value-type="string">
            <text:p>66-00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54</text:p>
          </table:table-cell>
          <table:table-cell office:value-type="float" office:value="130170.667222" calcext:value-type="float">
            <text:p>130170.66722200000</text:p>
          </table:table-cell>
          <table:table-cell office:value-type="float" office:value="1610.10396895" calcext:value-type="float">
            <text:p>1610.10396895000</text:p>
          </table:table-cell>
          <table:table-cell table:formula="of:=CONCATENATE([.A414];&quot;-&quot;;[.B414])" office:value-type="string" office:string-value="62-254" calcext:value-type="string">
            <text:p>62-25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09</text:p>
          </table:table-cell>
          <table:table-cell office:value-type="float" office:value="102021.062271" calcext:value-type="float">
            <text:p>102021.06227100000</text:p>
          </table:table-cell>
          <table:table-cell office:value-type="float" office:value="1671.82574043" calcext:value-type="float">
            <text:p>1671.82574043000</text:p>
          </table:table-cell>
          <table:table-cell table:formula="of:=CONCATENATE([.A415];&quot;-&quot;;[.B415])" office:value-type="string" office:string-value="62-209" calcext:value-type="string">
            <text:p>62-20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55</text:p>
          </table:table-cell>
          <table:table-cell office:value-type="float" office:value="237393.974114" calcext:value-type="float">
            <text:p>237393.97411400000</text:p>
          </table:table-cell>
          <table:table-cell office:value-type="float" office:value="2264.055656" calcext:value-type="float">
            <text:p>2264.05565600000</text:p>
          </table:table-cell>
          <table:table-cell table:formula="of:=CONCATENATE([.A416];&quot;-&quot;;[.B416])" office:value-type="string" office:string-value="62-255" calcext:value-type="string">
            <text:p>62-25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01</text:p>
          </table:table-cell>
          <table:table-cell office:value-type="float" office:value="6947.788525" calcext:value-type="float">
            <text:p>6947.78852500000</text:p>
          </table:table-cell>
          <table:table-cell office:value-type="float" office:value="396.009172577" calcext:value-type="float">
            <text:p>396.00917257700</text:p>
          </table:table-cell>
          <table:table-cell table:formula="of:=CONCATENATE([.A417];&quot;-&quot;;[.B417])" office:value-type="string" office:string-value="66-401" calcext:value-type="string">
            <text:p>66-40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53</text:p>
          </table:table-cell>
          <table:table-cell office:value-type="float" office:value="153491.606842" calcext:value-type="float">
            <text:p>153491.60684200000</text:p>
          </table:table-cell>
          <table:table-cell office:value-type="float" office:value="1910.15979083" calcext:value-type="float">
            <text:p>1910.15979083000</text:p>
          </table:table-cell>
          <table:table-cell table:formula="of:=CONCATENATE([.A418];&quot;-&quot;;[.B418])" office:value-type="string" office:string-value="62-253" calcext:value-type="string">
            <text:p>62-25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67</text:p>
          </table:table-cell>
          <table:table-cell office:value-type="float" office:value="5867.2404395" calcext:value-type="float">
            <text:p>5867.24043950000</text:p>
          </table:table-cell>
          <table:table-cell office:value-type="float" office:value="332.280088977" calcext:value-type="float">
            <text:p>332.28008897700</text:p>
          </table:table-cell>
          <table:table-cell table:formula="of:=CONCATENATE([.A419];&quot;-&quot;;[.B419])" office:value-type="string" office:string-value="62-467" calcext:value-type="string">
            <text:p>62-46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03</text:p>
          </table:table-cell>
          <table:table-cell office:value-type="float" office:value="519960.715238" calcext:value-type="float">
            <text:p>519960.71523800000</text:p>
          </table:table-cell>
          <table:table-cell office:value-type="float" office:value="4305.94956528" calcext:value-type="float">
            <text:p>4305.94956528000</text:p>
          </table:table-cell>
          <table:table-cell table:formula="of:=CONCATENATE([.A420];&quot;-&quot;;[.B420])" office:value-type="string" office:string-value="66-003" calcext:value-type="string">
            <text:p>66-00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17</text:p>
          </table:table-cell>
          <table:table-cell office:value-type="float" office:value="1359160.3028" calcext:value-type="float">
            <text:p>1359160.30280000000</text:p>
          </table:table-cell>
          <table:table-cell office:value-type="float" office:value="5023.90542316" calcext:value-type="float">
            <text:p>5023.90542316000</text:p>
          </table:table-cell>
          <table:table-cell table:formula="of:=CONCATENATE([.A421];&quot;-&quot;;[.B421])" office:value-type="string" office:string-value="62-217" calcext:value-type="string">
            <text:p>62-21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04</text:p>
          </table:table-cell>
          <table:table-cell office:value-type="float" office:value="32378.892017" calcext:value-type="float">
            <text:p>32378.89201700000</text:p>
          </table:table-cell>
          <table:table-cell office:value-type="float" office:value="930.376017887" calcext:value-type="float">
            <text:p>930.37601788700</text:p>
          </table:table-cell>
          <table:table-cell table:formula="of:=CONCATENATE([.A422];&quot;-&quot;;[.B422])" office:value-type="string" office:string-value="62-004" calcext:value-type="string">
            <text:p>62-00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21</text:p>
          </table:table-cell>
          <table:table-cell office:value-type="float" office:value="14803.109619" calcext:value-type="float">
            <text:p>14803.10961900000</text:p>
          </table:table-cell>
          <table:table-cell office:value-type="float" office:value="568.058157729" calcext:value-type="float">
            <text:p>568.05815772900</text:p>
          </table:table-cell>
          <table:table-cell table:formula="of:=CONCATENATE([.A423];&quot;-&quot;;[.B423])" office:value-type="string" office:string-value="64-421" calcext:value-type="string">
            <text:p>64-42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95</text:p>
          </table:table-cell>
          <table:table-cell office:value-type="float" office:value="121587.446324" calcext:value-type="float">
            <text:p>121587.44632400000</text:p>
          </table:table-cell>
          <table:table-cell office:value-type="float" office:value="1911.42353594" calcext:value-type="float">
            <text:p>1911.42353594000</text:p>
          </table:table-cell>
          <table:table-cell table:formula="of:=CONCATENATE([.A424];&quot;-&quot;;[.B424])" office:value-type="string" office:string-value="64-195" calcext:value-type="string">
            <text:p>64-19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30</text:p>
          </table:table-cell>
          <table:table-cell office:value-type="float" office:value="177119.900977" calcext:value-type="float">
            <text:p>177119.90097700000</text:p>
          </table:table-cell>
          <table:table-cell office:value-type="float" office:value="2032.31505984" calcext:value-type="float">
            <text:p>2032.31505984000</text:p>
          </table:table-cell>
          <table:table-cell table:formula="of:=CONCATENATE([.A425];&quot;-&quot;;[.B425])" office:value-type="string" office:string-value="64-030" calcext:value-type="string">
            <text:p>64-03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38</text:p>
          </table:table-cell>
          <table:table-cell office:value-type="float" office:value="457649.5794" calcext:value-type="float">
            <text:p>457649.57940000000</text:p>
          </table:table-cell>
          <table:table-cell office:value-type="float" office:value="3622.30902344" calcext:value-type="float">
            <text:p>3622.30902344000</text:p>
          </table:table-cell>
          <table:table-cell table:formula="of:=CONCATENATE([.A426];&quot;-&quot;;[.B426])" office:value-type="string" office:string-value="64-038" calcext:value-type="string">
            <text:p>64-03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93</text:p>
          </table:table-cell>
          <table:table-cell office:value-type="float" office:value="48591.2892275" calcext:value-type="float">
            <text:p>48591.28922750000</text:p>
          </table:table-cell>
          <table:table-cell office:value-type="float" office:value="1140.97970506" calcext:value-type="float">
            <text:p>1140.97970506000</text:p>
          </table:table-cell>
          <table:table-cell table:formula="of:=CONCATENATE([.A427];&quot;-&quot;;[.B427])" office:value-type="string" office:string-value="65-193" calcext:value-type="string">
            <text:p>65-19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71</text:p>
          </table:table-cell>
          <table:table-cell office:value-type="float" office:value="4035.605755" calcext:value-type="float">
            <text:p>4035.60575500000</text:p>
          </table:table-cell>
          <table:table-cell office:value-type="float" office:value="263.382843787" calcext:value-type="float">
            <text:p>263.38284378700</text:p>
          </table:table-cell>
          <table:table-cell table:formula="of:=CONCATENATE([.A428];&quot;-&quot;;[.B428])" office:value-type="string" office:string-value="66-471" calcext:value-type="string">
            <text:p>66-47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15</text:p>
          </table:table-cell>
          <table:table-cell office:value-type="float" office:value="3117.116677" calcext:value-type="float">
            <text:p>3117.11667700000</text:p>
          </table:table-cell>
          <table:table-cell office:value-type="float" office:value="240.93924144" calcext:value-type="float">
            <text:p>240.93924144000</text:p>
          </table:table-cell>
          <table:table-cell table:formula="of:=CONCATENATE([.A429];&quot;-&quot;;[.B429])" office:value-type="string" office:string-value="62-415" calcext:value-type="string">
            <text:p>62-41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70</text:p>
          </table:table-cell>
          <table:table-cell office:value-type="float" office:value="21220.9990665" calcext:value-type="float">
            <text:p>21220.99906650000</text:p>
          </table:table-cell>
          <table:table-cell office:value-type="float" office:value="604.22840389" calcext:value-type="float">
            <text:p>604.22840389000</text:p>
          </table:table-cell>
          <table:table-cell table:formula="of:=CONCATENATE([.A430];&quot;-&quot;;[.B430])" office:value-type="string" office:string-value="66-470" calcext:value-type="string">
            <text:p>66-47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73</text:p>
          </table:table-cell>
          <table:table-cell office:value-type="float" office:value="10125.7735185" calcext:value-type="float">
            <text:p>10125.77351850000</text:p>
          </table:table-cell>
          <table:table-cell office:value-type="float" office:value="410.939111922" calcext:value-type="float">
            <text:p>410.93911192200</text:p>
          </table:table-cell>
          <table:table-cell table:formula="of:=CONCATENATE([.A431];&quot;-&quot;;[.B431])" office:value-type="string" office:string-value="66-473" calcext:value-type="string">
            <text:p>66-47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28</text:p>
          </table:table-cell>
          <table:table-cell office:value-type="float" office:value="109066.480304" calcext:value-type="float">
            <text:p>109066.48030400000</text:p>
          </table:table-cell>
          <table:table-cell office:value-type="float" office:value="1499.37974561" calcext:value-type="float">
            <text:p>1499.37974561000</text:p>
          </table:table-cell>
          <table:table-cell table:formula="of:=CONCATENATE([.A432];&quot;-&quot;;[.B432])" office:value-type="string" office:string-value="66-128" calcext:value-type="string">
            <text:p>66-12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68</text:p>
          </table:table-cell>
          <table:table-cell office:value-type="float" office:value="11653.702559" calcext:value-type="float">
            <text:p>11653.70255900000</text:p>
          </table:table-cell>
          <table:table-cell office:value-type="float" office:value="520.891848531" calcext:value-type="float">
            <text:p>520.89184853100</text:p>
          </table:table-cell>
          <table:table-cell table:formula="of:=CONCATENATE([.A433];&quot;-&quot;;[.B433])" office:value-type="string" office:string-value="66-468" calcext:value-type="string">
            <text:p>66-46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54</text:p>
          </table:table-cell>
          <table:table-cell office:value-type="float" office:value="38409.803405" calcext:value-type="float">
            <text:p>38409.80340500000</text:p>
          </table:table-cell>
          <table:table-cell office:value-type="float" office:value="818.468634312" calcext:value-type="float">
            <text:p>818.46863431200</text:p>
          </table:table-cell>
          <table:table-cell table:formula="of:=CONCATENATE([.A434];&quot;-&quot;;[.B434])" office:value-type="string" office:string-value="66-054" calcext:value-type="string">
            <text:p>66-05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27</text:p>
          </table:table-cell>
          <table:table-cell office:value-type="float" office:value="18665.2808395" calcext:value-type="float">
            <text:p>18665.28083950000</text:p>
          </table:table-cell>
          <table:table-cell office:value-type="float" office:value="754.516655709" calcext:value-type="float">
            <text:p>754.51665570900</text:p>
          </table:table-cell>
          <table:table-cell table:formula="of:=CONCATENATE([.A435];&quot;-&quot;;[.B435])" office:value-type="string" office:string-value="66-427" calcext:value-type="string">
            <text:p>66-42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67</text:p>
          </table:table-cell>
          <table:table-cell office:value-type="float" office:value="9846.8958445" calcext:value-type="float">
            <text:p>9846.89584450000</text:p>
          </table:table-cell>
          <table:table-cell office:value-type="float" office:value="402.643452491" calcext:value-type="float">
            <text:p>402.64345249100</text:p>
          </table:table-cell>
          <table:table-cell table:formula="of:=CONCATENATE([.A436];&quot;-&quot;;[.B436])" office:value-type="string" office:string-value="66-467" calcext:value-type="string">
            <text:p>66-46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38</text:p>
          </table:table-cell>
          <table:table-cell office:value-type="float" office:value="5385.8815925" calcext:value-type="float">
            <text:p>5385.88159250000</text:p>
          </table:table-cell>
          <table:table-cell office:value-type="float" office:value="303.40423375" calcext:value-type="float">
            <text:p>303.40423375000</text:p>
          </table:table-cell>
          <table:table-cell table:formula="of:=CONCATENATE([.A437];&quot;-&quot;;[.B437])" office:value-type="string" office:string-value="66-438" calcext:value-type="string">
            <text:p>66-43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66</text:p>
          </table:table-cell>
          <table:table-cell office:value-type="float" office:value="8872.364955" calcext:value-type="float">
            <text:p>8872.36495500000</text:p>
          </table:table-cell>
          <table:table-cell office:value-type="float" office:value="476.860770171" calcext:value-type="float">
            <text:p>476.86077017100</text:p>
          </table:table-cell>
          <table:table-cell table:formula="of:=CONCATENATE([.A438];&quot;-&quot;;[.B438])" office:value-type="string" office:string-value="66-466" calcext:value-type="string">
            <text:p>66-46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80</text:p>
          </table:table-cell>
          <table:table-cell office:value-type="float" office:value="411175.676031" calcext:value-type="float">
            <text:p>411175.67603100000</text:p>
          </table:table-cell>
          <table:table-cell office:value-type="float" office:value="5588.9975325" calcext:value-type="float">
            <text:p>5588.99753250000</text:p>
          </table:table-cell>
          <table:table-cell table:formula="of:=CONCATENATE([.A439];&quot;-&quot;;[.B439])" office:value-type="string" office:string-value="66-080" calcext:value-type="string">
            <text:p>66-08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79</text:p>
          </table:table-cell>
          <table:table-cell office:value-type="float" office:value="1273095.31346" calcext:value-type="float">
            <text:p>1273095.31346000000</text:p>
          </table:table-cell>
          <table:table-cell office:value-type="float" office:value="7347.72523419" calcext:value-type="float">
            <text:p>7347.72523419000</text:p>
          </table:table-cell>
          <table:table-cell table:formula="of:=CONCATENATE([.A440];&quot;-&quot;;[.B440])" office:value-type="string" office:string-value="66-079" calcext:value-type="string">
            <text:p>66-07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55</text:p>
          </table:table-cell>
          <table:table-cell office:value-type="float" office:value="74415.644139" calcext:value-type="float">
            <text:p>74415.64413900000</text:p>
          </table:table-cell>
          <table:table-cell office:value-type="float" office:value="1179.49700749" calcext:value-type="float">
            <text:p>1179.49700749000</text:p>
          </table:table-cell>
          <table:table-cell table:formula="of:=CONCATENATE([.A441];&quot;-&quot;;[.B441])" office:value-type="string" office:string-value="66-055" calcext:value-type="string">
            <text:p>66-05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17</text:p>
          </table:table-cell>
          <table:table-cell office:value-type="float" office:value="1763530.26211" calcext:value-type="float">
            <text:p>1763530.26211000000</text:p>
          </table:table-cell>
          <table:table-cell office:value-type="float" office:value="5567.50591784" calcext:value-type="float">
            <text:p>5567.50591784000</text:p>
          </table:table-cell>
          <table:table-cell table:formula="of:=CONCATENATE([.A442];&quot;-&quot;;[.B442])" office:value-type="string" office:string-value="66-017" calcext:value-type="string">
            <text:p>66-01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25</text:p>
          </table:table-cell>
          <table:table-cell office:value-type="float" office:value="11053.2596675" calcext:value-type="float">
            <text:p>11053.25966750000</text:p>
          </table:table-cell>
          <table:table-cell office:value-type="float" office:value="462.347951507" calcext:value-type="float">
            <text:p>462.34795150700</text:p>
          </table:table-cell>
          <table:table-cell table:formula="of:=CONCATENATE([.A443];&quot;-&quot;;[.B443])" office:value-type="string" office:string-value="66-425" calcext:value-type="string">
            <text:p>66-42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03</text:p>
          </table:table-cell>
          <table:table-cell office:value-type="float" office:value="61901.672937" calcext:value-type="float">
            <text:p>61901.67293700000</text:p>
          </table:table-cell>
          <table:table-cell office:value-type="float" office:value="1336.78514571" calcext:value-type="float">
            <text:p>1336.78514571000</text:p>
          </table:table-cell>
          <table:table-cell table:formula="of:=CONCATENATE([.A444];&quot;-&quot;;[.B444])" office:value-type="string" office:string-value="66-103" calcext:value-type="string">
            <text:p>66-10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56</text:p>
          </table:table-cell>
          <table:table-cell office:value-type="float" office:value="99406.012015" calcext:value-type="float">
            <text:p>99406.01201500000</text:p>
          </table:table-cell>
          <table:table-cell office:value-type="float" office:value="1879.81743615" calcext:value-type="float">
            <text:p>1879.81743615000</text:p>
          </table:table-cell>
          <table:table-cell table:formula="of:=CONCATENATE([.A445];&quot;-&quot;;[.B445])" office:value-type="string" office:string-value="66-056" calcext:value-type="string">
            <text:p>66-05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53</text:p>
          </table:table-cell>
          <table:table-cell office:value-type="float" office:value="1289851.00124" calcext:value-type="float">
            <text:p>1289851.00124000000</text:p>
          </table:table-cell>
          <table:table-cell office:value-type="float" office:value="5465.61093908" calcext:value-type="float">
            <text:p>5465.61093908000</text:p>
          </table:table-cell>
          <table:table-cell table:formula="of:=CONCATENATE([.A446];&quot;-&quot;;[.B446])" office:value-type="string" office:string-value="66-053" calcext:value-type="string">
            <text:p>66-05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55</text:p>
          </table:table-cell>
          <table:table-cell office:value-type="float" office:value="16728.3520785" calcext:value-type="float">
            <text:p>16728.35207850000</text:p>
          </table:table-cell>
          <table:table-cell office:value-type="float" office:value="544.666969018" calcext:value-type="float">
            <text:p>544.66696901800</text:p>
          </table:table-cell>
          <table:table-cell table:formula="of:=CONCATENATE([.A447];&quot;-&quot;;[.B447])" office:value-type="string" office:string-value="66-455" calcext:value-type="string">
            <text:p>66-45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29</text:p>
          </table:table-cell>
          <table:table-cell office:value-type="float" office:value="283089.866672" calcext:value-type="float">
            <text:p>283089.86667200000</text:p>
          </table:table-cell>
          <table:table-cell office:value-type="float" office:value="3378.83233882" calcext:value-type="float">
            <text:p>3378.83233882000</text:p>
          </table:table-cell>
          <table:table-cell table:formula="of:=CONCATENATE([.A448];&quot;-&quot;;[.B448])" office:value-type="string" office:string-value="66-129" calcext:value-type="string">
            <text:p>66-12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57</text:p>
          </table:table-cell>
          <table:table-cell office:value-type="float" office:value="63176.9926065" calcext:value-type="float">
            <text:p>63176.99260650000</text:p>
          </table:table-cell>
          <table:table-cell office:value-type="float" office:value="1633.36461928" calcext:value-type="float">
            <text:p>1633.36461928000</text:p>
          </table:table-cell>
          <table:table-cell table:formula="of:=CONCATENATE([.A449];&quot;-&quot;;[.B449])" office:value-type="string" office:string-value="66-057" calcext:value-type="string">
            <text:p>66-05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37</text:p>
          </table:table-cell>
          <table:table-cell office:value-type="float" office:value="7275.594891" calcext:value-type="float">
            <text:p>7275.59489100000</text:p>
          </table:table-cell>
          <table:table-cell office:value-type="float" office:value="460.539518316" calcext:value-type="float">
            <text:p>460.53951831600</text:p>
          </table:table-cell>
          <table:table-cell table:formula="of:=CONCATENATE([.A450];&quot;-&quot;;[.B450])" office:value-type="string" office:string-value="66-437" calcext:value-type="string">
            <text:p>66-43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26</text:p>
          </table:table-cell>
          <table:table-cell office:value-type="float" office:value="7738.5234565" calcext:value-type="float">
            <text:p>7738.52345650000</text:p>
          </table:table-cell>
          <table:table-cell office:value-type="float" office:value="479.624071713" calcext:value-type="float">
            <text:p>479.62407171300</text:p>
          </table:table-cell>
          <table:table-cell table:formula="of:=CONCATENATE([.A451];&quot;-&quot;;[.B451])" office:value-type="string" office:string-value="66-426" calcext:value-type="string">
            <text:p>66-42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36</text:p>
          </table:table-cell>
          <table:table-cell office:value-type="float" office:value="14609.2678105" calcext:value-type="float">
            <text:p>14609.26781050000</text:p>
          </table:table-cell>
          <table:table-cell office:value-type="float" office:value="489.579827727" calcext:value-type="float">
            <text:p>489.57982772700</text:p>
          </table:table-cell>
          <table:table-cell table:formula="of:=CONCATENATE([.A452];&quot;-&quot;;[.B452])" office:value-type="string" office:string-value="66-436" calcext:value-type="string">
            <text:p>66-43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35</text:p>
          </table:table-cell>
          <table:table-cell office:value-type="float" office:value="13230.2930525" calcext:value-type="float">
            <text:p>13230.29305250000</text:p>
          </table:table-cell>
          <table:table-cell office:value-type="float" office:value="577.89017169" calcext:value-type="float">
            <text:p>577.89017169000</text:p>
          </table:table-cell>
          <table:table-cell table:formula="of:=CONCATENATE([.A453];&quot;-&quot;;[.B453])" office:value-type="string" office:string-value="66-435" calcext:value-type="string">
            <text:p>66-43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39</text:p>
          </table:table-cell>
          <table:table-cell office:value-type="float" office:value="16889.030424" calcext:value-type="float">
            <text:p>16889.03042400000</text:p>
          </table:table-cell>
          <table:table-cell office:value-type="float" office:value="726.671518585" calcext:value-type="float">
            <text:p>726.67151858500</text:p>
          </table:table-cell>
          <table:table-cell table:formula="of:=CONCATENATE([.A454];&quot;-&quot;;[.B454])" office:value-type="string" office:string-value="66-439" calcext:value-type="string">
            <text:p>66-43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33</text:p>
          </table:table-cell>
          <table:table-cell office:value-type="float" office:value="15371.441125" calcext:value-type="float">
            <text:p>15371.44112500000</text:p>
          </table:table-cell>
          <table:table-cell office:value-type="float" office:value="544.396204069" calcext:value-type="float">
            <text:p>544.39620406900</text:p>
          </table:table-cell>
          <table:table-cell table:formula="of:=CONCATENATE([.A455];&quot;-&quot;;[.B455])" office:value-type="string" office:string-value="66-433" calcext:value-type="string">
            <text:p>66-43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24</text:p>
          </table:table-cell>
          <table:table-cell office:value-type="float" office:value="5695.447245" calcext:value-type="float">
            <text:p>5695.44724500000</text:p>
          </table:table-cell>
          <table:table-cell office:value-type="float" office:value="369.184907099" calcext:value-type="float">
            <text:p>369.18490709900</text:p>
          </table:table-cell>
          <table:table-cell table:formula="of:=CONCATENATE([.A456];&quot;-&quot;;[.B456])" office:value-type="string" office:string-value="66-424" calcext:value-type="string">
            <text:p>66-42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28</text:p>
          </table:table-cell>
          <table:table-cell office:value-type="float" office:value="7268.702794" calcext:value-type="float">
            <text:p>7268.70279400000</text:p>
          </table:table-cell>
          <table:table-cell office:value-type="float" office:value="380.621713273" calcext:value-type="float">
            <text:p>380.62171327300</text:p>
          </table:table-cell>
          <table:table-cell table:formula="of:=CONCATENATE([.A457];&quot;-&quot;;[.B457])" office:value-type="string" office:string-value="66-428" calcext:value-type="string">
            <text:p>66-42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31</text:p>
          </table:table-cell>
          <table:table-cell office:value-type="float" office:value="245182.19988" calcext:value-type="float">
            <text:p>245182.19988000000</text:p>
          </table:table-cell>
          <table:table-cell office:value-type="float" office:value="2385.75381433" calcext:value-type="float">
            <text:p>2385.75381433000</text:p>
          </table:table-cell>
          <table:table-cell table:formula="of:=CONCATENATE([.A458];&quot;-&quot;;[.B458])" office:value-type="string" office:string-value="66-031" calcext:value-type="string">
            <text:p>66-03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72</text:p>
          </table:table-cell>
          <table:table-cell office:value-type="float" office:value="2826.2023725" calcext:value-type="float">
            <text:p>2826.20237250000</text:p>
          </table:table-cell>
          <table:table-cell office:value-type="float" office:value="230.20187956" calcext:value-type="float">
            <text:p>230.20187956000</text:p>
          </table:table-cell>
          <table:table-cell table:formula="of:=CONCATENATE([.A459];&quot;-&quot;;[.B459])" office:value-type="string" office:string-value="66-472" calcext:value-type="string">
            <text:p>66-47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69</text:p>
          </table:table-cell>
          <table:table-cell office:value-type="float" office:value="5449.556064" calcext:value-type="float">
            <text:p>5449.55606400000</text:p>
          </table:table-cell>
          <table:table-cell office:value-type="float" office:value="367.478612355" calcext:value-type="float">
            <text:p>367.47861235500</text:p>
          </table:table-cell>
          <table:table-cell table:formula="of:=CONCATENATE([.A460];&quot;-&quot;;[.B460])" office:value-type="string" office:string-value="66-469" calcext:value-type="string">
            <text:p>66-46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26</text:p>
          </table:table-cell>
          <table:table-cell office:value-type="float" office:value="49257.0203265" calcext:value-type="float">
            <text:p>49257.02032650000</text:p>
          </table:table-cell>
          <table:table-cell office:value-type="float" office:value="1168.72545571" calcext:value-type="float">
            <text:p>1168.72545571000</text:p>
          </table:table-cell>
          <table:table-cell table:formula="of:=CONCATENATE([.A461];&quot;-&quot;;[.B461])" office:value-type="string" office:string-value="66-126" calcext:value-type="string">
            <text:p>66-12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10</text:p>
          </table:table-cell>
          <table:table-cell office:value-type="float" office:value="30779.947312" calcext:value-type="float">
            <text:p>30779.94731200000</text:p>
          </table:table-cell>
          <table:table-cell office:value-type="float" office:value="704.646966452" calcext:value-type="float">
            <text:p>704.64696645200</text:p>
          </table:table-cell>
          <table:table-cell table:formula="of:=CONCATENATE([.A462];&quot;-&quot;;[.B462])" office:value-type="string" office:string-value="62-010" calcext:value-type="string">
            <text:p>62-01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03</text:p>
          </table:table-cell>
          <table:table-cell office:value-type="float" office:value="26372.551084" calcext:value-type="float">
            <text:p>26372.55108400000</text:p>
          </table:table-cell>
          <table:table-cell office:value-type="float" office:value="978.271532993" calcext:value-type="float">
            <text:p>978.27153299300</text:p>
          </table:table-cell>
          <table:table-cell table:formula="of:=CONCATENATE([.A463];&quot;-&quot;;[.B463])" office:value-type="string" office:string-value="62-003" calcext:value-type="string">
            <text:p>62-00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27</text:p>
          </table:table-cell>
          <table:table-cell office:value-type="float" office:value="3112.57725" calcext:value-type="float">
            <text:p>3112.57725000000</text:p>
          </table:table-cell>
          <table:table-cell office:value-type="float" office:value="223.210952694" calcext:value-type="float">
            <text:p>223.21095269400</text:p>
          </table:table-cell>
          <table:table-cell table:formula="of:=CONCATENATE([.A464];&quot;-&quot;;[.B464])" office:value-type="string" office:string-value="66-127" calcext:value-type="string">
            <text:p>66-12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05</text:p>
          </table:table-cell>
          <table:table-cell office:value-type="float" office:value="116102.916093" calcext:value-type="float">
            <text:p>116102.91609300000</text:p>
          </table:table-cell>
          <table:table-cell office:value-type="float" office:value="1829.97032422" calcext:value-type="float">
            <text:p>1829.97032422000</text:p>
          </table:table-cell>
          <table:table-cell table:formula="of:=CONCATENATE([.A465];&quot;-&quot;;[.B465])" office:value-type="string" office:string-value="13-105" calcext:value-type="string">
            <text:p>13-10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78</text:p>
          </table:table-cell>
          <table:table-cell office:value-type="float" office:value="3951987.24424" calcext:value-type="float">
            <text:p>3951987.24424000000</text:p>
          </table:table-cell>
          <table:table-cell office:value-type="float" office:value="8645.09051253" calcext:value-type="float">
            <text:p>8645.09051253000</text:p>
          </table:table-cell>
          <table:table-cell table:formula="of:=CONCATENATE([.A466];&quot;-&quot;;[.B466])" office:value-type="string" office:string-value="66-078" calcext:value-type="string">
            <text:p>66-07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84</text:p>
          </table:table-cell>
          <table:table-cell office:value-type="float" office:value="430748.711505" calcext:value-type="float">
            <text:p>430748.71150500000</text:p>
          </table:table-cell>
          <table:table-cell office:value-type="float" office:value="2959.26695297" calcext:value-type="float">
            <text:p>2959.26695297000</text:p>
          </table:table-cell>
          <table:table-cell table:formula="of:=CONCATENATE([.A467];&quot;-&quot;;[.B467])" office:value-type="string" office:string-value="66-184" calcext:value-type="string">
            <text:p>66-18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94</text:p>
          </table:table-cell>
          <table:table-cell office:value-type="float" office:value="210087.863256" calcext:value-type="float">
            <text:p>210087.86325600000</text:p>
          </table:table-cell>
          <table:table-cell office:value-type="float" office:value="2022.71008109" calcext:value-type="float">
            <text:p>2022.71008109000</text:p>
          </table:table-cell>
          <table:table-cell table:formula="of:=CONCATENATE([.A468];&quot;-&quot;;[.B468])" office:value-type="string" office:string-value="52-094" calcext:value-type="string">
            <text:p>52-09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31</text:p>
          </table:table-cell>
          <table:table-cell office:value-type="float" office:value="143772.944274" calcext:value-type="float">
            <text:p>143772.94427400000</text:p>
          </table:table-cell>
          <table:table-cell office:value-type="float" office:value="1761.61834051" calcext:value-type="float">
            <text:p>1761.61834051000</text:p>
          </table:table-cell>
          <table:table-cell table:formula="of:=CONCATENATE([.A469];&quot;-&quot;;[.B469])" office:value-type="string" office:string-value="13-131" calcext:value-type="string">
            <text:p>13-13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54</text:p>
          </table:table-cell>
          <table:table-cell office:value-type="float" office:value="192077.835727" calcext:value-type="float">
            <text:p>192077.83572700000</text:p>
          </table:table-cell>
          <table:table-cell office:value-type="float" office:value="2398.76404821" calcext:value-type="float">
            <text:p>2398.76404821000</text:p>
          </table:table-cell>
          <table:table-cell table:formula="of:=CONCATENATE([.A470];&quot;-&quot;;[.B470])" office:value-type="string" office:string-value="66-154" calcext:value-type="string">
            <text:p>66-15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40</text:p>
          </table:table-cell>
          <table:table-cell office:value-type="float" office:value="132890.940682" calcext:value-type="float">
            <text:p>132890.94068200000</text:p>
          </table:table-cell>
          <table:table-cell office:value-type="float" office:value="1563.61598116" calcext:value-type="float">
            <text:p>1563.61598116000</text:p>
          </table:table-cell>
          <table:table-cell table:formula="of:=CONCATENATE([.A471];&quot;-&quot;;[.B471])" office:value-type="string" office:string-value="13-140" calcext:value-type="string">
            <text:p>13-14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36</text:p>
          </table:table-cell>
          <table:table-cell office:value-type="float" office:value="253160.751202" calcext:value-type="float">
            <text:p>253160.75120200000</text:p>
          </table:table-cell>
          <table:table-cell office:value-type="float" office:value="2743.01908467" calcext:value-type="float">
            <text:p>2743.01908467000</text:p>
          </table:table-cell>
          <table:table-cell table:formula="of:=CONCATENATE([.A472];&quot;-&quot;;[.B472])" office:value-type="string" office:string-value="13-036" calcext:value-type="string">
            <text:p>13-03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80</text:p>
          </table:table-cell>
          <table:table-cell office:value-type="float" office:value="290715.742619" calcext:value-type="float">
            <text:p>290715.74261900000</text:p>
          </table:table-cell>
          <table:table-cell office:value-type="float" office:value="3655.43271542" calcext:value-type="float">
            <text:p>3655.43271542000</text:p>
          </table:table-cell>
          <table:table-cell table:formula="of:=CONCATENATE([.A473];&quot;-&quot;;[.B473])" office:value-type="string" office:string-value="13-080" calcext:value-type="string">
            <text:p>13-08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84</text:p>
          </table:table-cell>
          <table:table-cell office:value-type="float" office:value="71452.895052" calcext:value-type="float">
            <text:p>71452.89505200000</text:p>
          </table:table-cell>
          <table:table-cell office:value-type="float" office:value="1712.87947445" calcext:value-type="float">
            <text:p>1712.87947445000</text:p>
          </table:table-cell>
          <table:table-cell table:formula="of:=CONCATENATE([.A474];&quot;-&quot;;[.B474])" office:value-type="string" office:string-value="13-184" calcext:value-type="string">
            <text:p>13-18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77</text:p>
          </table:table-cell>
          <table:table-cell office:value-type="float" office:value="44035487.9231" calcext:value-type="float">
            <text:p>44035487.92310000000</text:p>
          </table:table-cell>
          <table:table-cell office:value-type="float" office:value="29803.6027219" calcext:value-type="float">
            <text:p>29803.60272190000</text:p>
          </table:table-cell>
          <table:table-cell table:formula="of:=CONCATENATE([.A475];&quot;-&quot;;[.B475])" office:value-type="string" office:string-value="66-077" calcext:value-type="string">
            <text:p>66-07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40</text:p>
          </table:table-cell>
          <table:table-cell office:value-type="float" office:value="277342.909662" calcext:value-type="float">
            <text:p>277342.90966200000</text:p>
          </table:table-cell>
          <table:table-cell office:value-type="float" office:value="3554.79530196" calcext:value-type="float">
            <text:p>3554.79530196000</text:p>
          </table:table-cell>
          <table:table-cell table:formula="of:=CONCATENATE([.A476];&quot;-&quot;;[.B476])" office:value-type="string" office:string-value="66-040" calcext:value-type="string">
            <text:p>66-04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07</text:p>
          </table:table-cell>
          <table:table-cell office:value-type="float" office:value="316308.640174" calcext:value-type="float">
            <text:p>316308.64017400000</text:p>
          </table:table-cell>
          <table:table-cell office:value-type="float" office:value="2581.53214503" calcext:value-type="float">
            <text:p>2581.53214503000</text:p>
          </table:table-cell>
          <table:table-cell table:formula="of:=CONCATENATE([.A477];&quot;-&quot;;[.B477])" office:value-type="string" office:string-value="52-007" calcext:value-type="string">
            <text:p>52-00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60</text:p>
          </table:table-cell>
          <table:table-cell office:value-type="float" office:value="16183.3119995" calcext:value-type="float">
            <text:p>16183.31199950000</text:p>
          </table:table-cell>
          <table:table-cell office:value-type="float" office:value="567.726174682" calcext:value-type="float">
            <text:p>567.72617468200</text:p>
          </table:table-cell>
          <table:table-cell table:formula="of:=CONCATENATE([.A478];&quot;-&quot;;[.B478])" office:value-type="string" office:string-value="66-460" calcext:value-type="string">
            <text:p>66-46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63</text:p>
          </table:table-cell>
          <table:table-cell office:value-type="float" office:value="10101459.5853" calcext:value-type="float">
            <text:p>10101459.58530000000</text:p>
          </table:table-cell>
          <table:table-cell office:value-type="float" office:value="12917.7497226" calcext:value-type="float">
            <text:p>12917.74972260000</text:p>
          </table:table-cell>
          <table:table-cell table:formula="of:=CONCATENATE([.A479];&quot;-&quot;;[.B479])" office:value-type="string" office:string-value="13-163" calcext:value-type="string">
            <text:p>13-16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19</text:p>
          </table:table-cell>
          <table:table-cell office:value-type="float" office:value="2481838.88542" calcext:value-type="float">
            <text:p>2481838.88542000000</text:p>
          </table:table-cell>
          <table:table-cell office:value-type="float" office:value="9821.92741364" calcext:value-type="float">
            <text:p>9821.92741364000</text:p>
          </table:table-cell>
          <table:table-cell table:formula="of:=CONCATENATE([.A480];&quot;-&quot;;[.B480])" office:value-type="string" office:string-value="13-219" calcext:value-type="string">
            <text:p>13-21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26</text:p>
          </table:table-cell>
          <table:table-cell office:value-type="float" office:value="4940253.61998" calcext:value-type="float">
            <text:p>4940253.61998000000</text:p>
          </table:table-cell>
          <table:table-cell office:value-type="float" office:value="10670.636185" calcext:value-type="float">
            <text:p>10670.63618500000</text:p>
          </table:table-cell>
          <table:table-cell table:formula="of:=CONCATENATE([.A481];&quot;-&quot;;[.B481])" office:value-type="string" office:string-value="13-026" calcext:value-type="string">
            <text:p>13-02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61</text:p>
          </table:table-cell>
          <table:table-cell office:value-type="float" office:value="194004.876756" calcext:value-type="float">
            <text:p>194004.87675600000</text:p>
          </table:table-cell>
          <table:table-cell office:value-type="float" office:value="2009.51075857" calcext:value-type="float">
            <text:p>2009.51075857000</text:p>
          </table:table-cell>
          <table:table-cell table:formula="of:=CONCATENATE([.A482];&quot;-&quot;;[.B482])" office:value-type="string" office:string-value="66-161" calcext:value-type="string">
            <text:p>66-16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32</text:p>
          </table:table-cell>
          <table:table-cell office:value-type="float" office:value="128509.906499" calcext:value-type="float">
            <text:p>128509.90649900000</text:p>
          </table:table-cell>
          <table:table-cell office:value-type="float" office:value="1625.54296403" calcext:value-type="float">
            <text:p>1625.54296403000</text:p>
          </table:table-cell>
          <table:table-cell table:formula="of:=CONCATENATE([.A483];&quot;-&quot;;[.B483])" office:value-type="string" office:string-value="13-032" calcext:value-type="string">
            <text:p>13-03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09</text:p>
          </table:table-cell>
          <table:table-cell office:value-type="float" office:value="3078711.04955" calcext:value-type="float">
            <text:p>3078711.04955000000</text:p>
          </table:table-cell>
          <table:table-cell office:value-type="float" office:value="8992.78484636" calcext:value-type="float">
            <text:p>8992.78484636000</text:p>
          </table:table-cell>
          <table:table-cell table:formula="of:=CONCATENATE([.A484];&quot;-&quot;;[.B484])" office:value-type="string" office:string-value="13-109" calcext:value-type="string">
            <text:p>13-10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80</text:p>
          </table:table-cell>
          <table:table-cell office:value-type="float" office:value="186317.101389" calcext:value-type="float">
            <text:p>186317.10138900000</text:p>
          </table:table-cell>
          <table:table-cell office:value-type="float" office:value="1985.06722165" calcext:value-type="float">
            <text:p>1985.06722165000</text:p>
          </table:table-cell>
          <table:table-cell table:formula="of:=CONCATENATE([.A485];&quot;-&quot;;[.B485])" office:value-type="string" office:string-value="13-180" calcext:value-type="string">
            <text:p>13-18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51</text:p>
          </table:table-cell>
          <table:table-cell office:value-type="float" office:value="1471600.20775" calcext:value-type="float">
            <text:p>1471600.20775000000</text:p>
          </table:table-cell>
          <table:table-cell office:value-type="float" office:value="6063.64419403" calcext:value-type="float">
            <text:p>6063.64419403000</text:p>
          </table:table-cell>
          <table:table-cell table:formula="of:=CONCATENATE([.A486];&quot;-&quot;;[.B486])" office:value-type="string" office:string-value="13-051" calcext:value-type="string">
            <text:p>13-05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80</text:p>
          </table:table-cell>
          <table:table-cell office:value-type="float" office:value="98125.5874155" calcext:value-type="float">
            <text:p>98125.58741550000</text:p>
          </table:table-cell>
          <table:table-cell office:value-type="float" office:value="1504.400859" calcext:value-type="float">
            <text:p>1504.40085900000</text:p>
          </table:table-cell>
          <table:table-cell table:formula="of:=CONCATENATE([.A487];&quot;-&quot;;[.B487])" office:value-type="string" office:string-value="66-180" calcext:value-type="string">
            <text:p>66-18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66</text:p>
          </table:table-cell>
          <table:table-cell office:value-type="float" office:value="62604.663344" calcext:value-type="float">
            <text:p>62604.66334400000</text:p>
          </table:table-cell>
          <table:table-cell office:value-type="float" office:value="1150.58299669" calcext:value-type="float">
            <text:p>1150.58299669000</text:p>
          </table:table-cell>
          <table:table-cell table:formula="of:=CONCATENATE([.A488];&quot;-&quot;;[.B488])" office:value-type="string" office:string-value="66-166" calcext:value-type="string">
            <text:p>66-166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04</text:p>
          </table:table-cell>
          <table:table-cell office:value-type="float" office:value="137425.182275" calcext:value-type="float">
            <text:p>137425.18227500000</text:p>
          </table:table-cell>
          <table:table-cell office:value-type="float" office:value="2144.35815008" calcext:value-type="float">
            <text:p>2144.35815008000</text:p>
          </table:table-cell>
          <table:table-cell table:formula="of:=CONCATENATE([.A489];&quot;-&quot;;[.B489])" office:value-type="string" office:string-value="52-104" calcext:value-type="string">
            <text:p>52-10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87</text:p>
          </table:table-cell>
          <table:table-cell office:value-type="float" office:value="138154.007233" calcext:value-type="float">
            <text:p>138154.00723300000</text:p>
          </table:table-cell>
          <table:table-cell office:value-type="float" office:value="1903.52604136" calcext:value-type="float">
            <text:p>1903.52604136000</text:p>
          </table:table-cell>
          <table:table-cell table:formula="of:=CONCATENATE([.A490];&quot;-&quot;;[.B490])" office:value-type="string" office:string-value="66-187" calcext:value-type="string">
            <text:p>66-18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34</text:p>
          </table:table-cell>
          <table:table-cell office:value-type="float" office:value="174389.184561" calcext:value-type="float">
            <text:p>174389.18456100000</text:p>
          </table:table-cell>
          <table:table-cell office:value-type="float" office:value="2697.70766312" calcext:value-type="float">
            <text:p>2697.70766312000</text:p>
          </table:table-cell>
          <table:table-cell table:formula="of:=CONCATENATE([.A491];&quot;-&quot;;[.B491])" office:value-type="string" office:string-value="66-134" calcext:value-type="string">
            <text:p>66-13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13</text:p>
          </table:table-cell>
          <table:table-cell office:value-type="float" office:value="86986.306268" calcext:value-type="float">
            <text:p>86986.30626800000</text:p>
          </table:table-cell>
          <table:table-cell office:value-type="float" office:value="1509.34706949" calcext:value-type="float">
            <text:p>1509.34706949000</text:p>
          </table:table-cell>
          <table:table-cell table:formula="of:=CONCATENATE([.A492];&quot;-&quot;;[.B492])" office:value-type="string" office:string-value="13-113" calcext:value-type="string">
            <text:p>13-11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99</text:p>
          </table:table-cell>
          <table:table-cell office:value-type="float" office:value="448691.478988" calcext:value-type="float">
            <text:p>448691.47898800000</text:p>
          </table:table-cell>
          <table:table-cell office:value-type="float" office:value="2837.9848827" calcext:value-type="float">
            <text:p>2837.98488270000</text:p>
          </table:table-cell>
          <table:table-cell table:formula="of:=CONCATENATE([.A493];&quot;-&quot;;[.B493])" office:value-type="string" office:string-value="13-199" calcext:value-type="string">
            <text:p>13-19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83</text:p>
          </table:table-cell>
          <table:table-cell office:value-type="float" office:value="15795.5463325" calcext:value-type="float">
            <text:p>15795.54633250000</text:p>
          </table:table-cell>
          <table:table-cell office:value-type="float" office:value="525.161863449" calcext:value-type="float">
            <text:p>525.16186344900</text:p>
          </table:table-cell>
          <table:table-cell table:formula="of:=CONCATENATE([.A494];&quot;-&quot;;[.B494])" office:value-type="string" office:string-value="66-483" calcext:value-type="string">
            <text:p>66-48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400</text:p>
          </table:table-cell>
          <table:table-cell office:value-type="float" office:value="24031.0589225" calcext:value-type="float">
            <text:p>24031.05892250000</text:p>
          </table:table-cell>
          <table:table-cell office:value-type="float" office:value="757.680781746" calcext:value-type="float">
            <text:p>757.68078174600</text:p>
          </table:table-cell>
          <table:table-cell table:formula="of:=CONCATENATE([.A495];&quot;-&quot;;[.B495])" office:value-type="string" office:string-value="52-400" calcext:value-type="string">
            <text:p>52-40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74</text:p>
          </table:table-cell>
          <table:table-cell office:value-type="float" office:value="254609.200759" calcext:value-type="float">
            <text:p>254609.20075900000</text:p>
          </table:table-cell>
          <table:table-cell office:value-type="float" office:value="2364.18316499" calcext:value-type="float">
            <text:p>2364.18316499000</text:p>
          </table:table-cell>
          <table:table-cell table:formula="of:=CONCATENATE([.A496];&quot;-&quot;;[.B496])" office:value-type="string" office:string-value="13-074" calcext:value-type="string">
            <text:p>13-07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60</text:p>
          </table:table-cell>
          <table:table-cell office:value-type="float" office:value="71844.649563" calcext:value-type="float">
            <text:p>71844.64956300000</text:p>
          </table:table-cell>
          <table:table-cell office:value-type="float" office:value="1777.98332179" calcext:value-type="float">
            <text:p>1777.98332179000</text:p>
          </table:table-cell>
          <table:table-cell table:formula="of:=CONCATENATE([.A497];&quot;-&quot;;[.B497])" office:value-type="string" office:string-value="13-060" calcext:value-type="string">
            <text:p>13-06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73</text:p>
          </table:table-cell>
          <table:table-cell office:value-type="float" office:value="172868.015328" calcext:value-type="float">
            <text:p>172868.01532800000</text:p>
          </table:table-cell>
          <table:table-cell office:value-type="float" office:value="2820.67140208" calcext:value-type="float">
            <text:p>2820.67140208000</text:p>
          </table:table-cell>
          <table:table-cell table:formula="of:=CONCATENATE([.A498];&quot;-&quot;;[.B498])" office:value-type="string" office:string-value="13-073" calcext:value-type="string">
            <text:p>13-07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57</text:p>
          </table:table-cell>
          <table:table-cell office:value-type="float" office:value="26925532.972" calcext:value-type="float">
            <text:p>26925532.97200000000</text:p>
          </table:table-cell>
          <table:table-cell office:value-type="float" office:value="23129.1627169" calcext:value-type="float">
            <text:p>23129.16271690000</text:p>
          </table:table-cell>
          <table:table-cell table:formula="of:=CONCATENATE([.A499];&quot;-&quot;;[.B499])" office:value-type="string" office:string-value="52-257" calcext:value-type="string">
            <text:p>52-25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52</text:p>
          </table:table-cell>
          <table:table-cell office:value-type="float" office:value="200843.222204" calcext:value-type="float">
            <text:p>200843.22220400000</text:p>
          </table:table-cell>
          <table:table-cell office:value-type="float" office:value="2822.83382043" calcext:value-type="float">
            <text:p>2822.83382043000</text:p>
          </table:table-cell>
          <table:table-cell table:formula="of:=CONCATENATE([.A500];&quot;-&quot;;[.B500])" office:value-type="string" office:string-value="66-152" calcext:value-type="string">
            <text:p>66-15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95</text:p>
          </table:table-cell>
          <table:table-cell office:value-type="float" office:value="199903.937693" calcext:value-type="float">
            <text:p>199903.93769300000</text:p>
          </table:table-cell>
          <table:table-cell office:value-type="float" office:value="2249.20883987" calcext:value-type="float">
            <text:p>2249.20883987000</text:p>
          </table:table-cell>
          <table:table-cell table:formula="of:=CONCATENATE([.A501];&quot;-&quot;;[.B501])" office:value-type="string" office:string-value="13-195" calcext:value-type="string">
            <text:p>13-19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12</text:p>
          </table:table-cell>
          <table:table-cell office:value-type="float" office:value="22554269.3481" calcext:value-type="float">
            <text:p>22554269.34810000000</text:p>
          </table:table-cell>
          <table:table-cell office:value-type="float" office:value="22977.0479228" calcext:value-type="float">
            <text:p>22977.04792280000</text:p>
          </table:table-cell>
          <table:table-cell table:formula="of:=CONCATENATE([.A502];&quot;-&quot;;[.B502])" office:value-type="string" office:string-value="13-012" calcext:value-type="string">
            <text:p>13-01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40</text:p>
          </table:table-cell>
          <table:table-cell office:value-type="float" office:value="1206401.47529" calcext:value-type="float">
            <text:p>1206401.47529000000</text:p>
          </table:table-cell>
          <table:table-cell office:value-type="float" office:value="6503.13775973" calcext:value-type="float">
            <text:p>6503.13775973000</text:p>
          </table:table-cell>
          <table:table-cell table:formula="of:=CONCATENATE([.A503];&quot;-&quot;;[.B503])" office:value-type="string" office:string-value="13-040" calcext:value-type="string">
            <text:p>13-04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57</text:p>
          </table:table-cell>
          <table:table-cell office:value-type="float" office:value="356941.022596" calcext:value-type="float">
            <text:p>356941.02259600000</text:p>
          </table:table-cell>
          <table:table-cell office:value-type="float" office:value="2780.97731984" calcext:value-type="float">
            <text:p>2780.97731984000</text:p>
          </table:table-cell>
          <table:table-cell table:formula="of:=CONCATENATE([.A504];&quot;-&quot;;[.B504])" office:value-type="string" office:string-value="13-257" calcext:value-type="string">
            <text:p>13-25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68</text:p>
          </table:table-cell>
          <table:table-cell office:value-type="float" office:value="152810.08902" calcext:value-type="float">
            <text:p>152810.08902000000</text:p>
          </table:table-cell>
          <table:table-cell office:value-type="float" office:value="1640.95662383" calcext:value-type="float">
            <text:p>1640.95662383000</text:p>
          </table:table-cell>
          <table:table-cell table:formula="of:=CONCATENATE([.A505];&quot;-&quot;;[.B505])" office:value-type="string" office:string-value="13-068" calcext:value-type="string">
            <text:p>13-06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95</text:p>
          </table:table-cell>
          <table:table-cell office:value-type="float" office:value="158335.758221" calcext:value-type="float">
            <text:p>158335.75822100000</text:p>
          </table:table-cell>
          <table:table-cell office:value-type="float" office:value="2134.91142876" calcext:value-type="float">
            <text:p>2134.91142876000</text:p>
          </table:table-cell>
          <table:table-cell table:formula="of:=CONCATENATE([.A506];&quot;-&quot;;[.B506])" office:value-type="string" office:string-value="13-095" calcext:value-type="string">
            <text:p>13-09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68</text:p>
          </table:table-cell>
          <table:table-cell office:value-type="float" office:value="156360.643997" calcext:value-type="float">
            <text:p>156360.64399700000</text:p>
          </table:table-cell>
          <table:table-cell office:value-type="float" office:value="1627.65921637" calcext:value-type="float">
            <text:p>1627.65921637000</text:p>
          </table:table-cell>
          <table:table-cell table:formula="of:=CONCATENATE([.A507];&quot;-&quot;;[.B507])" office:value-type="string" office:string-value="13-168" calcext:value-type="string">
            <text:p>13-16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10</text:p>
          </table:table-cell>
          <table:table-cell office:value-type="float" office:value="455416.45968" calcext:value-type="float">
            <text:p>455416.45968000000</text:p>
          </table:table-cell>
          <table:table-cell office:value-type="float" office:value="2867.88786602" calcext:value-type="float">
            <text:p>2867.88786602000</text:p>
          </table:table-cell>
          <table:table-cell table:formula="of:=CONCATENATE([.A508];&quot;-&quot;;[.B508])" office:value-type="string" office:string-value="13-210" calcext:value-type="string">
            <text:p>13-21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400</text:p>
          </table:table-cell>
          <table:table-cell office:value-type="float" office:value="13627.7844975" calcext:value-type="float">
            <text:p>13627.78449750000</text:p>
          </table:table-cell>
          <table:table-cell office:value-type="float" office:value="505.590565198" calcext:value-type="float">
            <text:p>505.59056519800</text:p>
          </table:table-cell>
          <table:table-cell table:formula="of:=CONCATENATE([.A509];&quot;-&quot;;[.B509])" office:value-type="string" office:string-value="13-400" calcext:value-type="string">
            <text:p>13-40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56</text:p>
          </table:table-cell>
          <table:table-cell office:value-type="float" office:value="318527.329512" calcext:value-type="float">
            <text:p>318527.32951200000</text:p>
          </table:table-cell>
          <table:table-cell office:value-type="float" office:value="2666.50326485" calcext:value-type="float">
            <text:p>2666.50326485000</text:p>
          </table:table-cell>
          <table:table-cell table:formula="of:=CONCATENATE([.A510];&quot;-&quot;;[.B510])" office:value-type="string" office:string-value="13-056" calcext:value-type="string">
            <text:p>13-05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01</text:p>
          </table:table-cell>
          <table:table-cell office:value-type="float" office:value="190333.792476" calcext:value-type="float">
            <text:p>190333.79247600000</text:p>
          </table:table-cell>
          <table:table-cell office:value-type="float" office:value="2086.55876859" calcext:value-type="float">
            <text:p>2086.55876859000</text:p>
          </table:table-cell>
          <table:table-cell table:formula="of:=CONCATENATE([.A511];&quot;-&quot;;[.B511])" office:value-type="string" office:string-value="13-101" calcext:value-type="string">
            <text:p>13-10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25</text:p>
          </table:table-cell>
          <table:table-cell office:value-type="float" office:value="292528.898649" calcext:value-type="float">
            <text:p>292528.89864900000</text:p>
          </table:table-cell>
          <table:table-cell office:value-type="float" office:value="2378.62727152" calcext:value-type="float">
            <text:p>2378.62727152000</text:p>
          </table:table-cell>
          <table:table-cell table:formula="of:=CONCATENATE([.A512];&quot;-&quot;;[.B512])" office:value-type="string" office:string-value="13-125" calcext:value-type="string">
            <text:p>13-12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43</text:p>
          </table:table-cell>
          <table:table-cell office:value-type="float" office:value="128372.707833" calcext:value-type="float">
            <text:p>128372.70783300000</text:p>
          </table:table-cell>
          <table:table-cell office:value-type="float" office:value="1971.26807631" calcext:value-type="float">
            <text:p>1971.26807631000</text:p>
          </table:table-cell>
          <table:table-cell table:formula="of:=CONCATENATE([.A513];&quot;-&quot;;[.B513])" office:value-type="string" office:string-value="13-143" calcext:value-type="string">
            <text:p>13-14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86</text:p>
          </table:table-cell>
          <table:table-cell office:value-type="float" office:value="92924.8785065" calcext:value-type="float">
            <text:p>92924.87850650000</text:p>
          </table:table-cell>
          <table:table-cell office:value-type="float" office:value="2206.37962477" calcext:value-type="float">
            <text:p>2206.37962477000</text:p>
          </table:table-cell>
          <table:table-cell table:formula="of:=CONCATENATE([.A514];&quot;-&quot;;[.B514])" office:value-type="string" office:string-value="66-186" calcext:value-type="string">
            <text:p>66-18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46</text:p>
          </table:table-cell>
          <table:table-cell office:value-type="float" office:value="102044.448335" calcext:value-type="float">
            <text:p>102044.44833500000</text:p>
          </table:table-cell>
          <table:table-cell office:value-type="float" office:value="1382.30196956" calcext:value-type="float">
            <text:p>1382.30196956000</text:p>
          </table:table-cell>
          <table:table-cell table:formula="of:=CONCATENATE([.A515];&quot;-&quot;;[.B515])" office:value-type="string" office:string-value="13-146" calcext:value-type="string">
            <text:p>13-146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67</text:p>
          </table:table-cell>
          <table:table-cell office:value-type="float" office:value="21369307.8485" calcext:value-type="float">
            <text:p>21369307.84850000000</text:p>
          </table:table-cell>
          <table:table-cell office:value-type="float" office:value="21285.7427481" calcext:value-type="float">
            <text:p>21285.74274810000</text:p>
          </table:table-cell>
          <table:table-cell table:formula="of:=CONCATENATE([.A516];&quot;-&quot;;[.B516])" office:value-type="string" office:string-value="52-067" calcext:value-type="string">
            <text:p>52-06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87</text:p>
          </table:table-cell>
          <table:table-cell office:value-type="float" office:value="643144.623536" calcext:value-type="float">
            <text:p>643144.62353600000</text:p>
          </table:table-cell>
          <table:table-cell office:value-type="float" office:value="4572.54373234" calcext:value-type="float">
            <text:p>4572.54373234000</text:p>
          </table:table-cell>
          <table:table-cell table:formula="of:=CONCATENATE([.A517];&quot;-&quot;;[.B517])" office:value-type="string" office:string-value="13-187" calcext:value-type="string">
            <text:p>13-18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90</text:p>
          </table:table-cell>
          <table:table-cell office:value-type="float" office:value="69887.314933" calcext:value-type="float">
            <text:p>69887.31493300000</text:p>
          </table:table-cell>
          <table:table-cell office:value-type="float" office:value="1182.26471367" calcext:value-type="float">
            <text:p>1182.26471367000</text:p>
          </table:table-cell>
          <table:table-cell table:formula="of:=CONCATENATE([.A518];&quot;-&quot;;[.B518])" office:value-type="string" office:string-value="13-090" calcext:value-type="string">
            <text:p>13-09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70</text:p>
          </table:table-cell>
          <table:table-cell office:value-type="float" office:value="233002.2577" calcext:value-type="float">
            <text:p>233002.25770000000</text:p>
          </table:table-cell>
          <table:table-cell office:value-type="float" office:value="2007.46339444" calcext:value-type="float">
            <text:p>2007.46339444000</text:p>
          </table:table-cell>
          <table:table-cell table:formula="of:=CONCATENATE([.A519];&quot;-&quot;;[.B519])" office:value-type="string" office:string-value="13-170" calcext:value-type="string">
            <text:p>13-17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64</text:p>
          </table:table-cell>
          <table:table-cell office:value-type="float" office:value="5972198.0179" calcext:value-type="float">
            <text:p>5972198.01790000000</text:p>
          </table:table-cell>
          <table:table-cell office:value-type="float" office:value="10822.3066828" calcext:value-type="float">
            <text:p>10822.30668280000</text:p>
          </table:table-cell>
          <table:table-cell table:formula="of:=CONCATENATE([.A520];&quot;-&quot;;[.B520])" office:value-type="string" office:string-value="13-064" calcext:value-type="string">
            <text:p>13-06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00</text:p>
          </table:table-cell>
          <table:table-cell office:value-type="float" office:value="104038.73755" calcext:value-type="float">
            <text:p>104038.73755000000</text:p>
          </table:table-cell>
          <table:table-cell office:value-type="float" office:value="2083.62209259" calcext:value-type="float">
            <text:p>2083.62209259000</text:p>
          </table:table-cell>
          <table:table-cell table:formula="of:=CONCATENATE([.A521];&quot;-&quot;;[.B521])" office:value-type="string" office:string-value="13-100" calcext:value-type="string">
            <text:p>13-10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86</text:p>
          </table:table-cell>
          <table:table-cell office:value-type="float" office:value="115718.453793" calcext:value-type="float">
            <text:p>115718.45379300000</text:p>
          </table:table-cell>
          <table:table-cell office:value-type="float" office:value="1843.64063428" calcext:value-type="float">
            <text:p>1843.64063428000</text:p>
          </table:table-cell>
          <table:table-cell table:formula="of:=CONCATENATE([.A522];&quot;-&quot;;[.B522])" office:value-type="string" office:string-value="13-186" calcext:value-type="string">
            <text:p>13-18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55</text:p>
          </table:table-cell>
          <table:table-cell office:value-type="float" office:value="123199.29595" calcext:value-type="float">
            <text:p>123199.29595000000</text:p>
          </table:table-cell>
          <table:table-cell office:value-type="float" office:value="1764.30886064" calcext:value-type="float">
            <text:p>1764.30886064000</text:p>
          </table:table-cell>
          <table:table-cell table:formula="of:=CONCATENATE([.A523];&quot;-&quot;;[.B523])" office:value-type="string" office:string-value="13-155" calcext:value-type="string">
            <text:p>13-15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15</text:p>
          </table:table-cell>
          <table:table-cell office:value-type="float" office:value="7782855.95611" calcext:value-type="float">
            <text:p>7782855.95611000000</text:p>
          </table:table-cell>
          <table:table-cell office:value-type="float" office:value="15200.5535877" calcext:value-type="float">
            <text:p>15200.55358770000</text:p>
          </table:table-cell>
          <table:table-cell table:formula="of:=CONCATENATE([.A524];&quot;-&quot;;[.B524])" office:value-type="string" office:string-value="13-015" calcext:value-type="string">
            <text:p>13-01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22</text:p>
          </table:table-cell>
          <table:table-cell office:value-type="float" office:value="30939703.7285" calcext:value-type="float">
            <text:p>30939703.72850000000</text:p>
          </table:table-cell>
          <table:table-cell office:value-type="float" office:value="25100.5562761" calcext:value-type="float">
            <text:p>25100.55627610000</text:p>
          </table:table-cell>
          <table:table-cell table:formula="of:=CONCATENATE([.A525];&quot;-&quot;;[.B525])" office:value-type="string" office:string-value="13-022" calcext:value-type="string">
            <text:p>13-02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57</text:p>
          </table:table-cell>
          <table:table-cell office:value-type="float" office:value="115022.510902" calcext:value-type="float">
            <text:p>115022.51090200000</text:p>
          </table:table-cell>
          <table:table-cell office:value-type="float" office:value="1717.74239567" calcext:value-type="float">
            <text:p>1717.74239567000</text:p>
          </table:table-cell>
          <table:table-cell table:formula="of:=CONCATENATE([.A526];&quot;-&quot;;[.B526])" office:value-type="string" office:string-value="13-157" calcext:value-type="string">
            <text:p>13-15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39</text:p>
          </table:table-cell>
          <table:table-cell office:value-type="float" office:value="158093.769277" calcext:value-type="float">
            <text:p>158093.76927700000</text:p>
          </table:table-cell>
          <table:table-cell office:value-type="float" office:value="1956.2039218" calcext:value-type="float">
            <text:p>1956.20392180000</text:p>
          </table:table-cell>
          <table:table-cell table:formula="of:=CONCATENATE([.A527];&quot;-&quot;;[.B527])" office:value-type="string" office:string-value="13-139" calcext:value-type="string">
            <text:p>13-13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02</text:p>
          </table:table-cell>
          <table:table-cell office:value-type="float" office:value="166564.49484" calcext:value-type="float">
            <text:p>166564.49484000000</text:p>
          </table:table-cell>
          <table:table-cell office:value-type="float" office:value="2137.84660954" calcext:value-type="float">
            <text:p>2137.84660954000</text:p>
          </table:table-cell>
          <table:table-cell table:formula="of:=CONCATENATE([.A528];&quot;-&quot;;[.B528])" office:value-type="string" office:string-value="13-102" calcext:value-type="string">
            <text:p>13-10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03</text:p>
          </table:table-cell>
          <table:table-cell office:value-type="float" office:value="116888.986981" calcext:value-type="float">
            <text:p>116888.98698100000</text:p>
          </table:table-cell>
          <table:table-cell office:value-type="float" office:value="2337.68086544" calcext:value-type="float">
            <text:p>2337.68086544000</text:p>
          </table:table-cell>
          <table:table-cell table:formula="of:=CONCATENATE([.A529];&quot;-&quot;;[.B529])" office:value-type="string" office:string-value="13-103" calcext:value-type="string">
            <text:p>13-10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20</text:p>
          </table:table-cell>
          <table:table-cell office:value-type="float" office:value="19948380.6954" calcext:value-type="float">
            <text:p>19948380.69540000000</text:p>
          </table:table-cell>
          <table:table-cell office:value-type="float" office:value="25764.2120514" calcext:value-type="float">
            <text:p>25764.21205140000</text:p>
          </table:table-cell>
          <table:table-cell table:formula="of:=CONCATENATE([.A530];&quot;-&quot;;[.B530])" office:value-type="string" office:string-value="13-220" calcext:value-type="string">
            <text:p>13-22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23</text:p>
          </table:table-cell>
          <table:table-cell office:value-type="float" office:value="101738.922466" calcext:value-type="float">
            <text:p>101738.92246600000</text:p>
          </table:table-cell>
          <table:table-cell office:value-type="float" office:value="1339.73436345" calcext:value-type="float">
            <text:p>1339.73436345000</text:p>
          </table:table-cell>
          <table:table-cell table:formula="of:=CONCATENATE([.A531];&quot;-&quot;;[.B531])" office:value-type="string" office:string-value="13-123" calcext:value-type="string">
            <text:p>13-12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79</text:p>
          </table:table-cell>
          <table:table-cell office:value-type="float" office:value="22539.9413285" calcext:value-type="float">
            <text:p>22539.94132850000</text:p>
          </table:table-cell>
          <table:table-cell office:value-type="float" office:value="646.727850773" calcext:value-type="float">
            <text:p>646.72785077300</text:p>
          </table:table-cell>
          <table:table-cell table:formula="of:=CONCATENATE([.A532];&quot;-&quot;;[.B532])" office:value-type="string" office:string-value="66-479" calcext:value-type="string">
            <text:p>66-47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09</text:p>
          </table:table-cell>
          <table:table-cell office:value-type="float" office:value="97486.530014" calcext:value-type="float">
            <text:p>97486.53001400000</text:p>
          </table:table-cell>
          <table:table-cell office:value-type="float" office:value="1847.83999422" calcext:value-type="float">
            <text:p>1847.83999422000</text:p>
          </table:table-cell>
          <table:table-cell table:formula="of:=CONCATENATE([.A533];&quot;-&quot;;[.B533])" office:value-type="string" office:string-value="52-009" calcext:value-type="string">
            <text:p>52-00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401</text:p>
          </table:table-cell>
          <table:table-cell office:value-type="float" office:value="8047.82492" calcext:value-type="float">
            <text:p>8047.82492000000</text:p>
          </table:table-cell>
          <table:table-cell office:value-type="float" office:value="404.218252216" calcext:value-type="float">
            <text:p>404.21825221600</text:p>
          </table:table-cell>
          <table:table-cell table:formula="of:=CONCATENATE([.A534];&quot;-&quot;;[.B534])" office:value-type="string" office:string-value="13-401" calcext:value-type="string">
            <text:p>13-40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55</text:p>
          </table:table-cell>
          <table:table-cell office:value-type="float" office:value="223718.695406" calcext:value-type="float">
            <text:p>223718.69540600000</text:p>
          </table:table-cell>
          <table:table-cell office:value-type="float" office:value="2377.29492069" calcext:value-type="float">
            <text:p>2377.29492069000</text:p>
          </table:table-cell>
          <table:table-cell table:formula="of:=CONCATENATE([.A535];&quot;-&quot;;[.B535])" office:value-type="string" office:string-value="52-055" calcext:value-type="string">
            <text:p>52-05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93</text:p>
          </table:table-cell>
          <table:table-cell office:value-type="float" office:value="159746.594168" calcext:value-type="float">
            <text:p>159746.59416800000</text:p>
          </table:table-cell>
          <table:table-cell office:value-type="float" office:value="2761.18835582" calcext:value-type="float">
            <text:p>2761.18835582000</text:p>
          </table:table-cell>
          <table:table-cell table:formula="of:=CONCATENATE([.A536];&quot;-&quot;;[.B536])" office:value-type="string" office:string-value="66-193" calcext:value-type="string">
            <text:p>66-19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83</text:p>
          </table:table-cell>
          <table:table-cell office:value-type="float" office:value="241370.972991" calcext:value-type="float">
            <text:p>241370.97299100000</text:p>
          </table:table-cell>
          <table:table-cell office:value-type="float" office:value="3310.49213805" calcext:value-type="float">
            <text:p>3310.49213805000</text:p>
          </table:table-cell>
          <table:table-cell table:formula="of:=CONCATENATE([.A537];&quot;-&quot;;[.B537])" office:value-type="string" office:string-value="13-083" calcext:value-type="string">
            <text:p>13-08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99</text:p>
          </table:table-cell>
          <table:table-cell office:value-type="float" office:value="166035.926181" calcext:value-type="float">
            <text:p>166035.92618100000</text:p>
          </table:table-cell>
          <table:table-cell office:value-type="float" office:value="2722.54935427" calcext:value-type="float">
            <text:p>2722.54935427000</text:p>
          </table:table-cell>
          <table:table-cell table:formula="of:=CONCATENATE([.A538];&quot;-&quot;;[.B538])" office:value-type="string" office:string-value="13-099" calcext:value-type="string">
            <text:p>13-09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32</text:p>
          </table:table-cell>
          <table:table-cell office:value-type="float" office:value="80942.899268" calcext:value-type="float">
            <text:p>80942.89926800000</text:p>
          </table:table-cell>
          <table:table-cell office:value-type="float" office:value="1402.01496244" calcext:value-type="float">
            <text:p>1402.01496244000</text:p>
          </table:table-cell>
          <table:table-cell table:formula="of:=CONCATENATE([.A539];&quot;-&quot;;[.B539])" office:value-type="string" office:string-value="66-132" calcext:value-type="string">
            <text:p>66-13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59</text:p>
          </table:table-cell>
          <table:table-cell office:value-type="float" office:value="678759.038935" calcext:value-type="float">
            <text:p>678759.03893500000</text:p>
          </table:table-cell>
          <table:table-cell office:value-type="float" office:value="4165.67087221" calcext:value-type="float">
            <text:p>4165.67087221000</text:p>
          </table:table-cell>
          <table:table-cell table:formula="of:=CONCATENATE([.A540];&quot;-&quot;;[.B540])" office:value-type="string" office:string-value="13-059" calcext:value-type="string">
            <text:p>13-05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60</text:p>
          </table:table-cell>
          <table:table-cell office:value-type="float" office:value="291118.888509" calcext:value-type="float">
            <text:p>291118.88850900000</text:p>
          </table:table-cell>
          <table:table-cell office:value-type="float" office:value="2483.969995" calcext:value-type="float">
            <text:p>2483.96999500000</text:p>
          </table:table-cell>
          <table:table-cell table:formula="of:=CONCATENATE([.A541];&quot;-&quot;;[.B541])" office:value-type="string" office:string-value="66-060" calcext:value-type="string">
            <text:p>66-06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81</text:p>
          </table:table-cell>
          <table:table-cell office:value-type="float" office:value="154151.623299" calcext:value-type="float">
            <text:p>154151.62329900000</text:p>
          </table:table-cell>
          <table:table-cell office:value-type="float" office:value="2451.18208529" calcext:value-type="float">
            <text:p>2451.18208529000</text:p>
          </table:table-cell>
          <table:table-cell table:formula="of:=CONCATENATE([.A542];&quot;-&quot;;[.B542])" office:value-type="string" office:string-value="13-181" calcext:value-type="string">
            <text:p>13-18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46</text:p>
          </table:table-cell>
          <table:table-cell office:value-type="float" office:value="317471.884984" calcext:value-type="float">
            <text:p>317471.88498400000</text:p>
          </table:table-cell>
          <table:table-cell office:value-type="float" office:value="3647.85544317" calcext:value-type="float">
            <text:p>3647.85544317000</text:p>
          </table:table-cell>
          <table:table-cell table:formula="of:=CONCATENATE([.A543];&quot;-&quot;;[.B543])" office:value-type="string" office:string-value="13-246" calcext:value-type="string">
            <text:p>13-24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64</text:p>
          </table:table-cell>
          <table:table-cell office:value-type="float" office:value="23065570.195" calcext:value-type="float">
            <text:p>23065570.19500000000</text:p>
          </table:table-cell>
          <table:table-cell office:value-type="float" office:value="23611.9542728" calcext:value-type="float">
            <text:p>23611.95427280000</text:p>
          </table:table-cell>
          <table:table-cell table:formula="of:=CONCATENATE([.A544];&quot;-&quot;;[.B544])" office:value-type="string" office:string-value="13-164" calcext:value-type="string">
            <text:p>13-16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59</text:p>
          </table:table-cell>
          <table:table-cell office:value-type="float" office:value="13021088.5635" calcext:value-type="float">
            <text:p>13021088.56350000000</text:p>
          </table:table-cell>
          <table:table-cell office:value-type="float" office:value="16804.3191661" calcext:value-type="float">
            <text:p>16804.31916610000</text:p>
          </table:table-cell>
          <table:table-cell table:formula="of:=CONCATENATE([.A545];&quot;-&quot;;[.B545])" office:value-type="string" office:string-value="13-259" calcext:value-type="string">
            <text:p>13-25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16</text:p>
          </table:table-cell>
          <table:table-cell office:value-type="float" office:value="15704.1283" calcext:value-type="float">
            <text:p>15704.12830000000</text:p>
          </table:table-cell>
          <table:table-cell office:value-type="float" office:value="576.638936695" calcext:value-type="float">
            <text:p>576.63893669500</text:p>
          </table:table-cell>
          <table:table-cell table:formula="of:=CONCATENATE([.A546];&quot;-&quot;;[.B546])" office:value-type="string" office:string-value="66-416" calcext:value-type="string">
            <text:p>66-41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06</text:p>
          </table:table-cell>
          <table:table-cell office:value-type="float" office:value="68467.060026" calcext:value-type="float">
            <text:p>68467.06002600000</text:p>
          </table:table-cell>
          <table:table-cell office:value-type="float" office:value="1338.06294856" calcext:value-type="float">
            <text:p>1338.06294856000</text:p>
          </table:table-cell>
          <table:table-cell table:formula="of:=CONCATENATE([.A547];&quot;-&quot;;[.B547])" office:value-type="string" office:string-value="66-106" calcext:value-type="string">
            <text:p>66-10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36</text:p>
          </table:table-cell>
          <table:table-cell office:value-type="float" office:value="118413.73201" calcext:value-type="float">
            <text:p>118413.73201000000</text:p>
          </table:table-cell>
          <table:table-cell office:value-type="float" office:value="1972.1892464" calcext:value-type="float">
            <text:p>1972.18924640000</text:p>
          </table:table-cell>
          <table:table-cell table:formula="of:=CONCATENATE([.A548];&quot;-&quot;;[.B548])" office:value-type="string" office:string-value="13-136" calcext:value-type="string">
            <text:p>13-13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57</text:p>
          </table:table-cell>
          <table:table-cell office:value-type="float" office:value="181766.361283" calcext:value-type="float">
            <text:p>181766.36128300000</text:p>
          </table:table-cell>
          <table:table-cell office:value-type="float" office:value="1996.41886573" calcext:value-type="float">
            <text:p>1996.41886573000</text:p>
          </table:table-cell>
          <table:table-cell table:formula="of:=CONCATENATE([.A549];&quot;-&quot;;[.B549])" office:value-type="string" office:string-value="64-157" calcext:value-type="string">
            <text:p>64-15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44</text:p>
          </table:table-cell>
          <table:table-cell office:value-type="float" office:value="274174.895972" calcext:value-type="float">
            <text:p>274174.89597200000</text:p>
          </table:table-cell>
          <table:table-cell office:value-type="float" office:value="2630.08581525" calcext:value-type="float">
            <text:p>2630.08581525000</text:p>
          </table:table-cell>
          <table:table-cell table:formula="of:=CONCATENATE([.A550];&quot;-&quot;;[.B550])" office:value-type="string" office:string-value="63-144" calcext:value-type="string">
            <text:p>63-14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55</text:p>
          </table:table-cell>
          <table:table-cell office:value-type="float" office:value="167087.551064" calcext:value-type="float">
            <text:p>167087.55106400000</text:p>
          </table:table-cell>
          <table:table-cell office:value-type="float" office:value="1920.77701044" calcext:value-type="float">
            <text:p>1920.77701044000</text:p>
          </table:table-cell>
          <table:table-cell table:formula="of:=CONCATENATE([.A551];&quot;-&quot;;[.B551])" office:value-type="string" office:string-value="64-155" calcext:value-type="string">
            <text:p>64-15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43</text:p>
          </table:table-cell>
          <table:table-cell office:value-type="float" office:value="145311.461763" calcext:value-type="float">
            <text:p>145311.46176300000</text:p>
          </table:table-cell>
          <table:table-cell office:value-type="float" office:value="2544.3267979" calcext:value-type="float">
            <text:p>2544.32679790000</text:p>
          </table:table-cell>
          <table:table-cell table:formula="of:=CONCATENATE([.A552];&quot;-&quot;;[.B552])" office:value-type="string" office:string-value="63-143" calcext:value-type="string">
            <text:p>63-14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87</text:p>
          </table:table-cell>
          <table:table-cell office:value-type="float" office:value="185472.940573" calcext:value-type="float">
            <text:p>185472.94057300000</text:p>
          </table:table-cell>
          <table:table-cell office:value-type="float" office:value="1964.84865176" calcext:value-type="float">
            <text:p>1964.84865176000</text:p>
          </table:table-cell>
          <table:table-cell table:formula="of:=CONCATENATE([.A553];&quot;-&quot;;[.B553])" office:value-type="string" office:string-value="63-087" calcext:value-type="string">
            <text:p>63-08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97</text:p>
          </table:table-cell>
          <table:table-cell office:value-type="float" office:value="356171.134337" calcext:value-type="float">
            <text:p>356171.13433700000</text:p>
          </table:table-cell>
          <table:table-cell office:value-type="float" office:value="3442.51084022" calcext:value-type="float">
            <text:p>3442.51084022000</text:p>
          </table:table-cell>
          <table:table-cell table:formula="of:=CONCATENATE([.A554];&quot;-&quot;;[.B554])" office:value-type="string" office:string-value="63-097" calcext:value-type="string">
            <text:p>63-09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26</text:p>
          </table:table-cell>
          <table:table-cell office:value-type="float" office:value="101824.693051" calcext:value-type="float">
            <text:p>101824.69305100000</text:p>
          </table:table-cell>
          <table:table-cell office:value-type="float" office:value="2291.82764665" calcext:value-type="float">
            <text:p>2291.82764665000</text:p>
          </table:table-cell>
          <table:table-cell table:formula="of:=CONCATENATE([.A555];&quot;-&quot;;[.B555])" office:value-type="string" office:string-value="63-126" calcext:value-type="string">
            <text:p>63-126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52</text:p>
          </table:table-cell>
          <table:table-cell office:value-type="float" office:value="113474.199682" calcext:value-type="float">
            <text:p>113474.19968200000</text:p>
          </table:table-cell>
          <table:table-cell office:value-type="float" office:value="2186.65077889" calcext:value-type="float">
            <text:p>2186.65077889000</text:p>
          </table:table-cell>
          <table:table-cell table:formula="of:=CONCATENATE([.A556];&quot;-&quot;;[.B556])" office:value-type="string" office:string-value="63-152" calcext:value-type="string">
            <text:p>63-15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83</text:p>
          </table:table-cell>
          <table:table-cell office:value-type="float" office:value="163998.807772" calcext:value-type="float">
            <text:p>163998.80777200000</text:p>
          </table:table-cell>
          <table:table-cell office:value-type="float" office:value="2180.37585944" calcext:value-type="float">
            <text:p>2180.37585944000</text:p>
          </table:table-cell>
          <table:table-cell table:formula="of:=CONCATENATE([.A557];&quot;-&quot;;[.B557])" office:value-type="string" office:string-value="63-183" calcext:value-type="string">
            <text:p>63-18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23</text:p>
          </table:table-cell>
          <table:table-cell office:value-type="float" office:value="165922.380146" calcext:value-type="float">
            <text:p>165922.38014600000</text:p>
          </table:table-cell>
          <table:table-cell office:value-type="float" office:value="1739.35337557" calcext:value-type="float">
            <text:p>1739.35337557000</text:p>
          </table:table-cell>
          <table:table-cell table:formula="of:=CONCATENATE([.A558];&quot;-&quot;;[.B558])" office:value-type="string" office:string-value="63-123" calcext:value-type="string">
            <text:p>63-12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38</text:p>
          </table:table-cell>
          <table:table-cell office:value-type="float" office:value="239683.647326" calcext:value-type="float">
            <text:p>239683.64732600000</text:p>
          </table:table-cell>
          <table:table-cell office:value-type="float" office:value="2678.76090415" calcext:value-type="float">
            <text:p>2678.76090415000</text:p>
          </table:table-cell>
          <table:table-cell table:formula="of:=CONCATENATE([.A559];&quot;-&quot;;[.B559])" office:value-type="string" office:string-value="63-138" calcext:value-type="string">
            <text:p>63-13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88</text:p>
          </table:table-cell>
          <table:table-cell office:value-type="float" office:value="71988.268243" calcext:value-type="float">
            <text:p>71988.26824300000</text:p>
          </table:table-cell>
          <table:table-cell office:value-type="float" office:value="1157.01978412" calcext:value-type="float">
            <text:p>1157.01978412000</text:p>
          </table:table-cell>
          <table:table-cell table:formula="of:=CONCATENATE([.A560];&quot;-&quot;;[.B560])" office:value-type="string" office:string-value="63-188" calcext:value-type="string">
            <text:p>63-18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49</text:p>
          </table:table-cell>
          <table:table-cell office:value-type="float" office:value="130753.500362" calcext:value-type="float">
            <text:p>130753.50036200000</text:p>
          </table:table-cell>
          <table:table-cell office:value-type="float" office:value="1975.62159074" calcext:value-type="float">
            <text:p>1975.62159074000</text:p>
          </table:table-cell>
          <table:table-cell table:formula="of:=CONCATENATE([.A561];&quot;-&quot;;[.B561])" office:value-type="string" office:string-value="63-149" calcext:value-type="string">
            <text:p>63-149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48</text:p>
          </table:table-cell>
          <table:table-cell office:value-type="float" office:value="159513.881972" calcext:value-type="float">
            <text:p>159513.88197200000</text:p>
          </table:table-cell>
          <table:table-cell office:value-type="float" office:value="2586.29255348" calcext:value-type="float">
            <text:p>2586.29255348000</text:p>
          </table:table-cell>
          <table:table-cell table:formula="of:=CONCATENATE([.A562];&quot;-&quot;;[.B562])" office:value-type="string" office:string-value="63-148" calcext:value-type="string">
            <text:p>63-14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24</text:p>
          </table:table-cell>
          <table:table-cell office:value-type="float" office:value="174291.762838" calcext:value-type="float">
            <text:p>174291.76283800000</text:p>
          </table:table-cell>
          <table:table-cell office:value-type="float" office:value="2389.92427522" calcext:value-type="float">
            <text:p>2389.92427522000</text:p>
          </table:table-cell>
          <table:table-cell table:formula="of:=CONCATENATE([.A563];&quot;-&quot;;[.B563])" office:value-type="string" office:string-value="63-124" calcext:value-type="string">
            <text:p>63-12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15</text:p>
          </table:table-cell>
          <table:table-cell office:value-type="float" office:value="128550.764752" calcext:value-type="float">
            <text:p>128550.76475200000</text:p>
          </table:table-cell>
          <table:table-cell office:value-type="float" office:value="1737.79363798" calcext:value-type="float">
            <text:p>1737.79363798000</text:p>
          </table:table-cell>
          <table:table-cell table:formula="of:=CONCATENATE([.A564];&quot;-&quot;;[.B564])" office:value-type="string" office:string-value="63-115" calcext:value-type="string">
            <text:p>63-11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51</text:p>
          </table:table-cell>
          <table:table-cell office:value-type="float" office:value="209104.677299" calcext:value-type="float">
            <text:p>209104.67729900000</text:p>
          </table:table-cell>
          <table:table-cell office:value-type="float" office:value="2155.42504312" calcext:value-type="float">
            <text:p>2155.42504312000</text:p>
          </table:table-cell>
          <table:table-cell table:formula="of:=CONCATENATE([.A565];&quot;-&quot;;[.B565])" office:value-type="string" office:string-value="63-151" calcext:value-type="string">
            <text:p>63-15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19</text:p>
          </table:table-cell>
          <table:table-cell office:value-type="float" office:value="142648.782461" calcext:value-type="float">
            <text:p>142648.78246100000</text:p>
          </table:table-cell>
          <table:table-cell office:value-type="float" office:value="1753.38480237" calcext:value-type="float">
            <text:p>1753.38480237000</text:p>
          </table:table-cell>
          <table:table-cell table:formula="of:=CONCATENATE([.A566];&quot;-&quot;;[.B566])" office:value-type="string" office:string-value="63-119" calcext:value-type="string">
            <text:p>63-119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20</text:p>
          </table:table-cell>
          <table:table-cell office:value-type="float" office:value="94969.3387305" calcext:value-type="float">
            <text:p>94969.33873050000</text:p>
          </table:table-cell>
          <table:table-cell office:value-type="float" office:value="1416.2878587" calcext:value-type="float">
            <text:p>1416.28785870000</text:p>
          </table:table-cell>
          <table:table-cell table:formula="of:=CONCATENATE([.A567];&quot;-&quot;;[.B567])" office:value-type="string" office:string-value="63-120" calcext:value-type="string">
            <text:p>63-12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84</text:p>
          </table:table-cell>
          <table:table-cell office:value-type="float" office:value="165714.514166" calcext:value-type="float">
            <text:p>165714.51416600000</text:p>
          </table:table-cell>
          <table:table-cell office:value-type="float" office:value="2202.90167582" calcext:value-type="float">
            <text:p>2202.90167582000</text:p>
          </table:table-cell>
          <table:table-cell table:formula="of:=CONCATENATE([.A568];&quot;-&quot;;[.B568])" office:value-type="string" office:string-value="63-184" calcext:value-type="string">
            <text:p>63-18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88</text:p>
          </table:table-cell>
          <table:table-cell office:value-type="float" office:value="217692.25562" calcext:value-type="float">
            <text:p>217692.25562000000</text:p>
          </table:table-cell>
          <table:table-cell office:value-type="float" office:value="2399.0830986" calcext:value-type="float">
            <text:p>2399.08309860000</text:p>
          </table:table-cell>
          <table:table-cell table:formula="of:=CONCATENATE([.A569];&quot;-&quot;;[.B569])" office:value-type="string" office:string-value="63-088" calcext:value-type="string">
            <text:p>63-08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95</text:p>
          </table:table-cell>
          <table:table-cell office:value-type="float" office:value="183795.389183" calcext:value-type="float">
            <text:p>183795.38918300000</text:p>
          </table:table-cell>
          <table:table-cell office:value-type="float" office:value="2191.02391655" calcext:value-type="float">
            <text:p>2191.02391655000</text:p>
          </table:table-cell>
          <table:table-cell table:formula="of:=CONCATENATE([.A570];&quot;-&quot;;[.B570])" office:value-type="string" office:string-value="63-195" calcext:value-type="string">
            <text:p>63-19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96</text:p>
          </table:table-cell>
          <table:table-cell office:value-type="float" office:value="102338.169185" calcext:value-type="float">
            <text:p>102338.16918500000</text:p>
          </table:table-cell>
          <table:table-cell office:value-type="float" office:value="1780.25234763" calcext:value-type="float">
            <text:p>1780.25234763000</text:p>
          </table:table-cell>
          <table:table-cell table:formula="of:=CONCATENATE([.A571];&quot;-&quot;;[.B571])" office:value-type="string" office:string-value="63-196" calcext:value-type="string">
            <text:p>63-196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78</text:p>
          </table:table-cell>
          <table:table-cell office:value-type="float" office:value="102817.968414" calcext:value-type="float">
            <text:p>102817.96841400000</text:p>
          </table:table-cell>
          <table:table-cell office:value-type="float" office:value="1296.93121926" calcext:value-type="float">
            <text:p>1296.93121926000</text:p>
          </table:table-cell>
          <table:table-cell table:formula="of:=CONCATENATE([.A572];&quot;-&quot;;[.B572])" office:value-type="string" office:string-value="63-178" calcext:value-type="string">
            <text:p>63-17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90</text:p>
          </table:table-cell>
          <table:table-cell office:value-type="float" office:value="180543.27029" calcext:value-type="float">
            <text:p>180543.27029000000</text:p>
          </table:table-cell>
          <table:table-cell office:value-type="float" office:value="2722.82049003" calcext:value-type="float">
            <text:p>2722.82049003000</text:p>
          </table:table-cell>
          <table:table-cell table:formula="of:=CONCATENATE([.A573];&quot;-&quot;;[.B573])" office:value-type="string" office:string-value="63-090" calcext:value-type="string">
            <text:p>63-09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81</text:p>
          </table:table-cell>
          <table:table-cell office:value-type="float" office:value="166073.161368" calcext:value-type="float">
            <text:p>166073.16136800000</text:p>
          </table:table-cell>
          <table:table-cell office:value-type="float" office:value="2654.90032582" calcext:value-type="float">
            <text:p>2654.90032582000</text:p>
          </table:table-cell>
          <table:table-cell table:formula="of:=CONCATENATE([.A574];&quot;-&quot;;[.B574])" office:value-type="string" office:string-value="63-181" calcext:value-type="string">
            <text:p>63-18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54</text:p>
          </table:table-cell>
          <table:table-cell office:value-type="float" office:value="135648.796856" calcext:value-type="float">
            <text:p>135648.79685600000</text:p>
          </table:table-cell>
          <table:table-cell office:value-type="float" office:value="1756.51928035" calcext:value-type="float">
            <text:p>1756.51928035000</text:p>
          </table:table-cell>
          <table:table-cell table:formula="of:=CONCATENATE([.A575];&quot;-&quot;;[.B575])" office:value-type="string" office:string-value="63-154" calcext:value-type="string">
            <text:p>63-15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17</text:p>
          </table:table-cell>
          <table:table-cell office:value-type="float" office:value="143655.576079" calcext:value-type="float">
            <text:p>143655.57607900000</text:p>
          </table:table-cell>
          <table:table-cell office:value-type="float" office:value="2207.58474873" calcext:value-type="float">
            <text:p>2207.58474873000</text:p>
          </table:table-cell>
          <table:table-cell table:formula="of:=CONCATENATE([.A576];&quot;-&quot;;[.B576])" office:value-type="string" office:string-value="65-017" calcext:value-type="string">
            <text:p>65-01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89</text:p>
          </table:table-cell>
          <table:table-cell office:value-type="float" office:value="233814.544859" calcext:value-type="float">
            <text:p>233814.54485900000</text:p>
          </table:table-cell>
          <table:table-cell office:value-type="float" office:value="2119.05313926" calcext:value-type="float">
            <text:p>2119.05313926000</text:p>
          </table:table-cell>
          <table:table-cell table:formula="of:=CONCATENATE([.A577];&quot;-&quot;;[.B577])" office:value-type="string" office:string-value="63-089" calcext:value-type="string">
            <text:p>63-089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87</text:p>
          </table:table-cell>
          <table:table-cell office:value-type="float" office:value="157725.456571" calcext:value-type="float">
            <text:p>157725.45657100000</text:p>
          </table:table-cell>
          <table:table-cell office:value-type="float" office:value="1743.3678547" calcext:value-type="float">
            <text:p>1743.36785470000</text:p>
          </table:table-cell>
          <table:table-cell table:formula="of:=CONCATENATE([.A578];&quot;-&quot;;[.B578])" office:value-type="string" office:string-value="63-187" calcext:value-type="string">
            <text:p>63-18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96</text:p>
          </table:table-cell>
          <table:table-cell office:value-type="float" office:value="116940.698932" calcext:value-type="float">
            <text:p>116940.69893200000</text:p>
          </table:table-cell>
          <table:table-cell office:value-type="float" office:value="1496.02338859" calcext:value-type="float">
            <text:p>1496.02338859000</text:p>
          </table:table-cell>
          <table:table-cell table:formula="of:=CONCATENATE([.A579];&quot;-&quot;;[.B579])" office:value-type="string" office:string-value="63-096" calcext:value-type="string">
            <text:p>63-096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21</text:p>
          </table:table-cell>
          <table:table-cell office:value-type="float" office:value="119247.865037" calcext:value-type="float">
            <text:p>119247.86503700000</text:p>
          </table:table-cell>
          <table:table-cell office:value-type="float" office:value="1596.93664609" calcext:value-type="float">
            <text:p>1596.93664609000</text:p>
          </table:table-cell>
          <table:table-cell table:formula="of:=CONCATENATE([.A580];&quot;-&quot;;[.B580])" office:value-type="string" office:string-value="63-121" calcext:value-type="string">
            <text:p>63-12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86</text:p>
          </table:table-cell>
          <table:table-cell office:value-type="float" office:value="72146.9120775" calcext:value-type="float">
            <text:p>72146.91207750000</text:p>
          </table:table-cell>
          <table:table-cell office:value-type="float" office:value="1250.00101436" calcext:value-type="float">
            <text:p>1250.00101436000</text:p>
          </table:table-cell>
          <table:table-cell table:formula="of:=CONCATENATE([.A581];&quot;-&quot;;[.B581])" office:value-type="string" office:string-value="63-186" calcext:value-type="string">
            <text:p>63-18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58</text:p>
          </table:table-cell>
          <table:table-cell office:value-type="float" office:value="248426.457488" calcext:value-type="float">
            <text:p>248426.45748800000</text:p>
          </table:table-cell>
          <table:table-cell office:value-type="float" office:value="3173.58694085" calcext:value-type="float">
            <text:p>3173.58694085000</text:p>
          </table:table-cell>
          <table:table-cell table:formula="of:=CONCATENATE([.A582];&quot;-&quot;;[.B582])" office:value-type="string" office:string-value="66-058" calcext:value-type="string">
            <text:p>66-05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13</text:p>
          </table:table-cell>
          <table:table-cell office:value-type="float" office:value="253381.328971" calcext:value-type="float">
            <text:p>253381.32897100000</text:p>
          </table:table-cell>
          <table:table-cell office:value-type="float" office:value="3257.37914692" calcext:value-type="float">
            <text:p>3257.37914692000</text:p>
          </table:table-cell>
          <table:table-cell table:formula="of:=CONCATENATE([.A583];&quot;-&quot;;[.B583])" office:value-type="string" office:string-value="66-113" calcext:value-type="string">
            <text:p>66-11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63</text:p>
          </table:table-cell>
          <table:table-cell office:value-type="float" office:value="51874.999616" calcext:value-type="float">
            <text:p>51874.99961600000</text:p>
          </table:table-cell>
          <table:table-cell office:value-type="float" office:value="988.671237391" calcext:value-type="float">
            <text:p>988.67123739100</text:p>
          </table:table-cell>
          <table:table-cell table:formula="of:=CONCATENATE([.A584];&quot;-&quot;;[.B584])" office:value-type="string" office:string-value="66-163" calcext:value-type="string">
            <text:p>66-16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76</text:p>
          </table:table-cell>
          <table:table-cell office:value-type="float" office:value="12806.2793565" calcext:value-type="float">
            <text:p>12806.27935650000</text:p>
          </table:table-cell>
          <table:table-cell office:value-type="float" office:value="461.397490497" calcext:value-type="float">
            <text:p>461.39749049700</text:p>
          </table:table-cell>
          <table:table-cell table:formula="of:=CONCATENATE([.A585];&quot;-&quot;;[.B585])" office:value-type="string" office:string-value="66-476" calcext:value-type="string">
            <text:p>66-47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04</text:p>
          </table:table-cell>
          <table:table-cell office:value-type="float" office:value="33671.9493775" calcext:value-type="float">
            <text:p>33671.94937750000</text:p>
          </table:table-cell>
          <table:table-cell office:value-type="float" office:value="741.019082307" calcext:value-type="float">
            <text:p>741.01908230700</text:p>
          </table:table-cell>
          <table:table-cell table:formula="of:=CONCATENATE([.A586];&quot;-&quot;;[.B586])" office:value-type="string" office:string-value="65-204" calcext:value-type="string">
            <text:p>65-20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35</text:p>
          </table:table-cell>
          <table:table-cell office:value-type="float" office:value="6545.041913" calcext:value-type="float">
            <text:p>6545.04191300000</text:p>
          </table:table-cell>
          <table:table-cell office:value-type="float" office:value="325.082822049" calcext:value-type="float">
            <text:p>325.08282204900</text:p>
          </table:table-cell>
          <table:table-cell table:formula="of:=CONCATENATE([.A587];&quot;-&quot;;[.B587])" office:value-type="string" office:string-value="65-435" calcext:value-type="string">
            <text:p>65-43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43</text:p>
          </table:table-cell>
          <table:table-cell office:value-type="float" office:value="27560.583069" calcext:value-type="float">
            <text:p>27560.58306900000</text:p>
          </table:table-cell>
          <table:table-cell office:value-type="float" office:value="825.456295936" calcext:value-type="float">
            <text:p>825.45629593600</text:p>
          </table:table-cell>
          <table:table-cell table:formula="of:=CONCATENATE([.A588];&quot;-&quot;;[.B588])" office:value-type="string" office:string-value="62-043" calcext:value-type="string">
            <text:p>62-04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34</text:p>
          </table:table-cell>
          <table:table-cell office:value-type="float" office:value="9611.8197445" calcext:value-type="float">
            <text:p>9611.81974450000</text:p>
          </table:table-cell>
          <table:table-cell office:value-type="float" office:value="401.93811133" calcext:value-type="float">
            <text:p>401.93811133000</text:p>
          </table:table-cell>
          <table:table-cell table:formula="of:=CONCATENATE([.A589];&quot;-&quot;;[.B589])" office:value-type="string" office:string-value="66-434" calcext:value-type="string">
            <text:p>66-43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47</text:p>
          </table:table-cell>
          <table:table-cell office:value-type="float" office:value="5415.2621715" calcext:value-type="float">
            <text:p>5415.26217150000</text:p>
          </table:table-cell>
          <table:table-cell office:value-type="float" office:value="319.538019839" calcext:value-type="float">
            <text:p>319.53801983900</text:p>
          </table:table-cell>
          <table:table-cell table:formula="of:=CONCATENATE([.A590];&quot;-&quot;;[.B590])" office:value-type="string" office:string-value="62-447" calcext:value-type="string">
            <text:p>62-44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88</text:p>
          </table:table-cell>
          <table:table-cell office:value-type="float" office:value="26315.5542285" calcext:value-type="float">
            <text:p>26315.55422850000</text:p>
          </table:table-cell>
          <table:table-cell office:value-type="float" office:value="806.541935546" calcext:value-type="float">
            <text:p>806.54193554600</text:p>
          </table:table-cell>
          <table:table-cell table:formula="of:=CONCATENATE([.A591];&quot;-&quot;;[.B591])" office:value-type="string" office:string-value="62-088" calcext:value-type="string">
            <text:p>62-08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42</text:p>
          </table:table-cell>
          <table:table-cell office:value-type="float" office:value="5867.544186" calcext:value-type="float">
            <text:p>5867.54418600000</text:p>
          </table:table-cell>
          <table:table-cell office:value-type="float" office:value="311.607944236" calcext:value-type="float">
            <text:p>311.60794423600</text:p>
          </table:table-cell>
          <table:table-cell table:formula="of:=CONCATENATE([.A592];&quot;-&quot;;[.B592])" office:value-type="string" office:string-value="65-442" calcext:value-type="string">
            <text:p>65-44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34</text:p>
          </table:table-cell>
          <table:table-cell office:value-type="float" office:value="54388.1223805" calcext:value-type="float">
            <text:p>54388.12238050000</text:p>
          </table:table-cell>
          <table:table-cell office:value-type="float" office:value="936.240130535" calcext:value-type="float">
            <text:p>936.24013053500</text:p>
          </table:table-cell>
          <table:table-cell table:formula="of:=CONCATENATE([.A593];&quot;-&quot;;[.B593])" office:value-type="string" office:string-value="62-134" calcext:value-type="string">
            <text:p>62-13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51</text:p>
          </table:table-cell>
          <table:table-cell office:value-type="float" office:value="4548.3649995" calcext:value-type="float">
            <text:p>4548.36499950000</text:p>
          </table:table-cell>
          <table:table-cell office:value-type="float" office:value="278.190117281" calcext:value-type="float">
            <text:p>278.19011728100</text:p>
          </table:table-cell>
          <table:table-cell table:formula="of:=CONCATENATE([.A594];&quot;-&quot;;[.B594])" office:value-type="string" office:string-value="62-451" calcext:value-type="string">
            <text:p>62-45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59</text:p>
          </table:table-cell>
          <table:table-cell office:value-type="float" office:value="6437.798508" calcext:value-type="float">
            <text:p>6437.79850800000</text:p>
          </table:table-cell>
          <table:table-cell office:value-type="float" office:value="332.471688208" calcext:value-type="float">
            <text:p>332.47168820800</text:p>
          </table:table-cell>
          <table:table-cell table:formula="of:=CONCATENATE([.A595];&quot;-&quot;;[.B595])" office:value-type="string" office:string-value="62-459" calcext:value-type="string">
            <text:p>62-45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48</text:p>
          </table:table-cell>
          <table:table-cell office:value-type="float" office:value="6755.0345465" calcext:value-type="float">
            <text:p>6755.03454650000</text:p>
          </table:table-cell>
          <table:table-cell office:value-type="float" office:value="370.905724621" calcext:value-type="float">
            <text:p>370.90572462100</text:p>
          </table:table-cell>
          <table:table-cell table:formula="of:=CONCATENATE([.A596];&quot;-&quot;;[.B596])" office:value-type="string" office:string-value="66-448" calcext:value-type="string">
            <text:p>66-44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73</text:p>
          </table:table-cell>
          <table:table-cell office:value-type="float" office:value="31784.5476455" calcext:value-type="float">
            <text:p>31784.54764550000</text:p>
          </table:table-cell>
          <table:table-cell office:value-type="float" office:value="963.187949168" calcext:value-type="float">
            <text:p>963.18794916800</text:p>
          </table:table-cell>
          <table:table-cell table:formula="of:=CONCATENATE([.A597];&quot;-&quot;;[.B597])" office:value-type="string" office:string-value="65-173" calcext:value-type="string">
            <text:p>65-17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30</text:p>
          </table:table-cell>
          <table:table-cell office:value-type="float" office:value="10373.866312" calcext:value-type="float">
            <text:p>10373.86631200000</text:p>
          </table:table-cell>
          <table:table-cell office:value-type="float" office:value="565.407009009" calcext:value-type="float">
            <text:p>565.40700900900</text:p>
          </table:table-cell>
          <table:table-cell table:formula="of:=CONCATENATE([.A598];&quot;-&quot;;[.B598])" office:value-type="string" office:string-value="65-430" calcext:value-type="string">
            <text:p>65-43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61</text:p>
          </table:table-cell>
          <table:table-cell office:value-type="float" office:value="79135.7426085" calcext:value-type="float">
            <text:p>79135.74260850000</text:p>
          </table:table-cell>
          <table:table-cell office:value-type="float" office:value="1278.66338138" calcext:value-type="float">
            <text:p>1278.66338138000</text:p>
          </table:table-cell>
          <table:table-cell table:formula="of:=CONCATENATE([.A599];&quot;-&quot;;[.B599])" office:value-type="string" office:string-value="62-161" calcext:value-type="string">
            <text:p>62-16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07</text:p>
          </table:table-cell>
          <table:table-cell office:value-type="float" office:value="45905.385358" calcext:value-type="float">
            <text:p>45905.38535800000</text:p>
          </table:table-cell>
          <table:table-cell office:value-type="float" office:value="908.635336129" calcext:value-type="float">
            <text:p>908.63533612900</text:p>
          </table:table-cell>
          <table:table-cell table:formula="of:=CONCATENATE([.A600];&quot;-&quot;;[.B600])" office:value-type="string" office:string-value="65-107" calcext:value-type="string">
            <text:p>65-10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47</text:p>
          </table:table-cell>
          <table:table-cell office:value-type="float" office:value="15422.924438" calcext:value-type="float">
            <text:p>15422.92443800000</text:p>
          </table:table-cell>
          <table:table-cell office:value-type="float" office:value="536.824382248" calcext:value-type="float">
            <text:p>536.82438224800</text:p>
          </table:table-cell>
          <table:table-cell table:formula="of:=CONCATENATE([.A601];&quot;-&quot;;[.B601])" office:value-type="string" office:string-value="62-047" calcext:value-type="string">
            <text:p>62-04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65</text:p>
          </table:table-cell>
          <table:table-cell office:value-type="float" office:value="7742.072765" calcext:value-type="float">
            <text:p>7742.07276500000</text:p>
          </table:table-cell>
          <table:table-cell office:value-type="float" office:value="406.143854467" calcext:value-type="float">
            <text:p>406.14385446700</text:p>
          </table:table-cell>
          <table:table-cell table:formula="of:=CONCATENATE([.A602];&quot;-&quot;;[.B602])" office:value-type="string" office:string-value="62-465" calcext:value-type="string">
            <text:p>62-46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18</text:p>
          </table:table-cell>
          <table:table-cell office:value-type="float" office:value="4083.158862" calcext:value-type="float">
            <text:p>4083.15886200000</text:p>
          </table:table-cell>
          <table:table-cell office:value-type="float" office:value="315.401003828" calcext:value-type="float">
            <text:p>315.40100382800</text:p>
          </table:table-cell>
          <table:table-cell table:formula="of:=CONCATENATE([.A603];&quot;-&quot;;[.B603])" office:value-type="string" office:string-value="62-418" calcext:value-type="string">
            <text:p>62-41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34</text:p>
          </table:table-cell>
          <table:table-cell office:value-type="float" office:value="7817.9405545" calcext:value-type="float">
            <text:p>7817.94055450000</text:p>
          </table:table-cell>
          <table:table-cell office:value-type="float" office:value="362.291089131" calcext:value-type="float">
            <text:p>362.29108913100</text:p>
          </table:table-cell>
          <table:table-cell table:formula="of:=CONCATENATE([.A604];&quot;-&quot;;[.B604])" office:value-type="string" office:string-value="64-434" calcext:value-type="string">
            <text:p>64-43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43</text:p>
          </table:table-cell>
          <table:table-cell office:value-type="float" office:value="14100.7437145" calcext:value-type="float">
            <text:p>14100.74371450000</text:p>
          </table:table-cell>
          <table:table-cell office:value-type="float" office:value="542.578020876" calcext:value-type="float">
            <text:p>542.57802087600</text:p>
          </table:table-cell>
          <table:table-cell table:formula="of:=CONCATENATE([.A605];&quot;-&quot;;[.B605])" office:value-type="string" office:string-value="66-443" calcext:value-type="string">
            <text:p>66-44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36</text:p>
          </table:table-cell>
          <table:table-cell office:value-type="float" office:value="41371.649215" calcext:value-type="float">
            <text:p>41371.64921500000</text:p>
          </table:table-cell>
          <table:table-cell office:value-type="float" office:value="1050.3335215" calcext:value-type="float">
            <text:p>1050.33352150000</text:p>
          </table:table-cell>
          <table:table-cell table:formula="of:=CONCATENATE([.A606];&quot;-&quot;;[.B606])" office:value-type="string" office:string-value="62-136" calcext:value-type="string">
            <text:p>62-13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60</text:p>
          </table:table-cell>
          <table:table-cell office:value-type="float" office:value="727476.812073" calcext:value-type="float">
            <text:p>727476.81207300000</text:p>
          </table:table-cell>
          <table:table-cell office:value-type="float" office:value="4057.02615152" calcext:value-type="float">
            <text:p>4057.02615152000</text:p>
          </table:table-cell>
          <table:table-cell table:formula="of:=CONCATENATE([.A607];&quot;-&quot;;[.B607])" office:value-type="string" office:string-value="64-160" calcext:value-type="string">
            <text:p>64-16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60</text:p>
          </table:table-cell>
          <table:table-cell office:value-type="float" office:value="16829.7800065" calcext:value-type="float">
            <text:p>16829.78000650000</text:p>
          </table:table-cell>
          <table:table-cell office:value-type="float" office:value="516.772371894" calcext:value-type="float">
            <text:p>516.77237189400</text:p>
          </table:table-cell>
          <table:table-cell table:formula="of:=CONCATENATE([.A608];&quot;-&quot;;[.B608])" office:value-type="string" office:string-value="64-460" calcext:value-type="string">
            <text:p>64-46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22</text:p>
          </table:table-cell>
          <table:table-cell office:value-type="float" office:value="19449.9523205" calcext:value-type="float">
            <text:p>19449.95232050000</text:p>
          </table:table-cell>
          <table:table-cell office:value-type="float" office:value="622.659649692" calcext:value-type="float">
            <text:p>622.65964969200</text:p>
          </table:table-cell>
          <table:table-cell table:formula="of:=CONCATENATE([.A609];&quot;-&quot;;[.B609])" office:value-type="string" office:string-value="64-422" calcext:value-type="string">
            <text:p>64-42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00</text:p>
          </table:table-cell>
          <table:table-cell office:value-type="float" office:value="17492.683514" calcext:value-type="float">
            <text:p>17492.68351400000</text:p>
          </table:table-cell>
          <table:table-cell office:value-type="float" office:value="529.888961803" calcext:value-type="float">
            <text:p>529.88896180300</text:p>
          </table:table-cell>
          <table:table-cell table:formula="of:=CONCATENATE([.A610];&quot;-&quot;;[.B610])" office:value-type="string" office:string-value="65-200" calcext:value-type="string">
            <text:p>65-20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29</text:p>
          </table:table-cell>
          <table:table-cell office:value-type="float" office:value="3999.2317195" calcext:value-type="float">
            <text:p>3999.23171950000</text:p>
          </table:table-cell>
          <table:table-cell office:value-type="float" office:value="256.395297285" calcext:value-type="float">
            <text:p>256.39529728500</text:p>
          </table:table-cell>
          <table:table-cell table:formula="of:=CONCATENATE([.A611];&quot;-&quot;;[.B611])" office:value-type="string" office:string-value="62-429" calcext:value-type="string">
            <text:p>62-42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71</text:p>
          </table:table-cell>
          <table:table-cell office:value-type="float" office:value="73726.840881" calcext:value-type="float">
            <text:p>73726.84088100000</text:p>
          </table:table-cell>
          <table:table-cell office:value-type="float" office:value="1379.00891332" calcext:value-type="float">
            <text:p>1379.00891332000</text:p>
          </table:table-cell>
          <table:table-cell table:formula="of:=CONCATENATE([.A612];&quot;-&quot;;[.B612])" office:value-type="string" office:string-value="62-071" calcext:value-type="string">
            <text:p>62-07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08</text:p>
          </table:table-cell>
          <table:table-cell office:value-type="float" office:value="66163.6250645" calcext:value-type="float">
            <text:p>66163.62506450000</text:p>
          </table:table-cell>
          <table:table-cell office:value-type="float" office:value="1031.93098147" calcext:value-type="float">
            <text:p>1031.93098147000</text:p>
          </table:table-cell>
          <table:table-cell table:formula="of:=CONCATENATE([.A613];&quot;-&quot;;[.B613])" office:value-type="string" office:string-value="62-108" calcext:value-type="string">
            <text:p>62-10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47</text:p>
          </table:table-cell>
          <table:table-cell office:value-type="float" office:value="10551.1639175" calcext:value-type="float">
            <text:p>10551.16391750000</text:p>
          </table:table-cell>
          <table:table-cell office:value-type="float" office:value="430.119764735" calcext:value-type="float">
            <text:p>430.11976473500</text:p>
          </table:table-cell>
          <table:table-cell table:formula="of:=CONCATENATE([.A614];&quot;-&quot;;[.B614])" office:value-type="string" office:string-value="64-447" calcext:value-type="string">
            <text:p>64-44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59</text:p>
          </table:table-cell>
          <table:table-cell office:value-type="float" office:value="17825.2742545" calcext:value-type="float">
            <text:p>17825.27425450000</text:p>
          </table:table-cell>
          <table:table-cell office:value-type="float" office:value="558.030223246" calcext:value-type="float">
            <text:p>558.03022324600</text:p>
          </table:table-cell>
          <table:table-cell table:formula="of:=CONCATENATE([.A615];&quot;-&quot;;[.B615])" office:value-type="string" office:string-value="66-459" calcext:value-type="string">
            <text:p>66-45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36</text:p>
          </table:table-cell>
          <table:table-cell office:value-type="float" office:value="16330.4206225" calcext:value-type="float">
            <text:p>16330.42062250000</text:p>
          </table:table-cell>
          <table:table-cell office:value-type="float" office:value="637.774134122" calcext:value-type="float">
            <text:p>637.77413412200</text:p>
          </table:table-cell>
          <table:table-cell table:formula="of:=CONCATENATE([.A616];&quot;-&quot;;[.B616])" office:value-type="string" office:string-value="64-436" calcext:value-type="string">
            <text:p>64-43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07</text:p>
          </table:table-cell>
          <table:table-cell office:value-type="float" office:value="3908.540558" calcext:value-type="float">
            <text:p>3908.54055800000</text:p>
          </table:table-cell>
          <table:table-cell office:value-type="float" office:value="259.622701141" calcext:value-type="float">
            <text:p>259.62270114100</text:p>
          </table:table-cell>
          <table:table-cell table:formula="of:=CONCATENATE([.A617];&quot;-&quot;;[.B617])" office:value-type="string" office:string-value="62-407" calcext:value-type="string">
            <text:p>62-40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42</text:p>
          </table:table-cell>
          <table:table-cell office:value-type="float" office:value="1189867.51297" calcext:value-type="float">
            <text:p>1189867.51297000000</text:p>
          </table:table-cell>
          <table:table-cell office:value-type="float" office:value="5751.3330536" calcext:value-type="float">
            <text:p>5751.33305360000</text:p>
          </table:table-cell>
          <table:table-cell table:formula="of:=CONCATENATE([.A618];&quot;-&quot;;[.B618])" office:value-type="string" office:string-value="62-142" calcext:value-type="string">
            <text:p>62-14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57</text:p>
          </table:table-cell>
          <table:table-cell office:value-type="float" office:value="14533.5109115" calcext:value-type="float">
            <text:p>14533.51091150000</text:p>
          </table:table-cell>
          <table:table-cell office:value-type="float" office:value="489.094230503" calcext:value-type="float">
            <text:p>489.09423050300</text:p>
          </table:table-cell>
          <table:table-cell table:formula="of:=CONCATENATE([.A619];&quot;-&quot;;[.B619])" office:value-type="string" office:string-value="62-457" calcext:value-type="string">
            <text:p>62-45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30</text:p>
          </table:table-cell>
          <table:table-cell office:value-type="float" office:value="2232.3953785" calcext:value-type="float">
            <text:p>2232.39537850000</text:p>
          </table:table-cell>
          <table:table-cell office:value-type="float" office:value="209.214614348" calcext:value-type="float">
            <text:p>209.21461434800</text:p>
          </table:table-cell>
          <table:table-cell table:formula="of:=CONCATENATE([.A620];&quot;-&quot;;[.B620])" office:value-type="string" office:string-value="62-430" calcext:value-type="string">
            <text:p>62-43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36</text:p>
          </table:table-cell>
          <table:table-cell office:value-type="float" office:value="24332.8596225" calcext:value-type="float">
            <text:p>24332.85962250000</text:p>
          </table:table-cell>
          <table:table-cell office:value-type="float" office:value="708.851159192" calcext:value-type="float">
            <text:p>708.85115919200</text:p>
          </table:table-cell>
          <table:table-cell table:formula="of:=CONCATENATE([.A621];&quot;-&quot;;[.B621])" office:value-type="string" office:string-value="62-036" calcext:value-type="string">
            <text:p>62-03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33</text:p>
          </table:table-cell>
          <table:table-cell office:value-type="float" office:value="4708.254812" calcext:value-type="float">
            <text:p>4708.25481200000</text:p>
          </table:table-cell>
          <table:table-cell office:value-type="float" office:value="274.749081139" calcext:value-type="float">
            <text:p>274.74908113900</text:p>
          </table:table-cell>
          <table:table-cell table:formula="of:=CONCATENATE([.A622];&quot;-&quot;;[.B622])" office:value-type="string" office:string-value="62-433" calcext:value-type="string">
            <text:p>62-43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58</text:p>
          </table:table-cell>
          <table:table-cell office:value-type="float" office:value="10076.72661" calcext:value-type="float">
            <text:p>10076.72661000000</text:p>
          </table:table-cell>
          <table:table-cell office:value-type="float" office:value="443.560593634" calcext:value-type="float">
            <text:p>443.56059363400</text:p>
          </table:table-cell>
          <table:table-cell table:formula="of:=CONCATENATE([.A623];&quot;-&quot;;[.B623])" office:value-type="string" office:string-value="62-458" calcext:value-type="string">
            <text:p>62-45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56</text:p>
          </table:table-cell>
          <table:table-cell office:value-type="float" office:value="7769.6459075" calcext:value-type="float">
            <text:p>7769.64590750000</text:p>
          </table:table-cell>
          <table:table-cell office:value-type="float" office:value="362.318346793" calcext:value-type="float">
            <text:p>362.31834679300</text:p>
          </table:table-cell>
          <table:table-cell table:formula="of:=CONCATENATE([.A624];&quot;-&quot;;[.B624])" office:value-type="string" office:string-value="62-456" calcext:value-type="string">
            <text:p>62-45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25</text:p>
          </table:table-cell>
          <table:table-cell office:value-type="float" office:value="8101.5262485" calcext:value-type="float">
            <text:p>8101.52624850000</text:p>
          </table:table-cell>
          <table:table-cell office:value-type="float" office:value="363.254381603" calcext:value-type="float">
            <text:p>363.25438160300</text:p>
          </table:table-cell>
          <table:table-cell table:formula="of:=CONCATENATE([.A625];&quot;-&quot;;[.B625])" office:value-type="string" office:string-value="62-425" calcext:value-type="string">
            <text:p>62-42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24</text:p>
          </table:table-cell>
          <table:table-cell office:value-type="float" office:value="5845.569103" calcext:value-type="float">
            <text:p>5845.56910300000</text:p>
          </table:table-cell>
          <table:table-cell office:value-type="float" office:value="304.398018935" calcext:value-type="float">
            <text:p>304.39801893500</text:p>
          </table:table-cell>
          <table:table-cell table:formula="of:=CONCATENATE([.A626];&quot;-&quot;;[.B626])" office:value-type="string" office:string-value="62-424" calcext:value-type="string">
            <text:p>62-42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48</text:p>
          </table:table-cell>
          <table:table-cell office:value-type="float" office:value="310127.33066" calcext:value-type="float">
            <text:p>310127.33066000000</text:p>
          </table:table-cell>
          <table:table-cell office:value-type="float" office:value="2709.01791406" calcext:value-type="float">
            <text:p>2709.01791406000</text:p>
          </table:table-cell>
          <table:table-cell table:formula="of:=CONCATENATE([.A627];&quot;-&quot;;[.B627])" office:value-type="string" office:string-value="63-048" calcext:value-type="string">
            <text:p>63-04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85</text:p>
          </table:table-cell>
          <table:table-cell office:value-type="float" office:value="154654.491749" calcext:value-type="float">
            <text:p>154654.49174900000</text:p>
          </table:table-cell>
          <table:table-cell office:value-type="float" office:value="2406.89410584" calcext:value-type="float">
            <text:p>2406.89410584000</text:p>
          </table:table-cell>
          <table:table-cell table:formula="of:=CONCATENATE([.A628];&quot;-&quot;;[.B628])" office:value-type="string" office:string-value="63-085" calcext:value-type="string">
            <text:p>63-08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56</text:p>
          </table:table-cell>
          <table:table-cell office:value-type="float" office:value="121139.225238" calcext:value-type="float">
            <text:p>121139.22523800000</text:p>
          </table:table-cell>
          <table:table-cell office:value-type="float" office:value="1653.49023879" calcext:value-type="float">
            <text:p>1653.49023879000</text:p>
          </table:table-cell>
          <table:table-cell table:formula="of:=CONCATENATE([.A629];&quot;-&quot;;[.B629])" office:value-type="string" office:string-value="64-056" calcext:value-type="string">
            <text:p>64-05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53</text:p>
          </table:table-cell>
          <table:table-cell office:value-type="float" office:value="247271.469917" calcext:value-type="float">
            <text:p>247271.46991700000</text:p>
          </table:table-cell>
          <table:table-cell office:value-type="float" office:value="2391.79234038" calcext:value-type="float">
            <text:p>2391.79234038000</text:p>
          </table:table-cell>
          <table:table-cell table:formula="of:=CONCATENATE([.A630];&quot;-&quot;;[.B630])" office:value-type="string" office:string-value="64-053" calcext:value-type="string">
            <text:p>64-05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69</text:p>
          </table:table-cell>
          <table:table-cell office:value-type="float" office:value="111744.26215" calcext:value-type="float">
            <text:p>111744.26215000000</text:p>
          </table:table-cell>
          <table:table-cell office:value-type="float" office:value="1681.62861068" calcext:value-type="float">
            <text:p>1681.62861068000</text:p>
          </table:table-cell>
          <table:table-cell table:formula="of:=CONCATENATE([.A631];&quot;-&quot;;[.B631])" office:value-type="string" office:string-value="64-069" calcext:value-type="string">
            <text:p>64-06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25</text:p>
          </table:table-cell>
          <table:table-cell office:value-type="float" office:value="26930.4944835" calcext:value-type="float">
            <text:p>26930.49448350000</text:p>
          </table:table-cell>
          <table:table-cell office:value-type="float" office:value="853.367414272" calcext:value-type="float">
            <text:p>853.36741427200</text:p>
          </table:table-cell>
          <table:table-cell table:formula="of:=CONCATENATE([.A632];&quot;-&quot;;[.B632])" office:value-type="string" office:string-value="62-025" calcext:value-type="string">
            <text:p>62-02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20</text:p>
          </table:table-cell>
          <table:table-cell office:value-type="float" office:value="2968.4898035" calcext:value-type="float">
            <text:p>2968.48980350000</text:p>
          </table:table-cell>
          <table:table-cell office:value-type="float" office:value="223.973032907" calcext:value-type="float">
            <text:p>223.97303290700</text:p>
          </table:table-cell>
          <table:table-cell table:formula="of:=CONCATENATE([.A633];&quot;-&quot;;[.B633])" office:value-type="string" office:string-value="62-420" calcext:value-type="string">
            <text:p>62-42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07</text:p>
          </table:table-cell>
          <table:table-cell office:value-type="float" office:value="84330.268982" calcext:value-type="float">
            <text:p>84330.26898200000</text:p>
          </table:table-cell>
          <table:table-cell office:value-type="float" office:value="1730.63626033" calcext:value-type="float">
            <text:p>1730.63626033000</text:p>
          </table:table-cell>
          <table:table-cell table:formula="of:=CONCATENATE([.A634];&quot;-&quot;;[.B634])" office:value-type="string" office:string-value="62-007" calcext:value-type="string">
            <text:p>62-00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14</text:p>
          </table:table-cell>
          <table:table-cell office:value-type="float" office:value="3468.625653" calcext:value-type="float">
            <text:p>3468.62565300000</text:p>
          </table:table-cell>
          <table:table-cell office:value-type="float" office:value="266.06897853" calcext:value-type="float">
            <text:p>266.06897853000</text:p>
          </table:table-cell>
          <table:table-cell table:formula="of:=CONCATENATE([.A635];&quot;-&quot;;[.B635])" office:value-type="string" office:string-value="62-414" calcext:value-type="string">
            <text:p>62-41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07</text:p>
          </table:table-cell>
          <table:table-cell office:value-type="float" office:value="177502.046091" calcext:value-type="float">
            <text:p>177502.04609100000</text:p>
          </table:table-cell>
          <table:table-cell office:value-type="float" office:value="2116.58664302" calcext:value-type="float">
            <text:p>2116.58664302000</text:p>
          </table:table-cell>
          <table:table-cell table:formula="of:=CONCATENATE([.A636];&quot;-&quot;;[.B636])" office:value-type="string" office:string-value="64-007" calcext:value-type="string">
            <text:p>64-00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06</text:p>
          </table:table-cell>
          <table:table-cell office:value-type="float" office:value="20120.56855" calcext:value-type="float">
            <text:p>20120.56855000000</text:p>
          </table:table-cell>
          <table:table-cell office:value-type="float" office:value="774.52934761" calcext:value-type="float">
            <text:p>774.52934761000</text:p>
          </table:table-cell>
          <table:table-cell table:formula="of:=CONCATENATE([.A637];&quot;-&quot;;[.B637])" office:value-type="string" office:string-value="62-006" calcext:value-type="string">
            <text:p>62-00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21</text:p>
          </table:table-cell>
          <table:table-cell office:value-type="float" office:value="15281.2402815" calcext:value-type="float">
            <text:p>15281.24028150000</text:p>
          </table:table-cell>
          <table:table-cell office:value-type="float" office:value="530.182428238" calcext:value-type="float">
            <text:p>530.18242823800</text:p>
          </table:table-cell>
          <table:table-cell table:formula="of:=CONCATENATE([.A638];&quot;-&quot;;[.B638])" office:value-type="string" office:string-value="62-021" calcext:value-type="string">
            <text:p>62-02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46</text:p>
          </table:table-cell>
          <table:table-cell office:value-type="float" office:value="255424.734124" calcext:value-type="float">
            <text:p>255424.73412400000</text:p>
          </table:table-cell>
          <table:table-cell office:value-type="float" office:value="3718.36902757" calcext:value-type="float">
            <text:p>3718.36902757000</text:p>
          </table:table-cell>
          <table:table-cell table:formula="of:=CONCATENATE([.A639];&quot;-&quot;;[.B639])" office:value-type="string" office:string-value="64-146" calcext:value-type="string">
            <text:p>64-14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09</text:p>
          </table:table-cell>
          <table:table-cell office:value-type="float" office:value="5164.2378755" calcext:value-type="float">
            <text:p>5164.23787550000</text:p>
          </table:table-cell>
          <table:table-cell office:value-type="float" office:value="321.046706272" calcext:value-type="float">
            <text:p>321.04670627200</text:p>
          </table:table-cell>
          <table:table-cell table:formula="of:=CONCATENATE([.A640];&quot;-&quot;;[.B640])" office:value-type="string" office:string-value="62-409" calcext:value-type="string">
            <text:p>62-40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04</text:p>
          </table:table-cell>
          <table:table-cell office:value-type="float" office:value="1013422.5028" calcext:value-type="float">
            <text:p>1013422.50280000000</text:p>
          </table:table-cell>
          <table:table-cell office:value-type="float" office:value="6635.87841912" calcext:value-type="float">
            <text:p>6635.87841912000</text:p>
          </table:table-cell>
          <table:table-cell table:formula="of:=CONCATENATE([.A641];&quot;-&quot;;[.B641])" office:value-type="string" office:string-value="64-004" calcext:value-type="string">
            <text:p>64-00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46</text:p>
          </table:table-cell>
          <table:table-cell office:value-type="float" office:value="102997.167432" calcext:value-type="float">
            <text:p>102997.16743200000</text:p>
          </table:table-cell>
          <table:table-cell office:value-type="float" office:value="1450.9472164" calcext:value-type="float">
            <text:p>1450.94721640000</text:p>
          </table:table-cell>
          <table:table-cell table:formula="of:=CONCATENATE([.A642];&quot;-&quot;;[.B642])" office:value-type="string" office:string-value="64-046" calcext:value-type="string">
            <text:p>64-04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16</text:p>
          </table:table-cell>
          <table:table-cell office:value-type="float" office:value="23357.0794665" calcext:value-type="float">
            <text:p>23357.07946650000</text:p>
          </table:table-cell>
          <table:table-cell office:value-type="float" office:value="819.550957861" calcext:value-type="float">
            <text:p>819.55095786100</text:p>
          </table:table-cell>
          <table:table-cell table:formula="of:=CONCATENATE([.A643];&quot;-&quot;;[.B643])" office:value-type="string" office:string-value="64-416" calcext:value-type="string">
            <text:p>64-41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30</text:p>
          </table:table-cell>
          <table:table-cell office:value-type="float" office:value="147828.864602" calcext:value-type="float">
            <text:p>147828.86460200000</text:p>
          </table:table-cell>
          <table:table-cell office:value-type="float" office:value="2589.18638724" calcext:value-type="float">
            <text:p>2589.18638724000</text:p>
          </table:table-cell>
          <table:table-cell table:formula="of:=CONCATENATE([.A644];&quot;-&quot;;[.B644])" office:value-type="string" office:string-value="64-130" calcext:value-type="string">
            <text:p>64-13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11</text:p>
          </table:table-cell>
          <table:table-cell office:value-type="float" office:value="24654.5125225" calcext:value-type="float">
            <text:p>24654.51252250000</text:p>
          </table:table-cell>
          <table:table-cell office:value-type="float" office:value="953.301870541" calcext:value-type="float">
            <text:p>953.30187054100</text:p>
          </table:table-cell>
          <table:table-cell table:formula="of:=CONCATENATE([.A645];&quot;-&quot;;[.B645])" office:value-type="string" office:string-value="62-011" calcext:value-type="string">
            <text:p>62-01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05</text:p>
          </table:table-cell>
          <table:table-cell office:value-type="float" office:value="27865.8545435" calcext:value-type="float">
            <text:p>27865.85454350000</text:p>
          </table:table-cell>
          <table:table-cell office:value-type="float" office:value="1029.63207576" calcext:value-type="float">
            <text:p>1029.63207576000</text:p>
          </table:table-cell>
          <table:table-cell table:formula="of:=CONCATENATE([.A646];&quot;-&quot;;[.B646])" office:value-type="string" office:string-value="62-005" calcext:value-type="string">
            <text:p>62-00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57</text:p>
          </table:table-cell>
          <table:table-cell office:value-type="float" office:value="2061931.30169" calcext:value-type="float">
            <text:p>2061931.30169000000</text:p>
          </table:table-cell>
          <table:table-cell office:value-type="float" office:value="7546.76512327" calcext:value-type="float">
            <text:p>7546.76512327000</text:p>
          </table:table-cell>
          <table:table-cell table:formula="of:=CONCATENATE([.A647];&quot;-&quot;;[.B647])" office:value-type="string" office:string-value="64-057" calcext:value-type="string">
            <text:p>64-05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11</text:p>
          </table:table-cell>
          <table:table-cell office:value-type="float" office:value="4019.9240305" calcext:value-type="float">
            <text:p>4019.92403050000</text:p>
          </table:table-cell>
          <table:table-cell office:value-type="float" office:value="270.000158817" calcext:value-type="float">
            <text:p>270.00015881700</text:p>
          </table:table-cell>
          <table:table-cell table:formula="of:=CONCATENATE([.A648];&quot;-&quot;;[.B648])" office:value-type="string" office:string-value="64-411" calcext:value-type="string">
            <text:p>64-41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26</text:p>
          </table:table-cell>
          <table:table-cell office:value-type="float" office:value="3258222.9696" calcext:value-type="float">
            <text:p>3258222.96960000000</text:p>
          </table:table-cell>
          <table:table-cell office:value-type="float" office:value="12884.9984954" calcext:value-type="float">
            <text:p>12884.99849540000</text:p>
          </table:table-cell>
          <table:table-cell table:formula="of:=CONCATENATE([.A649];&quot;-&quot;;[.B649])" office:value-type="string" office:string-value="52-026" calcext:value-type="string">
            <text:p>52-02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35</text:p>
          </table:table-cell>
          <table:table-cell office:value-type="float" office:value="697416.61872" calcext:value-type="float">
            <text:p>697416.61872000000</text:p>
          </table:table-cell>
          <table:table-cell office:value-type="float" office:value="4539.24730813" calcext:value-type="float">
            <text:p>4539.24730813000</text:p>
          </table:table-cell>
          <table:table-cell table:formula="of:=CONCATENATE([.A650];&quot;-&quot;;[.B650])" office:value-type="string" office:string-value="64-035" calcext:value-type="string">
            <text:p>64-03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06</text:p>
          </table:table-cell>
          <table:table-cell office:value-type="float" office:value="110247.74719" calcext:value-type="float">
            <text:p>110247.74719000000</text:p>
          </table:table-cell>
          <table:table-cell office:value-type="float" office:value="1526.31357887" calcext:value-type="float">
            <text:p>1526.31357887000</text:p>
          </table:table-cell>
          <table:table-cell table:formula="of:=CONCATENATE([.A651];&quot;-&quot;;[.B651])" office:value-type="string" office:string-value="64-006" calcext:value-type="string">
            <text:p>64-00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26</text:p>
          </table:table-cell>
          <table:table-cell office:value-type="float" office:value="36736.711416" calcext:value-type="float">
            <text:p>36736.71141600000</text:p>
          </table:table-cell>
          <table:table-cell office:value-type="float" office:value="846.499633245" calcext:value-type="float">
            <text:p>846.49963324500</text:p>
          </table:table-cell>
          <table:table-cell table:formula="of:=CONCATENATE([.A652];&quot;-&quot;;[.B652])" office:value-type="string" office:string-value="62-026" calcext:value-type="string">
            <text:p>62-02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22</text:p>
          </table:table-cell>
          <table:table-cell office:value-type="float" office:value="286606.934463" calcext:value-type="float">
            <text:p>286606.93446300000</text:p>
          </table:table-cell>
          <table:table-cell office:value-type="float" office:value="2631.421714" calcext:value-type="float">
            <text:p>2631.42171400000</text:p>
          </table:table-cell>
          <table:table-cell table:formula="of:=CONCATENATE([.A653];&quot;-&quot;;[.B653])" office:value-type="string" office:string-value="64-022" calcext:value-type="string">
            <text:p>64-02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94</text:p>
          </table:table-cell>
          <table:table-cell office:value-type="float" office:value="65124.219617" calcext:value-type="float">
            <text:p>65124.21961700000</text:p>
          </table:table-cell>
          <table:table-cell office:value-type="float" office:value="1304.15607311" calcext:value-type="float">
            <text:p>1304.15607311000</text:p>
          </table:table-cell>
          <table:table-cell table:formula="of:=CONCATENATE([.A654];&quot;-&quot;;[.B654])" office:value-type="string" office:string-value="65-194" calcext:value-type="string">
            <text:p>65-19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17</text:p>
          </table:table-cell>
          <table:table-cell office:value-type="float" office:value="15297.3075595" calcext:value-type="float">
            <text:p>15297.30755950000</text:p>
          </table:table-cell>
          <table:table-cell office:value-type="float" office:value="648.804929796" calcext:value-type="float">
            <text:p>648.80492979600</text:p>
          </table:table-cell>
          <table:table-cell table:formula="of:=CONCATENATE([.A655];&quot;-&quot;;[.B655])" office:value-type="string" office:string-value="62-017" calcext:value-type="string">
            <text:p>62-01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23</text:p>
          </table:table-cell>
          <table:table-cell office:value-type="float" office:value="17269.815436" calcext:value-type="float">
            <text:p>17269.81543600000</text:p>
          </table:table-cell>
          <table:table-cell office:value-type="float" office:value="861.933045261" calcext:value-type="float">
            <text:p>861.93304526100</text:p>
          </table:table-cell>
          <table:table-cell table:formula="of:=CONCATENATE([.A656];&quot;-&quot;;[.B656])" office:value-type="string" office:string-value="62-023" calcext:value-type="string">
            <text:p>62-02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24</text:p>
          </table:table-cell>
          <table:table-cell office:value-type="float" office:value="8306.296628" calcext:value-type="float">
            <text:p>8306.29662800000</text:p>
          </table:table-cell>
          <table:table-cell office:value-type="float" office:value="365.558205466" calcext:value-type="float">
            <text:p>365.55820546600</text:p>
          </table:table-cell>
          <table:table-cell table:formula="of:=CONCATENATE([.A657];&quot;-&quot;;[.B657])" office:value-type="string" office:string-value="64-424" calcext:value-type="string">
            <text:p>64-42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00</text:p>
          </table:table-cell>
          <table:table-cell office:value-type="float" office:value="1925.397005" calcext:value-type="float">
            <text:p>1925.39700500000</text:p>
          </table:table-cell>
          <table:table-cell office:value-type="float" office:value="175.883310019" calcext:value-type="float">
            <text:p>175.88331001900</text:p>
          </table:table-cell>
          <table:table-cell table:formula="of:=CONCATENATE([.A658];&quot;-&quot;;[.B658])" office:value-type="string" office:string-value="62-400" calcext:value-type="string">
            <text:p>62-40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18</text:p>
          </table:table-cell>
          <table:table-cell office:value-type="float" office:value="11758.4274115" calcext:value-type="float">
            <text:p>11758.42741150000</text:p>
          </table:table-cell>
          <table:table-cell office:value-type="float" office:value="565.557749798" calcext:value-type="float">
            <text:p>565.55774979800</text:p>
          </table:table-cell>
          <table:table-cell table:formula="of:=CONCATENATE([.A659];&quot;-&quot;;[.B659])" office:value-type="string" office:string-value="64-418" calcext:value-type="string">
            <text:p>64-41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02</text:p>
          </table:table-cell>
          <table:table-cell office:value-type="float" office:value="3872.9601335" calcext:value-type="float">
            <text:p>3872.96013350000</text:p>
          </table:table-cell>
          <table:table-cell office:value-type="float" office:value="261.605447629" calcext:value-type="float">
            <text:p>261.60544762900</text:p>
          </table:table-cell>
          <table:table-cell table:formula="of:=CONCATENATE([.A660];&quot;-&quot;;[.B660])" office:value-type="string" office:string-value="62-402" calcext:value-type="string">
            <text:p>62-40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25</text:p>
          </table:table-cell>
          <table:table-cell office:value-type="float" office:value="14639.8711175" calcext:value-type="float">
            <text:p>14639.87111750000</text:p>
          </table:table-cell>
          <table:table-cell office:value-type="float" office:value="549.925671935" calcext:value-type="float">
            <text:p>549.92567193500</text:p>
          </table:table-cell>
          <table:table-cell table:formula="of:=CONCATENATE([.A661];&quot;-&quot;;[.B661])" office:value-type="string" office:string-value="64-425" calcext:value-type="string">
            <text:p>64-42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73</text:p>
          </table:table-cell>
          <table:table-cell office:value-type="float" office:value="5742.2665805" calcext:value-type="float">
            <text:p>5742.26658050000</text:p>
          </table:table-cell>
          <table:table-cell office:value-type="float" office:value="338.086249379" calcext:value-type="float">
            <text:p>338.08624937900</text:p>
          </table:table-cell>
          <table:table-cell table:formula="of:=CONCATENATE([.A662];&quot;-&quot;;[.B662])" office:value-type="string" office:string-value="62-473" calcext:value-type="string">
            <text:p>62-47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05</text:p>
          </table:table-cell>
          <table:table-cell office:value-type="float" office:value="161311.026171" calcext:value-type="float">
            <text:p>161311.02617100000</text:p>
          </table:table-cell>
          <table:table-cell office:value-type="float" office:value="2069.53511133" calcext:value-type="float">
            <text:p>2069.53511133000</text:p>
          </table:table-cell>
          <table:table-cell table:formula="of:=CONCATENATE([.A663];&quot;-&quot;;[.B663])" office:value-type="string" office:string-value="64-005" calcext:value-type="string">
            <text:p>64-00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28</text:p>
          </table:table-cell>
          <table:table-cell office:value-type="float" office:value="121963.881818" calcext:value-type="float">
            <text:p>121963.88181800000</text:p>
          </table:table-cell>
          <table:table-cell office:value-type="float" office:value="1404.95040385" calcext:value-type="float">
            <text:p>1404.95040385000</text:p>
          </table:table-cell>
          <table:table-cell table:formula="of:=CONCATENATE([.A664];&quot;-&quot;;[.B664])" office:value-type="string" office:string-value="64-028" calcext:value-type="string">
            <text:p>64-02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06</text:p>
          </table:table-cell>
          <table:table-cell office:value-type="float" office:value="4802.6352995" calcext:value-type="float">
            <text:p>4802.63529950000</text:p>
          </table:table-cell>
          <table:table-cell office:value-type="float" office:value="282.718551966" calcext:value-type="float">
            <text:p>282.71855196600</text:p>
          </table:table-cell>
          <table:table-cell table:formula="of:=CONCATENATE([.A665];&quot;-&quot;;[.B665])" office:value-type="string" office:string-value="62-406" calcext:value-type="string">
            <text:p>62-40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40</text:p>
          </table:table-cell>
          <table:table-cell office:value-type="float" office:value="149980.454479" calcext:value-type="float">
            <text:p>149980.45447900000</text:p>
          </table:table-cell>
          <table:table-cell office:value-type="float" office:value="2470.90327109" calcext:value-type="float">
            <text:p>2470.90327109000</text:p>
          </table:table-cell>
          <table:table-cell table:formula="of:=CONCATENATE([.A666];&quot;-&quot;;[.B666])" office:value-type="string" office:string-value="64-040" calcext:value-type="string">
            <text:p>64-04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76</text:p>
          </table:table-cell>
          <table:table-cell office:value-type="float" office:value="19352.0296715" calcext:value-type="float">
            <text:p>19352.02967150000</text:p>
          </table:table-cell>
          <table:table-cell office:value-type="float" office:value="614.173887042" calcext:value-type="float">
            <text:p>614.17388704200</text:p>
          </table:table-cell>
          <table:table-cell table:formula="of:=CONCATENATE([.A667];&quot;-&quot;;[.B667])" office:value-type="string" office:string-value="62-476" calcext:value-type="string">
            <text:p>62-47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16</text:p>
          </table:table-cell>
          <table:table-cell office:value-type="float" office:value="9537.625388" calcext:value-type="float">
            <text:p>9537.62538800000</text:p>
          </table:table-cell>
          <table:table-cell office:value-type="float" office:value="463.497459856" calcext:value-type="float">
            <text:p>463.49745985600</text:p>
          </table:table-cell>
          <table:table-cell table:formula="of:=CONCATENATE([.A668];&quot;-&quot;;[.B668])" office:value-type="string" office:string-value="62-416" calcext:value-type="string">
            <text:p>62-41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19</text:p>
          </table:table-cell>
          <table:table-cell office:value-type="float" office:value="14018.449614" calcext:value-type="float">
            <text:p>14018.44961400000</text:p>
          </table:table-cell>
          <table:table-cell office:value-type="float" office:value="540.909361967" calcext:value-type="float">
            <text:p>540.90936196700</text:p>
          </table:table-cell>
          <table:table-cell table:formula="of:=CONCATENATE([.A669];&quot;-&quot;;[.B669])" office:value-type="string" office:string-value="64-419" calcext:value-type="string">
            <text:p>64-41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09</text:p>
          </table:table-cell>
          <table:table-cell office:value-type="float" office:value="8463.3407045" calcext:value-type="float">
            <text:p>8463.34070450000</text:p>
          </table:table-cell>
          <table:table-cell office:value-type="float" office:value="367.728531957" calcext:value-type="float">
            <text:p>367.72853195700</text:p>
          </table:table-cell>
          <table:table-cell table:formula="of:=CONCATENATE([.A670];&quot;-&quot;;[.B670])" office:value-type="string" office:string-value="64-409" calcext:value-type="string">
            <text:p>64-40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25</text:p>
          </table:table-cell>
          <table:table-cell office:value-type="float" office:value="28782247.5833" calcext:value-type="float">
            <text:p>28782247.58330000000</text:p>
          </table:table-cell>
          <table:table-cell office:value-type="float" office:value="28929.2582534" calcext:value-type="float">
            <text:p>28929.25825340000</text:p>
          </table:table-cell>
          <table:table-cell table:formula="of:=CONCATENATE([.A671];&quot;-&quot;;[.B671])" office:value-type="string" office:string-value="13-225" calcext:value-type="string">
            <text:p>13-22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08</text:p>
          </table:table-cell>
          <table:table-cell office:value-type="float" office:value="1529378.04413" calcext:value-type="float">
            <text:p>1529378.04413000000</text:p>
          </table:table-cell>
          <table:table-cell office:value-type="float" office:value="5917.4014068" calcext:value-type="float">
            <text:p>5917.40140680000</text:p>
          </table:table-cell>
          <table:table-cell table:formula="of:=CONCATENATE([.A672];&quot;-&quot;;[.B672])" office:value-type="string" office:string-value="13-008" calcext:value-type="string">
            <text:p>13-00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65</text:p>
          </table:table-cell>
          <table:table-cell office:value-type="float" office:value="246125.15715" calcext:value-type="float">
            <text:p>246125.15715000000</text:p>
          </table:table-cell>
          <table:table-cell office:value-type="float" office:value="3262.87102496" calcext:value-type="float">
            <text:p>3262.87102496000</text:p>
          </table:table-cell>
          <table:table-cell table:formula="of:=CONCATENATE([.A673];&quot;-&quot;;[.B673])" office:value-type="string" office:string-value="64-165" calcext:value-type="string">
            <text:p>64-16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33</text:p>
          </table:table-cell>
          <table:table-cell office:value-type="float" office:value="296331.964219" calcext:value-type="float">
            <text:p>296331.96421900000</text:p>
          </table:table-cell>
          <table:table-cell office:value-type="float" office:value="2190.50927761" calcext:value-type="float">
            <text:p>2190.50927761000</text:p>
          </table:table-cell>
          <table:table-cell table:formula="of:=CONCATENATE([.A674];&quot;-&quot;;[.B674])" office:value-type="string" office:string-value="13-233" calcext:value-type="string">
            <text:p>13-23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91</text:p>
          </table:table-cell>
          <table:table-cell office:value-type="float" office:value="190541.076609" calcext:value-type="float">
            <text:p>190541.07660900000</text:p>
          </table:table-cell>
          <table:table-cell office:value-type="float" office:value="2570.51017467" calcext:value-type="float">
            <text:p>2570.51017467000</text:p>
          </table:table-cell>
          <table:table-cell table:formula="of:=CONCATENATE([.A675];&quot;-&quot;;[.B675])" office:value-type="string" office:string-value="64-191" calcext:value-type="string">
            <text:p>64-19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02</text:p>
          </table:table-cell>
          <table:table-cell office:value-type="float" office:value="2989784.06919" calcext:value-type="float">
            <text:p>2989784.06919000000</text:p>
          </table:table-cell>
          <table:table-cell office:value-type="float" office:value="8065.5867828" calcext:value-type="float">
            <text:p>8065.58678280000</text:p>
          </table:table-cell>
          <table:table-cell table:formula="of:=CONCATENATE([.A676];&quot;-&quot;;[.B676])" office:value-type="string" office:string-value="64-002" calcext:value-type="string">
            <text:p>64-00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17</text:p>
          </table:table-cell>
          <table:table-cell office:value-type="float" office:value="20798960.8635" calcext:value-type="float">
            <text:p>20798960.86350000000</text:p>
          </table:table-cell>
          <table:table-cell office:value-type="float" office:value="22494.7845578" calcext:value-type="float">
            <text:p>22494.78455780000</text:p>
          </table:table-cell>
          <table:table-cell table:formula="of:=CONCATENATE([.A677];&quot;-&quot;;[.B677])" office:value-type="string" office:string-value="13-017" calcext:value-type="string">
            <text:p>13-01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92</text:p>
          </table:table-cell>
          <table:table-cell office:value-type="float" office:value="69138.5382715" calcext:value-type="float">
            <text:p>69138.53827150000</text:p>
          </table:table-cell>
          <table:table-cell office:value-type="float" office:value="1087.28479861" calcext:value-type="float">
            <text:p>1087.28479861000</text:p>
          </table:table-cell>
          <table:table-cell table:formula="of:=CONCATENATE([.A678];&quot;-&quot;;[.B678])" office:value-type="string" office:string-value="64-192" calcext:value-type="string">
            <text:p>64-19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60</text:p>
          </table:table-cell>
          <table:table-cell office:value-type="float" office:value="3039786.73743" calcext:value-type="float">
            <text:p>3039786.73743000000</text:p>
          </table:table-cell>
          <table:table-cell office:value-type="float" office:value="8316.58778068" calcext:value-type="float">
            <text:p>8316.58778068000</text:p>
          </table:table-cell>
          <table:table-cell table:formula="of:=CONCATENATE([.A679];&quot;-&quot;;[.B679])" office:value-type="string" office:string-value="52-060" calcext:value-type="string">
            <text:p>52-06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09</text:p>
          </table:table-cell>
          <table:table-cell office:value-type="float" office:value="172291.035727" calcext:value-type="float">
            <text:p>172291.03572700000</text:p>
          </table:table-cell>
          <table:table-cell office:value-type="float" office:value="1701.97955218" calcext:value-type="float">
            <text:p>1701.97955218000</text:p>
          </table:table-cell>
          <table:table-cell table:formula="of:=CONCATENATE([.A680];&quot;-&quot;;[.B680])" office:value-type="string" office:string-value="64-009" calcext:value-type="string">
            <text:p>64-00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71</text:p>
          </table:table-cell>
          <table:table-cell office:value-type="float" office:value="79168.2401535" calcext:value-type="float">
            <text:p>79168.24015350000</text:p>
          </table:table-cell>
          <table:table-cell office:value-type="float" office:value="1175.53095868" calcext:value-type="float">
            <text:p>1175.53095868000</text:p>
          </table:table-cell>
          <table:table-cell table:formula="of:=CONCATENATE([.A681];&quot;-&quot;;[.B681])" office:value-type="string" office:string-value="64-171" calcext:value-type="string">
            <text:p>64-17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19</text:p>
          </table:table-cell>
          <table:table-cell office:value-type="float" office:value="39689208.7471" calcext:value-type="float">
            <text:p>39689208.74710000000</text:p>
          </table:table-cell>
          <table:table-cell office:value-type="float" office:value="30382.8180654" calcext:value-type="float">
            <text:p>30382.81806540000</text:p>
          </table:table-cell>
          <table:table-cell table:formula="of:=CONCATENATE([.A682];&quot;-&quot;;[.B682])" office:value-type="string" office:string-value="13-019" calcext:value-type="string">
            <text:p>13-01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82</text:p>
          </table:table-cell>
          <table:table-cell office:value-type="float" office:value="150793.107371" calcext:value-type="float">
            <text:p>150793.10737100000</text:p>
          </table:table-cell>
          <table:table-cell office:value-type="float" office:value="2067.54861338" calcext:value-type="float">
            <text:p>2067.54861338000</text:p>
          </table:table-cell>
          <table:table-cell table:formula="of:=CONCATENATE([.A683];&quot;-&quot;;[.B683])" office:value-type="string" office:string-value="64-182" calcext:value-type="string">
            <text:p>64-18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57</text:p>
          </table:table-cell>
          <table:table-cell office:value-type="float" office:value="7390004.16902" calcext:value-type="float">
            <text:p>7390004.16902000000</text:p>
          </table:table-cell>
          <table:table-cell office:value-type="float" office:value="13743.7079743" calcext:value-type="float">
            <text:p>13743.70797430000</text:p>
          </table:table-cell>
          <table:table-cell table:formula="of:=CONCATENATE([.A684];&quot;-&quot;;[.B684])" office:value-type="string" office:string-value="52-057" calcext:value-type="string">
            <text:p>52-05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70</text:p>
          </table:table-cell>
          <table:table-cell office:value-type="float" office:value="12238.4502185" calcext:value-type="float">
            <text:p>12238.45021850000</text:p>
          </table:table-cell>
          <table:table-cell office:value-type="float" office:value="502.675413672" calcext:value-type="float">
            <text:p>502.67541367200</text:p>
          </table:table-cell>
          <table:table-cell table:formula="of:=CONCATENATE([.A685];&quot;-&quot;;[.B685])" office:value-type="string" office:string-value="64-470" calcext:value-type="string">
            <text:p>64-47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99</text:p>
          </table:table-cell>
          <table:table-cell office:value-type="float" office:value="1056962.06655" calcext:value-type="float">
            <text:p>1056962.06655000000</text:p>
          </table:table-cell>
          <table:table-cell office:value-type="float" office:value="5322.92655682" calcext:value-type="float">
            <text:p>5322.92655682000</text:p>
          </table:table-cell>
          <table:table-cell table:formula="of:=CONCATENATE([.A686];&quot;-&quot;;[.B686])" office:value-type="string" office:string-value="64-199" calcext:value-type="string">
            <text:p>64-19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84</text:p>
          </table:table-cell>
          <table:table-cell office:value-type="float" office:value="1441088.11718" calcext:value-type="float">
            <text:p>1441088.11718000000</text:p>
          </table:table-cell>
          <table:table-cell office:value-type="float" office:value="5099.61960652" calcext:value-type="float">
            <text:p>5099.61960652000</text:p>
          </table:table-cell>
          <table:table-cell table:formula="of:=CONCATENATE([.A687];&quot;-&quot;;[.B687])" office:value-type="string" office:string-value="52-084" calcext:value-type="string">
            <text:p>52-08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75</text:p>
          </table:table-cell>
          <table:table-cell office:value-type="float" office:value="225052.681384" calcext:value-type="float">
            <text:p>225052.68138400000</text:p>
          </table:table-cell>
          <table:table-cell office:value-type="float" office:value="2406.10775169" calcext:value-type="float">
            <text:p>2406.10775169000</text:p>
          </table:table-cell>
          <table:table-cell table:formula="of:=CONCATENATE([.A688];&quot;-&quot;;[.B688])" office:value-type="string" office:string-value="64-075" calcext:value-type="string">
            <text:p>64-07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89</text:p>
          </table:table-cell>
          <table:table-cell office:value-type="float" office:value="148437.191125" calcext:value-type="float">
            <text:p>148437.19112500000</text:p>
          </table:table-cell>
          <table:table-cell office:value-type="float" office:value="1613.43319801" calcext:value-type="float">
            <text:p>1613.43319801000</text:p>
          </table:table-cell>
          <table:table-cell table:formula="of:=CONCATENATE([.A689];&quot;-&quot;;[.B689])" office:value-type="string" office:string-value="64-189" calcext:value-type="string">
            <text:p>64-18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91</text:p>
          </table:table-cell>
          <table:table-cell office:value-type="float" office:value="201481.719913" calcext:value-type="float">
            <text:p>201481.71991300000</text:p>
          </table:table-cell>
          <table:table-cell office:value-type="float" office:value="2111.72573079" calcext:value-type="float">
            <text:p>2111.72573079000</text:p>
          </table:table-cell>
          <table:table-cell table:formula="of:=CONCATENATE([.A690];&quot;-&quot;;[.B690])" office:value-type="string" office:string-value="13-191" calcext:value-type="string">
            <text:p>13-19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85</text:p>
          </table:table-cell>
          <table:table-cell office:value-type="float" office:value="135889.459501" calcext:value-type="float">
            <text:p>135889.45950100000</text:p>
          </table:table-cell>
          <table:table-cell office:value-type="float" office:value="1556.28139443" calcext:value-type="float">
            <text:p>1556.28139443000</text:p>
          </table:table-cell>
          <table:table-cell table:formula="of:=CONCATENATE([.A691];&quot;-&quot;;[.B691])" office:value-type="string" office:string-value="13-185" calcext:value-type="string">
            <text:p>13-18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20</text:p>
          </table:table-cell>
          <table:table-cell office:value-type="float" office:value="134333.753364" calcext:value-type="float">
            <text:p>134333.75336400000</text:p>
          </table:table-cell>
          <table:table-cell office:value-type="float" office:value="1927.95195819" calcext:value-type="float">
            <text:p>1927.95195819000</text:p>
          </table:table-cell>
          <table:table-cell table:formula="of:=CONCATENATE([.A692];&quot;-&quot;;[.B692])" office:value-type="string" office:string-value="66-020" calcext:value-type="string">
            <text:p>66-02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65</text:p>
          </table:table-cell>
          <table:table-cell office:value-type="float" office:value="207467.677958" calcext:value-type="float">
            <text:p>207467.67795800000</text:p>
          </table:table-cell>
          <table:table-cell office:value-type="float" office:value="2201.97410614" calcext:value-type="float">
            <text:p>2201.97410614000</text:p>
          </table:table-cell>
          <table:table-cell table:formula="of:=CONCATENATE([.A693];&quot;-&quot;;[.B693])" office:value-type="string" office:string-value="66-165" calcext:value-type="string">
            <text:p>66-16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44</text:p>
          </table:table-cell>
          <table:table-cell office:value-type="float" office:value="262592.125636" calcext:value-type="float">
            <text:p>262592.12563600000</text:p>
          </table:table-cell>
          <table:table-cell office:value-type="float" office:value="2320.96387548" calcext:value-type="float">
            <text:p>2320.96387548000</text:p>
          </table:table-cell>
          <table:table-cell table:formula="of:=CONCATENATE([.A694];&quot;-&quot;;[.B694])" office:value-type="string" office:string-value="13-244" calcext:value-type="string">
            <text:p>13-24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52</text:p>
          </table:table-cell>
          <table:table-cell office:value-type="float" office:value="32795669.2896" calcext:value-type="float">
            <text:p>32795669.28960000000</text:p>
          </table:table-cell>
          <table:table-cell office:value-type="float" office:value="24464.5182871" calcext:value-type="float">
            <text:p>24464.51828710000</text:p>
          </table:table-cell>
          <table:table-cell table:formula="of:=CONCATENATE([.A695];&quot;-&quot;;[.B695])" office:value-type="string" office:string-value="13-252" calcext:value-type="string">
            <text:p>13-25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50</text:p>
          </table:table-cell>
          <table:table-cell office:value-type="float" office:value="33674924.9269" calcext:value-type="float">
            <text:p>33674924.92690000000</text:p>
          </table:table-cell>
          <table:table-cell office:value-type="float" office:value="25687.9771151" calcext:value-type="float">
            <text:p>25687.97711510000</text:p>
          </table:table-cell>
          <table:table-cell table:formula="of:=CONCATENATE([.A696];&quot;-&quot;;[.B696])" office:value-type="string" office:string-value="13-250" calcext:value-type="string">
            <text:p>13-25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97</text:p>
          </table:table-cell>
          <table:table-cell office:value-type="float" office:value="242033.653966" calcext:value-type="float">
            <text:p>242033.65396600000</text:p>
          </table:table-cell>
          <table:table-cell office:value-type="float" office:value="2301.58919758" calcext:value-type="float">
            <text:p>2301.58919758000</text:p>
          </table:table-cell>
          <table:table-cell table:formula="of:=CONCATENATE([.A697];&quot;-&quot;;[.B697])" office:value-type="string" office:string-value="13-097" calcext:value-type="string">
            <text:p>13-09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28</text:p>
          </table:table-cell>
          <table:table-cell office:value-type="float" office:value="116412.520155" calcext:value-type="float">
            <text:p>116412.52015500000</text:p>
          </table:table-cell>
          <table:table-cell office:value-type="float" office:value="1564.32479556" calcext:value-type="float">
            <text:p>1564.32479556000</text:p>
          </table:table-cell>
          <table:table-cell table:formula="of:=CONCATENATE([.A698];&quot;-&quot;;[.B698])" office:value-type="string" office:string-value="13-128" calcext:value-type="string">
            <text:p>13-12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56</text:p>
          </table:table-cell>
          <table:table-cell office:value-type="float" office:value="21967078.1992" calcext:value-type="float">
            <text:p>21967078.19920000000</text:p>
          </table:table-cell>
          <table:table-cell office:value-type="float" office:value="23433.669741" calcext:value-type="float">
            <text:p>23433.66974100000</text:p>
          </table:table-cell>
          <table:table-cell table:formula="of:=CONCATENATE([.A699];&quot;-&quot;;[.B699])" office:value-type="string" office:string-value="52-256" calcext:value-type="string">
            <text:p>52-25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46</text:p>
          </table:table-cell>
          <table:table-cell office:value-type="float" office:value="6444.7623265" calcext:value-type="float">
            <text:p>6444.76232650000</text:p>
          </table:table-cell>
          <table:table-cell office:value-type="float" office:value="325.53254927" calcext:value-type="float">
            <text:p>325.53254927000</text:p>
          </table:table-cell>
          <table:table-cell table:formula="of:=CONCATENATE([.A700];&quot;-&quot;;[.B700])" office:value-type="string" office:string-value="66-446" calcext:value-type="string">
            <text:p>66-44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35</text:p>
          </table:table-cell>
          <table:table-cell office:value-type="float" office:value="192452.605631" calcext:value-type="float">
            <text:p>192452.60563100000</text:p>
          </table:table-cell>
          <table:table-cell office:value-type="float" office:value="2225.93801666" calcext:value-type="float">
            <text:p>2225.93801666000</text:p>
          </table:table-cell>
          <table:table-cell table:formula="of:=CONCATENATE([.A701];&quot;-&quot;;[.B701])" office:value-type="string" office:string-value="13-135" calcext:value-type="string">
            <text:p>13-13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24</text:p>
          </table:table-cell>
          <table:table-cell office:value-type="float" office:value="754024.152315" calcext:value-type="float">
            <text:p>754024.15231500000</text:p>
          </table:table-cell>
          <table:table-cell office:value-type="float" office:value="4384.71153738" calcext:value-type="float">
            <text:p>4384.71153738000</text:p>
          </table:table-cell>
          <table:table-cell table:formula="of:=CONCATENATE([.A702];&quot;-&quot;;[.B702])" office:value-type="string" office:string-value="13-224" calcext:value-type="string">
            <text:p>13-22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53</text:p>
          </table:table-cell>
          <table:table-cell office:value-type="float" office:value="237580.027751" calcext:value-type="float">
            <text:p>237580.02775100000</text:p>
          </table:table-cell>
          <table:table-cell office:value-type="float" office:value="3576.61548422" calcext:value-type="float">
            <text:p>3576.61548422000</text:p>
          </table:table-cell>
          <table:table-cell table:formula="of:=CONCATENATE([.A703];&quot;-&quot;;[.B703])" office:value-type="string" office:string-value="52-053" calcext:value-type="string">
            <text:p>52-05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46</text:p>
          </table:table-cell>
          <table:table-cell office:value-type="float" office:value="1268836.97208" calcext:value-type="float">
            <text:p>1268836.97208000000</text:p>
          </table:table-cell>
          <table:table-cell office:value-type="float" office:value="6057.42249123" calcext:value-type="float">
            <text:p>6057.42249123000</text:p>
          </table:table-cell>
          <table:table-cell table:formula="of:=CONCATENATE([.A704];&quot;-&quot;;[.B704])" office:value-type="string" office:string-value="13-046" calcext:value-type="string">
            <text:p>13-04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36</text:p>
          </table:table-cell>
          <table:table-cell office:value-type="float" office:value="150963.319195" calcext:value-type="float">
            <text:p>150963.31919500000</text:p>
          </table:table-cell>
          <table:table-cell office:value-type="float" office:value="2244.18294301" calcext:value-type="float">
            <text:p>2244.18294301000</text:p>
          </table:table-cell>
          <table:table-cell table:formula="of:=CONCATENATE([.A705];&quot;-&quot;;[.B705])" office:value-type="string" office:string-value="66-136" calcext:value-type="string">
            <text:p>66-13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21</text:p>
          </table:table-cell>
          <table:table-cell office:value-type="float" office:value="105237.854933" calcext:value-type="float">
            <text:p>105237.85493300000</text:p>
          </table:table-cell>
          <table:table-cell office:value-type="float" office:value="1368.54685338" calcext:value-type="float">
            <text:p>1368.54685338000</text:p>
          </table:table-cell>
          <table:table-cell table:formula="of:=CONCATENATE([.A706];&quot;-&quot;;[.B706])" office:value-type="string" office:string-value="13-121" calcext:value-type="string">
            <text:p>13-12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45</text:p>
          </table:table-cell>
          <table:table-cell office:value-type="float" office:value="957713.732131" calcext:value-type="float">
            <text:p>957713.73213100000</text:p>
          </table:table-cell>
          <table:table-cell office:value-type="float" office:value="5211.68410907" calcext:value-type="float">
            <text:p>5211.68410907000</text:p>
          </table:table-cell>
          <table:table-cell table:formula="of:=CONCATENATE([.A707];&quot;-&quot;;[.B707])" office:value-type="string" office:string-value="13-045" calcext:value-type="string">
            <text:p>13-04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62</text:p>
          </table:table-cell>
          <table:table-cell office:value-type="float" office:value="25668051.6414" calcext:value-type="float">
            <text:p>25668051.64140000000</text:p>
          </table:table-cell>
          <table:table-cell office:value-type="float" office:value="25349.699168" calcext:value-type="float">
            <text:p>25349.69916800000</text:p>
          </table:table-cell>
          <table:table-cell table:formula="of:=CONCATENATE([.A708];&quot;-&quot;;[.B708])" office:value-type="string" office:string-value="13-262" calcext:value-type="string">
            <text:p>13-26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52</text:p>
          </table:table-cell>
          <table:table-cell office:value-type="float" office:value="274635.762496" calcext:value-type="float">
            <text:p>274635.76249600000</text:p>
          </table:table-cell>
          <table:table-cell office:value-type="float" office:value="3162.74781512" calcext:value-type="float">
            <text:p>3162.74781512000</text:p>
          </table:table-cell>
          <table:table-cell table:formula="of:=CONCATENATE([.A709];&quot;-&quot;;[.B709])" office:value-type="string" office:string-value="52-052" calcext:value-type="string">
            <text:p>52-05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30</text:p>
          </table:table-cell>
          <table:table-cell office:value-type="float" office:value="92513.339002" calcext:value-type="float">
            <text:p>92513.33900200000</text:p>
          </table:table-cell>
          <table:table-cell office:value-type="float" office:value="2307.34492663" calcext:value-type="float">
            <text:p>2307.34492663000</text:p>
          </table:table-cell>
          <table:table-cell table:formula="of:=CONCATENATE([.A710];&quot;-&quot;;[.B710])" office:value-type="string" office:string-value="66-130" calcext:value-type="string">
            <text:p>66-13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41</text:p>
          </table:table-cell>
          <table:table-cell office:value-type="float" office:value="182076.278087" calcext:value-type="float">
            <text:p>182076.27808700000</text:p>
          </table:table-cell>
          <table:table-cell office:value-type="float" office:value="1866.58059487" calcext:value-type="float">
            <text:p>1866.58059487000</text:p>
          </table:table-cell>
          <table:table-cell table:formula="of:=CONCATENATE([.A711];&quot;-&quot;;[.B711])" office:value-type="string" office:string-value="13-141" calcext:value-type="string">
            <text:p>13-14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11</text:p>
          </table:table-cell>
          <table:table-cell office:value-type="float" office:value="358038.123094" calcext:value-type="float">
            <text:p>358038.12309400000</text:p>
          </table:table-cell>
          <table:table-cell office:value-type="float" office:value="2890.68427799" calcext:value-type="float">
            <text:p>2890.68427799000</text:p>
          </table:table-cell>
          <table:table-cell table:formula="of:=CONCATENATE([.A712];&quot;-&quot;;[.B712])" office:value-type="string" office:string-value="13-211" calcext:value-type="string">
            <text:p>13-21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26</text:p>
          </table:table-cell>
          <table:table-cell office:value-type="float" office:value="228948.147757" calcext:value-type="float">
            <text:p>228948.14775700000</text:p>
          </table:table-cell>
          <table:table-cell office:value-type="float" office:value="2977.46626264" calcext:value-type="float">
            <text:p>2977.46626264000</text:p>
          </table:table-cell>
          <table:table-cell table:formula="of:=CONCATENATE([.A713];&quot;-&quot;;[.B713])" office:value-type="string" office:string-value="13-126" calcext:value-type="string">
            <text:p>13-12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79</text:p>
          </table:table-cell>
          <table:table-cell office:value-type="float" office:value="186383.221133" calcext:value-type="float">
            <text:p>186383.22113300000</text:p>
          </table:table-cell>
          <table:table-cell office:value-type="float" office:value="2062.35497631" calcext:value-type="float">
            <text:p>2062.35497631000</text:p>
          </table:table-cell>
          <table:table-cell table:formula="of:=CONCATENATE([.A714];&quot;-&quot;;[.B714])" office:value-type="string" office:string-value="66-179" calcext:value-type="string">
            <text:p>66-17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20</text:p>
          </table:table-cell>
          <table:table-cell office:value-type="float" office:value="17344767.861" calcext:value-type="float">
            <text:p>17344767.86100000000</text:p>
          </table:table-cell>
          <table:table-cell office:value-type="float" office:value="18900.6854895" calcext:value-type="float">
            <text:p>18900.68548950000</text:p>
          </table:table-cell>
          <table:table-cell table:formula="of:=CONCATENATE([.A715];&quot;-&quot;;[.B715])" office:value-type="string" office:string-value="13-020" calcext:value-type="string">
            <text:p>13-02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13</text:p>
          </table:table-cell>
          <table:table-cell office:value-type="float" office:value="153304.91885" calcext:value-type="float">
            <text:p>153304.91885000000</text:p>
          </table:table-cell>
          <table:table-cell office:value-type="float" office:value="2997.32130973" calcext:value-type="float">
            <text:p>2997.32130973000</text:p>
          </table:table-cell>
          <table:table-cell table:formula="of:=CONCATENATE([.A716];&quot;-&quot;;[.B716])" office:value-type="string" office:string-value="13-213" calcext:value-type="string">
            <text:p>13-21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83</text:p>
          </table:table-cell>
          <table:table-cell office:value-type="float" office:value="97083.7907475" calcext:value-type="float">
            <text:p>97083.79074750000</text:p>
          </table:table-cell>
          <table:table-cell office:value-type="float" office:value="1483.01083642" calcext:value-type="float">
            <text:p>1483.01083642000</text:p>
          </table:table-cell>
          <table:table-cell table:formula="of:=CONCATENATE([.A717];&quot;-&quot;;[.B717])" office:value-type="string" office:string-value="13-183" calcext:value-type="string">
            <text:p>13-18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07</text:p>
          </table:table-cell>
          <table:table-cell office:value-type="float" office:value="6240257.49778" calcext:value-type="float">
            <text:p>6240257.49778000000</text:p>
          </table:table-cell>
          <table:table-cell office:value-type="float" office:value="11445.601758" calcext:value-type="float">
            <text:p>11445.60175800000</text:p>
          </table:table-cell>
          <table:table-cell table:formula="of:=CONCATENATE([.A718];&quot;-&quot;;[.B718])" office:value-type="string" office:string-value="13-107" calcext:value-type="string">
            <text:p>13-10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43</text:p>
          </table:table-cell>
          <table:table-cell office:value-type="float" office:value="21536147.136" calcext:value-type="float">
            <text:p>21536147.13600000000</text:p>
          </table:table-cell>
          <table:table-cell office:value-type="float" office:value="21614.7697437" calcext:value-type="float">
            <text:p>21614.76974370000</text:p>
          </table:table-cell>
          <table:table-cell table:formula="of:=CONCATENATE([.A719];&quot;-&quot;;[.B719])" office:value-type="string" office:string-value="13-043" calcext:value-type="string">
            <text:p>13-04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92</text:p>
          </table:table-cell>
          <table:table-cell office:value-type="float" office:value="219009.592081" calcext:value-type="float">
            <text:p>219009.59208100000</text:p>
          </table:table-cell>
          <table:table-cell office:value-type="float" office:value="2008.73271" calcext:value-type="float">
            <text:p>2008.73271000000</text:p>
          </table:table-cell>
          <table:table-cell table:formula="of:=CONCATENATE([.A720];&quot;-&quot;;[.B720])" office:value-type="string" office:string-value="13-192" calcext:value-type="string">
            <text:p>13-19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96</text:p>
          </table:table-cell>
          <table:table-cell office:value-type="float" office:value="228244.259112" calcext:value-type="float">
            <text:p>228244.25911200000</text:p>
          </table:table-cell>
          <table:table-cell office:value-type="float" office:value="2063.51848668" calcext:value-type="float">
            <text:p>2063.51848668000</text:p>
          </table:table-cell>
          <table:table-cell table:formula="of:=CONCATENATE([.A721];&quot;-&quot;;[.B721])" office:value-type="string" office:string-value="52-096" calcext:value-type="string">
            <text:p>52-09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27</text:p>
          </table:table-cell>
          <table:table-cell office:value-type="float" office:value="47114266.317" calcext:value-type="float">
            <text:p>47114266.31700000000</text:p>
          </table:table-cell>
          <table:table-cell office:value-type="float" office:value="33083.7460507" calcext:value-type="float">
            <text:p>33083.74605070000</text:p>
          </table:table-cell>
          <table:table-cell table:formula="of:=CONCATENATE([.A722];&quot;-&quot;;[.B722])" office:value-type="string" office:string-value="13-227" calcext:value-type="string">
            <text:p>13-22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21</text:p>
          </table:table-cell>
          <table:table-cell office:value-type="float" office:value="43077537.4112" calcext:value-type="float">
            <text:p>43077537.41120000000</text:p>
          </table:table-cell>
          <table:table-cell office:value-type="float" office:value="28948.1581128" calcext:value-type="float">
            <text:p>28948.15811280000</text:p>
          </table:table-cell>
          <table:table-cell table:formula="of:=CONCATENATE([.A723];&quot;-&quot;;[.B723])" office:value-type="string" office:string-value="13-021" calcext:value-type="string">
            <text:p>13-02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11</text:p>
          </table:table-cell>
          <table:table-cell office:value-type="float" office:value="231774.737771" calcext:value-type="float">
            <text:p>231774.73777100000</text:p>
          </table:table-cell>
          <table:table-cell office:value-type="float" office:value="2944.00524295" calcext:value-type="float">
            <text:p>2944.00524295000</text:p>
          </table:table-cell>
          <table:table-cell table:formula="of:=CONCATENATE([.A724];&quot;-&quot;;[.B724])" office:value-type="string" office:string-value="13-111" calcext:value-type="string">
            <text:p>13-11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04</text:p>
          </table:table-cell>
          <table:table-cell office:value-type="float" office:value="226940.315405" calcext:value-type="float">
            <text:p>226940.31540500000</text:p>
          </table:table-cell>
          <table:table-cell office:value-type="float" office:value="2485.50035022" calcext:value-type="float">
            <text:p>2485.50035022000</text:p>
          </table:table-cell>
          <table:table-cell table:formula="of:=CONCATENATE([.A725];&quot;-&quot;;[.B725])" office:value-type="string" office:string-value="13-204" calcext:value-type="string">
            <text:p>13-20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09</text:p>
          </table:table-cell>
          <table:table-cell office:value-type="float" office:value="217540.566793" calcext:value-type="float">
            <text:p>217540.56679300000</text:p>
          </table:table-cell>
          <table:table-cell office:value-type="float" office:value="2750.62350394" calcext:value-type="float">
            <text:p>2750.62350394000</text:p>
          </table:table-cell>
          <table:table-cell table:formula="of:=CONCATENATE([.A726];&quot;-&quot;;[.B726])" office:value-type="string" office:string-value="13-209" calcext:value-type="string">
            <text:p>13-20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03</text:p>
          </table:table-cell>
          <table:table-cell office:value-type="float" office:value="6731.539458" calcext:value-type="float">
            <text:p>6731.53945800000</text:p>
          </table:table-cell>
          <table:table-cell office:value-type="float" office:value="329.399271346" calcext:value-type="float">
            <text:p>329.39927134600</text:p>
          </table:table-cell>
          <table:table-cell table:formula="of:=CONCATENATE([.A727];&quot;-&quot;;[.B727])" office:value-type="string" office:string-value="66-403" calcext:value-type="string">
            <text:p>66-40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54</text:p>
          </table:table-cell>
          <table:table-cell office:value-type="float" office:value="10142015.3022" calcext:value-type="float">
            <text:p>10142015.30220000000</text:p>
          </table:table-cell>
          <table:table-cell office:value-type="float" office:value="20111.9776561" calcext:value-type="float">
            <text:p>20111.97765610000</text:p>
          </table:table-cell>
          <table:table-cell table:formula="of:=CONCATENATE([.A728];&quot;-&quot;;[.B728])" office:value-type="string" office:string-value="13-254" calcext:value-type="string">
            <text:p>13-25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82</text:p>
          </table:table-cell>
          <table:table-cell office:value-type="float" office:value="447516.549914" calcext:value-type="float">
            <text:p>447516.54991400000</text:p>
          </table:table-cell>
          <table:table-cell office:value-type="float" office:value="3903.50185397" calcext:value-type="float">
            <text:p>3903.50185397000</text:p>
          </table:table-cell>
          <table:table-cell table:formula="of:=CONCATENATE([.A729];&quot;-&quot;;[.B729])" office:value-type="string" office:string-value="13-182" calcext:value-type="string">
            <text:p>13-18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75</text:p>
          </table:table-cell>
          <table:table-cell office:value-type="float" office:value="131164.341461" calcext:value-type="float">
            <text:p>131164.34146100000</text:p>
          </table:table-cell>
          <table:table-cell office:value-type="float" office:value="1761.7758642" calcext:value-type="float">
            <text:p>1761.77586420000</text:p>
          </table:table-cell>
          <table:table-cell table:formula="of:=CONCATENATE([.A730];&quot;-&quot;;[.B730])" office:value-type="string" office:string-value="13-075" calcext:value-type="string">
            <text:p>13-07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06</text:p>
          </table:table-cell>
          <table:table-cell office:value-type="float" office:value="199050.055104" calcext:value-type="float">
            <text:p>199050.05510400000</text:p>
          </table:table-cell>
          <table:table-cell office:value-type="float" office:value="3113.14683625" calcext:value-type="float">
            <text:p>3113.14683625000</text:p>
          </table:table-cell>
          <table:table-cell table:formula="of:=CONCATENATE([.A731];&quot;-&quot;;[.B731])" office:value-type="string" office:string-value="13-206" calcext:value-type="string">
            <text:p>13-20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26</text:p>
          </table:table-cell>
          <table:table-cell office:value-type="float" office:value="37084893.6246" calcext:value-type="float">
            <text:p>37084893.62460000000</text:p>
          </table:table-cell>
          <table:table-cell office:value-type="float" office:value="26004.7140145" calcext:value-type="float">
            <text:p>26004.71401450000</text:p>
          </table:table-cell>
          <table:table-cell table:formula="of:=CONCATENATE([.A732];&quot;-&quot;;[.B732])" office:value-type="string" office:string-value="13-226" calcext:value-type="string">
            <text:p>13-22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52</text:p>
          </table:table-cell>
          <table:table-cell office:value-type="float" office:value="702023.472048" calcext:value-type="float">
            <text:p>702023.47204800000</text:p>
          </table:table-cell>
          <table:table-cell office:value-type="float" office:value="3938.3089502" calcext:value-type="float">
            <text:p>3938.30895020000</text:p>
          </table:table-cell>
          <table:table-cell table:formula="of:=CONCATENATE([.A733];&quot;-&quot;;[.B733])" office:value-type="string" office:string-value="13-052" calcext:value-type="string">
            <text:p>13-05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65</text:p>
          </table:table-cell>
          <table:table-cell office:value-type="float" office:value="631564.23044" calcext:value-type="float">
            <text:p>631564.23044000000</text:p>
          </table:table-cell>
          <table:table-cell office:value-type="float" office:value="4192.0718552" calcext:value-type="float">
            <text:p>4192.07185520000</text:p>
          </table:table-cell>
          <table:table-cell table:formula="of:=CONCATENATE([.A734];&quot;-&quot;;[.B734])" office:value-type="string" office:string-value="13-165" calcext:value-type="string">
            <text:p>13-16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61</text:p>
          </table:table-cell>
          <table:table-cell office:value-type="float" office:value="15104.341962" calcext:value-type="float">
            <text:p>15104.34196200000</text:p>
          </table:table-cell>
          <table:table-cell office:value-type="float" office:value="561.407430472" calcext:value-type="float">
            <text:p>561.40743047200</text:p>
          </table:table-cell>
          <table:table-cell table:formula="of:=CONCATENATE([.A735];&quot;-&quot;;[.B735])" office:value-type="string" office:string-value="66-461" calcext:value-type="string">
            <text:p>66-46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63</text:p>
          </table:table-cell>
          <table:table-cell office:value-type="float" office:value="236682.0381" calcext:value-type="float">
            <text:p>236682.03810000000</text:p>
          </table:table-cell>
          <table:table-cell office:value-type="float" office:value="2194.67173535" calcext:value-type="float">
            <text:p>2194.67173535000</text:p>
          </table:table-cell>
          <table:table-cell table:formula="of:=CONCATENATE([.A736];&quot;-&quot;;[.B736])" office:value-type="string" office:string-value="13-063" calcext:value-type="string">
            <text:p>13-06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18</text:p>
          </table:table-cell>
          <table:table-cell office:value-type="float" office:value="206006.621047" calcext:value-type="float">
            <text:p>206006.62104700000</text:p>
          </table:table-cell>
          <table:table-cell office:value-type="float" office:value="2328.28812748" calcext:value-type="float">
            <text:p>2328.28812748000</text:p>
          </table:table-cell>
          <table:table-cell table:formula="of:=CONCATENATE([.A737];&quot;-&quot;;[.B737])" office:value-type="string" office:string-value="13-218" calcext:value-type="string">
            <text:p>13-21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96</text:p>
          </table:table-cell>
          <table:table-cell office:value-type="float" office:value="206983.39899" calcext:value-type="float">
            <text:p>206983.39899000000</text:p>
          </table:table-cell>
          <table:table-cell office:value-type="float" office:value="2058.82185988" calcext:value-type="float">
            <text:p>2058.82185988000</text:p>
          </table:table-cell>
          <table:table-cell table:formula="of:=CONCATENATE([.A738];&quot;-&quot;;[.B738])" office:value-type="string" office:string-value="13-096" calcext:value-type="string">
            <text:p>13-09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61</text:p>
          </table:table-cell>
          <table:table-cell office:value-type="float" office:value="161849.013681" calcext:value-type="float">
            <text:p>161849.01368100000</text:p>
          </table:table-cell>
          <table:table-cell office:value-type="float" office:value="2752.28755719" calcext:value-type="float">
            <text:p>2752.28755719000</text:p>
          </table:table-cell>
          <table:table-cell table:formula="of:=CONCATENATE([.A739];&quot;-&quot;;[.B739])" office:value-type="string" office:string-value="13-061" calcext:value-type="string">
            <text:p>13-06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57</text:p>
          </table:table-cell>
          <table:table-cell office:value-type="float" office:value="123448.862347" calcext:value-type="float">
            <text:p>123448.86234700000</text:p>
          </table:table-cell>
          <table:table-cell office:value-type="float" office:value="1518.35377133" calcext:value-type="float">
            <text:p>1518.35377133000</text:p>
          </table:table-cell>
          <table:table-cell table:formula="of:=CONCATENATE([.A740];&quot;-&quot;;[.B740])" office:value-type="string" office:string-value="13-057" calcext:value-type="string">
            <text:p>13-05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29</text:p>
          </table:table-cell>
          <table:table-cell office:value-type="float" office:value="342686.306302" calcext:value-type="float">
            <text:p>342686.30630200000</text:p>
          </table:table-cell>
          <table:table-cell office:value-type="float" office:value="2667.39053844" calcext:value-type="float">
            <text:p>2667.39053844000</text:p>
          </table:table-cell>
          <table:table-cell table:formula="of:=CONCATENATE([.A741];&quot;-&quot;;[.B741])" office:value-type="string" office:string-value="13-129" calcext:value-type="string">
            <text:p>13-12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38</text:p>
          </table:table-cell>
          <table:table-cell office:value-type="float" office:value="211602.269151" calcext:value-type="float">
            <text:p>211602.26915100000</text:p>
          </table:table-cell>
          <table:table-cell office:value-type="float" office:value="2725.31030128" calcext:value-type="float">
            <text:p>2725.31030128000</text:p>
          </table:table-cell>
          <table:table-cell table:formula="of:=CONCATENATE([.A742];&quot;-&quot;;[.B742])" office:value-type="string" office:string-value="13-138" calcext:value-type="string">
            <text:p>13-13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49</text:p>
          </table:table-cell>
          <table:table-cell office:value-type="float" office:value="313731.574857" calcext:value-type="float">
            <text:p>313731.57485700000</text:p>
          </table:table-cell>
          <table:table-cell office:value-type="float" office:value="3052.00832967" calcext:value-type="float">
            <text:p>3052.00832967000</text:p>
          </table:table-cell>
          <table:table-cell table:formula="of:=CONCATENATE([.A743];&quot;-&quot;;[.B743])" office:value-type="string" office:string-value="13-149" calcext:value-type="string">
            <text:p>13-14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72</text:p>
          </table:table-cell>
          <table:table-cell office:value-type="float" office:value="118803.49601" calcext:value-type="float">
            <text:p>118803.49601000000</text:p>
          </table:table-cell>
          <table:table-cell office:value-type="float" office:value="1517.78610425" calcext:value-type="float">
            <text:p>1517.78610425000</text:p>
          </table:table-cell>
          <table:table-cell table:formula="of:=CONCATENATE([.A744];&quot;-&quot;;[.B744])" office:value-type="string" office:string-value="13-072" calcext:value-type="string">
            <text:p>13-07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42</text:p>
          </table:table-cell>
          <table:table-cell office:value-type="float" office:value="118516.560147" calcext:value-type="float">
            <text:p>118516.56014700000</text:p>
          </table:table-cell>
          <table:table-cell office:value-type="float" office:value="2120.39579485" calcext:value-type="float">
            <text:p>2120.39579485000</text:p>
          </table:table-cell>
          <table:table-cell table:formula="of:=CONCATENATE([.A745];&quot;-&quot;;[.B745])" office:value-type="string" office:string-value="13-142" calcext:value-type="string">
            <text:p>13-14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95</text:p>
          </table:table-cell>
          <table:table-cell office:value-type="float" office:value="206979.954142" calcext:value-type="float">
            <text:p>206979.95414200000</text:p>
          </table:table-cell>
          <table:table-cell office:value-type="float" office:value="2329.70763775" calcext:value-type="float">
            <text:p>2329.70763775000</text:p>
          </table:table-cell>
          <table:table-cell table:formula="of:=CONCATENATE([.A746];&quot;-&quot;;[.B746])" office:value-type="string" office:string-value="52-095" calcext:value-type="string">
            <text:p>52-09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42</text:p>
          </table:table-cell>
          <table:table-cell office:value-type="float" office:value="78408071.8931" calcext:value-type="float">
            <text:p>78408071.89310000000</text:p>
          </table:table-cell>
          <table:table-cell office:value-type="float" office:value="40264.2288922" calcext:value-type="float">
            <text:p>40264.22889220000</text:p>
          </table:table-cell>
          <table:table-cell table:formula="of:=CONCATENATE([.A747];&quot;-&quot;;[.B747])" office:value-type="string" office:string-value="13-042" calcext:value-type="string">
            <text:p>13-04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06</text:p>
          </table:table-cell>
          <table:table-cell office:value-type="float" office:value="127511.327018" calcext:value-type="float">
            <text:p>127511.32701800000</text:p>
          </table:table-cell>
          <table:table-cell office:value-type="float" office:value="1902.67308532" calcext:value-type="float">
            <text:p>1902.67308532000</text:p>
          </table:table-cell>
          <table:table-cell table:formula="of:=CONCATENATE([.A748];&quot;-&quot;;[.B748])" office:value-type="string" office:string-value="52-006" calcext:value-type="string">
            <text:p>52-00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66</text:p>
          </table:table-cell>
          <table:table-cell office:value-type="float" office:value="956815.730784" calcext:value-type="float">
            <text:p>956815.73078400000</text:p>
          </table:table-cell>
          <table:table-cell office:value-type="float" office:value="4554.42656473" calcext:value-type="float">
            <text:p>4554.42656473000</text:p>
          </table:table-cell>
          <table:table-cell table:formula="of:=CONCATENATE([.A749];&quot;-&quot;;[.B749])" office:value-type="string" office:string-value="13-166" calcext:value-type="string">
            <text:p>13-16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76</text:p>
          </table:table-cell>
          <table:table-cell office:value-type="float" office:value="2416848.04654" calcext:value-type="float">
            <text:p>2416848.04654000000</text:p>
          </table:table-cell>
          <table:table-cell office:value-type="float" office:value="7316.51333013" calcext:value-type="float">
            <text:p>7316.51333013000</text:p>
          </table:table-cell>
          <table:table-cell table:formula="of:=CONCATENATE([.A750];&quot;-&quot;;[.B750])" office:value-type="string" office:string-value="13-176" calcext:value-type="string">
            <text:p>13-17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54</text:p>
          </table:table-cell>
          <table:table-cell office:value-type="float" office:value="110907.752873" calcext:value-type="float">
            <text:p>110907.75287300000</text:p>
          </table:table-cell>
          <table:table-cell office:value-type="float" office:value="2078.56474322" calcext:value-type="float">
            <text:p>2078.56474322000</text:p>
          </table:table-cell>
          <table:table-cell table:formula="of:=CONCATENATE([.A751];&quot;-&quot;;[.B751])" office:value-type="string" office:string-value="13-154" calcext:value-type="string">
            <text:p>13-15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63</text:p>
          </table:table-cell>
          <table:table-cell office:value-type="float" office:value="38700745.1515" calcext:value-type="float">
            <text:p>38700745.15150000000</text:p>
          </table:table-cell>
          <table:table-cell office:value-type="float" office:value="26713.1222693" calcext:value-type="float">
            <text:p>26713.12226930000</text:p>
          </table:table-cell>
          <table:table-cell table:formula="of:=CONCATENATE([.A752];&quot;-&quot;;[.B752])" office:value-type="string" office:string-value="13-263" calcext:value-type="string">
            <text:p>13-26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17</text:p>
          </table:table-cell>
          <table:table-cell office:value-type="float" office:value="156072.763794" calcext:value-type="float">
            <text:p>156072.76379400000</text:p>
          </table:table-cell>
          <table:table-cell office:value-type="float" office:value="2193.47249916" calcext:value-type="float">
            <text:p>2193.47249916000</text:p>
          </table:table-cell>
          <table:table-cell table:formula="of:=CONCATENATE([.A753];&quot;-&quot;;[.B753])" office:value-type="string" office:string-value="63-117" calcext:value-type="string">
            <text:p>63-11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49</text:p>
          </table:table-cell>
          <table:table-cell office:value-type="float" office:value="6185.1610175" calcext:value-type="float">
            <text:p>6185.16101750000</text:p>
          </table:table-cell>
          <table:table-cell office:value-type="float" office:value="311.216078314" calcext:value-type="float">
            <text:p>311.21607831400</text:p>
          </table:table-cell>
          <table:table-cell table:formula="of:=CONCATENATE([.A754];&quot;-&quot;;[.B754])" office:value-type="string" office:string-value="64-449" calcext:value-type="string">
            <text:p>64-44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59</text:p>
          </table:table-cell>
          <table:table-cell office:value-type="float" office:value="129175.708995" calcext:value-type="float">
            <text:p>129175.70899500000</text:p>
          </table:table-cell>
          <table:table-cell office:value-type="float" office:value="1593.08551564" calcext:value-type="float">
            <text:p>1593.08551564000</text:p>
          </table:table-cell>
          <table:table-cell table:formula="of:=CONCATENATE([.A755];&quot;-&quot;;[.B755])" office:value-type="string" office:string-value="64-159" calcext:value-type="string">
            <text:p>64-15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56</text:p>
          </table:table-cell>
          <table:table-cell office:value-type="float" office:value="255310.990844" calcext:value-type="float">
            <text:p>255310.99084400000</text:p>
          </table:table-cell>
          <table:table-cell office:value-type="float" office:value="2713.57478856" calcext:value-type="float">
            <text:p>2713.57478856000</text:p>
          </table:table-cell>
          <table:table-cell table:formula="of:=CONCATENATE([.A756];&quot;-&quot;;[.B756])" office:value-type="string" office:string-value="64-156" calcext:value-type="string">
            <text:p>64-15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42</text:p>
          </table:table-cell>
          <table:table-cell office:value-type="float" office:value="71587.808017" calcext:value-type="float">
            <text:p>71587.80801700000</text:p>
          </table:table-cell>
          <table:table-cell office:value-type="float" office:value="1105.07571516" calcext:value-type="float">
            <text:p>1105.07571516000</text:p>
          </table:table-cell>
          <table:table-cell table:formula="of:=CONCATENATE([.A757];&quot;-&quot;;[.B757])" office:value-type="string" office:string-value="64-142" calcext:value-type="string">
            <text:p>64-14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42</text:p>
          </table:table-cell>
          <table:table-cell office:value-type="float" office:value="83240.7011775" calcext:value-type="float">
            <text:p>83240.70117750000</text:p>
          </table:table-cell>
          <table:table-cell office:value-type="float" office:value="1427.92544367" calcext:value-type="float">
            <text:p>1427.92544367000</text:p>
          </table:table-cell>
          <table:table-cell table:formula="of:=CONCATENATE([.A758];&quot;-&quot;;[.B758])" office:value-type="string" office:string-value="63-142" calcext:value-type="string">
            <text:p>63-14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93</text:p>
          </table:table-cell>
          <table:table-cell office:value-type="float" office:value="171477.211368" calcext:value-type="float">
            <text:p>171477.21136800000</text:p>
          </table:table-cell>
          <table:table-cell office:value-type="float" office:value="2009.496177" calcext:value-type="float">
            <text:p>2009.49617700000</text:p>
          </table:table-cell>
          <table:table-cell table:formula="of:=CONCATENATE([.A759];&quot;-&quot;;[.B759])" office:value-type="string" office:string-value="63-093" calcext:value-type="string">
            <text:p>63-09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58</text:p>
          </table:table-cell>
          <table:table-cell office:value-type="float" office:value="80868.812118" calcext:value-type="float">
            <text:p>80868.81211800000</text:p>
          </table:table-cell>
          <table:table-cell office:value-type="float" office:value="1226.71827039" calcext:value-type="float">
            <text:p>1226.71827039000</text:p>
          </table:table-cell>
          <table:table-cell table:formula="of:=CONCATENATE([.A760];&quot;-&quot;;[.B760])" office:value-type="string" office:string-value="63-158" calcext:value-type="string">
            <text:p>63-15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50</text:p>
          </table:table-cell>
          <table:table-cell office:value-type="float" office:value="6315.9824425" calcext:value-type="float">
            <text:p>6315.98244250000</text:p>
          </table:table-cell>
          <table:table-cell office:value-type="float" office:value="323.383151852" calcext:value-type="float">
            <text:p>323.38315185200</text:p>
          </table:table-cell>
          <table:table-cell table:formula="of:=CONCATENATE([.A761];&quot;-&quot;;[.B761])" office:value-type="string" office:string-value="64-450" calcext:value-type="string">
            <text:p>64-45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19</text:p>
          </table:table-cell>
          <table:table-cell office:value-type="float" office:value="168324.189298" calcext:value-type="float">
            <text:p>168324.18929800000</text:p>
          </table:table-cell>
          <table:table-cell office:value-type="float" office:value="2210.2584713" calcext:value-type="float">
            <text:p>2210.25847130000</text:p>
          </table:table-cell>
          <table:table-cell table:formula="of:=CONCATENATE([.A762];&quot;-&quot;;[.B762])" office:value-type="string" office:string-value="64-119" calcext:value-type="string">
            <text:p>64-11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88</text:p>
          </table:table-cell>
          <table:table-cell office:value-type="float" office:value="80464.1264005" calcext:value-type="float">
            <text:p>80464.12640050000</text:p>
          </table:table-cell>
          <table:table-cell office:value-type="float" office:value="1593.25354451" calcext:value-type="float">
            <text:p>1593.25354451000</text:p>
          </table:table-cell>
          <table:table-cell table:formula="of:=CONCATENATE([.A763];&quot;-&quot;;[.B763])" office:value-type="string" office:string-value="65-188" calcext:value-type="string">
            <text:p>65-18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21</text:p>
          </table:table-cell>
          <table:table-cell office:value-type="float" office:value="156050.291697" calcext:value-type="float">
            <text:p>156050.29169700000</text:p>
          </table:table-cell>
          <table:table-cell office:value-type="float" office:value="1882.43941387" calcext:value-type="float">
            <text:p>1882.43941387000</text:p>
          </table:table-cell>
          <table:table-cell table:formula="of:=CONCATENATE([.A764];&quot;-&quot;;[.B764])" office:value-type="string" office:string-value="65-221" calcext:value-type="string">
            <text:p>65-22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26</text:p>
          </table:table-cell>
          <table:table-cell office:value-type="float" office:value="11506.839967" calcext:value-type="float">
            <text:p>11506.83996700000</text:p>
          </table:table-cell>
          <table:table-cell office:value-type="float" office:value="477.96548089" calcext:value-type="float">
            <text:p>477.96548089000</text:p>
          </table:table-cell>
          <table:table-cell table:formula="of:=CONCATENATE([.A765];&quot;-&quot;;[.B765])" office:value-type="string" office:string-value="65-026" calcext:value-type="string">
            <text:p>65-02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48</text:p>
          </table:table-cell>
          <table:table-cell office:value-type="float" office:value="14578.1853765" calcext:value-type="float">
            <text:p>14578.18537650000</text:p>
          </table:table-cell>
          <table:table-cell office:value-type="float" office:value="521.234396395" calcext:value-type="float">
            <text:p>521.23439639500</text:p>
          </table:table-cell>
          <table:table-cell table:formula="of:=CONCATENATE([.A766];&quot;-&quot;;[.B766])" office:value-type="string" office:string-value="65-448" calcext:value-type="string">
            <text:p>65-44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15</text:p>
          </table:table-cell>
          <table:table-cell office:value-type="float" office:value="82084.1745195" calcext:value-type="float">
            <text:p>82084.17451950000</text:p>
          </table:table-cell>
          <table:table-cell office:value-type="float" office:value="1157.42868083" calcext:value-type="float">
            <text:p>1157.42868083000</text:p>
          </table:table-cell>
          <table:table-cell table:formula="of:=CONCATENATE([.A767];&quot;-&quot;;[.B767])" office:value-type="string" office:string-value="65-015" calcext:value-type="string">
            <text:p>65-01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05</text:p>
          </table:table-cell>
          <table:table-cell office:value-type="float" office:value="131642.507723" calcext:value-type="float">
            <text:p>131642.50772300000</text:p>
          </table:table-cell>
          <table:table-cell office:value-type="float" office:value="1995.87848235" calcext:value-type="float">
            <text:p>1995.87848235000</text:p>
          </table:table-cell>
          <table:table-cell table:formula="of:=CONCATENATE([.A768];&quot;-&quot;;[.B768])" office:value-type="string" office:string-value="65-005" calcext:value-type="string">
            <text:p>65-00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18</text:p>
          </table:table-cell>
          <table:table-cell office:value-type="float" office:value="289880.602384" calcext:value-type="float">
            <text:p>289880.60238400000</text:p>
          </table:table-cell>
          <table:table-cell office:value-type="float" office:value="3759.64432207" calcext:value-type="float">
            <text:p>3759.64432207000</text:p>
          </table:table-cell>
          <table:table-cell table:formula="of:=CONCATENATE([.A769];&quot;-&quot;;[.B769])" office:value-type="string" office:string-value="65-218" calcext:value-type="string">
            <text:p>65-21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22</text:p>
          </table:table-cell>
          <table:table-cell office:value-type="float" office:value="154361.384028" calcext:value-type="float">
            <text:p>154361.38402800000</text:p>
          </table:table-cell>
          <table:table-cell office:value-type="float" office:value="1599.49893431" calcext:value-type="float">
            <text:p>1599.49893431000</text:p>
          </table:table-cell>
          <table:table-cell table:formula="of:=CONCATENATE([.A770];&quot;-&quot;;[.B770])" office:value-type="string" office:string-value="65-222" calcext:value-type="string">
            <text:p>65-22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75</text:p>
          </table:table-cell>
          <table:table-cell office:value-type="float" office:value="205862.226607" calcext:value-type="float">
            <text:p>205862.22660700000</text:p>
          </table:table-cell>
          <table:table-cell office:value-type="float" office:value="2159.88877252" calcext:value-type="float">
            <text:p>2159.88877252000</text:p>
          </table:table-cell>
          <table:table-cell table:formula="of:=CONCATENATE([.A771];&quot;-&quot;;[.B771])" office:value-type="string" office:string-value="63-175" calcext:value-type="string">
            <text:p>63-17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66</text:p>
          </table:table-cell>
          <table:table-cell office:value-type="float" office:value="129865.40235" calcext:value-type="float">
            <text:p>129865.40235000000</text:p>
          </table:table-cell>
          <table:table-cell office:value-type="float" office:value="1566.91452436" calcext:value-type="float">
            <text:p>1566.91452436000</text:p>
          </table:table-cell>
          <table:table-cell table:formula="of:=CONCATENATE([.A772];&quot;-&quot;;[.B772])" office:value-type="string" office:string-value="63-166" calcext:value-type="string">
            <text:p>63-16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28</text:p>
          </table:table-cell>
          <table:table-cell office:value-type="float" office:value="84557.4900575" calcext:value-type="float">
            <text:p>84557.49005750000</text:p>
          </table:table-cell>
          <table:table-cell office:value-type="float" office:value="1461.89677702" calcext:value-type="float">
            <text:p>1461.89677702000</text:p>
          </table:table-cell>
          <table:table-cell table:formula="of:=CONCATENATE([.A773];&quot;-&quot;;[.B773])" office:value-type="string" office:string-value="65-028" calcext:value-type="string">
            <text:p>65-02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14</text:p>
          </table:table-cell>
          <table:table-cell office:value-type="float" office:value="194353.764202" calcext:value-type="float">
            <text:p>194353.76420200000</text:p>
          </table:table-cell>
          <table:table-cell office:value-type="float" office:value="2432.44230455" calcext:value-type="float">
            <text:p>2432.44230455000</text:p>
          </table:table-cell>
          <table:table-cell table:formula="of:=CONCATENATE([.A774];&quot;-&quot;;[.B774])" office:value-type="string" office:string-value="65-014" calcext:value-type="string">
            <text:p>65-01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87</text:p>
          </table:table-cell>
          <table:table-cell office:value-type="float" office:value="112536.647263" calcext:value-type="float">
            <text:p>112536.64726300000</text:p>
          </table:table-cell>
          <table:table-cell office:value-type="float" office:value="1486.88321547" calcext:value-type="float">
            <text:p>1486.88321547000</text:p>
          </table:table-cell>
          <table:table-cell table:formula="of:=CONCATENATE([.A775];&quot;-&quot;;[.B775])" office:value-type="string" office:string-value="65-187" calcext:value-type="string">
            <text:p>65-187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02</text:p>
          </table:table-cell>
          <table:table-cell office:value-type="float" office:value="11499.5668025" calcext:value-type="float">
            <text:p>11499.56680250000</text:p>
          </table:table-cell>
          <table:table-cell office:value-type="float" office:value="574.038694318" calcext:value-type="float">
            <text:p>574.03869431800</text:p>
          </table:table-cell>
          <table:table-cell table:formula="of:=CONCATENATE([.A776];&quot;-&quot;;[.B776])" office:value-type="string" office:string-value="65-402" calcext:value-type="string">
            <text:p>65-40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10</text:p>
          </table:table-cell>
          <table:table-cell office:value-type="float" office:value="131683.580766" calcext:value-type="float">
            <text:p>131683.58076600000</text:p>
          </table:table-cell>
          <table:table-cell office:value-type="float" office:value="2436.1467786" calcext:value-type="float">
            <text:p>2436.14677860000</text:p>
          </table:table-cell>
          <table:table-cell table:formula="of:=CONCATENATE([.A777];&quot;-&quot;;[.B777])" office:value-type="string" office:string-value="65-010" calcext:value-type="string">
            <text:p>65-01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19</text:p>
          </table:table-cell>
          <table:table-cell office:value-type="float" office:value="118373.555599" calcext:value-type="float">
            <text:p>118373.55559900000</text:p>
          </table:table-cell>
          <table:table-cell office:value-type="float" office:value="1652.66225283" calcext:value-type="float">
            <text:p>1652.66225283000</text:p>
          </table:table-cell>
          <table:table-cell table:formula="of:=CONCATENATE([.A778];&quot;-&quot;;[.B778])" office:value-type="string" office:string-value="65-219" calcext:value-type="string">
            <text:p>65-21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25</text:p>
          </table:table-cell>
          <table:table-cell office:value-type="float" office:value="130728.677777" calcext:value-type="float">
            <text:p>130728.67777700000</text:p>
          </table:table-cell>
          <table:table-cell office:value-type="float" office:value="2069.9964853" calcext:value-type="float">
            <text:p>2069.99648530000</text:p>
          </table:table-cell>
          <table:table-cell table:formula="of:=CONCATENATE([.A779];&quot;-&quot;;[.B779])" office:value-type="string" office:string-value="65-025" calcext:value-type="string">
            <text:p>65-02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40</text:p>
          </table:table-cell>
          <table:table-cell office:value-type="float" office:value="125630.804167" calcext:value-type="float">
            <text:p>125630.80416700000</text:p>
          </table:table-cell>
          <table:table-cell office:value-type="float" office:value="2136.09609208" calcext:value-type="float">
            <text:p>2136.09609208000</text:p>
          </table:table-cell>
          <table:table-cell table:formula="of:=CONCATENATE([.A780];&quot;-&quot;;[.B780])" office:value-type="string" office:string-value="65-240" calcext:value-type="string">
            <text:p>65-24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39</text:p>
          </table:table-cell>
          <table:table-cell office:value-type="float" office:value="99453.880762" calcext:value-type="float">
            <text:p>99453.88076200000</text:p>
          </table:table-cell>
          <table:table-cell office:value-type="float" office:value="1378.37319452" calcext:value-type="float">
            <text:p>1378.37319452000</text:p>
          </table:table-cell>
          <table:table-cell table:formula="of:=CONCATENATE([.A781];&quot;-&quot;;[.B781])" office:value-type="string" office:string-value="65-239" calcext:value-type="string">
            <text:p>65-23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11</text:p>
          </table:table-cell>
          <table:table-cell office:value-type="float" office:value="117645.03434" calcext:value-type="float">
            <text:p>117645.03434000000</text:p>
          </table:table-cell>
          <table:table-cell office:value-type="float" office:value="1466.25052328" calcext:value-type="float">
            <text:p>1466.25052328000</text:p>
          </table:table-cell>
          <table:table-cell table:formula="of:=CONCATENATE([.A782];&quot;-&quot;;[.B782])" office:value-type="string" office:string-value="65-011" calcext:value-type="string">
            <text:p>65-01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27</text:p>
          </table:table-cell>
          <table:table-cell office:value-type="float" office:value="62283.381809" calcext:value-type="float">
            <text:p>62283.38180900000</text:p>
          </table:table-cell>
          <table:table-cell office:value-type="float" office:value="1170.044627" calcext:value-type="float">
            <text:p>1170.04462700000</text:p>
          </table:table-cell>
          <table:table-cell table:formula="of:=CONCATENATE([.A783];&quot;-&quot;;[.B783])" office:value-type="string" office:string-value="65-027" calcext:value-type="string">
            <text:p>65-02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68</text:p>
          </table:table-cell>
          <table:table-cell office:value-type="float" office:value="162614.794993" calcext:value-type="float">
            <text:p>162614.79499300000</text:p>
          </table:table-cell>
          <table:table-cell office:value-type="float" office:value="1952.02390338" calcext:value-type="float">
            <text:p>1952.02390338000</text:p>
          </table:table-cell>
          <table:table-cell table:formula="of:=CONCATENATE([.A784];&quot;-&quot;;[.B784])" office:value-type="string" office:string-value="66-168" calcext:value-type="string">
            <text:p>66-16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52</text:p>
          </table:table-cell>
          <table:table-cell office:value-type="float" office:value="307967.409605" calcext:value-type="float">
            <text:p>307967.40960500000</text:p>
          </table:table-cell>
          <table:table-cell office:value-type="float" office:value="2647.96491711" calcext:value-type="float">
            <text:p>2647.96491711000</text:p>
          </table:table-cell>
          <table:table-cell table:formula="of:=CONCATENATE([.A785];&quot;-&quot;;[.B785])" office:value-type="string" office:string-value="65-152" calcext:value-type="string">
            <text:p>65-15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00</text:p>
          </table:table-cell>
          <table:table-cell office:value-type="float" office:value="21267.179177" calcext:value-type="float">
            <text:p>21267.17917700000</text:p>
          </table:table-cell>
          <table:table-cell office:value-type="float" office:value="621.074092953" calcext:value-type="float">
            <text:p>621.07409295300</text:p>
          </table:table-cell>
          <table:table-cell table:formula="of:=CONCATENATE([.A786];&quot;-&quot;;[.B786])" office:value-type="string" office:string-value="65-400" calcext:value-type="string">
            <text:p>65-40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20</text:p>
          </table:table-cell>
          <table:table-cell office:value-type="float" office:value="241321.203232" calcext:value-type="float">
            <text:p>241321.20323200000</text:p>
          </table:table-cell>
          <table:table-cell office:value-type="float" office:value="2679.26982975" calcext:value-type="float">
            <text:p>2679.26982975000</text:p>
          </table:table-cell>
          <table:table-cell table:formula="of:=CONCATENATE([.A787];&quot;-&quot;;[.B787])" office:value-type="string" office:string-value="65-220" calcext:value-type="string">
            <text:p>65-22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06</text:p>
          </table:table-cell>
          <table:table-cell office:value-type="float" office:value="205491.073805" calcext:value-type="float">
            <text:p>205491.07380500000</text:p>
          </table:table-cell>
          <table:table-cell office:value-type="float" office:value="2393.66882308" calcext:value-type="float">
            <text:p>2393.66882308000</text:p>
          </table:table-cell>
          <table:table-cell table:formula="of:=CONCATENATE([.A788];&quot;-&quot;;[.B788])" office:value-type="string" office:string-value="65-006" calcext:value-type="string">
            <text:p>65-00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16</text:p>
          </table:table-cell>
          <table:table-cell office:value-type="float" office:value="57399.6957775" calcext:value-type="float">
            <text:p>57399.69577750000</text:p>
          </table:table-cell>
          <table:table-cell office:value-type="float" office:value="1130.07775999" calcext:value-type="float">
            <text:p>1130.07775999000</text:p>
          </table:table-cell>
          <table:table-cell table:formula="of:=CONCATENATE([.A789];&quot;-&quot;;[.B789])" office:value-type="string" office:string-value="65-016" calcext:value-type="string">
            <text:p>65-01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04</text:p>
          </table:table-cell>
          <table:table-cell office:value-type="float" office:value="153638.499511" calcext:value-type="float">
            <text:p>153638.49951100000</text:p>
          </table:table-cell>
          <table:table-cell office:value-type="float" office:value="1570.26509917" calcext:value-type="float">
            <text:p>1570.26509917000</text:p>
          </table:table-cell>
          <table:table-cell table:formula="of:=CONCATENATE([.A790];&quot;-&quot;;[.B790])" office:value-type="string" office:string-value="65-004" calcext:value-type="string">
            <text:p>65-00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78</text:p>
          </table:table-cell>
          <table:table-cell office:value-type="float" office:value="13231.7159445" calcext:value-type="float">
            <text:p>13231.71594450000</text:p>
          </table:table-cell>
          <table:table-cell office:value-type="float" office:value="508.027208442" calcext:value-type="float">
            <text:p>508.02720844200</text:p>
          </table:table-cell>
          <table:table-cell table:formula="of:=CONCATENATE([.A791];&quot;-&quot;;[.B791])" office:value-type="string" office:string-value="66-478" calcext:value-type="string">
            <text:p>66-47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59</text:p>
          </table:table-cell>
          <table:table-cell office:value-type="float" office:value="112704.401102" calcext:value-type="float">
            <text:p>112704.40110200000</text:p>
          </table:table-cell>
          <table:table-cell office:value-type="float" office:value="1420.15039335" calcext:value-type="float">
            <text:p>1420.15039335000</text:p>
          </table:table-cell>
          <table:table-cell table:formula="of:=CONCATENATE([.A792];&quot;-&quot;;[.B792])" office:value-type="string" office:string-value="66-059" calcext:value-type="string">
            <text:p>66-05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38</text:p>
          </table:table-cell>
          <table:table-cell office:value-type="float" office:value="51234.1807705" calcext:value-type="float">
            <text:p>51234.18077050000</text:p>
          </table:table-cell>
          <table:table-cell office:value-type="float" office:value="1171.20670971" calcext:value-type="float">
            <text:p>1171.20670971000</text:p>
          </table:table-cell>
          <table:table-cell table:formula="of:=CONCATENATE([.A793];&quot;-&quot;;[.B793])" office:value-type="string" office:string-value="66-138" calcext:value-type="string">
            <text:p>66-13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17</text:p>
          </table:table-cell>
          <table:table-cell office:value-type="float" office:value="759780.049677" calcext:value-type="float">
            <text:p>759780.04967700000</text:p>
          </table:table-cell>
          <table:table-cell office:value-type="float" office:value="5343.06519666" calcext:value-type="float">
            <text:p>5343.06519666000</text:p>
          </table:table-cell>
          <table:table-cell table:formula="of:=CONCATENATE([.A794];&quot;-&quot;;[.B794])" office:value-type="string" office:string-value="65-217" calcext:value-type="string">
            <text:p>65-21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51</text:p>
          </table:table-cell>
          <table:table-cell office:value-type="float" office:value="17844726.6135" calcext:value-type="float">
            <text:p>17844726.61350000000</text:p>
          </table:table-cell>
          <table:table-cell office:value-type="float" office:value="21377.8174049" calcext:value-type="float">
            <text:p>21377.81740490000</text:p>
          </table:table-cell>
          <table:table-cell table:formula="of:=CONCATENATE([.A795];&quot;-&quot;;[.B795])" office:value-type="string" office:string-value="13-251" calcext:value-type="string">
            <text:p>13-25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37</text:p>
          </table:table-cell>
          <table:table-cell office:value-type="float" office:value="287310.8696" calcext:value-type="float">
            <text:p>287310.86960000000</text:p>
          </table:table-cell>
          <table:table-cell office:value-type="float" office:value="2556.85207075" calcext:value-type="float">
            <text:p>2556.85207075000</text:p>
          </table:table-cell>
          <table:table-cell table:formula="of:=CONCATENATE([.A796];&quot;-&quot;;[.B796])" office:value-type="string" office:string-value="65-237" calcext:value-type="string">
            <text:p>65-23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30</text:p>
          </table:table-cell>
          <table:table-cell office:value-type="float" office:value="101351.101915" calcext:value-type="float">
            <text:p>101351.10191500000</text:p>
          </table:table-cell>
          <table:table-cell office:value-type="float" office:value="2080.75555408" calcext:value-type="float">
            <text:p>2080.75555408000</text:p>
          </table:table-cell>
          <table:table-cell table:formula="of:=CONCATENATE([.A797];&quot;-&quot;;[.B797])" office:value-type="string" office:string-value="63-130" calcext:value-type="string">
            <text:p>63-13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44</text:p>
          </table:table-cell>
          <table:table-cell office:value-type="float" office:value="80017.732822" calcext:value-type="float">
            <text:p>80017.73282200000</text:p>
          </table:table-cell>
          <table:table-cell office:value-type="float" office:value="1214.01897133" calcext:value-type="float">
            <text:p>1214.01897133000</text:p>
          </table:table-cell>
          <table:table-cell table:formula="of:=CONCATENATE([.A798];&quot;-&quot;;[.B798])" office:value-type="string" office:string-value="64-144" calcext:value-type="string">
            <text:p>64-14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26</text:p>
          </table:table-cell>
          <table:table-cell office:value-type="float" office:value="95438.9523605" calcext:value-type="float">
            <text:p>95438.95236050000</text:p>
          </table:table-cell>
          <table:table-cell office:value-type="float" office:value="2429.3744461" calcext:value-type="float">
            <text:p>2429.37444610000</text:p>
          </table:table-cell>
          <table:table-cell table:formula="of:=CONCATENATE([.A799];&quot;-&quot;;[.B799])" office:value-type="string" office:string-value="64-126" calcext:value-type="string">
            <text:p>64-126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64</text:p>
          </table:table-cell>
          <table:table-cell office:value-type="float" office:value="30816118.8452" calcext:value-type="float">
            <text:p>30816118.84520000000</text:p>
          </table:table-cell>
          <table:table-cell office:value-type="float" office:value="23843.094789" calcext:value-type="float">
            <text:p>23843.09478900000</text:p>
          </table:table-cell>
          <table:table-cell table:formula="of:=CONCATENATE([.A800];&quot;-&quot;;[.B800])" office:value-type="string" office:string-value="52-164" calcext:value-type="string">
            <text:p>52-16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38</text:p>
          </table:table-cell>
          <table:table-cell office:value-type="float" office:value="575736.297141" calcext:value-type="float">
            <text:p>575736.29714100000</text:p>
          </table:table-cell>
          <table:table-cell office:value-type="float" office:value="3636.30580193" calcext:value-type="float">
            <text:p>3636.30580193000</text:p>
          </table:table-cell>
          <table:table-cell table:formula="of:=CONCATENATE([.A801];&quot;-&quot;;[.B801])" office:value-type="string" office:string-value="65-238" calcext:value-type="string">
            <text:p>65-23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98</text:p>
          </table:table-cell>
          <table:table-cell office:value-type="float" office:value="264009.400918" calcext:value-type="float">
            <text:p>264009.40091800000</text:p>
          </table:table-cell>
          <table:table-cell office:value-type="float" office:value="2111.8422771" calcext:value-type="float">
            <text:p>2111.84227710000</text:p>
          </table:table-cell>
          <table:table-cell table:formula="of:=CONCATENATE([.A802];&quot;-&quot;;[.B802])" office:value-type="string" office:string-value="64-198" calcext:value-type="string">
            <text:p>64-19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32</text:p>
          </table:table-cell>
          <table:table-cell office:value-type="float" office:value="563631.890783" calcext:value-type="float">
            <text:p>563631.89078300000</text:p>
          </table:table-cell>
          <table:table-cell office:value-type="float" office:value="3449.15204481" calcext:value-type="float">
            <text:p>3449.15204481000</text:p>
          </table:table-cell>
          <table:table-cell table:formula="of:=CONCATENATE([.A803];&quot;-&quot;;[.B803])" office:value-type="string" office:string-value="63-132" calcext:value-type="string">
            <text:p>63-13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50</text:p>
          </table:table-cell>
          <table:table-cell office:value-type="float" office:value="928595.901828" calcext:value-type="float">
            <text:p>928595.90182800000</text:p>
          </table:table-cell>
          <table:table-cell office:value-type="float" office:value="5393.40156609" calcext:value-type="float">
            <text:p>5393.40156609000</text:p>
          </table:table-cell>
          <table:table-cell table:formula="of:=CONCATENATE([.A804];&quot;-&quot;;[.B804])" office:value-type="string" office:string-value="63-150" calcext:value-type="string">
            <text:p>63-15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61</text:p>
          </table:table-cell>
          <table:table-cell office:value-type="float" office:value="1766657.29236" calcext:value-type="float">
            <text:p>1766657.29236000000</text:p>
          </table:table-cell>
          <table:table-cell office:value-type="float" office:value="5555.88744311" calcext:value-type="float">
            <text:p>5555.88744311000</text:p>
          </table:table-cell>
          <table:table-cell table:formula="of:=CONCATENATE([.A805];&quot;-&quot;;[.B805])" office:value-type="string" office:string-value="63-161" calcext:value-type="string">
            <text:p>63-16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200</text:p>
          </table:table-cell>
          <table:table-cell office:value-type="float" office:value="4302579.64853" calcext:value-type="float">
            <text:p>4302579.64853000000</text:p>
          </table:table-cell>
          <table:table-cell office:value-type="float" office:value="13465.8180912" calcext:value-type="float">
            <text:p>13465.81809120000</text:p>
          </table:table-cell>
          <table:table-cell table:formula="of:=CONCATENATE([.A806];&quot;-&quot;;[.B806])" office:value-type="string" office:string-value="64-200" calcext:value-type="string">
            <text:p>64-20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201</text:p>
          </table:table-cell>
          <table:table-cell office:value-type="float" office:value="7573788.35864" calcext:value-type="float">
            <text:p>7573788.35864000000</text:p>
          </table:table-cell>
          <table:table-cell office:value-type="float" office:value="14301.20219" calcext:value-type="float">
            <text:p>14301.20219000000</text:p>
          </table:table-cell>
          <table:table-cell table:formula="of:=CONCATENATE([.A807];&quot;-&quot;;[.B807])" office:value-type="string" office:string-value="64-201" calcext:value-type="string">
            <text:p>64-20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202</text:p>
          </table:table-cell>
          <table:table-cell office:value-type="float" office:value="4149839.85893" calcext:value-type="float">
            <text:p>4149839.85893000000</text:p>
          </table:table-cell>
          <table:table-cell office:value-type="float" office:value="10568.0021795" calcext:value-type="float">
            <text:p>10568.00217950000</text:p>
          </table:table-cell>
          <table:table-cell table:formula="of:=CONCATENATE([.A808];&quot;-&quot;;[.B808])" office:value-type="string" office:string-value="64-202" calcext:value-type="string">
            <text:p>64-20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61</text:p>
          </table:table-cell>
          <table:table-cell office:value-type="float" office:value="15264458.2615" calcext:value-type="float">
            <text:p>15264458.26150000000</text:p>
          </table:table-cell>
          <table:table-cell office:value-type="float" office:value="18163.7353209" calcext:value-type="float">
            <text:p>18163.73532090000</text:p>
          </table:table-cell>
          <table:table-cell table:formula="of:=CONCATENATE([.A809];&quot;-&quot;;[.B809])" office:value-type="string" office:string-value="13-261" calcext:value-type="string">
            <text:p>13-26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55</text:p>
          </table:table-cell>
          <table:table-cell office:value-type="float" office:value="14697147.4938" calcext:value-type="float">
            <text:p>14697147.49380000000</text:p>
          </table:table-cell>
          <table:table-cell office:value-type="float" office:value="18164.0980126" calcext:value-type="float">
            <text:p>18164.09801260000</text:p>
          </table:table-cell>
          <table:table-cell table:formula="of:=CONCATENATE([.A810];&quot;-&quot;;[.B810])" office:value-type="string" office:string-value="13-255" calcext:value-type="string">
            <text:p>13-25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34</text:p>
          </table:table-cell>
          <table:table-cell office:value-type="float" office:value="177127.487171" calcext:value-type="float">
            <text:p>177127.48717100000</text:p>
          </table:table-cell>
          <table:table-cell office:value-type="float" office:value="2038.74994721" calcext:value-type="float">
            <text:p>2038.74994721000</text:p>
          </table:table-cell>
          <table:table-cell table:formula="of:=CONCATENATE([.A811];&quot;-&quot;;[.B811])" office:value-type="string" office:string-value="64-134" calcext:value-type="string">
            <text:p>64-13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50</text:p>
          </table:table-cell>
          <table:table-cell office:value-type="float" office:value="85618.3288445" calcext:value-type="float">
            <text:p>85618.32884450000</text:p>
          </table:table-cell>
          <table:table-cell office:value-type="float" office:value="1380.13935259" calcext:value-type="float">
            <text:p>1380.13935259000</text:p>
          </table:table-cell>
          <table:table-cell table:formula="of:=CONCATENATE([.A812];&quot;-&quot;;[.B812])" office:value-type="string" office:string-value="64-150" calcext:value-type="string">
            <text:p>64-15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36</text:p>
          </table:table-cell>
          <table:table-cell office:value-type="float" office:value="404447.646976" calcext:value-type="float">
            <text:p>404447.64697600000</text:p>
          </table:table-cell>
          <table:table-cell office:value-type="float" office:value="3278.92469443" calcext:value-type="float">
            <text:p>3278.92469443000</text:p>
          </table:table-cell>
          <table:table-cell table:formula="of:=CONCATENATE([.A813];&quot;-&quot;;[.B813])" office:value-type="string" office:string-value="64-136" calcext:value-type="string">
            <text:p>64-13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66</text:p>
          </table:table-cell>
          <table:table-cell office:value-type="float" office:value="11539.4228945" calcext:value-type="float">
            <text:p>11539.42289450000</text:p>
          </table:table-cell>
          <table:table-cell office:value-type="float" office:value="572.564400703" calcext:value-type="float">
            <text:p>572.56440070300</text:p>
          </table:table-cell>
          <table:table-cell table:formula="of:=CONCATENATE([.A814];&quot;-&quot;;[.B814])" office:value-type="string" office:string-value="64-466" calcext:value-type="string">
            <text:p>64-46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37</text:p>
          </table:table-cell>
          <table:table-cell office:value-type="float" office:value="170433.736253" calcext:value-type="float">
            <text:p>170433.73625300000</text:p>
          </table:table-cell>
          <table:table-cell office:value-type="float" office:value="2123.51800372" calcext:value-type="float">
            <text:p>2123.51800372000</text:p>
          </table:table-cell>
          <table:table-cell table:formula="of:=CONCATENATE([.A815];&quot;-&quot;;[.B815])" office:value-type="string" office:string-value="64-137" calcext:value-type="string">
            <text:p>64-13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48</text:p>
          </table:table-cell>
          <table:table-cell office:value-type="float" office:value="345931.681333" calcext:value-type="float">
            <text:p>345931.68133300000</text:p>
          </table:table-cell>
          <table:table-cell office:value-type="float" office:value="3358.39184563" calcext:value-type="float">
            <text:p>3358.39184563000</text:p>
          </table:table-cell>
          <table:table-cell table:formula="of:=CONCATENATE([.A816];&quot;-&quot;;[.B816])" office:value-type="string" office:string-value="64-148" calcext:value-type="string">
            <text:p>64-14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99</text:p>
          </table:table-cell>
          <table:table-cell office:value-type="float" office:value="178164.526061" calcext:value-type="float">
            <text:p>178164.52606100000</text:p>
          </table:table-cell>
          <table:table-cell office:value-type="float" office:value="2340.10555001" calcext:value-type="float">
            <text:p>2340.10555001000</text:p>
          </table:table-cell>
          <table:table-cell table:formula="of:=CONCATENATE([.A817];&quot;-&quot;;[.B817])" office:value-type="string" office:string-value="64-099" calcext:value-type="string">
            <text:p>64-09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48</text:p>
          </table:table-cell>
          <table:table-cell office:value-type="float" office:value="115587.627785" calcext:value-type="float">
            <text:p>115587.62778500000</text:p>
          </table:table-cell>
          <table:table-cell office:value-type="float" office:value="1792.06275621" calcext:value-type="float">
            <text:p>1792.06275621000</text:p>
          </table:table-cell>
          <table:table-cell table:formula="of:=CONCATENATE([.A818];&quot;-&quot;;[.B818])" office:value-type="string" office:string-value="13-148" calcext:value-type="string">
            <text:p>13-14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36</text:p>
          </table:table-cell>
          <table:table-cell office:value-type="float" office:value="258457.141423" calcext:value-type="float">
            <text:p>258457.14142300000</text:p>
          </table:table-cell>
          <table:table-cell office:value-type="float" office:value="2886.7670532" calcext:value-type="float">
            <text:p>2886.76705320000</text:p>
          </table:table-cell>
          <table:table-cell table:formula="of:=CONCATENATE([.A819];&quot;-&quot;;[.B819])" office:value-type="string" office:string-value="13-236" calcext:value-type="string">
            <text:p>13-23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37s</text:p>
          </table:table-cell>
          <table:table-cell office:value-type="float" office:value="19934.1538745" calcext:value-type="float">
            <text:p>19934.15387450000</text:p>
          </table:table-cell>
          <table:table-cell office:value-type="float" office:value="573.057684818" calcext:value-type="float">
            <text:p>573.05768481800</text:p>
          </table:table-cell>
          <table:table-cell table:formula="of:=CONCATENATE([.A820];&quot;-&quot;;[.B820])" office:value-type="string" office:string-value="13-237s" calcext:value-type="string">
            <text:p>13-237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38s</text:p>
          </table:table-cell>
          <table:table-cell office:value-type="float" office:value="21191.93402" calcext:value-type="float">
            <text:p>21191.93402000000</text:p>
          </table:table-cell>
          <table:table-cell office:value-type="float" office:value="727.312985046" calcext:value-type="float">
            <text:p>727.31298504600</text:p>
          </table:table-cell>
          <table:table-cell table:formula="of:=CONCATENATE([.A821];&quot;-&quot;;[.B821])" office:value-type="string" office:string-value="13-238s" calcext:value-type="string">
            <text:p>13-238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35s</text:p>
          </table:table-cell>
          <table:table-cell office:value-type="float" office:value="12723.550434" calcext:value-type="float">
            <text:p>12723.55043400000</text:p>
          </table:table-cell>
          <table:table-cell office:value-type="float" office:value="531.797528887" calcext:value-type="float">
            <text:p>531.79752888700</text:p>
          </table:table-cell>
          <table:table-cell table:formula="of:=CONCATENATE([.A822];&quot;-&quot;;[.B822])" office:value-type="string" office:string-value="13-235s" calcext:value-type="string">
            <text:p>13-235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23</text:p>
          </table:table-cell>
          <table:table-cell office:value-type="float" office:value="227711.565842" calcext:value-type="float">
            <text:p>227711.56584200000</text:p>
          </table:table-cell>
          <table:table-cell office:value-type="float" office:value="2879.31981565" calcext:value-type="float">
            <text:p>2879.31981565000</text:p>
          </table:table-cell>
          <table:table-cell table:formula="of:=CONCATENATE([.A823];&quot;-&quot;;[.B823])" office:value-type="string" office:string-value="13-223" calcext:value-type="string">
            <text:p>13-22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61</text:p>
          </table:table-cell>
          <table:table-cell office:value-type="float" office:value="32610244.0315" calcext:value-type="float">
            <text:p>32610244.03150000000</text:p>
          </table:table-cell>
          <table:table-cell office:value-type="float" office:value="31179.7908969" calcext:value-type="float">
            <text:p>31179.79089690000</text:p>
          </table:table-cell>
          <table:table-cell table:formula="of:=CONCATENATE([.A824];&quot;-&quot;;[.B824])" office:value-type="string" office:string-value="13-161" calcext:value-type="string">
            <text:p>13-16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65s</text:p>
          </table:table-cell>
          <table:table-cell office:value-type="float" office:value="15958.792005" calcext:value-type="float">
            <text:p>15958.79200500000</text:p>
          </table:table-cell>
          <table:table-cell office:value-type="float" office:value="520.000874807" calcext:value-type="float">
            <text:p>520.00087480700</text:p>
          </table:table-cell>
          <table:table-cell table:formula="of:=CONCATENATE([.A825];&quot;-&quot;;[.B825])" office:value-type="string" office:string-value="13-065s" calcext:value-type="string">
            <text:p>13-065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66</text:p>
          </table:table-cell>
          <table:table-cell office:value-type="float" office:value="25715078.0058" calcext:value-type="float">
            <text:p>25715078.00580000000</text:p>
          </table:table-cell>
          <table:table-cell office:value-type="float" office:value="27820.5351003" calcext:value-type="float">
            <text:p>27820.53510030000</text:p>
          </table:table-cell>
          <table:table-cell table:formula="of:=CONCATENATE([.A826];&quot;-&quot;;[.B826])" office:value-type="string" office:string-value="13-066" calcext:value-type="string">
            <text:p>13-06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44s</text:p>
          </table:table-cell>
          <table:table-cell office:value-type="float" office:value="12023.11153" calcext:value-type="float">
            <text:p>12023.11153000000</text:p>
          </table:table-cell>
          <table:table-cell office:value-type="float" office:value="498.549878072" calcext:value-type="float">
            <text:p>498.54987807200</text:p>
          </table:table-cell>
          <table:table-cell table:formula="of:=CONCATENATE([.A827];&quot;-&quot;;[.B827])" office:value-type="string" office:string-value="13-044s" calcext:value-type="string">
            <text:p>13-044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40</text:p>
          </table:table-cell>
          <table:table-cell office:value-type="float" office:value="1183417.20886" calcext:value-type="float">
            <text:p>1183417.20886000000</text:p>
          </table:table-cell>
          <table:table-cell office:value-type="float" office:value="4782.88673563" calcext:value-type="float">
            <text:p>4782.88673563000</text:p>
          </table:table-cell>
          <table:table-cell table:formula="of:=CONCATENATE([.A828];&quot;-&quot;;[.B828])" office:value-type="string" office:string-value="13-240" calcext:value-type="string">
            <text:p>13-24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41s</text:p>
          </table:table-cell>
          <table:table-cell office:value-type="float" office:value="6654.596397" calcext:value-type="float">
            <text:p>6654.59639700000</text:p>
          </table:table-cell>
          <table:table-cell office:value-type="float" office:value="330.180215712" calcext:value-type="float">
            <text:p>330.18021571200</text:p>
          </table:table-cell>
          <table:table-cell table:formula="of:=CONCATENATE([.A829];&quot;-&quot;;[.B829])" office:value-type="string" office:string-value="13-241s" calcext:value-type="string">
            <text:p>13-241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28</text:p>
          </table:table-cell>
          <table:table-cell office:value-type="float" office:value="33680918.4846" calcext:value-type="float">
            <text:p>33680918.48460000000</text:p>
          </table:table-cell>
          <table:table-cell office:value-type="float" office:value="27387.0106411" calcext:value-type="float">
            <text:p>27387.01064110000</text:p>
          </table:table-cell>
          <table:table-cell table:formula="of:=CONCATENATE([.A830];&quot;-&quot;;[.B830])" office:value-type="string" office:string-value="13-228" calcext:value-type="string">
            <text:p>13-22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42s</text:p>
          </table:table-cell>
          <table:table-cell office:value-type="float" office:value="3835.2469" calcext:value-type="float">
            <text:p>3835.24690000000</text:p>
          </table:table-cell>
          <table:table-cell office:value-type="float" office:value="249.727344964" calcext:value-type="float">
            <text:p>249.72734496400</text:p>
          </table:table-cell>
          <table:table-cell table:formula="of:=CONCATENATE([.A831];&quot;-&quot;;[.B831])" office:value-type="string" office:string-value="13-242s" calcext:value-type="string">
            <text:p>13-242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24</text:p>
          </table:table-cell>
          <table:table-cell office:value-type="float" office:value="68546.1704415" calcext:value-type="float">
            <text:p>68546.17044150000</text:p>
          </table:table-cell>
          <table:table-cell office:value-type="float" office:value="1690.10220892" calcext:value-type="float">
            <text:p>1690.10220892000</text:p>
          </table:table-cell>
          <table:table-cell table:formula="of:=CONCATENATE([.A832];&quot;-&quot;;[.B832])" office:value-type="string" office:string-value="13-124" calcext:value-type="string">
            <text:p>13-12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22s</text:p>
          </table:table-cell>
          <table:table-cell office:value-type="float" office:value="6343.783655" calcext:value-type="float">
            <text:p>6343.78365500000</text:p>
          </table:table-cell>
          <table:table-cell office:value-type="float" office:value="399.950402942" calcext:value-type="float">
            <text:p>399.95040294200</text:p>
          </table:table-cell>
          <table:table-cell table:formula="of:=CONCATENATE([.A833];&quot;-&quot;;[.B833])" office:value-type="string" office:string-value="13-122s" calcext:value-type="string">
            <text:p>13-122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88s</text:p>
          </table:table-cell>
          <table:table-cell office:value-type="float" office:value="20484.773432" calcext:value-type="float">
            <text:p>20484.77343200000</text:p>
          </table:table-cell>
          <table:table-cell office:value-type="float" office:value="598.342444202" calcext:value-type="float">
            <text:p>598.34244420200</text:p>
          </table:table-cell>
          <table:table-cell table:formula="of:=CONCATENATE([.A834];&quot;-&quot;;[.B834])" office:value-type="string" office:string-value="13-088s" calcext:value-type="string">
            <text:p>13-088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87</text:p>
          </table:table-cell>
          <table:table-cell office:value-type="float" office:value="166486.112894" calcext:value-type="float">
            <text:p>166486.11289400000</text:p>
          </table:table-cell>
          <table:table-cell office:value-type="float" office:value="2217.01419488" calcext:value-type="float">
            <text:p>2217.01419488000</text:p>
          </table:table-cell>
          <table:table-cell table:formula="of:=CONCATENATE([.A835];&quot;-&quot;;[.B835])" office:value-type="string" office:string-value="13-087" calcext:value-type="string">
            <text:p>13-08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53</text:p>
          </table:table-cell>
          <table:table-cell office:value-type="float" office:value="394533.649114" calcext:value-type="float">
            <text:p>394533.64911400000</text:p>
          </table:table-cell>
          <table:table-cell office:value-type="float" office:value="3159.22404596" calcext:value-type="float">
            <text:p>3159.22404596000</text:p>
          </table:table-cell>
          <table:table-cell table:formula="of:=CONCATENATE([.A836];&quot;-&quot;;[.B836])" office:value-type="string" office:string-value="13-153" calcext:value-type="string">
            <text:p>13-15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50s</text:p>
          </table:table-cell>
          <table:table-cell office:value-type="float" office:value="13724.776166" calcext:value-type="float">
            <text:p>13724.77616600000</text:p>
          </table:table-cell>
          <table:table-cell office:value-type="float" office:value="485.864384593" calcext:value-type="float">
            <text:p>485.86438459300</text:p>
          </table:table-cell>
          <table:table-cell table:formula="of:=CONCATENATE([.A837];&quot;-&quot;;[.B837])" office:value-type="string" office:string-value="13-150s" calcext:value-type="string">
            <text:p>13-150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70</text:p>
          </table:table-cell>
          <table:table-cell office:value-type="float" office:value="230076.188346" calcext:value-type="float">
            <text:p>230076.18834600000</text:p>
          </table:table-cell>
          <table:table-cell office:value-type="float" office:value="2824.3636918" calcext:value-type="float">
            <text:p>2824.36369180000</text:p>
          </table:table-cell>
          <table:table-cell table:formula="of:=CONCATENATE([.A838];&quot;-&quot;;[.B838])" office:value-type="string" office:string-value="13-070" calcext:value-type="string">
            <text:p>13-07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71s</text:p>
          </table:table-cell>
          <table:table-cell office:value-type="float" office:value="6615.746594" calcext:value-type="float">
            <text:p>6615.74659400000</text:p>
          </table:table-cell>
          <table:table-cell office:value-type="float" office:value="369.929476873" calcext:value-type="float">
            <text:p>369.92947687300</text:p>
          </table:table-cell>
          <table:table-cell table:formula="of:=CONCATENATE([.A839];&quot;-&quot;;[.B839])" office:value-type="string" office:string-value="13-071s" calcext:value-type="string">
            <text:p>13-071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10</text:p>
          </table:table-cell>
          <table:table-cell office:value-type="float" office:value="209075.680552" calcext:value-type="float">
            <text:p>209075.68055200000</text:p>
          </table:table-cell>
          <table:table-cell office:value-type="float" office:value="2877.05068457" calcext:value-type="float">
            <text:p>2877.05068457000</text:p>
          </table:table-cell>
          <table:table-cell table:formula="of:=CONCATENATE([.A840];&quot;-&quot;;[.B840])" office:value-type="string" office:string-value="13-110" calcext:value-type="string">
            <text:p>13-11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84s</text:p>
          </table:table-cell>
          <table:table-cell office:value-type="float" office:value="9143.280285" calcext:value-type="float">
            <text:p>9143.28028500000</text:p>
          </table:table-cell>
          <table:table-cell office:value-type="float" office:value="400.339187618" calcext:value-type="float">
            <text:p>400.33918761800</text:p>
          </table:table-cell>
          <table:table-cell table:formula="of:=CONCATENATE([.A841];&quot;-&quot;;[.B841])" office:value-type="string" office:string-value="13-084s" calcext:value-type="string">
            <text:p>13-084s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33</text:p>
          </table:table-cell>
          <table:table-cell office:value-type="float" office:value="82374.083921" calcext:value-type="float">
            <text:p>82374.08392100000</text:p>
          </table:table-cell>
          <table:table-cell office:value-type="float" office:value="1162.51727551" calcext:value-type="float">
            <text:p>1162.51727551000</text:p>
          </table:table-cell>
          <table:table-cell table:formula="of:=CONCATENATE([.A842];&quot;-&quot;;[.B842])" office:value-type="string" office:string-value="62-133" calcext:value-type="string">
            <text:p>62-13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23</text:p>
          </table:table-cell>
          <table:table-cell office:value-type="float" office:value="235234.982219" calcext:value-type="float">
            <text:p>235234.98221900000</text:p>
          </table:table-cell>
          <table:table-cell office:value-type="float" office:value="2282.3443957" calcext:value-type="float">
            <text:p>2282.34439570000</text:p>
          </table:table-cell>
          <table:table-cell table:formula="of:=CONCATENATE([.A843];&quot;-&quot;;[.B843])" office:value-type="string" office:string-value="66-123" calcext:value-type="string">
            <text:p>66-12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99</text:p>
          </table:table-cell>
          <table:table-cell office:value-type="float" office:value="238863.650337" calcext:value-type="float">
            <text:p>238863.65033700000</text:p>
          </table:table-cell>
          <table:table-cell office:value-type="float" office:value="3050.35050384" calcext:value-type="float">
            <text:p>3050.35050384000</text:p>
          </table:table-cell>
          <table:table-cell table:formula="of:=CONCATENATE([.A844];&quot;-&quot;;[.B844])" office:value-type="string" office:string-value="66-099" calcext:value-type="string">
            <text:p>66-09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83</text:p>
          </table:table-cell>
          <table:table-cell office:value-type="float" office:value="108461.527239" calcext:value-type="float">
            <text:p>108461.52723900000</text:p>
          </table:table-cell>
          <table:table-cell office:value-type="float" office:value="1517.39030755" calcext:value-type="float">
            <text:p>1517.39030755000</text:p>
          </table:table-cell>
          <table:table-cell table:formula="of:=CONCATENATE([.A845];&quot;-&quot;;[.B845])" office:value-type="string" office:string-value="62-083" calcext:value-type="string">
            <text:p>62-08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05</text:p>
          </table:table-cell>
          <table:table-cell office:value-type="float" office:value="74724.5210895" calcext:value-type="float">
            <text:p>74724.52108950000</text:p>
          </table:table-cell>
          <table:table-cell office:value-type="float" office:value="1505.06646517" calcext:value-type="float">
            <text:p>1505.06646517000</text:p>
          </table:table-cell>
          <table:table-cell table:formula="of:=CONCATENATE([.A846];&quot;-&quot;;[.B846])" office:value-type="string" office:string-value="62-105" calcext:value-type="string">
            <text:p>62-10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61</text:p>
          </table:table-cell>
          <table:table-cell office:value-type="float" office:value="27895.2780375" calcext:value-type="float">
            <text:p>27895.27803750000</text:p>
          </table:table-cell>
          <table:table-cell office:value-type="float" office:value="729.421435205" calcext:value-type="float">
            <text:p>729.42143520500</text:p>
          </table:table-cell>
          <table:table-cell table:formula="of:=CONCATENATE([.A847];&quot;-&quot;;[.B847])" office:value-type="string" office:string-value="62-061" calcext:value-type="string">
            <text:p>62-06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78</text:p>
          </table:table-cell>
          <table:table-cell office:value-type="float" office:value="64169.3276685" calcext:value-type="float">
            <text:p>64169.32766850000</text:p>
          </table:table-cell>
          <table:table-cell office:value-type="float" office:value="1021.44073334" calcext:value-type="float">
            <text:p>1021.44073334000</text:p>
          </table:table-cell>
          <table:table-cell table:formula="of:=CONCATENATE([.A848];&quot;-&quot;;[.B848])" office:value-type="string" office:string-value="62-078" calcext:value-type="string">
            <text:p>62-07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47</text:p>
          </table:table-cell>
          <table:table-cell office:value-type="float" office:value="102992.643492" calcext:value-type="float">
            <text:p>102992.64349200000</text:p>
          </table:table-cell>
          <table:table-cell office:value-type="float" office:value="1423.71980765" calcext:value-type="float">
            <text:p>1423.71980765000</text:p>
          </table:table-cell>
          <table:table-cell table:formula="of:=CONCATENATE([.A849];&quot;-&quot;;[.B849])" office:value-type="string" office:string-value="62-247" calcext:value-type="string">
            <text:p>62-24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53</text:p>
          </table:table-cell>
          <table:table-cell office:value-type="float" office:value="10938.069808" calcext:value-type="float">
            <text:p>10938.06980800000</text:p>
          </table:table-cell>
          <table:table-cell office:value-type="float" office:value="456.978458429" calcext:value-type="float">
            <text:p>456.97845842900</text:p>
          </table:table-cell>
          <table:table-cell table:formula="of:=CONCATENATE([.A850];&quot;-&quot;;[.B850])" office:value-type="string" office:string-value="66-453" calcext:value-type="string">
            <text:p>66-45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75</text:p>
          </table:table-cell>
          <table:table-cell office:value-type="float" office:value="327334.330781" calcext:value-type="float">
            <text:p>327334.33078100000</text:p>
          </table:table-cell>
          <table:table-cell office:value-type="float" office:value="3224.12268541" calcext:value-type="float">
            <text:p>3224.12268541000</text:p>
          </table:table-cell>
          <table:table-cell table:formula="of:=CONCATENATE([.A851];&quot;-&quot;;[.B851])" office:value-type="string" office:string-value="66-175" calcext:value-type="string">
            <text:p>66-17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41</text:p>
          </table:table-cell>
          <table:table-cell office:value-type="float" office:value="8646.7710585" calcext:value-type="float">
            <text:p>8646.77105850000</text:p>
          </table:table-cell>
          <table:table-cell office:value-type="float" office:value="394.74846389" calcext:value-type="float">
            <text:p>394.74846389000</text:p>
          </table:table-cell>
          <table:table-cell table:formula="of:=CONCATENATE([.A852];&quot;-&quot;;[.B852])" office:value-type="string" office:string-value="66-441" calcext:value-type="string">
            <text:p>66-44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44</text:p>
          </table:table-cell>
          <table:table-cell office:value-type="float" office:value="12780.8015095" calcext:value-type="float">
            <text:p>12780.80150950000</text:p>
          </table:table-cell>
          <table:table-cell office:value-type="float" office:value="475.357188772" calcext:value-type="float">
            <text:p>475.35718877200</text:p>
          </table:table-cell>
          <table:table-cell table:formula="of:=CONCATENATE([.A853];&quot;-&quot;;[.B853])" office:value-type="string" office:string-value="66-444" calcext:value-type="string">
            <text:p>66-44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00</text:p>
          </table:table-cell>
          <table:table-cell office:value-type="float" office:value="1008976.89536" calcext:value-type="float">
            <text:p>1008976.89536000000</text:p>
          </table:table-cell>
          <table:table-cell office:value-type="float" office:value="5531.16653302" calcext:value-type="float">
            <text:p>5531.16653302000</text:p>
          </table:table-cell>
          <table:table-cell table:formula="of:=CONCATENATE([.A854];&quot;-&quot;;[.B854])" office:value-type="string" office:string-value="52-200" calcext:value-type="string">
            <text:p>52-20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84</text:p>
          </table:table-cell>
          <table:table-cell office:value-type="float" office:value="25912.557535" calcext:value-type="float">
            <text:p>25912.55753500000</text:p>
          </table:table-cell>
          <table:table-cell office:value-type="float" office:value="941.489526976" calcext:value-type="float">
            <text:p>941.48952697600</text:p>
          </table:table-cell>
          <table:table-cell table:formula="of:=CONCATENATE([.A855];&quot;-&quot;;[.B855])" office:value-type="string" office:string-value="62-084" calcext:value-type="string">
            <text:p>62-08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28</text:p>
          </table:table-cell>
          <table:table-cell office:value-type="float" office:value="281919.56785" calcext:value-type="float">
            <text:p>281919.56785000000</text:p>
          </table:table-cell>
          <table:table-cell office:value-type="float" office:value="3145.6433413" calcext:value-type="float">
            <text:p>3145.64334130000</text:p>
          </table:table-cell>
          <table:table-cell table:formula="of:=CONCATENATE([.A856];&quot;-&quot;;[.B856])" office:value-type="string" office:string-value="62-228" calcext:value-type="string">
            <text:p>62-22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050s</text:p>
          </table:table-cell>
          <table:table-cell office:value-type="float" office:value="1055.97521" calcext:value-type="float">
            <text:p>1055.97521000000</text:p>
          </table:table-cell>
          <table:table-cell office:value-type="float" office:value="145.143756407" calcext:value-type="float">
            <text:p>145.14375640700</text:p>
          </table:table-cell>
          <table:table-cell table:formula="of:=CONCATENATE([.A857];&quot;-&quot;;[.B857])" office:value-type="string" office:string-value="62-050s" calcext:value-type="string">
            <text:p>62-050s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30</text:p>
          </table:table-cell>
          <table:table-cell office:value-type="float" office:value="64809.5855975" calcext:value-type="float">
            <text:p>64809.58559750000</text:p>
          </table:table-cell>
          <table:table-cell office:value-type="float" office:value="1335.45587652" calcext:value-type="float">
            <text:p>1335.45587652000</text:p>
          </table:table-cell>
          <table:table-cell table:formula="of:=CONCATENATE([.A858];&quot;-&quot;;[.B858])" office:value-type="string" office:string-value="62-130" calcext:value-type="string">
            <text:p>62-13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85</text:p>
          </table:table-cell>
          <table:table-cell office:value-type="float" office:value="384099.628497" calcext:value-type="float">
            <text:p>384099.62849700000</text:p>
          </table:table-cell>
          <table:table-cell office:value-type="float" office:value="5438.70871563" calcext:value-type="float">
            <text:p>5438.70871563000</text:p>
          </table:table-cell>
          <table:table-cell table:formula="of:=CONCATENATE([.A859];&quot;-&quot;;[.B859])" office:value-type="string" office:string-value="62-085" calcext:value-type="string">
            <text:p>62-08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149s</text:p>
          </table:table-cell>
          <table:table-cell office:value-type="float" office:value="16725.70152" calcext:value-type="float">
            <text:p>16725.70152000000</text:p>
          </table:table-cell>
          <table:table-cell office:value-type="float" office:value="621.084450178" calcext:value-type="float">
            <text:p>621.08445017800</text:p>
          </table:table-cell>
          <table:table-cell table:formula="of:=CONCATENATE([.A860];&quot;-&quot;;[.B860])" office:value-type="string" office:string-value="62-149s" calcext:value-type="string">
            <text:p>62-149s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118s</text:p>
          </table:table-cell>
          <table:table-cell office:value-type="float" office:value="13366.099319" calcext:value-type="float">
            <text:p>13366.09931900000</text:p>
          </table:table-cell>
          <table:table-cell office:value-type="float" office:value="471.874424488" calcext:value-type="float">
            <text:p>471.87442448800</text:p>
          </table:table-cell>
          <table:table-cell table:formula="of:=CONCATENATE([.A861];&quot;-&quot;;[.B861])" office:value-type="string" office:string-value="66-118s" calcext:value-type="string">
            <text:p>66-118s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83</text:p>
          </table:table-cell>
          <table:table-cell office:value-type="float" office:value="47766.1802545" calcext:value-type="float">
            <text:p>47766.18025450000</text:p>
          </table:table-cell>
          <table:table-cell office:value-type="float" office:value="1304.62057018" calcext:value-type="float">
            <text:p>1304.62057018000</text:p>
          </table:table-cell>
          <table:table-cell table:formula="of:=CONCATENATE([.A862];&quot;-&quot;;[.B862])" office:value-type="string" office:string-value="66-183" calcext:value-type="string">
            <text:p>66-18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148s</text:p>
          </table:table-cell>
          <table:table-cell office:value-type="float" office:value="11080.542489" calcext:value-type="float">
            <text:p>11080.54248900000</text:p>
          </table:table-cell>
          <table:table-cell office:value-type="float" office:value="452.544715089" calcext:value-type="float">
            <text:p>452.54471508900</text:p>
          </table:table-cell>
          <table:table-cell table:formula="of:=CONCATENATE([.A863];&quot;-&quot;;[.B863])" office:value-type="string" office:string-value="66-148s" calcext:value-type="string">
            <text:p>66-148s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66</text:p>
          </table:table-cell>
          <table:table-cell office:value-type="float" office:value="144745.843011" calcext:value-type="float">
            <text:p>144745.84301100000</text:p>
          </table:table-cell>
          <table:table-cell office:value-type="float" office:value="2877.43585071" calcext:value-type="float">
            <text:p>2877.43585071000</text:p>
          </table:table-cell>
          <table:table-cell table:formula="of:=CONCATENATE([.A864];&quot;-&quot;;[.B864])" office:value-type="string" office:string-value="66-066" calcext:value-type="string">
            <text:p>66-06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06</text:p>
          </table:table-cell>
          <table:table-cell office:value-type="float" office:value="16982.475479" calcext:value-type="float">
            <text:p>16982.47547900000</text:p>
          </table:table-cell>
          <table:table-cell office:value-type="float" office:value="631.370189819" calcext:value-type="float">
            <text:p>631.37018981900</text:p>
          </table:table-cell>
          <table:table-cell table:formula="of:=CONCATENATE([.A865];&quot;-&quot;;[.B865])" office:value-type="string" office:string-value="66-406" calcext:value-type="string">
            <text:p>66-40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69</text:p>
          </table:table-cell>
          <table:table-cell office:value-type="float" office:value="238129.336053" calcext:value-type="float">
            <text:p>238129.33605300000</text:p>
          </table:table-cell>
          <table:table-cell office:value-type="float" office:value="2847.22936344" calcext:value-type="float">
            <text:p>2847.22936344000</text:p>
          </table:table-cell>
          <table:table-cell table:formula="of:=CONCATENATE([.A866];&quot;-&quot;;[.B866])" office:value-type="string" office:string-value="66-169" calcext:value-type="string">
            <text:p>66-16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14</text:p>
          </table:table-cell>
          <table:table-cell office:value-type="float" office:value="86237.5638845" calcext:value-type="float">
            <text:p>86237.56388450000</text:p>
          </table:table-cell>
          <table:table-cell office:value-type="float" office:value="1544.39376475" calcext:value-type="float">
            <text:p>1544.39376475000</text:p>
          </table:table-cell>
          <table:table-cell table:formula="of:=CONCATENATE([.A867];&quot;-&quot;;[.B867])" office:value-type="string" office:string-value="62-114" calcext:value-type="string">
            <text:p>62-11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50</text:p>
          </table:table-cell>
          <table:table-cell office:value-type="float" office:value="63964.2965735" calcext:value-type="float">
            <text:p>63964.29657350000</text:p>
          </table:table-cell>
          <table:table-cell office:value-type="float" office:value="1480.20193707" calcext:value-type="float">
            <text:p>1480.20193707000</text:p>
          </table:table-cell>
          <table:table-cell table:formula="of:=CONCATENATE([.A868];&quot;-&quot;;[.B868])" office:value-type="string" office:string-value="62-250" calcext:value-type="string">
            <text:p>62-25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51</text:p>
          </table:table-cell>
          <table:table-cell office:value-type="float" office:value="106671.834143" calcext:value-type="float">
            <text:p>106671.83414300000</text:p>
          </table:table-cell>
          <table:table-cell office:value-type="float" office:value="1682.88656162" calcext:value-type="float">
            <text:p>1682.88656162000</text:p>
          </table:table-cell>
          <table:table-cell table:formula="of:=CONCATENATE([.A869];&quot;-&quot;;[.B869])" office:value-type="string" office:string-value="52-151" calcext:value-type="string">
            <text:p>52-15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59</text:p>
          </table:table-cell>
          <table:table-cell office:value-type="float" office:value="45935.5881725" calcext:value-type="float">
            <text:p>45935.58817250000</text:p>
          </table:table-cell>
          <table:table-cell office:value-type="float" office:value="865.94075719" calcext:value-type="float">
            <text:p>865.94075719000</text:p>
          </table:table-cell>
          <table:table-cell table:formula="of:=CONCATENATE([.A870];&quot;-&quot;;[.B870])" office:value-type="string" office:string-value="62-059" calcext:value-type="string">
            <text:p>62-05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92</text:p>
          </table:table-cell>
          <table:table-cell office:value-type="float" office:value="192328.38187" calcext:value-type="float">
            <text:p>192328.38187000000</text:p>
          </table:table-cell>
          <table:table-cell office:value-type="float" office:value="2083.12736578" calcext:value-type="float">
            <text:p>2083.12736578000</text:p>
          </table:table-cell>
          <table:table-cell table:formula="of:=CONCATENATE([.A871];&quot;-&quot;;[.B871])" office:value-type="string" office:string-value="66-092" calcext:value-type="string">
            <text:p>66-09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97</text:p>
          </table:table-cell>
          <table:table-cell office:value-type="float" office:value="683294.805275" calcext:value-type="float">
            <text:p>683294.80527500000</text:p>
          </table:table-cell>
          <table:table-cell office:value-type="float" office:value="3456.30849665" calcext:value-type="float">
            <text:p>3456.30849665000</text:p>
          </table:table-cell>
          <table:table-cell table:formula="of:=CONCATENATE([.A872];&quot;-&quot;;[.B872])" office:value-type="string" office:string-value="52-197" calcext:value-type="string">
            <text:p>52-19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22</text:p>
          </table:table-cell>
          <table:table-cell office:value-type="float" office:value="89472.689889" calcext:value-type="float">
            <text:p>89472.68988900000</text:p>
          </table:table-cell>
          <table:table-cell office:value-type="float" office:value="1563.40195202" calcext:value-type="float">
            <text:p>1563.40195202000</text:p>
          </table:table-cell>
          <table:table-cell table:formula="of:=CONCATENATE([.A873];&quot;-&quot;;[.B873])" office:value-type="string" office:string-value="52-122" calcext:value-type="string">
            <text:p>52-12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64</text:p>
          </table:table-cell>
          <table:table-cell office:value-type="float" office:value="198706.033006" calcext:value-type="float">
            <text:p>198706.03300600000</text:p>
          </table:table-cell>
          <table:table-cell office:value-type="float" office:value="2572.40485087" calcext:value-type="float">
            <text:p>2572.40485087000</text:p>
          </table:table-cell>
          <table:table-cell table:formula="of:=CONCATENATE([.A874];&quot;-&quot;;[.B874])" office:value-type="string" office:string-value="66-064" calcext:value-type="string">
            <text:p>66-06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88</text:p>
          </table:table-cell>
          <table:table-cell office:value-type="float" office:value="138498.550457" calcext:value-type="float">
            <text:p>138498.55045700000</text:p>
          </table:table-cell>
          <table:table-cell office:value-type="float" office:value="1986.11802353" calcext:value-type="float">
            <text:p>1986.11802353000</text:p>
          </table:table-cell>
          <table:table-cell table:formula="of:=CONCATENATE([.A875];&quot;-&quot;;[.B875])" office:value-type="string" office:string-value="62-188" calcext:value-type="string">
            <text:p>62-18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49</text:p>
          </table:table-cell>
          <table:table-cell office:value-type="float" office:value="19680.303929" calcext:value-type="float">
            <text:p>19680.30392900000</text:p>
          </table:table-cell>
          <table:table-cell office:value-type="float" office:value="574.707915121" calcext:value-type="float">
            <text:p>574.70791512100</text:p>
          </table:table-cell>
          <table:table-cell table:formula="of:=CONCATENATE([.A876];&quot;-&quot;;[.B876])" office:value-type="string" office:string-value="66-449" calcext:value-type="string">
            <text:p>66-44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91</text:p>
          </table:table-cell>
          <table:table-cell office:value-type="float" office:value="43712.5152505" calcext:value-type="float">
            <text:p>43712.51525050000</text:p>
          </table:table-cell>
          <table:table-cell office:value-type="float" office:value="1249.67630436" calcext:value-type="float">
            <text:p>1249.67630436000</text:p>
          </table:table-cell>
          <table:table-cell table:formula="of:=CONCATENATE([.A877];&quot;-&quot;;[.B877])" office:value-type="string" office:string-value="62-091" calcext:value-type="string">
            <text:p>62-09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41</text:p>
          </table:table-cell>
          <table:table-cell office:value-type="float" office:value="339961.238631" calcext:value-type="float">
            <text:p>339961.23863100000</text:p>
          </table:table-cell>
          <table:table-cell office:value-type="float" office:value="3791.12141627" calcext:value-type="float">
            <text:p>3791.12141627000</text:p>
          </table:table-cell>
          <table:table-cell table:formula="of:=CONCATENATE([.A878];&quot;-&quot;;[.B878])" office:value-type="string" office:string-value="52-041" calcext:value-type="string">
            <text:p>52-04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06</text:p>
          </table:table-cell>
          <table:table-cell office:value-type="float" office:value="117499.811255" calcext:value-type="float">
            <text:p>117499.81125500000</text:p>
          </table:table-cell>
          <table:table-cell office:value-type="float" office:value="1984.59888753" calcext:value-type="float">
            <text:p>1984.59888753000</text:p>
          </table:table-cell>
          <table:table-cell table:formula="of:=CONCATENATE([.A879];&quot;-&quot;;[.B879])" office:value-type="string" office:string-value="66-006" calcext:value-type="string">
            <text:p>66-00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74</text:p>
          </table:table-cell>
          <table:table-cell office:value-type="float" office:value="291703.492571" calcext:value-type="float">
            <text:p>291703.49257100000</text:p>
          </table:table-cell>
          <table:table-cell office:value-type="float" office:value="2490.07974515" calcext:value-type="float">
            <text:p>2490.07974515000</text:p>
          </table:table-cell>
          <table:table-cell table:formula="of:=CONCATENATE([.A880];&quot;-&quot;;[.B880])" office:value-type="string" office:string-value="66-174" calcext:value-type="string">
            <text:p>66-17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36</text:p>
          </table:table-cell>
          <table:table-cell office:value-type="float" office:value="135740.542346" calcext:value-type="float">
            <text:p>135740.54234600000</text:p>
          </table:table-cell>
          <table:table-cell office:value-type="float" office:value="1915.77013575" calcext:value-type="float">
            <text:p>1915.77013575000</text:p>
          </table:table-cell>
          <table:table-cell table:formula="of:=CONCATENATE([.A881];&quot;-&quot;;[.B881])" office:value-type="string" office:string-value="62-236" calcext:value-type="string">
            <text:p>62-236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40</text:p>
          </table:table-cell>
          <table:table-cell office:value-type="float" office:value="81207.6321195" calcext:value-type="float">
            <text:p>81207.63211950000</text:p>
          </table:table-cell>
          <table:table-cell office:value-type="float" office:value="1459.71210903" calcext:value-type="float">
            <text:p>1459.71210903000</text:p>
          </table:table-cell>
          <table:table-cell table:formula="of:=CONCATENATE([.A882];&quot;-&quot;;[.B882])" office:value-type="string" office:string-value="52-140" calcext:value-type="string">
            <text:p>52-14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02</text:p>
          </table:table-cell>
          <table:table-cell office:value-type="float" office:value="79524.0032215" calcext:value-type="float">
            <text:p>79524.00322150000</text:p>
          </table:table-cell>
          <table:table-cell office:value-type="float" office:value="1391.62558724" calcext:value-type="float">
            <text:p>1391.62558724000</text:p>
          </table:table-cell>
          <table:table-cell table:formula="of:=CONCATENATE([.A883];&quot;-&quot;;[.B883])" office:value-type="string" office:string-value="62-202" calcext:value-type="string">
            <text:p>62-20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46</text:p>
          </table:table-cell>
          <table:table-cell office:value-type="float" office:value="482389.187508" calcext:value-type="float">
            <text:p>482389.18750800000</text:p>
          </table:table-cell>
          <table:table-cell office:value-type="float" office:value="3488.14255569" calcext:value-type="float">
            <text:p>3488.14255569000</text:p>
          </table:table-cell>
          <table:table-cell table:formula="of:=CONCATENATE([.A884];&quot;-&quot;;[.B884])" office:value-type="string" office:string-value="52-246" calcext:value-type="string">
            <text:p>52-24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55</text:p>
          </table:table-cell>
          <table:table-cell office:value-type="float" office:value="21712.644152" calcext:value-type="float">
            <text:p>21712.64415200000</text:p>
          </table:table-cell>
          <table:table-cell office:value-type="float" office:value="677.510256168" calcext:value-type="float">
            <text:p>677.51025616800</text:p>
          </table:table-cell>
          <table:table-cell table:formula="of:=CONCATENATE([.A885];&quot;-&quot;;[.B885])" office:value-type="string" office:string-value="62-055" calcext:value-type="string">
            <text:p>62-05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64</text:p>
          </table:table-cell>
          <table:table-cell office:value-type="float" office:value="51417.6679955" calcext:value-type="float">
            <text:p>51417.66799550000</text:p>
          </table:table-cell>
          <table:table-cell office:value-type="float" office:value="1004.14909635" calcext:value-type="float">
            <text:p>1004.14909635000</text:p>
          </table:table-cell>
          <table:table-cell table:formula="of:=CONCATENATE([.A886];&quot;-&quot;;[.B886])" office:value-type="string" office:string-value="62-164" calcext:value-type="string">
            <text:p>62-16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59</text:p>
          </table:table-cell>
          <table:table-cell office:value-type="float" office:value="68438.415297" calcext:value-type="float">
            <text:p>68438.41529700000</text:p>
          </table:table-cell>
          <table:table-cell office:value-type="float" office:value="1192.7751124" calcext:value-type="float">
            <text:p>1192.77511240000</text:p>
          </table:table-cell>
          <table:table-cell table:formula="of:=CONCATENATE([.A887];&quot;-&quot;;[.B887])" office:value-type="string" office:string-value="62-259" calcext:value-type="string">
            <text:p>62-25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83</text:p>
          </table:table-cell>
          <table:table-cell office:value-type="float" office:value="417514.123472" calcext:value-type="float">
            <text:p>417514.12347200000</text:p>
          </table:table-cell>
          <table:table-cell office:value-type="float" office:value="2602.41101766" calcext:value-type="float">
            <text:p>2602.41101766000</text:p>
          </table:table-cell>
          <table:table-cell table:formula="of:=CONCATENATE([.A888];&quot;-&quot;;[.B888])" office:value-type="string" office:string-value="62-183" calcext:value-type="string">
            <text:p>62-18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51</text:p>
          </table:table-cell>
          <table:table-cell office:value-type="float" office:value="30330.6023305" calcext:value-type="float">
            <text:p>30330.60233050000</text:p>
          </table:table-cell>
          <table:table-cell office:value-type="float" office:value="978.089817704" calcext:value-type="float">
            <text:p>978.08981770400</text:p>
          </table:table-cell>
          <table:table-cell table:formula="of:=CONCATENATE([.A889];&quot;-&quot;;[.B889])" office:value-type="string" office:string-value="62-051" calcext:value-type="string">
            <text:p>62-05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96</text:p>
          </table:table-cell>
          <table:table-cell office:value-type="float" office:value="67967.594224" calcext:value-type="float">
            <text:p>67967.59422400000</text:p>
          </table:table-cell>
          <table:table-cell office:value-type="float" office:value="1089.59234023" calcext:value-type="float">
            <text:p>1089.59234023000</text:p>
          </table:table-cell>
          <table:table-cell table:formula="of:=CONCATENATE([.A890];&quot;-&quot;;[.B890])" office:value-type="string" office:string-value="62-096" calcext:value-type="string">
            <text:p>62-09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50</text:p>
          </table:table-cell>
          <table:table-cell office:value-type="float" office:value="51266.5830345" calcext:value-type="float">
            <text:p>51266.58303450000</text:p>
          </table:table-cell>
          <table:table-cell office:value-type="float" office:value="932.476016749" calcext:value-type="float">
            <text:p>932.47601674900</text:p>
          </table:table-cell>
          <table:table-cell table:formula="of:=CONCATENATE([.A891];&quot;-&quot;;[.B891])" office:value-type="string" office:string-value="66-450" calcext:value-type="string">
            <text:p>66-45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89</text:p>
          </table:table-cell>
          <table:table-cell office:value-type="float" office:value="76139.012299" calcext:value-type="float">
            <text:p>76139.01229900000</text:p>
          </table:table-cell>
          <table:table-cell office:value-type="float" office:value="1456.33166964" calcext:value-type="float">
            <text:p>1456.33166964000</text:p>
          </table:table-cell>
          <table:table-cell table:formula="of:=CONCATENATE([.A892];&quot;-&quot;;[.B892])" office:value-type="string" office:string-value="62-089" calcext:value-type="string">
            <text:p>62-08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51</text:p>
          </table:table-cell>
          <table:table-cell office:value-type="float" office:value="20852.796731" calcext:value-type="float">
            <text:p>20852.79673100000</text:p>
          </table:table-cell>
          <table:table-cell office:value-type="float" office:value="655.272620004" calcext:value-type="float">
            <text:p>655.27262000400</text:p>
          </table:table-cell>
          <table:table-cell table:formula="of:=CONCATENATE([.A893];&quot;-&quot;;[.B893])" office:value-type="string" office:string-value="66-451" calcext:value-type="string">
            <text:p>66-45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28</text:p>
          </table:table-cell>
          <table:table-cell office:value-type="float" office:value="56914.253714" calcext:value-type="float">
            <text:p>56914.25371400000</text:p>
          </table:table-cell>
          <table:table-cell office:value-type="float" office:value="1340.36608424" calcext:value-type="float">
            <text:p>1340.36608424000</text:p>
          </table:table-cell>
          <table:table-cell table:formula="of:=CONCATENATE([.A894];&quot;-&quot;;[.B894])" office:value-type="string" office:string-value="62-128" calcext:value-type="string">
            <text:p>62-12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17</text:p>
          </table:table-cell>
          <table:table-cell office:value-type="float" office:value="51492.5875015" calcext:value-type="float">
            <text:p>51492.58750150000</text:p>
          </table:table-cell>
          <table:table-cell office:value-type="float" office:value="1390.38316074" calcext:value-type="float">
            <text:p>1390.38316074000</text:p>
          </table:table-cell>
          <table:table-cell table:formula="of:=CONCATENATE([.A895];&quot;-&quot;;[.B895])" office:value-type="string" office:string-value="62-117" calcext:value-type="string">
            <text:p>62-11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25</text:p>
          </table:table-cell>
          <table:table-cell office:value-type="float" office:value="161964.682168" calcext:value-type="float">
            <text:p>161964.68216800000</text:p>
          </table:table-cell>
          <table:table-cell office:value-type="float" office:value="1665.47843888" calcext:value-type="float">
            <text:p>1665.47843888000</text:p>
          </table:table-cell>
          <table:table-cell table:formula="of:=CONCATENATE([.A896];&quot;-&quot;;[.B896])" office:value-type="string" office:string-value="66-125" calcext:value-type="string">
            <text:p>66-12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88</text:p>
          </table:table-cell>
          <table:table-cell office:value-type="float" office:value="102314.128655" calcext:value-type="float">
            <text:p>102314.12865500000</text:p>
          </table:table-cell>
          <table:table-cell office:value-type="float" office:value="1867.2658504" calcext:value-type="float">
            <text:p>1867.26585040000</text:p>
          </table:table-cell>
          <table:table-cell table:formula="of:=CONCATENATE([.A897];&quot;-&quot;;[.B897])" office:value-type="string" office:string-value="66-188" calcext:value-type="string">
            <text:p>66-18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40</text:p>
          </table:table-cell>
          <table:table-cell office:value-type="float" office:value="53018.55939" calcext:value-type="float">
            <text:p>53018.55939000000</text:p>
          </table:table-cell>
          <table:table-cell office:value-type="float" office:value="1268.6971298" calcext:value-type="float">
            <text:p>1268.69712980000</text:p>
          </table:table-cell>
          <table:table-cell table:formula="of:=CONCATENATE([.A898];&quot;-&quot;;[.B898])" office:value-type="string" office:string-value="66-140" calcext:value-type="string">
            <text:p>66-14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62</text:p>
          </table:table-cell>
          <table:table-cell office:value-type="float" office:value="442118.157517" calcext:value-type="float">
            <text:p>442118.15751700000</text:p>
          </table:table-cell>
          <table:table-cell office:value-type="float" office:value="4537.19983525" calcext:value-type="float">
            <text:p>4537.19983525000</text:p>
          </table:table-cell>
          <table:table-cell table:formula="of:=CONCATENATE([.A899];&quot;-&quot;;[.B899])" office:value-type="string" office:string-value="66-162" calcext:value-type="string">
            <text:p>66-16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94</text:p>
          </table:table-cell>
          <table:table-cell office:value-type="float" office:value="291701.477331" calcext:value-type="float">
            <text:p>291701.47733100000</text:p>
          </table:table-cell>
          <table:table-cell office:value-type="float" office:value="4801.26298227" calcext:value-type="float">
            <text:p>4801.26298227000</text:p>
          </table:table-cell>
          <table:table-cell table:formula="of:=CONCATENATE([.A900];&quot;-&quot;;[.B900])" office:value-type="string" office:string-value="52-194" calcext:value-type="string">
            <text:p>52-19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28</text:p>
          </table:table-cell>
          <table:table-cell office:value-type="float" office:value="1129520.99663" calcext:value-type="float">
            <text:p>1129520.99663000000</text:p>
          </table:table-cell>
          <table:table-cell office:value-type="float" office:value="6608.60121574" calcext:value-type="float">
            <text:p>6608.60121574000</text:p>
          </table:table-cell>
          <table:table-cell table:formula="of:=CONCATENATE([.A901];&quot;-&quot;;[.B901])" office:value-type="string" office:string-value="52-128" calcext:value-type="string">
            <text:p>52-12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65</text:p>
          </table:table-cell>
          <table:table-cell office:value-type="float" office:value="5312.5220015" calcext:value-type="float">
            <text:p>5312.52200150000</text:p>
          </table:table-cell>
          <table:table-cell office:value-type="float" office:value="324.591977961" calcext:value-type="float">
            <text:p>324.59197796100</text:p>
          </table:table-cell>
          <table:table-cell table:formula="of:=CONCATENATE([.A902];&quot;-&quot;;[.B902])" office:value-type="string" office:string-value="52-065" calcext:value-type="string">
            <text:p>52-06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262s</text:p>
          </table:table-cell>
          <table:table-cell office:value-type="float" office:value="7943.708115" calcext:value-type="float">
            <text:p>7943.70811500000</text:p>
          </table:table-cell>
          <table:table-cell office:value-type="float" office:value="365.933362351" calcext:value-type="float">
            <text:p>365.93336235100</text:p>
          </table:table-cell>
          <table:table-cell table:formula="of:=CONCATENATE([.A903];&quot;-&quot;;[.B903])" office:value-type="string" office:string-value="62-262s" calcext:value-type="string">
            <text:p>62-262s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80</text:p>
          </table:table-cell>
          <table:table-cell office:value-type="float" office:value="56827.0275665" calcext:value-type="float">
            <text:p>56827.02756650000</text:p>
          </table:table-cell>
          <table:table-cell office:value-type="float" office:value="1249.27597452" calcext:value-type="float">
            <text:p>1249.27597452000</text:p>
          </table:table-cell>
          <table:table-cell table:formula="of:=CONCATENATE([.A904];&quot;-&quot;;[.B904])" office:value-type="string" office:string-value="62-080" calcext:value-type="string">
            <text:p>62-08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057s</text:p>
          </table:table-cell>
          <table:table-cell office:value-type="float" office:value="12235.995435" calcext:value-type="float">
            <text:p>12235.99543500000</text:p>
          </table:table-cell>
          <table:table-cell office:value-type="float" office:value="513.627558858" calcext:value-type="float">
            <text:p>513.62755885800</text:p>
          </table:table-cell>
          <table:table-cell table:formula="of:=CONCATENATE([.A905];&quot;-&quot;;[.B905])" office:value-type="string" office:string-value="62-057s" calcext:value-type="string">
            <text:p>62-057s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33</text:p>
          </table:table-cell>
          <table:table-cell office:value-type="float" office:value="1294283.99393" calcext:value-type="float">
            <text:p>1294283.99393000000</text:p>
          </table:table-cell>
          <table:table-cell office:value-type="float" office:value="6489.49298681" calcext:value-type="float">
            <text:p>6489.49298681000</text:p>
          </table:table-cell>
          <table:table-cell table:formula="of:=CONCATENATE([.A906];&quot;-&quot;;[.B906])" office:value-type="string" office:string-value="62-033" calcext:value-type="string">
            <text:p>62-03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44</text:p>
          </table:table-cell>
          <table:table-cell office:value-type="float" office:value="168130.335517" calcext:value-type="float">
            <text:p>168130.33551700000</text:p>
          </table:table-cell>
          <table:table-cell office:value-type="float" office:value="3393.43964963" calcext:value-type="float">
            <text:p>3393.43964963000</text:p>
          </table:table-cell>
          <table:table-cell table:formula="of:=CONCATENATE([.A907];&quot;-&quot;;[.B907])" office:value-type="string" office:string-value="66-044" calcext:value-type="string">
            <text:p>66-04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173s</text:p>
          </table:table-cell>
          <table:table-cell office:value-type="float" office:value="895.760167" calcext:value-type="float">
            <text:p>895.76016700000</text:p>
          </table:table-cell>
          <table:table-cell office:value-type="float" office:value="148.430271809" calcext:value-type="float">
            <text:p>148.43027180900</text:p>
          </table:table-cell>
          <table:table-cell table:formula="of:=CONCATENATE([.A908];&quot;-&quot;;[.B908])" office:value-type="string" office:string-value="66-173s" calcext:value-type="string">
            <text:p>66-173s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65</text:p>
          </table:table-cell>
          <table:table-cell office:value-type="float" office:value="16722.625719" calcext:value-type="float">
            <text:p>16722.62571900000</text:p>
          </table:table-cell>
          <table:table-cell office:value-type="float" office:value="675.556427847" calcext:value-type="float">
            <text:p>675.55642784700</text:p>
          </table:table-cell>
          <table:table-cell table:formula="of:=CONCATENATE([.A909];&quot;-&quot;;[.B909])" office:value-type="string" office:string-value="63-165" calcext:value-type="string">
            <text:p>63-16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94</text:p>
          </table:table-cell>
          <table:table-cell office:value-type="float" office:value="921136.270711" calcext:value-type="float">
            <text:p>921136.27071100000</text:p>
          </table:table-cell>
          <table:table-cell office:value-type="float" office:value="5571.4777714" calcext:value-type="float">
            <text:p>5571.47777140000</text:p>
          </table:table-cell>
          <table:table-cell table:formula="of:=CONCATENATE([.A910];&quot;-&quot;;[.B910])" office:value-type="string" office:string-value="64-194" calcext:value-type="string">
            <text:p>64-19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74</text:p>
          </table:table-cell>
          <table:table-cell office:value-type="float" office:value="6804832.83129" calcext:value-type="float">
            <text:p>6804832.83129000000</text:p>
          </table:table-cell>
          <table:table-cell office:value-type="float" office:value="11171.0749517" calcext:value-type="float">
            <text:p>11171.07495170000</text:p>
          </table:table-cell>
          <table:table-cell table:formula="of:=CONCATENATE([.A911];&quot;-&quot;;[.B911])" office:value-type="string" office:string-value="63-174" calcext:value-type="string">
            <text:p>63-17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43</text:p>
          </table:table-cell>
          <table:table-cell office:value-type="float" office:value="48890.6543695" calcext:value-type="float">
            <text:p>48890.65436950000</text:p>
          </table:table-cell>
          <table:table-cell office:value-type="float" office:value="923.06378353" calcext:value-type="float">
            <text:p>923.06378353000</text:p>
          </table:table-cell>
          <table:table-cell table:formula="of:=CONCATENATE([.A912];&quot;-&quot;;[.B912])" office:value-type="string" office:string-value="64-143" calcext:value-type="string">
            <text:p>64-14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01</text:p>
          </table:table-cell>
          <table:table-cell office:value-type="float" office:value="407067.293493" calcext:value-type="float">
            <text:p>407067.29349300000</text:p>
          </table:table-cell>
          <table:table-cell office:value-type="float" office:value="3012.78489911" calcext:value-type="float">
            <text:p>3012.78489911000</text:p>
          </table:table-cell>
          <table:table-cell table:formula="of:=CONCATENATE([.A913];&quot;-&quot;;[.B913])" office:value-type="string" office:string-value="64-001" calcext:value-type="string">
            <text:p>64-00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28</text:p>
          </table:table-cell>
          <table:table-cell office:value-type="float" office:value="117508.571602" calcext:value-type="float">
            <text:p>117508.57160200000</text:p>
          </table:table-cell>
          <table:table-cell office:value-type="float" office:value="1622.08184431" calcext:value-type="float">
            <text:p>1622.08184431000</text:p>
          </table:table-cell>
          <table:table-cell table:formula="of:=CONCATENATE([.A914];&quot;-&quot;;[.B914])" office:value-type="string" office:string-value="64-128" calcext:value-type="string">
            <text:p>64-12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08</text:p>
          </table:table-cell>
          <table:table-cell office:value-type="float" office:value="320441.973882" calcext:value-type="float">
            <text:p>320441.97388200000</text:p>
          </table:table-cell>
          <table:table-cell office:value-type="float" office:value="2905.00716839" calcext:value-type="float">
            <text:p>2905.00716839000</text:p>
          </table:table-cell>
          <table:table-cell table:formula="of:=CONCATENATE([.A915];&quot;-&quot;;[.B915])" office:value-type="string" office:string-value="63-108" calcext:value-type="string">
            <text:p>63-10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88</text:p>
          </table:table-cell>
          <table:table-cell office:value-type="float" office:value="98970274.5191" calcext:value-type="float">
            <text:p>98970274.51910000000</text:p>
          </table:table-cell>
          <table:table-cell office:value-type="float" office:value="47614.9579324" calcext:value-type="float">
            <text:p>47614.95793240000</text:p>
          </table:table-cell>
          <table:table-cell table:formula="of:=CONCATENATE([.A916];&quot;-&quot;;[.B916])" office:value-type="string" office:string-value="13-188" calcext:value-type="string">
            <text:p>13-18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43s</text:p>
          </table:table-cell>
          <table:table-cell office:value-type="float" office:value="2697.5531" calcext:value-type="float">
            <text:p>2697.55310000000</text:p>
          </table:table-cell>
          <table:table-cell office:value-type="float" office:value="212.250890469" calcext:value-type="float">
            <text:p>212.25089046900</text:p>
          </table:table-cell>
          <table:table-cell table:formula="of:=CONCATENATE([.A917];&quot;-&quot;;[.B917])" office:value-type="string" office:string-value="13-243s" calcext:value-type="string">
            <text:p>13-243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02s</text:p>
          </table:table-cell>
          <table:table-cell office:value-type="float" office:value="5304.214" calcext:value-type="float">
            <text:p>5304.21400000000</text:p>
          </table:table-cell>
          <table:table-cell office:value-type="float" office:value="296.19967382" calcext:value-type="float">
            <text:p>296.19967382000</text:p>
          </table:table-cell>
          <table:table-cell table:formula="of:=CONCATENATE([.A918];&quot;-&quot;;[.B918])" office:value-type="string" office:string-value="13-202s" calcext:value-type="string">
            <text:p>13-202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39</text:p>
          </table:table-cell>
          <table:table-cell office:value-type="float" office:value="214807.419021" calcext:value-type="float">
            <text:p>214807.41902100000</text:p>
          </table:table-cell>
          <table:table-cell office:value-type="float" office:value="2949.30709347" calcext:value-type="float">
            <text:p>2949.30709347000</text:p>
          </table:table-cell>
          <table:table-cell table:formula="of:=CONCATENATE([.A919];&quot;-&quot;;[.B919])" office:value-type="string" office:string-value="13-039" calcext:value-type="string">
            <text:p>13-03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38s</text:p>
          </table:table-cell>
          <table:table-cell office:value-type="float" office:value="4704.16335" calcext:value-type="float">
            <text:p>4704.16335000000</text:p>
          </table:table-cell>
          <table:table-cell office:value-type="float" office:value="291.387134578" calcext:value-type="float">
            <text:p>291.38713457800</text:p>
          </table:table-cell>
          <table:table-cell table:formula="of:=CONCATENATE([.A920];&quot;-&quot;;[.B920])" office:value-type="string" office:string-value="13-038s" calcext:value-type="string">
            <text:p>13-038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27</text:p>
          </table:table-cell>
          <table:table-cell office:value-type="float" office:value="37459.950356" calcext:value-type="float">
            <text:p>37459.95035600000</text:p>
          </table:table-cell>
          <table:table-cell office:value-type="float" office:value="1060.54216457" calcext:value-type="float">
            <text:p>1060.54216457000</text:p>
          </table:table-cell>
          <table:table-cell table:formula="of:=CONCATENATE([.A921];&quot;-&quot;;[.B921])" office:value-type="string" office:string-value="13-127" calcext:value-type="string">
            <text:p>13-12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30s</text:p>
          </table:table-cell>
          <table:table-cell office:value-type="float" office:value="3121.63135" calcext:value-type="float">
            <text:p>3121.63135000000</text:p>
          </table:table-cell>
          <table:table-cell office:value-type="float" office:value="225.283998417" calcext:value-type="float">
            <text:p>225.28399841700</text:p>
          </table:table-cell>
          <table:table-cell table:formula="of:=CONCATENATE([.A922];&quot;-&quot;;[.B922])" office:value-type="string" office:string-value="13-130s" calcext:value-type="string">
            <text:p>13-130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86</text:p>
          </table:table-cell>
          <table:table-cell office:value-type="float" office:value="620898.493593" calcext:value-type="float">
            <text:p>620898.49359300000</text:p>
          </table:table-cell>
          <table:table-cell office:value-type="float" office:value="4542.35185129" calcext:value-type="float">
            <text:p>4542.35185129000</text:p>
          </table:table-cell>
          <table:table-cell table:formula="of:=CONCATENATE([.A923];&quot;-&quot;;[.B923])" office:value-type="string" office:string-value="13-086" calcext:value-type="string">
            <text:p>13-08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82s</text:p>
          </table:table-cell>
          <table:table-cell office:value-type="float" office:value="10377.3598" calcext:value-type="float">
            <text:p>10377.35980000000</text:p>
          </table:table-cell>
          <table:table-cell office:value-type="float" office:value="407.558779939" calcext:value-type="float">
            <text:p>407.55877993900</text:p>
          </table:table-cell>
          <table:table-cell table:formula="of:=CONCATENATE([.A924];&quot;-&quot;;[.B924])" office:value-type="string" office:string-value="13-082s" calcext:value-type="string">
            <text:p>13-082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81</text:p>
          </table:table-cell>
          <table:table-cell office:value-type="float" office:value="639773.892835" calcext:value-type="float">
            <text:p>639773.89283500000</text:p>
          </table:table-cell>
          <table:table-cell office:value-type="float" office:value="4486.5766559" calcext:value-type="float">
            <text:p>4486.57665590000</text:p>
          </table:table-cell>
          <table:table-cell table:formula="of:=CONCATENATE([.A925];&quot;-&quot;;[.B925])" office:value-type="string" office:string-value="13-081" calcext:value-type="string">
            <text:p>13-08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91</text:p>
          </table:table-cell>
          <table:table-cell office:value-type="float" office:value="232561.16361" calcext:value-type="float">
            <text:p>232561.16361000000</text:p>
          </table:table-cell>
          <table:table-cell office:value-type="float" office:value="2089.29847902" calcext:value-type="float">
            <text:p>2089.29847902000</text:p>
          </table:table-cell>
          <table:table-cell table:formula="of:=CONCATENATE([.A926];&quot;-&quot;;[.B926])" office:value-type="string" office:string-value="13-091" calcext:value-type="string">
            <text:p>13-09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34</text:p>
          </table:table-cell>
          <table:table-cell office:value-type="float" office:value="211814.755777" calcext:value-type="float">
            <text:p>211814.75577700000</text:p>
          </table:table-cell>
          <table:table-cell office:value-type="float" office:value="2479.53546623" calcext:value-type="float">
            <text:p>2479.53546623000</text:p>
          </table:table-cell>
          <table:table-cell table:formula="of:=CONCATENATE([.A927];&quot;-&quot;;[.B927])" office:value-type="string" office:string-value="13-234" calcext:value-type="string">
            <text:p>13-23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76</text:p>
          </table:table-cell>
          <table:table-cell office:value-type="float" office:value="122629.56813" calcext:value-type="float">
            <text:p>122629.56813000000</text:p>
          </table:table-cell>
          <table:table-cell office:value-type="float" office:value="1934.88759782" calcext:value-type="float">
            <text:p>1934.88759782000</text:p>
          </table:table-cell>
          <table:table-cell table:formula="of:=CONCATENATE([.A928];&quot;-&quot;;[.B928])" office:value-type="string" office:string-value="62-176" calcext:value-type="string">
            <text:p>62-17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91</text:p>
          </table:table-cell>
          <table:table-cell office:value-type="float" office:value="18642.546468" calcext:value-type="float">
            <text:p>18642.54646800000</text:p>
          </table:table-cell>
          <table:table-cell office:value-type="float" office:value="603.624883915" calcext:value-type="float">
            <text:p>603.62488391500</text:p>
          </table:table-cell>
          <table:table-cell table:formula="of:=CONCATENATE([.A929];&quot;-&quot;;[.B929])" office:value-type="string" office:string-value="66-091" calcext:value-type="string">
            <text:p>66-09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86</text:p>
          </table:table-cell>
          <table:table-cell office:value-type="float" office:value="3662589.35069" calcext:value-type="float">
            <text:p>3662589.35069000000</text:p>
          </table:table-cell>
          <table:table-cell office:value-type="float" office:value="10133.3828858" calcext:value-type="float">
            <text:p>10133.38288580000</text:p>
          </table:table-cell>
          <table:table-cell table:formula="of:=CONCATENATE([.A930];&quot;-&quot;;[.B930])" office:value-type="string" office:string-value="52-186" calcext:value-type="string">
            <text:p>52-18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42</text:p>
          </table:table-cell>
          <table:table-cell office:value-type="float" office:value="15503.112032" calcext:value-type="float">
            <text:p>15503.11203200000</text:p>
          </table:table-cell>
          <table:table-cell office:value-type="float" office:value="544.480472215" calcext:value-type="float">
            <text:p>544.48047221500</text:p>
          </table:table-cell>
          <table:table-cell table:formula="of:=CONCATENATE([.A931];&quot;-&quot;;[.B931])" office:value-type="string" office:string-value="66-442" calcext:value-type="string">
            <text:p>66-44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13</text:p>
          </table:table-cell>
          <table:table-cell office:value-type="float" office:value="104932.499314" calcext:value-type="float">
            <text:p>104932.49931400000</text:p>
          </table:table-cell>
          <table:table-cell office:value-type="float" office:value="1529.50772744" calcext:value-type="float">
            <text:p>1529.50772744000</text:p>
          </table:table-cell>
          <table:table-cell table:formula="of:=CONCATENATE([.A932];&quot;-&quot;;[.B932])" office:value-type="string" office:string-value="62-113" calcext:value-type="string">
            <text:p>62-11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03</text:p>
          </table:table-cell>
          <table:table-cell office:value-type="float" office:value="135109.121249" calcext:value-type="float">
            <text:p>135109.12124900000</text:p>
          </table:table-cell>
          <table:table-cell office:value-type="float" office:value="2048.68104531" calcext:value-type="float">
            <text:p>2048.68104531000</text:p>
          </table:table-cell>
          <table:table-cell table:formula="of:=CONCATENATE([.A933];&quot;-&quot;;[.B933])" office:value-type="string" office:string-value="62-103" calcext:value-type="string">
            <text:p>62-10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35</text:p>
          </table:table-cell>
          <table:table-cell office:value-type="float" office:value="84314.584711" calcext:value-type="float">
            <text:p>84314.58471100000</text:p>
          </table:table-cell>
          <table:table-cell office:value-type="float" office:value="1998.28595234" calcext:value-type="float">
            <text:p>1998.28595234000</text:p>
          </table:table-cell>
          <table:table-cell table:formula="of:=CONCATENATE([.A934];&quot;-&quot;;[.B934])" office:value-type="string" office:string-value="62-235" calcext:value-type="string">
            <text:p>62-23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131s</text:p>
          </table:table-cell>
          <table:table-cell office:value-type="float" office:value="477.3002" calcext:value-type="float">
            <text:p>477.30020000000</text:p>
          </table:table-cell>
          <table:table-cell office:value-type="float" office:value="93.1567125833" calcext:value-type="float">
            <text:p>93.15671258330</text:p>
          </table:table-cell>
          <table:table-cell table:formula="of:=CONCATENATE([.A935];&quot;-&quot;;[.B935])" office:value-type="string" office:string-value="62-131s" calcext:value-type="string">
            <text:p>62-131s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150s</text:p>
          </table:table-cell>
          <table:table-cell office:value-type="float" office:value="1027.13445" calcext:value-type="float">
            <text:p>1027.13445000000</text:p>
          </table:table-cell>
          <table:table-cell office:value-type="float" office:value="132.447805026" calcext:value-type="float">
            <text:p>132.44780502600</text:p>
          </table:table-cell>
          <table:table-cell table:formula="of:=CONCATENATE([.A936];&quot;-&quot;;[.B936])" office:value-type="string" office:string-value="62-150s" calcext:value-type="string">
            <text:p>62-150s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07</text:p>
          </table:table-cell>
          <table:table-cell office:value-type="float" office:value="1327913.4106" calcext:value-type="float">
            <text:p>1327913.41060000000</text:p>
          </table:table-cell>
          <table:table-cell office:value-type="float" office:value="8199.66793228" calcext:value-type="float">
            <text:p>8199.66793228000</text:p>
          </table:table-cell>
          <table:table-cell table:formula="of:=CONCATENATE([.A937];&quot;-&quot;;[.B937])" office:value-type="string" office:string-value="66-007" calcext:value-type="string">
            <text:p>66-00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019s</text:p>
          </table:table-cell>
          <table:table-cell office:value-type="float" office:value="5902.567112" calcext:value-type="float">
            <text:p>5902.56711200000</text:p>
          </table:table-cell>
          <table:table-cell office:value-type="float" office:value="328.124519335" calcext:value-type="float">
            <text:p>328.12451933500</text:p>
          </table:table-cell>
          <table:table-cell table:formula="of:=CONCATENATE([.A938];&quot;-&quot;;[.B938])" office:value-type="string" office:string-value="66-019s" calcext:value-type="string">
            <text:p>66-019s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55</text:p>
          </table:table-cell>
          <table:table-cell office:value-type="float" office:value="218465.976311" calcext:value-type="float">
            <text:p>218465.97631100000</text:p>
          </table:table-cell>
          <table:table-cell office:value-type="float" office:value="4314.15145547" calcext:value-type="float">
            <text:p>4314.15145547000</text:p>
          </table:table-cell>
          <table:table-cell table:formula="of:=CONCATENATE([.A939];&quot;-&quot;;[.B939])" office:value-type="string" office:string-value="66-155" calcext:value-type="string">
            <text:p>66-15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156s</text:p>
          </table:table-cell>
          <table:table-cell office:value-type="float" office:value="5081.708267" calcext:value-type="float">
            <text:p>5081.70826700000</text:p>
          </table:table-cell>
          <table:table-cell office:value-type="float" office:value="331.247849441" calcext:value-type="float">
            <text:p>331.24784944100</text:p>
          </table:table-cell>
          <table:table-cell table:formula="of:=CONCATENATE([.A940];&quot;-&quot;;[.B940])" office:value-type="string" office:string-value="66-156s" calcext:value-type="string">
            <text:p>66-156s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004s</text:p>
          </table:table-cell>
          <table:table-cell office:value-type="float" office:value="762.86795" calcext:value-type="float">
            <text:p>762.86795000000</text:p>
          </table:table-cell>
          <table:table-cell office:value-type="float" office:value="132.684122835" calcext:value-type="float">
            <text:p>132.68412283500</text:p>
          </table:table-cell>
          <table:table-cell table:formula="of:=CONCATENATE([.A941];&quot;-&quot;;[.B941])" office:value-type="string" office:string-value="66-004s" calcext:value-type="string">
            <text:p>66-004s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93</text:p>
          </table:table-cell>
          <table:table-cell office:value-type="float" office:value="32878.880147" calcext:value-type="float">
            <text:p>32878.88014700000</text:p>
          </table:table-cell>
          <table:table-cell office:value-type="float" office:value="895.967623101" calcext:value-type="float">
            <text:p>895.96762310100</text:p>
          </table:table-cell>
          <table:table-cell table:formula="of:=CONCATENATE([.A942];&quot;-&quot;;[.B942])" office:value-type="string" office:string-value="62-093" calcext:value-type="string">
            <text:p>62-09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13</text:p>
          </table:table-cell>
          <table:table-cell office:value-type="float" office:value="88585.374395" calcext:value-type="float">
            <text:p>88585.37439500000</text:p>
          </table:table-cell>
          <table:table-cell office:value-type="float" office:value="1665.84144572" calcext:value-type="float">
            <text:p>1665.84144572000</text:p>
          </table:table-cell>
          <table:table-cell table:formula="of:=CONCATENATE([.A943];&quot;-&quot;;[.B943])" office:value-type="string" office:string-value="62-213" calcext:value-type="string">
            <text:p>62-21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09</text:p>
          </table:table-cell>
          <table:table-cell office:value-type="float" office:value="5397862.81547" calcext:value-type="float">
            <text:p>5397862.81547000000</text:p>
          </table:table-cell>
          <table:table-cell office:value-type="float" office:value="18393.0946827" calcext:value-type="float">
            <text:p>18393.09468270000</text:p>
          </table:table-cell>
          <table:table-cell table:formula="of:=CONCATENATE([.A944];&quot;-&quot;;[.B944])" office:value-type="string" office:string-value="52-209" calcext:value-type="string">
            <text:p>52-20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77</text:p>
          </table:table-cell>
          <table:table-cell office:value-type="float" office:value="34090.604785" calcext:value-type="float">
            <text:p>34090.60478500000</text:p>
          </table:table-cell>
          <table:table-cell office:value-type="float" office:value="976.104609048" calcext:value-type="float">
            <text:p>976.10460904800</text:p>
          </table:table-cell>
          <table:table-cell table:formula="of:=CONCATENATE([.A945];&quot;-&quot;;[.B945])" office:value-type="string" office:string-value="62-077" calcext:value-type="string">
            <text:p>62-07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03</text:p>
          </table:table-cell>
          <table:table-cell office:value-type="float" office:value="58978.6672945" calcext:value-type="float">
            <text:p>58978.66729450000</text:p>
          </table:table-cell>
          <table:table-cell office:value-type="float" office:value="1057.5338835" calcext:value-type="float">
            <text:p>1057.53388350000</text:p>
          </table:table-cell>
          <table:table-cell table:formula="of:=CONCATENATE([.A946];&quot;-&quot;;[.B946])" office:value-type="string" office:string-value="62-203" calcext:value-type="string">
            <text:p>62-20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53</text:p>
          </table:table-cell>
          <table:table-cell office:value-type="float" office:value="58750.289995" calcext:value-type="float">
            <text:p>58750.28999500000</text:p>
          </table:table-cell>
          <table:table-cell office:value-type="float" office:value="1059.13429495" calcext:value-type="float">
            <text:p>1059.13429495000</text:p>
          </table:table-cell>
          <table:table-cell table:formula="of:=CONCATENATE([.A947];&quot;-&quot;;[.B947])" office:value-type="string" office:string-value="62-153" calcext:value-type="string">
            <text:p>62-15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24</text:p>
          </table:table-cell>
          <table:table-cell office:value-type="float" office:value="180913.268981" calcext:value-type="float">
            <text:p>180913.26898100000</text:p>
          </table:table-cell>
          <table:table-cell office:value-type="float" office:value="2175.91773946" calcext:value-type="float">
            <text:p>2175.91773946000</text:p>
          </table:table-cell>
          <table:table-cell table:formula="of:=CONCATENATE([.A948];&quot;-&quot;;[.B948])" office:value-type="string" office:string-value="66-124" calcext:value-type="string">
            <text:p>66-12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38</text:p>
          </table:table-cell>
          <table:table-cell office:value-type="float" office:value="115059.040581" calcext:value-type="float">
            <text:p>115059.04058100000</text:p>
          </table:table-cell>
          <table:table-cell office:value-type="float" office:value="1871.10994178" calcext:value-type="float">
            <text:p>1871.10994178000</text:p>
          </table:table-cell>
          <table:table-cell table:formula="of:=CONCATENATE([.A949];&quot;-&quot;;[.B949])" office:value-type="string" office:string-value="52-038" calcext:value-type="string">
            <text:p>52-03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04</text:p>
          </table:table-cell>
          <table:table-cell office:value-type="float" office:value="82832.720428" calcext:value-type="float">
            <text:p>82832.72042800000</text:p>
          </table:table-cell>
          <table:table-cell office:value-type="float" office:value="1223.27334417" calcext:value-type="float">
            <text:p>1223.27334417000</text:p>
          </table:table-cell>
          <table:table-cell table:formula="of:=CONCATENATE([.A950];&quot;-&quot;;[.B950])" office:value-type="string" office:string-value="62-204" calcext:value-type="string">
            <text:p>62-20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33</text:p>
          </table:table-cell>
          <table:table-cell office:value-type="float" office:value="109773.862945" calcext:value-type="float">
            <text:p>109773.86294500000</text:p>
          </table:table-cell>
          <table:table-cell office:value-type="float" office:value="1472.95272719" calcext:value-type="float">
            <text:p>1472.95272719000</text:p>
          </table:table-cell>
          <table:table-cell table:formula="of:=CONCATENATE([.A951];&quot;-&quot;;[.B951])" office:value-type="string" office:string-value="62-233" calcext:value-type="string">
            <text:p>62-23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66</text:p>
          </table:table-cell>
          <table:table-cell office:value-type="float" office:value="31618.9134165" calcext:value-type="float">
            <text:p>31618.91341650000</text:p>
          </table:table-cell>
          <table:table-cell office:value-type="float" office:value="758.078293007" calcext:value-type="float">
            <text:p>758.07829300700</text:p>
          </table:table-cell>
          <table:table-cell table:formula="of:=CONCATENATE([.A952];&quot;-&quot;;[.B952])" office:value-type="string" office:string-value="62-066" calcext:value-type="string">
            <text:p>62-066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32</text:p>
          </table:table-cell>
          <table:table-cell office:value-type="float" office:value="9375406.2771" calcext:value-type="float">
            <text:p>9375406.27710000000</text:p>
          </table:table-cell>
          <table:table-cell office:value-type="float" office:value="13634.8262537" calcext:value-type="float">
            <text:p>13634.82625370000</text:p>
          </table:table-cell>
          <table:table-cell table:formula="of:=CONCATENATE([.A953];&quot;-&quot;;[.B953])" office:value-type="string" office:string-value="52-032" calcext:value-type="string">
            <text:p>52-03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95</text:p>
          </table:table-cell>
          <table:table-cell office:value-type="float" office:value="38700.5110805" calcext:value-type="float">
            <text:p>38700.51108050000</text:p>
          </table:table-cell>
          <table:table-cell office:value-type="float" office:value="861.45740432" calcext:value-type="float">
            <text:p>861.45740432000</text:p>
          </table:table-cell>
          <table:table-cell table:formula="of:=CONCATENATE([.A954];&quot;-&quot;;[.B954])" office:value-type="string" office:string-value="62-095" calcext:value-type="string">
            <text:p>62-09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29</text:p>
          </table:table-cell>
          <table:table-cell office:value-type="float" office:value="136487.278957" calcext:value-type="float">
            <text:p>136487.27895700000</text:p>
          </table:table-cell>
          <table:table-cell office:value-type="float" office:value="1761.69101385" calcext:value-type="float">
            <text:p>1761.69101385000</text:p>
          </table:table-cell>
          <table:table-cell table:formula="of:=CONCATENATE([.A955];&quot;-&quot;;[.B955])" office:value-type="string" office:string-value="52-129" calcext:value-type="string">
            <text:p>52-12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91</text:p>
          </table:table-cell>
          <table:table-cell office:value-type="float" office:value="682124.000475" calcext:value-type="float">
            <text:p>682124.00047500000</text:p>
          </table:table-cell>
          <table:table-cell office:value-type="float" office:value="4630.83945094" calcext:value-type="float">
            <text:p>4630.83945094000</text:p>
          </table:table-cell>
          <table:table-cell table:formula="of:=CONCATENATE([.A956];&quot;-&quot;;[.B956])" office:value-type="string" office:string-value="52-191" calcext:value-type="string">
            <text:p>52-19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033s</text:p>
          </table:table-cell>
          <table:table-cell office:value-type="float" office:value="5827.651809" calcext:value-type="float">
            <text:p>5827.65180900000</text:p>
          </table:table-cell>
          <table:table-cell office:value-type="float" office:value="322.89214535" calcext:value-type="float">
            <text:p>322.89214535000</text:p>
          </table:table-cell>
          <table:table-cell table:formula="of:=CONCATENATE([.A957];&quot;-&quot;;[.B957])" office:value-type="string" office:string-value="52-033s" calcext:value-type="string">
            <text:p>52-033s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39</text:p>
          </table:table-cell>
          <table:table-cell office:value-type="float" office:value="236335.36113" calcext:value-type="float">
            <text:p>236335.36113000000</text:p>
          </table:table-cell>
          <table:table-cell office:value-type="float" office:value="2568.04088799" calcext:value-type="float">
            <text:p>2568.04088799000</text:p>
          </table:table-cell>
          <table:table-cell table:formula="of:=CONCATENATE([.A958];&quot;-&quot;;[.B958])" office:value-type="string" office:string-value="52-039" calcext:value-type="string">
            <text:p>52-03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33</text:p>
          </table:table-cell>
          <table:table-cell office:value-type="float" office:value="29421851.0834" calcext:value-type="float">
            <text:p>29421851.08340000000</text:p>
          </table:table-cell>
          <table:table-cell office:value-type="float" office:value="26327.2006714" calcext:value-type="float">
            <text:p>26327.20067140000</text:p>
          </table:table-cell>
          <table:table-cell table:formula="of:=CONCATENATE([.A959];&quot;-&quot;;[.B959])" office:value-type="string" office:string-value="52-233" calcext:value-type="string">
            <text:p>52-23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42</text:p>
          </table:table-cell>
          <table:table-cell office:value-type="float" office:value="390395.043656" calcext:value-type="float">
            <text:p>390395.04365600000</text:p>
          </table:table-cell>
          <table:table-cell office:value-type="float" office:value="3621.31788442" calcext:value-type="float">
            <text:p>3621.31788442000</text:p>
          </table:table-cell>
          <table:table-cell table:formula="of:=CONCATENATE([.A960];&quot;-&quot;;[.B960])" office:value-type="string" office:string-value="52-142" calcext:value-type="string">
            <text:p>52-14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63</text:p>
          </table:table-cell>
          <table:table-cell office:value-type="float" office:value="8093.721555" calcext:value-type="float">
            <text:p>8093.72155500000</text:p>
          </table:table-cell>
          <table:table-cell office:value-type="float" office:value="376.682202597" calcext:value-type="float">
            <text:p>376.68220259700</text:p>
          </table:table-cell>
          <table:table-cell table:formula="of:=CONCATENATE([.A961];&quot;-&quot;;[.B961])" office:value-type="string" office:string-value="62-063" calcext:value-type="string">
            <text:p>62-06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29</text:p>
          </table:table-cell>
          <table:table-cell office:value-type="float" office:value="1028438.97933" calcext:value-type="float">
            <text:p>1028438.97933000000</text:p>
          </table:table-cell>
          <table:table-cell office:value-type="float" office:value="9675.09327921" calcext:value-type="float">
            <text:p>9675.09327921000</text:p>
          </table:table-cell>
          <table:table-cell table:formula="of:=CONCATENATE([.A962];&quot;-&quot;;[.B962])" office:value-type="string" office:string-value="62-229" calcext:value-type="string">
            <text:p>62-22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186s</text:p>
          </table:table-cell>
          <table:table-cell office:value-type="float" office:value="7303.5609" calcext:value-type="float">
            <text:p>7303.56090000000</text:p>
          </table:table-cell>
          <table:table-cell office:value-type="float" office:value="408.364451258" calcext:value-type="float">
            <text:p>408.36445125800</text:p>
          </table:table-cell>
          <table:table-cell table:formula="of:=CONCATENATE([.A963];&quot;-&quot;;[.B963])" office:value-type="string" office:string-value="62-186s" calcext:value-type="string">
            <text:p>62-186s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52</text:p>
          </table:table-cell>
          <table:table-cell office:value-type="float" office:value="84203.413834" calcext:value-type="float">
            <text:p>84203.41383400000</text:p>
          </table:table-cell>
          <table:table-cell office:value-type="float" office:value="1675.57763086" calcext:value-type="float">
            <text:p>1675.57763086000</text:p>
          </table:table-cell>
          <table:table-cell table:formula="of:=CONCATENATE([.A964];&quot;-&quot;;[.B964])" office:value-type="string" office:string-value="62-052" calcext:value-type="string">
            <text:p>62-05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51</text:p>
          </table:table-cell>
          <table:table-cell office:value-type="float" office:value="37786.1862915" calcext:value-type="float">
            <text:p>37786.18629150000</text:p>
          </table:table-cell>
          <table:table-cell office:value-type="float" office:value="976.180516678" calcext:value-type="float">
            <text:p>976.18051667800</text:p>
          </table:table-cell>
          <table:table-cell table:formula="of:=CONCATENATE([.A965];&quot;-&quot;;[.B965])" office:value-type="string" office:string-value="62-151" calcext:value-type="string">
            <text:p>62-15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132s</text:p>
          </table:table-cell>
          <table:table-cell office:value-type="float" office:value="1145.38956" calcext:value-type="float">
            <text:p>1145.38956000000</text:p>
          </table:table-cell>
          <table:table-cell office:value-type="float" office:value="136.231929851" calcext:value-type="float">
            <text:p>136.23192985100</text:p>
          </table:table-cell>
          <table:table-cell table:formula="of:=CONCATENATE([.A966];&quot;-&quot;;[.B966])" office:value-type="string" office:string-value="62-132s" calcext:value-type="string">
            <text:p>62-132s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17</text:p>
          </table:table-cell>
          <table:table-cell office:value-type="float" office:value="348080.304339" calcext:value-type="float">
            <text:p>348080.30433900000</text:p>
          </table:table-cell>
          <table:table-cell office:value-type="float" office:value="2859.35537143" calcext:value-type="float">
            <text:p>2859.35537143000</text:p>
          </table:table-cell>
          <table:table-cell table:formula="of:=CONCATENATE([.A967];&quot;-&quot;;[.B967])" office:value-type="string" office:string-value="66-117" calcext:value-type="string">
            <text:p>66-11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10</text:p>
          </table:table-cell>
          <table:table-cell office:value-type="float" office:value="444064.351524" calcext:value-type="float">
            <text:p>444064.35152400000</text:p>
          </table:table-cell>
          <table:table-cell office:value-type="float" office:value="4486.2893416" calcext:value-type="float">
            <text:p>4486.28934160000</text:p>
          </table:table-cell>
          <table:table-cell table:formula="of:=CONCATENATE([.A968];&quot;-&quot;;[.B968])" office:value-type="string" office:string-value="66-110" calcext:value-type="string">
            <text:p>66-11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111s</text:p>
          </table:table-cell>
          <table:table-cell office:value-type="float" office:value="12719.1252085" calcext:value-type="float">
            <text:p>12719.12520850000</text:p>
          </table:table-cell>
          <table:table-cell office:value-type="float" office:value="553.242104764" calcext:value-type="float">
            <text:p>553.24210476400</text:p>
          </table:table-cell>
          <table:table-cell table:formula="of:=CONCATENATE([.A969];&quot;-&quot;;[.B969])" office:value-type="string" office:string-value="66-111s" calcext:value-type="string">
            <text:p>66-111s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61</text:p>
          </table:table-cell>
          <table:table-cell office:value-type="float" office:value="142172.08545" calcext:value-type="float">
            <text:p>142172.08545000000</text:p>
          </table:table-cell>
          <table:table-cell office:value-type="float" office:value="2037.42674707" calcext:value-type="float">
            <text:p>2037.42674707000</text:p>
          </table:table-cell>
          <table:table-cell table:formula="of:=CONCATENATE([.A970];&quot;-&quot;;[.B970])" office:value-type="string" office:string-value="66-061" calcext:value-type="string">
            <text:p>66-06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172s</text:p>
          </table:table-cell>
          <table:table-cell office:value-type="float" office:value="6366.614104" calcext:value-type="float">
            <text:p>6366.61410400000</text:p>
          </table:table-cell>
          <table:table-cell office:value-type="float" office:value="355.740608463" calcext:value-type="float">
            <text:p>355.74060846300</text:p>
          </table:table-cell>
          <table:table-cell table:formula="of:=CONCATENATE([.A971];&quot;-&quot;;[.B971])" office:value-type="string" office:string-value="66-172s" calcext:value-type="string">
            <text:p>66-172s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91</text:p>
          </table:table-cell>
          <table:table-cell office:value-type="float" office:value="649179.310654" calcext:value-type="float">
            <text:p>649179.31065400000</text:p>
          </table:table-cell>
          <table:table-cell office:value-type="float" office:value="8399.97927982" calcext:value-type="float">
            <text:p>8399.97927982000</text:p>
          </table:table-cell>
          <table:table-cell table:formula="of:=CONCATENATE([.A972];&quot;-&quot;;[.B972])" office:value-type="string" office:string-value="66-191" calcext:value-type="string">
            <text:p>66-19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65</text:p>
          </table:table-cell>
          <table:table-cell office:value-type="float" office:value="6901.5642975" calcext:value-type="float">
            <text:p>6901.56429750000</text:p>
          </table:table-cell>
          <table:table-cell office:value-type="float" office:value="339.070749705" calcext:value-type="float">
            <text:p>339.07074970500</text:p>
          </table:table-cell>
          <table:table-cell table:formula="of:=CONCATENATE([.A973];&quot;-&quot;;[.B973])" office:value-type="string" office:string-value="66-465" calcext:value-type="string">
            <text:p>66-46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77</text:p>
          </table:table-cell>
          <table:table-cell office:value-type="float" office:value="99967.680568" calcext:value-type="float">
            <text:p>99967.68056800000</text:p>
          </table:table-cell>
          <table:table-cell office:value-type="float" office:value="1671.93833655" calcext:value-type="float">
            <text:p>1671.93833655000</text:p>
          </table:table-cell>
          <table:table-cell table:formula="of:=CONCATENATE([.A974];&quot;-&quot;;[.B974])" office:value-type="string" office:string-value="63-177" calcext:value-type="string">
            <text:p>63-17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30</text:p>
          </table:table-cell>
          <table:table-cell office:value-type="float" office:value="7125.9023215" calcext:value-type="float">
            <text:p>7125.90232150000</text:p>
          </table:table-cell>
          <table:table-cell office:value-type="float" office:value="351.153642936" calcext:value-type="float">
            <text:p>351.15364293600</text:p>
          </table:table-cell>
          <table:table-cell table:formula="of:=CONCATENATE([.A975];&quot;-&quot;;[.B975])" office:value-type="string" office:string-value="66-430" calcext:value-type="string">
            <text:p>66-43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43</text:p>
          </table:table-cell>
          <table:table-cell office:value-type="float" office:value="97952.8378025" calcext:value-type="float">
            <text:p>97952.83780250000</text:p>
          </table:table-cell>
          <table:table-cell office:value-type="float" office:value="1393.95890685" calcext:value-type="float">
            <text:p>1393.95890685000</text:p>
          </table:table-cell>
          <table:table-cell table:formula="of:=CONCATENATE([.A976];&quot;-&quot;;[.B976])" office:value-type="string" office:string-value="52-143" calcext:value-type="string">
            <text:p>52-14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98</text:p>
          </table:table-cell>
          <table:table-cell office:value-type="float" office:value="142624.970398" calcext:value-type="float">
            <text:p>142624.97039800000</text:p>
          </table:table-cell>
          <table:table-cell office:value-type="float" office:value="2166.12672633" calcext:value-type="float">
            <text:p>2166.12672633000</text:p>
          </table:table-cell>
          <table:table-cell table:formula="of:=CONCATENATE([.A977];&quot;-&quot;;[.B977])" office:value-type="string" office:string-value="66-098" calcext:value-type="string">
            <text:p>66-09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39</text:p>
          </table:table-cell>
          <table:table-cell office:value-type="float" office:value="3251.183364" calcext:value-type="float">
            <text:p>3251.18336400000</text:p>
          </table:table-cell>
          <table:table-cell office:value-type="float" office:value="264.859822028" calcext:value-type="float">
            <text:p>264.85982202800</text:p>
          </table:table-cell>
          <table:table-cell table:formula="of:=CONCATENATE([.A978];&quot;-&quot;;[.B978])" office:value-type="string" office:string-value="62-439" calcext:value-type="string">
            <text:p>62-43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60</text:p>
          </table:table-cell>
          <table:table-cell office:value-type="float" office:value="43123.7867355" calcext:value-type="float">
            <text:p>43123.78673550000</text:p>
          </table:table-cell>
          <table:table-cell office:value-type="float" office:value="839.988796054" calcext:value-type="float">
            <text:p>839.98879605400</text:p>
          </table:table-cell>
          <table:table-cell table:formula="of:=CONCATENATE([.A979];&quot;-&quot;;[.B979])" office:value-type="string" office:string-value="62-060" calcext:value-type="string">
            <text:p>62-06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41</text:p>
          </table:table-cell>
          <table:table-cell office:value-type="float" office:value="144794.988547" calcext:value-type="float">
            <text:p>144794.98854700000</text:p>
          </table:table-cell>
          <table:table-cell office:value-type="float" office:value="1607.50054435" calcext:value-type="float">
            <text:p>1607.50054435000</text:p>
          </table:table-cell>
          <table:table-cell table:formula="of:=CONCATENATE([.A980];&quot;-&quot;;[.B980])" office:value-type="string" office:string-value="62-141" calcext:value-type="string">
            <text:p>62-14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04</text:p>
          </table:table-cell>
          <table:table-cell office:value-type="float" office:value="104291.588576" calcext:value-type="float">
            <text:p>104291.58857600000</text:p>
          </table:table-cell>
          <table:table-cell office:value-type="float" office:value="1770.66403288" calcext:value-type="float">
            <text:p>1770.66403288000</text:p>
          </table:table-cell>
          <table:table-cell table:formula="of:=CONCATENATE([.A981];&quot;-&quot;;[.B981])" office:value-type="string" office:string-value="62-104" calcext:value-type="string">
            <text:p>62-10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43</text:p>
          </table:table-cell>
          <table:table-cell office:value-type="float" office:value="133530.715629" calcext:value-type="float">
            <text:p>133530.71562900000</text:p>
          </table:table-cell>
          <table:table-cell office:value-type="float" office:value="1773.15141598" calcext:value-type="float">
            <text:p>1773.15141598000</text:p>
          </table:table-cell>
          <table:table-cell table:formula="of:=CONCATENATE([.A982];&quot;-&quot;;[.B982])" office:value-type="string" office:string-value="66-143" calcext:value-type="string">
            <text:p>66-14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00</text:p>
          </table:table-cell>
          <table:table-cell office:value-type="float" office:value="113550.073325" calcext:value-type="float">
            <text:p>113550.07332500000</text:p>
          </table:table-cell>
          <table:table-cell office:value-type="float" office:value="1488.83125887" calcext:value-type="float">
            <text:p>1488.83125887000</text:p>
          </table:table-cell>
          <table:table-cell table:formula="of:=CONCATENATE([.A983];&quot;-&quot;;[.B983])" office:value-type="string" office:string-value="62-200" calcext:value-type="string">
            <text:p>62-20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82</text:p>
          </table:table-cell>
          <table:table-cell office:value-type="float" office:value="111165.736617" calcext:value-type="float">
            <text:p>111165.73661700000</text:p>
          </table:table-cell>
          <table:table-cell office:value-type="float" office:value="1391.77542174" calcext:value-type="float">
            <text:p>1391.77542174000</text:p>
          </table:table-cell>
          <table:table-cell table:formula="of:=CONCATENATE([.A984];&quot;-&quot;;[.B984])" office:value-type="string" office:string-value="62-082" calcext:value-type="string">
            <text:p>62-08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37</text:p>
          </table:table-cell>
          <table:table-cell office:value-type="float" office:value="177962.751248" calcext:value-type="float">
            <text:p>177962.75124800000</text:p>
          </table:table-cell>
          <table:table-cell office:value-type="float" office:value="1804.84762443" calcext:value-type="float">
            <text:p>1804.84762443000</text:p>
          </table:table-cell>
          <table:table-cell table:formula="of:=CONCATENATE([.A985];&quot;-&quot;;[.B985])" office:value-type="string" office:string-value="62-237" calcext:value-type="string">
            <text:p>62-23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45</text:p>
          </table:table-cell>
          <table:table-cell office:value-type="float" office:value="142128.30472" calcext:value-type="float">
            <text:p>142128.30472000000</text:p>
          </table:table-cell>
          <table:table-cell office:value-type="float" office:value="2381.07880081" calcext:value-type="float">
            <text:p>2381.07880081000</text:p>
          </table:table-cell>
          <table:table-cell table:formula="of:=CONCATENATE([.A986];&quot;-&quot;;[.B986])" office:value-type="string" office:string-value="52-145" calcext:value-type="string">
            <text:p>52-14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11</text:p>
          </table:table-cell>
          <table:table-cell office:value-type="float" office:value="152683.481433" calcext:value-type="float">
            <text:p>152683.48143300000</text:p>
          </table:table-cell>
          <table:table-cell office:value-type="float" office:value="2071.09295861" calcext:value-type="float">
            <text:p>2071.09295861000</text:p>
          </table:table-cell>
          <table:table-cell table:formula="of:=CONCATENATE([.A987];&quot;-&quot;;[.B987])" office:value-type="string" office:string-value="62-211" calcext:value-type="string">
            <text:p>62-21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38</text:p>
          </table:table-cell>
          <table:table-cell office:value-type="float" office:value="363697.568461" calcext:value-type="float">
            <text:p>363697.56846100000</text:p>
          </table:table-cell>
          <table:table-cell office:value-type="float" office:value="3007.12697267" calcext:value-type="float">
            <text:p>3007.12697267000</text:p>
          </table:table-cell>
          <table:table-cell table:formula="of:=CONCATENATE([.A988];&quot;-&quot;;[.B988])" office:value-type="string" office:string-value="62-138" calcext:value-type="string">
            <text:p>62-13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28</text:p>
          </table:table-cell>
          <table:table-cell office:value-type="float" office:value="14282.908744" calcext:value-type="float">
            <text:p>14282.90874400000</text:p>
          </table:table-cell>
          <table:table-cell office:value-type="float" office:value="587.060939499" calcext:value-type="float">
            <text:p>587.06093949900</text:p>
          </table:table-cell>
          <table:table-cell table:formula="of:=CONCATENATE([.A989];&quot;-&quot;;[.B989])" office:value-type="string" office:string-value="62-428" calcext:value-type="string">
            <text:p>62-42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94</text:p>
          </table:table-cell>
          <table:table-cell office:value-type="float" office:value="261435.834497" calcext:value-type="float">
            <text:p>261435.83449700000</text:p>
          </table:table-cell>
          <table:table-cell office:value-type="float" office:value="3473.45727616" calcext:value-type="float">
            <text:p>3473.45727616000</text:p>
          </table:table-cell>
          <table:table-cell table:formula="of:=CONCATENATE([.A990];&quot;-&quot;;[.B990])" office:value-type="string" office:string-value="66-094" calcext:value-type="string">
            <text:p>66-09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49</text:p>
          </table:table-cell>
          <table:table-cell office:value-type="float" office:value="38148.9658815" calcext:value-type="float">
            <text:p>38148.96588150000</text:p>
          </table:table-cell>
          <table:table-cell office:value-type="float" office:value="1075.7473099" calcext:value-type="float">
            <text:p>1075.74730990000</text:p>
          </table:table-cell>
          <table:table-cell table:formula="of:=CONCATENATE([.A991];&quot;-&quot;;[.B991])" office:value-type="string" office:string-value="62-249" calcext:value-type="string">
            <text:p>62-24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29</text:p>
          </table:table-cell>
          <table:table-cell office:value-type="float" office:value="68766.8381135" calcext:value-type="float">
            <text:p>68766.83811350000</text:p>
          </table:table-cell>
          <table:table-cell office:value-type="float" office:value="1421.30023535" calcext:value-type="float">
            <text:p>1421.30023535000</text:p>
          </table:table-cell>
          <table:table-cell table:formula="of:=CONCATENATE([.A992];&quot;-&quot;;[.B992])" office:value-type="string" office:string-value="62-029" calcext:value-type="string">
            <text:p>62-02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05</text:p>
          </table:table-cell>
          <table:table-cell office:value-type="float" office:value="100805.45269" calcext:value-type="float">
            <text:p>100805.45269000000</text:p>
          </table:table-cell>
          <table:table-cell office:value-type="float" office:value="1564.88065334" calcext:value-type="float">
            <text:p>1564.88065334000</text:p>
          </table:table-cell>
          <table:table-cell table:formula="of:=CONCATENATE([.A993];&quot;-&quot;;[.B993])" office:value-type="string" office:string-value="66-005" calcext:value-type="string">
            <text:p>66-00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25</text:p>
          </table:table-cell>
          <table:table-cell office:value-type="float" office:value="183257.349705" calcext:value-type="float">
            <text:p>183257.34970500000</text:p>
          </table:table-cell>
          <table:table-cell office:value-type="float" office:value="1918.57896889" calcext:value-type="float">
            <text:p>1918.57896889000</text:p>
          </table:table-cell>
          <table:table-cell table:formula="of:=CONCATENATE([.A994];&quot;-&quot;;[.B994])" office:value-type="string" office:string-value="52-125" calcext:value-type="string">
            <text:p>52-12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46</text:p>
          </table:table-cell>
          <table:table-cell office:value-type="float" office:value="193855.596954" calcext:value-type="float">
            <text:p>193855.59695400000</text:p>
          </table:table-cell>
          <table:table-cell office:value-type="float" office:value="2385.53950859" calcext:value-type="float">
            <text:p>2385.53950859000</text:p>
          </table:table-cell>
          <table:table-cell table:formula="of:=CONCATENATE([.A995];&quot;-&quot;;[.B995])" office:value-type="string" office:string-value="66-146" calcext:value-type="string">
            <text:p>66-14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63</text:p>
          </table:table-cell>
          <table:table-cell office:value-type="float" office:value="80955.830019" calcext:value-type="float">
            <text:p>80955.83001900000</text:p>
          </table:table-cell>
          <table:table-cell office:value-type="float" office:value="1200.25757977" calcext:value-type="float">
            <text:p>1200.25757977000</text:p>
          </table:table-cell>
          <table:table-cell table:formula="of:=CONCATENATE([.A996];&quot;-&quot;;[.B996])" office:value-type="string" office:string-value="62-163" calcext:value-type="string">
            <text:p>62-16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62</text:p>
          </table:table-cell>
          <table:table-cell office:value-type="float" office:value="30919.2731595" calcext:value-type="float">
            <text:p>30919.27315950000</text:p>
          </table:table-cell>
          <table:table-cell office:value-type="float" office:value="962.908292172" calcext:value-type="float">
            <text:p>962.90829217200</text:p>
          </table:table-cell>
          <table:table-cell table:formula="of:=CONCATENATE([.A997];&quot;-&quot;;[.B997])" office:value-type="string" office:string-value="62-062" calcext:value-type="string">
            <text:p>62-06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78</text:p>
          </table:table-cell>
          <table:table-cell office:value-type="float" office:value="262785.656437" calcext:value-type="float">
            <text:p>262785.65643700000</text:p>
          </table:table-cell>
          <table:table-cell office:value-type="float" office:value="2475.79024489" calcext:value-type="float">
            <text:p>2475.79024489000</text:p>
          </table:table-cell>
          <table:table-cell table:formula="of:=CONCATENATE([.A998];&quot;-&quot;;[.B998])" office:value-type="string" office:string-value="66-178" calcext:value-type="string">
            <text:p>66-17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15</text:p>
          </table:table-cell>
          <table:table-cell office:value-type="float" office:value="153341.363545" calcext:value-type="float">
            <text:p>153341.36354500000</text:p>
          </table:table-cell>
          <table:table-cell office:value-type="float" office:value="1973.26441275" calcext:value-type="float">
            <text:p>1973.26441275000</text:p>
          </table:table-cell>
          <table:table-cell table:formula="of:=CONCATENATE([.A999];&quot;-&quot;;[.B999])" office:value-type="string" office:string-value="52-115" calcext:value-type="string">
            <text:p>52-11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01</text:p>
          </table:table-cell>
          <table:table-cell office:value-type="float" office:value="973512.533376" calcext:value-type="float">
            <text:p>973512.53337600000</text:p>
          </table:table-cell>
          <table:table-cell office:value-type="float" office:value="4064.0213359" calcext:value-type="float">
            <text:p>4064.02133590000</text:p>
          </table:table-cell>
          <table:table-cell table:formula="of:=CONCATENATE([.A1000];&quot;-&quot;;[.B1000])" office:value-type="string" office:string-value="52-201" calcext:value-type="string">
            <text:p>52-20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41</text:p>
          </table:table-cell>
          <table:table-cell office:value-type="float" office:value="114444.932348" calcext:value-type="float">
            <text:p>114444.93234800000</text:p>
          </table:table-cell>
          <table:table-cell office:value-type="float" office:value="1432.00961099" calcext:value-type="float">
            <text:p>1432.00961099000</text:p>
          </table:table-cell>
          <table:table-cell table:formula="of:=CONCATENATE([.A1001];&quot;-&quot;;[.B1001])" office:value-type="string" office:string-value="52-141" calcext:value-type="string">
            <text:p>52-14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78</text:p>
          </table:table-cell>
          <table:table-cell office:value-type="float" office:value="83770.0088085" calcext:value-type="float">
            <text:p>83770.00880850000</text:p>
          </table:table-cell>
          <table:table-cell office:value-type="float" office:value="1189.12325537" calcext:value-type="float">
            <text:p>1189.12325537000</text:p>
          </table:table-cell>
          <table:table-cell table:formula="of:=CONCATENATE([.A1002];&quot;-&quot;;[.B1002])" office:value-type="string" office:string-value="52-178" calcext:value-type="string">
            <text:p>52-17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47</text:p>
          </table:table-cell>
          <table:table-cell office:value-type="float" office:value="35011.9121665" calcext:value-type="float">
            <text:p>35011.91216650000</text:p>
          </table:table-cell>
          <table:table-cell office:value-type="float" office:value="1079.79680886" calcext:value-type="float">
            <text:p>1079.79680886000</text:p>
          </table:table-cell>
          <table:table-cell table:formula="of:=CONCATENATE([.A1003];&quot;-&quot;;[.B1003])" office:value-type="string" office:string-value="66-047" calcext:value-type="string">
            <text:p>66-04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53</text:p>
          </table:table-cell>
          <table:table-cell office:value-type="float" office:value="4169284.69781" calcext:value-type="float">
            <text:p>4169284.69781000000</text:p>
          </table:table-cell>
          <table:table-cell office:value-type="float" office:value="8303.2601627" calcext:value-type="float">
            <text:p>8303.26016270000</text:p>
          </table:table-cell>
          <table:table-cell table:formula="of:=CONCATENATE([.A1004];&quot;-&quot;;[.B1004])" office:value-type="string" office:string-value="52-253" calcext:value-type="string">
            <text:p>52-25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76</text:p>
          </table:table-cell>
          <table:table-cell office:value-type="float" office:value="137827.451905" calcext:value-type="float">
            <text:p>137827.45190500000</text:p>
          </table:table-cell>
          <table:table-cell office:value-type="float" office:value="2219.9712165" calcext:value-type="float">
            <text:p>2219.97121650000</text:p>
          </table:table-cell>
          <table:table-cell table:formula="of:=CONCATENATE([.A1005];&quot;-&quot;;[.B1005])" office:value-type="string" office:string-value="52-176" calcext:value-type="string">
            <text:p>52-176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86</text:p>
          </table:table-cell>
          <table:table-cell office:value-type="float" office:value="7562708.64428" calcext:value-type="float">
            <text:p>7562708.64428000000</text:p>
          </table:table-cell>
          <table:table-cell office:value-type="float" office:value="13130.1830063" calcext:value-type="float">
            <text:p>13130.18300630000</text:p>
          </table:table-cell>
          <table:table-cell table:formula="of:=CONCATENATE([.A1006];&quot;-&quot;;[.B1006])" office:value-type="string" office:string-value="52-086" calcext:value-type="string">
            <text:p>52-08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66</text:p>
          </table:table-cell>
          <table:table-cell office:value-type="float" office:value="425062.006023" calcext:value-type="float">
            <text:p>425062.00602300000</text:p>
          </table:table-cell>
          <table:table-cell office:value-type="float" office:value="3758.25180326" calcext:value-type="float">
            <text:p>3758.25180326000</text:p>
          </table:table-cell>
          <table:table-cell table:formula="of:=CONCATENATE([.A1007];&quot;-&quot;;[.B1007])" office:value-type="string" office:string-value="64-066" calcext:value-type="string">
            <text:p>64-066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39</text:p>
          </table:table-cell>
          <table:table-cell office:value-type="float" office:value="9796252.86063" calcext:value-type="float">
            <text:p>9796252.86063000000</text:p>
          </table:table-cell>
          <table:table-cell office:value-type="float" office:value="15670.2811735" calcext:value-type="float">
            <text:p>15670.28117350000</text:p>
          </table:table-cell>
          <table:table-cell table:formula="of:=CONCATENATE([.A1008];&quot;-&quot;;[.B1008])" office:value-type="string" office:string-value="52-239" calcext:value-type="string">
            <text:p>52-23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88</text:p>
          </table:table-cell>
          <table:table-cell office:value-type="float" office:value="18416409.1562" calcext:value-type="float">
            <text:p>18416409.15620000000</text:p>
          </table:table-cell>
          <table:table-cell office:value-type="float" office:value="21980.3763748" calcext:value-type="float">
            <text:p>21980.37637480000</text:p>
          </table:table-cell>
          <table:table-cell table:formula="of:=CONCATENATE([.A1009];&quot;-&quot;;[.B1009])" office:value-type="string" office:string-value="52-088" calcext:value-type="string">
            <text:p>52-08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33</text:p>
          </table:table-cell>
          <table:table-cell office:value-type="float" office:value="97554.4936185" calcext:value-type="float">
            <text:p>97554.49361850000</text:p>
          </table:table-cell>
          <table:table-cell office:value-type="float" office:value="1767.12313277" calcext:value-type="float">
            <text:p>1767.12313277000</text:p>
          </table:table-cell>
          <table:table-cell table:formula="of:=CONCATENATE([.A1010];&quot;-&quot;;[.B1010])" office:value-type="string" office:string-value="52-133" calcext:value-type="string">
            <text:p>52-13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37</text:p>
          </table:table-cell>
          <table:table-cell office:value-type="float" office:value="3397809.87708" calcext:value-type="float">
            <text:p>3397809.87708000000</text:p>
          </table:table-cell>
          <table:table-cell office:value-type="float" office:value="8095.46127185" calcext:value-type="float">
            <text:p>8095.46127185000</text:p>
          </table:table-cell>
          <table:table-cell table:formula="of:=CONCATENATE([.A1011];&quot;-&quot;;[.B1011])" office:value-type="string" office:string-value="52-237" calcext:value-type="string">
            <text:p>52-23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41</text:p>
          </table:table-cell>
          <table:table-cell office:value-type="float" office:value="142123.455482" calcext:value-type="float">
            <text:p>142123.45548200000</text:p>
          </table:table-cell>
          <table:table-cell office:value-type="float" office:value="1593.00507615" calcext:value-type="float">
            <text:p>1593.00507615000</text:p>
          </table:table-cell>
          <table:table-cell table:formula="of:=CONCATENATE([.A1012];&quot;-&quot;;[.B1012])" office:value-type="string" office:string-value="66-041" calcext:value-type="string">
            <text:p>66-04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99</text:p>
          </table:table-cell>
          <table:table-cell office:value-type="float" office:value="143065.444218" calcext:value-type="float">
            <text:p>143065.44421800000</text:p>
          </table:table-cell>
          <table:table-cell office:value-type="float" office:value="2457.33975204" calcext:value-type="float">
            <text:p>2457.33975204000</text:p>
          </table:table-cell>
          <table:table-cell table:formula="of:=CONCATENATE([.A1013];&quot;-&quot;;[.B1013])" office:value-type="string" office:string-value="52-099" calcext:value-type="string">
            <text:p>52-09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26</text:p>
          </table:table-cell>
          <table:table-cell office:value-type="float" office:value="617090.995902" calcext:value-type="float">
            <text:p>617090.99590200000</text:p>
          </table:table-cell>
          <table:table-cell office:value-type="float" office:value="3922.33827741" calcext:value-type="float">
            <text:p>3922.33827741000</text:p>
          </table:table-cell>
          <table:table-cell table:formula="of:=CONCATENATE([.A1014];&quot;-&quot;;[.B1014])" office:value-type="string" office:string-value="66-026" calcext:value-type="string">
            <text:p>66-026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80</text:p>
          </table:table-cell>
          <table:table-cell office:value-type="float" office:value="125202.113747" calcext:value-type="float">
            <text:p>125202.11374700000</text:p>
          </table:table-cell>
          <table:table-cell office:value-type="float" office:value="2082.81238249" calcext:value-type="float">
            <text:p>2082.81238249000</text:p>
          </table:table-cell>
          <table:table-cell table:formula="of:=CONCATENATE([.A1015];&quot;-&quot;;[.B1015])" office:value-type="string" office:string-value="52-080" calcext:value-type="string">
            <text:p>52-08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38</text:p>
          </table:table-cell>
          <table:table-cell office:value-type="float" office:value="84054.4440915" calcext:value-type="float">
            <text:p>84054.44409150000</text:p>
          </table:table-cell>
          <table:table-cell office:value-type="float" office:value="1383.5818978" calcext:value-type="float">
            <text:p>1383.58189780000</text:p>
          </table:table-cell>
          <table:table-cell table:formula="of:=CONCATENATE([.A1016];&quot;-&quot;;[.B1016])" office:value-type="string" office:string-value="52-138" calcext:value-type="string">
            <text:p>52-13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41</text:p>
          </table:table-cell>
          <table:table-cell office:value-type="float" office:value="9903515.9525" calcext:value-type="float">
            <text:p>9903515.95250000000</text:p>
          </table:table-cell>
          <table:table-cell office:value-type="float" office:value="17893.0725298" calcext:value-type="float">
            <text:p>17893.07252980000</text:p>
          </table:table-cell>
          <table:table-cell table:formula="of:=CONCATENATE([.A1017];&quot;-&quot;;[.B1017])" office:value-type="string" office:string-value="52-241" calcext:value-type="string">
            <text:p>52-24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34</text:p>
          </table:table-cell>
          <table:table-cell office:value-type="float" office:value="21595152.881" calcext:value-type="float">
            <text:p>21595152.88100000000</text:p>
          </table:table-cell>
          <table:table-cell office:value-type="float" office:value="19405.5801667" calcext:value-type="float">
            <text:p>19405.58016670000</text:p>
          </table:table-cell>
          <table:table-cell table:formula="of:=CONCATENATE([.A1018];&quot;-&quot;;[.B1018])" office:value-type="string" office:string-value="52-234" calcext:value-type="string">
            <text:p>52-23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53</text:p>
          </table:table-cell>
          <table:table-cell office:value-type="float" office:value="31753.858636" calcext:value-type="float">
            <text:p>31753.85863600000</text:p>
          </table:table-cell>
          <table:table-cell office:value-type="float" office:value="727.499906474" calcext:value-type="float">
            <text:p>727.49990647400</text:p>
          </table:table-cell>
          <table:table-cell table:formula="of:=CONCATENATE([.A1019];&quot;-&quot;;[.B1019])" office:value-type="string" office:string-value="65-253" calcext:value-type="string">
            <text:p>65-25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31</text:p>
          </table:table-cell>
          <table:table-cell office:value-type="float" office:value="12244632.0577" calcext:value-type="float">
            <text:p>12244632.05770000000</text:p>
          </table:table-cell>
          <table:table-cell office:value-type="float" office:value="14453.6774828" calcext:value-type="float">
            <text:p>14453.67748280000</text:p>
          </table:table-cell>
          <table:table-cell table:formula="of:=CONCATENATE([.A1020];&quot;-&quot;;[.B1020])" office:value-type="string" office:string-value="52-231" calcext:value-type="string">
            <text:p>52-23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45</text:p>
          </table:table-cell>
          <table:table-cell office:value-type="float" office:value="5114.736759" calcext:value-type="float">
            <text:p>5114.73675900000</text:p>
          </table:table-cell>
          <table:table-cell office:value-type="float" office:value="289.977014343" calcext:value-type="float">
            <text:p>289.97701434300</text:p>
          </table:table-cell>
          <table:table-cell table:formula="of:=CONCATENATE([.A1021];&quot;-&quot;;[.B1021])" office:value-type="string" office:string-value="64-445" calcext:value-type="string">
            <text:p>64-44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84</text:p>
          </table:table-cell>
          <table:table-cell office:value-type="float" office:value="81369.730826" calcext:value-type="float">
            <text:p>81369.73082600000</text:p>
          </table:table-cell>
          <table:table-cell office:value-type="float" office:value="1599.07717551" calcext:value-type="float">
            <text:p>1599.07717551000</text:p>
          </table:table-cell>
          <table:table-cell table:formula="of:=CONCATENATE([.A1022];&quot;-&quot;;[.B1022])" office:value-type="string" office:string-value="52-184" calcext:value-type="string">
            <text:p>52-18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80</text:p>
          </table:table-cell>
          <table:table-cell office:value-type="float" office:value="115104.851351" calcext:value-type="float">
            <text:p>115104.85135100000</text:p>
          </table:table-cell>
          <table:table-cell office:value-type="float" office:value="1677.60717681" calcext:value-type="float">
            <text:p>1677.60717681000</text:p>
          </table:table-cell>
          <table:table-cell table:formula="of:=CONCATENATE([.A1023];&quot;-&quot;;[.B1023])" office:value-type="string" office:string-value="52-180" calcext:value-type="string">
            <text:p>52-18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80</text:p>
          </table:table-cell>
          <table:table-cell office:value-type="float" office:value="59436.0597005" calcext:value-type="float">
            <text:p>59436.05970050000</text:p>
          </table:table-cell>
          <table:table-cell office:value-type="float" office:value="1042.50454407" calcext:value-type="float">
            <text:p>1042.50454407000</text:p>
          </table:table-cell>
          <table:table-cell table:formula="of:=CONCATENATE([.A1024];&quot;-&quot;;[.B1024])" office:value-type="string" office:string-value="65-180" calcext:value-type="string">
            <text:p>65-18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68</text:p>
          </table:table-cell>
          <table:table-cell office:value-type="float" office:value="796341.919946" calcext:value-type="float">
            <text:p>796341.91994600000</text:p>
          </table:table-cell>
          <table:table-cell office:value-type="float" office:value="4160.74429219" calcext:value-type="float">
            <text:p>4160.74429219000</text:p>
          </table:table-cell>
          <table:table-cell table:formula="of:=CONCATENATE([.A1025];&quot;-&quot;;[.B1025])" office:value-type="string" office:string-value="52-168" calcext:value-type="string">
            <text:p>52-16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78</text:p>
          </table:table-cell>
          <table:table-cell office:value-type="float" office:value="223307.405281" calcext:value-type="float">
            <text:p>223307.40528100000</text:p>
          </table:table-cell>
          <table:table-cell office:value-type="float" office:value="3099.62557322" calcext:value-type="float">
            <text:p>3099.62557322000</text:p>
          </table:table-cell>
          <table:table-cell table:formula="of:=CONCATENATE([.A1026];&quot;-&quot;;[.B1026])" office:value-type="string" office:string-value="52-078" calcext:value-type="string">
            <text:p>52-07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74</text:p>
          </table:table-cell>
          <table:table-cell office:value-type="float" office:value="163888.472083" calcext:value-type="float">
            <text:p>163888.47208300000</text:p>
          </table:table-cell>
          <table:table-cell office:value-type="float" office:value="1873.28672139" calcext:value-type="float">
            <text:p>1873.28672139000</text:p>
          </table:table-cell>
          <table:table-cell table:formula="of:=CONCATENATE([.A1027];&quot;-&quot;;[.B1027])" office:value-type="string" office:string-value="52-174" calcext:value-type="string">
            <text:p>52-17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77</text:p>
          </table:table-cell>
          <table:table-cell office:value-type="float" office:value="152686.868148" calcext:value-type="float">
            <text:p>152686.86814800000</text:p>
          </table:table-cell>
          <table:table-cell office:value-type="float" office:value="1928.59144394" calcext:value-type="float">
            <text:p>1928.59144394000</text:p>
          </table:table-cell>
          <table:table-cell table:formula="of:=CONCATENATE([.A1028];&quot;-&quot;;[.B1028])" office:value-type="string" office:string-value="52-177" calcext:value-type="string">
            <text:p>52-17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38</text:p>
          </table:table-cell>
          <table:table-cell office:value-type="float" office:value="1187348.09464" calcext:value-type="float">
            <text:p>1187348.09464000000</text:p>
          </table:table-cell>
          <table:table-cell office:value-type="float" office:value="4998.1533747" calcext:value-type="float">
            <text:p>4998.15337470000</text:p>
          </table:table-cell>
          <table:table-cell table:formula="of:=CONCATENATE([.A1029];&quot;-&quot;;[.B1029])" office:value-type="string" office:string-value="52-238" calcext:value-type="string">
            <text:p>52-23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19</text:p>
          </table:table-cell>
          <table:table-cell office:value-type="float" office:value="11539.386212" calcext:value-type="float">
            <text:p>11539.38621200000</text:p>
          </table:table-cell>
          <table:table-cell office:value-type="float" office:value="482.906124246" calcext:value-type="float">
            <text:p>482.90612424600</text:p>
          </table:table-cell>
          <table:table-cell table:formula="of:=CONCATENATE([.A1030];&quot;-&quot;;[.B1030])" office:value-type="string" office:string-value="66-419" calcext:value-type="string">
            <text:p>66-41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93</text:p>
          </table:table-cell>
          <table:table-cell office:value-type="float" office:value="118013.885489" calcext:value-type="float">
            <text:p>118013.88548900000</text:p>
          </table:table-cell>
          <table:table-cell office:value-type="float" office:value="1515.1272664" calcext:value-type="float">
            <text:p>1515.12726640000</text:p>
          </table:table-cell>
          <table:table-cell table:formula="of:=CONCATENATE([.A1031];&quot;-&quot;;[.B1031])" office:value-type="string" office:string-value="52-193" calcext:value-type="string">
            <text:p>52-19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19</text:p>
          </table:table-cell>
          <table:table-cell office:value-type="float" office:value="77541.853903" calcext:value-type="float">
            <text:p>77541.85390300000</text:p>
          </table:table-cell>
          <table:table-cell office:value-type="float" office:value="1292.45090086" calcext:value-type="float">
            <text:p>1292.45090086000</text:p>
          </table:table-cell>
          <table:table-cell table:formula="of:=CONCATENATE([.A1032];&quot;-&quot;;[.B1032])" office:value-type="string" office:string-value="52-119" calcext:value-type="string">
            <text:p>52-11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82</text:p>
          </table:table-cell>
          <table:table-cell office:value-type="float" office:value="185138.172997" calcext:value-type="float">
            <text:p>185138.17299700000</text:p>
          </table:table-cell>
          <table:table-cell office:value-type="float" office:value="2026.80963197" calcext:value-type="float">
            <text:p>2026.80963197000</text:p>
          </table:table-cell>
          <table:table-cell table:formula="of:=CONCATENATE([.A1033];&quot;-&quot;;[.B1033])" office:value-type="string" office:string-value="52-182" calcext:value-type="string">
            <text:p>52-18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49</text:p>
          </table:table-cell>
          <table:table-cell office:value-type="float" office:value="58164434.9839" calcext:value-type="float">
            <text:p>58164434.98390000000</text:p>
          </table:table-cell>
          <table:table-cell office:value-type="float" office:value="32862.7782267" calcext:value-type="float">
            <text:p>32862.77822670000</text:p>
          </table:table-cell>
          <table:table-cell table:formula="of:=CONCATENATE([.A1034];&quot;-&quot;;[.B1034])" office:value-type="string" office:string-value="52-249" calcext:value-type="string">
            <text:p>52-24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81</text:p>
          </table:table-cell>
          <table:table-cell office:value-type="float" office:value="56265.257585" calcext:value-type="float">
            <text:p>56265.25758500000</text:p>
          </table:table-cell>
          <table:table-cell office:value-type="float" office:value="1007.86623171" calcext:value-type="float">
            <text:p>1007.86623171000</text:p>
          </table:table-cell>
          <table:table-cell table:formula="of:=CONCATENATE([.A1035];&quot;-&quot;;[.B1035])" office:value-type="string" office:string-value="64-081" calcext:value-type="string">
            <text:p>64-08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42</text:p>
          </table:table-cell>
          <table:table-cell office:value-type="float" office:value="21372.668275" calcext:value-type="float">
            <text:p>21372.66827500000</text:p>
          </table:table-cell>
          <table:table-cell office:value-type="float" office:value="718.170100755" calcext:value-type="float">
            <text:p>718.17010075500</text:p>
          </table:table-cell>
          <table:table-cell table:formula="of:=CONCATENATE([.A1036];&quot;-&quot;;[.B1036])" office:value-type="string" office:string-value="65-142" calcext:value-type="string">
            <text:p>65-14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18</text:p>
          </table:table-cell>
          <table:table-cell office:value-type="float" office:value="84179.840861" calcext:value-type="float">
            <text:p>84179.84086100000</text:p>
          </table:table-cell>
          <table:table-cell office:value-type="float" office:value="1248.55215676" calcext:value-type="float">
            <text:p>1248.55215676000</text:p>
          </table:table-cell>
          <table:table-cell table:formula="of:=CONCATENATE([.A1037];&quot;-&quot;;[.B1037])" office:value-type="string" office:string-value="52-118" calcext:value-type="string">
            <text:p>52-11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87</text:p>
          </table:table-cell>
          <table:table-cell office:value-type="float" office:value="3345937.98634" calcext:value-type="float">
            <text:p>3345937.98634000000</text:p>
          </table:table-cell>
          <table:table-cell office:value-type="float" office:value="7401.68243276" calcext:value-type="float">
            <text:p>7401.68243276000</text:p>
          </table:table-cell>
          <table:table-cell table:formula="of:=CONCATENATE([.A1038];&quot;-&quot;;[.B1038])" office:value-type="string" office:string-value="52-087" calcext:value-type="string">
            <text:p>52-087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44</text:p>
          </table:table-cell>
          <table:table-cell office:value-type="float" office:value="13623.2685765" calcext:value-type="float">
            <text:p>13623.26857650000</text:p>
          </table:table-cell>
          <table:table-cell office:value-type="float" office:value="574.978932362" calcext:value-type="float">
            <text:p>574.97893236200</text:p>
          </table:table-cell>
          <table:table-cell table:formula="of:=CONCATENATE([.A1039];&quot;-&quot;;[.B1039])" office:value-type="string" office:string-value="65-044" calcext:value-type="string">
            <text:p>65-04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27</text:p>
          </table:table-cell>
          <table:table-cell office:value-type="float" office:value="18200579.9876" calcext:value-type="float">
            <text:p>18200579.98760000000</text:p>
          </table:table-cell>
          <table:table-cell office:value-type="float" office:value="23649.498595" calcext:value-type="float">
            <text:p>23649.49859500000</text:p>
          </table:table-cell>
          <table:table-cell table:formula="of:=CONCATENATE([.A1040];&quot;-&quot;;[.B1040])" office:value-type="string" office:string-value="52-227" calcext:value-type="string">
            <text:p>52-22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78</text:p>
          </table:table-cell>
          <table:table-cell office:value-type="float" office:value="26245.9241585" calcext:value-type="float">
            <text:p>26245.92415850000</text:p>
          </table:table-cell>
          <table:table-cell office:value-type="float" office:value="738.371315563" calcext:value-type="float">
            <text:p>738.37131556300</text:p>
          </table:table-cell>
          <table:table-cell table:formula="of:=CONCATENATE([.A1041];&quot;-&quot;;[.B1041])" office:value-type="string" office:string-value="64-078" calcext:value-type="string">
            <text:p>64-07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48</text:p>
          </table:table-cell>
          <table:table-cell office:value-type="float" office:value="31325.7636155" calcext:value-type="float">
            <text:p>31325.76361550000</text:p>
          </table:table-cell>
          <table:table-cell office:value-type="float" office:value="742.662327064" calcext:value-type="float">
            <text:p>742.66232706400</text:p>
          </table:table-cell>
          <table:table-cell table:formula="of:=CONCATENATE([.A1042];&quot;-&quot;;[.B1042])" office:value-type="string" office:string-value="64-448" calcext:value-type="string">
            <text:p>64-44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43</text:p>
          </table:table-cell>
          <table:table-cell office:value-type="float" office:value="80729.213446" calcext:value-type="float">
            <text:p>80729.21344600000</text:p>
          </table:table-cell>
          <table:table-cell office:value-type="float" office:value="1708.04788118" calcext:value-type="float">
            <text:p>1708.04788118000</text:p>
          </table:table-cell>
          <table:table-cell table:formula="of:=CONCATENATE([.A1043];&quot;-&quot;;[.B1043])" office:value-type="string" office:string-value="66-043" calcext:value-type="string">
            <text:p>66-04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42</text:p>
          </table:table-cell>
          <table:table-cell office:value-type="float" office:value="96704.6086945" calcext:value-type="float">
            <text:p>96704.60869450000</text:p>
          </table:table-cell>
          <table:table-cell office:value-type="float" office:value="1510.61938902" calcext:value-type="float">
            <text:p>1510.61938902000</text:p>
          </table:table-cell>
          <table:table-cell table:formula="of:=CONCATENATE([.A1044];&quot;-&quot;;[.B1044])" office:value-type="string" office:string-value="66-042" calcext:value-type="string">
            <text:p>66-04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30</text:p>
          </table:table-cell>
          <table:table-cell office:value-type="float" office:value="102642.008842" calcext:value-type="float">
            <text:p>102642.00884200000</text:p>
          </table:table-cell>
          <table:table-cell office:value-type="float" office:value="1657.96702917" calcext:value-type="float">
            <text:p>1657.96702917000</text:p>
          </table:table-cell>
          <table:table-cell table:formula="of:=CONCATENATE([.A1045];&quot;-&quot;;[.B1045])" office:value-type="string" office:string-value="52-130" calcext:value-type="string">
            <text:p>52-13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26</text:p>
          </table:table-cell>
          <table:table-cell office:value-type="float" office:value="91403.271962" calcext:value-type="float">
            <text:p>91403.27196200000</text:p>
          </table:table-cell>
          <table:table-cell office:value-type="float" office:value="1340.28470697" calcext:value-type="float">
            <text:p>1340.28470697000</text:p>
          </table:table-cell>
          <table:table-cell table:formula="of:=CONCATENATE([.A1046];&quot;-&quot;;[.B1046])" office:value-type="string" office:string-value="52-126" calcext:value-type="string">
            <text:p>52-126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24</text:p>
          </table:table-cell>
          <table:table-cell office:value-type="float" office:value="79536.350495" calcext:value-type="float">
            <text:p>79536.35049500000</text:p>
          </table:table-cell>
          <table:table-cell office:value-type="float" office:value="1488.50875027" calcext:value-type="float">
            <text:p>1488.50875027000</text:p>
          </table:table-cell>
          <table:table-cell table:formula="of:=CONCATENATE([.A1047];&quot;-&quot;;[.B1047])" office:value-type="string" office:string-value="52-124" calcext:value-type="string">
            <text:p>52-12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20</text:p>
          </table:table-cell>
          <table:table-cell office:value-type="float" office:value="87322.980101" calcext:value-type="float">
            <text:p>87322.98010100000</text:p>
          </table:table-cell>
          <table:table-cell office:value-type="float" office:value="1776.96250461" calcext:value-type="float">
            <text:p>1776.96250461000</text:p>
          </table:table-cell>
          <table:table-cell table:formula="of:=CONCATENATE([.A1048];&quot;-&quot;;[.B1048])" office:value-type="string" office:string-value="52-120" calcext:value-type="string">
            <text:p>52-12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03</text:p>
          </table:table-cell>
          <table:table-cell office:value-type="float" office:value="127047.670904" calcext:value-type="float">
            <text:p>127047.67090400000</text:p>
          </table:table-cell>
          <table:table-cell office:value-type="float" office:value="1647.55233734" calcext:value-type="float">
            <text:p>1647.55233734000</text:p>
          </table:table-cell>
          <table:table-cell table:formula="of:=CONCATENATE([.A1049];&quot;-&quot;;[.B1049])" office:value-type="string" office:string-value="52-103" calcext:value-type="string">
            <text:p>52-10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92</text:p>
          </table:table-cell>
          <table:table-cell office:value-type="float" office:value="632709.550593" calcext:value-type="float">
            <text:p>632709.55059300000</text:p>
          </table:table-cell>
          <table:table-cell office:value-type="float" office:value="3792.6922217" calcext:value-type="float">
            <text:p>3792.69222170000</text:p>
          </table:table-cell>
          <table:table-cell table:formula="of:=CONCATENATE([.A1050];&quot;-&quot;;[.B1050])" office:value-type="string" office:string-value="52-192" calcext:value-type="string">
            <text:p>52-19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02</text:p>
          </table:table-cell>
          <table:table-cell office:value-type="float" office:value="14836942.5608" calcext:value-type="float">
            <text:p>14836942.56080000000</text:p>
          </table:table-cell>
          <table:table-cell office:value-type="float" office:value="17117.5000674" calcext:value-type="float">
            <text:p>17117.50006740000</text:p>
          </table:table-cell>
          <table:table-cell table:formula="of:=CONCATENATE([.A1051];&quot;-&quot;;[.B1051])" office:value-type="string" office:string-value="52-202" calcext:value-type="string">
            <text:p>52-20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36</text:p>
          </table:table-cell>
          <table:table-cell office:value-type="float" office:value="6044373.37733" calcext:value-type="float">
            <text:p>6044373.37733000000</text:p>
          </table:table-cell>
          <table:table-cell office:value-type="float" office:value="11870.0114027" calcext:value-type="float">
            <text:p>11870.01140270000</text:p>
          </table:table-cell>
          <table:table-cell table:formula="of:=CONCATENATE([.A1052];&quot;-&quot;;[.B1052])" office:value-type="string" office:string-value="52-236" calcext:value-type="string">
            <text:p>52-236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42</text:p>
          </table:table-cell>
          <table:table-cell office:value-type="float" office:value="1719090.92295" calcext:value-type="float">
            <text:p>1719090.92295000000</text:p>
          </table:table-cell>
          <table:table-cell office:value-type="float" office:value="8622.42913882" calcext:value-type="float">
            <text:p>8622.42913882000</text:p>
          </table:table-cell>
          <table:table-cell table:formula="of:=CONCATENATE([.A1053];&quot;-&quot;;[.B1053])" office:value-type="string" office:string-value="52-242" calcext:value-type="string">
            <text:p>52-24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54</text:p>
          </table:table-cell>
          <table:table-cell office:value-type="float" office:value="23801968.9638" calcext:value-type="float">
            <text:p>23801968.96380000000</text:p>
          </table:table-cell>
          <table:table-cell office:value-type="float" office:value="20834.7424346" calcext:value-type="float">
            <text:p>20834.74243460000</text:p>
          </table:table-cell>
          <table:table-cell table:formula="of:=CONCATENATE([.A1054];&quot;-&quot;;[.B1054])" office:value-type="string" office:string-value="52-254" calcext:value-type="string">
            <text:p>52-25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32</text:p>
          </table:table-cell>
          <table:table-cell office:value-type="float" office:value="293155.454445" calcext:value-type="float">
            <text:p>293155.45444500000</text:p>
          </table:table-cell>
          <table:table-cell office:value-type="float" office:value="4060.43653404" calcext:value-type="float">
            <text:p>4060.43653404000</text:p>
          </table:table-cell>
          <table:table-cell table:formula="of:=CONCATENATE([.A1055];&quot;-&quot;;[.B1055])" office:value-type="string" office:string-value="62-032" calcext:value-type="string">
            <text:p>62-03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78</text:p>
          </table:table-cell>
          <table:table-cell office:value-type="float" office:value="57991.5189165" calcext:value-type="float">
            <text:p>57991.51891650000</text:p>
          </table:table-cell>
          <table:table-cell office:value-type="float" office:value="1183.68911427" calcext:value-type="float">
            <text:p>1183.68911427000</text:p>
          </table:table-cell>
          <table:table-cell table:formula="of:=CONCATENATE([.A1056];&quot;-&quot;;[.B1056])" office:value-type="string" office:string-value="62-178" calcext:value-type="string">
            <text:p>62-17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28</text:p>
          </table:table-cell>
          <table:table-cell office:value-type="float" office:value="34478612.8908" calcext:value-type="float">
            <text:p>34478612.89080000000</text:p>
          </table:table-cell>
          <table:table-cell office:value-type="float" office:value="31682.888601" calcext:value-type="float">
            <text:p>31682.88860100000</text:p>
          </table:table-cell>
          <table:table-cell table:formula="of:=CONCATENATE([.A1057];&quot;-&quot;;[.B1057])" office:value-type="string" office:string-value="52-228" calcext:value-type="string">
            <text:p>52-22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09</text:p>
          </table:table-cell>
          <table:table-cell office:value-type="float" office:value="72026.1455365" calcext:value-type="float">
            <text:p>72026.14553650000</text:p>
          </table:table-cell>
          <table:table-cell office:value-type="float" office:value="1323.09005899" calcext:value-type="float">
            <text:p>1323.09005899000</text:p>
          </table:table-cell>
          <table:table-cell table:formula="of:=CONCATENATE([.A1058];&quot;-&quot;;[.B1058])" office:value-type="string" office:string-value="62-109" calcext:value-type="string">
            <text:p>62-10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88</text:p>
          </table:table-cell>
          <table:table-cell office:value-type="float" office:value="154868.633674" calcext:value-type="float">
            <text:p>154868.63367400000</text:p>
          </table:table-cell>
          <table:table-cell office:value-type="float" office:value="2042.14777413" calcext:value-type="float">
            <text:p>2042.14777413000</text:p>
          </table:table-cell>
          <table:table-cell table:formula="of:=CONCATENATE([.A1059];&quot;-&quot;;[.B1059])" office:value-type="string" office:string-value="66-088" calcext:value-type="string">
            <text:p>66-08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64</text:p>
          </table:table-cell>
          <table:table-cell office:value-type="float" office:value="54080.3724855" calcext:value-type="float">
            <text:p>54080.37248550000</text:p>
          </table:table-cell>
          <table:table-cell office:value-type="float" office:value="1809.34359384" calcext:value-type="float">
            <text:p>1809.34359384000</text:p>
          </table:table-cell>
          <table:table-cell table:formula="of:=CONCATENATE([.A1060];&quot;-&quot;;[.B1060])" office:value-type="string" office:string-value="62-064" calcext:value-type="string">
            <text:p>62-06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87</text:p>
          </table:table-cell>
          <table:table-cell office:value-type="float" office:value="104006.67358" calcext:value-type="float">
            <text:p>104006.67358000000</text:p>
          </table:table-cell>
          <table:table-cell office:value-type="float" office:value="1739.81571356" calcext:value-type="float">
            <text:p>1739.81571356000</text:p>
          </table:table-cell>
          <table:table-cell table:formula="of:=CONCATENATE([.A1061];&quot;-&quot;;[.B1061])" office:value-type="string" office:string-value="62-187" calcext:value-type="string">
            <text:p>62-18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07</text:p>
          </table:table-cell>
          <table:table-cell office:value-type="float" office:value="92960.3022585" calcext:value-type="float">
            <text:p>92960.30225850000</text:p>
          </table:table-cell>
          <table:table-cell office:value-type="float" office:value="1783.80415246" calcext:value-type="float">
            <text:p>1783.80415246000</text:p>
          </table:table-cell>
          <table:table-cell table:formula="of:=CONCATENATE([.A1062];&quot;-&quot;;[.B1062])" office:value-type="string" office:string-value="62-107" calcext:value-type="string">
            <text:p>62-10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106s</text:p>
          </table:table-cell>
          <table:table-cell office:value-type="float" office:value="486.4898795" calcext:value-type="float">
            <text:p>486.48987950000</text:p>
          </table:table-cell>
          <table:table-cell office:value-type="float" office:value="94.367779924" calcext:value-type="float">
            <text:p>94.36777992400</text:p>
          </table:table-cell>
          <table:table-cell table:formula="of:=CONCATENATE([.A1063];&quot;-&quot;;[.B1063])" office:value-type="string" office:string-value="62-106s" calcext:value-type="string">
            <text:p>62-106s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58</text:p>
          </table:table-cell>
          <table:table-cell office:value-type="float" office:value="54968.038001" calcext:value-type="float">
            <text:p>54968.03800100000</text:p>
          </table:table-cell>
          <table:table-cell office:value-type="float" office:value="1750.62720582" calcext:value-type="float">
            <text:p>1750.62720582000</text:p>
          </table:table-cell>
          <table:table-cell table:formula="of:=CONCATENATE([.A1064];&quot;-&quot;;[.B1064])" office:value-type="string" office:string-value="62-258" calcext:value-type="string">
            <text:p>62-25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034s</text:p>
          </table:table-cell>
          <table:table-cell office:value-type="float" office:value="22277.34532" calcext:value-type="float">
            <text:p>22277.34532000000</text:p>
          </table:table-cell>
          <table:table-cell office:value-type="float" office:value="707.974085301" calcext:value-type="float">
            <text:p>707.97408530100</text:p>
          </table:table-cell>
          <table:table-cell table:formula="of:=CONCATENATE([.A1065];&quot;-&quot;;[.B1065])" office:value-type="string" office:string-value="62-034s" calcext:value-type="string">
            <text:p>62-034s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93</text:p>
          </table:table-cell>
          <table:table-cell office:value-type="float" office:value="271524.290295" calcext:value-type="float">
            <text:p>271524.29029500000</text:p>
          </table:table-cell>
          <table:table-cell office:value-type="float" office:value="3281.09967532" calcext:value-type="float">
            <text:p>3281.09967532000</text:p>
          </table:table-cell>
          <table:table-cell table:formula="of:=CONCATENATE([.A1066];&quot;-&quot;;[.B1066])" office:value-type="string" office:string-value="66-093" calcext:value-type="string">
            <text:p>66-09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115s</text:p>
          </table:table-cell>
          <table:table-cell office:value-type="float" office:value="12371.9027245" calcext:value-type="float">
            <text:p>12371.90272450000</text:p>
          </table:table-cell>
          <table:table-cell office:value-type="float" office:value="477.309207638" calcext:value-type="float">
            <text:p>477.30920763800</text:p>
          </table:table-cell>
          <table:table-cell table:formula="of:=CONCATENATE([.A1067];&quot;-&quot;;[.B1067])" office:value-type="string" office:string-value="66-115s" calcext:value-type="string">
            <text:p>66-115s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89</text:p>
          </table:table-cell>
          <table:table-cell office:value-type="float" office:value="340855.883663" calcext:value-type="float">
            <text:p>340855.88366300000</text:p>
          </table:table-cell>
          <table:table-cell office:value-type="float" office:value="2573.07586943" calcext:value-type="float">
            <text:p>2573.07586943000</text:p>
          </table:table-cell>
          <table:table-cell table:formula="of:=CONCATENATE([.A1068];&quot;-&quot;;[.B1068])" office:value-type="string" office:string-value="66-089" calcext:value-type="string">
            <text:p>66-08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164s</text:p>
          </table:table-cell>
          <table:table-cell office:value-type="float" office:value="8488.602294" calcext:value-type="float">
            <text:p>8488.60229400000</text:p>
          </table:table-cell>
          <table:table-cell office:value-type="float" office:value="460.619517465" calcext:value-type="float">
            <text:p>460.61951746500</text:p>
          </table:table-cell>
          <table:table-cell table:formula="of:=CONCATENATE([.A1069];&quot;-&quot;;[.B1069])" office:value-type="string" office:string-value="66-164s" calcext:value-type="string">
            <text:p>66-164s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190s</text:p>
          </table:table-cell>
          <table:table-cell office:value-type="float" office:value="202274.45478" calcext:value-type="float">
            <text:p>202274.45478000000</text:p>
          </table:table-cell>
          <table:table-cell office:value-type="float" office:value="1843.9467575" calcext:value-type="float">
            <text:p>1843.94675750000</text:p>
          </table:table-cell>
          <table:table-cell table:formula="of:=CONCATENATE([.A1070];&quot;-&quot;;[.B1070])" office:value-type="string" office:string-value="66-190s" calcext:value-type="string">
            <text:p>66-190s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71</text:p>
          </table:table-cell>
          <table:table-cell office:value-type="float" office:value="763967.318535" calcext:value-type="float">
            <text:p>763967.31853500000</text:p>
          </table:table-cell>
          <table:table-cell office:value-type="float" office:value="4980.75676086" calcext:value-type="float">
            <text:p>4980.75676086000</text:p>
          </table:table-cell>
          <table:table-cell table:formula="of:=CONCATENATE([.A1071];&quot;-&quot;;[.B1071])" office:value-type="string" office:string-value="66-171" calcext:value-type="string">
            <text:p>66-17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101s</text:p>
          </table:table-cell>
          <table:table-cell office:value-type="float" office:value="5433.5088635" calcext:value-type="float">
            <text:p>5433.50886350000</text:p>
          </table:table-cell>
          <table:table-cell office:value-type="float" office:value="326.745180211" calcext:value-type="float">
            <text:p>326.74518021100</text:p>
          </table:table-cell>
          <table:table-cell table:formula="of:=CONCATENATE([.A1072];&quot;-&quot;;[.B1072])" office:value-type="string" office:string-value="66-101s" calcext:value-type="string">
            <text:p>66-101s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47</text:p>
          </table:table-cell>
          <table:table-cell office:value-type="float" office:value="374048.24746" calcext:value-type="float">
            <text:p>374048.24746000000</text:p>
          </table:table-cell>
          <table:table-cell office:value-type="float" office:value="3860.97372231" calcext:value-type="float">
            <text:p>3860.97372231000</text:p>
          </table:table-cell>
          <table:table-cell table:formula="of:=CONCATENATE([.A1073];&quot;-&quot;;[.B1073])" office:value-type="string" office:string-value="66-147" calcext:value-type="string">
            <text:p>66-14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44</text:p>
          </table:table-cell>
          <table:table-cell office:value-type="float" office:value="85471.772836" calcext:value-type="float">
            <text:p>85471.77283600000</text:p>
          </table:table-cell>
          <table:table-cell office:value-type="float" office:value="1391.06227408" calcext:value-type="float">
            <text:p>1391.06227408000</text:p>
          </table:table-cell>
          <table:table-cell table:formula="of:=CONCATENATE([.A1074];&quot;-&quot;;[.B1074])" office:value-type="string" office:string-value="62-244" calcext:value-type="string">
            <text:p>62-24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68</text:p>
          </table:table-cell>
          <table:table-cell office:value-type="float" office:value="89472.2588185" calcext:value-type="float">
            <text:p>89472.25881850000</text:p>
          </table:table-cell>
          <table:table-cell office:value-type="float" office:value="1843.64484582" calcext:value-type="float">
            <text:p>1843.64484582000</text:p>
          </table:table-cell>
          <table:table-cell table:formula="of:=CONCATENATE([.A1075];&quot;-&quot;;[.B1075])" office:value-type="string" office:string-value="66-068" calcext:value-type="string">
            <text:p>66-06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65</text:p>
          </table:table-cell>
          <table:table-cell office:value-type="float" office:value="20917.007217" calcext:value-type="float">
            <text:p>20917.00721700000</text:p>
          </table:table-cell>
          <table:table-cell office:value-type="float" office:value="619.188939392" calcext:value-type="float">
            <text:p>619.18893939200</text:p>
          </table:table-cell>
          <table:table-cell table:formula="of:=CONCATENATE([.A1076];&quot;-&quot;;[.B1076])" office:value-type="string" office:string-value="62-065" calcext:value-type="string">
            <text:p>62-06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90</text:p>
          </table:table-cell>
          <table:table-cell office:value-type="float" office:value="222695.493783" calcext:value-type="float">
            <text:p>222695.49378300000</text:p>
          </table:table-cell>
          <table:table-cell office:value-type="float" office:value="2362.38566906" calcext:value-type="float">
            <text:p>2362.38566906000</text:p>
          </table:table-cell>
          <table:table-cell table:formula="of:=CONCATENATE([.A1077];&quot;-&quot;;[.B1077])" office:value-type="string" office:string-value="62-090" calcext:value-type="string">
            <text:p>62-09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27</text:p>
          </table:table-cell>
          <table:table-cell office:value-type="float" office:value="124914.598306" calcext:value-type="float">
            <text:p>124914.59830600000</text:p>
          </table:table-cell>
          <table:table-cell office:value-type="float" office:value="1836.84232435" calcext:value-type="float">
            <text:p>1836.84232435000</text:p>
          </table:table-cell>
          <table:table-cell table:formula="of:=CONCATENATE([.A1078];&quot;-&quot;;[.B1078])" office:value-type="string" office:string-value="62-227" calcext:value-type="string">
            <text:p>62-22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04</text:p>
          </table:table-cell>
          <table:table-cell office:value-type="float" office:value="3958204.58793" calcext:value-type="float">
            <text:p>3958204.58793000000</text:p>
          </table:table-cell>
          <table:table-cell office:value-type="float" office:value="8377.95155456" calcext:value-type="float">
            <text:p>8377.95155456000</text:p>
          </table:table-cell>
          <table:table-cell table:formula="of:=CONCATENATE([.A1079];&quot;-&quot;;[.B1079])" office:value-type="string" office:string-value="52-004" calcext:value-type="string">
            <text:p>52-00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16</text:p>
          </table:table-cell>
          <table:table-cell office:value-type="float" office:value="60650.3895945" calcext:value-type="float">
            <text:p>60650.38959450000</text:p>
          </table:table-cell>
          <table:table-cell office:value-type="float" office:value="1452.23451303" calcext:value-type="float">
            <text:p>1452.23451303000</text:p>
          </table:table-cell>
          <table:table-cell table:formula="of:=CONCATENATE([.A1080];&quot;-&quot;;[.B1080])" office:value-type="string" office:string-value="66-016" calcext:value-type="string">
            <text:p>66-016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11</text:p>
          </table:table-cell>
          <table:table-cell office:value-type="float" office:value="5057301.22136" calcext:value-type="float">
            <text:p>5057301.22136000000</text:p>
          </table:table-cell>
          <table:table-cell office:value-type="float" office:value="12209.4530517" calcext:value-type="float">
            <text:p>12209.45305170000</text:p>
          </table:table-cell>
          <table:table-cell table:formula="of:=CONCATENATE([.A1081];&quot;-&quot;;[.B1081])" office:value-type="string" office:string-value="52-211" calcext:value-type="string">
            <text:p>52-21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65</text:p>
          </table:table-cell>
          <table:table-cell office:value-type="float" office:value="125295.643955" calcext:value-type="float">
            <text:p>125295.64395500000</text:p>
          </table:table-cell>
          <table:table-cell office:value-type="float" office:value="1985.4523461" calcext:value-type="float">
            <text:p>1985.45234610000</text:p>
          </table:table-cell>
          <table:table-cell table:formula="of:=CONCATENATE([.A1082];&quot;-&quot;;[.B1082])" office:value-type="string" office:string-value="66-065" calcext:value-type="string">
            <text:p>66-06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48</text:p>
          </table:table-cell>
          <table:table-cell office:value-type="float" office:value="52307.0933025" calcext:value-type="float">
            <text:p>52307.09330250000</text:p>
          </table:table-cell>
          <table:table-cell office:value-type="float" office:value="1016.31430058" calcext:value-type="float">
            <text:p>1016.31430058000</text:p>
          </table:table-cell>
          <table:table-cell table:formula="of:=CONCATENATE([.A1083];&quot;-&quot;;[.B1083])" office:value-type="string" office:string-value="62-248" calcext:value-type="string">
            <text:p>62-24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70</text:p>
          </table:table-cell>
          <table:table-cell office:value-type="float" office:value="101965.208336" calcext:value-type="float">
            <text:p>101965.20833600000</text:p>
          </table:table-cell>
          <table:table-cell office:value-type="float" office:value="1566.3573783" calcext:value-type="float">
            <text:p>1566.35737830000</text:p>
          </table:table-cell>
          <table:table-cell table:formula="of:=CONCATENATE([.A1084];&quot;-&quot;;[.B1084])" office:value-type="string" office:string-value="66-170" calcext:value-type="string">
            <text:p>66-17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36</text:p>
          </table:table-cell>
          <table:table-cell office:value-type="float" office:value="154018.491569" calcext:value-type="float">
            <text:p>154018.49156900000</text:p>
          </table:table-cell>
          <table:table-cell office:value-type="float" office:value="1707.67064763" calcext:value-type="float">
            <text:p>1707.67064763000</text:p>
          </table:table-cell>
          <table:table-cell table:formula="of:=CONCATENATE([.A1085];&quot;-&quot;;[.B1085])" office:value-type="string" office:string-value="52-136" calcext:value-type="string">
            <text:p>52-136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98</text:p>
          </table:table-cell>
          <table:table-cell office:value-type="float" office:value="548334.700812" calcext:value-type="float">
            <text:p>548334.70081200000</text:p>
          </table:table-cell>
          <table:table-cell office:value-type="float" office:value="3339.86411084" calcext:value-type="float">
            <text:p>3339.86411084000</text:p>
          </table:table-cell>
          <table:table-cell table:formula="of:=CONCATENATE([.A1086];&quot;-&quot;;[.B1086])" office:value-type="string" office:string-value="52-198" calcext:value-type="string">
            <text:p>52-19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89</text:p>
          </table:table-cell>
          <table:table-cell office:value-type="float" office:value="120036.409798" calcext:value-type="float">
            <text:p>120036.40979800000</text:p>
          </table:table-cell>
          <table:table-cell office:value-type="float" office:value="1776.21169827" calcext:value-type="float">
            <text:p>1776.21169827000</text:p>
          </table:table-cell>
          <table:table-cell table:formula="of:=CONCATENATE([.A1087];&quot;-&quot;;[.B1087])" office:value-type="string" office:string-value="66-189" calcext:value-type="string">
            <text:p>66-18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05</text:p>
          </table:table-cell>
          <table:table-cell office:value-type="float" office:value="20969640.8143" calcext:value-type="float">
            <text:p>20969640.81430000000</text:p>
          </table:table-cell>
          <table:table-cell office:value-type="float" office:value="24870.8284621" calcext:value-type="float">
            <text:p>24870.82846210000</text:p>
          </table:table-cell>
          <table:table-cell table:formula="of:=CONCATENATE([.A1088];&quot;-&quot;;[.B1088])" office:value-type="string" office:string-value="52-205" calcext:value-type="string">
            <text:p>52-20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38</text:p>
          </table:table-cell>
          <table:table-cell office:value-type="float" office:value="3460.202928" calcext:value-type="float">
            <text:p>3460.20292800000</text:p>
          </table:table-cell>
          <table:table-cell office:value-type="float" office:value="254.642698587" calcext:value-type="float">
            <text:p>254.64269858700</text:p>
          </table:table-cell>
          <table:table-cell table:formula="of:=CONCATENATE([.A1089];&quot;-&quot;;[.B1089])" office:value-type="string" office:string-value="62-438" calcext:value-type="string">
            <text:p>62-43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52</text:p>
          </table:table-cell>
          <table:table-cell office:value-type="float" office:value="64111.829204" calcext:value-type="float">
            <text:p>64111.82920400000</text:p>
          </table:table-cell>
          <table:table-cell office:value-type="float" office:value="1223.47630668" calcext:value-type="float">
            <text:p>1223.47630668000</text:p>
          </table:table-cell>
          <table:table-cell table:formula="of:=CONCATENATE([.A1090];&quot;-&quot;;[.B1090])" office:value-type="string" office:string-value="62-152" calcext:value-type="string">
            <text:p>62-15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87</text:p>
          </table:table-cell>
          <table:table-cell office:value-type="float" office:value="302101.849393" calcext:value-type="float">
            <text:p>302101.84939300000</text:p>
          </table:table-cell>
          <table:table-cell office:value-type="float" office:value="2744.69066327" calcext:value-type="float">
            <text:p>2744.69066327000</text:p>
          </table:table-cell>
          <table:table-cell table:formula="of:=CONCATENATE([.A1091];&quot;-&quot;;[.B1091])" office:value-type="string" office:string-value="66-087" calcext:value-type="string">
            <text:p>66-08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80</text:p>
          </table:table-cell>
          <table:table-cell office:value-type="float" office:value="10851.6365915" calcext:value-type="float">
            <text:p>10851.63659150000</text:p>
          </table:table-cell>
          <table:table-cell office:value-type="float" office:value="454.602455777" calcext:value-type="float">
            <text:p>454.60245577700</text:p>
          </table:table-cell>
          <table:table-cell table:formula="of:=CONCATENATE([.A1092];&quot;-&quot;;[.B1092])" office:value-type="string" office:string-value="66-480" calcext:value-type="string">
            <text:p>66-48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85</text:p>
          </table:table-cell>
          <table:table-cell office:value-type="float" office:value="174416.144155" calcext:value-type="float">
            <text:p>174416.14415500000</text:p>
          </table:table-cell>
          <table:table-cell office:value-type="float" office:value="2370.44139562" calcext:value-type="float">
            <text:p>2370.44139562000</text:p>
          </table:table-cell>
          <table:table-cell table:formula="of:=CONCATENATE([.A1093];&quot;-&quot;;[.B1093])" office:value-type="string" office:string-value="62-185" calcext:value-type="string">
            <text:p>62-18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34</text:p>
          </table:table-cell>
          <table:table-cell office:value-type="float" office:value="67528.929008" calcext:value-type="float">
            <text:p>67528.92900800000</text:p>
          </table:table-cell>
          <table:table-cell office:value-type="float" office:value="1140.15366892" calcext:value-type="float">
            <text:p>1140.15366892000</text:p>
          </table:table-cell>
          <table:table-cell table:formula="of:=CONCATENATE([.A1094];&quot;-&quot;;[.B1094])" office:value-type="string" office:string-value="62-234" calcext:value-type="string">
            <text:p>62-23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23</text:p>
          </table:table-cell>
          <table:table-cell office:value-type="float" office:value="266856.428231" calcext:value-type="float">
            <text:p>266856.42823100000</text:p>
          </table:table-cell>
          <table:table-cell office:value-type="float" office:value="2665.05221326" calcext:value-type="float">
            <text:p>2665.05221326000</text:p>
          </table:table-cell>
          <table:table-cell table:formula="of:=CONCATENATE([.A1095];&quot;-&quot;;[.B1095])" office:value-type="string" office:string-value="62-223" calcext:value-type="string">
            <text:p>62-22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46</text:p>
          </table:table-cell>
          <table:table-cell office:value-type="float" office:value="14837.817787" calcext:value-type="float">
            <text:p>14837.81778700000</text:p>
          </table:table-cell>
          <table:table-cell office:value-type="float" office:value="690.952673785" calcext:value-type="float">
            <text:p>690.95267378500</text:p>
          </table:table-cell>
          <table:table-cell table:formula="of:=CONCATENATE([.A1096];&quot;-&quot;;[.B1096])" office:value-type="string" office:string-value="62-046" calcext:value-type="string">
            <text:p>62-04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41</text:p>
          </table:table-cell>
          <table:table-cell office:value-type="float" office:value="182809.071792" calcext:value-type="float">
            <text:p>182809.07179200000</text:p>
          </table:table-cell>
          <table:table-cell office:value-type="float" office:value="2020.09384348" calcext:value-type="float">
            <text:p>2020.09384348000</text:p>
          </table:table-cell>
          <table:table-cell table:formula="of:=CONCATENATE([.A1097];&quot;-&quot;;[.B1097])" office:value-type="string" office:string-value="66-141" calcext:value-type="string">
            <text:p>66-14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37</text:p>
          </table:table-cell>
          <table:table-cell office:value-type="float" office:value="39147.332781" calcext:value-type="float">
            <text:p>39147.33278100000</text:p>
          </table:table-cell>
          <table:table-cell office:value-type="float" office:value="926.971524978" calcext:value-type="float">
            <text:p>926.97152497800</text:p>
          </table:table-cell>
          <table:table-cell table:formula="of:=CONCATENATE([.A1098];&quot;-&quot;;[.B1098])" office:value-type="string" office:string-value="62-137" calcext:value-type="string">
            <text:p>62-13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81</text:p>
          </table:table-cell>
          <table:table-cell office:value-type="float" office:value="97550.1915735" calcext:value-type="float">
            <text:p>97550.19157350000</text:p>
          </table:table-cell>
          <table:table-cell office:value-type="float" office:value="1270.30790167" calcext:value-type="float">
            <text:p>1270.30790167000</text:p>
          </table:table-cell>
          <table:table-cell table:formula="of:=CONCATENATE([.A1099];&quot;-&quot;;[.B1099])" office:value-type="string" office:string-value="62-081" calcext:value-type="string">
            <text:p>62-08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43</text:p>
          </table:table-cell>
          <table:table-cell office:value-type="float" office:value="90012.228981" calcext:value-type="float">
            <text:p>90012.22898100000</text:p>
          </table:table-cell>
          <table:table-cell office:value-type="float" office:value="1970.88886815" calcext:value-type="float">
            <text:p>1970.88886815000</text:p>
          </table:table-cell>
          <table:table-cell table:formula="of:=CONCATENATE([.A1100];&quot;-&quot;;[.B1100])" office:value-type="string" office:string-value="62-243" calcext:value-type="string">
            <text:p>62-24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40</text:p>
          </table:table-cell>
          <table:table-cell office:value-type="float" office:value="2098.0498255" calcext:value-type="float">
            <text:p>2098.04982550000</text:p>
          </table:table-cell>
          <table:table-cell office:value-type="float" office:value="200.268735821" calcext:value-type="float">
            <text:p>200.26873582100</text:p>
          </table:table-cell>
          <table:table-cell table:formula="of:=CONCATENATE([.A1101];&quot;-&quot;;[.B1101])" office:value-type="string" office:string-value="62-440" calcext:value-type="string">
            <text:p>62-44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29</text:p>
          </table:table-cell>
          <table:table-cell office:value-type="float" office:value="105710.022856" calcext:value-type="float">
            <text:p>105710.02285600000</text:p>
          </table:table-cell>
          <table:table-cell office:value-type="float" office:value="1392.51109003" calcext:value-type="float">
            <text:p>1392.51109003000</text:p>
          </table:table-cell>
          <table:table-cell table:formula="of:=CONCATENATE([.A1102];&quot;-&quot;;[.B1102])" office:value-type="string" office:string-value="62-129" calcext:value-type="string">
            <text:p>62-12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01</text:p>
          </table:table-cell>
          <table:table-cell office:value-type="float" office:value="49437.7458995" calcext:value-type="float">
            <text:p>49437.74589950000</text:p>
          </table:table-cell>
          <table:table-cell office:value-type="float" office:value="1075.82226521" calcext:value-type="float">
            <text:p>1075.82226521000</text:p>
          </table:table-cell>
          <table:table-cell table:formula="of:=CONCATENATE([.A1103];&quot;-&quot;;[.B1103])" office:value-type="string" office:string-value="62-201" calcext:value-type="string">
            <text:p>62-20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32</text:p>
          </table:table-cell>
          <table:table-cell office:value-type="float" office:value="238326.473576" calcext:value-type="float">
            <text:p>238326.47357600000</text:p>
          </table:table-cell>
          <table:table-cell office:value-type="float" office:value="2686.50387749" calcext:value-type="float">
            <text:p>2686.50387749000</text:p>
          </table:table-cell>
          <table:table-cell table:formula="of:=CONCATENATE([.A1104];&quot;-&quot;;[.B1104])" office:value-type="string" office:string-value="66-032" calcext:value-type="string">
            <text:p>66-03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14</text:p>
          </table:table-cell>
          <table:table-cell office:value-type="float" office:value="165741.61881" calcext:value-type="float">
            <text:p>165741.61881000000</text:p>
          </table:table-cell>
          <table:table-cell office:value-type="float" office:value="2389.62844109" calcext:value-type="float">
            <text:p>2389.62844109000</text:p>
          </table:table-cell>
          <table:table-cell table:formula="of:=CONCATENATE([.A1105];&quot;-&quot;;[.B1105])" office:value-type="string" office:string-value="66-114" calcext:value-type="string">
            <text:p>66-11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34</text:p>
          </table:table-cell>
          <table:table-cell office:value-type="float" office:value="84035.8872055" calcext:value-type="float">
            <text:p>84035.88720550000</text:p>
          </table:table-cell>
          <table:table-cell office:value-type="float" office:value="1396.20337832" calcext:value-type="float">
            <text:p>1396.20337832000</text:p>
          </table:table-cell>
          <table:table-cell table:formula="of:=CONCATENATE([.A1106];&quot;-&quot;;[.B1106])" office:value-type="string" office:string-value="52-034" calcext:value-type="string">
            <text:p>52-03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040s</text:p>
          </table:table-cell>
          <table:table-cell office:value-type="float" office:value="16795.4161695" calcext:value-type="float">
            <text:p>16795.41616950000</text:p>
          </table:table-cell>
          <table:table-cell office:value-type="float" office:value="655.193068267" calcext:value-type="float">
            <text:p>655.19306826700</text:p>
          </table:table-cell>
          <table:table-cell table:formula="of:=CONCATENATE([.A1107];&quot;-&quot;;[.B1107])" office:value-type="string" office:string-value="52-040s" calcext:value-type="string">
            <text:p>52-040s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49</text:p>
          </table:table-cell>
          <table:table-cell office:value-type="float" office:value="377572.950733" calcext:value-type="float">
            <text:p>377572.95073300000</text:p>
          </table:table-cell>
          <table:table-cell office:value-type="float" office:value="2969.30204019" calcext:value-type="float">
            <text:p>2969.30204019000</text:p>
          </table:table-cell>
          <table:table-cell table:formula="of:=CONCATENATE([.A1108];&quot;-&quot;;[.B1108])" office:value-type="string" office:string-value="52-049" calcext:value-type="string">
            <text:p>52-04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13</text:p>
          </table:table-cell>
          <table:table-cell office:value-type="float" office:value="3892922.92759" calcext:value-type="float">
            <text:p>3892922.92759000000</text:p>
          </table:table-cell>
          <table:table-cell office:value-type="float" office:value="10249.896577" calcext:value-type="float">
            <text:p>10249.89657700000</text:p>
          </table:table-cell>
          <table:table-cell table:formula="of:=CONCATENATE([.A1109];&quot;-&quot;;[.B1109])" office:value-type="string" office:string-value="52-213" calcext:value-type="string">
            <text:p>52-21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229s</text:p>
          </table:table-cell>
          <table:table-cell office:value-type="float" office:value="13176.76245" calcext:value-type="float">
            <text:p>13176.76245000000</text:p>
          </table:table-cell>
          <table:table-cell office:value-type="float" office:value="462.752797532" calcext:value-type="float">
            <text:p>462.75279753200</text:p>
          </table:table-cell>
          <table:table-cell table:formula="of:=CONCATENATE([.A1110];&quot;-&quot;;[.B1110])" office:value-type="string" office:string-value="52-229s" calcext:value-type="string">
            <text:p>52-229s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44</text:p>
          </table:table-cell>
          <table:table-cell office:value-type="float" office:value="271141.066096" calcext:value-type="float">
            <text:p>271141.06609600000</text:p>
          </table:table-cell>
          <table:table-cell office:value-type="float" office:value="2966.40154762" calcext:value-type="float">
            <text:p>2966.40154762000</text:p>
          </table:table-cell>
          <table:table-cell table:formula="of:=CONCATENATE([.A1111];&quot;-&quot;;[.B1111])" office:value-type="string" office:string-value="52-044" calcext:value-type="string">
            <text:p>52-04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45</text:p>
          </table:table-cell>
          <table:table-cell office:value-type="float" office:value="24452.486305" calcext:value-type="float">
            <text:p>24452.48630500000</text:p>
          </table:table-cell>
          <table:table-cell office:value-type="float" office:value="666.750501391" calcext:value-type="float">
            <text:p>666.75050139100</text:p>
          </table:table-cell>
          <table:table-cell table:formula="of:=CONCATENATE([.A1112];&quot;-&quot;;[.B1112])" office:value-type="string" office:string-value="52-245" calcext:value-type="string">
            <text:p>52-24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167s</text:p>
          </table:table-cell>
          <table:table-cell office:value-type="float" office:value="5604.42504" calcext:value-type="float">
            <text:p>5604.42504000000</text:p>
          </table:table-cell>
          <table:table-cell office:value-type="float" office:value="353.935195709" calcext:value-type="float">
            <text:p>353.93519570900</text:p>
          </table:table-cell>
          <table:table-cell table:formula="of:=CONCATENATE([.A1113];&quot;-&quot;;[.B1113])" office:value-type="string" office:string-value="62-167s" calcext:value-type="string">
            <text:p>62-167s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61</text:p>
          </table:table-cell>
          <table:table-cell office:value-type="float" office:value="240482.165815" calcext:value-type="float">
            <text:p>240482.16581500000</text:p>
          </table:table-cell>
          <table:table-cell office:value-type="float" office:value="2514.6090915" calcext:value-type="float">
            <text:p>2514.60909150000</text:p>
          </table:table-cell>
          <table:table-cell table:formula="of:=CONCATENATE([.A1114];&quot;-&quot;;[.B1114])" office:value-type="string" office:string-value="62-261" calcext:value-type="string">
            <text:p>62-26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079s</text:p>
          </table:table-cell>
          <table:table-cell office:value-type="float" office:value="3202.86162" calcext:value-type="float">
            <text:p>3202.86162000000</text:p>
          </table:table-cell>
          <table:table-cell office:value-type="float" office:value="226.565686528" calcext:value-type="float">
            <text:p>226.56568652800</text:p>
          </table:table-cell>
          <table:table-cell table:formula="of:=CONCATENATE([.A1115];&quot;-&quot;;[.B1115])" office:value-type="string" office:string-value="62-079s" calcext:value-type="string">
            <text:p>62-079s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24</text:p>
          </table:table-cell>
          <table:table-cell office:value-type="float" office:value="242195.349653" calcext:value-type="float">
            <text:p>242195.34965300000</text:p>
          </table:table-cell>
          <table:table-cell office:value-type="float" office:value="4465.68396143" calcext:value-type="float">
            <text:p>4465.68396143000</text:p>
          </table:table-cell>
          <table:table-cell table:formula="of:=CONCATENATE([.A1116];&quot;-&quot;;[.B1116])" office:value-type="string" office:string-value="62-224" calcext:value-type="string">
            <text:p>62-22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226s</text:p>
          </table:table-cell>
          <table:table-cell office:value-type="float" office:value="54157.18385" calcext:value-type="float">
            <text:p>54157.18385000000</text:p>
          </table:table-cell>
          <table:table-cell office:value-type="float" office:value="959.407660199" calcext:value-type="float">
            <text:p>959.40766019900</text:p>
          </table:table-cell>
          <table:table-cell table:formula="of:=CONCATENATE([.A1117];&quot;-&quot;;[.B1117])" office:value-type="string" office:string-value="62-226s" calcext:value-type="string">
            <text:p>62-226s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225s</text:p>
          </table:table-cell>
          <table:table-cell office:value-type="float" office:value="43222.551676" calcext:value-type="float">
            <text:p>43222.55167600000</text:p>
          </table:table-cell>
          <table:table-cell office:value-type="float" office:value="1245.35175666" calcext:value-type="float">
            <text:p>1245.35175666000</text:p>
          </table:table-cell>
          <table:table-cell table:formula="of:=CONCATENATE([.A1118];&quot;-&quot;;[.B1118])" office:value-type="string" office:string-value="62-225s" calcext:value-type="string">
            <text:p>62-225s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257s</text:p>
          </table:table-cell>
          <table:table-cell office:value-type="float" office:value="4386.3587" calcext:value-type="float">
            <text:p>4386.35870000000</text:p>
          </table:table-cell>
          <table:table-cell office:value-type="float" office:value="346.291382094" calcext:value-type="float">
            <text:p>346.29138209400</text:p>
          </table:table-cell>
          <table:table-cell table:formula="of:=CONCATENATE([.A1119];&quot;-&quot;;[.B1119])" office:value-type="string" office:string-value="62-257s" calcext:value-type="string">
            <text:p>62-257s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16</text:p>
          </table:table-cell>
          <table:table-cell office:value-type="float" office:value="208109.621998" calcext:value-type="float">
            <text:p>208109.62199800000</text:p>
          </table:table-cell>
          <table:table-cell office:value-type="float" office:value="2907.69122526" calcext:value-type="float">
            <text:p>2907.69122526000</text:p>
          </table:table-cell>
          <table:table-cell table:formula="of:=CONCATENATE([.A1120];&quot;-&quot;;[.B1120])" office:value-type="string" office:string-value="66-116" calcext:value-type="string">
            <text:p>66-11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035s</text:p>
          </table:table-cell>
          <table:table-cell office:value-type="float" office:value="6032.579287" calcext:value-type="float">
            <text:p>6032.57928700000</text:p>
          </table:table-cell>
          <table:table-cell office:value-type="float" office:value="313.463266995" calcext:value-type="float">
            <text:p>313.46326699500</text:p>
          </table:table-cell>
          <table:table-cell table:formula="of:=CONCATENATE([.A1121];&quot;-&quot;;[.B1121])" office:value-type="string" office:string-value="66-035s" calcext:value-type="string">
            <text:p>66-035s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01</text:p>
          </table:table-cell>
          <table:table-cell office:value-type="float" office:value="134839.36331" calcext:value-type="float">
            <text:p>134839.36331000000</text:p>
          </table:table-cell>
          <table:table-cell office:value-type="float" office:value="2502.01052872" calcext:value-type="float">
            <text:p>2502.01052872000</text:p>
          </table:table-cell>
          <table:table-cell table:formula="of:=CONCATENATE([.A1122];&quot;-&quot;;[.B1122])" office:value-type="string" office:string-value="66-001" calcext:value-type="string">
            <text:p>66-00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49</text:p>
          </table:table-cell>
          <table:table-cell office:value-type="float" office:value="56627.9802735" calcext:value-type="float">
            <text:p>56627.98027350000</text:p>
          </table:table-cell>
          <table:table-cell office:value-type="float" office:value="2221.29271347" calcext:value-type="float">
            <text:p>2221.29271347000</text:p>
          </table:table-cell>
          <table:table-cell table:formula="of:=CONCATENATE([.A1123];&quot;-&quot;;[.B1123])" office:value-type="string" office:string-value="66-149" calcext:value-type="string">
            <text:p>66-14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92</text:p>
          </table:table-cell>
          <table:table-cell office:value-type="float" office:value="33695.5761625" calcext:value-type="float">
            <text:p>33695.57616250000</text:p>
          </table:table-cell>
          <table:table-cell office:value-type="float" office:value="922.000875781" calcext:value-type="float">
            <text:p>922.00087578100</text:p>
          </table:table-cell>
          <table:table-cell table:formula="of:=CONCATENATE([.A1124];&quot;-&quot;;[.B1124])" office:value-type="string" office:string-value="62-092" calcext:value-type="string">
            <text:p>62-09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12</text:p>
          </table:table-cell>
          <table:table-cell office:value-type="float" office:value="61705.839833" calcext:value-type="float">
            <text:p>61705.83983300000</text:p>
          </table:table-cell>
          <table:table-cell office:value-type="float" office:value="1025.31651676" calcext:value-type="float">
            <text:p>1025.31651676000</text:p>
          </table:table-cell>
          <table:table-cell table:formula="of:=CONCATENATE([.A1125];&quot;-&quot;;[.B1125])" office:value-type="string" office:string-value="62-112" calcext:value-type="string">
            <text:p>62-11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75</text:p>
          </table:table-cell>
          <table:table-cell office:value-type="float" office:value="58090.7245255" calcext:value-type="float">
            <text:p>58090.72452550000</text:p>
          </table:table-cell>
          <table:table-cell office:value-type="float" office:value="1188.27735823" calcext:value-type="float">
            <text:p>1188.27735823000</text:p>
          </table:table-cell>
          <table:table-cell table:formula="of:=CONCATENATE([.A1126];&quot;-&quot;;[.B1126])" office:value-type="string" office:string-value="62-175" calcext:value-type="string">
            <text:p>62-17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96</text:p>
          </table:table-cell>
          <table:table-cell office:value-type="float" office:value="143731.293402" calcext:value-type="float">
            <text:p>143731.29340200000</text:p>
          </table:table-cell>
          <table:table-cell office:value-type="float" office:value="1714.43411778" calcext:value-type="float">
            <text:p>1714.43411778000</text:p>
          </table:table-cell>
          <table:table-cell table:formula="of:=CONCATENATE([.A1127];&quot;-&quot;;[.B1127])" office:value-type="string" office:string-value="62-196" calcext:value-type="string">
            <text:p>62-19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56</text:p>
          </table:table-cell>
          <table:table-cell office:value-type="float" office:value="68265.6042695" calcext:value-type="float">
            <text:p>68265.60426950000</text:p>
          </table:table-cell>
          <table:table-cell office:value-type="float" office:value="1770.1514739" calcext:value-type="float">
            <text:p>1770.15147390000</text:p>
          </table:table-cell>
          <table:table-cell table:formula="of:=CONCATENATE([.A1128];&quot;-&quot;;[.B1128])" office:value-type="string" office:string-value="62-056" calcext:value-type="string">
            <text:p>62-05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42</text:p>
          </table:table-cell>
          <table:table-cell office:value-type="float" office:value="202039.242512" calcext:value-type="float">
            <text:p>202039.24251200000</text:p>
          </table:table-cell>
          <table:table-cell office:value-type="float" office:value="2884.86822885" calcext:value-type="float">
            <text:p>2884.86822885000</text:p>
          </table:table-cell>
          <table:table-cell table:formula="of:=CONCATENATE([.A1129];&quot;-&quot;;[.B1129])" office:value-type="string" office:string-value="66-142" calcext:value-type="string">
            <text:p>66-14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95</text:p>
          </table:table-cell>
          <table:table-cell office:value-type="float" office:value="365344.638601" calcext:value-type="float">
            <text:p>365344.63860100000</text:p>
          </table:table-cell>
          <table:table-cell office:value-type="float" office:value="4617.81613604" calcext:value-type="float">
            <text:p>4617.81613604000</text:p>
          </table:table-cell>
          <table:table-cell table:formula="of:=CONCATENATE([.A1130];&quot;-&quot;;[.B1130])" office:value-type="string" office:string-value="66-095" calcext:value-type="string">
            <text:p>66-09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40</text:p>
          </table:table-cell>
          <table:table-cell office:value-type="float" office:value="12306069.6775" calcext:value-type="float">
            <text:p>12306069.67750000000</text:p>
          </table:table-cell>
          <table:table-cell office:value-type="float" office:value="16385.237524" calcext:value-type="float">
            <text:p>16385.23752400000</text:p>
          </table:table-cell>
          <table:table-cell table:formula="of:=CONCATENATE([.A1131];&quot;-&quot;;[.B1131])" office:value-type="string" office:string-value="52-240" calcext:value-type="string">
            <text:p>52-24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76</text:p>
          </table:table-cell>
          <table:table-cell office:value-type="float" office:value="218161.50098" calcext:value-type="float">
            <text:p>218161.50098000000</text:p>
          </table:table-cell>
          <table:table-cell office:value-type="float" office:value="3428.99091572" calcext:value-type="float">
            <text:p>3428.99091572000</text:p>
          </table:table-cell>
          <table:table-cell table:formula="of:=CONCATENATE([.A1132];&quot;-&quot;;[.B1132])" office:value-type="string" office:string-value="63-176" calcext:value-type="string">
            <text:p>63-17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67</text:p>
          </table:table-cell>
          <table:table-cell office:value-type="float" office:value="11385.7286265" calcext:value-type="float">
            <text:p>11385.72862650000</text:p>
          </table:table-cell>
          <table:table-cell office:value-type="float" office:value="474.560269823" calcext:value-type="float">
            <text:p>474.56026982300</text:p>
          </table:table-cell>
          <table:table-cell table:formula="of:=CONCATENATE([.A1133];&quot;-&quot;;[.B1133])" office:value-type="string" office:string-value="64-467" calcext:value-type="string">
            <text:p>64-46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64</text:p>
          </table:table-cell>
          <table:table-cell office:value-type="float" office:value="179855.712324" calcext:value-type="float">
            <text:p>179855.71232400000</text:p>
          </table:table-cell>
          <table:table-cell office:value-type="float" office:value="2283.49602509" calcext:value-type="float">
            <text:p>2283.49602509000</text:p>
          </table:table-cell>
          <table:table-cell table:formula="of:=CONCATENATE([.A1134];&quot;-&quot;;[.B1134])" office:value-type="string" office:string-value="63-064" calcext:value-type="string">
            <text:p>63-06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23</text:p>
          </table:table-cell>
          <table:table-cell office:value-type="float" office:value="84869.0385455" calcext:value-type="float">
            <text:p>84869.03854550000</text:p>
          </table:table-cell>
          <table:table-cell office:value-type="float" office:value="2969.65020503" calcext:value-type="float">
            <text:p>2969.65020503000</text:p>
          </table:table-cell>
          <table:table-cell table:formula="of:=CONCATENATE([.A1135];&quot;-&quot;;[.B1135])" office:value-type="string" office:string-value="63-023" calcext:value-type="string">
            <text:p>63-02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49</text:p>
          </table:table-cell>
          <table:table-cell office:value-type="float" office:value="163655.340639" calcext:value-type="float">
            <text:p>163655.34063900000</text:p>
          </table:table-cell>
          <table:table-cell office:value-type="float" office:value="2318.99605126" calcext:value-type="float">
            <text:p>2318.99605126000</text:p>
          </table:table-cell>
          <table:table-cell table:formula="of:=CONCATENATE([.A1136];&quot;-&quot;;[.B1136])" office:value-type="string" office:string-value="63-049" calcext:value-type="string">
            <text:p>63-049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66</text:p>
          </table:table-cell>
          <table:table-cell office:value-type="float" office:value="147338.653642" calcext:value-type="float">
            <text:p>147338.65364200000</text:p>
          </table:table-cell>
          <table:table-cell office:value-type="float" office:value="2333.30402632" calcext:value-type="float">
            <text:p>2333.30402632000</text:p>
          </table:table-cell>
          <table:table-cell table:formula="of:=CONCATENATE([.A1137];&quot;-&quot;;[.B1137])" office:value-type="string" office:string-value="63-066" calcext:value-type="string">
            <text:p>63-066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01</text:p>
          </table:table-cell>
          <table:table-cell office:value-type="float" office:value="6023727.62241" calcext:value-type="float">
            <text:p>6023727.62241000000</text:p>
          </table:table-cell>
          <table:table-cell office:value-type="float" office:value="12422.7766386" calcext:value-type="float">
            <text:p>12422.77663860000</text:p>
          </table:table-cell>
          <table:table-cell table:formula="of:=CONCATENATE([.A1138];&quot;-&quot;;[.B1138])" office:value-type="string" office:string-value="63-001" calcext:value-type="string">
            <text:p>63-00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03</text:p>
          </table:table-cell>
          <table:table-cell office:value-type="float" office:value="1012837.50322" calcext:value-type="float">
            <text:p>1012837.50322000000</text:p>
          </table:table-cell>
          <table:table-cell office:value-type="float" office:value="4892.8519785" calcext:value-type="float">
            <text:p>4892.85197850000</text:p>
          </table:table-cell>
          <table:table-cell table:formula="of:=CONCATENATE([.A1139];&quot;-&quot;;[.B1139])" office:value-type="string" office:string-value="63-003" calcext:value-type="string">
            <text:p>63-00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98</text:p>
          </table:table-cell>
          <table:table-cell office:value-type="float" office:value="107559.937637" calcext:value-type="float">
            <text:p>107559.93763700000</text:p>
          </table:table-cell>
          <table:table-cell office:value-type="float" office:value="1563.59696787" calcext:value-type="float">
            <text:p>1563.59696787000</text:p>
          </table:table-cell>
          <table:table-cell table:formula="of:=CONCATENATE([.A1140];&quot;-&quot;;[.B1140])" office:value-type="string" office:string-value="63-198" calcext:value-type="string">
            <text:p>63-19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59</text:p>
          </table:table-cell>
          <table:table-cell office:value-type="float" office:value="14544.1973685" calcext:value-type="float">
            <text:p>14544.19736850000</text:p>
          </table:table-cell>
          <table:table-cell office:value-type="float" office:value="493.633894796" calcext:value-type="float">
            <text:p>493.63389479600</text:p>
          </table:table-cell>
          <table:table-cell table:formula="of:=CONCATENATE([.A1141];&quot;-&quot;;[.B1141])" office:value-type="string" office:string-value="64-459" calcext:value-type="string">
            <text:p>64-459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50</text:p>
          </table:table-cell>
          <table:table-cell office:value-type="float" office:value="126517.878882" calcext:value-type="float">
            <text:p>126517.87888200000</text:p>
          </table:table-cell>
          <table:table-cell office:value-type="float" office:value="1561.17190034" calcext:value-type="float">
            <text:p>1561.17190034000</text:p>
          </table:table-cell>
          <table:table-cell table:formula="of:=CONCATENATE([.A1142];&quot;-&quot;;[.B1142])" office:value-type="string" office:string-value="63-050" calcext:value-type="string">
            <text:p>63-05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62</text:p>
          </table:table-cell>
          <table:table-cell office:value-type="float" office:value="14388.5838005" calcext:value-type="float">
            <text:p>14388.58380050000</text:p>
          </table:table-cell>
          <table:table-cell office:value-type="float" office:value="475.273918385" calcext:value-type="float">
            <text:p>475.27391838500</text:p>
          </table:table-cell>
          <table:table-cell table:formula="of:=CONCATENATE([.A1143];&quot;-&quot;;[.B1143])" office:value-type="string" office:string-value="64-462" calcext:value-type="string">
            <text:p>64-46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15</text:p>
          </table:table-cell>
          <table:table-cell office:value-type="float" office:value="572987.764865" calcext:value-type="float">
            <text:p>572987.76486500000</text:p>
          </table:table-cell>
          <table:table-cell office:value-type="float" office:value="4088.76823017" calcext:value-type="float">
            <text:p>4088.76823017000</text:p>
          </table:table-cell>
          <table:table-cell table:formula="of:=CONCATENATE([.A1144];&quot;-&quot;;[.B1144])" office:value-type="string" office:string-value="64-115" calcext:value-type="string">
            <text:p>64-11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33</text:p>
          </table:table-cell>
          <table:table-cell office:value-type="float" office:value="179696.753613" calcext:value-type="float">
            <text:p>179696.75361300000</text:p>
          </table:table-cell>
          <table:table-cell office:value-type="float" office:value="2358.60414306" calcext:value-type="float">
            <text:p>2358.60414306000</text:p>
          </table:table-cell>
          <table:table-cell table:formula="of:=CONCATENATE([.A1145];&quot;-&quot;;[.B1145])" office:value-type="string" office:string-value="64-133" calcext:value-type="string">
            <text:p>64-13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31</text:p>
          </table:table-cell>
          <table:table-cell office:value-type="float" office:value="182300.495894" calcext:value-type="float">
            <text:p>182300.49589400000</text:p>
          </table:table-cell>
          <table:table-cell office:value-type="float" office:value="2100.49167624" calcext:value-type="float">
            <text:p>2100.49167624000</text:p>
          </table:table-cell>
          <table:table-cell table:formula="of:=CONCATENATE([.A1146];&quot;-&quot;;[.B1146])" office:value-type="string" office:string-value="64-131" calcext:value-type="string">
            <text:p>64-13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98</text:p>
          </table:table-cell>
          <table:table-cell office:value-type="float" office:value="138212.351477" calcext:value-type="float">
            <text:p>138212.35147700000</text:p>
          </table:table-cell>
          <table:table-cell office:value-type="float" office:value="1610.86874772" calcext:value-type="float">
            <text:p>1610.86874772000</text:p>
          </table:table-cell>
          <table:table-cell table:formula="of:=CONCATENATE([.A1147];&quot;-&quot;;[.B1147])" office:value-type="string" office:string-value="64-098" calcext:value-type="string">
            <text:p>64-09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61</text:p>
          </table:table-cell>
          <table:table-cell office:value-type="float" office:value="19140.345381" calcext:value-type="float">
            <text:p>19140.34538100000</text:p>
          </table:table-cell>
          <table:table-cell office:value-type="float" office:value="556.936296144" calcext:value-type="float">
            <text:p>556.93629614400</text:p>
          </table:table-cell>
          <table:table-cell table:formula="of:=CONCATENATE([.A1148];&quot;-&quot;;[.B1148])" office:value-type="string" office:string-value="64-461" calcext:value-type="string">
            <text:p>64-46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32</text:p>
          </table:table-cell>
          <table:table-cell office:value-type="float" office:value="124865.697876" calcext:value-type="float">
            <text:p>124865.69787600000</text:p>
          </table:table-cell>
          <table:table-cell office:value-type="float" office:value="2312.78120874" calcext:value-type="float">
            <text:p>2312.78120874000</text:p>
          </table:table-cell>
          <table:table-cell table:formula="of:=CONCATENATE([.A1149];&quot;-&quot;;[.B1149])" office:value-type="string" office:string-value="64-132" calcext:value-type="string">
            <text:p>64-13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84</text:p>
          </table:table-cell>
          <table:table-cell office:value-type="float" office:value="79446.019391" calcext:value-type="float">
            <text:p>79446.01939100000</text:p>
          </table:table-cell>
          <table:table-cell office:value-type="float" office:value="1310.87221045" calcext:value-type="float">
            <text:p>1310.87221045000</text:p>
          </table:table-cell>
          <table:table-cell table:formula="of:=CONCATENATE([.A1150];&quot;-&quot;;[.B1150])" office:value-type="string" office:string-value="64-184" calcext:value-type="string">
            <text:p>64-18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18</text:p>
          </table:table-cell>
          <table:table-cell office:value-type="float" office:value="6055.794968" calcext:value-type="float">
            <text:p>6055.79496800000</text:p>
          </table:table-cell>
          <table:table-cell office:value-type="float" office:value="312.377339765" calcext:value-type="float">
            <text:p>312.37733976500</text:p>
          </table:table-cell>
          <table:table-cell table:formula="of:=CONCATENATE([.A1151];&quot;-&quot;;[.B1151])" office:value-type="string" office:string-value="66-418" calcext:value-type="string">
            <text:p>66-41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52</text:p>
          </table:table-cell>
          <table:table-cell office:value-type="float" office:value="12491305.1046" calcext:value-type="float">
            <text:p>12491305.10460000000</text:p>
          </table:table-cell>
          <table:table-cell office:value-type="float" office:value="16900.5743137" calcext:value-type="float">
            <text:p>16900.57431370000</text:p>
          </table:table-cell>
          <table:table-cell table:formula="of:=CONCATENATE([.A1152];&quot;-&quot;;[.B1152])" office:value-type="string" office:string-value="52-252" calcext:value-type="string">
            <text:p>52-25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40</text:p>
          </table:table-cell>
          <table:table-cell office:value-type="float" office:value="36051.1666525" calcext:value-type="float">
            <text:p>36051.16665250000</text:p>
          </table:table-cell>
          <table:table-cell office:value-type="float" office:value="818.997213484" calcext:value-type="float">
            <text:p>818.99721348400</text:p>
          </table:table-cell>
          <table:table-cell table:formula="of:=CONCATENATE([.A1153];&quot;-&quot;;[.B1153])" office:value-type="string" office:string-value="65-140" calcext:value-type="string">
            <text:p>65-14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11</text:p>
          </table:table-cell>
          <table:table-cell office:value-type="float" office:value="326742.181228" calcext:value-type="float">
            <text:p>326742.18122800000</text:p>
          </table:table-cell>
          <table:table-cell office:value-type="float" office:value="3222.84907785" calcext:value-type="float">
            <text:p>3222.84907785000</text:p>
          </table:table-cell>
          <table:table-cell table:formula="of:=CONCATENATE([.A1154];&quot;-&quot;;[.B1154])" office:value-type="string" office:string-value="66-011" calcext:value-type="string">
            <text:p>66-01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13</text:p>
          </table:table-cell>
          <table:table-cell office:value-type="float" office:value="1074596.54262" calcext:value-type="float">
            <text:p>1074596.54262000000</text:p>
          </table:table-cell>
          <table:table-cell office:value-type="float" office:value="6704.32024948" calcext:value-type="float">
            <text:p>6704.32024948000</text:p>
          </table:table-cell>
          <table:table-cell table:formula="of:=CONCATENATE([.A1155];&quot;-&quot;;[.B1155])" office:value-type="string" office:string-value="52-113" calcext:value-type="string">
            <text:p>52-11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83</text:p>
          </table:table-cell>
          <table:table-cell office:value-type="float" office:value="118446.084238" calcext:value-type="float">
            <text:p>118446.08423800000</text:p>
          </table:table-cell>
          <table:table-cell office:value-type="float" office:value="1747.92146869" calcext:value-type="float">
            <text:p>1747.92146869000</text:p>
          </table:table-cell>
          <table:table-cell table:formula="of:=CONCATENATE([.A1156];&quot;-&quot;;[.B1156])" office:value-type="string" office:string-value="52-183" calcext:value-type="string">
            <text:p>52-18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46</text:p>
          </table:table-cell>
          <table:table-cell office:value-type="float" office:value="95249.299425" calcext:value-type="float">
            <text:p>95249.29942500000</text:p>
          </table:table-cell>
          <table:table-cell office:value-type="float" office:value="1354.56657742" calcext:value-type="float">
            <text:p>1354.56657742000</text:p>
          </table:table-cell>
          <table:table-cell table:formula="of:=CONCATENATE([.A1157];&quot;-&quot;;[.B1157])" office:value-type="string" office:string-value="52-146" calcext:value-type="string">
            <text:p>52-14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27</text:p>
          </table:table-cell>
          <table:table-cell office:value-type="float" office:value="229729.2837" calcext:value-type="float">
            <text:p>229729.28370000000</text:p>
          </table:table-cell>
          <table:table-cell office:value-type="float" office:value="2959.81347445" calcext:value-type="float">
            <text:p>2959.81347445000</text:p>
          </table:table-cell>
          <table:table-cell table:formula="of:=CONCATENATE([.A1158];&quot;-&quot;;[.B1158])" office:value-type="string" office:string-value="66-027" calcext:value-type="string">
            <text:p>66-02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29</text:p>
          </table:table-cell>
          <table:table-cell office:value-type="float" office:value="89513.866979" calcext:value-type="float">
            <text:p>89513.86697900000</text:p>
          </table:table-cell>
          <table:table-cell office:value-type="float" office:value="1505.82117616" calcext:value-type="float">
            <text:p>1505.82117616000</text:p>
          </table:table-cell>
          <table:table-cell table:formula="of:=CONCATENATE([.A1159];&quot;-&quot;;[.B1159])" office:value-type="string" office:string-value="66-029" calcext:value-type="string">
            <text:p>66-02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12</text:p>
          </table:table-cell>
          <table:table-cell office:value-type="float" office:value="346928.496055" calcext:value-type="float">
            <text:p>346928.49605500000</text:p>
          </table:table-cell>
          <table:table-cell office:value-type="float" office:value="3517.58248863" calcext:value-type="float">
            <text:p>3517.58248863000</text:p>
          </table:table-cell>
          <table:table-cell table:formula="of:=CONCATENATE([.A1160];&quot;-&quot;;[.B1160])" office:value-type="string" office:string-value="66-012" calcext:value-type="string">
            <text:p>66-01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45</text:p>
          </table:table-cell>
          <table:table-cell office:value-type="float" office:value="72665.044208" calcext:value-type="float">
            <text:p>72665.04420800000</text:p>
          </table:table-cell>
          <table:table-cell office:value-type="float" office:value="1947.70046722" calcext:value-type="float">
            <text:p>1947.70046722000</text:p>
          </table:table-cell>
          <table:table-cell table:formula="of:=CONCATENATE([.A1161];&quot;-&quot;;[.B1161])" office:value-type="string" office:string-value="65-045" calcext:value-type="string">
            <text:p>65-04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25</text:p>
          </table:table-cell>
          <table:table-cell office:value-type="float" office:value="216217.049086" calcext:value-type="float">
            <text:p>216217.04908600000</text:p>
          </table:table-cell>
          <table:table-cell office:value-type="float" office:value="3127.14695686" calcext:value-type="float">
            <text:p>3127.14695686000</text:p>
          </table:table-cell>
          <table:table-cell table:formula="of:=CONCATENATE([.A1162];&quot;-&quot;;[.B1162])" office:value-type="string" office:string-value="66-025" calcext:value-type="string">
            <text:p>66-02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06</text:p>
          </table:table-cell>
          <table:table-cell office:value-type="float" office:value="1091741.68445" calcext:value-type="float">
            <text:p>1091741.68445000000</text:p>
          </table:table-cell>
          <table:table-cell office:value-type="float" office:value="4807.44643518" calcext:value-type="float">
            <text:p>4807.44643518000</text:p>
          </table:table-cell>
          <table:table-cell table:formula="of:=CONCATENATE([.A1163];&quot;-&quot;;[.B1163])" office:value-type="string" office:string-value="52-206" calcext:value-type="string">
            <text:p>52-20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41</text:p>
          </table:table-cell>
          <table:table-cell office:value-type="float" office:value="27706.614168" calcext:value-type="float">
            <text:p>27706.61416800000</text:p>
          </table:table-cell>
          <table:table-cell office:value-type="float" office:value="1492.47718495" calcext:value-type="float">
            <text:p>1492.47718495000</text:p>
          </table:table-cell>
          <table:table-cell table:formula="of:=CONCATENATE([.A1164];&quot;-&quot;;[.B1164])" office:value-type="string" office:string-value="65-141" calcext:value-type="string">
            <text:p>65-14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08</text:p>
          </table:table-cell>
          <table:table-cell office:value-type="float" office:value="118373.228942" calcext:value-type="float">
            <text:p>118373.22894200000</text:p>
          </table:table-cell>
          <table:table-cell office:value-type="float" office:value="2517.62373702" calcext:value-type="float">
            <text:p>2517.62373702000</text:p>
          </table:table-cell>
          <table:table-cell table:formula="of:=CONCATENATE([.A1165];&quot;-&quot;;[.B1165])" office:value-type="string" office:string-value="52-108" calcext:value-type="string">
            <text:p>52-10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79</text:p>
          </table:table-cell>
          <table:table-cell office:value-type="float" office:value="155226.958921" calcext:value-type="float">
            <text:p>155226.95892100000</text:p>
          </table:table-cell>
          <table:table-cell office:value-type="float" office:value="3685.64913467" calcext:value-type="float">
            <text:p>3685.64913467000</text:p>
          </table:table-cell>
          <table:table-cell table:formula="of:=CONCATENATE([.A1166];&quot;-&quot;;[.B1166])" office:value-type="string" office:string-value="52-179" calcext:value-type="string">
            <text:p>52-17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79</text:p>
          </table:table-cell>
          <table:table-cell office:value-type="float" office:value="2026978.62505" calcext:value-type="float">
            <text:p>2026978.62505000000</text:p>
          </table:table-cell>
          <table:table-cell office:value-type="float" office:value="7272.11528902" calcext:value-type="float">
            <text:p>7272.11528902000</text:p>
          </table:table-cell>
          <table:table-cell table:formula="of:=CONCATENATE([.A1167];&quot;-&quot;;[.B1167])" office:value-type="string" office:string-value="52-079" calcext:value-type="string">
            <text:p>52-07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63</text:p>
          </table:table-cell>
          <table:table-cell office:value-type="float" office:value="16256319.628" calcext:value-type="float">
            <text:p>16256319.62800000000</text:p>
          </table:table-cell>
          <table:table-cell office:value-type="float" office:value="19960.4102533" calcext:value-type="float">
            <text:p>19960.41025330000</text:p>
          </table:table-cell>
          <table:table-cell table:formula="of:=CONCATENATE([.A1168];&quot;-&quot;;[.B1168])" office:value-type="string" office:string-value="52-063" calcext:value-type="string">
            <text:p>52-06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69</text:p>
          </table:table-cell>
          <table:table-cell office:value-type="float" office:value="13405017.0154" calcext:value-type="float">
            <text:p>13405017.01540000000</text:p>
          </table:table-cell>
          <table:table-cell office:value-type="float" office:value="17805.4690987" calcext:value-type="float">
            <text:p>17805.46909870000</text:p>
          </table:table-cell>
          <table:table-cell table:formula="of:=CONCATENATE([.A1169];&quot;-&quot;;[.B1169])" office:value-type="string" office:string-value="52-169" calcext:value-type="string">
            <text:p>52-16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89</text:p>
          </table:table-cell>
          <table:table-cell office:value-type="float" office:value="253740.921317" calcext:value-type="float">
            <text:p>253740.92131700000</text:p>
          </table:table-cell>
          <table:table-cell office:value-type="float" office:value="2130.21743662" calcext:value-type="float">
            <text:p>2130.21743662000</text:p>
          </table:table-cell>
          <table:table-cell table:formula="of:=CONCATENATE([.A1170];&quot;-&quot;;[.B1170])" office:value-type="string" office:string-value="52-189" calcext:value-type="string">
            <text:p>52-18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19</text:p>
          </table:table-cell>
          <table:table-cell office:value-type="float" office:value="22512554.7056" calcext:value-type="float">
            <text:p>22512554.70560000000</text:p>
          </table:table-cell>
          <table:table-cell office:value-type="float" office:value="25787.4767277" calcext:value-type="float">
            <text:p>25787.47672770000</text:p>
          </table:table-cell>
          <table:table-cell table:formula="of:=CONCATENATE([.A1171];&quot;-&quot;;[.B1171])" office:value-type="string" office:string-value="52-219" calcext:value-type="string">
            <text:p>52-21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27</text:p>
          </table:table-cell>
          <table:table-cell office:value-type="float" office:value="131302.303069" calcext:value-type="float">
            <text:p>131302.30306900000</text:p>
          </table:table-cell>
          <table:table-cell office:value-type="float" office:value="2030.40244403" calcext:value-type="float">
            <text:p>2030.40244403000</text:p>
          </table:table-cell>
          <table:table-cell table:formula="of:=CONCATENATE([.A1172];&quot;-&quot;;[.B1172])" office:value-type="string" office:string-value="52-127" calcext:value-type="string">
            <text:p>52-12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24</text:p>
          </table:table-cell>
          <table:table-cell office:value-type="float" office:value="160411.148971" calcext:value-type="float">
            <text:p>160411.14897100000</text:p>
          </table:table-cell>
          <table:table-cell office:value-type="float" office:value="1669.65283614" calcext:value-type="float">
            <text:p>1669.65283614000</text:p>
          </table:table-cell>
          <table:table-cell table:formula="of:=CONCATENATE([.A1173];&quot;-&quot;;[.B1173])" office:value-type="string" office:string-value="66-024" calcext:value-type="string">
            <text:p>66-02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55</text:p>
          </table:table-cell>
          <table:table-cell office:value-type="float" office:value="21850005.2943" calcext:value-type="float">
            <text:p>21850005.29430000000</text:p>
          </table:table-cell>
          <table:table-cell office:value-type="float" office:value="22282.5152333" calcext:value-type="float">
            <text:p>22282.51523330000</text:p>
          </table:table-cell>
          <table:table-cell table:formula="of:=CONCATENATE([.A1174];&quot;-&quot;;[.B1174])" office:value-type="string" office:string-value="52-255" calcext:value-type="string">
            <text:p>52-25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44</text:p>
          </table:table-cell>
          <table:table-cell office:value-type="float" office:value="137635.067811" calcext:value-type="float">
            <text:p>137635.06781100000</text:p>
          </table:table-cell>
          <table:table-cell office:value-type="float" office:value="1912.04251492" calcext:value-type="float">
            <text:p>1912.04251492000</text:p>
          </table:table-cell>
          <table:table-cell table:formula="of:=CONCATENATE([.A1175];&quot;-&quot;;[.B1175])" office:value-type="string" office:string-value="65-144" calcext:value-type="string">
            <text:p>65-14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43</text:p>
          </table:table-cell>
          <table:table-cell office:value-type="float" office:value="666838.652507" calcext:value-type="float">
            <text:p>666838.65250700000</text:p>
          </table:table-cell>
          <table:table-cell office:value-type="float" office:value="4323.10048545" calcext:value-type="float">
            <text:p>4323.10048545000</text:p>
          </table:table-cell>
          <table:table-cell table:formula="of:=CONCATENATE([.A1176];&quot;-&quot;;[.B1176])" office:value-type="string" office:string-value="52-243" calcext:value-type="string">
            <text:p>52-24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58</text:p>
          </table:table-cell>
          <table:table-cell office:value-type="float" office:value="32435501.3983" calcext:value-type="float">
            <text:p>32435501.39830000000</text:p>
          </table:table-cell>
          <table:table-cell office:value-type="float" office:value="31660.485059" calcext:value-type="float">
            <text:p>31660.48505900000</text:p>
          </table:table-cell>
          <table:table-cell table:formula="of:=CONCATENATE([.A1177];&quot;-&quot;;[.B1177])" office:value-type="string" office:string-value="52-258" calcext:value-type="string">
            <text:p>52-25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90</text:p>
          </table:table-cell>
          <table:table-cell office:value-type="float" office:value="383546.614123" calcext:value-type="float">
            <text:p>383546.61412300000</text:p>
          </table:table-cell>
          <table:table-cell office:value-type="float" office:value="3087.79082735" calcext:value-type="float">
            <text:p>3087.79082735000</text:p>
          </table:table-cell>
          <table:table-cell table:formula="of:=CONCATENATE([.A1178];&quot;-&quot;;[.B1178])" office:value-type="string" office:string-value="52-190" calcext:value-type="string">
            <text:p>52-19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16</text:p>
          </table:table-cell>
          <table:table-cell office:value-type="float" office:value="89471.749332" calcext:value-type="float">
            <text:p>89471.74933200000</text:p>
          </table:table-cell>
          <table:table-cell office:value-type="float" office:value="1429.43779414" calcext:value-type="float">
            <text:p>1429.43779414000</text:p>
          </table:table-cell>
          <table:table-cell table:formula="of:=CONCATENATE([.A1179];&quot;-&quot;;[.B1179])" office:value-type="string" office:string-value="52-116" calcext:value-type="string">
            <text:p>52-11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63</text:p>
          </table:table-cell>
          <table:table-cell office:value-type="float" office:value="340963.36634" calcext:value-type="float">
            <text:p>340963.36634000000</text:p>
          </table:table-cell>
          <table:table-cell office:value-type="float" office:value="3494.8227822" calcext:value-type="float">
            <text:p>3494.82278220000</text:p>
          </table:table-cell>
          <table:table-cell table:formula="of:=CONCATENATE([.A1180];&quot;-&quot;;[.B1180])" office:value-type="string" office:string-value="66-063" calcext:value-type="string">
            <text:p>66-06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05</text:p>
          </table:table-cell>
          <table:table-cell office:value-type="float" office:value="113553.775838" calcext:value-type="float">
            <text:p>113553.77583800000</text:p>
          </table:table-cell>
          <table:table-cell office:value-type="float" office:value="1820.43541669" calcext:value-type="float">
            <text:p>1820.43541669000</text:p>
          </table:table-cell>
          <table:table-cell table:formula="of:=CONCATENATE([.A1181];&quot;-&quot;;[.B1181])" office:value-type="string" office:string-value="52-105" calcext:value-type="string">
            <text:p>52-10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81</text:p>
          </table:table-cell>
          <table:table-cell office:value-type="float" office:value="128509.079159" calcext:value-type="float">
            <text:p>128509.07915900000</text:p>
          </table:table-cell>
          <table:table-cell office:value-type="float" office:value="1747.28768402" calcext:value-type="float">
            <text:p>1747.28768402000</text:p>
          </table:table-cell>
          <table:table-cell table:formula="of:=CONCATENATE([.A1182];&quot;-&quot;;[.B1182])" office:value-type="string" office:string-value="52-181" calcext:value-type="string">
            <text:p>52-18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17</text:p>
          </table:table-cell>
          <table:table-cell office:value-type="float" office:value="95239.44898" calcext:value-type="float">
            <text:p>95239.44898000000</text:p>
          </table:table-cell>
          <table:table-cell office:value-type="float" office:value="1449.32684391" calcext:value-type="float">
            <text:p>1449.32684391000</text:p>
          </table:table-cell>
          <table:table-cell table:formula="of:=CONCATENATE([.A1183];&quot;-&quot;;[.B1183])" office:value-type="string" office:string-value="52-117" calcext:value-type="string">
            <text:p>52-11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67</text:p>
          </table:table-cell>
          <table:table-cell office:value-type="float" office:value="122429.97091" calcext:value-type="float">
            <text:p>122429.97091000000</text:p>
          </table:table-cell>
          <table:table-cell office:value-type="float" office:value="1858.16266939" calcext:value-type="float">
            <text:p>1858.16266939000</text:p>
          </table:table-cell>
          <table:table-cell table:formula="of:=CONCATENATE([.A1184];&quot;-&quot;;[.B1184])" office:value-type="string" office:string-value="66-067" calcext:value-type="string">
            <text:p>66-06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73</text:p>
          </table:table-cell>
          <table:table-cell office:value-type="float" office:value="131770.096151" calcext:value-type="float">
            <text:p>131770.09615100000</text:p>
          </table:table-cell>
          <table:table-cell office:value-type="float" office:value="1887.17079433" calcext:value-type="float">
            <text:p>1887.17079433000</text:p>
          </table:table-cell>
          <table:table-cell table:formula="of:=CONCATENATE([.A1185];&quot;-&quot;;[.B1185])" office:value-type="string" office:string-value="52-173" calcext:value-type="string">
            <text:p>52-17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85</text:p>
          </table:table-cell>
          <table:table-cell office:value-type="float" office:value="168609.012659" calcext:value-type="float">
            <text:p>168609.01265900000</text:p>
          </table:table-cell>
          <table:table-cell office:value-type="float" office:value="2387.02629192" calcext:value-type="float">
            <text:p>2387.02629192000</text:p>
          </table:table-cell>
          <table:table-cell table:formula="of:=CONCATENATE([.A1186];&quot;-&quot;;[.B1186])" office:value-type="string" office:string-value="52-185" calcext:value-type="string">
            <text:p>52-18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01</text:p>
          </table:table-cell>
          <table:table-cell office:value-type="float" office:value="82974.315745" calcext:value-type="float">
            <text:p>82974.31574500000</text:p>
          </table:table-cell>
          <table:table-cell office:value-type="float" office:value="1611.52084289" calcext:value-type="float">
            <text:p>1611.52084289000</text:p>
          </table:table-cell>
          <table:table-cell table:formula="of:=CONCATENATE([.A1187];&quot;-&quot;;[.B1187])" office:value-type="string" office:string-value="52-101" calcext:value-type="string">
            <text:p>52-10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75</text:p>
          </table:table-cell>
          <table:table-cell office:value-type="float" office:value="147003.608865" calcext:value-type="float">
            <text:p>147003.60886500000</text:p>
          </table:table-cell>
          <table:table-cell office:value-type="float" office:value="2394.59577291" calcext:value-type="float">
            <text:p>2394.59577291000</text:p>
          </table:table-cell>
          <table:table-cell table:formula="of:=CONCATENATE([.A1188];&quot;-&quot;;[.B1188])" office:value-type="string" office:string-value="52-175" calcext:value-type="string">
            <text:p>52-17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81</text:p>
          </table:table-cell>
          <table:table-cell office:value-type="float" office:value="55933.3511175" calcext:value-type="float">
            <text:p>55933.35111750000</text:p>
          </table:table-cell>
          <table:table-cell office:value-type="float" office:value="1529.72290828" calcext:value-type="float">
            <text:p>1529.72290828000</text:p>
          </table:table-cell>
          <table:table-cell table:formula="of:=CONCATENATE([.A1189];&quot;-&quot;;[.B1189])" office:value-type="string" office:string-value="65-181" calcext:value-type="string">
            <text:p>65-18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56</text:p>
          </table:table-cell>
          <table:table-cell office:value-type="float" office:value="300970.521596" calcext:value-type="float">
            <text:p>300970.52159600000</text:p>
          </table:table-cell>
          <table:table-cell office:value-type="float" office:value="2994.99902" calcext:value-type="float">
            <text:p>2994.99902000000</text:p>
          </table:table-cell>
          <table:table-cell table:formula="of:=CONCATENATE([.A1190];&quot;-&quot;;[.B1190])" office:value-type="string" office:string-value="62-256" calcext:value-type="string">
            <text:p>62-25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10</text:p>
          </table:table-cell>
          <table:table-cell office:value-type="float" office:value="144798.684528" calcext:value-type="float">
            <text:p>144798.68452800000</text:p>
          </table:table-cell>
          <table:table-cell office:value-type="float" office:value="1789.13998513" calcext:value-type="float">
            <text:p>1789.13998513000</text:p>
          </table:table-cell>
          <table:table-cell table:formula="of:=CONCATENATE([.A1191];&quot;-&quot;;[.B1191])" office:value-type="string" office:string-value="66-010" calcext:value-type="string">
            <text:p>66-01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87</text:p>
          </table:table-cell>
          <table:table-cell office:value-type="float" office:value="343970.918837" calcext:value-type="float">
            <text:p>343970.91883700000</text:p>
          </table:table-cell>
          <table:table-cell office:value-type="float" office:value="3218.22995365" calcext:value-type="float">
            <text:p>3218.22995365000</text:p>
          </table:table-cell>
          <table:table-cell table:formula="of:=CONCATENATE([.A1192];&quot;-&quot;;[.B1192])" office:value-type="string" office:string-value="52-187" calcext:value-type="string">
            <text:p>52-18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88</text:p>
          </table:table-cell>
          <table:table-cell office:value-type="float" office:value="241559.6743" calcext:value-type="float">
            <text:p>241559.67430000000</text:p>
          </table:table-cell>
          <table:table-cell office:value-type="float" office:value="2114.96304269" calcext:value-type="float">
            <text:p>2114.96304269000</text:p>
          </table:table-cell>
          <table:table-cell table:formula="of:=CONCATENATE([.A1193];&quot;-&quot;;[.B1193])" office:value-type="string" office:string-value="52-188" calcext:value-type="string">
            <text:p>52-18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23</text:p>
          </table:table-cell>
          <table:table-cell office:value-type="float" office:value="4083.7325575" calcext:value-type="float">
            <text:p>4083.73255750000</text:p>
          </table:table-cell>
          <table:table-cell office:value-type="float" office:value="270.692769535" calcext:value-type="float">
            <text:p>270.69276953500</text:p>
          </table:table-cell>
          <table:table-cell table:formula="of:=CONCATENATE([.A1194];&quot;-&quot;;[.B1194])" office:value-type="string" office:string-value="66-423" calcext:value-type="string">
            <text:p>66-42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03</text:p>
          </table:table-cell>
          <table:table-cell office:value-type="float" office:value="4139998.78751" calcext:value-type="float">
            <text:p>4139998.78751000000</text:p>
          </table:table-cell>
          <table:table-cell office:value-type="float" office:value="8414.32021989" calcext:value-type="float">
            <text:p>8414.32021989000</text:p>
          </table:table-cell>
          <table:table-cell table:formula="of:=CONCATENATE([.A1195];&quot;-&quot;;[.B1195])" office:value-type="string" office:string-value="52-203" calcext:value-type="string">
            <text:p>52-20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39</text:p>
          </table:table-cell>
          <table:table-cell office:value-type="float" office:value="241934.530195" calcext:value-type="float">
            <text:p>241934.53019500000</text:p>
          </table:table-cell>
          <table:table-cell office:value-type="float" office:value="2917.64728506" calcext:value-type="float">
            <text:p>2917.64728506000</text:p>
          </table:table-cell>
          <table:table-cell table:formula="of:=CONCATENATE([.A1196];&quot;-&quot;;[.B1196])" office:value-type="string" office:string-value="66-039" calcext:value-type="string">
            <text:p>66-03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35</text:p>
          </table:table-cell>
          <table:table-cell office:value-type="float" office:value="106905.021506" calcext:value-type="float">
            <text:p>106905.02150600000</text:p>
          </table:table-cell>
          <table:table-cell office:value-type="float" office:value="1418.97417339" calcext:value-type="float">
            <text:p>1418.97417339000</text:p>
          </table:table-cell>
          <table:table-cell table:formula="of:=CONCATENATE([.A1197];&quot;-&quot;;[.B1197])" office:value-type="string" office:string-value="52-135" calcext:value-type="string">
            <text:p>52-13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14</text:p>
          </table:table-cell>
          <table:table-cell office:value-type="float" office:value="16442091.5116" calcext:value-type="float">
            <text:p>16442091.51160000000</text:p>
          </table:table-cell>
          <table:table-cell office:value-type="float" office:value="19670.7373687" calcext:value-type="float">
            <text:p>19670.73736870000</text:p>
          </table:table-cell>
          <table:table-cell table:formula="of:=CONCATENATE([.A1198];&quot;-&quot;;[.B1198])" office:value-type="string" office:string-value="52-214" calcext:value-type="string">
            <text:p>52-21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215s</text:p>
          </table:table-cell>
          <table:table-cell office:value-type="float" office:value="62113.76715" calcext:value-type="float">
            <text:p>62113.76715000000</text:p>
          </table:table-cell>
          <table:table-cell office:value-type="float" office:value="1063.37625885" calcext:value-type="float">
            <text:p>1063.37625885000</text:p>
          </table:table-cell>
          <table:table-cell table:formula="of:=CONCATENATE([.A1199];&quot;-&quot;;[.B1199])" office:value-type="string" office:string-value="52-215s" calcext:value-type="string">
            <text:p>52-215s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112s</text:p>
          </table:table-cell>
          <table:table-cell office:value-type="float" office:value="13666.206442" calcext:value-type="float">
            <text:p>13666.20644200000</text:p>
          </table:table-cell>
          <table:table-cell office:value-type="float" office:value="476.109825995" calcext:value-type="float">
            <text:p>476.10982599500</text:p>
          </table:table-cell>
          <table:table-cell table:formula="of:=CONCATENATE([.A1200];&quot;-&quot;;[.B1200])" office:value-type="string" office:string-value="52-112s" calcext:value-type="string">
            <text:p>52-112s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04</text:p>
          </table:table-cell>
          <table:table-cell office:value-type="float" office:value="898157.408516" calcext:value-type="float">
            <text:p>898157.40851600000</text:p>
          </table:table-cell>
          <table:table-cell office:value-type="float" office:value="5432.81934076" calcext:value-type="float">
            <text:p>5432.81934076000</text:p>
          </table:table-cell>
          <table:table-cell table:formula="of:=CONCATENATE([.A1201];&quot;-&quot;;[.B1201])" office:value-type="string" office:string-value="52-204" calcext:value-type="string">
            <text:p>52-20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17</text:p>
          </table:table-cell>
          <table:table-cell office:value-type="float" office:value="14225.7945575" calcext:value-type="float">
            <text:p>14225.79455750000</text:p>
          </table:table-cell>
          <table:table-cell office:value-type="float" office:value="474.340643822" calcext:value-type="float">
            <text:p>474.34064382200</text:p>
          </table:table-cell>
          <table:table-cell table:formula="of:=CONCATENATE([.A1202];&quot;-&quot;;[.B1202])" office:value-type="string" office:string-value="52-217" calcext:value-type="string">
            <text:p>52-21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20</text:p>
          </table:table-cell>
          <table:table-cell office:value-type="float" office:value="346855.041844" calcext:value-type="float">
            <text:p>346855.04184400000</text:p>
          </table:table-cell>
          <table:table-cell office:value-type="float" office:value="3367.76671212" calcext:value-type="float">
            <text:p>3367.76671212000</text:p>
          </table:table-cell>
          <table:table-cell table:formula="of:=CONCATENATE([.A1203];&quot;-&quot;;[.B1203])" office:value-type="string" office:string-value="66-120" calcext:value-type="string">
            <text:p>66-12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15</text:p>
          </table:table-cell>
          <table:table-cell office:value-type="float" office:value="40801.777828" calcext:value-type="float">
            <text:p>40801.77782800000</text:p>
          </table:table-cell>
          <table:table-cell office:value-type="float" office:value="1204.45219366" calcext:value-type="float">
            <text:p>1204.45219366000</text:p>
          </table:table-cell>
          <table:table-cell table:formula="of:=CONCATENATE([.A1204];&quot;-&quot;;[.B1204])" office:value-type="string" office:string-value="66-015" calcext:value-type="string">
            <text:p>66-01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57</text:p>
          </table:table-cell>
          <table:table-cell office:value-type="float" office:value="126480.549475" calcext:value-type="float">
            <text:p>126480.54947500000</text:p>
          </table:table-cell>
          <table:table-cell office:value-type="float" office:value="1501.37314109" calcext:value-type="float">
            <text:p>1501.37314109000</text:p>
          </table:table-cell>
          <table:table-cell table:formula="of:=CONCATENATE([.A1205];&quot;-&quot;;[.B1205])" office:value-type="string" office:string-value="66-157" calcext:value-type="string">
            <text:p>66-15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45</text:p>
          </table:table-cell>
          <table:table-cell office:value-type="float" office:value="6052.821255" calcext:value-type="float">
            <text:p>6052.82125500000</text:p>
          </table:table-cell>
          <table:table-cell office:value-type="float" office:value="324.766836296" calcext:value-type="float">
            <text:p>324.76683629600</text:p>
          </table:table-cell>
          <table:table-cell table:formula="of:=CONCATENATE([.A1206];&quot;-&quot;;[.B1206])" office:value-type="string" office:string-value="66-445" calcext:value-type="string">
            <text:p>66-44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98</text:p>
          </table:table-cell>
          <table:table-cell office:value-type="float" office:value="105370.085332" calcext:value-type="float">
            <text:p>105370.08533200000</text:p>
          </table:table-cell>
          <table:table-cell office:value-type="float" office:value="1666.94665923" calcext:value-type="float">
            <text:p>1666.94665923000</text:p>
          </table:table-cell>
          <table:table-cell table:formula="of:=CONCATENATE([.A1207];&quot;-&quot;;[.B1207])" office:value-type="string" office:string-value="62-198" calcext:value-type="string">
            <text:p>62-19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47</text:p>
          </table:table-cell>
          <table:table-cell office:value-type="float" office:value="601985.217388" calcext:value-type="float">
            <text:p>601985.21738800000</text:p>
          </table:table-cell>
          <table:table-cell office:value-type="float" office:value="3922.60527326" calcext:value-type="float">
            <text:p>3922.60527326000</text:p>
          </table:table-cell>
          <table:table-cell table:formula="of:=CONCATENATE([.A1208];&quot;-&quot;;[.B1208])" office:value-type="string" office:string-value="52-247" calcext:value-type="string">
            <text:p>52-24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31</text:p>
          </table:table-cell>
          <table:table-cell office:value-type="float" office:value="155637.723729" calcext:value-type="float">
            <text:p>155637.72372900000</text:p>
          </table:table-cell>
          <table:table-cell office:value-type="float" office:value="1789.38369884" calcext:value-type="float">
            <text:p>1789.38369884000</text:p>
          </table:table-cell>
          <table:table-cell table:formula="of:=CONCATENATE([.A1209];&quot;-&quot;;[.B1209])" office:value-type="string" office:string-value="62-231" calcext:value-type="string">
            <text:p>62-23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58</text:p>
          </table:table-cell>
          <table:table-cell office:value-type="float" office:value="794269.447047" calcext:value-type="float">
            <text:p>794269.44704700000</text:p>
          </table:table-cell>
          <table:table-cell office:value-type="float" office:value="4429.34974211" calcext:value-type="float">
            <text:p>4429.34974211000</text:p>
          </table:table-cell>
          <table:table-cell table:formula="of:=CONCATENATE([.A1210];&quot;-&quot;;[.B1210])" office:value-type="string" office:string-value="62-058" calcext:value-type="string">
            <text:p>62-05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10</text:p>
          </table:table-cell>
          <table:table-cell office:value-type="float" office:value="38307.048337" calcext:value-type="float">
            <text:p>38307.04833700000</text:p>
          </table:table-cell>
          <table:table-cell office:value-type="float" office:value="910.544062577" calcext:value-type="float">
            <text:p>910.54406257700</text:p>
          </table:table-cell>
          <table:table-cell table:formula="of:=CONCATENATE([.A1211];&quot;-&quot;;[.B1211])" office:value-type="string" office:string-value="62-110" calcext:value-type="string">
            <text:p>62-11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75</text:p>
          </table:table-cell>
          <table:table-cell office:value-type="float" office:value="13466.401704" calcext:value-type="float">
            <text:p>13466.40170400000</text:p>
          </table:table-cell>
          <table:table-cell office:value-type="float" office:value="466.96471744" calcext:value-type="float">
            <text:p>466.96471744000</text:p>
          </table:table-cell>
          <table:table-cell table:formula="of:=CONCATENATE([.A1212];&quot;-&quot;;[.B1212])" office:value-type="string" office:string-value="66-475" calcext:value-type="string">
            <text:p>66-47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16</text:p>
          </table:table-cell>
          <table:table-cell office:value-type="float" office:value="1852327.9578" calcext:value-type="float">
            <text:p>1852327.95780000000</text:p>
          </table:table-cell>
          <table:table-cell office:value-type="float" office:value="7147.67962342" calcext:value-type="float">
            <text:p>7147.67962342000</text:p>
          </table:table-cell>
          <table:table-cell table:formula="of:=CONCATENATE([.A1213];&quot;-&quot;;[.B1213])" office:value-type="string" office:string-value="52-216" calcext:value-type="string">
            <text:p>52-216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195s</text:p>
          </table:table-cell>
          <table:table-cell office:value-type="float" office:value="99979.748205" calcext:value-type="float">
            <text:p>99979.74820500000</text:p>
          </table:table-cell>
          <table:table-cell office:value-type="float" office:value="1631.92659257" calcext:value-type="float">
            <text:p>1631.92659257000</text:p>
          </table:table-cell>
          <table:table-cell table:formula="of:=CONCATENATE([.A1214];&quot;-&quot;;[.B1214])" office:value-type="string" office:string-value="52-195s" calcext:value-type="string">
            <text:p>52-195s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123s</text:p>
          </table:table-cell>
          <table:table-cell office:value-type="float" office:value="20745.526382" calcext:value-type="float">
            <text:p>20745.52638200000</text:p>
          </table:table-cell>
          <table:table-cell office:value-type="float" office:value="579.952541156" calcext:value-type="float">
            <text:p>579.95254115600</text:p>
          </table:table-cell>
          <table:table-cell table:formula="of:=CONCATENATE([.A1215];&quot;-&quot;;[.B1215])" office:value-type="string" office:string-value="52-123s" calcext:value-type="string">
            <text:p>52-123s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21</text:p>
          </table:table-cell>
          <table:table-cell office:value-type="float" office:value="55917.586862" calcext:value-type="float">
            <text:p>55917.58686200000</text:p>
          </table:table-cell>
          <table:table-cell office:value-type="float" office:value="1577.29753865" calcext:value-type="float">
            <text:p>1577.29753865000</text:p>
          </table:table-cell>
          <table:table-cell table:formula="of:=CONCATENATE([.A1216];&quot;-&quot;;[.B1216])" office:value-type="string" office:string-value="52-121" calcext:value-type="string">
            <text:p>52-12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11</text:p>
          </table:table-cell>
          <table:table-cell office:value-type="float" office:value="375574.362705" calcext:value-type="float">
            <text:p>375574.36270500000</text:p>
          </table:table-cell>
          <table:table-cell office:value-type="float" office:value="2984.47825901" calcext:value-type="float">
            <text:p>2984.47825901000</text:p>
          </table:table-cell>
          <table:table-cell table:formula="of:=CONCATENATE([.A1217];&quot;-&quot;;[.B1217])" office:value-type="string" office:string-value="52-111" calcext:value-type="string">
            <text:p>52-11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114s</text:p>
          </table:table-cell>
          <table:table-cell office:value-type="float" office:value="13452.54498" calcext:value-type="float">
            <text:p>13452.54498000000</text:p>
          </table:table-cell>
          <table:table-cell office:value-type="float" office:value="471.990957784" calcext:value-type="float">
            <text:p>471.99095778400</text:p>
          </table:table-cell>
          <table:table-cell table:formula="of:=CONCATENATE([.A1218];&quot;-&quot;;[.B1218])" office:value-type="string" office:string-value="52-114s" calcext:value-type="string">
            <text:p>52-114s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66</text:p>
          </table:table-cell>
          <table:table-cell office:value-type="float" office:value="123363.348148" calcext:value-type="float">
            <text:p>123363.34814800000</text:p>
          </table:table-cell>
          <table:table-cell office:value-type="float" office:value="2063.15068122" calcext:value-type="float">
            <text:p>2063.15068122000</text:p>
          </table:table-cell>
          <table:table-cell table:formula="of:=CONCATENATE([.A1219];&quot;-&quot;;[.B1219])" office:value-type="string" office:string-value="52-066" calcext:value-type="string">
            <text:p>52-066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44</text:p>
          </table:table-cell>
          <table:table-cell office:value-type="float" office:value="1776226.41251" calcext:value-type="float">
            <text:p>1776226.41251000000</text:p>
          </table:table-cell>
          <table:table-cell office:value-type="float" office:value="7054.46881489" calcext:value-type="float">
            <text:p>7054.46881489000</text:p>
          </table:table-cell>
          <table:table-cell table:formula="of:=CONCATENATE([.A1220];&quot;-&quot;;[.B1220])" office:value-type="string" office:string-value="52-244" calcext:value-type="string">
            <text:p>52-24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14</text:p>
          </table:table-cell>
          <table:table-cell office:value-type="float" office:value="144026.865386" calcext:value-type="float">
            <text:p>144026.86538600000</text:p>
          </table:table-cell>
          <table:table-cell office:value-type="float" office:value="1745.93083206" calcext:value-type="float">
            <text:p>1745.93083206000</text:p>
          </table:table-cell>
          <table:table-cell table:formula="of:=CONCATENATE([.A1221];&quot;-&quot;;[.B1221])" office:value-type="string" office:string-value="62-214" calcext:value-type="string">
            <text:p>62-21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00</text:p>
          </table:table-cell>
          <table:table-cell office:value-type="float" office:value="8120.5055955" calcext:value-type="float">
            <text:p>8120.50559550000</text:p>
          </table:table-cell>
          <table:table-cell office:value-type="float" office:value="416.53486456" calcext:value-type="float">
            <text:p>416.53486456000</text:p>
          </table:table-cell>
          <table:table-cell table:formula="of:=CONCATENATE([.A1222];&quot;-&quot;;[.B1222])" office:value-type="string" office:string-value="66-400" calcext:value-type="string">
            <text:p>66-40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53</text:p>
          </table:table-cell>
          <table:table-cell office:value-type="float" office:value="11977.590688" calcext:value-type="float">
            <text:p>11977.59068800000</text:p>
          </table:table-cell>
          <table:table-cell office:value-type="float" office:value="497.523695919" calcext:value-type="float">
            <text:p>497.52369591900</text:p>
          </table:table-cell>
          <table:table-cell table:formula="of:=CONCATENATE([.A1223];&quot;-&quot;;[.B1223])" office:value-type="string" office:string-value="62-053" calcext:value-type="string">
            <text:p>62-05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54</text:p>
          </table:table-cell>
          <table:table-cell office:value-type="float" office:value="122948.318004" calcext:value-type="float">
            <text:p>122948.31800400000</text:p>
          </table:table-cell>
          <table:table-cell office:value-type="float" office:value="2399.08462456" calcext:value-type="float">
            <text:p>2399.08462456000</text:p>
          </table:table-cell>
          <table:table-cell table:formula="of:=CONCATENATE([.A1224];&quot;-&quot;;[.B1224])" office:value-type="string" office:string-value="62-054" calcext:value-type="string">
            <text:p>62-05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22</text:p>
          </table:table-cell>
          <table:table-cell office:value-type="float" office:value="8547.292095" calcext:value-type="float">
            <text:p>8547.29209500000</text:p>
          </table:table-cell>
          <table:table-cell office:value-type="float" office:value="451.620163667" calcext:value-type="float">
            <text:p>451.62016366700</text:p>
          </table:table-cell>
          <table:table-cell table:formula="of:=CONCATENATE([.A1225];&quot;-&quot;;[.B1225])" office:value-type="string" office:string-value="66-422" calcext:value-type="string">
            <text:p>66-42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20</text:p>
          </table:table-cell>
          <table:table-cell office:value-type="float" office:value="111661.306018" calcext:value-type="float">
            <text:p>111661.30601800000</text:p>
          </table:table-cell>
          <table:table-cell office:value-type="float" office:value="1361.37736878" calcext:value-type="float">
            <text:p>1361.37736878000</text:p>
          </table:table-cell>
          <table:table-cell table:formula="of:=CONCATENATE([.A1226];&quot;-&quot;;[.B1226])" office:value-type="string" office:string-value="62-220" calcext:value-type="string">
            <text:p>62-22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51</text:p>
          </table:table-cell>
          <table:table-cell office:value-type="float" office:value="111514.518319" calcext:value-type="float">
            <text:p>111514.51831900000</text:p>
          </table:table-cell>
          <table:table-cell office:value-type="float" office:value="1849.97435021" calcext:value-type="float">
            <text:p>1849.97435021000</text:p>
          </table:table-cell>
          <table:table-cell table:formula="of:=CONCATENATE([.A1227];&quot;-&quot;;[.B1227])" office:value-type="string" office:string-value="62-251" calcext:value-type="string">
            <text:p>62-25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36</text:p>
          </table:table-cell>
          <table:table-cell office:value-type="float" office:value="131014.535583" calcext:value-type="float">
            <text:p>131014.53558300000</text:p>
          </table:table-cell>
          <table:table-cell office:value-type="float" office:value="2045.54094941" calcext:value-type="float">
            <text:p>2045.54094941000</text:p>
          </table:table-cell>
          <table:table-cell table:formula="of:=CONCATENATE([.A1228];&quot;-&quot;;[.B1228])" office:value-type="string" office:string-value="66-036" calcext:value-type="string">
            <text:p>66-03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21</text:p>
          </table:table-cell>
          <table:table-cell office:value-type="float" office:value="292220.167212" calcext:value-type="float">
            <text:p>292220.16721200000</text:p>
          </table:table-cell>
          <table:table-cell office:value-type="float" office:value="2872.1966163" calcext:value-type="float">
            <text:p>2872.19661630000</text:p>
          </table:table-cell>
          <table:table-cell table:formula="of:=CONCATENATE([.A1229];&quot;-&quot;;[.B1229])" office:value-type="string" office:string-value="66-121" calcext:value-type="string">
            <text:p>66-12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02</text:p>
          </table:table-cell>
          <table:table-cell office:value-type="float" office:value="172773.963918" calcext:value-type="float">
            <text:p>172773.96391800000</text:p>
          </table:table-cell>
          <table:table-cell office:value-type="float" office:value="2378.00195599" calcext:value-type="float">
            <text:p>2378.00195599000</text:p>
          </table:table-cell>
          <table:table-cell table:formula="of:=CONCATENATE([.A1230];&quot;-&quot;;[.B1230])" office:value-type="string" office:string-value="66-002" calcext:value-type="string">
            <text:p>66-00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90</text:p>
          </table:table-cell>
          <table:table-cell office:value-type="float" office:value="142748.563365" calcext:value-type="float">
            <text:p>142748.56336500000</text:p>
          </table:table-cell>
          <table:table-cell office:value-type="float" office:value="1737.0578766" calcext:value-type="float">
            <text:p>1737.05787660000</text:p>
          </table:table-cell>
          <table:table-cell table:formula="of:=CONCATENATE([.A1231];&quot;-&quot;;[.B1231])" office:value-type="string" office:string-value="66-090" calcext:value-type="string">
            <text:p>66-09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97</text:p>
          </table:table-cell>
          <table:table-cell office:value-type="float" office:value="82378.1949825" calcext:value-type="float">
            <text:p>82378.19498250000</text:p>
          </table:table-cell>
          <table:table-cell office:value-type="float" office:value="1161.17217289" calcext:value-type="float">
            <text:p>1161.17217289000</text:p>
          </table:table-cell>
          <table:table-cell table:formula="of:=CONCATENATE([.A1232];&quot;-&quot;;[.B1232])" office:value-type="string" office:string-value="62-197" calcext:value-type="string">
            <text:p>62-19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09</text:p>
          </table:table-cell>
          <table:table-cell office:value-type="float" office:value="166329.870358" calcext:value-type="float">
            <text:p>166329.87035800000</text:p>
          </table:table-cell>
          <table:table-cell office:value-type="float" office:value="1949.8116888" calcext:value-type="float">
            <text:p>1949.81168880000</text:p>
          </table:table-cell>
          <table:table-cell table:formula="of:=CONCATENATE([.A1233];&quot;-&quot;;[.B1233])" office:value-type="string" office:string-value="52-109" calcext:value-type="string">
            <text:p>52-10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76</text:p>
          </table:table-cell>
          <table:table-cell office:value-type="float" office:value="331023.21562" calcext:value-type="float">
            <text:p>331023.21562000000</text:p>
          </table:table-cell>
          <table:table-cell office:value-type="float" office:value="3809.84744787" calcext:value-type="float">
            <text:p>3809.84744787000</text:p>
          </table:table-cell>
          <table:table-cell table:formula="of:=CONCATENATE([.A1234];&quot;-&quot;;[.B1234])" office:value-type="string" office:string-value="66-176" calcext:value-type="string">
            <text:p>66-17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63</text:p>
          </table:table-cell>
          <table:table-cell office:value-type="float" office:value="16928.713342" calcext:value-type="float">
            <text:p>16928.71334200000</text:p>
          </table:table-cell>
          <table:table-cell office:value-type="float" office:value="572.197024558" calcext:value-type="float">
            <text:p>572.19702455800</text:p>
          </table:table-cell>
          <table:table-cell table:formula="of:=CONCATENATE([.A1235];&quot;-&quot;;[.B1235])" office:value-type="string" office:string-value="66-463" calcext:value-type="string">
            <text:p>66-46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48</text:p>
          </table:table-cell>
          <table:table-cell office:value-type="float" office:value="1307094.39634" calcext:value-type="float">
            <text:p>1307094.39634000000</text:p>
          </table:table-cell>
          <table:table-cell office:value-type="float" office:value="8153.77151445" calcext:value-type="float">
            <text:p>8153.77151445000</text:p>
          </table:table-cell>
          <table:table-cell table:formula="of:=CONCATENATE([.A1236];&quot;-&quot;;[.B1236])" office:value-type="string" office:string-value="52-248" calcext:value-type="string">
            <text:p>52-24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48</text:p>
          </table:table-cell>
          <table:table-cell office:value-type="float" office:value="30713.683827" calcext:value-type="float">
            <text:p>30713.68382700000</text:p>
          </table:table-cell>
          <table:table-cell office:value-type="float" office:value="1013.73444559" calcext:value-type="float">
            <text:p>1013.73444559000</text:p>
          </table:table-cell>
          <table:table-cell table:formula="of:=CONCATENATE([.A1237];&quot;-&quot;;[.B1237])" office:value-type="string" office:string-value="62-048" calcext:value-type="string">
            <text:p>62-04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22</text:p>
          </table:table-cell>
          <table:table-cell office:value-type="float" office:value="178827.018139" calcext:value-type="float">
            <text:p>178827.01813900000</text:p>
          </table:table-cell>
          <table:table-cell office:value-type="float" office:value="2130.0656492" calcext:value-type="float">
            <text:p>2130.06564920000</text:p>
          </table:table-cell>
          <table:table-cell table:formula="of:=CONCATENATE([.A1238];&quot;-&quot;;[.B1238])" office:value-type="string" office:string-value="66-122" calcext:value-type="string">
            <text:p>66-12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20</text:p>
          </table:table-cell>
          <table:table-cell office:value-type="float" office:value="164283.891155" calcext:value-type="float">
            <text:p>164283.89115500000</text:p>
          </table:table-cell>
          <table:table-cell office:value-type="float" office:value="2450.92600928" calcext:value-type="float">
            <text:p>2450.92600928000</text:p>
          </table:table-cell>
          <table:table-cell table:formula="of:=CONCATENATE([.A1239];&quot;-&quot;;[.B1239])" office:value-type="string" office:string-value="52-020" calcext:value-type="string">
            <text:p>52-02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89</text:p>
          </table:table-cell>
          <table:table-cell office:value-type="float" office:value="15994544.9362" calcext:value-type="float">
            <text:p>15994544.93620000000</text:p>
          </table:table-cell>
          <table:table-cell office:value-type="float" office:value="20789.7210815" calcext:value-type="float">
            <text:p>20789.72108150000</text:p>
          </table:table-cell>
          <table:table-cell table:formula="of:=CONCATENATE([.A1240];&quot;-&quot;;[.B1240])" office:value-type="string" office:string-value="52-089" calcext:value-type="string">
            <text:p>52-08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18</text:p>
          </table:table-cell>
          <table:table-cell office:value-type="float" office:value="46164.9553945" calcext:value-type="float">
            <text:p>46164.95539450000</text:p>
          </table:table-cell>
          <table:table-cell office:value-type="float" office:value="979.439360545" calcext:value-type="float">
            <text:p>979.43936054500</text:p>
          </table:table-cell>
          <table:table-cell table:formula="of:=CONCATENATE([.A1241];&quot;-&quot;;[.B1241])" office:value-type="string" office:string-value="62-118" calcext:value-type="string">
            <text:p>62-11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26</text:p>
          </table:table-cell>
          <table:table-cell office:value-type="float" office:value="9516287.38637" calcext:value-type="float">
            <text:p>9516287.38637000000</text:p>
          </table:table-cell>
          <table:table-cell office:value-type="float" office:value="14150.3573167" calcext:value-type="float">
            <text:p>14150.35731670000</text:p>
          </table:table-cell>
          <table:table-cell table:formula="of:=CONCATENATE([.A1242];&quot;-&quot;;[.B1242])" office:value-type="string" office:string-value="52-226" calcext:value-type="string">
            <text:p>52-226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35</text:p>
          </table:table-cell>
          <table:table-cell office:value-type="float" office:value="88112.7989535" calcext:value-type="float">
            <text:p>88112.79895350000</text:p>
          </table:table-cell>
          <table:table-cell office:value-type="float" office:value="1607.52668213" calcext:value-type="float">
            <text:p>1607.52668213000</text:p>
          </table:table-cell>
          <table:table-cell table:formula="of:=CONCATENATE([.A1243];&quot;-&quot;;[.B1243])" office:value-type="string" office:string-value="52-035" calcext:value-type="string">
            <text:p>52-03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97</text:p>
          </table:table-cell>
          <table:table-cell office:value-type="float" office:value="110508.485226" calcext:value-type="float">
            <text:p>110508.48522600000</text:p>
          </table:table-cell>
          <table:table-cell office:value-type="float" office:value="1475.33232403" calcext:value-type="float">
            <text:p>1475.33232403000</text:p>
          </table:table-cell>
          <table:table-cell table:formula="of:=CONCATENATE([.A1244];&quot;-&quot;;[.B1244])" office:value-type="string" office:string-value="66-097" calcext:value-type="string">
            <text:p>66-09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12</text:p>
          </table:table-cell>
          <table:table-cell office:value-type="float" office:value="155190.874534" calcext:value-type="float">
            <text:p>155190.87453400000</text:p>
          </table:table-cell>
          <table:table-cell office:value-type="float" office:value="2668.80707887" calcext:value-type="float">
            <text:p>2668.80707887000</text:p>
          </table:table-cell>
          <table:table-cell table:formula="of:=CONCATENATE([.A1245];&quot;-&quot;;[.B1245])" office:value-type="string" office:string-value="66-112" calcext:value-type="string">
            <text:p>66-11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32</text:p>
          </table:table-cell>
          <table:table-cell office:value-type="float" office:value="144370.760884" calcext:value-type="float">
            <text:p>144370.76088400000</text:p>
          </table:table-cell>
          <table:table-cell office:value-type="float" office:value="2089.15246708" calcext:value-type="float">
            <text:p>2089.15246708000</text:p>
          </table:table-cell>
          <table:table-cell table:formula="of:=CONCATENATE([.A1246];&quot;-&quot;;[.B1246])" office:value-type="string" office:string-value="52-132" calcext:value-type="string">
            <text:p>52-13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36</text:p>
          </table:table-cell>
          <table:table-cell office:value-type="float" office:value="100244.496411" calcext:value-type="float">
            <text:p>100244.49641100000</text:p>
          </table:table-cell>
          <table:table-cell office:value-type="float" office:value="1278.42121273" calcext:value-type="float">
            <text:p>1278.42121273000</text:p>
          </table:table-cell>
          <table:table-cell table:formula="of:=CONCATENATE([.A1247];&quot;-&quot;;[.B1247])" office:value-type="string" office:string-value="52-036" calcext:value-type="string">
            <text:p>52-036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17</text:p>
          </table:table-cell>
          <table:table-cell office:value-type="float" office:value="156186.178461" calcext:value-type="float">
            <text:p>156186.17846100000</text:p>
          </table:table-cell>
          <table:table-cell office:value-type="float" office:value="1622.911264" calcext:value-type="float">
            <text:p>1622.91126400000</text:p>
          </table:table-cell>
          <table:table-cell table:formula="of:=CONCATENATE([.A1248];&quot;-&quot;;[.B1248])" office:value-type="string" office:string-value="52-017" calcext:value-type="string">
            <text:p>52-01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60</text:p>
          </table:table-cell>
          <table:table-cell office:value-type="float" office:value="56327.9151005" calcext:value-type="float">
            <text:p>56327.91510050000</text:p>
          </table:table-cell>
          <table:table-cell office:value-type="float" office:value="1164.60980952" calcext:value-type="float">
            <text:p>1164.60980952000</text:p>
          </table:table-cell>
          <table:table-cell table:formula="of:=CONCATENATE([.A1249];&quot;-&quot;;[.B1249])" office:value-type="string" office:string-value="62-260" calcext:value-type="string">
            <text:p>62-26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45</text:p>
          </table:table-cell>
          <table:table-cell office:value-type="float" office:value="261168.671685" calcext:value-type="float">
            <text:p>261168.67168500000</text:p>
          </table:table-cell>
          <table:table-cell office:value-type="float" office:value="2962.96402275" calcext:value-type="float">
            <text:p>2962.96402275000</text:p>
          </table:table-cell>
          <table:table-cell table:formula="of:=CONCATENATE([.A1250];&quot;-&quot;;[.B1250])" office:value-type="string" office:string-value="66-145" calcext:value-type="string">
            <text:p>66-14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39</text:p>
          </table:table-cell>
          <table:table-cell office:value-type="float" office:value="78478.499231" calcext:value-type="float">
            <text:p>78478.49923100000</text:p>
          </table:table-cell>
          <table:table-cell office:value-type="float" office:value="1200.56381793" calcext:value-type="float">
            <text:p>1200.56381793000</text:p>
          </table:table-cell>
          <table:table-cell table:formula="of:=CONCATENATE([.A1251];&quot;-&quot;;[.B1251])" office:value-type="string" office:string-value="66-139" calcext:value-type="string">
            <text:p>66-13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71</text:p>
          </table:table-cell>
          <table:table-cell office:value-type="float" office:value="146538.319064" calcext:value-type="float">
            <text:p>146538.31906400000</text:p>
          </table:table-cell>
          <table:table-cell office:value-type="float" office:value="1918.01136087" calcext:value-type="float">
            <text:p>1918.01136087000</text:p>
          </table:table-cell>
          <table:table-cell table:formula="of:=CONCATENATE([.A1252];&quot;-&quot;;[.B1252])" office:value-type="string" office:string-value="66-071" calcext:value-type="string">
            <text:p>66-07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67</text:p>
          </table:table-cell>
          <table:table-cell office:value-type="float" office:value="36899.1898145" calcext:value-type="float">
            <text:p>36899.18981450000</text:p>
          </table:table-cell>
          <table:table-cell office:value-type="float" office:value="792.32433492" calcext:value-type="float">
            <text:p>792.32433492000</text:p>
          </table:table-cell>
          <table:table-cell table:formula="of:=CONCATENATE([.A1253];&quot;-&quot;;[.B1253])" office:value-type="string" office:string-value="62-067" calcext:value-type="string">
            <text:p>62-06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64</text:p>
          </table:table-cell>
          <table:table-cell office:value-type="float" office:value="109089.87057" calcext:value-type="float">
            <text:p>109089.87057000000</text:p>
          </table:table-cell>
          <table:table-cell office:value-type="float" office:value="1636.12193038" calcext:value-type="float">
            <text:p>1636.12193038000</text:p>
          </table:table-cell>
          <table:table-cell table:formula="of:=CONCATENATE([.A1254];&quot;-&quot;;[.B1254])" office:value-type="string" office:string-value="52-064" calcext:value-type="string">
            <text:p>52-06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19</text:p>
          </table:table-cell>
          <table:table-cell office:value-type="float" office:value="73135.915498" calcext:value-type="float">
            <text:p>73135.91549800000</text:p>
          </table:table-cell>
          <table:table-cell office:value-type="float" office:value="1247.8983898" calcext:value-type="float">
            <text:p>1247.89838980000</text:p>
          </table:table-cell>
          <table:table-cell table:formula="of:=CONCATENATE([.A1255];&quot;-&quot;;[.B1255])" office:value-type="string" office:string-value="62-219" calcext:value-type="string">
            <text:p>62-21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49</text:p>
          </table:table-cell>
          <table:table-cell office:value-type="float" office:value="23348.9242775" calcext:value-type="float">
            <text:p>23348.92427750000</text:p>
          </table:table-cell>
          <table:table-cell office:value-type="float" office:value="622.275266933" calcext:value-type="float">
            <text:p>622.27526693300</text:p>
          </table:table-cell>
          <table:table-cell table:formula="of:=CONCATENATE([.A1256];&quot;-&quot;;[.B1256])" office:value-type="string" office:string-value="62-049" calcext:value-type="string">
            <text:p>62-04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19</text:p>
          </table:table-cell>
          <table:table-cell office:value-type="float" office:value="178827.523164" calcext:value-type="float">
            <text:p>178827.52316400000</text:p>
          </table:table-cell>
          <table:table-cell office:value-type="float" office:value="2220.35703361" calcext:value-type="float">
            <text:p>2220.35703361000</text:p>
          </table:table-cell>
          <table:table-cell table:formula="of:=CONCATENATE([.A1257];&quot;-&quot;;[.B1257])" office:value-type="string" office:string-value="66-119" calcext:value-type="string">
            <text:p>66-119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400</text:p>
          </table:table-cell>
          <table:table-cell office:value-type="float" office:value="27767.6115495" calcext:value-type="float">
            <text:p>27767.61154950000</text:p>
          </table:table-cell>
          <table:table-cell office:value-type="float" office:value="957.005002822" calcext:value-type="float">
            <text:p>957.00500282200</text:p>
          </table:table-cell>
          <table:table-cell table:formula="of:=CONCATENATE([.A1258];&quot;-&quot;;[.B1258])" office:value-type="string" office:string-value="63-400" calcext:value-type="string">
            <text:p>63-40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048s</text:p>
          </table:table-cell>
          <table:table-cell office:value-type="float" office:value="3837.254515" calcext:value-type="float">
            <text:p>3837.25451500000</text:p>
          </table:table-cell>
          <table:table-cell office:value-type="float" office:value="327.234407109" calcext:value-type="float">
            <text:p>327.23440710900</text:p>
          </table:table-cell>
          <table:table-cell table:formula="of:=CONCATENATE([.A1259];&quot;-&quot;;[.B1259])" office:value-type="string" office:string-value="52-048s" calcext:value-type="string">
            <text:p>52-048s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212s</text:p>
          </table:table-cell>
          <table:table-cell office:value-type="float" office:value="50962.993999" calcext:value-type="float">
            <text:p>50962.99399900000</text:p>
          </table:table-cell>
          <table:table-cell office:value-type="float" office:value="1125.72201419" calcext:value-type="float">
            <text:p>1125.72201419000</text:p>
          </table:table-cell>
          <table:table-cell table:formula="of:=CONCATENATE([.A1260];&quot;-&quot;;[.B1260])" office:value-type="string" office:string-value="52-212s" calcext:value-type="string">
            <text:p>52-212s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150s</text:p>
          </table:table-cell>
          <table:table-cell office:value-type="float" office:value="7928.2482005" calcext:value-type="float">
            <text:p>7928.24820050000</text:p>
          </table:table-cell>
          <table:table-cell office:value-type="float" office:value="392.927638509" calcext:value-type="float">
            <text:p>392.92763850900</text:p>
          </table:table-cell>
          <table:table-cell table:formula="of:=CONCATENATE([.A1261];&quot;-&quot;;[.B1261])" office:value-type="string" office:string-value="52-150s" calcext:value-type="string">
            <text:p>52-150s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046s</text:p>
          </table:table-cell>
          <table:table-cell office:value-type="float" office:value="10384.729523" calcext:value-type="float">
            <text:p>10384.72952300000</text:p>
          </table:table-cell>
          <table:table-cell office:value-type="float" office:value="479.614913852" calcext:value-type="float">
            <text:p>479.61491385200</text:p>
          </table:table-cell>
          <table:table-cell table:formula="of:=CONCATENATE([.A1262];&quot;-&quot;;[.B1262])" office:value-type="string" office:string-value="52-046s" calcext:value-type="string">
            <text:p>52-046s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061s</text:p>
          </table:table-cell>
          <table:table-cell office:value-type="float" office:value="2157.934495" calcext:value-type="float">
            <text:p>2157.93449500000</text:p>
          </table:table-cell>
          <table:table-cell office:value-type="float" office:value="185.827791092" calcext:value-type="float">
            <text:p>185.82779109200</text:p>
          </table:table-cell>
          <table:table-cell table:formula="of:=CONCATENATE([.A1263];&quot;-&quot;;[.B1263])" office:value-type="string" office:string-value="64-061s" calcext:value-type="string">
            <text:p>64-061s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059s</text:p>
          </table:table-cell>
          <table:table-cell office:value-type="float" office:value="5175.406485" calcext:value-type="float">
            <text:p>5175.40648500000</text:p>
          </table:table-cell>
          <table:table-cell office:value-type="float" office:value="311.975874415" calcext:value-type="float">
            <text:p>311.97587441500</text:p>
          </table:table-cell>
          <table:table-cell table:formula="of:=CONCATENATE([.A1264];&quot;-&quot;;[.B1264])" office:value-type="string" office:string-value="64-059s" calcext:value-type="string">
            <text:p>64-059s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68</text:p>
          </table:table-cell>
          <table:table-cell office:value-type="float" office:value="69115.305449" calcext:value-type="float">
            <text:p>69115.30544900000</text:p>
          </table:table-cell>
          <table:table-cell office:value-type="float" office:value="1461.02703956" calcext:value-type="float">
            <text:p>1461.02703956000</text:p>
          </table:table-cell>
          <table:table-cell table:formula="of:=CONCATENATE([.A1265];&quot;-&quot;;[.B1265])" office:value-type="string" office:string-value="64-168" calcext:value-type="string">
            <text:p>64-16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169s</text:p>
          </table:table-cell>
          <table:table-cell office:value-type="float" office:value="3829.313156" calcext:value-type="float">
            <text:p>3829.31315600000</text:p>
          </table:table-cell>
          <table:table-cell office:value-type="float" office:value="256.875273577" calcext:value-type="float">
            <text:p>256.87527357700</text:p>
          </table:table-cell>
          <table:table-cell table:formula="of:=CONCATENATE([.A1266];&quot;-&quot;;[.B1266])" office:value-type="string" office:string-value="64-169s" calcext:value-type="string">
            <text:p>64-169s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53</text:p>
          </table:table-cell>
          <table:table-cell office:value-type="float" office:value="125551.38595" calcext:value-type="float">
            <text:p>125551.38595000000</text:p>
          </table:table-cell>
          <table:table-cell office:value-type="float" office:value="2089.42895742" calcext:value-type="float">
            <text:p>2089.42895742000</text:p>
          </table:table-cell>
          <table:table-cell table:formula="of:=CONCATENATE([.A1267];&quot;-&quot;;[.B1267])" office:value-type="string" office:string-value="64-153" calcext:value-type="string">
            <text:p>64-15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62</text:p>
          </table:table-cell>
          <table:table-cell office:value-type="float" office:value="67515.575468" calcext:value-type="float">
            <text:p>67515.57546800000</text:p>
          </table:table-cell>
          <table:table-cell office:value-type="float" office:value="1796.8630487" calcext:value-type="float">
            <text:p>1796.86304870000</text:p>
          </table:table-cell>
          <table:table-cell table:formula="of:=CONCATENATE([.A1268];&quot;-&quot;;[.B1268])" office:value-type="string" office:string-value="64-162" calcext:value-type="string">
            <text:p>64-16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163s</text:p>
          </table:table-cell>
          <table:table-cell office:value-type="float" office:value="4232.73071" calcext:value-type="float">
            <text:p>4232.73071000000</text:p>
          </table:table-cell>
          <table:table-cell office:value-type="float" office:value="323.393309206" calcext:value-type="float">
            <text:p>323.39330920600</text:p>
          </table:table-cell>
          <table:table-cell table:formula="of:=CONCATENATE([.A1269];&quot;-&quot;;[.B1269])" office:value-type="string" office:string-value="64-163s" calcext:value-type="string">
            <text:p>64-163s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14</text:p>
          </table:table-cell>
          <table:table-cell office:value-type="float" office:value="281032.097973" calcext:value-type="float">
            <text:p>281032.09797300000</text:p>
          </table:table-cell>
          <table:table-cell office:value-type="float" office:value="3678.15459893" calcext:value-type="float">
            <text:p>3678.15459893000</text:p>
          </table:table-cell>
          <table:table-cell table:formula="of:=CONCATENATE([.A1270];&quot;-&quot;;[.B1270])" office:value-type="string" office:string-value="64-114" calcext:value-type="string">
            <text:p>64-11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017s</text:p>
          </table:table-cell>
          <table:table-cell office:value-type="float" office:value="41668.9259745" calcext:value-type="float">
            <text:p>41668.92597450000</text:p>
          </table:table-cell>
          <table:table-cell office:value-type="float" office:value="904.937859445" calcext:value-type="float">
            <text:p>904.93785944500</text:p>
          </table:table-cell>
          <table:table-cell table:formula="of:=CONCATENATE([.A1271];&quot;-&quot;;[.B1271])" office:value-type="string" office:string-value="64-017s" calcext:value-type="string">
            <text:p>64-017s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13</text:p>
          </table:table-cell>
          <table:table-cell office:value-type="float" office:value="849645.546722" calcext:value-type="float">
            <text:p>849645.54672200000</text:p>
          </table:table-cell>
          <table:table-cell office:value-type="float" office:value="6838.42604653" calcext:value-type="float">
            <text:p>6838.42604653000</text:p>
          </table:table-cell>
          <table:table-cell table:formula="of:=CONCATENATE([.A1272];&quot;-&quot;;[.B1272])" office:value-type="string" office:string-value="64-013" calcext:value-type="string">
            <text:p>64-01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014s</text:p>
          </table:table-cell>
          <table:table-cell office:value-type="float" office:value="202994.08302" calcext:value-type="float">
            <text:p>202994.08302000000</text:p>
          </table:table-cell>
          <table:table-cell office:value-type="float" office:value="2284.36292161" calcext:value-type="float">
            <text:p>2284.36292161000</text:p>
          </table:table-cell>
          <table:table-cell table:formula="of:=CONCATENATE([.A1273];&quot;-&quot;;[.B1273])" office:value-type="string" office:string-value="64-014s" calcext:value-type="string">
            <text:p>64-014s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24</text:p>
          </table:table-cell>
          <table:table-cell office:value-type="float" office:value="165905.24829" calcext:value-type="float">
            <text:p>165905.24829000000</text:p>
          </table:table-cell>
          <table:table-cell office:value-type="float" office:value="2204.3910665" calcext:value-type="float">
            <text:p>2204.39106650000</text:p>
          </table:table-cell>
          <table:table-cell table:formula="of:=CONCATENATE([.A1274];&quot;-&quot;;[.B1274])" office:value-type="string" office:string-value="63-024" calcext:value-type="string">
            <text:p>63-02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09</text:p>
          </table:table-cell>
          <table:table-cell office:value-type="float" office:value="238025.043314" calcext:value-type="float">
            <text:p>238025.04331400000</text:p>
          </table:table-cell>
          <table:table-cell office:value-type="float" office:value="2318.33492772" calcext:value-type="float">
            <text:p>2318.33492772000</text:p>
          </table:table-cell>
          <table:table-cell table:formula="of:=CONCATENATE([.A1275];&quot;-&quot;;[.B1275])" office:value-type="string" office:string-value="63-009" calcext:value-type="string">
            <text:p>63-009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79</text:p>
          </table:table-cell>
          <table:table-cell office:value-type="float" office:value="37096.6640445" calcext:value-type="float">
            <text:p>37096.66404450000</text:p>
          </table:table-cell>
          <table:table-cell office:value-type="float" office:value="891.454946879" calcext:value-type="float">
            <text:p>891.45494687900</text:p>
          </table:table-cell>
          <table:table-cell table:formula="of:=CONCATENATE([.A1276];&quot;-&quot;;[.B1276])" office:value-type="string" office:string-value="63-179" calcext:value-type="string">
            <text:p>63-179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57</text:p>
          </table:table-cell>
          <table:table-cell office:value-type="float" office:value="340140.748163" calcext:value-type="float">
            <text:p>340140.74816300000</text:p>
          </table:table-cell>
          <table:table-cell office:value-type="float" office:value="2977.02636467" calcext:value-type="float">
            <text:p>2977.02636467000</text:p>
          </table:table-cell>
          <table:table-cell table:formula="of:=CONCATENATE([.A1277];&quot;-&quot;;[.B1277])" office:value-type="string" office:string-value="63-057" calcext:value-type="string">
            <text:p>63-05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68</text:p>
          </table:table-cell>
          <table:table-cell office:value-type="float" office:value="135533.941783" calcext:value-type="float">
            <text:p>135533.94178300000</text:p>
          </table:table-cell>
          <table:table-cell office:value-type="float" office:value="1766.46033607" calcext:value-type="float">
            <text:p>1766.46033607000</text:p>
          </table:table-cell>
          <table:table-cell table:formula="of:=CONCATENATE([.A1278];&quot;-&quot;;[.B1278])" office:value-type="string" office:string-value="63-068" calcext:value-type="string">
            <text:p>63-06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62</text:p>
          </table:table-cell>
          <table:table-cell office:value-type="float" office:value="271072.397352" calcext:value-type="float">
            <text:p>271072.39735200000</text:p>
          </table:table-cell>
          <table:table-cell office:value-type="float" office:value="2646.26681012" calcext:value-type="float">
            <text:p>2646.26681012000</text:p>
          </table:table-cell>
          <table:table-cell table:formula="of:=CONCATENATE([.A1279];&quot;-&quot;;[.B1279])" office:value-type="string" office:string-value="63-062" calcext:value-type="string">
            <text:p>63-06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56</text:p>
          </table:table-cell>
          <table:table-cell office:value-type="float" office:value="102199.222309" calcext:value-type="float">
            <text:p>102199.22230900000</text:p>
          </table:table-cell>
          <table:table-cell office:value-type="float" office:value="1267.18552416" calcext:value-type="float">
            <text:p>1267.18552416000</text:p>
          </table:table-cell>
          <table:table-cell table:formula="of:=CONCATENATE([.A1280];&quot;-&quot;;[.B1280])" office:value-type="string" office:string-value="63-056" calcext:value-type="string">
            <text:p>63-056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08</text:p>
          </table:table-cell>
          <table:table-cell office:value-type="float" office:value="188375.900162" calcext:value-type="float">
            <text:p>188375.90016200000</text:p>
          </table:table-cell>
          <table:table-cell office:value-type="float" office:value="2478.15756267" calcext:value-type="float">
            <text:p>2478.15756267000</text:p>
          </table:table-cell>
          <table:table-cell table:formula="of:=CONCATENATE([.A1281];&quot;-&quot;;[.B1281])" office:value-type="string" office:string-value="63-008" calcext:value-type="string">
            <text:p>63-00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31</text:p>
          </table:table-cell>
          <table:table-cell office:value-type="float" office:value="28233893.7284" calcext:value-type="float">
            <text:p>28233893.72840000000</text:p>
          </table:table-cell>
          <table:table-cell office:value-type="float" office:value="24204.1393465" calcext:value-type="float">
            <text:p>24204.13934650000</text:p>
          </table:table-cell>
          <table:table-cell table:formula="of:=CONCATENATE([.A1282];&quot;-&quot;;[.B1282])" office:value-type="string" office:string-value="52-031" calcext:value-type="string">
            <text:p>52-03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07</text:p>
          </table:table-cell>
          <table:table-cell office:value-type="float" office:value="139259.158346" calcext:value-type="float">
            <text:p>139259.15834600000</text:p>
          </table:table-cell>
          <table:table-cell office:value-type="float" office:value="2252.39861454" calcext:value-type="float">
            <text:p>2252.39861454000</text:p>
          </table:table-cell>
          <table:table-cell table:formula="of:=CONCATENATE([.A1283];&quot;-&quot;;[.B1283])" office:value-type="string" office:string-value="63-007" calcext:value-type="string">
            <text:p>63-00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52</text:p>
          </table:table-cell>
          <table:table-cell office:value-type="float" office:value="130004.136364" calcext:value-type="float">
            <text:p>130004.13636400000</text:p>
          </table:table-cell>
          <table:table-cell office:value-type="float" office:value="2048.36202304" calcext:value-type="float">
            <text:p>2048.36202304000</text:p>
          </table:table-cell>
          <table:table-cell table:formula="of:=CONCATENATE([.A1284];&quot;-&quot;;[.B1284])" office:value-type="string" office:string-value="63-052" calcext:value-type="string">
            <text:p>63-05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17</text:p>
          </table:table-cell>
          <table:table-cell office:value-type="float" office:value="114479.692886" calcext:value-type="float">
            <text:p>114479.69288600000</text:p>
          </table:table-cell>
          <table:table-cell office:value-type="float" office:value="1667.56769068" calcext:value-type="float">
            <text:p>1667.56769068000</text:p>
          </table:table-cell>
          <table:table-cell table:formula="of:=CONCATENATE([.A1285];&quot;-&quot;;[.B1285])" office:value-type="string" office:string-value="63-017" calcext:value-type="string">
            <text:p>63-01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82</text:p>
          </table:table-cell>
          <table:table-cell office:value-type="float" office:value="294113.395714" calcext:value-type="float">
            <text:p>294113.39571400000</text:p>
          </table:table-cell>
          <table:table-cell office:value-type="float" office:value="3196.16728674" calcext:value-type="float">
            <text:p>3196.16728674000</text:p>
          </table:table-cell>
          <table:table-cell table:formula="of:=CONCATENATE([.A1286];&quot;-&quot;;[.B1286])" office:value-type="string" office:string-value="63-182" calcext:value-type="string">
            <text:p>63-18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63</text:p>
          </table:table-cell>
          <table:table-cell office:value-type="float" office:value="71503.893829" calcext:value-type="float">
            <text:p>71503.89382900000</text:p>
          </table:table-cell>
          <table:table-cell office:value-type="float" office:value="1554.7884696" calcext:value-type="float">
            <text:p>1554.78846960000</text:p>
          </table:table-cell>
          <table:table-cell table:formula="of:=CONCATENATE([.A1287];&quot;-&quot;;[.B1287])" office:value-type="string" office:string-value="63-163" calcext:value-type="string">
            <text:p>63-16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135s</text:p>
          </table:table-cell>
          <table:table-cell office:value-type="float" office:value="50802.116661" calcext:value-type="float">
            <text:p>50802.11666100000</text:p>
          </table:table-cell>
          <table:table-cell office:value-type="float" office:value="929.917926887" calcext:value-type="float">
            <text:p>929.91792688700</text:p>
          </table:table-cell>
          <table:table-cell table:formula="of:=CONCATENATE([.A1288];&quot;-&quot;;[.B1288])" office:value-type="string" office:string-value="63-135s" calcext:value-type="string">
            <text:p>63-135s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47</text:p>
          </table:table-cell>
          <table:table-cell office:value-type="float" office:value="34216.707428" calcext:value-type="float">
            <text:p>34216.70742800000</text:p>
          </table:table-cell>
          <table:table-cell office:value-type="float" office:value="935.140265499" calcext:value-type="float">
            <text:p>935.14026549900</text:p>
          </table:table-cell>
          <table:table-cell table:formula="of:=CONCATENATE([.A1289];&quot;-&quot;;[.B1289])" office:value-type="string" office:string-value="65-047" calcext:value-type="string">
            <text:p>65-047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36</text:p>
          </table:table-cell>
          <table:table-cell office:value-type="float" office:value="128819.389193" calcext:value-type="float">
            <text:p>128819.38919300000</text:p>
          </table:table-cell>
          <table:table-cell office:value-type="float" office:value="1822.38954116" calcext:value-type="float">
            <text:p>1822.38954116000</text:p>
          </table:table-cell>
          <table:table-cell table:formula="of:=CONCATENATE([.A1290];&quot;-&quot;;[.B1290])" office:value-type="string" office:string-value="65-136" calcext:value-type="string">
            <text:p>65-13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61</text:p>
          </table:table-cell>
          <table:table-cell office:value-type="float" office:value="24593.9417175" calcext:value-type="float">
            <text:p>24593.94171750000</text:p>
          </table:table-cell>
          <table:table-cell office:value-type="float" office:value="730.831728395" calcext:value-type="float">
            <text:p>730.83172839500</text:p>
          </table:table-cell>
          <table:table-cell table:formula="of:=CONCATENATE([.A1291];&quot;-&quot;;[.B1291])" office:value-type="string" office:string-value="65-161" calcext:value-type="string">
            <text:p>65-16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191s</text:p>
          </table:table-cell>
          <table:table-cell office:value-type="float" office:value="793.748832" calcext:value-type="float">
            <text:p>793.74883200000</text:p>
          </table:table-cell>
          <table:table-cell office:value-type="float" office:value="120.465759884" calcext:value-type="float">
            <text:p>120.46575988400</text:p>
          </table:table-cell>
          <table:table-cell table:formula="of:=CONCATENATE([.A1292];&quot;-&quot;;[.B1292])" office:value-type="string" office:string-value="65-191s" calcext:value-type="string">
            <text:p>65-191s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89</text:p>
          </table:table-cell>
          <table:table-cell office:value-type="float" office:value="171835.596079" calcext:value-type="float">
            <text:p>171835.59607900000</text:p>
          </table:table-cell>
          <table:table-cell office:value-type="float" office:value="2525.56353222" calcext:value-type="float">
            <text:p>2525.56353222000</text:p>
          </table:table-cell>
          <table:table-cell table:formula="of:=CONCATENATE([.A1293];&quot;-&quot;;[.B1293])" office:value-type="string" office:string-value="65-089" calcext:value-type="string">
            <text:p>65-08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088s</text:p>
          </table:table-cell>
          <table:table-cell office:value-type="float" office:value="19083.64709" calcext:value-type="float">
            <text:p>19083.64709000000</text:p>
          </table:table-cell>
          <table:table-cell office:value-type="float" office:value="588.318259566" calcext:value-type="float">
            <text:p>588.31825956600</text:p>
          </table:table-cell>
          <table:table-cell table:formula="of:=CONCATENATE([.A1294];&quot;-&quot;;[.B1294])" office:value-type="string" office:string-value="65-088s" calcext:value-type="string">
            <text:p>65-088s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12</text:p>
          </table:table-cell>
          <table:table-cell office:value-type="float" office:value="36768.9720995" calcext:value-type="float">
            <text:p>36768.97209950000</text:p>
          </table:table-cell>
          <table:table-cell office:value-type="float" office:value="1080.96072524" calcext:value-type="float">
            <text:p>1080.96072524000</text:p>
          </table:table-cell>
          <table:table-cell table:formula="of:=CONCATENATE([.A1295];&quot;-&quot;;[.B1295])" office:value-type="string" office:string-value="65-112" calcext:value-type="string">
            <text:p>65-11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036s</text:p>
          </table:table-cell>
          <table:table-cell office:value-type="float" office:value="9287.444145" calcext:value-type="float">
            <text:p>9287.44414500000</text:p>
          </table:table-cell>
          <table:table-cell office:value-type="float" office:value="434.760863697" calcext:value-type="float">
            <text:p>434.76086369700</text:p>
          </table:table-cell>
          <table:table-cell table:formula="of:=CONCATENATE([.A1296];&quot;-&quot;;[.B1296])" office:value-type="string" office:string-value="65-036s" calcext:value-type="string">
            <text:p>65-036s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38</text:p>
          </table:table-cell>
          <table:table-cell office:value-type="float" office:value="279361.535816" calcext:value-type="float">
            <text:p>279361.53581600000</text:p>
          </table:table-cell>
          <table:table-cell office:value-type="float" office:value="4324.4714473" calcext:value-type="float">
            <text:p>4324.47144730000</text:p>
          </table:table-cell>
          <table:table-cell table:formula="of:=CONCATENATE([.A1297];&quot;-&quot;;[.B1297])" office:value-type="string" office:string-value="65-038" calcext:value-type="string">
            <text:p>65-03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76</text:p>
          </table:table-cell>
          <table:table-cell office:value-type="float" office:value="205338.350625" calcext:value-type="float">
            <text:p>205338.35062500000</text:p>
          </table:table-cell>
          <table:table-cell office:value-type="float" office:value="2536.37526716" calcext:value-type="float">
            <text:p>2536.37526716000</text:p>
          </table:table-cell>
          <table:table-cell table:formula="of:=CONCATENATE([.A1298];&quot;-&quot;;[.B1298])" office:value-type="string" office:string-value="65-176" calcext:value-type="string">
            <text:p>65-17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177s</text:p>
          </table:table-cell>
          <table:table-cell office:value-type="float" office:value="1939.7182" calcext:value-type="float">
            <text:p>1939.71820000000</text:p>
          </table:table-cell>
          <table:table-cell office:value-type="float" office:value="197.555928396" calcext:value-type="float">
            <text:p>197.55592839600</text:p>
          </table:table-cell>
          <table:table-cell table:formula="of:=CONCATENATE([.A1299];&quot;-&quot;;[.B1299])" office:value-type="string" office:string-value="65-177s" calcext:value-type="string">
            <text:p>65-177s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48</text:p>
          </table:table-cell>
          <table:table-cell office:value-type="float" office:value="155741.167286" calcext:value-type="float">
            <text:p>155741.16728600000</text:p>
          </table:table-cell>
          <table:table-cell office:value-type="float" office:value="2165.11666954" calcext:value-type="float">
            <text:p>2165.11666954000</text:p>
          </table:table-cell>
          <table:table-cell table:formula="of:=CONCATENATE([.A1300];&quot;-&quot;;[.B1300])" office:value-type="string" office:string-value="65-148" calcext:value-type="string">
            <text:p>65-14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149s</text:p>
          </table:table-cell>
          <table:table-cell office:value-type="float" office:value="6699.47253" calcext:value-type="float">
            <text:p>6699.47253000000</text:p>
          </table:table-cell>
          <table:table-cell office:value-type="float" office:value="379.839732357" calcext:value-type="float">
            <text:p>379.83973235700</text:p>
          </table:table-cell>
          <table:table-cell table:formula="of:=CONCATENATE([.A1301];&quot;-&quot;;[.B1301])" office:value-type="string" office:string-value="65-149s" calcext:value-type="string">
            <text:p>65-149s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02</text:p>
          </table:table-cell>
          <table:table-cell office:value-type="float" office:value="26341.2428045" calcext:value-type="float">
            <text:p>26341.24280450000</text:p>
          </table:table-cell>
          <table:table-cell office:value-type="float" office:value="896.707949898" calcext:value-type="float">
            <text:p>896.70794989800</text:p>
          </table:table-cell>
          <table:table-cell table:formula="of:=CONCATENATE([.A1302];&quot;-&quot;;[.B1302])" office:value-type="string" office:string-value="65-202" calcext:value-type="string">
            <text:p>65-20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201s</text:p>
          </table:table-cell>
          <table:table-cell office:value-type="float" office:value="2194.555605" calcext:value-type="float">
            <text:p>2194.55560500000</text:p>
          </table:table-cell>
          <table:table-cell office:value-type="float" office:value="209.464852095" calcext:value-type="float">
            <text:p>209.46485209500</text:p>
          </table:table-cell>
          <table:table-cell table:formula="of:=CONCATENATE([.A1303];&quot;-&quot;;[.B1303])" office:value-type="string" office:string-value="65-201s" calcext:value-type="string">
            <text:p>65-201s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100s</text:p>
          </table:table-cell>
          <table:table-cell office:value-type="float" office:value="1811.413323" calcext:value-type="float">
            <text:p>1811.41332300000</text:p>
          </table:table-cell>
          <table:table-cell office:value-type="float" office:value="175.4615501" calcext:value-type="float">
            <text:p>175.46155010000</text:p>
          </table:table-cell>
          <table:table-cell table:formula="of:=CONCATENATE([.A1304];&quot;-&quot;;[.B1304])" office:value-type="string" office:string-value="65-100s" calcext:value-type="string">
            <text:p>65-100s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40</text:p>
          </table:table-cell>
          <table:table-cell office:value-type="float" office:value="791747.479553" calcext:value-type="float">
            <text:p>791747.47955300000</text:p>
          </table:table-cell>
          <table:table-cell office:value-type="float" office:value="4985.72424309" calcext:value-type="float">
            <text:p>4985.72424309000</text:p>
          </table:table-cell>
          <table:table-cell table:formula="of:=CONCATENATE([.A1305];&quot;-&quot;;[.B1305])" office:value-type="string" office:string-value="65-040" calcext:value-type="string">
            <text:p>65-04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74</text:p>
          </table:table-cell>
          <table:table-cell office:value-type="float" office:value="59288.665075" calcext:value-type="float">
            <text:p>59288.66507500000</text:p>
          </table:table-cell>
          <table:table-cell office:value-type="float" office:value="1798.48111928" calcext:value-type="float">
            <text:p>1798.48111928000</text:p>
          </table:table-cell>
          <table:table-cell table:formula="of:=CONCATENATE([.A1306];&quot;-&quot;;[.B1306])" office:value-type="string" office:string-value="65-174" calcext:value-type="string">
            <text:p>65-17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175s</text:p>
          </table:table-cell>
          <table:table-cell office:value-type="float" office:value="3803.5650345" calcext:value-type="float">
            <text:p>3803.56503450000</text:p>
          </table:table-cell>
          <table:table-cell office:value-type="float" office:value="283.711984716" calcext:value-type="float">
            <text:p>283.71198471600</text:p>
          </table:table-cell>
          <table:table-cell table:formula="of:=CONCATENATE([.A1307];&quot;-&quot;;[.B1307])" office:value-type="string" office:string-value="65-175s" calcext:value-type="string">
            <text:p>65-175s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26</text:p>
          </table:table-cell>
          <table:table-cell office:value-type="float" office:value="149027.819283" calcext:value-type="float">
            <text:p>149027.81928300000</text:p>
          </table:table-cell>
          <table:table-cell office:value-type="float" office:value="1725.46479078" calcext:value-type="float">
            <text:p>1725.46479078000</text:p>
          </table:table-cell>
          <table:table-cell table:formula="of:=CONCATENATE([.A1308];&quot;-&quot;;[.B1308])" office:value-type="string" office:string-value="65-126" calcext:value-type="string">
            <text:p>65-12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127s</text:p>
          </table:table-cell>
          <table:table-cell office:value-type="float" office:value="3388.150737" calcext:value-type="float">
            <text:p>3388.15073700000</text:p>
          </table:table-cell>
          <table:table-cell office:value-type="float" office:value="298.307851714" calcext:value-type="float">
            <text:p>298.30785171400</text:p>
          </table:table-cell>
          <table:table-cell table:formula="of:=CONCATENATE([.A1309];&quot;-&quot;;[.B1309])" office:value-type="string" office:string-value="65-127s" calcext:value-type="string">
            <text:p>65-127s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154s</text:p>
          </table:table-cell>
          <table:table-cell office:value-type="float" office:value="7288.384402" calcext:value-type="float">
            <text:p>7288.38440200000</text:p>
          </table:table-cell>
          <table:table-cell office:value-type="float" office:value="342.919100176" calcext:value-type="float">
            <text:p>342.91910017600</text:p>
          </table:table-cell>
          <table:table-cell table:formula="of:=CONCATENATE([.A1310];&quot;-&quot;;[.B1310])" office:value-type="string" office:string-value="65-154s" calcext:value-type="string">
            <text:p>65-154s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155s</text:p>
          </table:table-cell>
          <table:table-cell office:value-type="float" office:value="3086.5096335" calcext:value-type="float">
            <text:p>3086.50963350000</text:p>
          </table:table-cell>
          <table:table-cell office:value-type="float" office:value="248.319883879" calcext:value-type="float">
            <text:p>248.31988387900</text:p>
          </table:table-cell>
          <table:table-cell table:formula="of:=CONCATENATE([.A1311];&quot;-&quot;;[.B1311])" office:value-type="string" office:string-value="65-155s" calcext:value-type="string">
            <text:p>65-155s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28</text:p>
          </table:table-cell>
          <table:table-cell office:value-type="float" office:value="478535.780712" calcext:value-type="float">
            <text:p>478535.78071200000</text:p>
          </table:table-cell>
          <table:table-cell office:value-type="float" office:value="4186.42076794" calcext:value-type="float">
            <text:p>4186.42076794000</text:p>
          </table:table-cell>
          <table:table-cell table:formula="of:=CONCATENATE([.A1312];&quot;-&quot;;[.B1312])" office:value-type="string" office:string-value="65-128" calcext:value-type="string">
            <text:p>65-12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49</text:p>
          </table:table-cell>
          <table:table-cell office:value-type="float" office:value="195389.86456" calcext:value-type="float">
            <text:p>195389.86456000000</text:p>
          </table:table-cell>
          <table:table-cell office:value-type="float" office:value="2340.96565814" calcext:value-type="float">
            <text:p>2340.96565814000</text:p>
          </table:table-cell>
          <table:table-cell table:formula="of:=CONCATENATE([.A1313];&quot;-&quot;;[.B1313])" office:value-type="string" office:string-value="65-049" calcext:value-type="string">
            <text:p>65-04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050s</text:p>
          </table:table-cell>
          <table:table-cell office:value-type="float" office:value="4041.6688595" calcext:value-type="float">
            <text:p>4041.66885950000</text:p>
          </table:table-cell>
          <table:table-cell office:value-type="float" office:value="297.475968111" calcext:value-type="float">
            <text:p>297.47596811100</text:p>
          </table:table-cell>
          <table:table-cell table:formula="of:=CONCATENATE([.A1314];&quot;-&quot;;[.B1314])" office:value-type="string" office:string-value="65-050s" calcext:value-type="string">
            <text:p>65-050s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79</text:p>
          </table:table-cell>
          <table:table-cell office:value-type="float" office:value="39870.6759765" calcext:value-type="float">
            <text:p>39870.67597650000</text:p>
          </table:table-cell>
          <table:table-cell office:value-type="float" office:value="1086.88800152" calcext:value-type="float">
            <text:p>1086.88800152000</text:p>
          </table:table-cell>
          <table:table-cell table:formula="of:=CONCATENATE([.A1315];&quot;-&quot;;[.B1315])" office:value-type="string" office:string-value="65-079" calcext:value-type="string">
            <text:p>65-07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080s</text:p>
          </table:table-cell>
          <table:table-cell office:value-type="float" office:value="370.067205" calcext:value-type="float">
            <text:p>370.06720500000</text:p>
          </table:table-cell>
          <table:table-cell office:value-type="float" office:value="85.127529341" calcext:value-type="float">
            <text:p>85.12752934100</text:p>
          </table:table-cell>
          <table:table-cell table:formula="of:=CONCATENATE([.A1316];&quot;-&quot;;[.B1316])" office:value-type="string" office:string-value="65-080s" calcext:value-type="string">
            <text:p>65-080s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101s</text:p>
          </table:table-cell>
          <table:table-cell office:value-type="float" office:value="3614.95069" calcext:value-type="float">
            <text:p>3614.95069000000</text:p>
          </table:table-cell>
          <table:table-cell office:value-type="float" office:value="256.036531104" calcext:value-type="float">
            <text:p>256.03653110400</text:p>
          </table:table-cell>
          <table:table-cell table:formula="of:=CONCATENATE([.A1317];&quot;-&quot;;[.B1317])" office:value-type="string" office:string-value="65-101s" calcext:value-type="string">
            <text:p>65-101s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97</text:p>
          </table:table-cell>
          <table:table-cell office:value-type="float" office:value="327711.344151" calcext:value-type="float">
            <text:p>327711.34415100000</text:p>
          </table:table-cell>
          <table:table-cell office:value-type="float" office:value="3271.24365835" calcext:value-type="float">
            <text:p>3271.24365835000</text:p>
          </table:table-cell>
          <table:table-cell table:formula="of:=CONCATENATE([.A1318];&quot;-&quot;;[.B1318])" office:value-type="string" office:string-value="65-097" calcext:value-type="string">
            <text:p>65-097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096s</text:p>
          </table:table-cell>
          <table:table-cell office:value-type="float" office:value="3467.73056" calcext:value-type="float">
            <text:p>3467.73056000000</text:p>
          </table:table-cell>
          <table:table-cell office:value-type="float" office:value="241.217754755" calcext:value-type="float">
            <text:p>241.21775475500</text:p>
          </table:table-cell>
          <table:table-cell table:formula="of:=CONCATENATE([.A1319];&quot;-&quot;;[.B1319])" office:value-type="string" office:string-value="65-096s" calcext:value-type="string">
            <text:p>65-096s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46</text:p>
          </table:table-cell>
          <table:table-cell office:value-type="float" office:value="35843.0652045" calcext:value-type="float">
            <text:p>35843.06520450000</text:p>
          </table:table-cell>
          <table:table-cell office:value-type="float" office:value="766.338637347" calcext:value-type="float">
            <text:p>766.33863734700</text:p>
          </table:table-cell>
          <table:table-cell table:formula="of:=CONCATENATE([.A1320];&quot;-&quot;;[.B1320])" office:value-type="string" office:string-value="65-246" calcext:value-type="string">
            <text:p>65-24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68</text:p>
          </table:table-cell>
          <table:table-cell office:value-type="float" office:value="30947.1403545" calcext:value-type="float">
            <text:p>30947.14035450000</text:p>
          </table:table-cell>
          <table:table-cell office:value-type="float" office:value="1161.36850872" calcext:value-type="float">
            <text:p>1161.36850872000</text:p>
          </table:table-cell>
          <table:table-cell table:formula="of:=CONCATENATE([.A1321];&quot;-&quot;;[.B1321])" office:value-type="string" office:string-value="65-168" calcext:value-type="string">
            <text:p>65-16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169s</text:p>
          </table:table-cell>
          <table:table-cell office:value-type="float" office:value="1454.718665" calcext:value-type="float">
            <text:p>1454.71866500000</text:p>
          </table:table-cell>
          <table:table-cell office:value-type="float" office:value="217.862957028" calcext:value-type="float">
            <text:p>217.86295702800</text:p>
          </table:table-cell>
          <table:table-cell table:formula="of:=CONCATENATE([.A1322];&quot;-&quot;;[.B1322])" office:value-type="string" office:string-value="65-169s" calcext:value-type="string">
            <text:p>65-169s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86</text:p>
          </table:table-cell>
          <table:table-cell office:value-type="float" office:value="72423.7659015" calcext:value-type="float">
            <text:p>72423.76590150000</text:p>
          </table:table-cell>
          <table:table-cell office:value-type="float" office:value="1425.29999769" calcext:value-type="float">
            <text:p>1425.29999769000</text:p>
          </table:table-cell>
          <table:table-cell table:formula="of:=CONCATENATE([.A1323];&quot;-&quot;;[.B1323])" office:value-type="string" office:string-value="65-086" calcext:value-type="string">
            <text:p>65-08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058s</text:p>
          </table:table-cell>
          <table:table-cell office:value-type="float" office:value="427.05431" calcext:value-type="float">
            <text:p>427.05431000000</text:p>
          </table:table-cell>
          <table:table-cell office:value-type="float" office:value="85.4094933582" calcext:value-type="float">
            <text:p>85.40949335820</text:p>
          </table:table-cell>
          <table:table-cell table:formula="of:=CONCATENATE([.A1324];&quot;-&quot;;[.B1324])" office:value-type="string" office:string-value="65-058s" calcext:value-type="string">
            <text:p>65-058s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71</text:p>
          </table:table-cell>
          <table:table-cell office:value-type="float" office:value="42247.546834" calcext:value-type="float">
            <text:p>42247.54683400000</text:p>
          </table:table-cell>
          <table:table-cell office:value-type="float" office:value="1264.34628797" calcext:value-type="float">
            <text:p>1264.34628797000</text:p>
          </table:table-cell>
          <table:table-cell table:formula="of:=CONCATENATE([.A1325];&quot;-&quot;;[.B1325])" office:value-type="string" office:string-value="65-071" calcext:value-type="string">
            <text:p>65-07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91</text:p>
          </table:table-cell>
          <table:table-cell office:value-type="float" office:value="158601.281836" calcext:value-type="float">
            <text:p>158601.28183600000</text:p>
          </table:table-cell>
          <table:table-cell office:value-type="float" office:value="2324.43912736" calcext:value-type="float">
            <text:p>2324.43912736000</text:p>
          </table:table-cell>
          <table:table-cell table:formula="of:=CONCATENATE([.A1326];&quot;-&quot;;[.B1326])" office:value-type="string" office:string-value="65-091" calcext:value-type="string">
            <text:p>65-09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34</text:p>
          </table:table-cell>
          <table:table-cell office:value-type="float" office:value="74904.422173" calcext:value-type="float">
            <text:p>74904.42217300000</text:p>
          </table:table-cell>
          <table:table-cell office:value-type="float" office:value="2137.23314658" calcext:value-type="float">
            <text:p>2137.23314658000</text:p>
          </table:table-cell>
          <table:table-cell table:formula="of:=CONCATENATE([.A1327];&quot;-&quot;;[.B1327])" office:value-type="string" office:string-value="65-034" calcext:value-type="string">
            <text:p>65-03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035s</text:p>
          </table:table-cell>
          <table:table-cell office:value-type="float" office:value="13292.912145" calcext:value-type="float">
            <text:p>13292.91214500000</text:p>
          </table:table-cell>
          <table:table-cell office:value-type="float" office:value="498.341537257" calcext:value-type="float">
            <text:p>498.34153725700</text:p>
          </table:table-cell>
          <table:table-cell table:formula="of:=CONCATENATE([.A1328];&quot;-&quot;;[.B1328])" office:value-type="string" office:string-value="65-035s" calcext:value-type="string">
            <text:p>65-035s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66</text:p>
          </table:table-cell>
          <table:table-cell office:value-type="float" office:value="210187.817716" calcext:value-type="float">
            <text:p>210187.81771600000</text:p>
          </table:table-cell>
          <table:table-cell office:value-type="float" office:value="2033.61223854" calcext:value-type="float">
            <text:p>2033.61223854000</text:p>
          </table:table-cell>
          <table:table-cell table:formula="of:=CONCATENATE([.A1329];&quot;-&quot;;[.B1329])" office:value-type="string" office:string-value="65-066" calcext:value-type="string">
            <text:p>65-06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94</text:p>
          </table:table-cell>
          <table:table-cell office:value-type="float" office:value="158298.48701" calcext:value-type="float">
            <text:p>158298.48701000000</text:p>
          </table:table-cell>
          <table:table-cell office:value-type="float" office:value="2516.05414747" calcext:value-type="float">
            <text:p>2516.05414747000</text:p>
          </table:table-cell>
          <table:table-cell table:formula="of:=CONCATENATE([.A1330];&quot;-&quot;;[.B1330])" office:value-type="string" office:string-value="65-094" calcext:value-type="string">
            <text:p>65-09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46</text:p>
          </table:table-cell>
          <table:table-cell office:value-type="float" office:value="110529.581051" calcext:value-type="float">
            <text:p>110529.58105100000</text:p>
          </table:table-cell>
          <table:table-cell office:value-type="float" office:value="1805.30352343" calcext:value-type="float">
            <text:p>1805.30352343000</text:p>
          </table:table-cell>
          <table:table-cell table:formula="of:=CONCATENATE([.A1331];&quot;-&quot;;[.B1331])" office:value-type="string" office:string-value="65-046" calcext:value-type="string">
            <text:p>65-04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42</text:p>
          </table:table-cell>
          <table:table-cell office:value-type="float" office:value="262758.705898" calcext:value-type="float">
            <text:p>262758.70589800000</text:p>
          </table:table-cell>
          <table:table-cell office:value-type="float" office:value="2485.55363861" calcext:value-type="float">
            <text:p>2485.55363861000</text:p>
          </table:table-cell>
          <table:table-cell table:formula="of:=CONCATENATE([.A1332];&quot;-&quot;;[.B1332])" office:value-type="string" office:string-value="65-242" calcext:value-type="string">
            <text:p>65-24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41</text:p>
          </table:table-cell>
          <table:table-cell office:value-type="float" office:value="193807.24952" calcext:value-type="float">
            <text:p>193807.24952000000</text:p>
          </table:table-cell>
          <table:table-cell office:value-type="float" office:value="3543.44414383" calcext:value-type="float">
            <text:p>3543.44414383000</text:p>
          </table:table-cell>
          <table:table-cell table:formula="of:=CONCATENATE([.A1333];&quot;-&quot;;[.B1333])" office:value-type="string" office:string-value="65-241" calcext:value-type="string">
            <text:p>65-24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15</text:p>
          </table:table-cell>
          <table:table-cell office:value-type="float" office:value="211236.980692" calcext:value-type="float">
            <text:p>211236.98069200000</text:p>
          </table:table-cell>
          <table:table-cell office:value-type="float" office:value="2074.605686" calcext:value-type="float">
            <text:p>2074.60568600000</text:p>
          </table:table-cell>
          <table:table-cell table:formula="of:=CONCATENATE([.A1334];&quot;-&quot;;[.B1334])" office:value-type="string" office:string-value="62-215" calcext:value-type="string">
            <text:p>62-21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44</text:p>
          </table:table-cell>
          <table:table-cell office:value-type="float" office:value="96856.191329" calcext:value-type="float">
            <text:p>96856.19132900000</text:p>
          </table:table-cell>
          <table:table-cell office:value-type="float" office:value="1649.30345605" calcext:value-type="float">
            <text:p>1649.30345605000</text:p>
          </table:table-cell>
          <table:table-cell table:formula="of:=CONCATENATE([.A1335];&quot;-&quot;;[.B1335])" office:value-type="string" office:string-value="62-144" calcext:value-type="string">
            <text:p>62-14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01</text:p>
          </table:table-cell>
          <table:table-cell office:value-type="float" office:value="1352064.12991" calcext:value-type="float">
            <text:p>1352064.12991000000</text:p>
          </table:table-cell>
          <table:table-cell office:value-type="float" office:value="6760.90697245" calcext:value-type="float">
            <text:p>6760.90697245000</text:p>
          </table:table-cell>
          <table:table-cell table:formula="of:=CONCATENATE([.A1336];&quot;-&quot;;[.B1336])" office:value-type="string" office:string-value="62-001" calcext:value-type="string">
            <text:p>62-00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02</text:p>
          </table:table-cell>
          <table:table-cell office:value-type="float" office:value="53311.379684" calcext:value-type="float">
            <text:p>53311.37968400000</text:p>
          </table:table-cell>
          <table:table-cell office:value-type="float" office:value="1540.48400421" calcext:value-type="float">
            <text:p>1540.48400421000</text:p>
          </table:table-cell>
          <table:table-cell table:formula="of:=CONCATENATE([.A1337];&quot;-&quot;;[.B1337])" office:value-type="string" office:string-value="62-002" calcext:value-type="string">
            <text:p>62-00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08</text:p>
          </table:table-cell>
          <table:table-cell office:value-type="float" office:value="82696.2827455" calcext:value-type="float">
            <text:p>82696.28274550000</text:p>
          </table:table-cell>
          <table:table-cell office:value-type="float" office:value="1810.20473677" calcext:value-type="float">
            <text:p>1810.20473677000</text:p>
          </table:table-cell>
          <table:table-cell table:formula="of:=CONCATENATE([.A1338];&quot;-&quot;;[.B1338])" office:value-type="string" office:string-value="62-008" calcext:value-type="string">
            <text:p>62-00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083s</text:p>
          </table:table-cell>
          <table:table-cell office:value-type="float" office:value="7078.122438" calcext:value-type="float">
            <text:p>7078.12243800000</text:p>
          </table:table-cell>
          <table:table-cell office:value-type="float" office:value="348.713404956" calcext:value-type="float">
            <text:p>348.71340495600</text:p>
          </table:table-cell>
          <table:table-cell table:formula="of:=CONCATENATE([.A1339];&quot;-&quot;;[.B1339])" office:value-type="string" office:string-value="66-083s" calcext:value-type="string">
            <text:p>66-083s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84</text:p>
          </table:table-cell>
          <table:table-cell office:value-type="float" office:value="134944.556675" calcext:value-type="float">
            <text:p>134944.55667500000</text:p>
          </table:table-cell>
          <table:table-cell office:value-type="float" office:value="1719.11336727" calcext:value-type="float">
            <text:p>1719.11336727000</text:p>
          </table:table-cell>
          <table:table-cell table:formula="of:=CONCATENATE([.A1340];&quot;-&quot;;[.B1340])" office:value-type="string" office:string-value="66-084" calcext:value-type="string">
            <text:p>66-08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52</text:p>
          </table:table-cell>
          <table:table-cell office:value-type="float" office:value="141859.612484" calcext:value-type="float">
            <text:p>141859.61248400000</text:p>
          </table:table-cell>
          <table:table-cell office:value-type="float" office:value="1700.22149924" calcext:value-type="float">
            <text:p>1700.22149924000</text:p>
          </table:table-cell>
          <table:table-cell table:formula="of:=CONCATENATE([.A1341];&quot;-&quot;;[.B1341])" office:value-type="string" office:string-value="64-052" calcext:value-type="string">
            <text:p>64-05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01</text:p>
          </table:table-cell>
          <table:table-cell office:value-type="float" office:value="22520532.0272" calcext:value-type="float">
            <text:p>22520532.02720000000</text:p>
          </table:table-cell>
          <table:table-cell office:value-type="float" office:value="28199.1957784" calcext:value-type="float">
            <text:p>28199.19577840000</text:p>
          </table:table-cell>
          <table:table-cell table:formula="of:=CONCATENATE([.A1342];&quot;-&quot;;[.B1342])" office:value-type="string" office:string-value="52-001" calcext:value-type="string">
            <text:p>52-00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44</text:p>
          </table:table-cell>
          <table:table-cell office:value-type="float" office:value="165446.297116" calcext:value-type="float">
            <text:p>165446.29711600000</text:p>
          </table:table-cell>
          <table:table-cell office:value-type="float" office:value="1931.1390418" calcext:value-type="float">
            <text:p>1931.13904180000</text:p>
          </table:table-cell>
          <table:table-cell table:formula="of:=CONCATENATE([.A1343];&quot;-&quot;;[.B1343])" office:value-type="string" office:string-value="63-044" calcext:value-type="string">
            <text:p>63-04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70</text:p>
          </table:table-cell>
          <table:table-cell office:value-type="float" office:value="268707.711068" calcext:value-type="float">
            <text:p>268707.71106800000</text:p>
          </table:table-cell>
          <table:table-cell office:value-type="float" office:value="2762.37405253" calcext:value-type="float">
            <text:p>2762.37405253000</text:p>
          </table:table-cell>
          <table:table-cell table:formula="of:=CONCATENATE([.A1344];&quot;-&quot;;[.B1344])" office:value-type="string" office:string-value="63-070" calcext:value-type="string">
            <text:p>63-07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07</text:p>
          </table:table-cell>
          <table:table-cell office:value-type="float" office:value="6051.019848" calcext:value-type="float">
            <text:p>6051.01984800000</text:p>
          </table:table-cell>
          <table:table-cell office:value-type="float" office:value="320.098190964" calcext:value-type="float">
            <text:p>320.09819096400</text:p>
          </table:table-cell>
          <table:table-cell table:formula="of:=CONCATENATE([.A1345];&quot;-&quot;;[.B1345])" office:value-type="string" office:string-value="65-407" calcext:value-type="string">
            <text:p>65-407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47</text:p>
          </table:table-cell>
          <table:table-cell office:value-type="float" office:value="15907.2381095" calcext:value-type="float">
            <text:p>15907.23810950000</text:p>
          </table:table-cell>
          <table:table-cell office:value-type="float" office:value="685.589180509" calcext:value-type="float">
            <text:p>685.58918050900</text:p>
          </table:table-cell>
          <table:table-cell table:formula="of:=CONCATENATE([.A1346];&quot;-&quot;;[.B1346])" office:value-type="string" office:string-value="65-447" calcext:value-type="string">
            <text:p>65-44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84</text:p>
          </table:table-cell>
          <table:table-cell office:value-type="float" office:value="26494.512276" calcext:value-type="float">
            <text:p>26494.51227600000</text:p>
          </table:table-cell>
          <table:table-cell office:value-type="float" office:value="693.57188292" calcext:value-type="float">
            <text:p>693.57188292000</text:p>
          </table:table-cell>
          <table:table-cell table:formula="of:=CONCATENATE([.A1347];&quot;-&quot;;[.B1347])" office:value-type="string" office:string-value="64-084" calcext:value-type="string">
            <text:p>64-08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77</text:p>
          </table:table-cell>
          <table:table-cell office:value-type="float" office:value="89118.943293" calcext:value-type="float">
            <text:p>89118.94329300000</text:p>
          </table:table-cell>
          <table:table-cell office:value-type="float" office:value="1318.57982078" calcext:value-type="float">
            <text:p>1318.57982078000</text:p>
          </table:table-cell>
          <table:table-cell table:formula="of:=CONCATENATE([.A1348];&quot;-&quot;;[.B1348])" office:value-type="string" office:string-value="63-077" calcext:value-type="string">
            <text:p>63-07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73</text:p>
          </table:table-cell>
          <table:table-cell office:value-type="float" office:value="110477.36389" calcext:value-type="float">
            <text:p>110477.36389000000</text:p>
          </table:table-cell>
          <table:table-cell office:value-type="float" office:value="1418.32109729" calcext:value-type="float">
            <text:p>1418.32109729000</text:p>
          </table:table-cell>
          <table:table-cell table:formula="of:=CONCATENATE([.A1349];&quot;-&quot;;[.B1349])" office:value-type="string" office:string-value="52-073" calcext:value-type="string">
            <text:p>52-07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77</text:p>
          </table:table-cell>
          <table:table-cell office:value-type="float" office:value="90012.446288" calcext:value-type="float">
            <text:p>90012.44628800000</text:p>
          </table:table-cell>
          <table:table-cell office:value-type="float" office:value="1366.66198275" calcext:value-type="float">
            <text:p>1366.66198275000</text:p>
          </table:table-cell>
          <table:table-cell table:formula="of:=CONCATENATE([.A1350];&quot;-&quot;;[.B1350])" office:value-type="string" office:string-value="52-077" calcext:value-type="string">
            <text:p>52-07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41</text:p>
          </table:table-cell>
          <table:table-cell office:value-type="float" office:value="143184.830137" calcext:value-type="float">
            <text:p>143184.83013700000</text:p>
          </table:table-cell>
          <table:table-cell office:value-type="float" office:value="1935.6905202" calcext:value-type="float">
            <text:p>1935.69052020000</text:p>
          </table:table-cell>
          <table:table-cell table:formula="of:=CONCATENATE([.A1351];&quot;-&quot;;[.B1351])" office:value-type="string" office:string-value="63-041" calcext:value-type="string">
            <text:p>63-04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44</text:p>
          </table:table-cell>
          <table:table-cell office:value-type="float" office:value="5555.698196" calcext:value-type="float">
            <text:p>5555.69819600000</text:p>
          </table:table-cell>
          <table:table-cell office:value-type="float" office:value="304.443728863" calcext:value-type="float">
            <text:p>304.44372886300</text:p>
          </table:table-cell>
          <table:table-cell table:formula="of:=CONCATENATE([.A1352];&quot;-&quot;;[.B1352])" office:value-type="string" office:string-value="65-444" calcext:value-type="string">
            <text:p>65-44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35</text:p>
          </table:table-cell>
          <table:table-cell office:value-type="float" office:value="108293.677922" calcext:value-type="float">
            <text:p>108293.67792200000</text:p>
          </table:table-cell>
          <table:table-cell office:value-type="float" office:value="2276.56985715" calcext:value-type="float">
            <text:p>2276.56985715000</text:p>
          </table:table-cell>
          <table:table-cell table:formula="of:=CONCATENATE([.A1353];&quot;-&quot;;[.B1353])" office:value-type="string" office:string-value="63-035" calcext:value-type="string">
            <text:p>63-03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16</text:p>
          </table:table-cell>
          <table:table-cell office:value-type="float" office:value="55332.9354765" calcext:value-type="float">
            <text:p>55332.93547650000</text:p>
          </table:table-cell>
          <table:table-cell office:value-type="float" office:value="1268.91097027" calcext:value-type="float">
            <text:p>1268.91097027000</text:p>
          </table:table-cell>
          <table:table-cell table:formula="of:=CONCATENATE([.A1354];&quot;-&quot;;[.B1354])" office:value-type="string" office:string-value="65-216" calcext:value-type="string">
            <text:p>65-21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76</text:p>
          </table:table-cell>
          <table:table-cell office:value-type="float" office:value="176565.1468" calcext:value-type="float">
            <text:p>176565.14680000000</text:p>
          </table:table-cell>
          <table:table-cell office:value-type="float" office:value="2109.81522353" calcext:value-type="float">
            <text:p>2109.81522353000</text:p>
          </table:table-cell>
          <table:table-cell table:formula="of:=CONCATENATE([.A1355];&quot;-&quot;;[.B1355])" office:value-type="string" office:string-value="64-076" calcext:value-type="string">
            <text:p>64-076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57</text:p>
          </table:table-cell>
          <table:table-cell office:value-type="float" office:value="65911.6047265" calcext:value-type="float">
            <text:p>65911.60472650000</text:p>
          </table:table-cell>
          <table:table-cell office:value-type="float" office:value="1034.25845624" calcext:value-type="float">
            <text:p>1034.25845624000</text:p>
          </table:table-cell>
          <table:table-cell table:formula="of:=CONCATENATE([.A1356];&quot;-&quot;;[.B1356])" office:value-type="string" office:string-value="52-157" calcext:value-type="string">
            <text:p>52-15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58</text:p>
          </table:table-cell>
          <table:table-cell office:value-type="float" office:value="1058620.50851" calcext:value-type="float">
            <text:p>1058620.50851000000</text:p>
          </table:table-cell>
          <table:table-cell office:value-type="float" office:value="4733.6663649" calcext:value-type="float">
            <text:p>4733.66636490000</text:p>
          </table:table-cell>
          <table:table-cell table:formula="of:=CONCATENATE([.A1357];&quot;-&quot;;[.B1357])" office:value-type="string" office:string-value="64-058" calcext:value-type="string">
            <text:p>64-05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41</text:p>
          </table:table-cell>
          <table:table-cell office:value-type="float" office:value="3700.029985" calcext:value-type="float">
            <text:p>3700.02998500000</text:p>
          </table:table-cell>
          <table:table-cell office:value-type="float" office:value="344.835029498" calcext:value-type="float">
            <text:p>344.83502949800</text:p>
          </table:table-cell>
          <table:table-cell table:formula="of:=CONCATENATE([.A1358];&quot;-&quot;;[.B1358])" office:value-type="string" office:string-value="64-441" calcext:value-type="string">
            <text:p>64-44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45</text:p>
          </table:table-cell>
          <table:table-cell office:value-type="float" office:value="8587.860103" calcext:value-type="float">
            <text:p>8587.86010300000</text:p>
          </table:table-cell>
          <table:table-cell office:value-type="float" office:value="558.792198339" calcext:value-type="float">
            <text:p>558.79219833900</text:p>
          </table:table-cell>
          <table:table-cell table:formula="of:=CONCATENATE([.A1359];&quot;-&quot;;[.B1359])" office:value-type="string" office:string-value="65-445" calcext:value-type="string">
            <text:p>65-44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94</text:p>
          </table:table-cell>
          <table:table-cell office:value-type="float" office:value="99799.5508885" calcext:value-type="float">
            <text:p>99799.55088850000</text:p>
          </table:table-cell>
          <table:table-cell office:value-type="float" office:value="1615.35491223" calcext:value-type="float">
            <text:p>1615.35491223000</text:p>
          </table:table-cell>
          <table:table-cell table:formula="of:=CONCATENATE([.A1360];&quot;-&quot;;[.B1360])" office:value-type="string" office:string-value="64-094" calcext:value-type="string">
            <text:p>64-09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14</text:p>
          </table:table-cell>
          <table:table-cell office:value-type="float" office:value="78521.316448" calcext:value-type="float">
            <text:p>78521.31644800000</text:p>
          </table:table-cell>
          <table:table-cell office:value-type="float" office:value="1312.85453752" calcext:value-type="float">
            <text:p>1312.85453752000</text:p>
          </table:table-cell>
          <table:table-cell table:formula="of:=CONCATENATE([.A1361];&quot;-&quot;;[.B1361])" office:value-type="string" office:string-value="65-214" calcext:value-type="string">
            <text:p>65-21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05</text:p>
          </table:table-cell>
          <table:table-cell office:value-type="float" office:value="98648.601179" calcext:value-type="float">
            <text:p>98648.60117900000</text:p>
          </table:table-cell>
          <table:table-cell office:value-type="float" office:value="1639.5512433" calcext:value-type="float">
            <text:p>1639.55124330000</text:p>
          </table:table-cell>
          <table:table-cell table:formula="of:=CONCATENATE([.A1362];&quot;-&quot;;[.B1362])" office:value-type="string" office:string-value="65-105" calcext:value-type="string">
            <text:p>65-10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12</text:p>
          </table:table-cell>
          <table:table-cell office:value-type="float" office:value="83533.5393855" calcext:value-type="float">
            <text:p>83533.53938550000</text:p>
          </table:table-cell>
          <table:table-cell office:value-type="float" office:value="1289.05382847" calcext:value-type="float">
            <text:p>1289.05382847000</text:p>
          </table:table-cell>
          <table:table-cell table:formula="of:=CONCATENATE([.A1363];&quot;-&quot;;[.B1363])" office:value-type="string" office:string-value="65-212" calcext:value-type="string">
            <text:p>65-21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54</text:p>
          </table:table-cell>
          <table:table-cell office:value-type="float" office:value="127564.552162" calcext:value-type="float">
            <text:p>127564.55216200000</text:p>
          </table:table-cell>
          <table:table-cell office:value-type="float" office:value="1667.80882004" calcext:value-type="float">
            <text:p>1667.80882004000</text:p>
          </table:table-cell>
          <table:table-cell table:formula="of:=CONCATENATE([.A1364];&quot;-&quot;;[.B1364])" office:value-type="string" office:string-value="52-154" calcext:value-type="string">
            <text:p>52-15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12</text:p>
          </table:table-cell>
          <table:table-cell office:value-type="float" office:value="24074.79841" calcext:value-type="float">
            <text:p>24074.79841000000</text:p>
          </table:table-cell>
          <table:table-cell office:value-type="float" office:value="714.369859513" calcext:value-type="float">
            <text:p>714.36985951300</text:p>
          </table:table-cell>
          <table:table-cell table:formula="of:=CONCATENATE([.A1365];&quot;-&quot;;[.B1365])" office:value-type="string" office:string-value="65-412" calcext:value-type="string">
            <text:p>65-41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16</text:p>
          </table:table-cell>
          <table:table-cell office:value-type="float" office:value="21954.626512" calcext:value-type="float">
            <text:p>21954.62651200000</text:p>
          </table:table-cell>
          <table:table-cell office:value-type="float" office:value="651.397992605" calcext:value-type="float">
            <text:p>651.39799260500</text:p>
          </table:table-cell>
          <table:table-cell table:formula="of:=CONCATENATE([.A1366];&quot;-&quot;;[.B1366])" office:value-type="string" office:string-value="65-416" calcext:value-type="string">
            <text:p>65-41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91</text:p>
          </table:table-cell>
          <table:table-cell office:value-type="float" office:value="181663.124763" calcext:value-type="float">
            <text:p>181663.12476300000</text:p>
          </table:table-cell>
          <table:table-cell office:value-type="float" office:value="2277.28978079" calcext:value-type="float">
            <text:p>2277.28978079000</text:p>
          </table:table-cell>
          <table:table-cell table:formula="of:=CONCATENATE([.A1367];&quot;-&quot;;[.B1367])" office:value-type="string" office:string-value="64-091" calcext:value-type="string">
            <text:p>64-09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39</text:p>
          </table:table-cell>
          <table:table-cell office:value-type="float" office:value="117438.729813" calcext:value-type="float">
            <text:p>117438.72981300000</text:p>
          </table:table-cell>
          <table:table-cell office:value-type="float" office:value="1876.41034922" calcext:value-type="float">
            <text:p>1876.41034922000</text:p>
          </table:table-cell>
          <table:table-cell table:formula="of:=CONCATENATE([.A1368];&quot;-&quot;;[.B1368])" office:value-type="string" office:string-value="64-139" calcext:value-type="string">
            <text:p>64-13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29</text:p>
          </table:table-cell>
          <table:table-cell office:value-type="float" office:value="1906899.6762" calcext:value-type="float">
            <text:p>1906899.67620000000</text:p>
          </table:table-cell>
          <table:table-cell office:value-type="float" office:value="6953.1232598" calcext:value-type="float">
            <text:p>6953.12325980000</text:p>
          </table:table-cell>
          <table:table-cell table:formula="of:=CONCATENATE([.A1369];&quot;-&quot;;[.B1369])" office:value-type="string" office:string-value="52-029" calcext:value-type="string">
            <text:p>52-02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34</text:p>
          </table:table-cell>
          <table:table-cell office:value-type="float" office:value="87547.2760095" calcext:value-type="float">
            <text:p>87547.27600950000</text:p>
          </table:table-cell>
          <table:table-cell office:value-type="float" office:value="1583.7436288" calcext:value-type="float">
            <text:p>1583.74362880000</text:p>
          </table:table-cell>
          <table:table-cell table:formula="of:=CONCATENATE([.A1370];&quot;-&quot;;[.B1370])" office:value-type="string" office:string-value="52-134" calcext:value-type="string">
            <text:p>52-13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63</text:p>
          </table:table-cell>
          <table:table-cell office:value-type="float" office:value="213422.744779" calcext:value-type="float">
            <text:p>213422.74477900000</text:p>
          </table:table-cell>
          <table:table-cell office:value-type="float" office:value="2373.72062217" calcext:value-type="float">
            <text:p>2373.72062217000</text:p>
          </table:table-cell>
          <table:table-cell table:formula="of:=CONCATENATE([.A1371];&quot;-&quot;;[.B1371])" office:value-type="string" office:string-value="63-063" calcext:value-type="string">
            <text:p>63-06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21</text:p>
          </table:table-cell>
          <table:table-cell office:value-type="float" office:value="12797.642372" calcext:value-type="float">
            <text:p>12797.64237200000</text:p>
          </table:table-cell>
          <table:table-cell office:value-type="float" office:value="515.234240824" calcext:value-type="float">
            <text:p>515.23424082400</text:p>
          </table:table-cell>
          <table:table-cell table:formula="of:=CONCATENATE([.A1372];&quot;-&quot;;[.B1372])" office:value-type="string" office:string-value="65-421" calcext:value-type="string">
            <text:p>65-42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99</text:p>
          </table:table-cell>
          <table:table-cell office:value-type="float" office:value="1672052.98163" calcext:value-type="float">
            <text:p>1672052.98163000000</text:p>
          </table:table-cell>
          <table:table-cell office:value-type="float" office:value="7555.61474502" calcext:value-type="float">
            <text:p>7555.61474502000</text:p>
          </table:table-cell>
          <table:table-cell table:formula="of:=CONCATENATE([.A1373];&quot;-&quot;;[.B1373])" office:value-type="string" office:string-value="52-199" calcext:value-type="string">
            <text:p>52-199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47</text:p>
          </table:table-cell>
          <table:table-cell office:value-type="float" office:value="204886.258304" calcext:value-type="float">
            <text:p>204886.25830400000</text:p>
          </table:table-cell>
          <table:table-cell office:value-type="float" office:value="2198.5397812" calcext:value-type="float">
            <text:p>2198.53978120000</text:p>
          </table:table-cell>
          <table:table-cell table:formula="of:=CONCATENATE([.A1374];&quot;-&quot;;[.B1374])" office:value-type="string" office:string-value="63-047" calcext:value-type="string">
            <text:p>63-04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63</text:p>
          </table:table-cell>
          <table:table-cell office:value-type="float" office:value="958567.871686" calcext:value-type="float">
            <text:p>958567.87168600000</text:p>
          </table:table-cell>
          <table:table-cell office:value-type="float" office:value="5016.02169622" calcext:value-type="float">
            <text:p>5016.02169622000</text:p>
          </table:table-cell>
          <table:table-cell table:formula="of:=CONCATENATE([.A1375];&quot;-&quot;;[.B1375])" office:value-type="string" office:string-value="52-163" calcext:value-type="string">
            <text:p>52-16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65</text:p>
          </table:table-cell>
          <table:table-cell office:value-type="float" office:value="26099.898183" calcext:value-type="float">
            <text:p>26099.89818300000</text:p>
          </table:table-cell>
          <table:table-cell office:value-type="float" office:value="645.753416207" calcext:value-type="float">
            <text:p>645.75341620700</text:p>
          </table:table-cell>
          <table:table-cell table:formula="of:=CONCATENATE([.A1376];&quot;-&quot;;[.B1376])" office:value-type="string" office:string-value="65-165" calcext:value-type="string">
            <text:p>65-16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09</text:p>
          </table:table-cell>
          <table:table-cell office:value-type="float" office:value="52286.9036965" calcext:value-type="float">
            <text:p>52286.90369650000</text:p>
          </table:table-cell>
          <table:table-cell office:value-type="float" office:value="955.092081978" calcext:value-type="float">
            <text:p>955.09208197800</text:p>
          </table:table-cell>
          <table:table-cell table:formula="of:=CONCATENATE([.A1377];&quot;-&quot;;[.B1377])" office:value-type="string" office:string-value="65-109" calcext:value-type="string">
            <text:p>65-10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49</text:p>
          </table:table-cell>
          <table:table-cell office:value-type="float" office:value="121338.028399" calcext:value-type="float">
            <text:p>121338.02839900000</text:p>
          </table:table-cell>
          <table:table-cell office:value-type="float" office:value="1457.10893294" calcext:value-type="float">
            <text:p>1457.10893294000</text:p>
          </table:table-cell>
          <table:table-cell table:formula="of:=CONCATENATE([.A1378];&quot;-&quot;;[.B1378])" office:value-type="string" office:string-value="52-149" calcext:value-type="string">
            <text:p>52-14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01</text:p>
          </table:table-cell>
          <table:table-cell office:value-type="float" office:value="6769.406953" calcext:value-type="float">
            <text:p>6769.40695300000</text:p>
          </table:table-cell>
          <table:table-cell office:value-type="float" office:value="411.921554703" calcext:value-type="float">
            <text:p>411.92155470300</text:p>
          </table:table-cell>
          <table:table-cell table:formula="of:=CONCATENATE([.A1379];&quot;-&quot;;[.B1379])" office:value-type="string" office:string-value="65-401" calcext:value-type="string">
            <text:p>65-40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41</text:p>
          </table:table-cell>
          <table:table-cell office:value-type="float" office:value="52627.745616" calcext:value-type="float">
            <text:p>52627.74561600000</text:p>
          </table:table-cell>
          <table:table-cell office:value-type="float" office:value="1293.34600004" calcext:value-type="float">
            <text:p>1293.34600004000</text:p>
          </table:table-cell>
          <table:table-cell table:formula="of:=CONCATENATE([.A1380];&quot;-&quot;;[.B1380])" office:value-type="string" office:string-value="65-041" calcext:value-type="string">
            <text:p>65-04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84</text:p>
          </table:table-cell>
          <table:table-cell office:value-type="float" office:value="119765.47242" calcext:value-type="float">
            <text:p>119765.47242000000</text:p>
          </table:table-cell>
          <table:table-cell office:value-type="float" office:value="1649.38067193" calcext:value-type="float">
            <text:p>1649.38067193000</text:p>
          </table:table-cell>
          <table:table-cell table:formula="of:=CONCATENATE([.A1381];&quot;-&quot;;[.B1381])" office:value-type="string" office:string-value="63-084" calcext:value-type="string">
            <text:p>63-08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78</text:p>
          </table:table-cell>
          <table:table-cell office:value-type="float" office:value="121927.645321" calcext:value-type="float">
            <text:p>121927.64532100000</text:p>
          </table:table-cell>
          <table:table-cell office:value-type="float" office:value="1720.77247366" calcext:value-type="float">
            <text:p>1720.77247366000</text:p>
          </table:table-cell>
          <table:table-cell table:formula="of:=CONCATENATE([.A1382];&quot;-&quot;;[.B1382])" office:value-type="string" office:string-value="63-078" calcext:value-type="string">
            <text:p>63-07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70</text:p>
          </table:table-cell>
          <table:table-cell office:value-type="float" office:value="14304.7961285" calcext:value-type="float">
            <text:p>14304.79612850000</text:p>
          </table:table-cell>
          <table:table-cell office:value-type="float" office:value="487.151499735" calcext:value-type="float">
            <text:p>487.15149973500</text:p>
          </table:table-cell>
          <table:table-cell table:formula="of:=CONCATENATE([.A1383];&quot;-&quot;;[.B1383])" office:value-type="string" office:string-value="65-170" calcext:value-type="string">
            <text:p>65-17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40</text:p>
          </table:table-cell>
          <table:table-cell office:value-type="float" office:value="138463.924597" calcext:value-type="float">
            <text:p>138463.92459700000</text:p>
          </table:table-cell>
          <table:table-cell office:value-type="float" office:value="2122.09075217" calcext:value-type="float">
            <text:p>2122.09075217000</text:p>
          </table:table-cell>
          <table:table-cell table:formula="of:=CONCATENATE([.A1384];&quot;-&quot;;[.B1384])" office:value-type="string" office:string-value="63-040" calcext:value-type="string">
            <text:p>63-04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85</text:p>
          </table:table-cell>
          <table:table-cell office:value-type="float" office:value="45384.6032245" calcext:value-type="float">
            <text:p>45384.60322450000</text:p>
          </table:table-cell>
          <table:table-cell office:value-type="float" office:value="1143.16062478" calcext:value-type="float">
            <text:p>1143.16062478000</text:p>
          </table:table-cell>
          <table:table-cell table:formula="of:=CONCATENATE([.A1385];&quot;-&quot;;[.B1385])" office:value-type="string" office:string-value="64-085" calcext:value-type="string">
            <text:p>64-08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01</text:p>
          </table:table-cell>
          <table:table-cell office:value-type="float" office:value="126122.010075" calcext:value-type="float">
            <text:p>126122.01007500000</text:p>
          </table:table-cell>
          <table:table-cell office:value-type="float" office:value="2009.78878507" calcext:value-type="float">
            <text:p>2009.78878507000</text:p>
          </table:table-cell>
          <table:table-cell table:formula="of:=CONCATENATE([.A1386];&quot;-&quot;;[.B1386])" office:value-type="string" office:string-value="63-101" calcext:value-type="string">
            <text:p>63-10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28</text:p>
          </table:table-cell>
          <table:table-cell office:value-type="float" office:value="299695.296503" calcext:value-type="float">
            <text:p>299695.29650300000</text:p>
          </table:table-cell>
          <table:table-cell office:value-type="float" office:value="2629.03186694" calcext:value-type="float">
            <text:p>2629.03186694000</text:p>
          </table:table-cell>
          <table:table-cell table:formula="of:=CONCATENATE([.A1387];&quot;-&quot;;[.B1387])" office:value-type="string" office:string-value="63-028" calcext:value-type="string">
            <text:p>63-02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83</text:p>
          </table:table-cell>
          <table:table-cell office:value-type="float" office:value="149784.261635" calcext:value-type="float">
            <text:p>149784.26163500000</text:p>
          </table:table-cell>
          <table:table-cell office:value-type="float" office:value="1915.23616289" calcext:value-type="float">
            <text:p>1915.23616289000</text:p>
          </table:table-cell>
          <table:table-cell table:formula="of:=CONCATENATE([.A1388];&quot;-&quot;;[.B1388])" office:value-type="string" office:string-value="63-083" calcext:value-type="string">
            <text:p>63-08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59</text:p>
          </table:table-cell>
          <table:table-cell office:value-type="float" office:value="172163.70112" calcext:value-type="float">
            <text:p>172163.70112000000</text:p>
          </table:table-cell>
          <table:table-cell office:value-type="float" office:value="1666.13903095" calcext:value-type="float">
            <text:p>1666.13903095000</text:p>
          </table:table-cell>
          <table:table-cell table:formula="of:=CONCATENATE([.A1389];&quot;-&quot;;[.B1389])" office:value-type="string" office:string-value="63-159" calcext:value-type="string">
            <text:p>63-15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36</text:p>
          </table:table-cell>
          <table:table-cell office:value-type="float" office:value="3063.2514975" calcext:value-type="float">
            <text:p>3063.25149750000</text:p>
          </table:table-cell>
          <table:table-cell office:value-type="float" office:value="221.767780316" calcext:value-type="float">
            <text:p>221.76778031600</text:p>
          </table:table-cell>
          <table:table-cell table:formula="of:=CONCATENATE([.A1390];&quot;-&quot;;[.B1390])" office:value-type="string" office:string-value="65-436" calcext:value-type="string">
            <text:p>65-436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34</text:p>
          </table:table-cell>
          <table:table-cell office:value-type="float" office:value="3591811.80633" calcext:value-type="float">
            <text:p>3591811.80633000000</text:p>
          </table:table-cell>
          <table:table-cell office:value-type="float" office:value="8716.19742573" calcext:value-type="float">
            <text:p>8716.19742573000</text:p>
          </table:table-cell>
          <table:table-cell table:formula="of:=CONCATENATE([.A1391];&quot;-&quot;;[.B1391])" office:value-type="string" office:string-value="63-134" calcext:value-type="string">
            <text:p>63-13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70</text:p>
          </table:table-cell>
          <table:table-cell office:value-type="float" office:value="104711.849778" calcext:value-type="float">
            <text:p>104711.84977800000</text:p>
          </table:table-cell>
          <table:table-cell office:value-type="float" office:value="1815.49781419" calcext:value-type="float">
            <text:p>1815.49781419000</text:p>
          </table:table-cell>
          <table:table-cell table:formula="of:=CONCATENATE([.A1392];&quot;-&quot;;[.B1392])" office:value-type="string" office:string-value="52-070" calcext:value-type="string">
            <text:p>52-07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46</text:p>
          </table:table-cell>
          <table:table-cell office:value-type="float" office:value="145018.294128" calcext:value-type="float">
            <text:p>145018.29412800000</text:p>
          </table:table-cell>
          <table:table-cell office:value-type="float" office:value="2185.93410224" calcext:value-type="float">
            <text:p>2185.93410224000</text:p>
          </table:table-cell>
          <table:table-cell table:formula="of:=CONCATENATE([.A1393];&quot;-&quot;;[.B1393])" office:value-type="string" office:string-value="63-046" calcext:value-type="string">
            <text:p>63-046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48</text:p>
          </table:table-cell>
          <table:table-cell office:value-type="float" office:value="153474.042933" calcext:value-type="float">
            <text:p>153474.04293300000</text:p>
          </table:table-cell>
          <table:table-cell office:value-type="float" office:value="2239.54743416" calcext:value-type="float">
            <text:p>2239.54743416000</text:p>
          </table:table-cell>
          <table:table-cell table:formula="of:=CONCATENATE([.A1394];&quot;-&quot;;[.B1394])" office:value-type="string" office:string-value="52-148" calcext:value-type="string">
            <text:p>52-14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47</text:p>
          </table:table-cell>
          <table:table-cell office:value-type="float" office:value="90296.851675" calcext:value-type="float">
            <text:p>90296.85167500000</text:p>
          </table:table-cell>
          <table:table-cell office:value-type="float" office:value="1467.49893872" calcext:value-type="float">
            <text:p>1467.49893872000</text:p>
          </table:table-cell>
          <table:table-cell table:formula="of:=CONCATENATE([.A1395];&quot;-&quot;;[.B1395])" office:value-type="string" office:string-value="63-147" calcext:value-type="string">
            <text:p>63-147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11</text:p>
          </table:table-cell>
          <table:table-cell office:value-type="float" office:value="8812.231599" calcext:value-type="float">
            <text:p>8812.23159900000</text:p>
          </table:table-cell>
          <table:table-cell office:value-type="float" office:value="412.574291641" calcext:value-type="float">
            <text:p>412.57429164100</text:p>
          </table:table-cell>
          <table:table-cell table:formula="of:=CONCATENATE([.A1396];&quot;-&quot;;[.B1396])" office:value-type="string" office:string-value="65-411" calcext:value-type="string">
            <text:p>65-41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15</text:p>
          </table:table-cell>
          <table:table-cell office:value-type="float" office:value="6862.527536" calcext:value-type="float">
            <text:p>6862.52753600000</text:p>
          </table:table-cell>
          <table:table-cell office:value-type="float" office:value="367.697354785" calcext:value-type="float">
            <text:p>367.69735478500</text:p>
          </table:table-cell>
          <table:table-cell table:formula="of:=CONCATENATE([.A1397];&quot;-&quot;;[.B1397])" office:value-type="string" office:string-value="65-415" calcext:value-type="string">
            <text:p>65-41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22</text:p>
          </table:table-cell>
          <table:table-cell office:value-type="float" office:value="124597.110975" calcext:value-type="float">
            <text:p>124597.11097500000</text:p>
          </table:table-cell>
          <table:table-cell office:value-type="float" office:value="1922.18854915" calcext:value-type="float">
            <text:p>1922.18854915000</text:p>
          </table:table-cell>
          <table:table-cell table:formula="of:=CONCATENATE([.A1398];&quot;-&quot;;[.B1398])" office:value-type="string" office:string-value="65-122" calcext:value-type="string">
            <text:p>65-12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44</text:p>
          </table:table-cell>
          <table:table-cell office:value-type="float" office:value="11968.4763885" calcext:value-type="float">
            <text:p>11968.47638850000</text:p>
          </table:table-cell>
          <table:table-cell office:value-type="float" office:value="438.85281015" calcext:value-type="float">
            <text:p>438.85281015000</text:p>
          </table:table-cell>
          <table:table-cell table:formula="of:=CONCATENATE([.A1399];&quot;-&quot;;[.B1399])" office:value-type="string" office:string-value="64-444" calcext:value-type="string">
            <text:p>64-44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44</text:p>
          </table:table-cell>
          <table:table-cell office:value-type="float" office:value="218353.179199" calcext:value-type="float">
            <text:p>218353.17919900000</text:p>
          </table:table-cell>
          <table:table-cell office:value-type="float" office:value="2339.10145436" calcext:value-type="float">
            <text:p>2339.10145436000</text:p>
          </table:table-cell>
          <table:table-cell table:formula="of:=CONCATENATE([.A1400];&quot;-&quot;;[.B1400])" office:value-type="string" office:string-value="52-144" calcext:value-type="string">
            <text:p>52-14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56</text:p>
          </table:table-cell>
          <table:table-cell office:value-type="float" office:value="9928.636484" calcext:value-type="float">
            <text:p>9928.63648400000</text:p>
          </table:table-cell>
          <table:table-cell office:value-type="float" office:value="401.596746688" calcext:value-type="float">
            <text:p>401.59674668800</text:p>
          </table:table-cell>
          <table:table-cell table:formula="of:=CONCATENATE([.A1401];&quot;-&quot;;[.B1401])" office:value-type="string" office:string-value="64-456" calcext:value-type="string">
            <text:p>64-45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83</text:p>
          </table:table-cell>
          <table:table-cell office:value-type="float" office:value="181798.090417" calcext:value-type="float">
            <text:p>181798.09041700000</text:p>
          </table:table-cell>
          <table:table-cell office:value-type="float" office:value="1762.42262908" calcext:value-type="float">
            <text:p>1762.42262908000</text:p>
          </table:table-cell>
          <table:table-cell table:formula="of:=CONCATENATE([.A1402];&quot;-&quot;;[.B1402])" office:value-type="string" office:string-value="64-083" calcext:value-type="string">
            <text:p>64-08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87</text:p>
          </table:table-cell>
          <table:table-cell office:value-type="float" office:value="122096.554012" calcext:value-type="float">
            <text:p>122096.55401200000</text:p>
          </table:table-cell>
          <table:table-cell office:value-type="float" office:value="1974.83073836" calcext:value-type="float">
            <text:p>1974.83073836000</text:p>
          </table:table-cell>
          <table:table-cell table:formula="of:=CONCATENATE([.A1403];&quot;-&quot;;[.B1403])" office:value-type="string" office:string-value="64-087" calcext:value-type="string">
            <text:p>64-08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033s</text:p>
          </table:table-cell>
          <table:table-cell office:value-type="float" office:value="11033.087176" calcext:value-type="float">
            <text:p>11033.08717600000</text:p>
          </table:table-cell>
          <table:table-cell office:value-type="float" office:value="460.425875371" calcext:value-type="float">
            <text:p>460.42587537100</text:p>
          </table:table-cell>
          <table:table-cell table:formula="of:=CONCATENATE([.A1404];&quot;-&quot;;[.B1404])" office:value-type="string" office:string-value="66-033s" calcext:value-type="string">
            <text:p>66-033s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07</text:p>
          </table:table-cell>
          <table:table-cell office:value-type="float" office:value="85783.398989" calcext:value-type="float">
            <text:p>85783.39898900000</text:p>
          </table:table-cell>
          <table:table-cell office:value-type="float" office:value="2168.75478491" calcext:value-type="float">
            <text:p>2168.75478491000</text:p>
          </table:table-cell>
          <table:table-cell table:formula="of:=CONCATENATE([.A1405];&quot;-&quot;;[.B1405])" office:value-type="string" office:string-value="66-107" calcext:value-type="string">
            <text:p>66-10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05</text:p>
          </table:table-cell>
          <table:table-cell office:value-type="float" office:value="139847.646654" calcext:value-type="float">
            <text:p>139847.64665400000</text:p>
          </table:table-cell>
          <table:table-cell office:value-type="float" office:value="2476.55149368" calcext:value-type="float">
            <text:p>2476.55149368000</text:p>
          </table:table-cell>
          <table:table-cell table:formula="of:=CONCATENATE([.A1406];&quot;-&quot;;[.B1406])" office:value-type="string" office:string-value="66-105" calcext:value-type="string">
            <text:p>66-10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028s</text:p>
          </table:table-cell>
          <table:table-cell office:value-type="float" office:value="10006.21575" calcext:value-type="float">
            <text:p>10006.21575000000</text:p>
          </table:table-cell>
          <table:table-cell office:value-type="float" office:value="408.564396682" calcext:value-type="float">
            <text:p>408.56439668200</text:p>
          </table:table-cell>
          <table:table-cell table:formula="of:=CONCATENATE([.A1407];&quot;-&quot;;[.B1407])" office:value-type="string" office:string-value="66-028s" calcext:value-type="string">
            <text:p>66-028s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11</text:p>
          </table:table-cell>
          <table:table-cell office:value-type="float" office:value="13531.1570635" calcext:value-type="float">
            <text:p>13531.15706350000</text:p>
          </table:table-cell>
          <table:table-cell office:value-type="float" office:value="656.710354862" calcext:value-type="float">
            <text:p>656.71035486200</text:p>
          </table:table-cell>
          <table:table-cell table:formula="of:=CONCATENATE([.A1408];&quot;-&quot;;[.B1408])" office:value-type="string" office:string-value="66-411" calcext:value-type="string">
            <text:p>66-41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10</text:p>
          </table:table-cell>
          <table:table-cell office:value-type="float" office:value="18173.907781" calcext:value-type="float">
            <text:p>18173.90778100000</text:p>
          </table:table-cell>
          <table:table-cell office:value-type="float" office:value="715.953717741" calcext:value-type="float">
            <text:p>715.95371774100</text:p>
          </table:table-cell>
          <table:table-cell table:formula="of:=CONCATENATE([.A1409];&quot;-&quot;;[.B1409])" office:value-type="string" office:string-value="66-410" calcext:value-type="string">
            <text:p>66-41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72</text:p>
          </table:table-cell>
          <table:table-cell office:value-type="float" office:value="133148.374356" calcext:value-type="float">
            <text:p>133148.37435600000</text:p>
          </table:table-cell>
          <table:table-cell office:value-type="float" office:value="1905.5041338" calcext:value-type="float">
            <text:p>1905.50413380000</text:p>
          </table:table-cell>
          <table:table-cell table:formula="of:=CONCATENATE([.A1410];&quot;-&quot;;[.B1410])" office:value-type="string" office:string-value="66-072" calcext:value-type="string">
            <text:p>66-07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84</text:p>
          </table:table-cell>
          <table:table-cell office:value-type="float" office:value="11198.6149575" calcext:value-type="float">
            <text:p>11198.61495750000</text:p>
          </table:table-cell>
          <table:table-cell office:value-type="float" office:value="537.99840032" calcext:value-type="float">
            <text:p>537.99840032000</text:p>
          </table:table-cell>
          <table:table-cell table:formula="of:=CONCATENATE([.A1411];&quot;-&quot;;[.B1411])" office:value-type="string" office:string-value="66-484" calcext:value-type="string">
            <text:p>66-48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85</text:p>
          </table:table-cell>
          <table:table-cell office:value-type="float" office:value="8334.576082" calcext:value-type="float">
            <text:p>8334.57608200000</text:p>
          </table:table-cell>
          <table:table-cell office:value-type="float" office:value="367.67576744" calcext:value-type="float">
            <text:p>367.67576744000</text:p>
          </table:table-cell>
          <table:table-cell table:formula="of:=CONCATENATE([.A1412];&quot;-&quot;;[.B1412])" office:value-type="string" office:string-value="66-485" calcext:value-type="string">
            <text:p>66-48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70</text:p>
          </table:table-cell>
          <table:table-cell office:value-type="float" office:value="210124.602906" calcext:value-type="float">
            <text:p>210124.60290600000</text:p>
          </table:table-cell>
          <table:table-cell office:value-type="float" office:value="2939.12826753" calcext:value-type="float">
            <text:p>2939.12826753000</text:p>
          </table:table-cell>
          <table:table-cell table:formula="of:=CONCATENATE([.A1413];&quot;-&quot;;[.B1413])" office:value-type="string" office:string-value="66-070" calcext:value-type="string">
            <text:p>66-07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05</text:p>
          </table:table-cell>
          <table:table-cell office:value-type="float" office:value="141808.090886" calcext:value-type="float">
            <text:p>141808.09088600000</text:p>
          </table:table-cell>
          <table:table-cell office:value-type="float" office:value="2095.24646475" calcext:value-type="float">
            <text:p>2095.24646475000</text:p>
          </table:table-cell>
          <table:table-cell table:formula="of:=CONCATENATE([.A1414];&quot;-&quot;;[.B1414])" office:value-type="string" office:string-value="63-005" calcext:value-type="string">
            <text:p>63-00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58</text:p>
          </table:table-cell>
          <table:table-cell office:value-type="float" office:value="16278.7860855" calcext:value-type="float">
            <text:p>16278.78608550000</text:p>
          </table:table-cell>
          <table:table-cell office:value-type="float" office:value="773.484579871" calcext:value-type="float">
            <text:p>773.48457987100</text:p>
          </table:table-cell>
          <table:table-cell table:formula="of:=CONCATENATE([.A1415];&quot;-&quot;;[.B1415])" office:value-type="string" office:string-value="64-458" calcext:value-type="string">
            <text:p>64-45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201</text:p>
          </table:table-cell>
          <table:table-cell office:value-type="float" office:value="9518653.62663" calcext:value-type="float">
            <text:p>9518653.62663000000</text:p>
          </table:table-cell>
          <table:table-cell office:value-type="float" office:value="14410.5152975" calcext:value-type="float">
            <text:p>14410.51529750000</text:p>
          </table:table-cell>
          <table:table-cell table:formula="of:=CONCATENATE([.A1416];&quot;-&quot;;[.B1416])" office:value-type="string" office:string-value="63-201" calcext:value-type="string">
            <text:p>63-20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88</text:p>
          </table:table-cell>
          <table:table-cell office:value-type="float" office:value="63366.3608485" calcext:value-type="float">
            <text:p>63366.36084850000</text:p>
          </table:table-cell>
          <table:table-cell office:value-type="float" office:value="1489.20718527" calcext:value-type="float">
            <text:p>1489.20718527000</text:p>
          </table:table-cell>
          <table:table-cell table:formula="of:=CONCATENATE([.A1417];&quot;-&quot;;[.B1417])" office:value-type="string" office:string-value="64-188" calcext:value-type="string">
            <text:p>64-18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64</text:p>
          </table:table-cell>
          <table:table-cell office:value-type="float" office:value="105926.864946" calcext:value-type="float">
            <text:p>105926.86494600000</text:p>
          </table:table-cell>
          <table:table-cell office:value-type="float" office:value="2183.88879934" calcext:value-type="float">
            <text:p>2183.88879934000</text:p>
          </table:table-cell>
          <table:table-cell table:formula="of:=CONCATENATE([.A1418];&quot;-&quot;;[.B1418])" office:value-type="string" office:string-value="64-164" calcext:value-type="string">
            <text:p>64-16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58</text:p>
          </table:table-cell>
          <table:table-cell office:value-type="float" office:value="211039.971162" calcext:value-type="float">
            <text:p>211039.97116200000</text:p>
          </table:table-cell>
          <table:table-cell office:value-type="float" office:value="2517.70644056" calcext:value-type="float">
            <text:p>2517.70644056000</text:p>
          </table:table-cell>
          <table:table-cell table:formula="of:=CONCATENATE([.A1419];&quot;-&quot;;[.B1419])" office:value-type="string" office:string-value="63-058" calcext:value-type="string">
            <text:p>63-05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402</text:p>
          </table:table-cell>
          <table:table-cell office:value-type="float" office:value="30302.8732965" calcext:value-type="float">
            <text:p>30302.87329650000</text:p>
          </table:table-cell>
          <table:table-cell office:value-type="float" office:value="723.979857783" calcext:value-type="float">
            <text:p>723.97985778300</text:p>
          </table:table-cell>
          <table:table-cell table:formula="of:=CONCATENATE([.A1420];&quot;-&quot;;[.B1420])" office:value-type="string" office:string-value="63-402" calcext:value-type="string">
            <text:p>63-40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202</text:p>
          </table:table-cell>
          <table:table-cell office:value-type="float" office:value="23287.7373395" calcext:value-type="float">
            <text:p>23287.73733950000</text:p>
          </table:table-cell>
          <table:table-cell office:value-type="float" office:value="682.108433217" calcext:value-type="float">
            <text:p>682.10843321700</text:p>
          </table:table-cell>
          <table:table-cell table:formula="of:=CONCATENATE([.A1421];&quot;-&quot;;[.B1421])" office:value-type="string" office:string-value="63-202" calcext:value-type="string">
            <text:p>63-20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19</text:p>
          </table:table-cell>
          <table:table-cell office:value-type="float" office:value="1520724.97609" calcext:value-type="float">
            <text:p>1520724.97609000000</text:p>
          </table:table-cell>
          <table:table-cell office:value-type="float" office:value="8571.81369339" calcext:value-type="float">
            <text:p>8571.81369339000</text:p>
          </table:table-cell>
          <table:table-cell table:formula="of:=CONCATENATE([.A1422];&quot;-&quot;;[.B1422])" office:value-type="string" office:string-value="63-019" calcext:value-type="string">
            <text:p>63-019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020s</text:p>
          </table:table-cell>
          <table:table-cell office:value-type="float" office:value="84850.649495" calcext:value-type="float">
            <text:p>84850.64949500000</text:p>
          </table:table-cell>
          <table:table-cell office:value-type="float" office:value="1217.36469669" calcext:value-type="float">
            <text:p>1217.36469669000</text:p>
          </table:table-cell>
          <table:table-cell table:formula="of:=CONCATENATE([.A1423];&quot;-&quot;;[.B1423])" office:value-type="string" office:string-value="63-020s" calcext:value-type="string">
            <text:p>63-020s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061s</text:p>
          </table:table-cell>
          <table:table-cell office:value-type="float" office:value="6408.372736" calcext:value-type="float">
            <text:p>6408.37273600000</text:p>
          </table:table-cell>
          <table:table-cell office:value-type="float" office:value="385.20398176" calcext:value-type="float">
            <text:p>385.20398176000</text:p>
          </table:table-cell>
          <table:table-cell table:formula="of:=CONCATENATE([.A1424];&quot;-&quot;;[.B1424])" office:value-type="string" office:string-value="63-061s" calcext:value-type="string">
            <text:p>63-061s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94</text:p>
          </table:table-cell>
          <table:table-cell office:value-type="float" office:value="272124.481664" calcext:value-type="float">
            <text:p>272124.48166400000</text:p>
          </table:table-cell>
          <table:table-cell office:value-type="float" office:value="2711.2755836" calcext:value-type="float">
            <text:p>2711.27558360000</text:p>
          </table:table-cell>
          <table:table-cell table:formula="of:=CONCATENATE([.A1425];&quot;-&quot;;[.B1425])" office:value-type="string" office:string-value="63-094" calcext:value-type="string">
            <text:p>63-09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113s</text:p>
          </table:table-cell>
          <table:table-cell office:value-type="float" office:value="19419.831776" calcext:value-type="float">
            <text:p>19419.83177600000</text:p>
          </table:table-cell>
          <table:table-cell office:value-type="float" office:value="614.977188705" calcext:value-type="float">
            <text:p>614.97718870500</text:p>
          </table:table-cell>
          <table:table-cell table:formula="of:=CONCATENATE([.A1426];&quot;-&quot;;[.B1426])" office:value-type="string" office:string-value="63-113s" calcext:value-type="string">
            <text:p>63-113s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92</text:p>
          </table:table-cell>
          <table:table-cell office:value-type="float" office:value="120663.662588" calcext:value-type="float">
            <text:p>120663.66258800000</text:p>
          </table:table-cell>
          <table:table-cell office:value-type="float" office:value="1587.61132756" calcext:value-type="float">
            <text:p>1587.61132756000</text:p>
          </table:table-cell>
          <table:table-cell table:formula="of:=CONCATENATE([.A1427];&quot;-&quot;;[.B1427])" office:value-type="string" office:string-value="63-092" calcext:value-type="string">
            <text:p>63-09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197s</text:p>
          </table:table-cell>
          <table:table-cell office:value-type="float" office:value="7732.18039" calcext:value-type="float">
            <text:p>7732.18039000000</text:p>
          </table:table-cell>
          <table:table-cell office:value-type="float" office:value="364.53615405" calcext:value-type="float">
            <text:p>364.53615405000</text:p>
          </table:table-cell>
          <table:table-cell table:formula="of:=CONCATENATE([.A1428];&quot;-&quot;;[.B1428])" office:value-type="string" office:string-value="63-197s" calcext:value-type="string">
            <text:p>63-197s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190s</text:p>
          </table:table-cell>
          <table:table-cell office:value-type="float" office:value="6656.0373105" calcext:value-type="float">
            <text:p>6656.03731050000</text:p>
          </table:table-cell>
          <table:table-cell office:value-type="float" office:value="451.955015128" calcext:value-type="float">
            <text:p>451.95501512800</text:p>
          </table:table-cell>
          <table:table-cell table:formula="of:=CONCATENATE([.A1429];&quot;-&quot;;[.B1429])" office:value-type="string" office:string-value="63-190s" calcext:value-type="string">
            <text:p>63-190s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91</text:p>
          </table:table-cell>
          <table:table-cell office:value-type="float" office:value="182814.625894" calcext:value-type="float">
            <text:p>182814.62589400000</text:p>
          </table:table-cell>
          <table:table-cell office:value-type="float" office:value="2253.14272046" calcext:value-type="float">
            <text:p>2253.14272046000</text:p>
          </table:table-cell>
          <table:table-cell table:formula="of:=CONCATENATE([.A1430];&quot;-&quot;;[.B1430])" office:value-type="string" office:string-value="63-191" calcext:value-type="string">
            <text:p>63-19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164s</text:p>
          </table:table-cell>
          <table:table-cell office:value-type="float" office:value="4205.4442515" calcext:value-type="float">
            <text:p>4205.44425150000</text:p>
          </table:table-cell>
          <table:table-cell office:value-type="float" office:value="280.813999178" calcext:value-type="float">
            <text:p>280.81399917800</text:p>
          </table:table-cell>
          <table:table-cell table:formula="of:=CONCATENATE([.A1431];&quot;-&quot;;[.B1431])" office:value-type="string" office:string-value="63-164s" calcext:value-type="string">
            <text:p>63-164s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33</text:p>
          </table:table-cell>
          <table:table-cell office:value-type="float" office:value="198444.968913" calcext:value-type="float">
            <text:p>198444.96891300000</text:p>
          </table:table-cell>
          <table:table-cell office:value-type="float" office:value="2858.90188428" calcext:value-type="float">
            <text:p>2858.90188428000</text:p>
          </table:table-cell>
          <table:table-cell table:formula="of:=CONCATENATE([.A1432];&quot;-&quot;;[.B1432])" office:value-type="string" office:string-value="63-033" calcext:value-type="string">
            <text:p>63-03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032s</text:p>
          </table:table-cell>
          <table:table-cell office:value-type="float" office:value="6279.736488" calcext:value-type="float">
            <text:p>6279.73648800000</text:p>
          </table:table-cell>
          <table:table-cell office:value-type="float" office:value="397.65476303" calcext:value-type="float">
            <text:p>397.65476303000</text:p>
          </table:table-cell>
          <table:table-cell table:formula="of:=CONCATENATE([.A1433];&quot;-&quot;;[.B1433])" office:value-type="string" office:string-value="63-032s" calcext:value-type="string">
            <text:p>63-032s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28</text:p>
          </table:table-cell>
          <table:table-cell office:value-type="float" office:value="30789.8193925" calcext:value-type="float">
            <text:p>30789.81939250000</text:p>
          </table:table-cell>
          <table:table-cell office:value-type="float" office:value="954.688192932" calcext:value-type="float">
            <text:p>954.68819293200</text:p>
          </table:table-cell>
          <table:table-cell table:formula="of:=CONCATENATE([.A1434];&quot;-&quot;;[.B1434])" office:value-type="string" office:string-value="62-028" calcext:value-type="string">
            <text:p>62-02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38</text:p>
          </table:table-cell>
          <table:table-cell office:value-type="float" office:value="6130.9545625" calcext:value-type="float">
            <text:p>6130.95456250000</text:p>
          </table:table-cell>
          <table:table-cell office:value-type="float" office:value="350.392132033" calcext:value-type="float">
            <text:p>350.39213203300</text:p>
          </table:table-cell>
          <table:table-cell table:formula="of:=CONCATENATE([.A1435];&quot;-&quot;;[.B1435])" office:value-type="string" office:string-value="65-438" calcext:value-type="string">
            <text:p>65-43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26</text:p>
          </table:table-cell>
          <table:table-cell office:value-type="float" office:value="26884.1925535" calcext:value-type="float">
            <text:p>26884.19255350000</text:p>
          </table:table-cell>
          <table:table-cell office:value-type="float" office:value="842.925752253" calcext:value-type="float">
            <text:p>842.92575225300</text:p>
          </table:table-cell>
          <table:table-cell table:formula="of:=CONCATENATE([.A1436];&quot;-&quot;;[.B1436])" office:value-type="string" office:string-value="62-126" calcext:value-type="string">
            <text:p>62-12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41</text:p>
          </table:table-cell>
          <table:table-cell office:value-type="float" office:value="8071.9184825" calcext:value-type="float">
            <text:p>8071.91848250000</text:p>
          </table:table-cell>
          <table:table-cell office:value-type="float" office:value="360.030651727" calcext:value-type="float">
            <text:p>360.03065172700</text:p>
          </table:table-cell>
          <table:table-cell table:formula="of:=CONCATENATE([.A1437];&quot;-&quot;;[.B1437])" office:value-type="string" office:string-value="65-441" calcext:value-type="string">
            <text:p>65-44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62</text:p>
          </table:table-cell>
          <table:table-cell office:value-type="float" office:value="46962.098771" calcext:value-type="float">
            <text:p>46962.09877100000</text:p>
          </table:table-cell>
          <table:table-cell office:value-type="float" office:value="1354.06596583" calcext:value-type="float">
            <text:p>1354.06596583000</text:p>
          </table:table-cell>
          <table:table-cell table:formula="of:=CONCATENATE([.A1438];&quot;-&quot;;[.B1438])" office:value-type="string" office:string-value="62-162" calcext:value-type="string">
            <text:p>62-16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31</text:p>
          </table:table-cell>
          <table:table-cell office:value-type="float" office:value="237571.611666" calcext:value-type="float">
            <text:p>237571.61166600000</text:p>
          </table:table-cell>
          <table:table-cell office:value-type="float" office:value="3341.44101431" calcext:value-type="float">
            <text:p>3341.44101431000</text:p>
          </table:table-cell>
          <table:table-cell table:formula="of:=CONCATENATE([.A1439];&quot;-&quot;;[.B1439])" office:value-type="string" office:string-value="65-131" calcext:value-type="string">
            <text:p>65-13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55</text:p>
          </table:table-cell>
          <table:table-cell office:value-type="float" office:value="4095.6316325" calcext:value-type="float">
            <text:p>4095.63163250000</text:p>
          </table:table-cell>
          <table:table-cell office:value-type="float" office:value="276.064376082" calcext:value-type="float">
            <text:p>276.06437608200</text:p>
          </table:table-cell>
          <table:table-cell table:formula="of:=CONCATENATE([.A1440];&quot;-&quot;;[.B1440])" office:value-type="string" office:string-value="62-455" calcext:value-type="string">
            <text:p>62-45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72</text:p>
          </table:table-cell>
          <table:table-cell office:value-type="float" office:value="94230.6135495" calcext:value-type="float">
            <text:p>94230.61354950000</text:p>
          </table:table-cell>
          <table:table-cell office:value-type="float" office:value="1248.58551499" calcext:value-type="float">
            <text:p>1248.58551499000</text:p>
          </table:table-cell>
          <table:table-cell table:formula="of:=CONCATENATE([.A1441];&quot;-&quot;;[.B1441])" office:value-type="string" office:string-value="62-172" calcext:value-type="string">
            <text:p>62-17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51</text:p>
          </table:table-cell>
          <table:table-cell office:value-type="float" office:value="56489.7596785" calcext:value-type="float">
            <text:p>56489.75967850000</text:p>
          </table:table-cell>
          <table:table-cell office:value-type="float" office:value="1382.98296536" calcext:value-type="float">
            <text:p>1382.98296536000</text:p>
          </table:table-cell>
          <table:table-cell table:formula="of:=CONCATENATE([.A1442];&quot;-&quot;;[.B1442])" office:value-type="string" office:string-value="65-151" calcext:value-type="string">
            <text:p>65-15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92</text:p>
          </table:table-cell>
          <table:table-cell office:value-type="float" office:value="123035.691188" calcext:value-type="float">
            <text:p>123035.69118800000</text:p>
          </table:table-cell>
          <table:table-cell office:value-type="float" office:value="1632.47474297" calcext:value-type="float">
            <text:p>1632.47474297000</text:p>
          </table:table-cell>
          <table:table-cell table:formula="of:=CONCATENATE([.A1443];&quot;-&quot;;[.B1443])" office:value-type="string" office:string-value="65-092" calcext:value-type="string">
            <text:p>65-09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77</text:p>
          </table:table-cell>
          <table:table-cell office:value-type="float" office:value="50040.7503585" calcext:value-type="float">
            <text:p>50040.75035850000</text:p>
          </table:table-cell>
          <table:table-cell office:value-type="float" office:value="1205.37060106" calcext:value-type="float">
            <text:p>1205.37060106000</text:p>
          </table:table-cell>
          <table:table-cell table:formula="of:=CONCATENATE([.A1444];&quot;-&quot;;[.B1444])" office:value-type="string" office:string-value="65-077" calcext:value-type="string">
            <text:p>65-07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15</text:p>
          </table:table-cell>
          <table:table-cell office:value-type="float" office:value="1002116.87803" calcext:value-type="float">
            <text:p>1002116.87803000000</text:p>
          </table:table-cell>
          <table:table-cell office:value-type="float" office:value="5111.25216977" calcext:value-type="float">
            <text:p>5111.25216977000</text:p>
          </table:table-cell>
          <table:table-cell table:formula="of:=CONCATENATE([.A1445];&quot;-&quot;;[.B1445])" office:value-type="string" office:string-value="62-115" calcext:value-type="string">
            <text:p>62-11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67</text:p>
          </table:table-cell>
          <table:table-cell office:value-type="float" office:value="497427.147154" calcext:value-type="float">
            <text:p>497427.14715400000</text:p>
          </table:table-cell>
          <table:table-cell office:value-type="float" office:value="3543.15767587" calcext:value-type="float">
            <text:p>3543.15767587000</text:p>
          </table:table-cell>
          <table:table-cell table:formula="of:=CONCATENATE([.A1446];&quot;-&quot;;[.B1446])" office:value-type="string" office:string-value="65-067" calcext:value-type="string">
            <text:p>65-067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74</text:p>
          </table:table-cell>
          <table:table-cell office:value-type="float" office:value="55152.309004" calcext:value-type="float">
            <text:p>55152.30900400000</text:p>
          </table:table-cell>
          <table:table-cell office:value-type="float" office:value="1072.2744782" calcext:value-type="float">
            <text:p>1072.27447820000</text:p>
          </table:table-cell>
          <table:table-cell table:formula="of:=CONCATENATE([.A1447];&quot;-&quot;;[.B1447])" office:value-type="string" office:string-value="65-074" calcext:value-type="string">
            <text:p>65-07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68</text:p>
          </table:table-cell>
          <table:table-cell office:value-type="float" office:value="61345.6330235" calcext:value-type="float">
            <text:p>61345.63302350000</text:p>
          </table:table-cell>
          <table:table-cell office:value-type="float" office:value="1474.44467251" calcext:value-type="float">
            <text:p>1474.44467251000</text:p>
          </table:table-cell>
          <table:table-cell table:formula="of:=CONCATENATE([.A1448];&quot;-&quot;;[.B1448])" office:value-type="string" office:string-value="65-068" calcext:value-type="string">
            <text:p>65-06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99</text:p>
          </table:table-cell>
          <table:table-cell office:value-type="float" office:value="37862.47899" calcext:value-type="float">
            <text:p>37862.47899000000</text:p>
          </table:table-cell>
          <table:table-cell office:value-type="float" office:value="1061.73504064" calcext:value-type="float">
            <text:p>1061.73504064000</text:p>
          </table:table-cell>
          <table:table-cell table:formula="of:=CONCATENATE([.A1449];&quot;-&quot;;[.B1449])" office:value-type="string" office:string-value="65-099" calcext:value-type="string">
            <text:p>65-09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30</text:p>
          </table:table-cell>
          <table:table-cell office:value-type="float" office:value="49605.5284335" calcext:value-type="float">
            <text:p>49605.52843350000</text:p>
          </table:table-cell>
          <table:table-cell office:value-type="float" office:value="1101.37875429" calcext:value-type="float">
            <text:p>1101.37875429000</text:p>
          </table:table-cell>
          <table:table-cell table:formula="of:=CONCATENATE([.A1450];&quot;-&quot;;[.B1450])" office:value-type="string" office:string-value="65-130" calcext:value-type="string">
            <text:p>65-13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39</text:p>
          </table:table-cell>
          <table:table-cell office:value-type="float" office:value="8991.561791" calcext:value-type="float">
            <text:p>8991.56179100000</text:p>
          </table:table-cell>
          <table:table-cell office:value-type="float" office:value="492.646479299" calcext:value-type="float">
            <text:p>492.64647929900</text:p>
          </table:table-cell>
          <table:table-cell table:formula="of:=CONCATENATE([.A1451];&quot;-&quot;;[.B1451])" office:value-type="string" office:string-value="65-439" calcext:value-type="string">
            <text:p>65-43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43</text:p>
          </table:table-cell>
          <table:table-cell office:value-type="float" office:value="3651.102873" calcext:value-type="float">
            <text:p>3651.10287300000</text:p>
          </table:table-cell>
          <table:table-cell office:value-type="float" office:value="274.126753633" calcext:value-type="float">
            <text:p>274.12675363300</text:p>
          </table:table-cell>
          <table:table-cell table:formula="of:=CONCATENATE([.A1452];&quot;-&quot;;[.B1452])" office:value-type="string" office:string-value="62-443" calcext:value-type="string">
            <text:p>62-44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49</text:p>
          </table:table-cell>
          <table:table-cell office:value-type="float" office:value="144071.627595" calcext:value-type="float">
            <text:p>144071.62759500000</text:p>
          </table:table-cell>
          <table:table-cell office:value-type="float" office:value="1879.43402145" calcext:value-type="float">
            <text:p>1879.43402145000</text:p>
          </table:table-cell>
          <table:table-cell table:formula="of:=CONCATENATE([.A1453];&quot;-&quot;;[.B1453])" office:value-type="string" office:string-value="64-049" calcext:value-type="string">
            <text:p>64-04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53</text:p>
          </table:table-cell>
          <table:table-cell office:value-type="float" office:value="140948.863163" calcext:value-type="float">
            <text:p>140948.86316300000</text:p>
          </table:table-cell>
          <table:table-cell office:value-type="float" office:value="2225.69155745" calcext:value-type="float">
            <text:p>2225.69155745000</text:p>
          </table:table-cell>
          <table:table-cell table:formula="of:=CONCATENATE([.A1454];&quot;-&quot;;[.B1454])" office:value-type="string" office:string-value="65-053" calcext:value-type="string">
            <text:p>65-05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89</text:p>
          </table:table-cell>
          <table:table-cell office:value-type="float" office:value="65839.9732175" calcext:value-type="float">
            <text:p>65839.97321750000</text:p>
          </table:table-cell>
          <table:table-cell office:value-type="float" office:value="1398.86851796" calcext:value-type="float">
            <text:p>1398.86851796000</text:p>
          </table:table-cell>
          <table:table-cell table:formula="of:=CONCATENATE([.A1455];&quot;-&quot;;[.B1455])" office:value-type="string" office:string-value="62-189" calcext:value-type="string">
            <text:p>62-18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29</text:p>
          </table:table-cell>
          <table:table-cell office:value-type="float" office:value="36232.2238115" calcext:value-type="float">
            <text:p>36232.22381150000</text:p>
          </table:table-cell>
          <table:table-cell office:value-type="float" office:value="781.322814023" calcext:value-type="float">
            <text:p>781.32281402300</text:p>
          </table:table-cell>
          <table:table-cell table:formula="of:=CONCATENATE([.A1456];&quot;-&quot;;[.B1456])" office:value-type="string" office:string-value="65-229" calcext:value-type="string">
            <text:p>65-22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48</text:p>
          </table:table-cell>
          <table:table-cell office:value-type="float" office:value="30406.9556625" calcext:value-type="float">
            <text:p>30406.95566250000</text:p>
          </table:table-cell>
          <table:table-cell office:value-type="float" office:value="758.821419823" calcext:value-type="float">
            <text:p>758.82141982300</text:p>
          </table:table-cell>
          <table:table-cell table:formula="of:=CONCATENATE([.A1457];&quot;-&quot;;[.B1457])" office:value-type="string" office:string-value="65-048" calcext:value-type="string">
            <text:p>65-04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50</text:p>
          </table:table-cell>
          <table:table-cell office:value-type="float" office:value="158042.254483" calcext:value-type="float">
            <text:p>158042.25448300000</text:p>
          </table:table-cell>
          <table:table-cell office:value-type="float" office:value="2024.66438405" calcext:value-type="float">
            <text:p>2024.66438405000</text:p>
          </table:table-cell>
          <table:table-cell table:formula="of:=CONCATENATE([.A1458];&quot;-&quot;;[.B1458])" office:value-type="string" office:string-value="64-050" calcext:value-type="string">
            <text:p>64-05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19</text:p>
          </table:table-cell>
          <table:table-cell office:value-type="float" office:value="39102.947497" calcext:value-type="float">
            <text:p>39102.94749700000</text:p>
          </table:table-cell>
          <table:table-cell office:value-type="float" office:value="859.241060274" calcext:value-type="float">
            <text:p>859.24106027400</text:p>
          </table:table-cell>
          <table:table-cell table:formula="of:=CONCATENATE([.A1459];&quot;-&quot;;[.B1459])" office:value-type="string" office:string-value="62-119" calcext:value-type="string">
            <text:p>62-11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25</text:p>
          </table:table-cell>
          <table:table-cell office:value-type="float" office:value="115472.271605" calcext:value-type="float">
            <text:p>115472.27160500000</text:p>
          </table:table-cell>
          <table:table-cell office:value-type="float" office:value="1618.84732788" calcext:value-type="float">
            <text:p>1618.84732788000</text:p>
          </table:table-cell>
          <table:table-cell table:formula="of:=CONCATENATE([.A1460];&quot;-&quot;;[.B1460])" office:value-type="string" office:string-value="62-125" calcext:value-type="string">
            <text:p>62-12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74</text:p>
          </table:table-cell>
          <table:table-cell office:value-type="float" office:value="79095.0517275" calcext:value-type="float">
            <text:p>79095.05172750000</text:p>
          </table:table-cell>
          <table:table-cell office:value-type="float" office:value="1146.31635945" calcext:value-type="float">
            <text:p>1146.31635945000</text:p>
          </table:table-cell>
          <table:table-cell table:formula="of:=CONCATENATE([.A1461];&quot;-&quot;;[.B1461])" office:value-type="string" office:string-value="62-174" calcext:value-type="string">
            <text:p>62-17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31</text:p>
          </table:table-cell>
          <table:table-cell office:value-type="float" office:value="33039.2951625" calcext:value-type="float">
            <text:p>33039.29516250000</text:p>
          </table:table-cell>
          <table:table-cell office:value-type="float" office:value="734.247937332" calcext:value-type="float">
            <text:p>734.24793733200</text:p>
          </table:table-cell>
          <table:table-cell table:formula="of:=CONCATENATE([.A1462];&quot;-&quot;;[.B1462])" office:value-type="string" office:string-value="65-231" calcext:value-type="string">
            <text:p>65-23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61</text:p>
          </table:table-cell>
          <table:table-cell office:value-type="float" office:value="241779.920555" calcext:value-type="float">
            <text:p>241779.92055500000</text:p>
          </table:table-cell>
          <table:table-cell office:value-type="float" office:value="2965.60479537" calcext:value-type="float">
            <text:p>2965.60479537000</text:p>
          </table:table-cell>
          <table:table-cell table:formula="of:=CONCATENATE([.A1463];&quot;-&quot;;[.B1463])" office:value-type="string" office:string-value="65-061" calcext:value-type="string">
            <text:p>65-06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68</text:p>
          </table:table-cell>
          <table:table-cell office:value-type="float" office:value="97528.434868" calcext:value-type="float">
            <text:p>97528.43486800000</text:p>
          </table:table-cell>
          <table:table-cell office:value-type="float" office:value="1656.52535139" calcext:value-type="float">
            <text:p>1656.52535139000</text:p>
          </table:table-cell>
          <table:table-cell table:formula="of:=CONCATENATE([.A1464];&quot;-&quot;;[.B1464])" office:value-type="string" office:string-value="62-168" calcext:value-type="string">
            <text:p>62-16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64</text:p>
          </table:table-cell>
          <table:table-cell office:value-type="float" office:value="19927.9628095" calcext:value-type="float">
            <text:p>19927.96280950000</text:p>
          </table:table-cell>
          <table:table-cell office:value-type="float" office:value="647.666366072" calcext:value-type="float">
            <text:p>647.66636607200</text:p>
          </table:table-cell>
          <table:table-cell table:formula="of:=CONCATENATE([.A1465];&quot;-&quot;;[.B1465])" office:value-type="string" office:string-value="65-164" calcext:value-type="string">
            <text:p>65-16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56</text:p>
          </table:table-cell>
          <table:table-cell office:value-type="float" office:value="28916.8173075" calcext:value-type="float">
            <text:p>28916.81730750000</text:p>
          </table:table-cell>
          <table:table-cell office:value-type="float" office:value="859.188863658" calcext:value-type="float">
            <text:p>859.18886365800</text:p>
          </table:table-cell>
          <table:table-cell table:formula="of:=CONCATENATE([.A1466];&quot;-&quot;;[.B1466])" office:value-type="string" office:string-value="65-056" calcext:value-type="string">
            <text:p>65-05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10</text:p>
          </table:table-cell>
          <table:table-cell office:value-type="float" office:value="81003.950088" calcext:value-type="float">
            <text:p>81003.95008800000</text:p>
          </table:table-cell>
          <table:table-cell office:value-type="float" office:value="1281.36759397" calcext:value-type="float">
            <text:p>1281.36759397000</text:p>
          </table:table-cell>
          <table:table-cell table:formula="of:=CONCATENATE([.A1467];&quot;-&quot;;[.B1467])" office:value-type="string" office:string-value="65-210" calcext:value-type="string">
            <text:p>65-21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11</text:p>
          </table:table-cell>
          <table:table-cell office:value-type="float" office:value="114679.319019" calcext:value-type="float">
            <text:p>114679.31901900000</text:p>
          </table:table-cell>
          <table:table-cell office:value-type="float" office:value="1990.55352577" calcext:value-type="float">
            <text:p>1990.55352577000</text:p>
          </table:table-cell>
          <table:table-cell table:formula="of:=CONCATENATE([.A1468];&quot;-&quot;;[.B1468])" office:value-type="string" office:string-value="65-211" calcext:value-type="string">
            <text:p>65-21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90</text:p>
          </table:table-cell>
          <table:table-cell office:value-type="float" office:value="110143.970835" calcext:value-type="float">
            <text:p>110143.97083500000</text:p>
          </table:table-cell>
          <table:table-cell office:value-type="float" office:value="2023.11867555" calcext:value-type="float">
            <text:p>2023.11867555000</text:p>
          </table:table-cell>
          <table:table-cell table:formula="of:=CONCATENATE([.A1469];&quot;-&quot;;[.B1469])" office:value-type="string" office:string-value="65-090" calcext:value-type="string">
            <text:p>65-09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71</text:p>
          </table:table-cell>
          <table:table-cell office:value-type="float" office:value="69939.6293175" calcext:value-type="float">
            <text:p>69939.62931750000</text:p>
          </table:table-cell>
          <table:table-cell office:value-type="float" office:value="1689.48170353" calcext:value-type="float">
            <text:p>1689.48170353000</text:p>
          </table:table-cell>
          <table:table-cell table:formula="of:=CONCATENATE([.A1470];&quot;-&quot;;[.B1470])" office:value-type="string" office:string-value="65-171" calcext:value-type="string">
            <text:p>65-17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31</text:p>
          </table:table-cell>
          <table:table-cell office:value-type="float" office:value="16925.373713" calcext:value-type="float">
            <text:p>16925.37371300000</text:p>
          </table:table-cell>
          <table:table-cell office:value-type="float" office:value="560.043659844" calcext:value-type="float">
            <text:p>560.04365984400</text:p>
          </table:table-cell>
          <table:table-cell table:formula="of:=CONCATENATE([.A1471];&quot;-&quot;;[.B1471])" office:value-type="string" office:string-value="65-431" calcext:value-type="string">
            <text:p>65-43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12</text:p>
          </table:table-cell>
          <table:table-cell office:value-type="float" office:value="1705814.62153" calcext:value-type="float">
            <text:p>1705814.62153000000</text:p>
          </table:table-cell>
          <table:table-cell office:value-type="float" office:value="7393.79917166" calcext:value-type="float">
            <text:p>7393.79917166000</text:p>
          </table:table-cell>
          <table:table-cell table:formula="of:=CONCATENATE([.A1472];&quot;-&quot;;[.B1472])" office:value-type="string" office:string-value="65-012" calcext:value-type="string">
            <text:p>65-01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06</text:p>
          </table:table-cell>
          <table:table-cell office:value-type="float" office:value="155123.072665" calcext:value-type="float">
            <text:p>155123.07266500000</text:p>
          </table:table-cell>
          <table:table-cell office:value-type="float" office:value="2033.21653199" calcext:value-type="float">
            <text:p>2033.21653199000</text:p>
          </table:table-cell>
          <table:table-cell table:formula="of:=CONCATENATE([.A1473];&quot;-&quot;;[.B1473])" office:value-type="string" office:string-value="65-206" calcext:value-type="string">
            <text:p>65-20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02</text:p>
          </table:table-cell>
          <table:table-cell office:value-type="float" office:value="51916.870283" calcext:value-type="float">
            <text:p>51916.87028300000</text:p>
          </table:table-cell>
          <table:table-cell office:value-type="float" office:value="1030.03882178" calcext:value-type="float">
            <text:p>1030.03882178000</text:p>
          </table:table-cell>
          <table:table-cell table:formula="of:=CONCATENATE([.A1474];&quot;-&quot;;[.B1474])" office:value-type="string" office:string-value="65-102" calcext:value-type="string">
            <text:p>65-10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19</text:p>
          </table:table-cell>
          <table:table-cell office:value-type="float" office:value="67390.3938855" calcext:value-type="float">
            <text:p>67390.39388550000</text:p>
          </table:table-cell>
          <table:table-cell office:value-type="float" office:value="1538.88144285" calcext:value-type="float">
            <text:p>1538.88144285000</text:p>
          </table:table-cell>
          <table:table-cell table:formula="of:=CONCATENATE([.A1475];&quot;-&quot;;[.B1475])" office:value-type="string" office:string-value="65-119" calcext:value-type="string">
            <text:p>65-11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36</text:p>
          </table:table-cell>
          <table:table-cell office:value-type="float" office:value="2590.090191" calcext:value-type="float">
            <text:p>2590.09019100000</text:p>
          </table:table-cell>
          <table:table-cell office:value-type="float" office:value="205.03321656" calcext:value-type="float">
            <text:p>205.03321656000</text:p>
          </table:table-cell>
          <table:table-cell table:formula="of:=CONCATENATE([.A1476];&quot;-&quot;;[.B1476])" office:value-type="string" office:string-value="62-436" calcext:value-type="string">
            <text:p>62-43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68</text:p>
          </table:table-cell>
          <table:table-cell office:value-type="float" office:value="16969.0338975" calcext:value-type="float">
            <text:p>16969.03389750000</text:p>
          </table:table-cell>
          <table:table-cell office:value-type="float" office:value="600.500450447" calcext:value-type="float">
            <text:p>600.50045044700</text:p>
          </table:table-cell>
          <table:table-cell table:formula="of:=CONCATENATE([.A1477];&quot;-&quot;;[.B1477])" office:value-type="string" office:string-value="62-068" calcext:value-type="string">
            <text:p>62-06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63</text:p>
          </table:table-cell>
          <table:table-cell office:value-type="float" office:value="193779.950612" calcext:value-type="float">
            <text:p>193779.95061200000</text:p>
          </table:table-cell>
          <table:table-cell office:value-type="float" office:value="2280.71221829" calcext:value-type="float">
            <text:p>2280.71221829000</text:p>
          </table:table-cell>
          <table:table-cell table:formula="of:=CONCATENATE([.A1478];&quot;-&quot;;[.B1478])" office:value-type="string" office:string-value="64-063" calcext:value-type="string">
            <text:p>64-06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32</text:p>
          </table:table-cell>
          <table:table-cell office:value-type="float" office:value="70185.0079425" calcext:value-type="float">
            <text:p>70185.00794250000</text:p>
          </table:table-cell>
          <table:table-cell office:value-type="float" office:value="1427.80307299" calcext:value-type="float">
            <text:p>1427.80307299000</text:p>
          </table:table-cell>
          <table:table-cell table:formula="of:=CONCATENATE([.A1479];&quot;-&quot;;[.B1479])" office:value-type="string" office:string-value="65-032" calcext:value-type="string">
            <text:p>65-03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97</text:p>
          </table:table-cell>
          <table:table-cell office:value-type="float" office:value="18222.9476385" calcext:value-type="float">
            <text:p>18222.94763850000</text:p>
          </table:table-cell>
          <table:table-cell office:value-type="float" office:value="812.994257275" calcext:value-type="float">
            <text:p>812.99425727500</text:p>
          </table:table-cell>
          <table:table-cell table:formula="of:=CONCATENATE([.A1480];&quot;-&quot;;[.B1480])" office:value-type="string" office:string-value="65-197" calcext:value-type="string">
            <text:p>65-19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53</text:p>
          </table:table-cell>
          <table:table-cell office:value-type="float" office:value="8740.242934" calcext:value-type="float">
            <text:p>8740.24293400000</text:p>
          </table:table-cell>
          <table:table-cell office:value-type="float" office:value="415.978447001" calcext:value-type="float">
            <text:p>415.97844700100</text:p>
          </table:table-cell>
          <table:table-cell table:formula="of:=CONCATENATE([.A1481];&quot;-&quot;;[.B1481])" office:value-type="string" office:string-value="62-453" calcext:value-type="string">
            <text:p>62-45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85</text:p>
          </table:table-cell>
          <table:table-cell office:value-type="float" office:value="44279.42986" calcext:value-type="float">
            <text:p>44279.42986000000</text:p>
          </table:table-cell>
          <table:table-cell office:value-type="float" office:value="1071.61865195" calcext:value-type="float">
            <text:p>1071.61865195000</text:p>
          </table:table-cell>
          <table:table-cell table:formula="of:=CONCATENATE([.A1482];&quot;-&quot;;[.B1482])" office:value-type="string" office:string-value="65-085" calcext:value-type="string">
            <text:p>65-08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73</text:p>
          </table:table-cell>
          <table:table-cell office:value-type="float" office:value="51432.3382925" calcext:value-type="float">
            <text:p>51432.33829250000</text:p>
          </table:table-cell>
          <table:table-cell office:value-type="float" office:value="1157.64779327" calcext:value-type="float">
            <text:p>1157.64779327000</text:p>
          </table:table-cell>
          <table:table-cell table:formula="of:=CONCATENATE([.A1483];&quot;-&quot;;[.B1483])" office:value-type="string" office:string-value="62-173" calcext:value-type="string">
            <text:p>62-17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93</text:p>
          </table:table-cell>
          <table:table-cell office:value-type="float" office:value="306255.364961" calcext:value-type="float">
            <text:p>306255.36496100000</text:p>
          </table:table-cell>
          <table:table-cell office:value-type="float" office:value="3108.01357389" calcext:value-type="float">
            <text:p>3108.01357389000</text:p>
          </table:table-cell>
          <table:table-cell table:formula="of:=CONCATENATE([.A1484];&quot;-&quot;;[.B1484])" office:value-type="string" office:string-value="65-093" calcext:value-type="string">
            <text:p>65-09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78</text:p>
          </table:table-cell>
          <table:table-cell office:value-type="float" office:value="49726.6424385" calcext:value-type="float">
            <text:p>49726.64243850000</text:p>
          </table:table-cell>
          <table:table-cell office:value-type="float" office:value="1272.86517155" calcext:value-type="float">
            <text:p>1272.86517155000</text:p>
          </table:table-cell>
          <table:table-cell table:formula="of:=CONCATENATE([.A1485];&quot;-&quot;;[.B1485])" office:value-type="string" office:string-value="65-178" calcext:value-type="string">
            <text:p>65-17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24</text:p>
          </table:table-cell>
          <table:table-cell office:value-type="float" office:value="148816.232542" calcext:value-type="float">
            <text:p>148816.23254200000</text:p>
          </table:table-cell>
          <table:table-cell office:value-type="float" office:value="1974.88730329" calcext:value-type="float">
            <text:p>1974.88730329000</text:p>
          </table:table-cell>
          <table:table-cell table:formula="of:=CONCATENATE([.A1486];&quot;-&quot;;[.B1486])" office:value-type="string" office:string-value="62-124" calcext:value-type="string">
            <text:p>62-12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20</text:p>
          </table:table-cell>
          <table:table-cell office:value-type="float" office:value="51135.714872" calcext:value-type="float">
            <text:p>51135.71487200000</text:p>
          </table:table-cell>
          <table:table-cell office:value-type="float" office:value="1304.49438387" calcext:value-type="float">
            <text:p>1304.49438387000</text:p>
          </table:table-cell>
          <table:table-cell table:formula="of:=CONCATENATE([.A1487];&quot;-&quot;;[.B1487])" office:value-type="string" office:string-value="62-120" calcext:value-type="string">
            <text:p>62-12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30</text:p>
          </table:table-cell>
          <table:table-cell office:value-type="float" office:value="71337.5242835" calcext:value-type="float">
            <text:p>71337.52428350000</text:p>
          </table:table-cell>
          <table:table-cell office:value-type="float" office:value="1316.17439468" calcext:value-type="float">
            <text:p>1316.17439468000</text:p>
          </table:table-cell>
          <table:table-cell table:formula="of:=CONCATENATE([.A1488];&quot;-&quot;;[.B1488])" office:value-type="string" office:string-value="62-030" calcext:value-type="string">
            <text:p>62-03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23</text:p>
          </table:table-cell>
          <table:table-cell office:value-type="float" office:value="136443.051162" calcext:value-type="float">
            <text:p>136443.05116200000</text:p>
          </table:table-cell>
          <table:table-cell office:value-type="float" office:value="1827.58645623" calcext:value-type="float">
            <text:p>1827.58645623000</text:p>
          </table:table-cell>
          <table:table-cell table:formula="of:=CONCATENATE([.A1489];&quot;-&quot;;[.B1489])" office:value-type="string" office:string-value="65-123" calcext:value-type="string">
            <text:p>65-12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52</text:p>
          </table:table-cell>
          <table:table-cell office:value-type="float" office:value="5015.833476" calcext:value-type="float">
            <text:p>5015.83347600000</text:p>
          </table:table-cell>
          <table:table-cell office:value-type="float" office:value="347.062125609" calcext:value-type="float">
            <text:p>347.06212560900</text:p>
          </table:table-cell>
          <table:table-cell table:formula="of:=CONCATENATE([.A1490];&quot;-&quot;;[.B1490])" office:value-type="string" office:string-value="62-452" calcext:value-type="string">
            <text:p>62-45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84</text:p>
          </table:table-cell>
          <table:table-cell office:value-type="float" office:value="67716.4341185" calcext:value-type="float">
            <text:p>67716.43411850000</text:p>
          </table:table-cell>
          <table:table-cell office:value-type="float" office:value="1294.67042788" calcext:value-type="float">
            <text:p>1294.67042788000</text:p>
          </table:table-cell>
          <table:table-cell table:formula="of:=CONCATENATE([.A1491];&quot;-&quot;;[.B1491])" office:value-type="string" office:string-value="62-184" calcext:value-type="string">
            <text:p>62-18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54</text:p>
          </table:table-cell>
          <table:table-cell office:value-type="float" office:value="18808.344462" calcext:value-type="float">
            <text:p>18808.34446200000</text:p>
          </table:table-cell>
          <table:table-cell office:value-type="float" office:value="610.333108535" calcext:value-type="float">
            <text:p>610.33310853500</text:p>
          </table:table-cell>
          <table:table-cell table:formula="of:=CONCATENATE([.A1492];&quot;-&quot;;[.B1492])" office:value-type="string" office:string-value="65-454" calcext:value-type="string">
            <text:p>65-45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49</text:p>
          </table:table-cell>
          <table:table-cell office:value-type="float" office:value="156949.977684" calcext:value-type="float">
            <text:p>156949.97768400000</text:p>
          </table:table-cell>
          <table:table-cell office:value-type="float" office:value="2426.5033813" calcext:value-type="float">
            <text:p>2426.50338130000</text:p>
          </table:table-cell>
          <table:table-cell table:formula="of:=CONCATENATE([.A1493];&quot;-&quot;;[.B1493])" office:value-type="string" office:string-value="65-249" calcext:value-type="string">
            <text:p>65-24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62</text:p>
          </table:table-cell>
          <table:table-cell office:value-type="float" office:value="83261.0256055" calcext:value-type="float">
            <text:p>83261.02560550000</text:p>
          </table:table-cell>
          <table:table-cell office:value-type="float" office:value="1940.92478524" calcext:value-type="float">
            <text:p>1940.92478524000</text:p>
          </table:table-cell>
          <table:table-cell table:formula="of:=CONCATENATE([.A1494];&quot;-&quot;;[.B1494])" office:value-type="string" office:string-value="65-062" calcext:value-type="string">
            <text:p>65-06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37</text:p>
          </table:table-cell>
          <table:table-cell office:value-type="float" office:value="3600.660336" calcext:value-type="float">
            <text:p>3600.66033600000</text:p>
          </table:table-cell>
          <table:table-cell office:value-type="float" office:value="262.945675517" calcext:value-type="float">
            <text:p>262.94567551700</text:p>
          </table:table-cell>
          <table:table-cell table:formula="of:=CONCATENATE([.A1495];&quot;-&quot;;[.B1495])" office:value-type="string" office:string-value="62-437" calcext:value-type="string">
            <text:p>62-437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20</text:p>
          </table:table-cell>
          <table:table-cell office:value-type="float" office:value="128819.853629" calcext:value-type="float">
            <text:p>128819.85362900000</text:p>
          </table:table-cell>
          <table:table-cell office:value-type="float" office:value="1799.56859987" calcext:value-type="float">
            <text:p>1799.56859987000</text:p>
          </table:table-cell>
          <table:table-cell table:formula="of:=CONCATENATE([.A1496];&quot;-&quot;;[.B1496])" office:value-type="string" office:string-value="65-120" calcext:value-type="string">
            <text:p>65-12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55</text:p>
          </table:table-cell>
          <table:table-cell office:value-type="float" office:value="7520.1452185" calcext:value-type="float">
            <text:p>7520.14521850000</text:p>
          </table:table-cell>
          <table:table-cell office:value-type="float" office:value="461.507576944" calcext:value-type="float">
            <text:p>461.50757694400</text:p>
          </table:table-cell>
          <table:table-cell table:formula="of:=CONCATENATE([.A1497];&quot;-&quot;;[.B1497])" office:value-type="string" office:string-value="65-455" calcext:value-type="string">
            <text:p>65-45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79</text:p>
          </table:table-cell>
          <table:table-cell office:value-type="float" office:value="166420.831963" calcext:value-type="float">
            <text:p>166420.83196300000</text:p>
          </table:table-cell>
          <table:table-cell office:value-type="float" office:value="2535.74733537" calcext:value-type="float">
            <text:p>2535.74733537000</text:p>
          </table:table-cell>
          <table:table-cell table:formula="of:=CONCATENATE([.A1498];&quot;-&quot;;[.B1498])" office:value-type="string" office:string-value="62-179" calcext:value-type="string">
            <text:p>62-17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29</text:p>
          </table:table-cell>
          <table:table-cell office:value-type="float" office:value="1427118.18115" calcext:value-type="float">
            <text:p>1427118.18115000000</text:p>
          </table:table-cell>
          <table:table-cell office:value-type="float" office:value="5881.46179284" calcext:value-type="float">
            <text:p>5881.46179284000</text:p>
          </table:table-cell>
          <table:table-cell table:formula="of:=CONCATENATE([.A1499];&quot;-&quot;;[.B1499])" office:value-type="string" office:string-value="65-029" calcext:value-type="string">
            <text:p>65-02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40</text:p>
          </table:table-cell>
          <table:table-cell office:value-type="float" office:value="3597.7426525" calcext:value-type="float">
            <text:p>3597.74265250000</text:p>
          </table:table-cell>
          <table:table-cell office:value-type="float" office:value="288.555180855" calcext:value-type="float">
            <text:p>288.55518085500</text:p>
          </table:table-cell>
          <table:table-cell table:formula="of:=CONCATENATE([.A1500];&quot;-&quot;;[.B1500])" office:value-type="string" office:string-value="65-440" calcext:value-type="string">
            <text:p>65-44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83</text:p>
          </table:table-cell>
          <table:table-cell office:value-type="float" office:value="49984.9258855" calcext:value-type="float">
            <text:p>49984.92588550000</text:p>
          </table:table-cell>
          <table:table-cell office:value-type="float" office:value="1310.50132447" calcext:value-type="float">
            <text:p>1310.50132447000</text:p>
          </table:table-cell>
          <table:table-cell table:formula="of:=CONCATENATE([.A1501];&quot;-&quot;;[.B1501])" office:value-type="string" office:string-value="65-083" calcext:value-type="string">
            <text:p>65-08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29</text:p>
          </table:table-cell>
          <table:table-cell office:value-type="float" office:value="38787.989569" calcext:value-type="float">
            <text:p>38787.98956900000</text:p>
          </table:table-cell>
          <table:table-cell office:value-type="float" office:value="1002.47715542" calcext:value-type="float">
            <text:p>1002.47715542000</text:p>
          </table:table-cell>
          <table:table-cell table:formula="of:=CONCATENATE([.A1502];&quot;-&quot;;[.B1502])" office:value-type="string" office:string-value="65-129" calcext:value-type="string">
            <text:p>65-12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19</text:p>
          </table:table-cell>
          <table:table-cell office:value-type="float" office:value="1538.617338" calcext:value-type="float">
            <text:p>1538.61733800000</text:p>
          </table:table-cell>
          <table:table-cell office:value-type="float" office:value="157.646087933" calcext:value-type="float">
            <text:p>157.64608793300</text:p>
          </table:table-cell>
          <table:table-cell table:formula="of:=CONCATENATE([.A1503];&quot;-&quot;;[.B1503])" office:value-type="string" office:string-value="62-419" calcext:value-type="string">
            <text:p>62-41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22</text:p>
          </table:table-cell>
          <table:table-cell office:value-type="float" office:value="7054.9981875" calcext:value-type="float">
            <text:p>7054.99818750000</text:p>
          </table:table-cell>
          <table:table-cell office:value-type="float" office:value="359.767352313" calcext:value-type="float">
            <text:p>359.76735231300</text:p>
          </table:table-cell>
          <table:table-cell table:formula="of:=CONCATENATE([.A1504];&quot;-&quot;;[.B1504])" office:value-type="string" office:string-value="65-422" calcext:value-type="string">
            <text:p>65-42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25</text:p>
          </table:table-cell>
          <table:table-cell office:value-type="float" office:value="189383.231042" calcext:value-type="float">
            <text:p>189383.23104200000</text:p>
          </table:table-cell>
          <table:table-cell office:value-type="float" office:value="2331.93007747" calcext:value-type="float">
            <text:p>2331.93007747000</text:p>
          </table:table-cell>
          <table:table-cell table:formula="of:=CONCATENATE([.A1505];&quot;-&quot;;[.B1505])" office:value-type="string" office:string-value="65-125" calcext:value-type="string">
            <text:p>65-12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45</text:p>
          </table:table-cell>
          <table:table-cell office:value-type="float" office:value="83878.906043" calcext:value-type="float">
            <text:p>83878.90604300000</text:p>
          </table:table-cell>
          <table:table-cell office:value-type="float" office:value="1207.31851722" calcext:value-type="float">
            <text:p>1207.31851722000</text:p>
          </table:table-cell>
          <table:table-cell table:formula="of:=CONCATENATE([.A1506];&quot;-&quot;;[.B1506])" office:value-type="string" office:string-value="65-245" calcext:value-type="string">
            <text:p>65-24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49</text:p>
          </table:table-cell>
          <table:table-cell office:value-type="float" office:value="5724.3949305" calcext:value-type="float">
            <text:p>5724.39493050000</text:p>
          </table:table-cell>
          <table:table-cell office:value-type="float" office:value="359.638593623" calcext:value-type="float">
            <text:p>359.63859362300</text:p>
          </table:table-cell>
          <table:table-cell table:formula="of:=CONCATENATE([.A1507];&quot;-&quot;;[.B1507])" office:value-type="string" office:string-value="62-449" calcext:value-type="string">
            <text:p>62-44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14</text:p>
          </table:table-cell>
          <table:table-cell office:value-type="float" office:value="58771.128193" calcext:value-type="float">
            <text:p>58771.12819300000</text:p>
          </table:table-cell>
          <table:table-cell office:value-type="float" office:value="1400.78039215" calcext:value-type="float">
            <text:p>1400.78039215000</text:p>
          </table:table-cell>
          <table:table-cell table:formula="of:=CONCATENATE([.A1508];&quot;-&quot;;[.B1508])" office:value-type="string" office:string-value="65-114" calcext:value-type="string">
            <text:p>65-11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44</text:p>
          </table:table-cell>
          <table:table-cell office:value-type="float" office:value="8822.2659785" calcext:value-type="float">
            <text:p>8822.26597850000</text:p>
          </table:table-cell>
          <table:table-cell office:value-type="float" office:value="386.048485553" calcext:value-type="float">
            <text:p>386.04848555300</text:p>
          </table:table-cell>
          <table:table-cell table:formula="of:=CONCATENATE([.A1509];&quot;-&quot;;[.B1509])" office:value-type="string" office:string-value="62-444" calcext:value-type="string">
            <text:p>62-44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04</text:p>
          </table:table-cell>
          <table:table-cell office:value-type="float" office:value="20481.75312" calcext:value-type="float">
            <text:p>20481.75312000000</text:p>
          </table:table-cell>
          <table:table-cell office:value-type="float" office:value="621.618684613" calcext:value-type="float">
            <text:p>621.61868461300</text:p>
          </table:table-cell>
          <table:table-cell table:formula="of:=CONCATENATE([.A1510];&quot;-&quot;;[.B1510])" office:value-type="string" office:string-value="65-404" calcext:value-type="string">
            <text:p>65-40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45</text:p>
          </table:table-cell>
          <table:table-cell office:value-type="float" office:value="3262.0979185" calcext:value-type="float">
            <text:p>3262.09791850000</text:p>
          </table:table-cell>
          <table:table-cell office:value-type="float" office:value="230.554291967" calcext:value-type="float">
            <text:p>230.55429196700</text:p>
          </table:table-cell>
          <table:table-cell table:formula="of:=CONCATENATE([.A1511];&quot;-&quot;;[.B1511])" office:value-type="string" office:string-value="62-445" calcext:value-type="string">
            <text:p>62-44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50</text:p>
          </table:table-cell>
          <table:table-cell office:value-type="float" office:value="4534.6909595" calcext:value-type="float">
            <text:p>4534.69095950000</text:p>
          </table:table-cell>
          <table:table-cell office:value-type="float" office:value="294.432818459" calcext:value-type="float">
            <text:p>294.43281845900</text:p>
          </table:table-cell>
          <table:table-cell table:formula="of:=CONCATENATE([.A1512];&quot;-&quot;;[.B1512])" office:value-type="string" office:string-value="62-450" calcext:value-type="string">
            <text:p>62-45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41</text:p>
          </table:table-cell>
          <table:table-cell office:value-type="float" office:value="53220.3630675" calcext:value-type="float">
            <text:p>53220.36306750000</text:p>
          </table:table-cell>
          <table:table-cell office:value-type="float" office:value="1538.5991254" calcext:value-type="float">
            <text:p>1538.59912540000</text:p>
          </table:table-cell>
          <table:table-cell table:formula="of:=CONCATENATE([.A1513];&quot;-&quot;;[.B1513])" office:value-type="string" office:string-value="62-041" calcext:value-type="string">
            <text:p>62-04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57</text:p>
          </table:table-cell>
          <table:table-cell office:value-type="float" office:value="126473.026346" calcext:value-type="float">
            <text:p>126473.02634600000</text:p>
          </table:table-cell>
          <table:table-cell office:value-type="float" office:value="1700.36408929" calcext:value-type="float">
            <text:p>1700.36408929000</text:p>
          </table:table-cell>
          <table:table-cell table:formula="of:=CONCATENATE([.A1514];&quot;-&quot;;[.B1514])" office:value-type="string" office:string-value="62-157" calcext:value-type="string">
            <text:p>62-157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32</text:p>
          </table:table-cell>
          <table:table-cell office:value-type="float" office:value="111736.858687" calcext:value-type="float">
            <text:p>111736.85868700000</text:p>
          </table:table-cell>
          <table:table-cell office:value-type="float" office:value="1725.12297939" calcext:value-type="float">
            <text:p>1725.12297939000</text:p>
          </table:table-cell>
          <table:table-cell table:formula="of:=CONCATENATE([.A1515];&quot;-&quot;;[.B1515])" office:value-type="string" office:string-value="65-132" calcext:value-type="string">
            <text:p>65-13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47</text:p>
          </table:table-cell>
          <table:table-cell office:value-type="float" office:value="336860.760293" calcext:value-type="float">
            <text:p>336860.76029300000</text:p>
          </table:table-cell>
          <table:table-cell office:value-type="float" office:value="2598.89911173" calcext:value-type="float">
            <text:p>2598.89911173000</text:p>
          </table:table-cell>
          <table:table-cell table:formula="of:=CONCATENATE([.A1516];&quot;-&quot;;[.B1516])" office:value-type="string" office:string-value="65-147" calcext:value-type="string">
            <text:p>65-14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42</text:p>
          </table:table-cell>
          <table:table-cell office:value-type="float" office:value="12260.810235" calcext:value-type="float">
            <text:p>12260.81023500000</text:p>
          </table:table-cell>
          <table:table-cell office:value-type="float" office:value="567.733761508" calcext:value-type="float">
            <text:p>567.73376150800</text:p>
          </table:table-cell>
          <table:table-cell table:formula="of:=CONCATENATE([.A1517];&quot;-&quot;;[.B1517])" office:value-type="string" office:string-value="62-442" calcext:value-type="string">
            <text:p>62-44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33</text:p>
          </table:table-cell>
          <table:table-cell office:value-type="float" office:value="32685.8784275" calcext:value-type="float">
            <text:p>32685.87842750000</text:p>
          </table:table-cell>
          <table:table-cell office:value-type="float" office:value="772.424526914" calcext:value-type="float">
            <text:p>772.42452691400</text:p>
          </table:table-cell>
          <table:table-cell table:formula="of:=CONCATENATE([.A1518];&quot;-&quot;;[.B1518])" office:value-type="string" office:string-value="65-133" calcext:value-type="string">
            <text:p>65-13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84</text:p>
          </table:table-cell>
          <table:table-cell office:value-type="float" office:value="37773.7007235" calcext:value-type="float">
            <text:p>37773.70072350000</text:p>
          </table:table-cell>
          <table:table-cell office:value-type="float" office:value="1042.19720177" calcext:value-type="float">
            <text:p>1042.19720177000</text:p>
          </table:table-cell>
          <table:table-cell table:formula="of:=CONCATENATE([.A1519];&quot;-&quot;;[.B1519])" office:value-type="string" office:string-value="65-084" calcext:value-type="string">
            <text:p>65-08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37</text:p>
          </table:table-cell>
          <table:table-cell office:value-type="float" office:value="100805.54644" calcext:value-type="float">
            <text:p>100805.54644000000</text:p>
          </table:table-cell>
          <table:table-cell office:value-type="float" office:value="1445.59964192" calcext:value-type="float">
            <text:p>1445.59964192000</text:p>
          </table:table-cell>
          <table:table-cell table:formula="of:=CONCATENATE([.A1520];&quot;-&quot;;[.B1520])" office:value-type="string" office:string-value="65-137" calcext:value-type="string">
            <text:p>65-137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26</text:p>
          </table:table-cell>
          <table:table-cell office:value-type="float" office:value="9427.645568" calcext:value-type="float">
            <text:p>9427.64556800000</text:p>
          </table:table-cell>
          <table:table-cell office:value-type="float" office:value="488.943717983" calcext:value-type="float">
            <text:p>488.94371798300</text:p>
          </table:table-cell>
          <table:table-cell table:formula="of:=CONCATENATE([.A1521];&quot;-&quot;;[.B1521])" office:value-type="string" office:string-value="65-226" calcext:value-type="string">
            <text:p>65-22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90</text:p>
          </table:table-cell>
          <table:table-cell office:value-type="float" office:value="152735.46103" calcext:value-type="float">
            <text:p>152735.46103000000</text:p>
          </table:table-cell>
          <table:table-cell office:value-type="float" office:value="2439.71982361" calcext:value-type="float">
            <text:p>2439.71982361000</text:p>
          </table:table-cell>
          <table:table-cell table:formula="of:=CONCATENATE([.A1522];&quot;-&quot;;[.B1522])" office:value-type="string" office:string-value="62-190" calcext:value-type="string">
            <text:p>62-19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54</text:p>
          </table:table-cell>
          <table:table-cell office:value-type="float" office:value="48116.365753" calcext:value-type="float">
            <text:p>48116.36575300000</text:p>
          </table:table-cell>
          <table:table-cell office:value-type="float" office:value="1120.52433885" calcext:value-type="float">
            <text:p>1120.52433885000</text:p>
          </table:table-cell>
          <table:table-cell table:formula="of:=CONCATENATE([.A1523];&quot;-&quot;;[.B1523])" office:value-type="string" office:string-value="65-054" calcext:value-type="string">
            <text:p>65-05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43</text:p>
          </table:table-cell>
          <table:table-cell office:value-type="float" office:value="5409.2359035" calcext:value-type="float">
            <text:p>5409.23590350000</text:p>
          </table:table-cell>
          <table:table-cell office:value-type="float" office:value="300.384575819" calcext:value-type="float">
            <text:p>300.38457581900</text:p>
          </table:table-cell>
          <table:table-cell table:formula="of:=CONCATENATE([.A1524];&quot;-&quot;;[.B1524])" office:value-type="string" office:string-value="65-443" calcext:value-type="string">
            <text:p>65-44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08</text:p>
          </table:table-cell>
          <table:table-cell office:value-type="float" office:value="167247.072787" calcext:value-type="float">
            <text:p>167247.07278700000</text:p>
          </table:table-cell>
          <table:table-cell office:value-type="float" office:value="1887.07695578" calcext:value-type="float">
            <text:p>1887.07695578000</text:p>
          </table:table-cell>
          <table:table-cell table:formula="of:=CONCATENATE([.A1525];&quot;-&quot;;[.B1525])" office:value-type="string" office:string-value="65-208" calcext:value-type="string">
            <text:p>65-20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34</text:p>
          </table:table-cell>
          <table:table-cell office:value-type="float" office:value="81283.4286605" calcext:value-type="float">
            <text:p>81283.42866050000</text:p>
          </table:table-cell>
          <table:table-cell office:value-type="float" office:value="1396.15148278" calcext:value-type="float">
            <text:p>1396.15148278000</text:p>
          </table:table-cell>
          <table:table-cell table:formula="of:=CONCATENATE([.A1526];&quot;-&quot;;[.B1526])" office:value-type="string" office:string-value="65-234" calcext:value-type="string">
            <text:p>65-23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28</text:p>
          </table:table-cell>
          <table:table-cell office:value-type="float" office:value="35842.328855" calcext:value-type="float">
            <text:p>35842.32885500000</text:p>
          </table:table-cell>
          <table:table-cell office:value-type="float" office:value="846.911229292" calcext:value-type="float">
            <text:p>846.91122929200</text:p>
          </table:table-cell>
          <table:table-cell table:formula="of:=CONCATENATE([.A1527];&quot;-&quot;;[.B1527])" office:value-type="string" office:string-value="65-228" calcext:value-type="string">
            <text:p>65-22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82</text:p>
          </table:table-cell>
          <table:table-cell office:value-type="float" office:value="43820.907234" calcext:value-type="float">
            <text:p>43820.90723400000</text:p>
          </table:table-cell>
          <table:table-cell office:value-type="float" office:value="1071.0103596" calcext:value-type="float">
            <text:p>1071.01035960000</text:p>
          </table:table-cell>
          <table:table-cell table:formula="of:=CONCATENATE([.A1528];&quot;-&quot;;[.B1528])" office:value-type="string" office:string-value="65-082" calcext:value-type="string">
            <text:p>65-08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45</text:p>
          </table:table-cell>
          <table:table-cell office:value-type="float" office:value="26862.3718885" calcext:value-type="float">
            <text:p>26862.37188850000</text:p>
          </table:table-cell>
          <table:table-cell office:value-type="float" office:value="732.047592035" calcext:value-type="float">
            <text:p>732.04759203500</text:p>
          </table:table-cell>
          <table:table-cell table:formula="of:=CONCATENATE([.A1529];&quot;-&quot;;[.B1529])" office:value-type="string" office:string-value="62-045" calcext:value-type="string">
            <text:p>62-04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41</text:p>
          </table:table-cell>
          <table:table-cell office:value-type="float" office:value="7110.1399775" calcext:value-type="float">
            <text:p>7110.13997750000</text:p>
          </table:table-cell>
          <table:table-cell office:value-type="float" office:value="335.497007177" calcext:value-type="float">
            <text:p>335.49700717700</text:p>
          </table:table-cell>
          <table:table-cell table:formula="of:=CONCATENATE([.A1530];&quot;-&quot;;[.B1530])" office:value-type="string" office:string-value="62-441" calcext:value-type="string">
            <text:p>62-44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99</text:p>
          </table:table-cell>
          <table:table-cell office:value-type="float" office:value="24425.0551335" calcext:value-type="float">
            <text:p>24425.05513350000</text:p>
          </table:table-cell>
          <table:table-cell office:value-type="float" office:value="665.738580199" calcext:value-type="float">
            <text:p>665.73858019900</text:p>
          </table:table-cell>
          <table:table-cell table:formula="of:=CONCATENATE([.A1531];&quot;-&quot;;[.B1531])" office:value-type="string" office:string-value="62-099" calcext:value-type="string">
            <text:p>62-09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42</text:p>
          </table:table-cell>
          <table:table-cell office:value-type="float" office:value="21595.439862" calcext:value-type="float">
            <text:p>21595.43986200000</text:p>
          </table:table-cell>
          <table:table-cell office:value-type="float" office:value="955.026864022" calcext:value-type="float">
            <text:p>955.02686402200</text:p>
          </table:table-cell>
          <table:table-cell table:formula="of:=CONCATENATE([.A1532];&quot;-&quot;;[.B1532])" office:value-type="string" office:string-value="62-042" calcext:value-type="string">
            <text:p>62-04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72</text:p>
          </table:table-cell>
          <table:table-cell office:value-type="float" office:value="55361.425147" calcext:value-type="float">
            <text:p>55361.42514700000</text:p>
          </table:table-cell>
          <table:table-cell office:value-type="float" office:value="1157.98525184" calcext:value-type="float">
            <text:p>1157.98525184000</text:p>
          </table:table-cell>
          <table:table-cell table:formula="of:=CONCATENATE([.A1533];&quot;-&quot;;[.B1533])" office:value-type="string" office:string-value="65-172" calcext:value-type="string">
            <text:p>65-17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63</text:p>
          </table:table-cell>
          <table:table-cell office:value-type="float" office:value="39191.4455005" calcext:value-type="float">
            <text:p>39191.44550050000</text:p>
          </table:table-cell>
          <table:table-cell office:value-type="float" office:value="1069.58486825" calcext:value-type="float">
            <text:p>1069.58486825000</text:p>
          </table:table-cell>
          <table:table-cell table:formula="of:=CONCATENATE([.A1534];&quot;-&quot;;[.B1534])" office:value-type="string" office:string-value="65-163" calcext:value-type="string">
            <text:p>65-16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86</text:p>
          </table:table-cell>
          <table:table-cell office:value-type="float" office:value="954711.528654" calcext:value-type="float">
            <text:p>954711.52865400000</text:p>
          </table:table-cell>
          <table:table-cell office:value-type="float" office:value="4450.44932585" calcext:value-type="float">
            <text:p>4450.44932585000</text:p>
          </table:table-cell>
          <table:table-cell table:formula="of:=CONCATENATE([.A1535];&quot;-&quot;;[.B1535])" office:value-type="string" office:string-value="62-086" calcext:value-type="string">
            <text:p>62-08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65</text:p>
          </table:table-cell>
          <table:table-cell office:value-type="float" office:value="239003.380319" calcext:value-type="float">
            <text:p>239003.38031900000</text:p>
          </table:table-cell>
          <table:table-cell office:value-type="float" office:value="2200.22636008" calcext:value-type="float">
            <text:p>2200.22636008000</text:p>
          </table:table-cell>
          <table:table-cell table:formula="of:=CONCATENATE([.A1536];&quot;-&quot;;[.B1536])" office:value-type="string" office:string-value="65-065" calcext:value-type="string">
            <text:p>65-06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70</text:p>
          </table:table-cell>
          <table:table-cell office:value-type="float" office:value="77933.8507935" calcext:value-type="float">
            <text:p>77933.85079350000</text:p>
          </table:table-cell>
          <table:table-cell office:value-type="float" office:value="1402.38820153" calcext:value-type="float">
            <text:p>1402.38820153000</text:p>
          </table:table-cell>
          <table:table-cell table:formula="of:=CONCATENATE([.A1537];&quot;-&quot;;[.B1537])" office:value-type="string" office:string-value="65-070" calcext:value-type="string">
            <text:p>65-07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55</text:p>
          </table:table-cell>
          <table:table-cell office:value-type="float" office:value="31828.2907535" calcext:value-type="float">
            <text:p>31828.29075350000</text:p>
          </table:table-cell>
          <table:table-cell office:value-type="float" office:value="961.731494689" calcext:value-type="float">
            <text:p>961.73149468900</text:p>
          </table:table-cell>
          <table:table-cell table:formula="of:=CONCATENATE([.A1538];&quot;-&quot;;[.B1538])" office:value-type="string" office:string-value="65-055" calcext:value-type="string">
            <text:p>65-05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99</text:p>
          </table:table-cell>
          <table:table-cell office:value-type="float" office:value="152212.186255" calcext:value-type="float">
            <text:p>152212.18625500000</text:p>
          </table:table-cell>
          <table:table-cell office:value-type="float" office:value="2209.97538372" calcext:value-type="float">
            <text:p>2209.97538372000</text:p>
          </table:table-cell>
          <table:table-cell table:formula="of:=CONCATENATE([.A1539];&quot;-&quot;;[.B1539])" office:value-type="string" office:string-value="62-199" calcext:value-type="string">
            <text:p>62-19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58</text:p>
          </table:table-cell>
          <table:table-cell office:value-type="float" office:value="70495.629021" calcext:value-type="float">
            <text:p>70495.62902100000</text:p>
          </table:table-cell>
          <table:table-cell office:value-type="float" office:value="1318.3762983" calcext:value-type="float">
            <text:p>1318.37629830000</text:p>
          </table:table-cell>
          <table:table-cell table:formula="of:=CONCATENATE([.A1540];&quot;-&quot;;[.B1540])" office:value-type="string" office:string-value="62-158" calcext:value-type="string">
            <text:p>62-15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75</text:p>
          </table:table-cell>
          <table:table-cell office:value-type="float" office:value="25857.849822" calcext:value-type="float">
            <text:p>25857.84982200000</text:p>
          </table:table-cell>
          <table:table-cell office:value-type="float" office:value="814.120009054" calcext:value-type="float">
            <text:p>814.12000905400</text:p>
          </table:table-cell>
          <table:table-cell table:formula="of:=CONCATENATE([.A1541];&quot;-&quot;;[.B1541])" office:value-type="string" office:string-value="62-075" calcext:value-type="string">
            <text:p>62-07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96</text:p>
          </table:table-cell>
          <table:table-cell office:value-type="float" office:value="19405.7219125" calcext:value-type="float">
            <text:p>19405.72191250000</text:p>
          </table:table-cell>
          <table:table-cell office:value-type="float" office:value="647.477624774" calcext:value-type="float">
            <text:p>647.47762477400</text:p>
          </table:table-cell>
          <table:table-cell table:formula="of:=CONCATENATE([.A1542];&quot;-&quot;;[.B1542])" office:value-type="string" office:string-value="65-196" calcext:value-type="string">
            <text:p>65-19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52</text:p>
          </table:table-cell>
          <table:table-cell office:value-type="float" office:value="103027.059311" calcext:value-type="float">
            <text:p>103027.05931100000</text:p>
          </table:table-cell>
          <table:table-cell office:value-type="float" office:value="1406.09906552" calcext:value-type="float">
            <text:p>1406.09906552000</text:p>
          </table:table-cell>
          <table:table-cell table:formula="of:=CONCATENATE([.A1543];&quot;-&quot;;[.B1543])" office:value-type="string" office:string-value="65-052" calcext:value-type="string">
            <text:p>65-05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61</text:p>
          </table:table-cell>
          <table:table-cell office:value-type="float" office:value="4843.3910215" calcext:value-type="float">
            <text:p>4843.39102150000</text:p>
          </table:table-cell>
          <table:table-cell office:value-type="float" office:value="284.074166513" calcext:value-type="float">
            <text:p>284.07416651300</text:p>
          </table:table-cell>
          <table:table-cell table:formula="of:=CONCATENATE([.A1544];&quot;-&quot;;[.B1544])" office:value-type="string" office:string-value="62-461" calcext:value-type="string">
            <text:p>62-46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03</text:p>
          </table:table-cell>
          <table:table-cell office:value-type="float" office:value="21120.307483" calcext:value-type="float">
            <text:p>21120.30748300000</text:p>
          </table:table-cell>
          <table:table-cell office:value-type="float" office:value="620.092617302" calcext:value-type="float">
            <text:p>620.09261730200</text:p>
          </table:table-cell>
          <table:table-cell table:formula="of:=CONCATENATE([.A1545];&quot;-&quot;;[.B1545])" office:value-type="string" office:string-value="65-403" calcext:value-type="string">
            <text:p>65-40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11</text:p>
          </table:table-cell>
          <table:table-cell office:value-type="float" office:value="40070.6748835" calcext:value-type="float">
            <text:p>40070.67488350000</text:p>
          </table:table-cell>
          <table:table-cell office:value-type="float" office:value="974.391712123" calcext:value-type="float">
            <text:p>974.39171212300</text:p>
          </table:table-cell>
          <table:table-cell table:formula="of:=CONCATENATE([.A1546];&quot;-&quot;;[.B1546])" office:value-type="string" office:string-value="62-111" calcext:value-type="string">
            <text:p>62-11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81</text:p>
          </table:table-cell>
          <table:table-cell office:value-type="float" office:value="64662.2005655" calcext:value-type="float">
            <text:p>64662.20056550000</text:p>
          </table:table-cell>
          <table:table-cell office:value-type="float" office:value="1408.46251797" calcext:value-type="float">
            <text:p>1408.46251797000</text:p>
          </table:table-cell>
          <table:table-cell table:formula="of:=CONCATENATE([.A1547];&quot;-&quot;;[.B1547])" office:value-type="string" office:string-value="62-181" calcext:value-type="string">
            <text:p>62-18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98</text:p>
          </table:table-cell>
          <table:table-cell office:value-type="float" office:value="47734.8727135" calcext:value-type="float">
            <text:p>47734.87271350000</text:p>
          </table:table-cell>
          <table:table-cell office:value-type="float" office:value="879.128561365" calcext:value-type="float">
            <text:p>879.12856136500</text:p>
          </table:table-cell>
          <table:table-cell table:formula="of:=CONCATENATE([.A1548];&quot;-&quot;;[.B1548])" office:value-type="string" office:string-value="62-098" calcext:value-type="string">
            <text:p>62-09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16</text:p>
          </table:table-cell>
          <table:table-cell office:value-type="float" office:value="73232.918083" calcext:value-type="float">
            <text:p>73232.91808300000</text:p>
          </table:table-cell>
          <table:table-cell office:value-type="float" office:value="1716.90162032" calcext:value-type="float">
            <text:p>1716.90162032000</text:p>
          </table:table-cell>
          <table:table-cell table:formula="of:=CONCATENATE([.A1549];&quot;-&quot;;[.B1549])" office:value-type="string" office:string-value="65-116" calcext:value-type="string">
            <text:p>65-11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48</text:p>
          </table:table-cell>
          <table:table-cell office:value-type="float" office:value="26400.938492" calcext:value-type="float">
            <text:p>26400.93849200000</text:p>
          </table:table-cell>
          <table:table-cell office:value-type="float" office:value="767.521704825" calcext:value-type="float">
            <text:p>767.52170482500</text:p>
          </table:table-cell>
          <table:table-cell table:formula="of:=CONCATENATE([.A1550];&quot;-&quot;;[.B1550])" office:value-type="string" office:string-value="65-248" calcext:value-type="string">
            <text:p>65-24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69</text:p>
          </table:table-cell>
          <table:table-cell office:value-type="float" office:value="36601.047757" calcext:value-type="float">
            <text:p>36601.04775700000</text:p>
          </table:table-cell>
          <table:table-cell office:value-type="float" office:value="837.597938773" calcext:value-type="float">
            <text:p>837.59793877300</text:p>
          </table:table-cell>
          <table:table-cell table:formula="of:=CONCATENATE([.A1551];&quot;-&quot;;[.B1551])" office:value-type="string" office:string-value="62-069" calcext:value-type="string">
            <text:p>62-06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27</text:p>
          </table:table-cell>
          <table:table-cell office:value-type="float" office:value="65418.916502" calcext:value-type="float">
            <text:p>65418.91650200000</text:p>
          </table:table-cell>
          <table:table-cell office:value-type="float" office:value="1466.92216727" calcext:value-type="float">
            <text:p>1466.92216727000</text:p>
          </table:table-cell>
          <table:table-cell table:formula="of:=CONCATENATE([.A1552];&quot;-&quot;;[.B1552])" office:value-type="string" office:string-value="62-127" calcext:value-type="string">
            <text:p>62-127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64</text:p>
          </table:table-cell>
          <table:table-cell office:value-type="float" office:value="70417.0571865" calcext:value-type="float">
            <text:p>70417.05718650000</text:p>
          </table:table-cell>
          <table:table-cell office:value-type="float" office:value="1291.63717834" calcext:value-type="float">
            <text:p>1291.63717834000</text:p>
          </table:table-cell>
          <table:table-cell table:formula="of:=CONCATENATE([.A1553];&quot;-&quot;;[.B1553])" office:value-type="string" office:string-value="65-064" calcext:value-type="string">
            <text:p>65-06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33</text:p>
          </table:table-cell>
          <table:table-cell office:value-type="float" office:value="170550.805116" calcext:value-type="float">
            <text:p>170550.80511600000</text:p>
          </table:table-cell>
          <table:table-cell office:value-type="float" office:value="2451.97155722" calcext:value-type="float">
            <text:p>2451.97155722000</text:p>
          </table:table-cell>
          <table:table-cell table:formula="of:=CONCATENATE([.A1554];&quot;-&quot;;[.B1554])" office:value-type="string" office:string-value="65-033" calcext:value-type="string">
            <text:p>65-03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18</text:p>
          </table:table-cell>
          <table:table-cell office:value-type="float" office:value="71552.336695" calcext:value-type="float">
            <text:p>71552.33669500000</text:p>
          </table:table-cell>
          <table:table-cell office:value-type="float" office:value="1512.63657518" calcext:value-type="float">
            <text:p>1512.63657518000</text:p>
          </table:table-cell>
          <table:table-cell table:formula="of:=CONCATENATE([.A1555];&quot;-&quot;;[.B1555])" office:value-type="string" office:string-value="65-118" calcext:value-type="string">
            <text:p>65-11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43</text:p>
          </table:table-cell>
          <table:table-cell office:value-type="float" office:value="42815.44875" calcext:value-type="float">
            <text:p>42815.44875000000</text:p>
          </table:table-cell>
          <table:table-cell office:value-type="float" office:value="1137.79832088" calcext:value-type="float">
            <text:p>1137.79832088000</text:p>
          </table:table-cell>
          <table:table-cell table:formula="of:=CONCATENATE([.A1556];&quot;-&quot;;[.B1556])" office:value-type="string" office:string-value="65-243" calcext:value-type="string">
            <text:p>65-24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60</text:p>
          </table:table-cell>
          <table:table-cell office:value-type="float" office:value="6957.1826115" calcext:value-type="float">
            <text:p>6957.18261150000</text:p>
          </table:table-cell>
          <table:table-cell office:value-type="float" office:value="370.040689741" calcext:value-type="float">
            <text:p>370.04068974100</text:p>
          </table:table-cell>
          <table:table-cell table:formula="of:=CONCATENATE([.A1557];&quot;-&quot;;[.B1557])" office:value-type="string" office:string-value="62-460" calcext:value-type="string">
            <text:p>62-46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38</text:p>
          </table:table-cell>
          <table:table-cell office:value-type="float" office:value="12134.21065" calcext:value-type="float">
            <text:p>12134.21065000000</text:p>
          </table:table-cell>
          <table:table-cell office:value-type="float" office:value="530.682499441" calcext:value-type="float">
            <text:p>530.68249944100</text:p>
          </table:table-cell>
          <table:table-cell table:formula="of:=CONCATENATE([.A1558];&quot;-&quot;;[.B1558])" office:value-type="string" office:string-value="62-038" calcext:value-type="string">
            <text:p>62-03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81</text:p>
          </table:table-cell>
          <table:table-cell office:value-type="float" office:value="41567.7554505" calcext:value-type="float">
            <text:p>41567.75545050000</text:p>
          </table:table-cell>
          <table:table-cell office:value-type="float" office:value="1008.14092143" calcext:value-type="float">
            <text:p>1008.14092143000</text:p>
          </table:table-cell>
          <table:table-cell table:formula="of:=CONCATENATE([.A1559];&quot;-&quot;;[.B1559])" office:value-type="string" office:string-value="65-081" calcext:value-type="string">
            <text:p>65-08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39</text:p>
          </table:table-cell>
          <table:table-cell office:value-type="float" office:value="142342.181935" calcext:value-type="float">
            <text:p>142342.18193500000</text:p>
          </table:table-cell>
          <table:table-cell office:value-type="float" office:value="1852.49739948" calcext:value-type="float">
            <text:p>1852.49739948000</text:p>
          </table:table-cell>
          <table:table-cell table:formula="of:=CONCATENATE([.A1560];&quot;-&quot;;[.B1560])" office:value-type="string" office:string-value="62-139" calcext:value-type="string">
            <text:p>62-13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30</text:p>
          </table:table-cell>
          <table:table-cell office:value-type="float" office:value="29543.650226" calcext:value-type="float">
            <text:p>29543.65022600000</text:p>
          </table:table-cell>
          <table:table-cell office:value-type="float" office:value="700.451708837" calcext:value-type="float">
            <text:p>700.45170883700</text:p>
          </table:table-cell>
          <table:table-cell table:formula="of:=CONCATENATE([.A1561];&quot;-&quot;;[.B1561])" office:value-type="string" office:string-value="65-230" calcext:value-type="string">
            <text:p>65-23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86</text:p>
          </table:table-cell>
          <table:table-cell office:value-type="float" office:value="352479.741052" calcext:value-type="float">
            <text:p>352479.74105200000</text:p>
          </table:table-cell>
          <table:table-cell office:value-type="float" office:value="3645.41004788" calcext:value-type="float">
            <text:p>3645.41004788000</text:p>
          </table:table-cell>
          <table:table-cell table:formula="of:=CONCATENATE([.A1562];&quot;-&quot;;[.B1562])" office:value-type="string" office:string-value="65-186" calcext:value-type="string">
            <text:p>65-18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32</text:p>
          </table:table-cell>
          <table:table-cell office:value-type="float" office:value="39165.5779875" calcext:value-type="float">
            <text:p>39165.57798750000</text:p>
          </table:table-cell>
          <table:table-cell office:value-type="float" office:value="810.765014271" calcext:value-type="float">
            <text:p>810.76501427100</text:p>
          </table:table-cell>
          <table:table-cell table:formula="of:=CONCATENATE([.A1563];&quot;-&quot;;[.B1563])" office:value-type="string" office:string-value="65-232" calcext:value-type="string">
            <text:p>65-23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53</text:p>
          </table:table-cell>
          <table:table-cell office:value-type="float" office:value="207673.6315" calcext:value-type="float">
            <text:p>207673.63150000000</text:p>
          </table:table-cell>
          <table:table-cell office:value-type="float" office:value="3041.10482357" calcext:value-type="float">
            <text:p>3041.10482357000</text:p>
          </table:table-cell>
          <table:table-cell table:formula="of:=CONCATENATE([.A1564];&quot;-&quot;;[.B1564])" office:value-type="string" office:string-value="52-153" calcext:value-type="string">
            <text:p>52-15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48</text:p>
          </table:table-cell>
          <table:table-cell office:value-type="float" office:value="213958.602045" calcext:value-type="float">
            <text:p>213958.60204500000</text:p>
          </table:table-cell>
          <table:table-cell office:value-type="float" office:value="3134.50786461" calcext:value-type="float">
            <text:p>3134.50786461000</text:p>
          </table:table-cell>
          <table:table-cell table:formula="of:=CONCATENATE([.A1565];&quot;-&quot;;[.B1565])" office:value-type="string" office:string-value="64-048" calcext:value-type="string">
            <text:p>64-04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46</text:p>
          </table:table-cell>
          <table:table-cell office:value-type="float" office:value="17272.76161" calcext:value-type="float">
            <text:p>17272.76161000000</text:p>
          </table:table-cell>
          <table:table-cell office:value-type="float" office:value="685.360323482" calcext:value-type="float">
            <text:p>685.36032348200</text:p>
          </table:table-cell>
          <table:table-cell table:formula="of:=CONCATENATE([.A1566];&quot;-&quot;;[.B1566])" office:value-type="string" office:string-value="65-446" calcext:value-type="string">
            <text:p>65-446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10</text:p>
          </table:table-cell>
          <table:table-cell office:value-type="float" office:value="174372.677692" calcext:value-type="float">
            <text:p>174372.67769200000</text:p>
          </table:table-cell>
          <table:table-cell office:value-type="float" office:value="2144.25158849" calcext:value-type="float">
            <text:p>2144.25158849000</text:p>
          </table:table-cell>
          <table:table-cell table:formula="of:=CONCATENATE([.A1567];&quot;-&quot;;[.B1567])" office:value-type="string" office:string-value="63-110" calcext:value-type="string">
            <text:p>63-11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20</text:p>
          </table:table-cell>
          <table:table-cell office:value-type="float" office:value="10528.1822225" calcext:value-type="float">
            <text:p>10528.18222250000</text:p>
          </table:table-cell>
          <table:table-cell office:value-type="float" office:value="468.160918815" calcext:value-type="float">
            <text:p>468.16091881500</text:p>
          </table:table-cell>
          <table:table-cell table:formula="of:=CONCATENATE([.A1568];&quot;-&quot;;[.B1568])" office:value-type="string" office:string-value="65-420" calcext:value-type="string">
            <text:p>65-42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84</text:p>
          </table:table-cell>
          <table:table-cell office:value-type="float" office:value="121440.342462" calcext:value-type="float">
            <text:p>121440.34246200000</text:p>
          </table:table-cell>
          <table:table-cell office:value-type="float" office:value="2359.02879048" calcext:value-type="float">
            <text:p>2359.02879048000</text:p>
          </table:table-cell>
          <table:table-cell table:formula="of:=CONCATENATE([.A1569];&quot;-&quot;;[.B1569])" office:value-type="string" office:string-value="65-184" calcext:value-type="string">
            <text:p>65-18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02</text:p>
          </table:table-cell>
          <table:table-cell office:value-type="float" office:value="14840.436265" calcext:value-type="float">
            <text:p>14840.43626500000</text:p>
          </table:table-cell>
          <table:table-cell office:value-type="float" office:value="571.086778418" calcext:value-type="float">
            <text:p>571.08677841800</text:p>
          </table:table-cell>
          <table:table-cell table:formula="of:=CONCATENATE([.A1570];&quot;-&quot;;[.B1570])" office:value-type="string" office:string-value="64-402" calcext:value-type="string">
            <text:p>64-40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02</text:p>
          </table:table-cell>
          <table:table-cell office:value-type="float" office:value="415744.977641" calcext:value-type="float">
            <text:p>415744.97764100000</text:p>
          </table:table-cell>
          <table:table-cell office:value-type="float" office:value="3796.31442017" calcext:value-type="float">
            <text:p>3796.31442017000</text:p>
          </table:table-cell>
          <table:table-cell table:formula="of:=CONCATENATE([.A1571];&quot;-&quot;;[.B1571])" office:value-type="string" office:string-value="64-102" calcext:value-type="string">
            <text:p>64-10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12</text:p>
          </table:table-cell>
          <table:table-cell office:value-type="float" office:value="110942.448866" calcext:value-type="float">
            <text:p>110942.44886600000</text:p>
          </table:table-cell>
          <table:table-cell office:value-type="float" office:value="1963.69960543" calcext:value-type="float">
            <text:p>1963.69960543000</text:p>
          </table:table-cell>
          <table:table-cell table:formula="of:=CONCATENATE([.A1572];&quot;-&quot;;[.B1572])" office:value-type="string" office:string-value="64-112" calcext:value-type="string">
            <text:p>64-11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27</text:p>
          </table:table-cell>
          <table:table-cell office:value-type="float" office:value="9939.32172" calcext:value-type="float">
            <text:p>9939.32172000000</text:p>
          </table:table-cell>
          <table:table-cell office:value-type="float" office:value="426.029266836" calcext:value-type="float">
            <text:p>426.02926683600</text:p>
          </table:table-cell>
          <table:table-cell table:formula="of:=CONCATENATE([.A1573];&quot;-&quot;;[.B1573])" office:value-type="string" office:string-value="65-427" calcext:value-type="string">
            <text:p>65-42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00</text:p>
          </table:table-cell>
          <table:table-cell office:value-type="float" office:value="226321.312741" calcext:value-type="float">
            <text:p>226321.31274100000</text:p>
          </table:table-cell>
          <table:table-cell office:value-type="float" office:value="2792.12488082" calcext:value-type="float">
            <text:p>2792.12488082000</text:p>
          </table:table-cell>
          <table:table-cell table:formula="of:=CONCATENATE([.A1574];&quot;-&quot;;[.B1574])" office:value-type="string" office:string-value="63-100" calcext:value-type="string">
            <text:p>63-10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10</text:p>
          </table:table-cell>
          <table:table-cell office:value-type="float" office:value="1637918.70164" calcext:value-type="float">
            <text:p>1637918.70164000000</text:p>
          </table:table-cell>
          <table:table-cell office:value-type="float" office:value="7631.10614901" calcext:value-type="float">
            <text:p>7631.10614901000</text:p>
          </table:table-cell>
          <table:table-cell table:formula="of:=CONCATENATE([.A1575];&quot;-&quot;;[.B1575])" office:value-type="string" office:string-value="52-210" calcext:value-type="string">
            <text:p>52-21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43</text:p>
          </table:table-cell>
          <table:table-cell office:value-type="float" office:value="46062.607236" calcext:value-type="float">
            <text:p>46062.60723600000</text:p>
          </table:table-cell>
          <table:table-cell office:value-type="float" office:value="993.648289244" calcext:value-type="float">
            <text:p>993.64828924400</text:p>
          </table:table-cell>
          <table:table-cell table:formula="of:=CONCATENATE([.A1576];&quot;-&quot;;[.B1576])" office:value-type="string" office:string-value="65-143" calcext:value-type="string">
            <text:p>65-14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15</text:p>
          </table:table-cell>
          <table:table-cell office:value-type="float" office:value="71343.421658" calcext:value-type="float">
            <text:p>71343.42165800000</text:p>
          </table:table-cell>
          <table:table-cell office:value-type="float" office:value="1495.57336832" calcext:value-type="float">
            <text:p>1495.57336832000</text:p>
          </table:table-cell>
          <table:table-cell table:formula="of:=CONCATENATE([.A1577];&quot;-&quot;;[.B1577])" office:value-type="string" office:string-value="65-215" calcext:value-type="string">
            <text:p>65-21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61</text:p>
          </table:table-cell>
          <table:table-cell office:value-type="float" office:value="139537.343622" calcext:value-type="float">
            <text:p>139537.34362200000</text:p>
          </table:table-cell>
          <table:table-cell office:value-type="float" office:value="1544.36665498" calcext:value-type="float">
            <text:p>1544.36665498000</text:p>
          </table:table-cell>
          <table:table-cell table:formula="of:=CONCATENATE([.A1578];&quot;-&quot;;[.B1578])" office:value-type="string" office:string-value="52-161" calcext:value-type="string">
            <text:p>52-16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67</text:p>
          </table:table-cell>
          <table:table-cell office:value-type="float" office:value="149695.228666" calcext:value-type="float">
            <text:p>149695.22866600000</text:p>
          </table:table-cell>
          <table:table-cell office:value-type="float" office:value="1940.42831046" calcext:value-type="float">
            <text:p>1940.42831046000</text:p>
          </table:table-cell>
          <table:table-cell table:formula="of:=CONCATENATE([.A1579];&quot;-&quot;;[.B1579])" office:value-type="string" office:string-value="63-067" calcext:value-type="string">
            <text:p>63-06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24</text:p>
          </table:table-cell>
          <table:table-cell office:value-type="float" office:value="623737.616802" calcext:value-type="float">
            <text:p>623737.61680200000</text:p>
          </table:table-cell>
          <table:table-cell office:value-type="float" office:value="5950.88447773" calcext:value-type="float">
            <text:p>5950.88447773000</text:p>
          </table:table-cell>
          <table:table-cell table:formula="of:=CONCATENATE([.A1580];&quot;-&quot;;[.B1580])" office:value-type="string" office:string-value="52-224" calcext:value-type="string">
            <text:p>52-22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08</text:p>
          </table:table-cell>
          <table:table-cell office:value-type="float" office:value="16194.6986635" calcext:value-type="float">
            <text:p>16194.69866350000</text:p>
          </table:table-cell>
          <table:table-cell office:value-type="float" office:value="511.828524127" calcext:value-type="float">
            <text:p>511.82852412700</text:p>
          </table:table-cell>
          <table:table-cell table:formula="of:=CONCATENATE([.A1581];&quot;-&quot;;[.B1581])" office:value-type="string" office:string-value="64-408" calcext:value-type="string">
            <text:p>64-40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71</text:p>
          </table:table-cell>
          <table:table-cell office:value-type="float" office:value="72110.8361125" calcext:value-type="float">
            <text:p>72110.83611250000</text:p>
          </table:table-cell>
          <table:table-cell office:value-type="float" office:value="1170.95514997" calcext:value-type="float">
            <text:p>1170.95514997000</text:p>
          </table:table-cell>
          <table:table-cell table:formula="of:=CONCATENATE([.A1582];&quot;-&quot;;[.B1582])" office:value-type="string" office:string-value="63-171" calcext:value-type="string">
            <text:p>63-17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34</text:p>
          </table:table-cell>
          <table:table-cell office:value-type="float" office:value="10084.5012005" calcext:value-type="float">
            <text:p>10084.50120050000</text:p>
          </table:table-cell>
          <table:table-cell office:value-type="float" office:value="462.654317382" calcext:value-type="float">
            <text:p>462.65431738200</text:p>
          </table:table-cell>
          <table:table-cell table:formula="of:=CONCATENATE([.A1583];&quot;-&quot;;[.B1583])" office:value-type="string" office:string-value="65-434" calcext:value-type="string">
            <text:p>65-43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32</text:p>
          </table:table-cell>
          <table:table-cell office:value-type="float" office:value="6954342.89353" calcext:value-type="float">
            <text:p>6954342.89353000000</text:p>
          </table:table-cell>
          <table:table-cell office:value-type="float" office:value="12815.0339947" calcext:value-type="float">
            <text:p>12815.03399470000</text:p>
          </table:table-cell>
          <table:table-cell table:formula="of:=CONCATENATE([.A1584];&quot;-&quot;;[.B1584])" office:value-type="string" office:string-value="52-232" calcext:value-type="string">
            <text:p>52-23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75</text:p>
          </table:table-cell>
          <table:table-cell office:value-type="float" office:value="164243.08172" calcext:value-type="float">
            <text:p>164243.08172000000</text:p>
          </table:table-cell>
          <table:table-cell office:value-type="float" office:value="2781.45848197" calcext:value-type="float">
            <text:p>2781.45848197000</text:p>
          </table:table-cell>
          <table:table-cell table:formula="of:=CONCATENATE([.A1585];&quot;-&quot;;[.B1585])" office:value-type="string" office:string-value="64-175" calcext:value-type="string">
            <text:p>64-17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55</text:p>
          </table:table-cell>
          <table:table-cell office:value-type="float" office:value="261098.873281" calcext:value-type="float">
            <text:p>261098.87328100000</text:p>
          </table:table-cell>
          <table:table-cell office:value-type="float" office:value="2491.20339215" calcext:value-type="float">
            <text:p>2491.20339215000</text:p>
          </table:table-cell>
          <table:table-cell table:formula="of:=CONCATENATE([.A1586];&quot;-&quot;;[.B1586])" office:value-type="string" office:string-value="52-155" calcext:value-type="string">
            <text:p>52-15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77</text:p>
          </table:table-cell>
          <table:table-cell office:value-type="float" office:value="201130.97802" calcext:value-type="float">
            <text:p>201130.97802000000</text:p>
          </table:table-cell>
          <table:table-cell office:value-type="float" office:value="1843.51612395" calcext:value-type="float">
            <text:p>1843.51612395000</text:p>
          </table:table-cell>
          <table:table-cell table:formula="of:=CONCATENATE([.A1587];&quot;-&quot;;[.B1587])" office:value-type="string" office:string-value="64-077" calcext:value-type="string">
            <text:p>64-07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68</text:p>
          </table:table-cell>
          <table:table-cell office:value-type="float" office:value="107520.909548" calcext:value-type="float">
            <text:p>107520.90954800000</text:p>
          </table:table-cell>
          <table:table-cell office:value-type="float" office:value="1352.64929766" calcext:value-type="float">
            <text:p>1352.64929766000</text:p>
          </table:table-cell>
          <table:table-cell table:formula="of:=CONCATENATE([.A1588];&quot;-&quot;;[.B1588])" office:value-type="string" office:string-value="64-068" calcext:value-type="string">
            <text:p>64-06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08</text:p>
          </table:table-cell>
          <table:table-cell office:value-type="float" office:value="107879.137705" calcext:value-type="float">
            <text:p>107879.13770500000</text:p>
          </table:table-cell>
          <table:table-cell office:value-type="float" office:value="1533.50443322" calcext:value-type="float">
            <text:p>1533.50443322000</text:p>
          </table:table-cell>
          <table:table-cell table:formula="of:=CONCATENATE([.A1589];&quot;-&quot;;[.B1589])" office:value-type="string" office:string-value="64-008" calcext:value-type="string">
            <text:p>64-00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37</text:p>
          </table:table-cell>
          <table:table-cell office:value-type="float" office:value="102275.507588" calcext:value-type="float">
            <text:p>102275.50758800000</text:p>
          </table:table-cell>
          <table:table-cell office:value-type="float" office:value="1495.65039556" calcext:value-type="float">
            <text:p>1495.65039556000</text:p>
          </table:table-cell>
          <table:table-cell table:formula="of:=CONCATENATE([.A1590];&quot;-&quot;;[.B1590])" office:value-type="string" office:string-value="52-137" calcext:value-type="string">
            <text:p>52-13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22</text:p>
          </table:table-cell>
          <table:table-cell office:value-type="float" office:value="445152.463858" calcext:value-type="float">
            <text:p>445152.46385800000</text:p>
          </table:table-cell>
          <table:table-cell office:value-type="float" office:value="4493.29501574" calcext:value-type="float">
            <text:p>4493.29501574000</text:p>
          </table:table-cell>
          <table:table-cell table:formula="of:=CONCATENATE([.A1591];&quot;-&quot;;[.B1591])" office:value-type="string" office:string-value="52-222" calcext:value-type="string">
            <text:p>52-22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15</text:p>
          </table:table-cell>
          <table:table-cell office:value-type="float" office:value="40907.5901705" calcext:value-type="float">
            <text:p>40907.59017050000</text:p>
          </table:table-cell>
          <table:table-cell office:value-type="float" office:value="969.425694479" calcext:value-type="float">
            <text:p>969.42569447900</text:p>
          </table:table-cell>
          <table:table-cell table:formula="of:=CONCATENATE([.A1592];&quot;-&quot;;[.B1592])" office:value-type="string" office:string-value="65-115" calcext:value-type="string">
            <text:p>65-11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60</text:p>
          </table:table-cell>
          <table:table-cell office:value-type="float" office:value="2385004.83045" calcext:value-type="float">
            <text:p>2385004.83045000000</text:p>
          </table:table-cell>
          <table:table-cell office:value-type="float" office:value="8118.04896659" calcext:value-type="float">
            <text:p>8118.04896659000</text:p>
          </table:table-cell>
          <table:table-cell table:formula="of:=CONCATENATE([.A1593];&quot;-&quot;;[.B1593])" office:value-type="string" office:string-value="63-160" calcext:value-type="string">
            <text:p>63-16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25</text:p>
          </table:table-cell>
          <table:table-cell office:value-type="float" office:value="10445.2652645" calcext:value-type="float">
            <text:p>10445.26526450000</text:p>
          </table:table-cell>
          <table:table-cell office:value-type="float" office:value="447.735880942" calcext:value-type="float">
            <text:p>447.73588094200</text:p>
          </table:table-cell>
          <table:table-cell table:formula="of:=CONCATENATE([.A1594];&quot;-&quot;;[.B1594])" office:value-type="string" office:string-value="65-425" calcext:value-type="string">
            <text:p>65-42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00</text:p>
          </table:table-cell>
          <table:table-cell office:value-type="float" office:value="9222.0810635" calcext:value-type="float">
            <text:p>9222.08106350000</text:p>
          </table:table-cell>
          <table:table-cell office:value-type="float" office:value="412.756951144" calcext:value-type="float">
            <text:p>412.75695114400</text:p>
          </table:table-cell>
          <table:table-cell table:formula="of:=CONCATENATE([.A1595];&quot;-&quot;;[.B1595])" office:value-type="string" office:string-value="64-400" calcext:value-type="string">
            <text:p>64-40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62</text:p>
          </table:table-cell>
          <table:table-cell office:value-type="float" office:value="16177428.2079" calcext:value-type="float">
            <text:p>16177428.20790000000</text:p>
          </table:table-cell>
          <table:table-cell office:value-type="float" office:value="16300.078602" calcext:value-type="float">
            <text:p>16300.07860200000</text:p>
          </table:table-cell>
          <table:table-cell table:formula="of:=CONCATENATE([.A1596];&quot;-&quot;;[.B1596])" office:value-type="string" office:string-value="52-062" calcext:value-type="string">
            <text:p>52-06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28</text:p>
          </table:table-cell>
          <table:table-cell office:value-type="float" office:value="265892.49747" calcext:value-type="float">
            <text:p>265892.49747000000</text:p>
          </table:table-cell>
          <table:table-cell office:value-type="float" office:value="2732.71481762" calcext:value-type="float">
            <text:p>2732.71481762000</text:p>
          </table:table-cell>
          <table:table-cell table:formula="of:=CONCATENATE([.A1597];&quot;-&quot;;[.B1597])" office:value-type="string" office:string-value="63-128" calcext:value-type="string">
            <text:p>63-12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74</text:p>
          </table:table-cell>
          <table:table-cell office:value-type="float" office:value="74043.5430715" calcext:value-type="float">
            <text:p>74043.54307150000</text:p>
          </table:table-cell>
          <table:table-cell office:value-type="float" office:value="1244.58601904" calcext:value-type="float">
            <text:p>1244.58601904000</text:p>
          </table:table-cell>
          <table:table-cell table:formula="of:=CONCATENATE([.A1598];&quot;-&quot;;[.B1598])" office:value-type="string" office:string-value="52-074" calcext:value-type="string">
            <text:p>52-07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02</text:p>
          </table:table-cell>
          <table:table-cell office:value-type="float" office:value="943728.613831" calcext:value-type="float">
            <text:p>943728.61383100000</text:p>
          </table:table-cell>
          <table:table-cell office:value-type="float" office:value="4753.68136824" calcext:value-type="float">
            <text:p>4753.68136824000</text:p>
          </table:table-cell>
          <table:table-cell table:formula="of:=CONCATENATE([.A1599];&quot;-&quot;;[.B1599])" office:value-type="string" office:string-value="65-002" calcext:value-type="string">
            <text:p>65-00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55</text:p>
          </table:table-cell>
          <table:table-cell office:value-type="float" office:value="7457.819277" calcext:value-type="float">
            <text:p>7457.81927700000</text:p>
          </table:table-cell>
          <table:table-cell office:value-type="float" office:value="366.445650732" calcext:value-type="float">
            <text:p>366.44565073200</text:p>
          </table:table-cell>
          <table:table-cell table:formula="of:=CONCATENATE([.A1600];&quot;-&quot;;[.B1600])" office:value-type="string" office:string-value="64-455" calcext:value-type="string">
            <text:p>64-45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38</text:p>
          </table:table-cell>
          <table:table-cell office:value-type="float" office:value="104893.39572" calcext:value-type="float">
            <text:p>104893.39572000000</text:p>
          </table:table-cell>
          <table:table-cell office:value-type="float" office:value="1671.18576336" calcext:value-type="float">
            <text:p>1671.18576336000</text:p>
          </table:table-cell>
          <table:table-cell table:formula="of:=CONCATENATE([.A1601];&quot;-&quot;;[.B1601])" office:value-type="string" office:string-value="64-138" calcext:value-type="string">
            <text:p>64-13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07</text:p>
          </table:table-cell>
          <table:table-cell office:value-type="float" office:value="877147.301835" calcext:value-type="float">
            <text:p>877147.30183500000</text:p>
          </table:table-cell>
          <table:table-cell office:value-type="float" office:value="6033.08815996" calcext:value-type="float">
            <text:p>6033.08815996000</text:p>
          </table:table-cell>
          <table:table-cell table:formula="of:=CONCATENATE([.A1602];&quot;-&quot;;[.B1602])" office:value-type="string" office:string-value="52-207" calcext:value-type="string">
            <text:p>52-20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51</text:p>
          </table:table-cell>
          <table:table-cell office:value-type="float" office:value="6900106.28149" calcext:value-type="float">
            <text:p>6900106.28149000000</text:p>
          </table:table-cell>
          <table:table-cell office:value-type="float" office:value="13080.9660419" calcext:value-type="float">
            <text:p>13080.96604190000</text:p>
          </table:table-cell>
          <table:table-cell table:formula="of:=CONCATENATE([.A1603];&quot;-&quot;;[.B1603])" office:value-type="string" office:string-value="52-251" calcext:value-type="string">
            <text:p>52-25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30</text:p>
          </table:table-cell>
          <table:table-cell office:value-type="float" office:value="3663007.0756" calcext:value-type="float">
            <text:p>3663007.07560000000</text:p>
          </table:table-cell>
          <table:table-cell office:value-type="float" office:value="9771.00843762" calcext:value-type="float">
            <text:p>9771.00843762000</text:p>
          </table:table-cell>
          <table:table-cell table:formula="of:=CONCATENATE([.A1604];&quot;-&quot;;[.B1604])" office:value-type="string" office:string-value="52-230" calcext:value-type="string">
            <text:p>52-23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09</text:p>
          </table:table-cell>
          <table:table-cell office:value-type="float" office:value="26453.2817035" calcext:value-type="float">
            <text:p>26453.28170350000</text:p>
          </table:table-cell>
          <table:table-cell office:value-type="float" office:value="941.177277536" calcext:value-type="float">
            <text:p>941.17727753600</text:p>
          </table:table-cell>
          <table:table-cell table:formula="of:=CONCATENATE([.A1605];&quot;-&quot;;[.B1605])" office:value-type="string" office:string-value="65-409" calcext:value-type="string">
            <text:p>65-409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07</text:p>
          </table:table-cell>
          <table:table-cell office:value-type="float" office:value="223146.348651" calcext:value-type="float">
            <text:p>223146.34865100000</text:p>
          </table:table-cell>
          <table:table-cell office:value-type="float" office:value="2316.48126736" calcext:value-type="float">
            <text:p>2316.48126736000</text:p>
          </table:table-cell>
          <table:table-cell table:formula="of:=CONCATENATE([.A1606];&quot;-&quot;;[.B1606])" office:value-type="string" office:string-value="63-107" calcext:value-type="string">
            <text:p>63-10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81</text:p>
          </table:table-cell>
          <table:table-cell office:value-type="float" office:value="299946.055012" calcext:value-type="float">
            <text:p>299946.05501200000</text:p>
          </table:table-cell>
          <table:table-cell office:value-type="float" office:value="3220.57667638" calcext:value-type="float">
            <text:p>3220.57667638000</text:p>
          </table:table-cell>
          <table:table-cell table:formula="of:=CONCATENATE([.A1607];&quot;-&quot;;[.B1607])" office:value-type="string" office:string-value="52-081" calcext:value-type="string">
            <text:p>52-08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45</text:p>
          </table:table-cell>
          <table:table-cell office:value-type="float" office:value="135186.684119" calcext:value-type="float">
            <text:p>135186.68411900000</text:p>
          </table:table-cell>
          <table:table-cell office:value-type="float" office:value="1660.92555864" calcext:value-type="float">
            <text:p>1660.92555864000</text:p>
          </table:table-cell>
          <table:table-cell table:formula="of:=CONCATENATE([.A1608];&quot;-&quot;;[.B1608])" office:value-type="string" office:string-value="63-045" calcext:value-type="string">
            <text:p>63-04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76</text:p>
          </table:table-cell>
          <table:table-cell office:value-type="float" office:value="69255.6746745" calcext:value-type="float">
            <text:p>69255.67467450000</text:p>
          </table:table-cell>
          <table:table-cell office:value-type="float" office:value="1456.10909979" calcext:value-type="float">
            <text:p>1456.10909979000</text:p>
          </table:table-cell>
          <table:table-cell table:formula="of:=CONCATENATE([.A1609];&quot;-&quot;;[.B1609])" office:value-type="string" office:string-value="52-076" calcext:value-type="string">
            <text:p>52-076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74</text:p>
          </table:table-cell>
          <table:table-cell office:value-type="float" office:value="99926.853651" calcext:value-type="float">
            <text:p>99926.85365100000</text:p>
          </table:table-cell>
          <table:table-cell office:value-type="float" office:value="1663.0478726" calcext:value-type="float">
            <text:p>1663.04787260000</text:p>
          </table:table-cell>
          <table:table-cell table:formula="of:=CONCATENATE([.A1610];&quot;-&quot;;[.B1610])" office:value-type="string" office:string-value="63-074" calcext:value-type="string">
            <text:p>63-07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72</text:p>
          </table:table-cell>
          <table:table-cell office:value-type="float" office:value="992106.401419" calcext:value-type="float">
            <text:p>992106.40141900000</text:p>
          </table:table-cell>
          <table:table-cell office:value-type="float" office:value="6249.225108" calcext:value-type="float">
            <text:p>6249.22510800000</text:p>
          </table:table-cell>
          <table:table-cell table:formula="of:=CONCATENATE([.A1611];&quot;-&quot;;[.B1611])" office:value-type="string" office:string-value="64-072" calcext:value-type="string">
            <text:p>64-07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08</text:p>
          </table:table-cell>
          <table:table-cell office:value-type="float" office:value="28295.351655" calcext:value-type="float">
            <text:p>28295.35165500000</text:p>
          </table:table-cell>
          <table:table-cell office:value-type="float" office:value="701.270560744" calcext:value-type="float">
            <text:p>701.27056074400</text:p>
          </table:table-cell>
          <table:table-cell table:formula="of:=CONCATENATE([.A1612];&quot;-&quot;;[.B1612])" office:value-type="string" office:string-value="65-108" calcext:value-type="string">
            <text:p>65-10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54</text:p>
          </table:table-cell>
          <table:table-cell office:value-type="float" office:value="189930.487348" calcext:value-type="float">
            <text:p>189930.48734800000</text:p>
          </table:table-cell>
          <table:table-cell office:value-type="float" office:value="1841.5522941" calcext:value-type="float">
            <text:p>1841.55229410000</text:p>
          </table:table-cell>
          <table:table-cell table:formula="of:=CONCATENATE([.A1613];&quot;-&quot;;[.B1613])" office:value-type="string" office:string-value="63-054" calcext:value-type="string">
            <text:p>63-05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72</text:p>
          </table:table-cell>
          <table:table-cell office:value-type="float" office:value="144959.347722" calcext:value-type="float">
            <text:p>144959.34772200000</text:p>
          </table:table-cell>
          <table:table-cell office:value-type="float" office:value="1787.40279007" calcext:value-type="float">
            <text:p>1787.40279007000</text:p>
          </table:table-cell>
          <table:table-cell table:formula="of:=CONCATENATE([.A1614];&quot;-&quot;;[.B1614])" office:value-type="string" office:string-value="52-072" calcext:value-type="string">
            <text:p>52-07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22</text:p>
          </table:table-cell>
          <table:table-cell office:value-type="float" office:value="18371.7661635" calcext:value-type="float">
            <text:p>18371.76616350000</text:p>
          </table:table-cell>
          <table:table-cell office:value-type="float" office:value="668.435642539" calcext:value-type="float">
            <text:p>668.43564253900</text:p>
          </table:table-cell>
          <table:table-cell table:formula="of:=CONCATENATE([.A1615];&quot;-&quot;;[.B1615])" office:value-type="string" office:string-value="65-022" calcext:value-type="string">
            <text:p>65-02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39</text:p>
          </table:table-cell>
          <table:table-cell office:value-type="float" office:value="182095.982311" calcext:value-type="float">
            <text:p>182095.98231100000</text:p>
          </table:table-cell>
          <table:table-cell office:value-type="float" office:value="2026.06975529" calcext:value-type="float">
            <text:p>2026.06975529000</text:p>
          </table:table-cell>
          <table:table-cell table:formula="of:=CONCATENATE([.A1616];&quot;-&quot;;[.B1616])" office:value-type="string" office:string-value="63-039" calcext:value-type="string">
            <text:p>63-039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95</text:p>
          </table:table-cell>
          <table:table-cell office:value-type="float" office:value="298420.759942" calcext:value-type="float">
            <text:p>298420.75994200000</text:p>
          </table:table-cell>
          <table:table-cell office:value-type="float" office:value="3240.58642104" calcext:value-type="float">
            <text:p>3240.58642104000</text:p>
          </table:table-cell>
          <table:table-cell table:formula="of:=CONCATENATE([.A1617];&quot;-&quot;;[.B1617])" office:value-type="string" office:string-value="63-095" calcext:value-type="string">
            <text:p>63-09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10</text:p>
          </table:table-cell>
          <table:table-cell office:value-type="float" office:value="192034.050634" calcext:value-type="float">
            <text:p>192034.05063400000</text:p>
          </table:table-cell>
          <table:table-cell office:value-type="float" office:value="2632.8194035" calcext:value-type="float">
            <text:p>2632.81940350000</text:p>
          </table:table-cell>
          <table:table-cell table:formula="of:=CONCATENATE([.A1618];&quot;-&quot;;[.B1618])" office:value-type="string" office:string-value="63-010" calcext:value-type="string">
            <text:p>63-01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60</text:p>
          </table:table-cell>
          <table:table-cell office:value-type="float" office:value="356535.685205" calcext:value-type="float">
            <text:p>356535.68520500000</text:p>
          </table:table-cell>
          <table:table-cell office:value-type="float" office:value="2755.8963525" calcext:value-type="float">
            <text:p>2755.89635250000</text:p>
          </table:table-cell>
          <table:table-cell table:formula="of:=CONCATENATE([.A1619];&quot;-&quot;;[.B1619])" office:value-type="string" office:string-value="63-060" calcext:value-type="string">
            <text:p>63-06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21</text:p>
          </table:table-cell>
          <table:table-cell office:value-type="float" office:value="29983.325626" calcext:value-type="float">
            <text:p>29983.32562600000</text:p>
          </table:table-cell>
          <table:table-cell office:value-type="float" office:value="739.631498592" calcext:value-type="float">
            <text:p>739.63149859200</text:p>
          </table:table-cell>
          <table:table-cell table:formula="of:=CONCATENATE([.A1620];&quot;-&quot;;[.B1620])" office:value-type="string" office:string-value="63-021" calcext:value-type="string">
            <text:p>63-02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98</text:p>
          </table:table-cell>
          <table:table-cell office:value-type="float" office:value="262386.266731" calcext:value-type="float">
            <text:p>262386.26673100000</text:p>
          </table:table-cell>
          <table:table-cell office:value-type="float" office:value="3528.31385235" calcext:value-type="float">
            <text:p>3528.31385235000</text:p>
          </table:table-cell>
          <table:table-cell table:formula="of:=CONCATENATE([.A1621];&quot;-&quot;;[.B1621])" office:value-type="string" office:string-value="13-198" calcext:value-type="string">
            <text:p>13-19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01s</text:p>
          </table:table-cell>
          <table:table-cell office:value-type="float" office:value="2633.34977" calcext:value-type="float">
            <text:p>2633.34977000000</text:p>
          </table:table-cell>
          <table:table-cell office:value-type="float" office:value="265.73356137" calcext:value-type="float">
            <text:p>265.73356137000</text:p>
          </table:table-cell>
          <table:table-cell table:formula="of:=CONCATENATE([.A1622];&quot;-&quot;;[.B1622])" office:value-type="string" office:string-value="13-201s" calcext:value-type="string">
            <text:p>13-201s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96</text:p>
          </table:table-cell>
          <table:table-cell office:value-type="float" office:value="100547.458008" calcext:value-type="float">
            <text:p>100547.45800800000</text:p>
          </table:table-cell>
          <table:table-cell office:value-type="float" office:value="1823.00363855" calcext:value-type="float">
            <text:p>1823.00363855000</text:p>
          </table:table-cell>
          <table:table-cell table:formula="of:=CONCATENATE([.A1623];&quot;-&quot;;[.B1623])" office:value-type="string" office:string-value="66-096" calcext:value-type="string">
            <text:p>66-09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54</text:p>
          </table:table-cell>
          <table:table-cell office:value-type="float" office:value="15486.5567935" calcext:value-type="float">
            <text:p>15486.55679350000</text:p>
          </table:table-cell>
          <table:table-cell office:value-type="float" office:value="524.054789553" calcext:value-type="float">
            <text:p>524.05478955300</text:p>
          </table:table-cell>
          <table:table-cell table:formula="of:=CONCATENATE([.A1624];&quot;-&quot;;[.B1624])" office:value-type="string" office:string-value="66-454" calcext:value-type="string">
            <text:p>66-45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74</text:p>
          </table:table-cell>
          <table:table-cell office:value-type="float" office:value="10340.3030095" calcext:value-type="float">
            <text:p>10340.30300950000</text:p>
          </table:table-cell>
          <table:table-cell office:value-type="float" office:value="549.255724247" calcext:value-type="float">
            <text:p>549.25572424700</text:p>
          </table:table-cell>
          <table:table-cell table:formula="of:=CONCATENATE([.A1625];&quot;-&quot;;[.B1625])" office:value-type="string" office:string-value="62-474" calcext:value-type="string">
            <text:p>62-47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52</text:p>
          </table:table-cell>
          <table:table-cell office:value-type="float" office:value="35552.7374795" calcext:value-type="float">
            <text:p>35552.73747950000</text:p>
          </table:table-cell>
          <table:table-cell office:value-type="float" office:value="857.778890665" calcext:value-type="float">
            <text:p>857.77889066500</text:p>
          </table:table-cell>
          <table:table-cell table:formula="of:=CONCATENATE([.A1626];&quot;-&quot;;[.B1626])" office:value-type="string" office:string-value="66-452" calcext:value-type="string">
            <text:p>66-45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71</text:p>
          </table:table-cell>
          <table:table-cell office:value-type="float" office:value="13416.2812335" calcext:value-type="float">
            <text:p>13416.28123350000</text:p>
          </table:table-cell>
          <table:table-cell office:value-type="float" office:value="570.236025511" calcext:value-type="float">
            <text:p>570.23602551100</text:p>
          </table:table-cell>
          <table:table-cell table:formula="of:=CONCATENATE([.A1627];&quot;-&quot;;[.B1627])" office:value-type="string" office:string-value="62-471" calcext:value-type="string">
            <text:p>62-47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75</text:p>
          </table:table-cell>
          <table:table-cell office:value-type="float" office:value="10776.0492435" calcext:value-type="float">
            <text:p>10776.04924350000</text:p>
          </table:table-cell>
          <table:table-cell office:value-type="float" office:value="525.094494193" calcext:value-type="float">
            <text:p>525.09449419300</text:p>
          </table:table-cell>
          <table:table-cell table:formula="of:=CONCATENATE([.A1628];&quot;-&quot;;[.B1628])" office:value-type="string" office:string-value="62-475" calcext:value-type="string">
            <text:p>62-47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16</text:p>
          </table:table-cell>
          <table:table-cell office:value-type="float" office:value="237605.750702" calcext:value-type="float">
            <text:p>237605.75070200000</text:p>
          </table:table-cell>
          <table:table-cell office:value-type="float" office:value="3020.98831738" calcext:value-type="float">
            <text:p>3020.98831738000</text:p>
          </table:table-cell>
          <table:table-cell table:formula="of:=CONCATENATE([.A1629];&quot;-&quot;;[.B1629])" office:value-type="string" office:string-value="52-016" calcext:value-type="string">
            <text:p>52-01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44</text:p>
          </table:table-cell>
          <table:table-cell office:value-type="float" office:value="229768.089807" calcext:value-type="float">
            <text:p>229768.08980700000</text:p>
          </table:table-cell>
          <table:table-cell office:value-type="float" office:value="2571.6184117" calcext:value-type="float">
            <text:p>2571.61841170000</text:p>
          </table:table-cell>
          <table:table-cell table:formula="of:=CONCATENATE([.A1630];&quot;-&quot;;[.B1630])" office:value-type="string" office:string-value="66-144" calcext:value-type="string">
            <text:p>66-14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13</text:p>
          </table:table-cell>
          <table:table-cell office:value-type="float" office:value="143842.875214" calcext:value-type="float">
            <text:p>143842.87521400000</text:p>
          </table:table-cell>
          <table:table-cell office:value-type="float" office:value="1557.61142004" calcext:value-type="float">
            <text:p>1557.61142004000</text:p>
          </table:table-cell>
          <table:table-cell table:formula="of:=CONCATENATE([.A1631];&quot;-&quot;;[.B1631])" office:value-type="string" office:string-value="52-013" calcext:value-type="string">
            <text:p>52-01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14</text:p>
          </table:table-cell>
          <table:table-cell office:value-type="float" office:value="11911.4059145" calcext:value-type="float">
            <text:p>11911.40591450000</text:p>
          </table:table-cell>
          <table:table-cell office:value-type="float" office:value="572.325396074" calcext:value-type="float">
            <text:p>572.32539607400</text:p>
          </table:table-cell>
          <table:table-cell table:formula="of:=CONCATENATE([.A1632];&quot;-&quot;;[.B1632])" office:value-type="string" office:string-value="66-014" calcext:value-type="string">
            <text:p>66-01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402</text:p>
          </table:table-cell>
          <table:table-cell office:value-type="float" office:value="11918.244427" calcext:value-type="float">
            <text:p>11918.24442700000</text:p>
          </table:table-cell>
          <table:table-cell office:value-type="float" office:value="437.877369776" calcext:value-type="float">
            <text:p>437.87736977600</text:p>
          </table:table-cell>
          <table:table-cell table:formula="of:=CONCATENATE([.A1633];&quot;-&quot;;[.B1633])" office:value-type="string" office:string-value="52-402" calcext:value-type="string">
            <text:p>52-40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20</text:p>
          </table:table-cell>
          <table:table-cell office:value-type="float" office:value="15545.3594855" calcext:value-type="float">
            <text:p>15545.35948550000</text:p>
          </table:table-cell>
          <table:table-cell office:value-type="float" office:value="503.261856755" calcext:value-type="float">
            <text:p>503.26185675500</text:p>
          </table:table-cell>
          <table:table-cell table:formula="of:=CONCATENATE([.A1634];&quot;-&quot;;[.B1634])" office:value-type="string" office:string-value="66-420" calcext:value-type="string">
            <text:p>66-42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13</text:p>
          </table:table-cell>
          <table:table-cell office:value-type="float" office:value="22659.1034115" calcext:value-type="float">
            <text:p>22659.10341150000</text:p>
          </table:table-cell>
          <table:table-cell office:value-type="float" office:value="838.286192346" calcext:value-type="float">
            <text:p>838.28619234600</text:p>
          </table:table-cell>
          <table:table-cell table:formula="of:=CONCATENATE([.A1635];&quot;-&quot;;[.B1635])" office:value-type="string" office:string-value="66-013" calcext:value-type="string">
            <text:p>66-01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401</text:p>
          </table:table-cell>
          <table:table-cell office:value-type="float" office:value="24011.2637185" calcext:value-type="float">
            <text:p>24011.26371850000</text:p>
          </table:table-cell>
          <table:table-cell office:value-type="float" office:value="636.547173657" calcext:value-type="float">
            <text:p>636.54717365700</text:p>
          </table:table-cell>
          <table:table-cell table:formula="of:=CONCATENATE([.A1636];&quot;-&quot;;[.B1636])" office:value-type="string" office:string-value="52-401" calcext:value-type="string">
            <text:p>52-40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14</text:p>
          </table:table-cell>
          <table:table-cell office:value-type="float" office:value="193258.779129" calcext:value-type="float">
            <text:p>193258.77912900000</text:p>
          </table:table-cell>
          <table:table-cell office:value-type="float" office:value="2503.69667476" calcext:value-type="float">
            <text:p>2503.69667476000</text:p>
          </table:table-cell>
          <table:table-cell table:formula="of:=CONCATENATE([.A1637];&quot;-&quot;;[.B1637])" office:value-type="string" office:string-value="52-014" calcext:value-type="string">
            <text:p>52-01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23</text:p>
          </table:table-cell>
          <table:table-cell office:value-type="float" office:value="58899.1665755" calcext:value-type="float">
            <text:p>58899.16657550000</text:p>
          </table:table-cell>
          <table:table-cell office:value-type="float" office:value="1258.49975301" calcext:value-type="float">
            <text:p>1258.49975301000</text:p>
          </table:table-cell>
          <table:table-cell table:formula="of:=CONCATENATE([.A1638];&quot;-&quot;;[.B1638])" office:value-type="string" office:string-value="52-023" calcext:value-type="string">
            <text:p>52-02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94</text:p>
          </table:table-cell>
          <table:table-cell office:value-type="float" office:value="171514.646076" calcext:value-type="float">
            <text:p>171514.64607600000</text:p>
          </table:table-cell>
          <table:table-cell office:value-type="float" office:value="1783.11451885" calcext:value-type="float">
            <text:p>1783.11451885000</text:p>
          </table:table-cell>
          <table:table-cell table:formula="of:=CONCATENATE([.A1639];&quot;-&quot;;[.B1639])" office:value-type="string" office:string-value="62-194" calcext:value-type="string">
            <text:p>62-19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66</text:p>
          </table:table-cell>
          <table:table-cell office:value-type="float" office:value="6753.2775275" calcext:value-type="float">
            <text:p>6753.27752750000</text:p>
          </table:table-cell>
          <table:table-cell office:value-type="float" office:value="486.315459988" calcext:value-type="float">
            <text:p>486.31545998800</text:p>
          </table:table-cell>
          <table:table-cell table:formula="of:=CONCATENATE([.A1640];&quot;-&quot;;[.B1640])" office:value-type="string" office:string-value="62-466" calcext:value-type="string">
            <text:p>62-466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24</text:p>
          </table:table-cell>
          <table:table-cell office:value-type="float" office:value="159245.222136" calcext:value-type="float">
            <text:p>159245.22213600000</text:p>
          </table:table-cell>
          <table:table-cell office:value-type="float" office:value="2470.51452277" calcext:value-type="float">
            <text:p>2470.51452277000</text:p>
          </table:table-cell>
          <table:table-cell table:formula="of:=CONCATENATE([.A1641];&quot;-&quot;;[.B1641])" office:value-type="string" office:string-value="52-024" calcext:value-type="string">
            <text:p>52-02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27</text:p>
          </table:table-cell>
          <table:table-cell office:value-type="float" office:value="303878.81119" calcext:value-type="float">
            <text:p>303878.81119000000</text:p>
          </table:table-cell>
          <table:table-cell office:value-type="float" office:value="2935.75152869" calcext:value-type="float">
            <text:p>2935.75152869000</text:p>
          </table:table-cell>
          <table:table-cell table:formula="of:=CONCATENATE([.A1642];&quot;-&quot;;[.B1642])" office:value-type="string" office:string-value="52-027" calcext:value-type="string">
            <text:p>52-02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25</text:p>
          </table:table-cell>
          <table:table-cell office:value-type="float" office:value="132189.455898" calcext:value-type="float">
            <text:p>132189.45589800000</text:p>
          </table:table-cell>
          <table:table-cell office:value-type="float" office:value="2388.25778275" calcext:value-type="float">
            <text:p>2388.25778275000</text:p>
          </table:table-cell>
          <table:table-cell table:formula="of:=CONCATENATE([.A1643];&quot;-&quot;;[.B1643])" office:value-type="string" office:string-value="52-025" calcext:value-type="string">
            <text:p>52-02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15</text:p>
          </table:table-cell>
          <table:table-cell office:value-type="float" office:value="260594.57034" calcext:value-type="float">
            <text:p>260594.57034000000</text:p>
          </table:table-cell>
          <table:table-cell office:value-type="float" office:value="2322.57630719" calcext:value-type="float">
            <text:p>2322.57630719000</text:p>
          </table:table-cell>
          <table:table-cell table:formula="of:=CONCATENATE([.A1644];&quot;-&quot;;[.B1644])" office:value-type="string" office:string-value="52-015" calcext:value-type="string">
            <text:p>52-01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10</text:p>
          </table:table-cell>
          <table:table-cell office:value-type="float" office:value="111660.257079" calcext:value-type="float">
            <text:p>111660.25707900000</text:p>
          </table:table-cell>
          <table:table-cell office:value-type="float" office:value="1351.99481798" calcext:value-type="float">
            <text:p>1351.99481798000</text:p>
          </table:table-cell>
          <table:table-cell table:formula="of:=CONCATENATE([.A1645];&quot;-&quot;;[.B1645])" office:value-type="string" office:string-value="62-210" calcext:value-type="string">
            <text:p>62-21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04</text:p>
          </table:table-cell>
          <table:table-cell office:value-type="float" office:value="33232.611466" calcext:value-type="float">
            <text:p>33232.61146600000</text:p>
          </table:table-cell>
          <table:table-cell office:value-type="float" office:value="753.823393315" calcext:value-type="float">
            <text:p>753.82339331500</text:p>
          </table:table-cell>
          <table:table-cell table:formula="of:=CONCATENATE([.A1646];&quot;-&quot;;[.B1646])" office:value-type="string" office:string-value="66-404" calcext:value-type="string">
            <text:p>66-40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12</text:p>
          </table:table-cell>
          <table:table-cell office:value-type="float" office:value="158462.159354" calcext:value-type="float">
            <text:p>158462.15935400000</text:p>
          </table:table-cell>
          <table:table-cell office:value-type="float" office:value="2064.13429525" calcext:value-type="float">
            <text:p>2064.13429525000</text:p>
          </table:table-cell>
          <table:table-cell table:formula="of:=CONCATENATE([.A1647];&quot;-&quot;;[.B1647])" office:value-type="string" office:string-value="62-212" calcext:value-type="string">
            <text:p>62-21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22</text:p>
          </table:table-cell>
          <table:table-cell office:value-type="float" office:value="221342.186669" calcext:value-type="float">
            <text:p>221342.18666900000</text:p>
          </table:table-cell>
          <table:table-cell office:value-type="float" office:value="3330.38686001" calcext:value-type="float">
            <text:p>3330.38686001000</text:p>
          </table:table-cell>
          <table:table-cell table:formula="of:=CONCATENATE([.A1648];&quot;-&quot;;[.B1648])" office:value-type="string" office:string-value="52-022" calcext:value-type="string">
            <text:p>52-02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59</text:p>
          </table:table-cell>
          <table:table-cell office:value-type="float" office:value="245034.899319" calcext:value-type="float">
            <text:p>245034.89931900000</text:p>
          </table:table-cell>
          <table:table-cell office:value-type="float" office:value="2467.61855475" calcext:value-type="float">
            <text:p>2467.61855475000</text:p>
          </table:table-cell>
          <table:table-cell table:formula="of:=CONCATENATE([.A1649];&quot;-&quot;;[.B1649])" office:value-type="string" office:string-value="52-059" calcext:value-type="string">
            <text:p>52-05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05</text:p>
          </table:table-cell>
          <table:table-cell office:value-type="float" office:value="3485.6777495" calcext:value-type="float">
            <text:p>3485.67774950000</text:p>
          </table:table-cell>
          <table:table-cell office:value-type="float" office:value="252.939021102" calcext:value-type="float">
            <text:p>252.93902110200</text:p>
          </table:table-cell>
          <table:table-cell table:formula="of:=CONCATENATE([.A1650];&quot;-&quot;;[.B1650])" office:value-type="string" office:string-value="66-405" calcext:value-type="string">
            <text:p>66-40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19</text:p>
          </table:table-cell>
          <table:table-cell office:value-type="float" office:value="95811.5304925" calcext:value-type="float">
            <text:p>95811.53049250000</text:p>
          </table:table-cell>
          <table:table-cell office:value-type="float" office:value="2655.04730629" calcext:value-type="float">
            <text:p>2655.04730629000</text:p>
          </table:table-cell>
          <table:table-cell table:formula="of:=CONCATENATE([.A1651];&quot;-&quot;;[.B1651])" office:value-type="string" office:string-value="52-019" calcext:value-type="string">
            <text:p>52-01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18</text:p>
          </table:table-cell>
          <table:table-cell office:value-type="float" office:value="254416.03604" calcext:value-type="float">
            <text:p>254416.03604000000</text:p>
          </table:table-cell>
          <table:table-cell office:value-type="float" office:value="3210.66787788" calcext:value-type="float">
            <text:p>3210.66787788000</text:p>
          </table:table-cell>
          <table:table-cell table:formula="of:=CONCATENATE([.A1652];&quot;-&quot;;[.B1652])" office:value-type="string" office:string-value="52-018" calcext:value-type="string">
            <text:p>52-01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95</text:p>
          </table:table-cell>
          <table:table-cell office:value-type="float" office:value="204947.648676" calcext:value-type="float">
            <text:p>204947.64867600000</text:p>
          </table:table-cell>
          <table:table-cell office:value-type="float" office:value="1977.47068343" calcext:value-type="float">
            <text:p>1977.47068343000</text:p>
          </table:table-cell>
          <table:table-cell table:formula="of:=CONCATENATE([.A1653];&quot;-&quot;;[.B1653])" office:value-type="string" office:string-value="62-195" calcext:value-type="string">
            <text:p>62-19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58</text:p>
          </table:table-cell>
          <table:table-cell office:value-type="float" office:value="509784.961746" calcext:value-type="float">
            <text:p>509784.96174600000</text:p>
          </table:table-cell>
          <table:table-cell office:value-type="float" office:value="3903.5740965" calcext:value-type="float">
            <text:p>3903.57409650000</text:p>
          </table:table-cell>
          <table:table-cell table:formula="of:=CONCATENATE([.A1654];&quot;-&quot;;[.B1654])" office:value-type="string" office:string-value="52-058" calcext:value-type="string">
            <text:p>52-05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28</text:p>
          </table:table-cell>
          <table:table-cell office:value-type="float" office:value="267515.744009" calcext:value-type="float">
            <text:p>267515.74400900000</text:p>
          </table:table-cell>
          <table:table-cell office:value-type="float" office:value="3655.5760163" calcext:value-type="float">
            <text:p>3655.57601630000</text:p>
          </table:table-cell>
          <table:table-cell table:formula="of:=CONCATENATE([.A1655];&quot;-&quot;;[.B1655])" office:value-type="string" office:string-value="52-028" calcext:value-type="string">
            <text:p>52-02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21</text:p>
          </table:table-cell>
          <table:table-cell office:value-type="float" office:value="213578.505974" calcext:value-type="float">
            <text:p>213578.50597400000</text:p>
          </table:table-cell>
          <table:table-cell office:value-type="float" office:value="2215.38941082" calcext:value-type="float">
            <text:p>2215.38941082000</text:p>
          </table:table-cell>
          <table:table-cell table:formula="of:=CONCATENATE([.A1656];&quot;-&quot;;[.B1656])" office:value-type="string" office:string-value="52-021" calcext:value-type="string">
            <text:p>52-02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42</text:p>
          </table:table-cell>
          <table:table-cell office:value-type="float" office:value="109851.099323" calcext:value-type="float">
            <text:p>109851.09932300000</text:p>
          </table:table-cell>
          <table:table-cell office:value-type="float" office:value="1366.45415144" calcext:value-type="float">
            <text:p>1366.45415144000</text:p>
          </table:table-cell>
          <table:table-cell table:formula="of:=CONCATENATE([.A1657];&quot;-&quot;;[.B1657])" office:value-type="string" office:string-value="62-242" calcext:value-type="string">
            <text:p>62-24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11</text:p>
          </table:table-cell>
          <table:table-cell office:value-type="float" office:value="167661.686122" calcext:value-type="float">
            <text:p>167661.68612200000</text:p>
          </table:table-cell>
          <table:table-cell office:value-type="float" office:value="1809.7879001" calcext:value-type="float">
            <text:p>1809.78790010000</text:p>
          </table:table-cell>
          <table:table-cell table:formula="of:=CONCATENATE([.A1658];&quot;-&quot;;[.B1658])" office:value-type="string" office:string-value="52-011" calcext:value-type="string">
            <text:p>52-01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38</text:p>
          </table:table-cell>
          <table:table-cell office:value-type="float" office:value="118987.512447" calcext:value-type="float">
            <text:p>118987.51244700000</text:p>
          </table:table-cell>
          <table:table-cell office:value-type="float" office:value="1524.99748632" calcext:value-type="float">
            <text:p>1524.99748632000</text:p>
          </table:table-cell>
          <table:table-cell table:formula="of:=CONCATENATE([.A1659];&quot;-&quot;;[.B1659])" office:value-type="string" office:string-value="62-238" calcext:value-type="string">
            <text:p>62-23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22</text:p>
          </table:table-cell>
          <table:table-cell office:value-type="float" office:value="62395.665031" calcext:value-type="float">
            <text:p>62395.66503100000</text:p>
          </table:table-cell>
          <table:table-cell office:value-type="float" office:value="1165.66649311" calcext:value-type="float">
            <text:p>1165.66649311000</text:p>
          </table:table-cell>
          <table:table-cell table:formula="of:=CONCATENATE([.A1660];&quot;-&quot;;[.B1660])" office:value-type="string" office:string-value="62-222" calcext:value-type="string">
            <text:p>62-22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64</text:p>
          </table:table-cell>
          <table:table-cell office:value-type="float" office:value="21113.0836655" calcext:value-type="float">
            <text:p>21113.08366550000</text:p>
          </table:table-cell>
          <table:table-cell office:value-type="float" office:value="691.151642057" calcext:value-type="float">
            <text:p>691.15164205700</text:p>
          </table:table-cell>
          <table:table-cell table:formula="of:=CONCATENATE([.A1661];&quot;-&quot;;[.B1661])" office:value-type="string" office:string-value="66-464" calcext:value-type="string">
            <text:p>66-46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21</text:p>
          </table:table-cell>
          <table:table-cell office:value-type="float" office:value="109622.169239" calcext:value-type="float">
            <text:p>109622.16923900000</text:p>
          </table:table-cell>
          <table:table-cell office:value-type="float" office:value="1469.37566702" calcext:value-type="float">
            <text:p>1469.37566702000</text:p>
          </table:table-cell>
          <table:table-cell table:formula="of:=CONCATENATE([.A1662];&quot;-&quot;;[.B1662])" office:value-type="string" office:string-value="62-221" calcext:value-type="string">
            <text:p>62-22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247s</text:p>
          </table:table-cell>
          <table:table-cell office:value-type="float" office:value="7086.0367985" calcext:value-type="float">
            <text:p>7086.03679850000</text:p>
          </table:table-cell>
          <table:table-cell office:value-type="float" office:value="340.956467086" calcext:value-type="float">
            <text:p>340.95646708600</text:p>
          </table:table-cell>
          <table:table-cell table:formula="of:=CONCATENATE([.A1663];&quot;-&quot;;[.B1663])" office:value-type="string" office:string-value="65-247s" calcext:value-type="string">
            <text:p>65-247s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72</text:p>
          </table:table-cell>
          <table:table-cell office:value-type="float" office:value="1393.1954475" calcext:value-type="float">
            <text:p>1393.19544750000</text:p>
          </table:table-cell>
          <table:table-cell office:value-type="float" office:value="149.913938773" calcext:value-type="float">
            <text:p>149.91393877300</text:p>
          </table:table-cell>
          <table:table-cell table:formula="of:=CONCATENATE([.A1664];&quot;-&quot;;[.B1664])" office:value-type="string" office:string-value="65-072" calcext:value-type="string">
            <text:p>65-07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063s</text:p>
          </table:table-cell>
          <table:table-cell office:value-type="float" office:value="2175.62234" calcext:value-type="float">
            <text:p>2175.62234000000</text:p>
          </table:table-cell>
          <table:table-cell office:value-type="float" office:value="187.086965047" calcext:value-type="float">
            <text:p>187.08696504700</text:p>
          </table:table-cell>
          <table:table-cell table:formula="of:=CONCATENATE([.A1665];&quot;-&quot;;[.B1665])" office:value-type="string" office:string-value="65-063s" calcext:value-type="string">
            <text:p>65-063s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59</text:p>
          </table:table-cell>
          <table:table-cell office:value-type="float" office:value="36350.7093885" calcext:value-type="float">
            <text:p>36350.70938850000</text:p>
          </table:table-cell>
          <table:table-cell office:value-type="float" office:value="1009.43618672" calcext:value-type="float">
            <text:p>1009.43618672000</text:p>
          </table:table-cell>
          <table:table-cell table:formula="of:=CONCATENATE([.A1666];&quot;-&quot;;[.B1666])" office:value-type="string" office:string-value="65-159" calcext:value-type="string">
            <text:p>65-15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158s</text:p>
          </table:table-cell>
          <table:table-cell office:value-type="float" office:value="668.143248" calcext:value-type="float">
            <text:p>668.14324800000</text:p>
          </table:table-cell>
          <table:table-cell office:value-type="float" office:value="104.40460534" calcext:value-type="float">
            <text:p>104.40460534000</text:p>
          </table:table-cell>
          <table:table-cell table:formula="of:=CONCATENATE([.A1667];&quot;-&quot;;[.B1667])" office:value-type="string" office:string-value="65-158s" calcext:value-type="string">
            <text:p>65-158s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110s</text:p>
          </table:table-cell>
          <table:table-cell office:value-type="float" office:value="1878.2067" calcext:value-type="float">
            <text:p>1878.20670000000</text:p>
          </table:table-cell>
          <table:table-cell office:value-type="float" office:value="217.166069306" calcext:value-type="float">
            <text:p>217.16606930600</text:p>
          </table:table-cell>
          <table:table-cell table:formula="of:=CONCATENATE([.A1668];&quot;-&quot;;[.B1668])" office:value-type="string" office:string-value="65-110s" calcext:value-type="string">
            <text:p>65-110s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037s</text:p>
          </table:table-cell>
          <table:table-cell office:value-type="float" office:value="4068.0154" calcext:value-type="float">
            <text:p>4068.01540000000</text:p>
          </table:table-cell>
          <table:table-cell office:value-type="float" office:value="252.16293971" calcext:value-type="float">
            <text:p>252.16293971000</text:p>
          </table:table-cell>
          <table:table-cell table:formula="of:=CONCATENATE([.A1669];&quot;-&quot;;[.B1669])" office:value-type="string" office:string-value="65-037s" calcext:value-type="string">
            <text:p>65-037s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098s</text:p>
          </table:table-cell>
          <table:table-cell office:value-type="float" office:value="2062.3445415" calcext:value-type="float">
            <text:p>2062.34454150000</text:p>
          </table:table-cell>
          <table:table-cell office:value-type="float" office:value="184.992026024" calcext:value-type="float">
            <text:p>184.99202602400</text:p>
          </table:table-cell>
          <table:table-cell table:formula="of:=CONCATENATE([.A1670];&quot;-&quot;;[.B1670])" office:value-type="string" office:string-value="65-098s" calcext:value-type="string">
            <text:p>65-098s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057s</text:p>
          </table:table-cell>
          <table:table-cell office:value-type="float" office:value="8328.0141" calcext:value-type="float">
            <text:p>8328.01410000000</text:p>
          </table:table-cell>
          <table:table-cell office:value-type="float" office:value="582.230491445" calcext:value-type="float">
            <text:p>582.23049144500</text:p>
          </table:table-cell>
          <table:table-cell table:formula="of:=CONCATENATE([.A1671];&quot;-&quot;;[.B1671])" office:value-type="string" office:string-value="65-057s" calcext:value-type="string">
            <text:p>65-057s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79</text:p>
          </table:table-cell>
          <table:table-cell office:value-type="float" office:value="197697.89163" calcext:value-type="float">
            <text:p>197697.89163000000</text:p>
          </table:table-cell>
          <table:table-cell office:value-type="float" office:value="2596.42202518" calcext:value-type="float">
            <text:p>2596.42202518000</text:p>
          </table:table-cell>
          <table:table-cell table:formula="of:=CONCATENATE([.A1672];&quot;-&quot;;[.B1672])" office:value-type="string" office:string-value="65-179" calcext:value-type="string">
            <text:p>65-17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21</text:p>
          </table:table-cell>
          <table:table-cell office:value-type="float" office:value="44937.2106965" calcext:value-type="float">
            <text:p>44937.21069650000</text:p>
          </table:table-cell>
          <table:table-cell office:value-type="float" office:value="1203.00486542" calcext:value-type="float">
            <text:p>1203.00486542000</text:p>
          </table:table-cell>
          <table:table-cell table:formula="of:=CONCATENATE([.A1673];&quot;-&quot;;[.B1673])" office:value-type="string" office:string-value="62-121" calcext:value-type="string">
            <text:p>62-12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22</text:p>
          </table:table-cell>
          <table:table-cell office:value-type="float" office:value="36543.3815495" calcext:value-type="float">
            <text:p>36543.38154950000</text:p>
          </table:table-cell>
          <table:table-cell office:value-type="float" office:value="1142.52525881" calcext:value-type="float">
            <text:p>1142.52525881000</text:p>
          </table:table-cell>
          <table:table-cell table:formula="of:=CONCATENATE([.A1674];&quot;-&quot;;[.B1674])" office:value-type="string" office:string-value="62-122" calcext:value-type="string">
            <text:p>62-12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35</text:p>
          </table:table-cell>
          <table:table-cell office:value-type="float" office:value="112813.677986" calcext:value-type="float">
            <text:p>112813.67798600000</text:p>
          </table:table-cell>
          <table:table-cell office:value-type="float" office:value="2593.53989909" calcext:value-type="float">
            <text:p>2593.53989909000</text:p>
          </table:table-cell>
          <table:table-cell table:formula="of:=CONCATENATE([.A1675];&quot;-&quot;;[.B1675])" office:value-type="string" office:string-value="65-135" calcext:value-type="string">
            <text:p>65-13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56</text:p>
          </table:table-cell>
          <table:table-cell office:value-type="float" office:value="50177.1050745" calcext:value-type="float">
            <text:p>50177.10507450000</text:p>
          </table:table-cell>
          <table:table-cell office:value-type="float" office:value="1089.76976472" calcext:value-type="float">
            <text:p>1089.76976472000</text:p>
          </table:table-cell>
          <table:table-cell table:formula="of:=CONCATENATE([.A1676];&quot;-&quot;;[.B1676])" office:value-type="string" office:string-value="65-156" calcext:value-type="string">
            <text:p>65-15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70</text:p>
          </table:table-cell>
          <table:table-cell office:value-type="float" office:value="40234.6251545" calcext:value-type="float">
            <text:p>40234.62515450000</text:p>
          </table:table-cell>
          <table:table-cell office:value-type="float" office:value="1381.97687284" calcext:value-type="float">
            <text:p>1381.97687284000</text:p>
          </table:table-cell>
          <table:table-cell table:formula="of:=CONCATENATE([.A1677];&quot;-&quot;;[.B1677])" office:value-type="string" office:string-value="62-070" calcext:value-type="string">
            <text:p>62-07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30</text:p>
          </table:table-cell>
          <table:table-cell office:value-type="float" office:value="828144.15096" calcext:value-type="float">
            <text:p>828144.15096000000</text:p>
          </table:table-cell>
          <table:table-cell office:value-type="float" office:value="5521.7897775" calcext:value-type="float">
            <text:p>5521.78977750000</text:p>
          </table:table-cell>
          <table:table-cell table:formula="of:=CONCATENATE([.A1678];&quot;-&quot;;[.B1678])" office:value-type="string" office:string-value="65-030" calcext:value-type="string">
            <text:p>65-03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44</text:p>
          </table:table-cell>
          <table:table-cell office:value-type="float" office:value="64234.8188435" calcext:value-type="float">
            <text:p>64234.81884350000</text:p>
          </table:table-cell>
          <table:table-cell office:value-type="float" office:value="1122.18309269" calcext:value-type="float">
            <text:p>1122.18309269000</text:p>
          </table:table-cell>
          <table:table-cell table:formula="of:=CONCATENATE([.A1679];&quot;-&quot;;[.B1679])" office:value-type="string" office:string-value="65-244" calcext:value-type="string">
            <text:p>65-24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67</text:p>
          </table:table-cell>
          <table:table-cell office:value-type="float" office:value="30946.9609815" calcext:value-type="float">
            <text:p>30946.96098150000</text:p>
          </table:table-cell>
          <table:table-cell office:value-type="float" office:value="998.832922011" calcext:value-type="float">
            <text:p>998.83292201100</text:p>
          </table:table-cell>
          <table:table-cell table:formula="of:=CONCATENATE([.A1680];&quot;-&quot;;[.B1680])" office:value-type="string" office:string-value="65-167" calcext:value-type="string">
            <text:p>65-167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13</text:p>
          </table:table-cell>
          <table:table-cell office:value-type="float" office:value="37657.471457" calcext:value-type="float">
            <text:p>37657.47145700000</text:p>
          </table:table-cell>
          <table:table-cell office:value-type="float" office:value="983.614772061" calcext:value-type="float">
            <text:p>983.61477206100</text:p>
          </table:table-cell>
          <table:table-cell table:formula="of:=CONCATENATE([.A1681];&quot;-&quot;;[.B1681])" office:value-type="string" office:string-value="65-113" calcext:value-type="string">
            <text:p>65-11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87</text:p>
          </table:table-cell>
          <table:table-cell office:value-type="float" office:value="43477.404033" calcext:value-type="float">
            <text:p>43477.40403300000</text:p>
          </table:table-cell>
          <table:table-cell office:value-type="float" office:value="1058.55289829" calcext:value-type="float">
            <text:p>1058.55289829000</text:p>
          </table:table-cell>
          <table:table-cell table:formula="of:=CONCATENATE([.A1682];&quot;-&quot;;[.B1682])" office:value-type="string" office:string-value="62-087" calcext:value-type="string">
            <text:p>62-087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50</text:p>
          </table:table-cell>
          <table:table-cell office:value-type="float" office:value="26721.1652595" calcext:value-type="float">
            <text:p>26721.16525950000</text:p>
          </table:table-cell>
          <table:table-cell office:value-type="float" office:value="706.177563229" calcext:value-type="float">
            <text:p>706.17756322900</text:p>
          </table:table-cell>
          <table:table-cell table:formula="of:=CONCATENATE([.A1683];&quot;-&quot;;[.B1683])" office:value-type="string" office:string-value="65-150" calcext:value-type="string">
            <text:p>65-15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00</text:p>
          </table:table-cell>
          <table:table-cell office:value-type="float" office:value="76733.4271845" calcext:value-type="float">
            <text:p>76733.42718450000</text:p>
          </table:table-cell>
          <table:table-cell office:value-type="float" office:value="1646.93851393" calcext:value-type="float">
            <text:p>1646.93851393000</text:p>
          </table:table-cell>
          <table:table-cell table:formula="of:=CONCATENATE([.A1684];&quot;-&quot;;[.B1684])" office:value-type="string" office:string-value="62-100" calcext:value-type="string">
            <text:p>62-10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09</text:p>
          </table:table-cell>
          <table:table-cell office:value-type="float" office:value="40459.2714965" calcext:value-type="float">
            <text:p>40459.27149650000</text:p>
          </table:table-cell>
          <table:table-cell office:value-type="float" office:value="1036.75373733" calcext:value-type="float">
            <text:p>1036.75373733000</text:p>
          </table:table-cell>
          <table:table-cell table:formula="of:=CONCATENATE([.A1685];&quot;-&quot;;[.B1685])" office:value-type="string" office:string-value="65-209" calcext:value-type="string">
            <text:p>65-20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33</text:p>
          </table:table-cell>
          <table:table-cell office:value-type="float" office:value="48074.324603" calcext:value-type="float">
            <text:p>48074.32460300000</text:p>
          </table:table-cell>
          <table:table-cell office:value-type="float" office:value="1131.47946068" calcext:value-type="float">
            <text:p>1131.47946068000</text:p>
          </table:table-cell>
          <table:table-cell table:formula="of:=CONCATENATE([.A1686];&quot;-&quot;;[.B1686])" office:value-type="string" office:string-value="65-233" calcext:value-type="string">
            <text:p>65-23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34</text:p>
          </table:table-cell>
          <table:table-cell office:value-type="float" office:value="64211.032762" calcext:value-type="float">
            <text:p>64211.03276200000</text:p>
          </table:table-cell>
          <table:table-cell office:value-type="float" office:value="1205.60345558" calcext:value-type="float">
            <text:p>1205.60345558000</text:p>
          </table:table-cell>
          <table:table-cell table:formula="of:=CONCATENATE([.A1687];&quot;-&quot;;[.B1687])" office:value-type="string" office:string-value="65-134" calcext:value-type="string">
            <text:p>65-13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55</text:p>
          </table:table-cell>
          <table:table-cell office:value-type="float" office:value="137805.020985" calcext:value-type="float">
            <text:p>137805.02098500000</text:p>
          </table:table-cell>
          <table:table-cell office:value-type="float" office:value="2278.64268778" calcext:value-type="float">
            <text:p>2278.64268778000</text:p>
          </table:table-cell>
          <table:table-cell table:formula="of:=CONCATENATE([.A1688];&quot;-&quot;;[.B1688])" office:value-type="string" office:string-value="62-155" calcext:value-type="string">
            <text:p>62-15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71</text:p>
          </table:table-cell>
          <table:table-cell office:value-type="float" office:value="128120.212892" calcext:value-type="float">
            <text:p>128120.21289200000</text:p>
          </table:table-cell>
          <table:table-cell office:value-type="float" office:value="1720.01480283" calcext:value-type="float">
            <text:p>1720.01480283000</text:p>
          </table:table-cell>
          <table:table-cell table:formula="of:=CONCATENATE([.A1689];&quot;-&quot;;[.B1689])" office:value-type="string" office:string-value="62-171" calcext:value-type="string">
            <text:p>62-17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54</text:p>
          </table:table-cell>
          <table:table-cell office:value-type="float" office:value="59488.043598" calcext:value-type="float">
            <text:p>59488.04359800000</text:p>
          </table:table-cell>
          <table:table-cell office:value-type="float" office:value="1486.09451163" calcext:value-type="float">
            <text:p>1486.09451163000</text:p>
          </table:table-cell>
          <table:table-cell table:formula="of:=CONCATENATE([.A1690];&quot;-&quot;;[.B1690])" office:value-type="string" office:string-value="62-154" calcext:value-type="string">
            <text:p>62-15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85</text:p>
          </table:table-cell>
          <table:table-cell office:value-type="float" office:value="61995.3173425" calcext:value-type="float">
            <text:p>61995.31734250000</text:p>
          </table:table-cell>
          <table:table-cell office:value-type="float" office:value="1235.13775806" calcext:value-type="float">
            <text:p>1235.13775806000</text:p>
          </table:table-cell>
          <table:table-cell table:formula="of:=CONCATENATE([.A1691];&quot;-&quot;;[.B1691])" office:value-type="string" office:string-value="65-185" calcext:value-type="string">
            <text:p>65-18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03</text:p>
          </table:table-cell>
          <table:table-cell office:value-type="float" office:value="29856.539758" calcext:value-type="float">
            <text:p>29856.53975800000</text:p>
          </table:table-cell>
          <table:table-cell office:value-type="float" office:value="704.885683321" calcext:value-type="float">
            <text:p>704.88568332100</text:p>
          </table:table-cell>
          <table:table-cell table:formula="of:=CONCATENATE([.A1692];&quot;-&quot;;[.B1692])" office:value-type="string" office:string-value="65-203" calcext:value-type="string">
            <text:p>65-20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92</text:p>
          </table:table-cell>
          <table:table-cell office:value-type="float" office:value="17756.687332" calcext:value-type="float">
            <text:p>17756.68733200000</text:p>
          </table:table-cell>
          <table:table-cell office:value-type="float" office:value="575.233688133" calcext:value-type="float">
            <text:p>575.23368813300</text:p>
          </table:table-cell>
          <table:table-cell table:formula="of:=CONCATENATE([.A1693];&quot;-&quot;;[.B1693])" office:value-type="string" office:string-value="65-192" calcext:value-type="string">
            <text:p>65-19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62</text:p>
          </table:table-cell>
          <table:table-cell office:value-type="float" office:value="40049.4694435" calcext:value-type="float">
            <text:p>40049.46944350000</text:p>
          </table:table-cell>
          <table:table-cell office:value-type="float" office:value="1074.15916796" calcext:value-type="float">
            <text:p>1074.15916796000</text:p>
          </table:table-cell>
          <table:table-cell table:formula="of:=CONCATENATE([.A1694];&quot;-&quot;;[.B1694])" office:value-type="string" office:string-value="65-162" calcext:value-type="string">
            <text:p>65-16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60</text:p>
          </table:table-cell>
          <table:table-cell office:value-type="float" office:value="38400.3669465" calcext:value-type="float">
            <text:p>38400.36694650000</text:p>
          </table:table-cell>
          <table:table-cell office:value-type="float" office:value="959.029847421" calcext:value-type="float">
            <text:p>959.02984742100</text:p>
          </table:table-cell>
          <table:table-cell table:formula="of:=CONCATENATE([.A1695];&quot;-&quot;;[.B1695])" office:value-type="string" office:string-value="65-160" calcext:value-type="string">
            <text:p>65-16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17</text:p>
          </table:table-cell>
          <table:table-cell office:value-type="float" office:value="62410.1627125" calcext:value-type="float">
            <text:p>62410.16271250000</text:p>
          </table:table-cell>
          <table:table-cell office:value-type="float" office:value="1320.56722672" calcext:value-type="float">
            <text:p>1320.56722672000</text:p>
          </table:table-cell>
          <table:table-cell table:formula="of:=CONCATENATE([.A1696];&quot;-&quot;;[.B1696])" office:value-type="string" office:string-value="65-117" calcext:value-type="string">
            <text:p>65-117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07</text:p>
          </table:table-cell>
          <table:table-cell office:value-type="float" office:value="106053.149529" calcext:value-type="float">
            <text:p>106053.14952900000</text:p>
          </table:table-cell>
          <table:table-cell office:value-type="float" office:value="1838.50344449" calcext:value-type="float">
            <text:p>1838.50344449000</text:p>
          </table:table-cell>
          <table:table-cell table:formula="of:=CONCATENATE([.A1697];&quot;-&quot;;[.B1697])" office:value-type="string" office:string-value="65-207" calcext:value-type="string">
            <text:p>65-207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69</text:p>
          </table:table-cell>
          <table:table-cell office:value-type="float" office:value="402992.54914" calcext:value-type="float">
            <text:p>402992.54914000000</text:p>
          </table:table-cell>
          <table:table-cell office:value-type="float" office:value="2967.09698226" calcext:value-type="float">
            <text:p>2967.09698226000</text:p>
          </table:table-cell>
          <table:table-cell table:formula="of:=CONCATENATE([.A1698];&quot;-&quot;;[.B1698])" office:value-type="string" office:string-value="65-069" calcext:value-type="string">
            <text:p>65-06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23</text:p>
          </table:table-cell>
          <table:table-cell office:value-type="float" office:value="2098897.00504" calcext:value-type="float">
            <text:p>2098897.00504000000</text:p>
          </table:table-cell>
          <table:table-cell office:value-type="float" office:value="7067.84599341" calcext:value-type="float">
            <text:p>7067.84599341000</text:p>
          </table:table-cell>
          <table:table-cell table:formula="of:=CONCATENATE([.A1699];&quot;-&quot;;[.B1699])" office:value-type="string" office:string-value="65-023" calcext:value-type="string">
            <text:p>65-02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54</text:p>
          </table:table-cell>
          <table:table-cell office:value-type="float" office:value="3570.1631185" calcext:value-type="float">
            <text:p>3570.16311850000</text:p>
          </table:table-cell>
          <table:table-cell office:value-type="float" office:value="312.009239126" calcext:value-type="float">
            <text:p>312.00923912600</text:p>
          </table:table-cell>
          <table:table-cell table:formula="of:=CONCATENATE([.A1700];&quot;-&quot;;[.B1700])" office:value-type="string" office:string-value="62-454" calcext:value-type="string">
            <text:p>62-45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43</text:p>
          </table:table-cell>
          <table:table-cell office:value-type="float" office:value="64141.6374105" calcext:value-type="float">
            <text:p>64141.63741050000</text:p>
          </table:table-cell>
          <table:table-cell office:value-type="float" office:value="1271.55183825" calcext:value-type="float">
            <text:p>1271.55183825000</text:p>
          </table:table-cell>
          <table:table-cell table:formula="of:=CONCATENATE([.A1701];&quot;-&quot;;[.B1701])" office:value-type="string" office:string-value="62-143" calcext:value-type="string">
            <text:p>62-14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23</text:p>
          </table:table-cell>
          <table:table-cell office:value-type="float" office:value="49730.4421435" calcext:value-type="float">
            <text:p>49730.44214350000</text:p>
          </table:table-cell>
          <table:table-cell office:value-type="float" office:value="892.75079432" calcext:value-type="float">
            <text:p>892.75079432000</text:p>
          </table:table-cell>
          <table:table-cell table:formula="of:=CONCATENATE([.A1702];&quot;-&quot;;[.B1702])" office:value-type="string" office:string-value="62-123" calcext:value-type="string">
            <text:p>62-12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60</text:p>
          </table:table-cell>
          <table:table-cell office:value-type="float" office:value="61827.0711735" calcext:value-type="float">
            <text:p>61827.07117350000</text:p>
          </table:table-cell>
          <table:table-cell office:value-type="float" office:value="1148.00109102" calcext:value-type="float">
            <text:p>1148.00109102000</text:p>
          </table:table-cell>
          <table:table-cell table:formula="of:=CONCATENATE([.A1703];&quot;-&quot;;[.B1703])" office:value-type="string" office:string-value="62-160" calcext:value-type="string">
            <text:p>62-16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59</text:p>
          </table:table-cell>
          <table:table-cell office:value-type="float" office:value="173684.008516" calcext:value-type="float">
            <text:p>173684.00851600000</text:p>
          </table:table-cell>
          <table:table-cell office:value-type="float" office:value="2414.34261184" calcext:value-type="float">
            <text:p>2414.34261184000</text:p>
          </table:table-cell>
          <table:table-cell table:formula="of:=CONCATENATE([.A1704];&quot;-&quot;;[.B1704])" office:value-type="string" office:string-value="62-159" calcext:value-type="string">
            <text:p>62-15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13</text:p>
          </table:table-cell>
          <table:table-cell office:value-type="float" office:value="19634.943733" calcext:value-type="float">
            <text:p>19634.94373300000</text:p>
          </table:table-cell>
          <table:table-cell office:value-type="float" office:value="620.420317146" calcext:value-type="float">
            <text:p>620.42031714600</text:p>
          </table:table-cell>
          <table:table-cell table:formula="of:=CONCATENATE([.A1705];&quot;-&quot;;[.B1705])" office:value-type="string" office:string-value="65-413" calcext:value-type="string">
            <text:p>65-41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98</text:p>
          </table:table-cell>
          <table:table-cell office:value-type="float" office:value="44683.1211075" calcext:value-type="float">
            <text:p>44683.12110750000</text:p>
          </table:table-cell>
          <table:table-cell office:value-type="float" office:value="1040.46663247" calcext:value-type="float">
            <text:p>1040.46663247000</text:p>
          </table:table-cell>
          <table:table-cell table:formula="of:=CONCATENATE([.A1706];&quot;-&quot;;[.B1706])" office:value-type="string" office:string-value="65-198" calcext:value-type="string">
            <text:p>65-19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33</text:p>
          </table:table-cell>
          <table:table-cell office:value-type="float" office:value="4912.70249" calcext:value-type="float">
            <text:p>4912.70249000000</text:p>
          </table:table-cell>
          <table:table-cell office:value-type="float" office:value="283.604586495" calcext:value-type="float">
            <text:p>283.60458649500</text:p>
          </table:table-cell>
          <table:table-cell table:formula="of:=CONCATENATE([.A1707];&quot;-&quot;;[.B1707])" office:value-type="string" office:string-value="65-433" calcext:value-type="string">
            <text:p>65-43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16</text:p>
          </table:table-cell>
          <table:table-cell office:value-type="float" office:value="27142.007646" calcext:value-type="float">
            <text:p>27142.00764600000</text:p>
          </table:table-cell>
          <table:table-cell office:value-type="float" office:value="916.968220667" calcext:value-type="float">
            <text:p>916.96822066700</text:p>
          </table:table-cell>
          <table:table-cell table:formula="of:=CONCATENATE([.A1708];&quot;-&quot;;[.B1708])" office:value-type="string" office:string-value="62-116" calcext:value-type="string">
            <text:p>62-11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02</text:p>
          </table:table-cell>
          <table:table-cell office:value-type="float" office:value="30215.518731" calcext:value-type="float">
            <text:p>30215.51873100000</text:p>
          </table:table-cell>
          <table:table-cell office:value-type="float" office:value="943.438374196" calcext:value-type="float">
            <text:p>943.43837419600</text:p>
          </table:table-cell>
          <table:table-cell table:formula="of:=CONCATENATE([.A1709];&quot;-&quot;;[.B1709])" office:value-type="string" office:string-value="62-102" calcext:value-type="string">
            <text:p>62-10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40</text:p>
          </table:table-cell>
          <table:table-cell office:value-type="float" office:value="111795.010204" calcext:value-type="float">
            <text:p>111795.01020400000</text:p>
          </table:table-cell>
          <table:table-cell office:value-type="float" office:value="1605.21635824" calcext:value-type="float">
            <text:p>1605.21635824000</text:p>
          </table:table-cell>
          <table:table-cell table:formula="of:=CONCATENATE([.A1710];&quot;-&quot;;[.B1710])" office:value-type="string" office:string-value="62-140" calcext:value-type="string">
            <text:p>62-14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31</text:p>
          </table:table-cell>
          <table:table-cell office:value-type="float" office:value="170045.634953" calcext:value-type="float">
            <text:p>170045.63495300000</text:p>
          </table:table-cell>
          <table:table-cell office:value-type="float" office:value="2413.95492851" calcext:value-type="float">
            <text:p>2413.95492851000</text:p>
          </table:table-cell>
          <table:table-cell table:formula="of:=CONCATENATE([.A1711];&quot;-&quot;;[.B1711])" office:value-type="string" office:string-value="65-031" calcext:value-type="string">
            <text:p>65-03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52</text:p>
          </table:table-cell>
          <table:table-cell office:value-type="float" office:value="200691.978192" calcext:value-type="float">
            <text:p>200691.97819200000</text:p>
          </table:table-cell>
          <table:table-cell office:value-type="float" office:value="2396.79505149" calcext:value-type="float">
            <text:p>2396.79505149000</text:p>
          </table:table-cell>
          <table:table-cell table:formula="of:=CONCATENATE([.A1712];&quot;-&quot;;[.B1712])" office:value-type="string" office:string-value="65-252" calcext:value-type="string">
            <text:p>65-25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11</text:p>
          </table:table-cell>
          <table:table-cell office:value-type="float" office:value="45341.092142" calcext:value-type="float">
            <text:p>45341.09214200000</text:p>
          </table:table-cell>
          <table:table-cell office:value-type="float" office:value="1170.52743476" calcext:value-type="float">
            <text:p>1170.52743476000</text:p>
          </table:table-cell>
          <table:table-cell table:formula="of:=CONCATENATE([.A1713];&quot;-&quot;;[.B1713])" office:value-type="string" office:string-value="65-111" calcext:value-type="string">
            <text:p>65-11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99</text:p>
          </table:table-cell>
          <table:table-cell office:value-type="float" office:value="11076.428944" calcext:value-type="float">
            <text:p>11076.42894400000</text:p>
          </table:table-cell>
          <table:table-cell office:value-type="float" office:value="439.64187108" calcext:value-type="float">
            <text:p>439.64187108000</text:p>
          </table:table-cell>
          <table:table-cell table:formula="of:=CONCATENATE([.A1714];&quot;-&quot;;[.B1714])" office:value-type="string" office:string-value="65-199" calcext:value-type="string">
            <text:p>65-19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90</text:p>
          </table:table-cell>
          <table:table-cell office:value-type="float" office:value="53215.239395" calcext:value-type="float">
            <text:p>53215.23939500000</text:p>
          </table:table-cell>
          <table:table-cell office:value-type="float" office:value="1222.53621093" calcext:value-type="float">
            <text:p>1222.53621093000</text:p>
          </table:table-cell>
          <table:table-cell table:formula="of:=CONCATENATE([.A1715];&quot;-&quot;;[.B1715])" office:value-type="string" office:string-value="65-190" calcext:value-type="string">
            <text:p>65-19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35</text:p>
          </table:table-cell>
          <table:table-cell office:value-type="float" office:value="45157.242659" calcext:value-type="float">
            <text:p>45157.24265900000</text:p>
          </table:table-cell>
          <table:table-cell office:value-type="float" office:value="1109.17780752" calcext:value-type="float">
            <text:p>1109.17780752000</text:p>
          </table:table-cell>
          <table:table-cell table:formula="of:=CONCATENATE([.A1716];&quot;-&quot;;[.B1716])" office:value-type="string" office:string-value="62-135" calcext:value-type="string">
            <text:p>62-13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50</text:p>
          </table:table-cell>
          <table:table-cell office:value-type="float" office:value="453380.830858" calcext:value-type="float">
            <text:p>453380.83085800000</text:p>
          </table:table-cell>
          <table:table-cell office:value-type="float" office:value="3210.46329325" calcext:value-type="float">
            <text:p>3210.46329325000</text:p>
          </table:table-cell>
          <table:table-cell table:formula="of:=CONCATENATE([.A1717];&quot;-&quot;;[.B1717])" office:value-type="string" office:string-value="65-250" calcext:value-type="string">
            <text:p>65-25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70</text:p>
          </table:table-cell>
          <table:table-cell office:value-type="float" office:value="149208.434084" calcext:value-type="float">
            <text:p>149208.43408400000</text:p>
          </table:table-cell>
          <table:table-cell office:value-type="float" office:value="1711.51872557" calcext:value-type="float">
            <text:p>1711.51872557000</text:p>
          </table:table-cell>
          <table:table-cell table:formula="of:=CONCATENATE([.A1718];&quot;-&quot;;[.B1718])" office:value-type="string" office:string-value="62-170" calcext:value-type="string">
            <text:p>62-17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95</text:p>
          </table:table-cell>
          <table:table-cell office:value-type="float" office:value="1471117.33904" calcext:value-type="float">
            <text:p>1471117.33904000000</text:p>
          </table:table-cell>
          <table:table-cell office:value-type="float" office:value="6333.29892232" calcext:value-type="float">
            <text:p>6333.29892232000</text:p>
          </table:table-cell>
          <table:table-cell table:formula="of:=CONCATENATE([.A1719];&quot;-&quot;;[.B1719])" office:value-type="string" office:string-value="65-095" calcext:value-type="string">
            <text:p>65-09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87</text:p>
          </table:table-cell>
          <table:table-cell office:value-type="float" office:value="50426.771776" calcext:value-type="float">
            <text:p>50426.77177600000</text:p>
          </table:table-cell>
          <table:table-cell office:value-type="float" office:value="1410.91019894" calcext:value-type="float">
            <text:p>1410.91019894000</text:p>
          </table:table-cell>
          <table:table-cell table:formula="of:=CONCATENATE([.A1720];&quot;-&quot;;[.B1720])" office:value-type="string" office:string-value="65-087" calcext:value-type="string">
            <text:p>65-087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27</text:p>
          </table:table-cell>
          <table:table-cell office:value-type="float" office:value="27655.526859" calcext:value-type="float">
            <text:p>27655.52685900000</text:p>
          </table:table-cell>
          <table:table-cell office:value-type="float" office:value="834.363676301" calcext:value-type="float">
            <text:p>834.36367630100</text:p>
          </table:table-cell>
          <table:table-cell table:formula="of:=CONCATENATE([.A1721];&quot;-&quot;;[.B1721])" office:value-type="string" office:string-value="65-227" calcext:value-type="string">
            <text:p>65-227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60</text:p>
          </table:table-cell>
          <table:table-cell office:value-type="float" office:value="137031.7183" calcext:value-type="float">
            <text:p>137031.71830000000</text:p>
          </table:table-cell>
          <table:table-cell office:value-type="float" office:value="2217.45335557" calcext:value-type="float">
            <text:p>2217.45335557000</text:p>
          </table:table-cell>
          <table:table-cell table:formula="of:=CONCATENATE([.A1722];&quot;-&quot;;[.B1722])" office:value-type="string" office:string-value="65-060" calcext:value-type="string">
            <text:p>65-06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05</text:p>
          </table:table-cell>
          <table:table-cell office:value-type="float" office:value="52239.040714" calcext:value-type="float">
            <text:p>52239.04071400000</text:p>
          </table:table-cell>
          <table:table-cell office:value-type="float" office:value="1087.63585366" calcext:value-type="float">
            <text:p>1087.63585366000</text:p>
          </table:table-cell>
          <table:table-cell table:formula="of:=CONCATENATE([.A1723];&quot;-&quot;;[.B1723])" office:value-type="string" office:string-value="65-205" calcext:value-type="string">
            <text:p>65-20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94</text:p>
          </table:table-cell>
          <table:table-cell office:value-type="float" office:value="45989.654315" calcext:value-type="float">
            <text:p>45989.65431500000</text:p>
          </table:table-cell>
          <table:table-cell office:value-type="float" office:value="918.464611401" calcext:value-type="float">
            <text:p>918.46461140100</text:p>
          </table:table-cell>
          <table:table-cell table:formula="of:=CONCATENATE([.A1724];&quot;-&quot;;[.B1724])" office:value-type="string" office:string-value="62-094" calcext:value-type="string">
            <text:p>62-09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80</text:p>
          </table:table-cell>
          <table:table-cell office:value-type="float" office:value="156421.456187" calcext:value-type="float">
            <text:p>156421.45618700000</text:p>
          </table:table-cell>
          <table:table-cell office:value-type="float" office:value="2376.91121777" calcext:value-type="float">
            <text:p>2376.91121777000</text:p>
          </table:table-cell>
          <table:table-cell table:formula="of:=CONCATENATE([.A1725];&quot;-&quot;;[.B1725])" office:value-type="string" office:string-value="62-180" calcext:value-type="string">
            <text:p>62-18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24</text:p>
          </table:table-cell>
          <table:table-cell office:value-type="float" office:value="158294.963487" calcext:value-type="float">
            <text:p>158294.96348700000</text:p>
          </table:table-cell>
          <table:table-cell office:value-type="float" office:value="1660.5480573" calcext:value-type="float">
            <text:p>1660.54805730000</text:p>
          </table:table-cell>
          <table:table-cell table:formula="of:=CONCATENATE([.A1726];&quot;-&quot;;[.B1726])" office:value-type="string" office:string-value="65-124" calcext:value-type="string">
            <text:p>65-12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97</text:p>
          </table:table-cell>
          <table:table-cell office:value-type="float" office:value="40939.7183125" calcext:value-type="float">
            <text:p>40939.71831250000</text:p>
          </table:table-cell>
          <table:table-cell office:value-type="float" office:value="1528.06078838" calcext:value-type="float">
            <text:p>1528.06078838000</text:p>
          </table:table-cell>
          <table:table-cell table:formula="of:=CONCATENATE([.A1727];&quot;-&quot;;[.B1727])" office:value-type="string" office:string-value="62-097" calcext:value-type="string">
            <text:p>62-09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56</text:p>
          </table:table-cell>
          <table:table-cell office:value-type="float" office:value="71449.933205" calcext:value-type="float">
            <text:p>71449.93320500000</text:p>
          </table:table-cell>
          <table:table-cell office:value-type="float" office:value="1164.02560955" calcext:value-type="float">
            <text:p>1164.02560955000</text:p>
          </table:table-cell>
          <table:table-cell table:formula="of:=CONCATENATE([.A1728];&quot;-&quot;;[.B1728])" office:value-type="string" office:string-value="62-156" calcext:value-type="string">
            <text:p>62-15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03</text:p>
          </table:table-cell>
          <table:table-cell office:value-type="float" office:value="171469.625983" calcext:value-type="float">
            <text:p>171469.62598300000</text:p>
          </table:table-cell>
          <table:table-cell office:value-type="float" office:value="2475.80328782" calcext:value-type="float">
            <text:p>2475.80328782000</text:p>
          </table:table-cell>
          <table:table-cell table:formula="of:=CONCATENATE([.A1729];&quot;-&quot;;[.B1729])" office:value-type="string" office:string-value="65-103" calcext:value-type="string">
            <text:p>65-10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18</text:p>
          </table:table-cell>
          <table:table-cell office:value-type="float" office:value="193651.011506" calcext:value-type="float">
            <text:p>193651.01150600000</text:p>
          </table:table-cell>
          <table:table-cell office:value-type="float" office:value="2872.53418011" calcext:value-type="float">
            <text:p>2872.53418011000</text:p>
          </table:table-cell>
          <table:table-cell table:formula="of:=CONCATENATE([.A1730];&quot;-&quot;;[.B1730])" office:value-type="string" office:string-value="65-018" calcext:value-type="string">
            <text:p>65-01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51</text:p>
          </table:table-cell>
          <table:table-cell office:value-type="float" office:value="35754.155584" calcext:value-type="float">
            <text:p>35754.15558400000</text:p>
          </table:table-cell>
          <table:table-cell office:value-type="float" office:value="998.013675676" calcext:value-type="float">
            <text:p>998.01367567600</text:p>
          </table:table-cell>
          <table:table-cell table:formula="of:=CONCATENATE([.A1731];&quot;-&quot;;[.B1731])" office:value-type="string" office:string-value="65-051" calcext:value-type="string">
            <text:p>65-05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82</text:p>
          </table:table-cell>
          <table:table-cell office:value-type="float" office:value="146565.404645" calcext:value-type="float">
            <text:p>146565.40464500000</text:p>
          </table:table-cell>
          <table:table-cell office:value-type="float" office:value="2313.8561549" calcext:value-type="float">
            <text:p>2313.85615490000</text:p>
          </table:table-cell>
          <table:table-cell table:formula="of:=CONCATENATE([.A1732];&quot;-&quot;;[.B1732])" office:value-type="string" office:string-value="62-182" calcext:value-type="string">
            <text:p>62-18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18</text:p>
          </table:table-cell>
          <table:table-cell office:value-type="float" office:value="12012.6480095" calcext:value-type="float">
            <text:p>12012.64800950000</text:p>
          </table:table-cell>
          <table:table-cell office:value-type="float" office:value="508.084550309" calcext:value-type="float">
            <text:p>508.08455030900</text:p>
          </table:table-cell>
          <table:table-cell table:formula="of:=CONCATENATE([.A1733];&quot;-&quot;;[.B1733])" office:value-type="string" office:string-value="65-418" calcext:value-type="string">
            <text:p>65-41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78</text:p>
          </table:table-cell>
          <table:table-cell office:value-type="float" office:value="51285.824603" calcext:value-type="float">
            <text:p>51285.82460300000</text:p>
          </table:table-cell>
          <table:table-cell office:value-type="float" office:value="962.837014864" calcext:value-type="float">
            <text:p>962.83701486400</text:p>
          </table:table-cell>
          <table:table-cell table:formula="of:=CONCATENATE([.A1734];&quot;-&quot;;[.B1734])" office:value-type="string" office:string-value="65-078" calcext:value-type="string">
            <text:p>65-07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89</text:p>
          </table:table-cell>
          <table:table-cell office:value-type="float" office:value="31501.3677985" calcext:value-type="float">
            <text:p>31501.36779850000</text:p>
          </table:table-cell>
          <table:table-cell office:value-type="float" office:value="732.340962933" calcext:value-type="float">
            <text:p>732.34096293300</text:p>
          </table:table-cell>
          <table:table-cell table:formula="of:=CONCATENATE([.A1735];&quot;-&quot;;[.B1735])" office:value-type="string" office:string-value="65-189" calcext:value-type="string">
            <text:p>65-18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32</text:p>
          </table:table-cell>
          <table:table-cell office:value-type="float" office:value="4906.425281" calcext:value-type="float">
            <text:p>4906.42528100000</text:p>
          </table:table-cell>
          <table:table-cell office:value-type="float" office:value="283.233104319" calcext:value-type="float">
            <text:p>283.23310431900</text:p>
          </table:table-cell>
          <table:table-cell table:formula="of:=CONCATENATE([.A1736];&quot;-&quot;;[.B1736])" office:value-type="string" office:string-value="65-432" calcext:value-type="string">
            <text:p>65-43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01</text:p>
          </table:table-cell>
          <table:table-cell office:value-type="float" office:value="32149.0972205" calcext:value-type="float">
            <text:p>32149.09722050000</text:p>
          </table:table-cell>
          <table:table-cell office:value-type="float" office:value="974.494788991" calcext:value-type="float">
            <text:p>974.49478899100</text:p>
          </table:table-cell>
          <table:table-cell table:formula="of:=CONCATENATE([.A1737];&quot;-&quot;;[.B1737])" office:value-type="string" office:string-value="62-101" calcext:value-type="string">
            <text:p>62-10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21</text:p>
          </table:table-cell>
          <table:table-cell office:value-type="float" office:value="103962.441227" calcext:value-type="float">
            <text:p>103962.44122700000</text:p>
          </table:table-cell>
          <table:table-cell office:value-type="float" office:value="1709.17919399" calcext:value-type="float">
            <text:p>1709.17919399000</text:p>
          </table:table-cell>
          <table:table-cell table:formula="of:=CONCATENATE([.A1738];&quot;-&quot;;[.B1738])" office:value-type="string" office:string-value="65-121" calcext:value-type="string">
            <text:p>65-12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39</text:p>
          </table:table-cell>
          <table:table-cell office:value-type="float" office:value="33586.9679215" calcext:value-type="float">
            <text:p>33586.96792150000</text:p>
          </table:table-cell>
          <table:table-cell office:value-type="float" office:value="815.306359142" calcext:value-type="float">
            <text:p>815.30635914200</text:p>
          </table:table-cell>
          <table:table-cell table:formula="of:=CONCATENATE([.A1739];&quot;-&quot;;[.B1739])" office:value-type="string" office:string-value="62-039" calcext:value-type="string">
            <text:p>62-03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59</text:p>
          </table:table-cell>
          <table:table-cell office:value-type="float" office:value="63441.701384" calcext:value-type="float">
            <text:p>63441.70138400000</text:p>
          </table:table-cell>
          <table:table-cell office:value-type="float" office:value="1623.04194203" calcext:value-type="float">
            <text:p>1623.04194203000</text:p>
          </table:table-cell>
          <table:table-cell table:formula="of:=CONCATENATE([.A1740];&quot;-&quot;;[.B1740])" office:value-type="string" office:string-value="65-059" calcext:value-type="string">
            <text:p>65-05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74</text:p>
          </table:table-cell>
          <table:table-cell office:value-type="float" office:value="36859.6203155" calcext:value-type="float">
            <text:p>36859.62031550000</text:p>
          </table:table-cell>
          <table:table-cell office:value-type="float" office:value="971.520867008" calcext:value-type="float">
            <text:p>971.52086700800</text:p>
          </table:table-cell>
          <table:table-cell table:formula="of:=CONCATENATE([.A1741];&quot;-&quot;;[.B1741])" office:value-type="string" office:string-value="62-074" calcext:value-type="string">
            <text:p>62-07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31</text:p>
          </table:table-cell>
          <table:table-cell office:value-type="float" office:value="121687.129137" calcext:value-type="float">
            <text:p>121687.12913700000</text:p>
          </table:table-cell>
          <table:table-cell office:value-type="float" office:value="1600.23572199" calcext:value-type="float">
            <text:p>1600.23572199000</text:p>
          </table:table-cell>
          <table:table-cell table:formula="of:=CONCATENATE([.A1742];&quot;-&quot;;[.B1742])" office:value-type="string" office:string-value="62-031" calcext:value-type="string">
            <text:p>62-03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53</text:p>
          </table:table-cell>
          <table:table-cell office:value-type="float" office:value="361354.339898" calcext:value-type="float">
            <text:p>361354.33989800000</text:p>
          </table:table-cell>
          <table:table-cell office:value-type="float" office:value="3251.96944805" calcext:value-type="float">
            <text:p>3251.96944805000</text:p>
          </table:table-cell>
          <table:table-cell table:formula="of:=CONCATENATE([.A1743];&quot;-&quot;;[.B1743])" office:value-type="string" office:string-value="65-153" calcext:value-type="string">
            <text:p>65-15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35</text:p>
          </table:table-cell>
          <table:table-cell office:value-type="float" office:value="79860.1022985" calcext:value-type="float">
            <text:p>79860.10229850000</text:p>
          </table:table-cell>
          <table:table-cell office:value-type="float" office:value="1435.85742921" calcext:value-type="float">
            <text:p>1435.85742921000</text:p>
          </table:table-cell>
          <table:table-cell table:formula="of:=CONCATENATE([.A1744];&quot;-&quot;;[.B1744])" office:value-type="string" office:string-value="65-235" calcext:value-type="string">
            <text:p>65-23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73</text:p>
          </table:table-cell>
          <table:table-cell office:value-type="float" office:value="114499.91065" calcext:value-type="float">
            <text:p>114499.91065000000</text:p>
          </table:table-cell>
          <table:table-cell office:value-type="float" office:value="1426.51232564" calcext:value-type="float">
            <text:p>1426.51232564000</text:p>
          </table:table-cell>
          <table:table-cell table:formula="of:=CONCATENATE([.A1745];&quot;-&quot;;[.B1745])" office:value-type="string" office:string-value="63-073" calcext:value-type="string">
            <text:p>63-07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20</text:p>
          </table:table-cell>
          <table:table-cell office:value-type="float" office:value="62135.065355" calcext:value-type="float">
            <text:p>62135.06535500000</text:p>
          </table:table-cell>
          <table:table-cell office:value-type="float" office:value="1589.95205686" calcext:value-type="float">
            <text:p>1589.95205686000</text:p>
          </table:table-cell>
          <table:table-cell table:formula="of:=CONCATENATE([.A1746];&quot;-&quot;;[.B1746])" office:value-type="string" office:string-value="65-020" calcext:value-type="string">
            <text:p>65-02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73</text:p>
          </table:table-cell>
          <table:table-cell office:value-type="float" office:value="141683.541349" calcext:value-type="float">
            <text:p>141683.54134900000</text:p>
          </table:table-cell>
          <table:table-cell office:value-type="float" office:value="1992.11203988" calcext:value-type="float">
            <text:p>1992.11203988000</text:p>
          </table:table-cell>
          <table:table-cell table:formula="of:=CONCATENATE([.A1747];&quot;-&quot;;[.B1747])" office:value-type="string" office:string-value="63-173" calcext:value-type="string">
            <text:p>63-17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92</text:p>
          </table:table-cell>
          <table:table-cell office:value-type="float" office:value="104998.380933" calcext:value-type="float">
            <text:p>104998.38093300000</text:p>
          </table:table-cell>
          <table:table-cell office:value-type="float" office:value="1997.81040044" calcext:value-type="float">
            <text:p>1997.81040044000</text:p>
          </table:table-cell>
          <table:table-cell table:formula="of:=CONCATENATE([.A1748];&quot;-&quot;;[.B1748])" office:value-type="string" office:string-value="64-092" calcext:value-type="string">
            <text:p>64-09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56</text:p>
          </table:table-cell>
          <table:table-cell office:value-type="float" office:value="262361.305436" calcext:value-type="float">
            <text:p>262361.30543600000</text:p>
          </table:table-cell>
          <table:table-cell office:value-type="float" office:value="2488.05834446" calcext:value-type="float">
            <text:p>2488.05834446000</text:p>
          </table:table-cell>
          <table:table-cell table:formula="of:=CONCATENATE([.A1749];&quot;-&quot;;[.B1749])" office:value-type="string" office:string-value="52-156" calcext:value-type="string">
            <text:p>52-15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51</text:p>
          </table:table-cell>
          <table:table-cell office:value-type="float" office:value="4836.0434805" calcext:value-type="float">
            <text:p>4836.04348050000</text:p>
          </table:table-cell>
          <table:table-cell office:value-type="float" office:value="277.897219495" calcext:value-type="float">
            <text:p>277.89721949500</text:p>
          </table:table-cell>
          <table:table-cell table:formula="of:=CONCATENATE([.A1750];&quot;-&quot;;[.B1750])" office:value-type="string" office:string-value="65-451" calcext:value-type="string">
            <text:p>65-45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04</text:p>
          </table:table-cell>
          <table:table-cell office:value-type="float" office:value="18093.199251" calcext:value-type="float">
            <text:p>18093.19925100000</text:p>
          </table:table-cell>
          <table:table-cell office:value-type="float" office:value="583.020147967" calcext:value-type="float">
            <text:p>583.02014796700</text:p>
          </table:table-cell>
          <table:table-cell table:formula="of:=CONCATENATE([.A1751];&quot;-&quot;;[.B1751])" office:value-type="string" office:string-value="64-404" calcext:value-type="string">
            <text:p>64-40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96</text:p>
          </table:table-cell>
          <table:table-cell office:value-type="float" office:value="1180362.91425" calcext:value-type="float">
            <text:p>1180362.91425000000</text:p>
          </table:table-cell>
          <table:table-cell office:value-type="float" office:value="5689.46946703" calcext:value-type="float">
            <text:p>5689.46946703000</text:p>
          </table:table-cell>
          <table:table-cell table:formula="of:=CONCATENATE([.A1752];&quot;-&quot;;[.B1752])" office:value-type="string" office:string-value="64-196" calcext:value-type="string">
            <text:p>64-19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19</text:p>
          </table:table-cell>
          <table:table-cell office:value-type="float" office:value="325375.740096" calcext:value-type="float">
            <text:p>325375.74009600000</text:p>
          </table:table-cell>
          <table:table-cell office:value-type="float" office:value="3251.57032166" calcext:value-type="float">
            <text:p>3251.57032166000</text:p>
          </table:table-cell>
          <table:table-cell table:formula="of:=CONCATENATE([.A1753];&quot;-&quot;;[.B1753])" office:value-type="string" office:string-value="64-019" calcext:value-type="string">
            <text:p>64-01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43</text:p>
          </table:table-cell>
          <table:table-cell office:value-type="float" office:value="297.4123" calcext:value-type="float">
            <text:p>297.41230000000</text:p>
          </table:table-cell>
          <table:table-cell office:value-type="float" office:value="73.5945139887" calcext:value-type="float">
            <text:p>73.59451398870</text:p>
          </table:table-cell>
          <table:table-cell table:formula="of:=CONCATENATE([.A1754];&quot;-&quot;;[.B1754])" office:value-type="string" office:string-value="64-443" calcext:value-type="string">
            <text:p>64-44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17</text:p>
          </table:table-cell>
          <table:table-cell office:value-type="float" office:value="39790.478302" calcext:value-type="float">
            <text:p>39790.47830200000</text:p>
          </table:table-cell>
          <table:table-cell office:value-type="float" office:value="816.702449122" calcext:value-type="float">
            <text:p>816.70244912200</text:p>
          </table:table-cell>
          <table:table-cell table:formula="of:=CONCATENATE([.A1755];&quot;-&quot;;[.B1755])" office:value-type="string" office:string-value="64-117" calcext:value-type="string">
            <text:p>64-11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78</text:p>
          </table:table-cell>
          <table:table-cell office:value-type="float" office:value="27131.9595285" calcext:value-type="float">
            <text:p>27131.95952850000</text:p>
          </table:table-cell>
          <table:table-cell office:value-type="float" office:value="739.800309932" calcext:value-type="float">
            <text:p>739.80030993200</text:p>
          </table:table-cell>
          <table:table-cell table:formula="of:=CONCATENATE([.A1756];&quot;-&quot;;[.B1756])" office:value-type="string" office:string-value="64-478" calcext:value-type="string">
            <text:p>64-47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33</text:p>
          </table:table-cell>
          <table:table-cell office:value-type="float" office:value="24612.144506" calcext:value-type="float">
            <text:p>24612.14450600000</text:p>
          </table:table-cell>
          <table:table-cell office:value-type="float" office:value="658.966321447" calcext:value-type="float">
            <text:p>658.96632144700</text:p>
          </table:table-cell>
          <table:table-cell table:formula="of:=CONCATENATE([.A1757];&quot;-&quot;;[.B1757])" office:value-type="string" office:string-value="64-433" calcext:value-type="string">
            <text:p>64-43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81</text:p>
          </table:table-cell>
          <table:table-cell office:value-type="float" office:value="133882.224134" calcext:value-type="float">
            <text:p>133882.22413400000</text:p>
          </table:table-cell>
          <table:table-cell office:value-type="float" office:value="2585.80695517" calcext:value-type="float">
            <text:p>2585.80695517000</text:p>
          </table:table-cell>
          <table:table-cell table:formula="of:=CONCATENATE([.A1758];&quot;-&quot;;[.B1758])" office:value-type="string" office:string-value="64-181" calcext:value-type="string">
            <text:p>64-18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23</text:p>
          </table:table-cell>
          <table:table-cell office:value-type="float" office:value="48361.3054525" calcext:value-type="float">
            <text:p>48361.30545250000</text:p>
          </table:table-cell>
          <table:table-cell office:value-type="float" office:value="1070.6323021" calcext:value-type="float">
            <text:p>1070.63230210000</text:p>
          </table:table-cell>
          <table:table-cell table:formula="of:=CONCATENATE([.A1759];&quot;-&quot;;[.B1759])" office:value-type="string" office:string-value="64-123" calcext:value-type="string">
            <text:p>64-12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25</text:p>
          </table:table-cell>
          <table:table-cell office:value-type="float" office:value="118631.978564" calcext:value-type="float">
            <text:p>118631.97856400000</text:p>
          </table:table-cell>
          <table:table-cell office:value-type="float" office:value="1852.1805749" calcext:value-type="float">
            <text:p>1852.18057490000</text:p>
          </table:table-cell>
          <table:table-cell table:formula="of:=CONCATENATE([.A1760];&quot;-&quot;;[.B1760])" office:value-type="string" office:string-value="64-125" calcext:value-type="string">
            <text:p>64-12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67</text:p>
          </table:table-cell>
          <table:table-cell office:value-type="float" office:value="674385.344022" calcext:value-type="float">
            <text:p>674385.34402200000</text:p>
          </table:table-cell>
          <table:table-cell office:value-type="float" office:value="6065.35214337" calcext:value-type="float">
            <text:p>6065.35214337000</text:p>
          </table:table-cell>
          <table:table-cell table:formula="of:=CONCATENATE([.A1761];&quot;-&quot;;[.B1761])" office:value-type="string" office:string-value="52-167" calcext:value-type="string">
            <text:p>52-167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10</text:p>
          </table:table-cell>
          <table:table-cell office:value-type="float" office:value="5962.9886705" calcext:value-type="float">
            <text:p>5962.98867050000</text:p>
          </table:table-cell>
          <table:table-cell office:value-type="float" office:value="374.292948168" calcext:value-type="float">
            <text:p>374.29294816800</text:p>
          </table:table-cell>
          <table:table-cell table:formula="of:=CONCATENATE([.A1762];&quot;-&quot;;[.B1762])" office:value-type="string" office:string-value="65-410" calcext:value-type="string">
            <text:p>65-41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25</text:p>
          </table:table-cell>
          <table:table-cell office:value-type="float" office:value="183014.864598" calcext:value-type="float">
            <text:p>183014.86459800000</text:p>
          </table:table-cell>
          <table:table-cell office:value-type="float" office:value="1876.53951849" calcext:value-type="float">
            <text:p>1876.53951849000</text:p>
          </table:table-cell>
          <table:table-cell table:formula="of:=CONCATENATE([.A1763];&quot;-&quot;;[.B1763])" office:value-type="string" office:string-value="63-025" calcext:value-type="string">
            <text:p>63-02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81</text:p>
          </table:table-cell>
          <table:table-cell office:value-type="float" office:value="142309.08665" calcext:value-type="float">
            <text:p>142309.08665000000</text:p>
          </table:table-cell>
          <table:table-cell office:value-type="float" office:value="1708.38960327" calcext:value-type="float">
            <text:p>1708.38960327000</text:p>
          </table:table-cell>
          <table:table-cell table:formula="of:=CONCATENATE([.A1764];&quot;-&quot;;[.B1764])" office:value-type="string" office:string-value="63-081" calcext:value-type="string">
            <text:p>63-08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92</text:p>
          </table:table-cell>
          <table:table-cell office:value-type="float" office:value="128388.925092" calcext:value-type="float">
            <text:p>128388.92509200000</text:p>
          </table:table-cell>
          <table:table-cell office:value-type="float" office:value="1626.53885682" calcext:value-type="float">
            <text:p>1626.53885682000</text:p>
          </table:table-cell>
          <table:table-cell table:formula="of:=CONCATENATE([.A1765];&quot;-&quot;;[.B1765])" office:value-type="string" office:string-value="63-192" calcext:value-type="string">
            <text:p>63-19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72</text:p>
          </table:table-cell>
          <table:table-cell office:value-type="float" office:value="142675.443006" calcext:value-type="float">
            <text:p>142675.44300600000</text:p>
          </table:table-cell>
          <table:table-cell office:value-type="float" office:value="1623.33995738" calcext:value-type="float">
            <text:p>1623.33995738000</text:p>
          </table:table-cell>
          <table:table-cell table:formula="of:=CONCATENATE([.A1766];&quot;-&quot;;[.B1766])" office:value-type="string" office:string-value="52-172" calcext:value-type="string">
            <text:p>52-17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30</text:p>
          </table:table-cell>
          <table:table-cell office:value-type="float" office:value="161177.080191" calcext:value-type="float">
            <text:p>161177.08019100000</text:p>
          </table:table-cell>
          <table:table-cell office:value-type="float" office:value="2095.6466773" calcext:value-type="float">
            <text:p>2095.64667730000</text:p>
          </table:table-cell>
          <table:table-cell table:formula="of:=CONCATENATE([.A1767];&quot;-&quot;;[.B1767])" office:value-type="string" office:string-value="52-030" calcext:value-type="string">
            <text:p>52-03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49</text:p>
          </table:table-cell>
          <table:table-cell office:value-type="float" office:value="2206.792912" calcext:value-type="float">
            <text:p>2206.79291200000</text:p>
          </table:table-cell>
          <table:table-cell office:value-type="float" office:value="194.503773367" calcext:value-type="float">
            <text:p>194.50377336700</text:p>
          </table:table-cell>
          <table:table-cell table:formula="of:=CONCATENATE([.A1768];&quot;-&quot;;[.B1768])" office:value-type="string" office:string-value="65-449" calcext:value-type="string">
            <text:p>65-44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20</text:p>
          </table:table-cell>
          <table:table-cell office:value-type="float" office:value="806372.668695" calcext:value-type="float">
            <text:p>806372.66869500000</text:p>
          </table:table-cell>
          <table:table-cell office:value-type="float" office:value="4090.89908157" calcext:value-type="float">
            <text:p>4090.89908157000</text:p>
          </table:table-cell>
          <table:table-cell table:formula="of:=CONCATENATE([.A1769];&quot;-&quot;;[.B1769])" office:value-type="string" office:string-value="52-220" calcext:value-type="string">
            <text:p>52-22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46</text:p>
          </table:table-cell>
          <table:table-cell office:value-type="float" office:value="182026.516723" calcext:value-type="float">
            <text:p>182026.51672300000</text:p>
          </table:table-cell>
          <table:table-cell office:value-type="float" office:value="1912.33221554" calcext:value-type="float">
            <text:p>1912.33221554000</text:p>
          </table:table-cell>
          <table:table-cell table:formula="of:=CONCATENATE([.A1770];&quot;-&quot;;[.B1770])" office:value-type="string" office:string-value="65-146" calcext:value-type="string">
            <text:p>65-14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06</text:p>
          </table:table-cell>
          <table:table-cell office:value-type="float" office:value="15005.4550325" calcext:value-type="float">
            <text:p>15005.45503250000</text:p>
          </table:table-cell>
          <table:table-cell office:value-type="float" office:value="694.901195592" calcext:value-type="float">
            <text:p>694.90119559200</text:p>
          </table:table-cell>
          <table:table-cell table:formula="of:=CONCATENATE([.A1771];&quot;-&quot;;[.B1771])" office:value-type="string" office:string-value="64-406" calcext:value-type="string">
            <text:p>64-40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52</text:p>
          </table:table-cell>
          <table:table-cell office:value-type="float" office:value="17874.9890685" calcext:value-type="float">
            <text:p>17874.98906850000</text:p>
          </table:table-cell>
          <table:table-cell office:value-type="float" office:value="547.443643707" calcext:value-type="float">
            <text:p>547.44364370700</text:p>
          </table:table-cell>
          <table:table-cell table:formula="of:=CONCATENATE([.A1772];&quot;-&quot;;[.B1772])" office:value-type="string" office:string-value="65-452" calcext:value-type="string">
            <text:p>65-45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45</text:p>
          </table:table-cell>
          <table:table-cell office:value-type="float" office:value="151273.460079" calcext:value-type="float">
            <text:p>151273.46007900000</text:p>
          </table:table-cell>
          <table:table-cell office:value-type="float" office:value="2220.98736754" calcext:value-type="float">
            <text:p>2220.98736754000</text:p>
          </table:table-cell>
          <table:table-cell table:formula="of:=CONCATENATE([.A1773];&quot;-&quot;;[.B1773])" office:value-type="string" office:string-value="65-145" calcext:value-type="string">
            <text:p>65-14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12</text:p>
          </table:table-cell>
          <table:table-cell office:value-type="float" office:value="194868.347083" calcext:value-type="float">
            <text:p>194868.34708300000</text:p>
          </table:table-cell>
          <table:table-cell office:value-type="float" office:value="2131.0815215" calcext:value-type="float">
            <text:p>2131.08152150000</text:p>
          </table:table-cell>
          <table:table-cell table:formula="of:=CONCATENATE([.A1774];&quot;-&quot;;[.B1774])" office:value-type="string" office:string-value="63-112" calcext:value-type="string">
            <text:p>63-11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03</text:p>
          </table:table-cell>
          <table:table-cell office:value-type="float" office:value="96911.549304" calcext:value-type="float">
            <text:p>96911.54930400000</text:p>
          </table:table-cell>
          <table:table-cell office:value-type="float" office:value="1528.81203382" calcext:value-type="float">
            <text:p>1528.81203382000</text:p>
          </table:table-cell>
          <table:table-cell table:formula="of:=CONCATENATE([.A1775];&quot;-&quot;;[.B1775])" office:value-type="string" office:string-value="64-103" calcext:value-type="string">
            <text:p>64-10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38</text:p>
          </table:table-cell>
          <table:table-cell office:value-type="float" office:value="166629.740932" calcext:value-type="float">
            <text:p>166629.74093200000</text:p>
          </table:table-cell>
          <table:table-cell office:value-type="float" office:value="1741.11386954" calcext:value-type="float">
            <text:p>1741.11386954000</text:p>
          </table:table-cell>
          <table:table-cell table:formula="of:=CONCATENATE([.A1776];&quot;-&quot;;[.B1776])" office:value-type="string" office:string-value="63-038" calcext:value-type="string">
            <text:p>63-03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72</text:p>
          </table:table-cell>
          <table:table-cell office:value-type="float" office:value="198458.048502" calcext:value-type="float">
            <text:p>198458.04850200000</text:p>
          </table:table-cell>
          <table:table-cell office:value-type="float" office:value="2842.2487065" calcext:value-type="float">
            <text:p>2842.24870650000</text:p>
          </table:table-cell>
          <table:table-cell table:formula="of:=CONCATENATE([.A1777];&quot;-&quot;;[.B1777])" office:value-type="string" office:string-value="63-172" calcext:value-type="string">
            <text:p>63-17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70</text:p>
          </table:table-cell>
          <table:table-cell office:value-type="float" office:value="148039.629843" calcext:value-type="float">
            <text:p>148039.62984300000</text:p>
          </table:table-cell>
          <table:table-cell office:value-type="float" office:value="2187.81940037" calcext:value-type="float">
            <text:p>2187.81940037000</text:p>
          </table:table-cell>
          <table:table-cell table:formula="of:=CONCATENATE([.A1778];&quot;-&quot;;[.B1778])" office:value-type="string" office:string-value="63-170" calcext:value-type="string">
            <text:p>63-17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59</text:p>
          </table:table-cell>
          <table:table-cell office:value-type="float" office:value="151355.173794" calcext:value-type="float">
            <text:p>151355.17379400000</text:p>
          </table:table-cell>
          <table:table-cell office:value-type="float" office:value="1573.60839803" calcext:value-type="float">
            <text:p>1573.60839803000</text:p>
          </table:table-cell>
          <table:table-cell table:formula="of:=CONCATENATE([.A1779];&quot;-&quot;;[.B1779])" office:value-type="string" office:string-value="52-159" calcext:value-type="string">
            <text:p>52-15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05</text:p>
          </table:table-cell>
          <table:table-cell office:value-type="float" office:value="15979.217951" calcext:value-type="float">
            <text:p>15979.21795100000</text:p>
          </table:table-cell>
          <table:table-cell office:value-type="float" office:value="542.558610013" calcext:value-type="float">
            <text:p>542.55861001300</text:p>
          </table:table-cell>
          <table:table-cell table:formula="of:=CONCATENATE([.A1780];&quot;-&quot;;[.B1780])" office:value-type="string" office:string-value="64-405" calcext:value-type="string">
            <text:p>64-40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40</text:p>
          </table:table-cell>
          <table:table-cell office:value-type="float" office:value="82262.523667" calcext:value-type="float">
            <text:p>82262.52366700000</text:p>
          </table:table-cell>
          <table:table-cell office:value-type="float" office:value="1482.18096446" calcext:value-type="float">
            <text:p>1482.18096446000</text:p>
          </table:table-cell>
          <table:table-cell table:formula="of:=CONCATENATE([.A1781];&quot;-&quot;;[.B1781])" office:value-type="string" office:string-value="64-140" calcext:value-type="string">
            <text:p>64-14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54</text:p>
          </table:table-cell>
          <table:table-cell office:value-type="float" office:value="9958.4274605" calcext:value-type="float">
            <text:p>9958.42746050000</text:p>
          </table:table-cell>
          <table:table-cell office:value-type="float" office:value="439.826734802" calcext:value-type="float">
            <text:p>439.82673480200</text:p>
          </table:table-cell>
          <table:table-cell table:formula="of:=CONCATENATE([.A1782];&quot;-&quot;;[.B1782])" office:value-type="string" office:string-value="64-454" calcext:value-type="string">
            <text:p>64-45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72</text:p>
          </table:table-cell>
          <table:table-cell office:value-type="float" office:value="108190.549719" calcext:value-type="float">
            <text:p>108190.54971900000</text:p>
          </table:table-cell>
          <table:table-cell office:value-type="float" office:value="2115.97163317" calcext:value-type="float">
            <text:p>2115.97163317000</text:p>
          </table:table-cell>
          <table:table-cell table:formula="of:=CONCATENATE([.A1783];&quot;-&quot;;[.B1783])" office:value-type="string" office:string-value="63-072" calcext:value-type="string">
            <text:p>63-07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83</text:p>
          </table:table-cell>
          <table:table-cell office:value-type="float" office:value="198428.099752" calcext:value-type="float">
            <text:p>198428.09975200000</text:p>
          </table:table-cell>
          <table:table-cell office:value-type="float" office:value="2677.68084701" calcext:value-type="float">
            <text:p>2677.68084701000</text:p>
          </table:table-cell>
          <table:table-cell table:formula="of:=CONCATENATE([.A1784];&quot;-&quot;;[.B1784])" office:value-type="string" office:string-value="52-083" calcext:value-type="string">
            <text:p>52-08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61</text:p>
          </table:table-cell>
          <table:table-cell office:value-type="float" office:value="2383211.92387" calcext:value-type="float">
            <text:p>2383211.92387000000</text:p>
          </table:table-cell>
          <table:table-cell office:value-type="float" office:value="7009.18695198" calcext:value-type="float">
            <text:p>7009.18695198000</text:p>
          </table:table-cell>
          <table:table-cell table:formula="of:=CONCATENATE([.A1785];&quot;-&quot;;[.B1785])" office:value-type="string" office:string-value="52-061" calcext:value-type="string">
            <text:p>52-06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21</text:p>
          </table:table-cell>
          <table:table-cell office:value-type="float" office:value="595090.808326" calcext:value-type="float">
            <text:p>595090.80832600000</text:p>
          </table:table-cell>
          <table:table-cell office:value-type="float" office:value="5385.82730904" calcext:value-type="float">
            <text:p>5385.82730904000</text:p>
          </table:table-cell>
          <table:table-cell table:formula="of:=CONCATENATE([.A1786];&quot;-&quot;;[.B1786])" office:value-type="string" office:string-value="52-221" calcext:value-type="string">
            <text:p>52-22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98</text:p>
          </table:table-cell>
          <table:table-cell office:value-type="float" office:value="282859.042398" calcext:value-type="float">
            <text:p>282859.04239800000</text:p>
          </table:table-cell>
          <table:table-cell office:value-type="float" office:value="2658.78878374" calcext:value-type="float">
            <text:p>2658.78878374000</text:p>
          </table:table-cell>
          <table:table-cell table:formula="of:=CONCATENATE([.A1787];&quot;-&quot;;[.B1787])" office:value-type="string" office:string-value="63-098" calcext:value-type="string">
            <text:p>63-09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07</text:p>
          </table:table-cell>
          <table:table-cell office:value-type="float" office:value="17600.8909475" calcext:value-type="float">
            <text:p>17600.89094750000</text:p>
          </table:table-cell>
          <table:table-cell office:value-type="float" office:value="713.91009936" calcext:value-type="float">
            <text:p>713.91009936000</text:p>
          </table:table-cell>
          <table:table-cell table:formula="of:=CONCATENATE([.A1788];&quot;-&quot;;[.B1788])" office:value-type="string" office:string-value="64-407" calcext:value-type="string">
            <text:p>64-407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03</text:p>
          </table:table-cell>
          <table:table-cell office:value-type="float" office:value="162342.593698" calcext:value-type="float">
            <text:p>162342.59369800000</text:p>
          </table:table-cell>
          <table:table-cell office:value-type="float" office:value="1894.40297544" calcext:value-type="float">
            <text:p>1894.40297544000</text:p>
          </table:table-cell>
          <table:table-cell table:formula="of:=CONCATENATE([.A1789];&quot;-&quot;;[.B1789])" office:value-type="string" office:string-value="65-003" calcext:value-type="string">
            <text:p>65-00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73</text:p>
          </table:table-cell>
          <table:table-cell office:value-type="float" office:value="28158.7147255" calcext:value-type="float">
            <text:p>28158.71472550000</text:p>
          </table:table-cell>
          <table:table-cell office:value-type="float" office:value="807.251900205" calcext:value-type="float">
            <text:p>807.25190020500</text:p>
          </table:table-cell>
          <table:table-cell table:formula="of:=CONCATENATE([.A1790];&quot;-&quot;;[.B1790])" office:value-type="string" office:string-value="65-073" calcext:value-type="string">
            <text:p>65-07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82</text:p>
          </table:table-cell>
          <table:table-cell office:value-type="float" office:value="112199.185947" calcext:value-type="float">
            <text:p>112199.18594700000</text:p>
          </table:table-cell>
          <table:table-cell office:value-type="float" office:value="2300.63491292" calcext:value-type="float">
            <text:p>2300.63491292000</text:p>
          </table:table-cell>
          <table:table-cell table:formula="of:=CONCATENATE([.A1791];&quot;-&quot;;[.B1791])" office:value-type="string" office:string-value="65-182" calcext:value-type="string">
            <text:p>65-18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43</text:p>
          </table:table-cell>
          <table:table-cell office:value-type="float" office:value="113939.871684" calcext:value-type="float">
            <text:p>113939.87168400000</text:p>
          </table:table-cell>
          <table:table-cell office:value-type="float" office:value="1659.56113995" calcext:value-type="float">
            <text:p>1659.56113995000</text:p>
          </table:table-cell>
          <table:table-cell table:formula="of:=CONCATENATE([.A1792];&quot;-&quot;;[.B1792])" office:value-type="string" office:string-value="63-043" calcext:value-type="string">
            <text:p>63-04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09</text:p>
          </table:table-cell>
          <table:table-cell office:value-type="float" office:value="138478.276822" calcext:value-type="float">
            <text:p>138478.27682200000</text:p>
          </table:table-cell>
          <table:table-cell office:value-type="float" office:value="1602.51906915" calcext:value-type="float">
            <text:p>1602.51906915000</text:p>
          </table:table-cell>
          <table:table-cell table:formula="of:=CONCATENATE([.A1793];&quot;-&quot;;[.B1793])" office:value-type="string" office:string-value="63-109" calcext:value-type="string">
            <text:p>63-109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26</text:p>
          </table:table-cell>
          <table:table-cell office:value-type="float" office:value="128598.880562" calcext:value-type="float">
            <text:p>128598.88056200000</text:p>
          </table:table-cell>
          <table:table-cell office:value-type="float" office:value="1957.81132689" calcext:value-type="float">
            <text:p>1957.81132689000</text:p>
          </table:table-cell>
          <table:table-cell table:formula="of:=CONCATENATE([.A1794];&quot;-&quot;;[.B1794])" office:value-type="string" office:string-value="63-026" calcext:value-type="string">
            <text:p>63-02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13</text:p>
          </table:table-cell>
          <table:table-cell office:value-type="float" office:value="552431.469923" calcext:value-type="float">
            <text:p>552431.46992300000</text:p>
          </table:table-cell>
          <table:table-cell office:value-type="float" office:value="4422.28015516" calcext:value-type="float">
            <text:p>4422.28015516000</text:p>
          </table:table-cell>
          <table:table-cell table:formula="of:=CONCATENATE([.A1795];&quot;-&quot;;[.B1795])" office:value-type="string" office:string-value="65-013" calcext:value-type="string">
            <text:p>65-01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09</text:p>
          </table:table-cell>
          <table:table-cell office:value-type="float" office:value="28198.293167" calcext:value-type="float">
            <text:p>28198.29316700000</text:p>
          </table:table-cell>
          <table:table-cell office:value-type="float" office:value="762.723091919" calcext:value-type="float">
            <text:p>762.72309191900</text:p>
          </table:table-cell>
          <table:table-cell table:formula="of:=CONCATENATE([.A1796];&quot;-&quot;;[.B1796])" office:value-type="string" office:string-value="64-109" calcext:value-type="string">
            <text:p>64-10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58</text:p>
          </table:table-cell>
          <table:table-cell office:value-type="float" office:value="111674.904825" calcext:value-type="float">
            <text:p>111674.90482500000</text:p>
          </table:table-cell>
          <table:table-cell office:value-type="float" office:value="1376.8089865" calcext:value-type="float">
            <text:p>1376.80898650000</text:p>
          </table:table-cell>
          <table:table-cell table:formula="of:=CONCATENATE([.A1797];&quot;-&quot;;[.B1797])" office:value-type="string" office:string-value="52-158" calcext:value-type="string">
            <text:p>52-15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29</text:p>
          </table:table-cell>
          <table:table-cell office:value-type="float" office:value="214110.786209" calcext:value-type="float">
            <text:p>214110.78620900000</text:p>
          </table:table-cell>
          <table:table-cell office:value-type="float" office:value="2346.78542187" calcext:value-type="float">
            <text:p>2346.78542187000</text:p>
          </table:table-cell>
          <table:table-cell table:formula="of:=CONCATENATE([.A1798];&quot;-&quot;;[.B1798])" office:value-type="string" office:string-value="63-029" calcext:value-type="string">
            <text:p>63-02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19</text:p>
          </table:table-cell>
          <table:table-cell office:value-type="float" office:value="140523.527829" calcext:value-type="float">
            <text:p>140523.52782900000</text:p>
          </table:table-cell>
          <table:table-cell office:value-type="float" office:value="1636.6465801" calcext:value-type="float">
            <text:p>1636.64658010000</text:p>
          </table:table-cell>
          <table:table-cell table:formula="of:=CONCATENATE([.A1799];&quot;-&quot;;[.B1799])" office:value-type="string" office:string-value="65-019" calcext:value-type="string">
            <text:p>65-01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06</text:p>
          </table:table-cell>
          <table:table-cell office:value-type="float" office:value="40778.26564" calcext:value-type="float">
            <text:p>40778.26564000000</text:p>
          </table:table-cell>
          <table:table-cell office:value-type="float" office:value="809.958747263" calcext:value-type="float">
            <text:p>809.95874726300</text:p>
          </table:table-cell>
          <table:table-cell table:formula="of:=CONCATENATE([.A1800];&quot;-&quot;;[.B1800])" office:value-type="string" office:string-value="65-106" calcext:value-type="string">
            <text:p>65-106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71</text:p>
          </table:table-cell>
          <table:table-cell office:value-type="float" office:value="107305.434848" calcext:value-type="float">
            <text:p>107305.43484800000</text:p>
          </table:table-cell>
          <table:table-cell office:value-type="float" office:value="1494.70430259" calcext:value-type="float">
            <text:p>1494.70430259000</text:p>
          </table:table-cell>
          <table:table-cell table:formula="of:=CONCATENATE([.A1801];&quot;-&quot;;[.B1801])" office:value-type="string" office:string-value="52-071" calcext:value-type="string">
            <text:p>52-07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66</text:p>
          </table:table-cell>
          <table:table-cell office:value-type="float" office:value="43371.7910765" calcext:value-type="float">
            <text:p>43371.79107650000</text:p>
          </table:table-cell>
          <table:table-cell office:value-type="float" office:value="1024.12930591" calcext:value-type="float">
            <text:p>1024.12930591000</text:p>
          </table:table-cell>
          <table:table-cell table:formula="of:=CONCATENATE([.A1802];&quot;-&quot;;[.B1802])" office:value-type="string" office:string-value="65-166" calcext:value-type="string">
            <text:p>65-166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18</text:p>
          </table:table-cell>
          <table:table-cell office:value-type="float" office:value="134916.450728" calcext:value-type="float">
            <text:p>134916.45072800000</text:p>
          </table:table-cell>
          <table:table-cell office:value-type="float" office:value="1769.55611547" calcext:value-type="float">
            <text:p>1769.55611547000</text:p>
          </table:table-cell>
          <table:table-cell table:formula="of:=CONCATENATE([.A1803];&quot;-&quot;;[.B1803])" office:value-type="string" office:string-value="63-018" calcext:value-type="string">
            <text:p>63-01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06</text:p>
          </table:table-cell>
          <table:table-cell office:value-type="float" office:value="171277.015489" calcext:value-type="float">
            <text:p>171277.01548900000</text:p>
          </table:table-cell>
          <table:table-cell office:value-type="float" office:value="2033.92221581" calcext:value-type="float">
            <text:p>2033.92221581000</text:p>
          </table:table-cell>
          <table:table-cell table:formula="of:=CONCATENATE([.A1804];&quot;-&quot;;[.B1804])" office:value-type="string" office:string-value="63-106" calcext:value-type="string">
            <text:p>63-10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17</text:p>
          </table:table-cell>
          <table:table-cell office:value-type="float" office:value="11792.2446525" calcext:value-type="float">
            <text:p>11792.24465250000</text:p>
          </table:table-cell>
          <table:table-cell office:value-type="float" office:value="469.533477576" calcext:value-type="float">
            <text:p>469.53347757600</text:p>
          </table:table-cell>
          <table:table-cell table:formula="of:=CONCATENATE([.A1805];&quot;-&quot;;[.B1805])" office:value-type="string" office:string-value="65-417" calcext:value-type="string">
            <text:p>65-41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18</text:p>
          </table:table-cell>
          <table:table-cell office:value-type="float" office:value="207043.328036" calcext:value-type="float">
            <text:p>207043.32803600000</text:p>
          </table:table-cell>
          <table:table-cell office:value-type="float" office:value="2824.5750725" calcext:value-type="float">
            <text:p>2824.57507250000</text:p>
          </table:table-cell>
          <table:table-cell table:formula="of:=CONCATENATE([.A1806];&quot;-&quot;;[.B1806])" office:value-type="string" office:string-value="63-118" calcext:value-type="string">
            <text:p>63-11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39</text:p>
          </table:table-cell>
          <table:table-cell office:value-type="float" office:value="6356.4385975" calcext:value-type="float">
            <text:p>6356.43859750000</text:p>
          </table:table-cell>
          <table:table-cell office:value-type="float" office:value="390.119838667" calcext:value-type="float">
            <text:p>390.11983866700</text:p>
          </table:table-cell>
          <table:table-cell table:formula="of:=CONCATENATE([.A1807];&quot;-&quot;;[.B1807])" office:value-type="string" office:string-value="64-439" calcext:value-type="string">
            <text:p>64-439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06</text:p>
          </table:table-cell>
          <table:table-cell office:value-type="float" office:value="135788.764153" calcext:value-type="float">
            <text:p>135788.76415300000</text:p>
          </table:table-cell>
          <table:table-cell office:value-type="float" office:value="1957.41668758" calcext:value-type="float">
            <text:p>1957.41668758000</text:p>
          </table:table-cell>
          <table:table-cell table:formula="of:=CONCATENATE([.A1808];&quot;-&quot;;[.B1808])" office:value-type="string" office:string-value="63-006" calcext:value-type="string">
            <text:p>63-00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51</text:p>
          </table:table-cell>
          <table:table-cell office:value-type="float" office:value="183140.423815" calcext:value-type="float">
            <text:p>183140.42381500000</text:p>
          </table:table-cell>
          <table:table-cell office:value-type="float" office:value="2254.72786111" calcext:value-type="float">
            <text:p>2254.72786111000</text:p>
          </table:table-cell>
          <table:table-cell table:formula="of:=CONCATENATE([.A1809];&quot;-&quot;;[.B1809])" office:value-type="string" office:string-value="64-051" calcext:value-type="string">
            <text:p>64-05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56</text:p>
          </table:table-cell>
          <table:table-cell office:value-type="float" office:value="97603.583168" calcext:value-type="float">
            <text:p>97603.58316800000</text:p>
          </table:table-cell>
          <table:table-cell office:value-type="float" office:value="1494.53853613" calcext:value-type="float">
            <text:p>1494.53853613000</text:p>
          </table:table-cell>
          <table:table-cell table:formula="of:=CONCATENATE([.A1810];&quot;-&quot;;[.B1810])" office:value-type="string" office:string-value="63-156" calcext:value-type="string">
            <text:p>63-156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30</text:p>
          </table:table-cell>
          <table:table-cell office:value-type="float" office:value="578161.671991" calcext:value-type="float">
            <text:p>578161.67199100000</text:p>
          </table:table-cell>
          <table:table-cell office:value-type="float" office:value="4040.62140636" calcext:value-type="float">
            <text:p>4040.62140636000</text:p>
          </table:table-cell>
          <table:table-cell table:formula="of:=CONCATENATE([.A1811];&quot;-&quot;;[.B1811])" office:value-type="string" office:string-value="63-030" calcext:value-type="string">
            <text:p>63-03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60</text:p>
          </table:table-cell>
          <table:table-cell office:value-type="float" office:value="32945.570052" calcext:value-type="float">
            <text:p>32945.57005200000</text:p>
          </table:table-cell>
          <table:table-cell office:value-type="float" office:value="1193.72210661" calcext:value-type="float">
            <text:p>1193.72210661000</text:p>
          </table:table-cell>
          <table:table-cell table:formula="of:=CONCATENATE([.A1812];&quot;-&quot;;[.B1812])" office:value-type="string" office:string-value="64-060" calcext:value-type="string">
            <text:p>64-06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79</text:p>
          </table:table-cell>
          <table:table-cell office:value-type="float" office:value="19073.5156075" calcext:value-type="float">
            <text:p>19073.51560750000</text:p>
          </table:table-cell>
          <table:table-cell office:value-type="float" office:value="594.445513619" calcext:value-type="float">
            <text:p>594.44551361900</text:p>
          </table:table-cell>
          <table:table-cell table:formula="of:=CONCATENATE([.A1813];&quot;-&quot;;[.B1813])" office:value-type="string" office:string-value="64-479" calcext:value-type="string">
            <text:p>64-47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76</text:p>
          </table:table-cell>
          <table:table-cell office:value-type="float" office:value="42550.9092235" calcext:value-type="float">
            <text:p>42550.90922350000</text:p>
          </table:table-cell>
          <table:table-cell office:value-type="float" office:value="1002.2703119" calcext:value-type="float">
            <text:p>1002.27031190000</text:p>
          </table:table-cell>
          <table:table-cell table:formula="of:=CONCATENATE([.A1814];&quot;-&quot;;[.B1814])" office:value-type="string" office:string-value="65-076" calcext:value-type="string">
            <text:p>65-076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66</text:p>
          </table:table-cell>
          <table:table-cell office:value-type="float" office:value="917464.718841" calcext:value-type="float">
            <text:p>917464.71884100000</text:p>
          </table:table-cell>
          <table:table-cell office:value-type="float" office:value="4692.71633587" calcext:value-type="float">
            <text:p>4692.71633587000</text:p>
          </table:table-cell>
          <table:table-cell table:formula="of:=CONCATENATE([.A1815];&quot;-&quot;;[.B1815])" office:value-type="string" office:string-value="52-166" calcext:value-type="string">
            <text:p>52-16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24</text:p>
          </table:table-cell>
          <table:table-cell office:value-type="float" office:value="6134.4599135" calcext:value-type="float">
            <text:p>6134.45991350000</text:p>
          </table:table-cell>
          <table:table-cell office:value-type="float" office:value="362.658908637" calcext:value-type="float">
            <text:p>362.65890863700</text:p>
          </table:table-cell>
          <table:table-cell table:formula="of:=CONCATENATE([.A1816];&quot;-&quot;;[.B1816])" office:value-type="string" office:string-value="65-424" calcext:value-type="string">
            <text:p>65-42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14</text:p>
          </table:table-cell>
          <table:table-cell office:value-type="float" office:value="115714.436714" calcext:value-type="float">
            <text:p>115714.43671400000</text:p>
          </table:table-cell>
          <table:table-cell office:value-type="float" office:value="1658.35954482" calcext:value-type="float">
            <text:p>1658.35954482000</text:p>
          </table:table-cell>
          <table:table-cell table:formula="of:=CONCATENATE([.A1817];&quot;-&quot;;[.B1817])" office:value-type="string" office:string-value="63-014" calcext:value-type="string">
            <text:p>63-01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00</text:p>
          </table:table-cell>
          <table:table-cell office:value-type="float" office:value="348240.917431" calcext:value-type="float">
            <text:p>348240.91743100000</text:p>
          </table:table-cell>
          <table:table-cell office:value-type="float" office:value="3417.2915187" calcext:value-type="float">
            <text:p>3417.29151870000</text:p>
          </table:table-cell>
          <table:table-cell table:formula="of:=CONCATENATE([.A1818];&quot;-&quot;;[.B1818])" office:value-type="string" office:string-value="64-100" calcext:value-type="string">
            <text:p>64-10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96</text:p>
          </table:table-cell>
          <table:table-cell office:value-type="float" office:value="2434297.05831" calcext:value-type="float">
            <text:p>2434297.05831000000</text:p>
          </table:table-cell>
          <table:table-cell office:value-type="float" office:value="7223.17970966" calcext:value-type="float">
            <text:p>7223.17970966000</text:p>
          </table:table-cell>
          <table:table-cell table:formula="of:=CONCATENATE([.A1819];&quot;-&quot;;[.B1819])" office:value-type="string" office:string-value="52-196" calcext:value-type="string">
            <text:p>52-196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059s</text:p>
          </table:table-cell>
          <table:table-cell office:value-type="float" office:value="320.05395" calcext:value-type="float">
            <text:p>320.05395000000</text:p>
          </table:table-cell>
          <table:table-cell office:value-type="float" office:value="72.2856615032" calcext:value-type="float">
            <text:p>72.28566150320</text:p>
          </table:table-cell>
          <table:table-cell table:formula="of:=CONCATENATE([.A1820];&quot;-&quot;;[.B1820])" office:value-type="string" office:string-value="63-059s" calcext:value-type="string">
            <text:p>63-059s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31</text:p>
          </table:table-cell>
          <table:table-cell office:value-type="float" office:value="103709.360319" calcext:value-type="float">
            <text:p>103709.36031900000</text:p>
          </table:table-cell>
          <table:table-cell office:value-type="float" office:value="1449.77207995" calcext:value-type="float">
            <text:p>1449.77207995000</text:p>
          </table:table-cell>
          <table:table-cell table:formula="of:=CONCATENATE([.A1821];&quot;-&quot;;[.B1821])" office:value-type="string" office:string-value="63-031" calcext:value-type="string">
            <text:p>63-03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15</text:p>
          </table:table-cell>
          <table:table-cell office:value-type="float" office:value="145583.223759" calcext:value-type="float">
            <text:p>145583.22375900000</text:p>
          </table:table-cell>
          <table:table-cell office:value-type="float" office:value="1908.50345197" calcext:value-type="float">
            <text:p>1908.50345197000</text:p>
          </table:table-cell>
          <table:table-cell table:formula="of:=CONCATENATE([.A1822];&quot;-&quot;;[.B1822])" office:value-type="string" office:string-value="63-015" calcext:value-type="string">
            <text:p>63-01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04</text:p>
          </table:table-cell>
          <table:table-cell office:value-type="float" office:value="475113.941864" calcext:value-type="float">
            <text:p>475113.94186400000</text:p>
          </table:table-cell>
          <table:table-cell office:value-type="float" office:value="3119.96195679" calcext:value-type="float">
            <text:p>3119.96195679000</text:p>
          </table:table-cell>
          <table:table-cell table:formula="of:=CONCATENATE([.A1823];&quot;-&quot;;[.B1823])" office:value-type="string" office:string-value="63-004" calcext:value-type="string">
            <text:p>63-00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55</text:p>
          </table:table-cell>
          <table:table-cell office:value-type="float" office:value="163147.238002" calcext:value-type="float">
            <text:p>163147.23800200000</text:p>
          </table:table-cell>
          <table:table-cell office:value-type="float" office:value="2091.92653434" calcext:value-type="float">
            <text:p>2091.92653434000</text:p>
          </table:table-cell>
          <table:table-cell table:formula="of:=CONCATENATE([.A1824];&quot;-&quot;;[.B1824])" office:value-type="string" office:string-value="63-055" calcext:value-type="string">
            <text:p>63-05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02</text:p>
          </table:table-cell>
          <table:table-cell office:value-type="float" office:value="947516.146555" calcext:value-type="float">
            <text:p>947516.14655500000</text:p>
          </table:table-cell>
          <table:table-cell office:value-type="float" office:value="6405.62726271" calcext:value-type="float">
            <text:p>6405.62726271000</text:p>
          </table:table-cell>
          <table:table-cell table:formula="of:=CONCATENATE([.A1825];&quot;-&quot;;[.B1825])" office:value-type="string" office:string-value="63-002" calcext:value-type="string">
            <text:p>63-00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94</text:p>
          </table:table-cell>
          <table:table-cell office:value-type="float" office:value="2116887.76382" calcext:value-type="float">
            <text:p>2116887.76382000000</text:p>
          </table:table-cell>
          <table:table-cell office:value-type="float" office:value="7545.25305075" calcext:value-type="float">
            <text:p>7545.25305075000</text:p>
          </table:table-cell>
          <table:table-cell table:formula="of:=CONCATENATE([.A1826];&quot;-&quot;;[.B1826])" office:value-type="string" office:string-value="63-194" calcext:value-type="string">
            <text:p>63-19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62</text:p>
          </table:table-cell>
          <table:table-cell office:value-type="float" office:value="215384.060579" calcext:value-type="float">
            <text:p>215384.06057900000</text:p>
          </table:table-cell>
          <table:table-cell office:value-type="float" office:value="2084.6972181" calcext:value-type="float">
            <text:p>2084.69721810000</text:p>
          </table:table-cell>
          <table:table-cell table:formula="of:=CONCATENATE([.A1827];&quot;-&quot;;[.B1827])" office:value-type="string" office:string-value="63-162" calcext:value-type="string">
            <text:p>63-16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22</text:p>
          </table:table-cell>
          <table:table-cell office:value-type="float" office:value="139398.166318" calcext:value-type="float">
            <text:p>139398.16631800000</text:p>
          </table:table-cell>
          <table:table-cell office:value-type="float" office:value="1842.35306775" calcext:value-type="float">
            <text:p>1842.35306775000</text:p>
          </table:table-cell>
          <table:table-cell table:formula="of:=CONCATENATE([.A1828];&quot;-&quot;;[.B1828])" office:value-type="string" office:string-value="63-022" calcext:value-type="string">
            <text:p>63-02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51</text:p>
          </table:table-cell>
          <table:table-cell office:value-type="float" office:value="144910.776287" calcext:value-type="float">
            <text:p>144910.77628700000</text:p>
          </table:table-cell>
          <table:table-cell office:value-type="float" office:value="2110.67324874" calcext:value-type="float">
            <text:p>2110.67324874000</text:p>
          </table:table-cell>
          <table:table-cell table:formula="of:=CONCATENATE([.A1829];&quot;-&quot;;[.B1829])" office:value-type="string" office:string-value="63-051" calcext:value-type="string">
            <text:p>63-05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34</text:p>
          </table:table-cell>
          <table:table-cell office:value-type="float" office:value="329448.212096" calcext:value-type="float">
            <text:p>329448.21209600000</text:p>
          </table:table-cell>
          <table:table-cell office:value-type="float" office:value="3444.82126066" calcext:value-type="float">
            <text:p>3444.82126066000</text:p>
          </table:table-cell>
          <table:table-cell table:formula="of:=CONCATENATE([.A1830];&quot;-&quot;;[.B1830])" office:value-type="string" office:string-value="63-034" calcext:value-type="string">
            <text:p>63-03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200</text:p>
          </table:table-cell>
          <table:table-cell office:value-type="float" office:value="56748464.592" calcext:value-type="float">
            <text:p>56748464.59200000000</text:p>
          </table:table-cell>
          <table:table-cell office:value-type="float" office:value="29853.0543536" calcext:value-type="float">
            <text:p>29853.05435360000</text:p>
          </table:table-cell>
          <table:table-cell table:formula="of:=CONCATENATE([.A1831];&quot;-&quot;;[.B1831])" office:value-type="string" office:string-value="63-200" calcext:value-type="string">
            <text:p>63-20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12</text:p>
          </table:table-cell>
          <table:table-cell office:value-type="float" office:value="250881.178193" calcext:value-type="float">
            <text:p>250881.17819300000</text:p>
          </table:table-cell>
          <table:table-cell office:value-type="float" office:value="2854.02627795" calcext:value-type="float">
            <text:p>2854.02627795000</text:p>
          </table:table-cell>
          <table:table-cell table:formula="of:=CONCATENATE([.A1832];&quot;-&quot;;[.B1832])" office:value-type="string" office:string-value="63-012" calcext:value-type="string">
            <text:p>63-01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65</text:p>
          </table:table-cell>
          <table:table-cell office:value-type="float" office:value="170011.503112" calcext:value-type="float">
            <text:p>170011.50311200000</text:p>
          </table:table-cell>
          <table:table-cell office:value-type="float" office:value="2800.95414521" calcext:value-type="float">
            <text:p>2800.95414521000</text:p>
          </table:table-cell>
          <table:table-cell table:formula="of:=CONCATENATE([.A1833];&quot;-&quot;;[.B1833])" office:value-type="string" office:string-value="63-065" calcext:value-type="string">
            <text:p>63-06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015s</text:p>
          </table:table-cell>
          <table:table-cell office:value-type="float" office:value="13904.9318195" calcext:value-type="float">
            <text:p>13904.93181950000</text:p>
          </table:table-cell>
          <table:table-cell office:value-type="float" office:value="711.55921243" calcext:value-type="float">
            <text:p>711.55921243000</text:p>
          </table:table-cell>
          <table:table-cell table:formula="of:=CONCATENATE([.A1834];&quot;-&quot;;[.B1834])" office:value-type="string" office:string-value="64-015s" calcext:value-type="string">
            <text:p>64-015s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152s</text:p>
          </table:table-cell>
          <table:table-cell office:value-type="float" office:value="3474.276205" calcext:value-type="float">
            <text:p>3474.27620500000</text:p>
          </table:table-cell>
          <table:table-cell office:value-type="float" office:value="278.51410991" calcext:value-type="float">
            <text:p>278.51410991000</text:p>
          </table:table-cell>
          <table:table-cell table:formula="of:=CONCATENATE([.A1835];&quot;-&quot;;[.B1835])" office:value-type="string" office:string-value="64-152s" calcext:value-type="string">
            <text:p>64-152s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113s</text:p>
          </table:table-cell>
          <table:table-cell office:value-type="float" office:value="24223.2001615" calcext:value-type="float">
            <text:p>24223.20016150000</text:p>
          </table:table-cell>
          <table:table-cell office:value-type="float" office:value="723.866060237" calcext:value-type="float">
            <text:p>723.86606023700</text:p>
          </table:table-cell>
          <table:table-cell table:formula="of:=CONCATENATE([.A1836];&quot;-&quot;;[.B1836])" office:value-type="string" office:string-value="64-113s" calcext:value-type="string">
            <text:p>64-113s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16</text:p>
          </table:table-cell>
          <table:table-cell office:value-type="float" office:value="367970.692373" calcext:value-type="float">
            <text:p>367970.69237300000</text:p>
          </table:table-cell>
          <table:table-cell office:value-type="float" office:value="4544.17624878" calcext:value-type="float">
            <text:p>4544.17624878000</text:p>
          </table:table-cell>
          <table:table-cell table:formula="of:=CONCATENATE([.A1837];&quot;-&quot;;[.B1837])" office:value-type="string" office:string-value="64-016" calcext:value-type="string">
            <text:p>64-016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16</text:p>
          </table:table-cell>
          <table:table-cell office:value-type="float" office:value="70267.9122105" calcext:value-type="float">
            <text:p>70267.91221050000</text:p>
          </table:table-cell>
          <table:table-cell office:value-type="float" office:value="1088.62482469" calcext:value-type="float">
            <text:p>1088.62482469000</text:p>
          </table:table-cell>
          <table:table-cell table:formula="of:=CONCATENATE([.A1838];&quot;-&quot;;[.B1838])" office:value-type="string" office:string-value="63-116" calcext:value-type="string">
            <text:p>63-116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91</text:p>
          </table:table-cell>
          <table:table-cell office:value-type="float" office:value="266573.274743" calcext:value-type="float">
            <text:p>266573.27474300000</text:p>
          </table:table-cell>
          <table:table-cell office:value-type="float" office:value="2970.6840704" calcext:value-type="float">
            <text:p>2970.68407040000</text:p>
          </table:table-cell>
          <table:table-cell table:formula="of:=CONCATENATE([.A1839];&quot;-&quot;;[.B1839])" office:value-type="string" office:string-value="63-091" calcext:value-type="string">
            <text:p>63-09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69</text:p>
          </table:table-cell>
          <table:table-cell office:value-type="float" office:value="112975.179705" calcext:value-type="float">
            <text:p>112975.17970500000</text:p>
          </table:table-cell>
          <table:table-cell office:value-type="float" office:value="1864.67659815" calcext:value-type="float">
            <text:p>1864.67659815000</text:p>
          </table:table-cell>
          <table:table-cell table:formula="of:=CONCATENATE([.A1840];&quot;-&quot;;[.B1840])" office:value-type="string" office:string-value="62-169" calcext:value-type="string">
            <text:p>62-16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77</text:p>
          </table:table-cell>
          <table:table-cell office:value-type="float" office:value="66372.2041515" calcext:value-type="float">
            <text:p>66372.20415150000</text:p>
          </table:table-cell>
          <table:table-cell office:value-type="float" office:value="1929.05260606" calcext:value-type="float">
            <text:p>1929.05260606000</text:p>
          </table:table-cell>
          <table:table-cell table:formula="of:=CONCATENATE([.A1841];&quot;-&quot;;[.B1841])" office:value-type="string" office:string-value="62-177" calcext:value-type="string">
            <text:p>62-17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65</text:p>
          </table:table-cell>
          <table:table-cell office:value-type="float" office:value="59575.9018565" calcext:value-type="float">
            <text:p>59575.90185650000</text:p>
          </table:table-cell>
          <table:table-cell office:value-type="float" office:value="1582.48252636" calcext:value-type="float">
            <text:p>1582.48252636000</text:p>
          </table:table-cell>
          <table:table-cell table:formula="of:=CONCATENATE([.A1842];&quot;-&quot;;[.B1842])" office:value-type="string" office:string-value="62-165" calcext:value-type="string">
            <text:p>62-16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16</text:p>
          </table:table-cell>
          <table:table-cell office:value-type="float" office:value="116739.168608" calcext:value-type="float">
            <text:p>116739.16860800000</text:p>
          </table:table-cell>
          <table:table-cell office:value-type="float" office:value="1684.13505441" calcext:value-type="float">
            <text:p>1684.13505441000</text:p>
          </table:table-cell>
          <table:table-cell table:formula="of:=CONCATENATE([.A1843];&quot;-&quot;;[.B1843])" office:value-type="string" office:string-value="62-216" calcext:value-type="string">
            <text:p>62-21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18</text:p>
          </table:table-cell>
          <table:table-cell office:value-type="float" office:value="98796.284511" calcext:value-type="float">
            <text:p>98796.28451100000</text:p>
          </table:table-cell>
          <table:table-cell office:value-type="float" office:value="1279.28662264" calcext:value-type="float">
            <text:p>1279.28662264000</text:p>
          </table:table-cell>
          <table:table-cell table:formula="of:=CONCATENATE([.A1844];&quot;-&quot;;[.B1844])" office:value-type="string" office:string-value="62-218" calcext:value-type="string">
            <text:p>62-21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46</text:p>
          </table:table-cell>
          <table:table-cell office:value-type="float" office:value="101251.000032" calcext:value-type="float">
            <text:p>101251.00003200000</text:p>
          </table:table-cell>
          <table:table-cell office:value-type="float" office:value="1479.93976556" calcext:value-type="float">
            <text:p>1479.93976556000</text:p>
          </table:table-cell>
          <table:table-cell table:formula="of:=CONCATENATE([.A1845];&quot;-&quot;;[.B1845])" office:value-type="string" office:string-value="62-246" calcext:value-type="string">
            <text:p>62-24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39</text:p>
          </table:table-cell>
          <table:table-cell office:value-type="float" office:value="90772.486514" calcext:value-type="float">
            <text:p>90772.48651400000</text:p>
          </table:table-cell>
          <table:table-cell office:value-type="float" office:value="1379.71939009" calcext:value-type="float">
            <text:p>1379.71939009000</text:p>
          </table:table-cell>
          <table:table-cell table:formula="of:=CONCATENATE([.A1846];&quot;-&quot;;[.B1846])" office:value-type="string" office:string-value="65-139" calcext:value-type="string">
            <text:p>65-139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27</text:p>
          </table:table-cell>
          <table:table-cell office:value-type="float" office:value="122619.708635" calcext:value-type="float">
            <text:p>122619.70863500000</text:p>
          </table:table-cell>
          <table:table-cell office:value-type="float" office:value="1472.68681005" calcext:value-type="float">
            <text:p>1472.68681005000</text:p>
          </table:table-cell>
          <table:table-cell table:formula="of:=CONCATENATE([.A1847];&quot;-&quot;;[.B1847])" office:value-type="string" office:string-value="63-127" calcext:value-type="string">
            <text:p>63-12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20</text:p>
          </table:table-cell>
          <table:table-cell office:value-type="float" office:value="64866.328615" calcext:value-type="float">
            <text:p>64866.32861500000</text:p>
          </table:table-cell>
          <table:table-cell office:value-type="float" office:value="1285.13576261" calcext:value-type="float">
            <text:p>1285.13576261000</text:p>
          </table:table-cell>
          <table:table-cell table:formula="of:=CONCATENATE([.A1848];&quot;-&quot;;[.B1848])" office:value-type="string" office:string-value="64-120" calcext:value-type="string">
            <text:p>64-12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60</text:p>
          </table:table-cell>
          <table:table-cell office:value-type="float" office:value="203359.652" calcext:value-type="float">
            <text:p>203359.65200000000</text:p>
          </table:table-cell>
          <table:table-cell office:value-type="float" office:value="2111.4650847" calcext:value-type="float">
            <text:p>2111.46508470000</text:p>
          </table:table-cell>
          <table:table-cell table:formula="of:=CONCATENATE([.A1849];&quot;-&quot;;[.B1849])" office:value-type="string" office:string-value="52-160" calcext:value-type="string">
            <text:p>52-16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93</text:p>
          </table:table-cell>
          <table:table-cell office:value-type="float" office:value="360294.999209" calcext:value-type="float">
            <text:p>360294.99920900000</text:p>
          </table:table-cell>
          <table:table-cell office:value-type="float" office:value="2895.06925195" calcext:value-type="float">
            <text:p>2895.06925195000</text:p>
          </table:table-cell>
          <table:table-cell table:formula="of:=CONCATENATE([.A1850];&quot;-&quot;;[.B1850])" office:value-type="string" office:string-value="63-193" calcext:value-type="string">
            <text:p>63-19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38</text:p>
          </table:table-cell>
          <table:table-cell office:value-type="float" office:value="109109.958536" calcext:value-type="float">
            <text:p>109109.95853600000</text:p>
          </table:table-cell>
          <table:table-cell office:value-type="float" office:value="1343.00498713" calcext:value-type="float">
            <text:p>1343.00498713000</text:p>
          </table:table-cell>
          <table:table-cell table:formula="of:=CONCATENATE([.A1851];&quot;-&quot;;[.B1851])" office:value-type="string" office:string-value="65-138" calcext:value-type="string">
            <text:p>65-13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23</text:p>
          </table:table-cell>
          <table:table-cell office:value-type="float" office:value="8297.359068" calcext:value-type="float">
            <text:p>8297.35906800000</text:p>
          </table:table-cell>
          <table:table-cell office:value-type="float" office:value="379.725862219" calcext:value-type="float">
            <text:p>379.72586221900</text:p>
          </table:table-cell>
          <table:table-cell table:formula="of:=CONCATENATE([.A1852];&quot;-&quot;;[.B1852])" office:value-type="string" office:string-value="65-423" calcext:value-type="string">
            <text:p>65-42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79</text:p>
          </table:table-cell>
          <table:table-cell office:value-type="float" office:value="149767.250201" calcext:value-type="float">
            <text:p>149767.25020100000</text:p>
          </table:table-cell>
          <table:table-cell office:value-type="float" office:value="1606.16212634" calcext:value-type="float">
            <text:p>1606.16212634000</text:p>
          </table:table-cell>
          <table:table-cell table:formula="of:=CONCATENATE([.A1853];&quot;-&quot;;[.B1853])" office:value-type="string" office:string-value="63-079" calcext:value-type="string">
            <text:p>63-07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37</text:p>
          </table:table-cell>
          <table:table-cell office:value-type="float" office:value="3322.27231" calcext:value-type="float">
            <text:p>3322.27231000000</text:p>
          </table:table-cell>
          <table:table-cell office:value-type="float" office:value="230.005402487" calcext:value-type="float">
            <text:p>230.00540248700</text:p>
          </table:table-cell>
          <table:table-cell table:formula="of:=CONCATENATE([.A1854];&quot;-&quot;;[.B1854])" office:value-type="string" office:string-value="65-437" calcext:value-type="string">
            <text:p>65-43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93</text:p>
          </table:table-cell>
          <table:table-cell office:value-type="float" office:value="62861.611042" calcext:value-type="float">
            <text:p>62861.61104200000</text:p>
          </table:table-cell>
          <table:table-cell office:value-type="float" office:value="1173.72060986" calcext:value-type="float">
            <text:p>1173.72060986000</text:p>
          </table:table-cell>
          <table:table-cell table:formula="of:=CONCATENATE([.A1855];&quot;-&quot;;[.B1855])" office:value-type="string" office:string-value="64-093" calcext:value-type="string">
            <text:p>64-09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80</text:p>
          </table:table-cell>
          <table:table-cell office:value-type="float" office:value="146078.049943" calcext:value-type="float">
            <text:p>146078.04994300000</text:p>
          </table:table-cell>
          <table:table-cell office:value-type="float" office:value="1720.75559691" calcext:value-type="float">
            <text:p>1720.75559691000</text:p>
          </table:table-cell>
          <table:table-cell table:formula="of:=CONCATENATE([.A1856];&quot;-&quot;;[.B1856])" office:value-type="string" office:string-value="63-080" calcext:value-type="string">
            <text:p>63-08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62</text:p>
          </table:table-cell>
          <table:table-cell office:value-type="float" office:value="123834.339889" calcext:value-type="float">
            <text:p>123834.33988900000</text:p>
          </table:table-cell>
          <table:table-cell office:value-type="float" office:value="1659.54901579" calcext:value-type="float">
            <text:p>1659.54901579000</text:p>
          </table:table-cell>
          <table:table-cell table:formula="of:=CONCATENATE([.A1857];&quot;-&quot;;[.B1857])" office:value-type="string" office:string-value="52-162" calcext:value-type="string">
            <text:p>52-16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76</text:p>
          </table:table-cell>
          <table:table-cell office:value-type="float" office:value="101268.952146" calcext:value-type="float">
            <text:p>101268.95214600000</text:p>
          </table:table-cell>
          <table:table-cell office:value-type="float" office:value="1585.23557307" calcext:value-type="float">
            <text:p>1585.23557307000</text:p>
          </table:table-cell>
          <table:table-cell table:formula="of:=CONCATENATE([.A1858];&quot;-&quot;;[.B1858])" office:value-type="string" office:string-value="63-076" calcext:value-type="string">
            <text:p>63-07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36</text:p>
          </table:table-cell>
          <table:table-cell office:value-type="float" office:value="41309.5807335" calcext:value-type="float">
            <text:p>41309.58073350000</text:p>
          </table:table-cell>
          <table:table-cell office:value-type="float" office:value="964.80298059" calcext:value-type="float">
            <text:p>964.80298059000</text:p>
          </table:table-cell>
          <table:table-cell table:formula="of:=CONCATENATE([.A1859];&quot;-&quot;;[.B1859])" office:value-type="string" office:string-value="65-236" calcext:value-type="string">
            <text:p>65-236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29</text:p>
          </table:table-cell>
          <table:table-cell office:value-type="float" office:value="1092709.2034" calcext:value-type="float">
            <text:p>1092709.20340000000</text:p>
          </table:table-cell>
          <table:table-cell office:value-type="float" office:value="4747.88257499" calcext:value-type="float">
            <text:p>4747.88257499000</text:p>
          </table:table-cell>
          <table:table-cell table:formula="of:=CONCATENATE([.A1860];&quot;-&quot;;[.B1860])" office:value-type="string" office:string-value="63-129" calcext:value-type="string">
            <text:p>63-12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67</text:p>
          </table:table-cell>
          <table:table-cell office:value-type="float" office:value="115500.804792" calcext:value-type="float">
            <text:p>115500.80479200000</text:p>
          </table:table-cell>
          <table:table-cell office:value-type="float" office:value="1722.28993873" calcext:value-type="float">
            <text:p>1722.28993873000</text:p>
          </table:table-cell>
          <table:table-cell table:formula="of:=CONCATENATE([.A1861];&quot;-&quot;;[.B1861])" office:value-type="string" office:string-value="64-067" calcext:value-type="string">
            <text:p>64-06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04</text:p>
          </table:table-cell>
          <table:table-cell office:value-type="float" office:value="160203.729219" calcext:value-type="float">
            <text:p>160203.72921900000</text:p>
          </table:table-cell>
          <table:table-cell office:value-type="float" office:value="2020.53909029" calcext:value-type="float">
            <text:p>2020.53909029000</text:p>
          </table:table-cell>
          <table:table-cell table:formula="of:=CONCATENATE([.A1862];&quot;-&quot;;[.B1862])" office:value-type="string" office:string-value="63-104" calcext:value-type="string">
            <text:p>63-10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65</text:p>
          </table:table-cell>
          <table:table-cell office:value-type="float" office:value="1457999.80925" calcext:value-type="float">
            <text:p>1457999.80925000000</text:p>
          </table:table-cell>
          <table:table-cell office:value-type="float" office:value="6333.90363954" calcext:value-type="float">
            <text:p>6333.90363954000</text:p>
          </table:table-cell>
          <table:table-cell table:formula="of:=CONCATENATE([.A1863];&quot;-&quot;;[.B1863])" office:value-type="string" office:string-value="52-165" calcext:value-type="string">
            <text:p>52-16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79</text:p>
          </table:table-cell>
          <table:table-cell office:value-type="float" office:value="50469.4582655" calcext:value-type="float">
            <text:p>50469.45826550000</text:p>
          </table:table-cell>
          <table:table-cell office:value-type="float" office:value="1231.73132921" calcext:value-type="float">
            <text:p>1231.73132921000</text:p>
          </table:table-cell>
          <table:table-cell table:formula="of:=CONCATENATE([.A1864];&quot;-&quot;;[.B1864])" office:value-type="string" office:string-value="64-079" calcext:value-type="string">
            <text:p>64-07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11</text:p>
          </table:table-cell>
          <table:table-cell office:value-type="float" office:value="102049.045118" calcext:value-type="float">
            <text:p>102049.04511800000</text:p>
          </table:table-cell>
          <table:table-cell office:value-type="float" office:value="2041.89440098" calcext:value-type="float">
            <text:p>2041.89440098000</text:p>
          </table:table-cell>
          <table:table-cell table:formula="of:=CONCATENATE([.A1865];&quot;-&quot;;[.B1865])" office:value-type="string" office:string-value="64-111" calcext:value-type="string">
            <text:p>64-11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75</text:p>
          </table:table-cell>
          <table:table-cell office:value-type="float" office:value="106898.562462" calcext:value-type="float">
            <text:p>106898.56246200000</text:p>
          </table:table-cell>
          <table:table-cell office:value-type="float" office:value="1363.6173737" calcext:value-type="float">
            <text:p>1363.61737370000</text:p>
          </table:table-cell>
          <table:table-cell table:formula="of:=CONCATENATE([.A1866];&quot;-&quot;;[.B1866])" office:value-type="string" office:string-value="52-075" calcext:value-type="string">
            <text:p>52-07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55</text:p>
          </table:table-cell>
          <table:table-cell office:value-type="float" office:value="144007.880581" calcext:value-type="float">
            <text:p>144007.88058100000</text:p>
          </table:table-cell>
          <table:table-cell office:value-type="float" office:value="1667.54294675" calcext:value-type="float">
            <text:p>1667.54294675000</text:p>
          </table:table-cell>
          <table:table-cell table:formula="of:=CONCATENATE([.A1867];&quot;-&quot;;[.B1867])" office:value-type="string" office:string-value="63-155" calcext:value-type="string">
            <text:p>63-15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83</text:p>
          </table:table-cell>
          <table:table-cell office:value-type="float" office:value="174206.509741" calcext:value-type="float">
            <text:p>174206.50974100000</text:p>
          </table:table-cell>
          <table:table-cell office:value-type="float" office:value="2022.75957926" calcext:value-type="float">
            <text:p>2022.75957926000</text:p>
          </table:table-cell>
          <table:table-cell table:formula="of:=CONCATENATE([.A1868];&quot;-&quot;;[.B1868])" office:value-type="string" office:string-value="65-183" calcext:value-type="string">
            <text:p>65-18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82</text:p>
          </table:table-cell>
          <table:table-cell office:value-type="float" office:value="124833.373783" calcext:value-type="float">
            <text:p>124833.37378300000</text:p>
          </table:table-cell>
          <table:table-cell office:value-type="float" office:value="1623.30151551" calcext:value-type="float">
            <text:p>1623.30151551000</text:p>
          </table:table-cell>
          <table:table-cell table:formula="of:=CONCATENATE([.A1869];&quot;-&quot;;[.B1869])" office:value-type="string" office:string-value="63-082" calcext:value-type="string">
            <text:p>63-08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25</text:p>
          </table:table-cell>
          <table:table-cell office:value-type="float" office:value="532515.286609" calcext:value-type="float">
            <text:p>532515.28660900000</text:p>
          </table:table-cell>
          <table:table-cell office:value-type="float" office:value="3556.06938368" calcext:value-type="float">
            <text:p>3556.06938368000</text:p>
          </table:table-cell>
          <table:table-cell table:formula="of:=CONCATENATE([.A1870];&quot;-&quot;;[.B1870])" office:value-type="string" office:string-value="52-225" calcext:value-type="string">
            <text:p>52-22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82</text:p>
          </table:table-cell>
          <table:table-cell office:value-type="float" office:value="182349.606054" calcext:value-type="float">
            <text:p>182349.60605400000</text:p>
          </table:table-cell>
          <table:table-cell office:value-type="float" office:value="2286.11456699" calcext:value-type="float">
            <text:p>2286.11456699000</text:p>
          </table:table-cell>
          <table:table-cell table:formula="of:=CONCATENATE([.A1871];&quot;-&quot;;[.B1871])" office:value-type="string" office:string-value="64-082" calcext:value-type="string">
            <text:p>64-08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10</text:p>
          </table:table-cell>
          <table:table-cell office:value-type="float" office:value="61338.660874" calcext:value-type="float">
            <text:p>61338.66087400000</text:p>
          </table:table-cell>
          <table:table-cell office:value-type="float" office:value="1069.88943768" calcext:value-type="float">
            <text:p>1069.88943768000</text:p>
          </table:table-cell>
          <table:table-cell table:formula="of:=CONCATENATE([.A1872];&quot;-&quot;;[.B1872])" office:value-type="string" office:string-value="64-110" calcext:value-type="string">
            <text:p>64-11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91</text:p>
          </table:table-cell>
          <table:table-cell office:value-type="float" office:value="94502.9578375" calcext:value-type="float">
            <text:p>94502.95783750000</text:p>
          </table:table-cell>
          <table:table-cell office:value-type="float" office:value="1567.23418857" calcext:value-type="float">
            <text:p>1567.23418857000</text:p>
          </table:table-cell>
          <table:table-cell table:formula="of:=CONCATENATE([.A1873];&quot;-&quot;;[.B1873])" office:value-type="string" office:string-value="52-091" calcext:value-type="string">
            <text:p>52-09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08</text:p>
          </table:table-cell>
          <table:table-cell office:value-type="float" office:value="271054.535259" calcext:value-type="float">
            <text:p>271054.53525900000</text:p>
          </table:table-cell>
          <table:table-cell office:value-type="float" office:value="3210.81035728" calcext:value-type="float">
            <text:p>3210.81035728000</text:p>
          </table:table-cell>
          <table:table-cell table:formula="of:=CONCATENATE([.A1874];&quot;-&quot;;[.B1874])" office:value-type="string" office:string-value="52-208" calcext:value-type="string">
            <text:p>52-20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14</text:p>
          </table:table-cell>
          <table:table-cell office:value-type="float" office:value="15381.2473655" calcext:value-type="float">
            <text:p>15381.24736550000</text:p>
          </table:table-cell>
          <table:table-cell office:value-type="float" office:value="634.281757559" calcext:value-type="float">
            <text:p>634.28175755900</text:p>
          </table:table-cell>
          <table:table-cell table:formula="of:=CONCATENATE([.A1875];&quot;-&quot;;[.B1875])" office:value-type="string" office:string-value="65-414" calcext:value-type="string">
            <text:p>65-41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10</text:p>
          </table:table-cell>
          <table:table-cell office:value-type="float" office:value="125588.459785" calcext:value-type="float">
            <text:p>125588.45978500000</text:p>
          </table:table-cell>
          <table:table-cell office:value-type="float" office:value="1825.45677478" calcext:value-type="float">
            <text:p>1825.45677478000</text:p>
          </table:table-cell>
          <table:table-cell table:formula="of:=CONCATENATE([.A1876];&quot;-&quot;;[.B1876])" office:value-type="string" office:string-value="64-010" calcext:value-type="string">
            <text:p>64-01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02</text:p>
          </table:table-cell>
          <table:table-cell office:value-type="float" office:value="113240.554486" calcext:value-type="float">
            <text:p>113240.55448600000</text:p>
          </table:table-cell>
          <table:table-cell office:value-type="float" office:value="1964.80864464" calcext:value-type="float">
            <text:p>1964.80864464000</text:p>
          </table:table-cell>
          <table:table-cell table:formula="of:=CONCATENATE([.A1877];&quot;-&quot;;[.B1877])" office:value-type="string" office:string-value="63-102" calcext:value-type="string">
            <text:p>63-10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05</text:p>
          </table:table-cell>
          <table:table-cell office:value-type="float" office:value="5474.3481155" calcext:value-type="float">
            <text:p>5474.34811550000</text:p>
          </table:table-cell>
          <table:table-cell office:value-type="float" office:value="300.77131406" calcext:value-type="float">
            <text:p>300.77131406000</text:p>
          </table:table-cell>
          <table:table-cell table:formula="of:=CONCATENATE([.A1878];&quot;-&quot;;[.B1878])" office:value-type="string" office:string-value="65-405" calcext:value-type="string">
            <text:p>65-40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42</text:p>
          </table:table-cell>
          <table:table-cell office:value-type="float" office:value="123419.381583" calcext:value-type="float">
            <text:p>123419.38158300000</text:p>
          </table:table-cell>
          <table:table-cell office:value-type="float" office:value="2110.85911687" calcext:value-type="float">
            <text:p>2110.85911687000</text:p>
          </table:table-cell>
          <table:table-cell table:formula="of:=CONCATENATE([.A1879];&quot;-&quot;;[.B1879])" office:value-type="string" office:string-value="63-042" calcext:value-type="string">
            <text:p>63-04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45</text:p>
          </table:table-cell>
          <table:table-cell office:value-type="float" office:value="121357.418" calcext:value-type="float">
            <text:p>121357.41800000000</text:p>
          </table:table-cell>
          <table:table-cell office:value-type="float" office:value="1619.77967028" calcext:value-type="float">
            <text:p>1619.77967028000</text:p>
          </table:table-cell>
          <table:table-cell table:formula="of:=CONCATENATE([.A1880];&quot;-&quot;;[.B1880])" office:value-type="string" office:string-value="63-145" calcext:value-type="string">
            <text:p>63-14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11</text:p>
          </table:table-cell>
          <table:table-cell office:value-type="float" office:value="223445.074332" calcext:value-type="float">
            <text:p>223445.07433200000</text:p>
          </table:table-cell>
          <table:table-cell office:value-type="float" office:value="2338.95891804" calcext:value-type="float">
            <text:p>2338.95891804000</text:p>
          </table:table-cell>
          <table:table-cell table:formula="of:=CONCATENATE([.A1881];&quot;-&quot;;[.B1881])" office:value-type="string" office:string-value="63-111" calcext:value-type="string">
            <text:p>63-11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37</text:p>
          </table:table-cell>
          <table:table-cell office:value-type="float" office:value="144309.020354" calcext:value-type="float">
            <text:p>144309.02035400000</text:p>
          </table:table-cell>
          <table:table-cell office:value-type="float" office:value="2995.36679784" calcext:value-type="float">
            <text:p>2995.36679784000</text:p>
          </table:table-cell>
          <table:table-cell table:formula="of:=CONCATENATE([.A1882];&quot;-&quot;;[.B1882])" office:value-type="string" office:string-value="63-037" calcext:value-type="string">
            <text:p>63-037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08</text:p>
          </table:table-cell>
          <table:table-cell office:value-type="float" office:value="139040.957449" calcext:value-type="float">
            <text:p>139040.95744900000</text:p>
          </table:table-cell>
          <table:table-cell office:value-type="float" office:value="1546.39631962" calcext:value-type="float">
            <text:p>1546.39631962000</text:p>
          </table:table-cell>
          <table:table-cell table:formula="of:=CONCATENATE([.A1883];&quot;-&quot;;[.B1883])" office:value-type="string" office:string-value="65-008" calcext:value-type="string">
            <text:p>65-00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71</text:p>
          </table:table-cell>
          <table:table-cell office:value-type="float" office:value="63319.762697" calcext:value-type="float">
            <text:p>63319.76269700000</text:p>
          </table:table-cell>
          <table:table-cell office:value-type="float" office:value="1010.77534927" calcext:value-type="float">
            <text:p>1010.77534927000</text:p>
          </table:table-cell>
          <table:table-cell table:formula="of:=CONCATENATE([.A1884];&quot;-&quot;;[.B1884])" office:value-type="string" office:string-value="63-071" calcext:value-type="string">
            <text:p>63-07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11</text:p>
          </table:table-cell>
          <table:table-cell office:value-type="float" office:value="167614.618989" calcext:value-type="float">
            <text:p>167614.61898900000</text:p>
          </table:table-cell>
          <table:table-cell office:value-type="float" office:value="2153.5769262" calcext:value-type="float">
            <text:p>2153.57692620000</text:p>
          </table:table-cell>
          <table:table-cell table:formula="of:=CONCATENATE([.A1885];&quot;-&quot;;[.B1885])" office:value-type="string" office:string-value="63-011" calcext:value-type="string">
            <text:p>63-01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47</text:p>
          </table:table-cell>
          <table:table-cell office:value-type="float" office:value="217562.254776" calcext:value-type="float">
            <text:p>217562.25477600000</text:p>
          </table:table-cell>
          <table:table-cell office:value-type="float" office:value="2498.94649935" calcext:value-type="float">
            <text:p>2498.94649935000</text:p>
          </table:table-cell>
          <table:table-cell table:formula="of:=CONCATENATE([.A1886];&quot;-&quot;;[.B1886])" office:value-type="string" office:string-value="52-147" calcext:value-type="string">
            <text:p>52-147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08</text:p>
          </table:table-cell>
          <table:table-cell office:value-type="float" office:value="7416.0517475" calcext:value-type="float">
            <text:p>7416.05174750000</text:p>
          </table:table-cell>
          <table:table-cell office:value-type="float" office:value="350.330262793" calcext:value-type="float">
            <text:p>350.33026279300</text:p>
          </table:table-cell>
          <table:table-cell table:formula="of:=CONCATENATE([.A1887];&quot;-&quot;;[.B1887])" office:value-type="string" office:string-value="65-408" calcext:value-type="string">
            <text:p>65-40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65</text:p>
          </table:table-cell>
          <table:table-cell office:value-type="float" office:value="234062.432644" calcext:value-type="float">
            <text:p>234062.43264400000</text:p>
          </table:table-cell>
          <table:table-cell office:value-type="float" office:value="2611.22014006" calcext:value-type="float">
            <text:p>2611.22014006000</text:p>
          </table:table-cell>
          <table:table-cell table:formula="of:=CONCATENATE([.A1888];&quot;-&quot;;[.B1888])" office:value-type="string" office:string-value="64-065" calcext:value-type="string">
            <text:p>64-06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69</text:p>
          </table:table-cell>
          <table:table-cell office:value-type="float" office:value="75617.8804505" calcext:value-type="float">
            <text:p>75617.88045050000</text:p>
          </table:table-cell>
          <table:table-cell office:value-type="float" office:value="1310.82990413" calcext:value-type="float">
            <text:p>1310.82990413000</text:p>
          </table:table-cell>
          <table:table-cell table:formula="of:=CONCATENATE([.A1889];&quot;-&quot;;[.B1889])" office:value-type="string" office:string-value="52-069" calcext:value-type="string">
            <text:p>52-06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07</text:p>
          </table:table-cell>
          <table:table-cell office:value-type="float" office:value="2811124.2671" calcext:value-type="float">
            <text:p>2811124.26710000000</text:p>
          </table:table-cell>
          <table:table-cell office:value-type="float" office:value="9187.90693538" calcext:value-type="float">
            <text:p>9187.90693538000</text:p>
          </table:table-cell>
          <table:table-cell table:formula="of:=CONCATENATE([.A1890];&quot;-&quot;;[.B1890])" office:value-type="string" office:string-value="65-007" calcext:value-type="string">
            <text:p>65-00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71</text:p>
          </table:table-cell>
          <table:table-cell office:value-type="float" office:value="173943.881538" calcext:value-type="float">
            <text:p>173943.88153800000</text:p>
          </table:table-cell>
          <table:table-cell office:value-type="float" office:value="1769.07584464" calcext:value-type="float">
            <text:p>1769.07584464000</text:p>
          </table:table-cell>
          <table:table-cell table:formula="of:=CONCATENATE([.A1891];&quot;-&quot;;[.B1891])" office:value-type="string" office:string-value="52-171" calcext:value-type="string">
            <text:p>52-17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06</text:p>
          </table:table-cell>
          <table:table-cell office:value-type="float" office:value="8002.8361925" calcext:value-type="float">
            <text:p>8002.83619250000</text:p>
          </table:table-cell>
          <table:table-cell office:value-type="float" office:value="358.699755753" calcext:value-type="float">
            <text:p>358.69975575300</text:p>
          </table:table-cell>
          <table:table-cell table:formula="of:=CONCATENATE([.A1892];&quot;-&quot;;[.B1892])" office:value-type="string" office:string-value="65-406" calcext:value-type="string">
            <text:p>65-406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33</text:p>
          </table:table-cell>
          <table:table-cell office:value-type="float" office:value="271839.39628" calcext:value-type="float">
            <text:p>271839.39628000000</text:p>
          </table:table-cell>
          <table:table-cell office:value-type="float" office:value="2378.68819785" calcext:value-type="float">
            <text:p>2378.68819785000</text:p>
          </table:table-cell>
          <table:table-cell table:formula="of:=CONCATENATE([.A1893];&quot;-&quot;;[.B1893])" office:value-type="string" office:string-value="63-133" calcext:value-type="string">
            <text:p>63-13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39</text:p>
          </table:table-cell>
          <table:table-cell office:value-type="float" office:value="95549.2380535" calcext:value-type="float">
            <text:p>95549.23805350000</text:p>
          </table:table-cell>
          <table:table-cell office:value-type="float" office:value="1928.37871515" calcext:value-type="float">
            <text:p>1928.37871515000</text:p>
          </table:table-cell>
          <table:table-cell table:formula="of:=CONCATENATE([.A1894];&quot;-&quot;;[.B1894])" office:value-type="string" office:string-value="52-139" calcext:value-type="string">
            <text:p>52-13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21</text:p>
          </table:table-cell>
          <table:table-cell office:value-type="float" office:value="14050.716688" calcext:value-type="float">
            <text:p>14050.71668800000</text:p>
          </table:table-cell>
          <table:table-cell office:value-type="float" office:value="491.081685906" calcext:value-type="float">
            <text:p>491.08168590600</text:p>
          </table:table-cell>
          <table:table-cell table:formula="of:=CONCATENATE([.A1895];&quot;-&quot;;[.B1895])" office:value-type="string" office:string-value="65-021" calcext:value-type="string">
            <text:p>65-02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90</text:p>
          </table:table-cell>
          <table:table-cell office:value-type="float" office:value="157629.121641" calcext:value-type="float">
            <text:p>157629.12164100000</text:p>
          </table:table-cell>
          <table:table-cell office:value-type="float" office:value="2145.28106798" calcext:value-type="float">
            <text:p>2145.28106798000</text:p>
          </table:table-cell>
          <table:table-cell table:formula="of:=CONCATENATE([.A1896];&quot;-&quot;;[.B1896])" office:value-type="string" office:string-value="52-090" calcext:value-type="string">
            <text:p>52-09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13</text:p>
          </table:table-cell>
          <table:table-cell office:value-type="float" office:value="61352.31216" calcext:value-type="float">
            <text:p>61352.31216000000</text:p>
          </table:table-cell>
          <table:table-cell office:value-type="float" office:value="1531.11428771" calcext:value-type="float">
            <text:p>1531.11428771000</text:p>
          </table:table-cell>
          <table:table-cell table:formula="of:=CONCATENATE([.A1897];&quot;-&quot;;[.B1897])" office:value-type="string" office:string-value="65-213" calcext:value-type="string">
            <text:p>65-21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26</text:p>
          </table:table-cell>
          <table:table-cell office:value-type="float" office:value="5679.1871395" calcext:value-type="float">
            <text:p>5679.18713950000</text:p>
          </table:table-cell>
          <table:table-cell office:value-type="float" office:value="302.926158047" calcext:value-type="float">
            <text:p>302.92615804700</text:p>
          </table:table-cell>
          <table:table-cell table:formula="of:=CONCATENATE([.A1898];&quot;-&quot;;[.B1898])" office:value-type="string" office:string-value="65-426" calcext:value-type="string">
            <text:p>65-426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69</text:p>
          </table:table-cell>
          <table:table-cell office:value-type="float" office:value="180459.796772" calcext:value-type="float">
            <text:p>180459.79677200000</text:p>
          </table:table-cell>
          <table:table-cell office:value-type="float" office:value="2097.83038842" calcext:value-type="float">
            <text:p>2097.83038842000</text:p>
          </table:table-cell>
          <table:table-cell table:formula="of:=CONCATENATE([.A1899];&quot;-&quot;;[.B1899])" office:value-type="string" office:string-value="63-069" calcext:value-type="string">
            <text:p>63-069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05</text:p>
          </table:table-cell>
          <table:table-cell office:value-type="float" office:value="162144.211763" calcext:value-type="float">
            <text:p>162144.21176300000</text:p>
          </table:table-cell>
          <table:table-cell office:value-type="float" office:value="1748.06209949" calcext:value-type="float">
            <text:p>1748.06209949000</text:p>
          </table:table-cell>
          <table:table-cell table:formula="of:=CONCATENATE([.A1900];&quot;-&quot;;[.B1900])" office:value-type="string" office:string-value="63-105" calcext:value-type="string">
            <text:p>63-10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01</text:p>
          </table:table-cell>
          <table:table-cell office:value-type="float" office:value="19429.842152" calcext:value-type="float">
            <text:p>19429.84215200000</text:p>
          </table:table-cell>
          <table:table-cell office:value-type="float" office:value="652.315766991" calcext:value-type="float">
            <text:p>652.31576699100</text:p>
          </table:table-cell>
          <table:table-cell table:formula="of:=CONCATENATE([.A1901];&quot;-&quot;;[.B1901])" office:value-type="string" office:string-value="64-401" calcext:value-type="string">
            <text:p>64-40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27</text:p>
          </table:table-cell>
          <table:table-cell office:value-type="float" office:value="85537.3669265" calcext:value-type="float">
            <text:p>85537.36692650000</text:p>
          </table:table-cell>
          <table:table-cell office:value-type="float" office:value="1712.69008741" calcext:value-type="float">
            <text:p>1712.69008741000</text:p>
          </table:table-cell>
          <table:table-cell table:formula="of:=CONCATENATE([.A1902];&quot;-&quot;;[.B1902])" office:value-type="string" office:string-value="63-027" calcext:value-type="string">
            <text:p>63-02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23</text:p>
          </table:table-cell>
          <table:table-cell office:value-type="float" office:value="512145.464559" calcext:value-type="float">
            <text:p>512145.46455900000</text:p>
          </table:table-cell>
          <table:table-cell office:value-type="float" office:value="4632.57185679" calcext:value-type="float">
            <text:p>4632.57185679000</text:p>
          </table:table-cell>
          <table:table-cell table:formula="of:=CONCATENATE([.A1903];&quot;-&quot;;[.B1903])" office:value-type="string" office:string-value="52-223" calcext:value-type="string">
            <text:p>52-22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36</text:p>
          </table:table-cell>
          <table:table-cell office:value-type="float" office:value="63786.037567" calcext:value-type="float">
            <text:p>63786.03756700000</text:p>
          </table:table-cell>
          <table:table-cell office:value-type="float" office:value="1149.58855452" calcext:value-type="float">
            <text:p>1149.58855452000</text:p>
          </table:table-cell>
          <table:table-cell table:formula="of:=CONCATENATE([.A1904];&quot;-&quot;;[.B1904])" office:value-type="string" office:string-value="63-036" calcext:value-type="string">
            <text:p>63-03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04</text:p>
          </table:table-cell>
          <table:table-cell office:value-type="float" office:value="41441.172643" calcext:value-type="float">
            <text:p>41441.17264300000</text:p>
          </table:table-cell>
          <table:table-cell office:value-type="float" office:value="1124.05177064" calcext:value-type="float">
            <text:p>1124.05177064000</text:p>
          </table:table-cell>
          <table:table-cell table:formula="of:=CONCATENATE([.A1905];&quot;-&quot;;[.B1905])" office:value-type="string" office:string-value="65-104" calcext:value-type="string">
            <text:p>65-10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043</text:p>
          </table:table-cell>
          <table:table-cell office:value-type="float" office:value="219708.728705" calcext:value-type="float">
            <text:p>219708.72870500000</text:p>
          </table:table-cell>
          <table:table-cell office:value-type="float" office:value="3316.07159246" calcext:value-type="float">
            <text:p>3316.07159246000</text:p>
          </table:table-cell>
          <table:table-cell table:formula="of:=CONCATENATE([.A1906];&quot;-&quot;;[.B1906])" office:value-type="string" office:string-value="64-043" calcext:value-type="string">
            <text:p>64-04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19</text:p>
          </table:table-cell>
          <table:table-cell office:value-type="float" office:value="4937.228522" calcext:value-type="float">
            <text:p>4937.22852200000</text:p>
          </table:table-cell>
          <table:table-cell office:value-type="float" office:value="351.385982699" calcext:value-type="float">
            <text:p>351.38598269900</text:p>
          </table:table-cell>
          <table:table-cell table:formula="of:=CONCATENATE([.A1907];&quot;-&quot;;[.B1907])" office:value-type="string" office:string-value="65-419" calcext:value-type="string">
            <text:p>65-419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75</text:p>
          </table:table-cell>
          <table:table-cell office:value-type="float" office:value="202838.356678" calcext:value-type="float">
            <text:p>202838.35667800000</text:p>
          </table:table-cell>
          <table:table-cell office:value-type="float" office:value="2835.23001806" calcext:value-type="float">
            <text:p>2835.23001806000</text:p>
          </table:table-cell>
          <table:table-cell table:formula="of:=CONCATENATE([.A1908];&quot;-&quot;;[.B1908])" office:value-type="string" office:string-value="63-075" calcext:value-type="string">
            <text:p>63-07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13</text:p>
          </table:table-cell>
          <table:table-cell office:value-type="float" office:value="86318.671908" calcext:value-type="float">
            <text:p>86318.67190800000</text:p>
          </table:table-cell>
          <table:table-cell office:value-type="float" office:value="1276.25254257" calcext:value-type="float">
            <text:p>1276.25254257000</text:p>
          </table:table-cell>
          <table:table-cell table:formula="of:=CONCATENATE([.A1909];&quot;-&quot;;[.B1909])" office:value-type="string" office:string-value="63-013" calcext:value-type="string">
            <text:p>63-01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16</text:p>
          </table:table-cell>
          <table:table-cell office:value-type="float" office:value="107716.603926" calcext:value-type="float">
            <text:p>107716.60392600000</text:p>
          </table:table-cell>
          <table:table-cell office:value-type="float" office:value="1431.26975574" calcext:value-type="float">
            <text:p>1431.26975574000</text:p>
          </table:table-cell>
          <table:table-cell table:formula="of:=CONCATENATE([.A1910];&quot;-&quot;;[.B1910])" office:value-type="string" office:string-value="63-016" calcext:value-type="string">
            <text:p>63-016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03</text:p>
          </table:table-cell>
          <table:table-cell office:value-type="float" office:value="147020.492172" calcext:value-type="float">
            <text:p>147020.49217200000</text:p>
          </table:table-cell>
          <table:table-cell office:value-type="float" office:value="1914.53532057" calcext:value-type="float">
            <text:p>1914.53532057000</text:p>
          </table:table-cell>
          <table:table-cell table:formula="of:=CONCATENATE([.A1911];&quot;-&quot;;[.B1911])" office:value-type="string" office:string-value="63-103" calcext:value-type="string">
            <text:p>63-10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099</text:p>
          </table:table-cell>
          <table:table-cell office:value-type="float" office:value="265989.114371" calcext:value-type="float">
            <text:p>265989.11437100000</text:p>
          </table:table-cell>
          <table:table-cell office:value-type="float" office:value="2571.24120835" calcext:value-type="float">
            <text:p>2571.24120835000</text:p>
          </table:table-cell>
          <table:table-cell table:formula="of:=CONCATENATE([.A1912];&quot;-&quot;;[.B1912])" office:value-type="string" office:string-value="63-099" calcext:value-type="string">
            <text:p>63-09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75</text:p>
          </table:table-cell>
          <table:table-cell office:value-type="float" office:value="36956.4565025" calcext:value-type="float">
            <text:p>36956.45650250000</text:p>
          </table:table-cell>
          <table:table-cell office:value-type="float" office:value="779.703041065" calcext:value-type="float">
            <text:p>779.70304106500</text:p>
          </table:table-cell>
          <table:table-cell table:formula="of:=CONCATENATE([.A1913];&quot;-&quot;;[.B1913])" office:value-type="string" office:string-value="65-075" calcext:value-type="string">
            <text:p>65-07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46</text:p>
          </table:table-cell>
          <table:table-cell office:value-type="float" office:value="79937.280267" calcext:value-type="float">
            <text:p>79937.28026700000</text:p>
          </table:table-cell>
          <table:table-cell office:value-type="float" office:value="1545.09024266" calcext:value-type="float">
            <text:p>1545.09024266000</text:p>
          </table:table-cell>
          <table:table-cell table:formula="of:=CONCATENATE([.A1914];&quot;-&quot;;[.B1914])" office:value-type="string" office:string-value="63-146" calcext:value-type="string">
            <text:p>63-14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403</text:p>
          </table:table-cell>
          <table:table-cell office:value-type="float" office:value="17754.649068" calcext:value-type="float">
            <text:p>17754.64906800000</text:p>
          </table:table-cell>
          <table:table-cell office:value-type="float" office:value="604.294182413" calcext:value-type="float">
            <text:p>604.29418241300</text:p>
          </table:table-cell>
          <table:table-cell table:formula="of:=CONCATENATE([.A1915];&quot;-&quot;;[.B1915])" office:value-type="string" office:string-value="64-403" calcext:value-type="string">
            <text:p>64-40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74</text:p>
          </table:table-cell>
          <table:table-cell office:value-type="float" office:value="42949.1001745" calcext:value-type="float">
            <text:p>42949.10017450000</text:p>
          </table:table-cell>
          <table:table-cell office:value-type="float" office:value="1041.30914441" calcext:value-type="float">
            <text:p>1041.30914441000</text:p>
          </table:table-cell>
          <table:table-cell table:formula="of:=CONCATENATE([.A1916];&quot;-&quot;;[.B1916])" office:value-type="string" office:string-value="66-074" calcext:value-type="string">
            <text:p>66-07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81</text:p>
          </table:table-cell>
          <table:table-cell office:value-type="float" office:value="60660.9482725" calcext:value-type="float">
            <text:p>60660.94827250000</text:p>
          </table:table-cell>
          <table:table-cell office:value-type="float" office:value="1058.10716521" calcext:value-type="float">
            <text:p>1058.10716521000</text:p>
          </table:table-cell>
          <table:table-cell table:formula="of:=CONCATENATE([.A1917];&quot;-&quot;;[.B1917])" office:value-type="string" office:string-value="66-081" calcext:value-type="string">
            <text:p>66-08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14</text:p>
          </table:table-cell>
          <table:table-cell office:value-type="float" office:value="1933447.1579" calcext:value-type="float">
            <text:p>1933447.15790000000</text:p>
          </table:table-cell>
          <table:table-cell office:value-type="float" office:value="9306.87252953" calcext:value-type="float">
            <text:p>9306.87252953000</text:p>
          </table:table-cell>
          <table:table-cell table:formula="of:=CONCATENATE([.A1918];&quot;-&quot;;[.B1918])" office:value-type="string" office:string-value="63-114" calcext:value-type="string">
            <text:p>63-11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68</text:p>
          </table:table-cell>
          <table:table-cell office:value-type="float" office:value="6972719.64264" calcext:value-type="float">
            <text:p>6972719.64264000000</text:p>
          </table:table-cell>
          <table:table-cell office:value-type="float" office:value="18779.740936" calcext:value-type="float">
            <text:p>18779.74093600000</text:p>
          </table:table-cell>
          <table:table-cell table:formula="of:=CONCATENATE([.A1919];&quot;-&quot;;[.B1919])" office:value-type="string" office:string-value="63-168" calcext:value-type="string">
            <text:p>63-16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56</text:p>
          </table:table-cell>
          <table:table-cell office:value-type="float" office:value="8952.388839" calcext:value-type="float">
            <text:p>8952.38883900000</text:p>
          </table:table-cell>
          <table:table-cell office:value-type="float" office:value="403.300487583" calcext:value-type="float">
            <text:p>403.30048758300</text:p>
          </table:table-cell>
          <table:table-cell table:formula="of:=CONCATENATE([.A1920];&quot;-&quot;;[.B1920])" office:value-type="string" office:string-value="66-456" calcext:value-type="string">
            <text:p>66-45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57</text:p>
          </table:table-cell>
          <table:table-cell office:value-type="float" office:value="7882.7311095" calcext:value-type="float">
            <text:p>7882.73110950000</text:p>
          </table:table-cell>
          <table:table-cell office:value-type="float" office:value="389.927095519" calcext:value-type="float">
            <text:p>389.92709551900</text:p>
          </table:table-cell>
          <table:table-cell table:formula="of:=CONCATENATE([.A1921];&quot;-&quot;;[.B1921])" office:value-type="string" office:string-value="66-457" calcext:value-type="string">
            <text:p>66-45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86</text:p>
          </table:table-cell>
          <table:table-cell office:value-type="float" office:value="5653.3039905" calcext:value-type="float">
            <text:p>5653.30399050000</text:p>
          </table:table-cell>
          <table:table-cell office:value-type="float" office:value="302.798665812" calcext:value-type="float">
            <text:p>302.79866581200</text:p>
          </table:table-cell>
          <table:table-cell table:formula="of:=CONCATENATE([.A1922];&quot;-&quot;;[.B1922])" office:value-type="string" office:string-value="66-486" calcext:value-type="string">
            <text:p>66-48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73</text:p>
          </table:table-cell>
          <table:table-cell office:value-type="float" office:value="33749.562261" calcext:value-type="float">
            <text:p>33749.56226100000</text:p>
          </table:table-cell>
          <table:table-cell office:value-type="float" office:value="1012.47207192" calcext:value-type="float">
            <text:p>1012.47207192000</text:p>
          </table:table-cell>
          <table:table-cell table:formula="of:=CONCATENATE([.A1923];&quot;-&quot;;[.B1923])" office:value-type="string" office:string-value="66-073" calcext:value-type="string">
            <text:p>66-07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43</text:p>
          </table:table-cell>
          <table:table-cell office:value-type="float" office:value="371571.293096" calcext:value-type="float">
            <text:p>371571.29309600000</text:p>
          </table:table-cell>
          <table:table-cell office:value-type="float" office:value="3908.05161599" calcext:value-type="float">
            <text:p>3908.05161599000</text:p>
          </table:table-cell>
          <table:table-cell table:formula="of:=CONCATENATE([.A1924];&quot;-&quot;;[.B1924])" office:value-type="string" office:string-value="65-043" calcext:value-type="string">
            <text:p>65-04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043-1s</text:p>
          </table:table-cell>
          <table:table-cell office:value-type="float" office:value="14804.6478155" calcext:value-type="float">
            <text:p>14804.64781550000</text:p>
          </table:table-cell>
          <table:table-cell office:value-type="float" office:value="541.166985776" calcext:value-type="float">
            <text:p>541.16698577600</text:p>
          </table:table-cell>
          <table:table-cell table:formula="of:=CONCATENATE([.A1925];&quot;-&quot;;[.B1925])" office:value-type="string" office:string-value="65-043-1s" calcext:value-type="string">
            <text:p>65-043-1s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42</text:p>
          </table:table-cell>
          <table:table-cell office:value-type="float" office:value="109909.135419" calcext:value-type="float">
            <text:p>109909.13541900000</text:p>
          </table:table-cell>
          <table:table-cell office:value-type="float" office:value="2322.91424949" calcext:value-type="float">
            <text:p>2322.91424949000</text:p>
          </table:table-cell>
          <table:table-cell table:formula="of:=CONCATENATE([.A1926];&quot;-&quot;;[.B1926])" office:value-type="string" office:string-value="65-042" calcext:value-type="string">
            <text:p>65-04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49</text:p>
          </table:table-cell>
          <table:table-cell office:value-type="float" office:value="189084.850018" calcext:value-type="float">
            <text:p>189084.85001800000</text:p>
          </table:table-cell>
          <table:table-cell office:value-type="float" office:value="2572.44387338" calcext:value-type="float">
            <text:p>2572.44387338000</text:p>
          </table:table-cell>
          <table:table-cell table:formula="of:=CONCATENATE([.A1927];&quot;-&quot;;[.B1927])" office:value-type="string" office:string-value="66-049" calcext:value-type="string">
            <text:p>66-04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50</text:p>
          </table:table-cell>
          <table:table-cell office:value-type="float" office:value="2835767.45966" calcext:value-type="float">
            <text:p>2835767.45966000000</text:p>
          </table:table-cell>
          <table:table-cell office:value-type="float" office:value="9278.18919415" calcext:value-type="float">
            <text:p>9278.18919415000</text:p>
          </table:table-cell>
          <table:table-cell table:formula="of:=CONCATENATE([.A1928];&quot;-&quot;;[.B1928])" office:value-type="string" office:string-value="66-150" calcext:value-type="string">
            <text:p>66-15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69</text:p>
          </table:table-cell>
          <table:table-cell office:value-type="float" office:value="84926.85674" calcext:value-type="float">
            <text:p>84926.85674000000</text:p>
          </table:table-cell>
          <table:table-cell office:value-type="float" office:value="1285.30432683" calcext:value-type="float">
            <text:p>1285.30432683000</text:p>
          </table:table-cell>
          <table:table-cell table:formula="of:=CONCATENATE([.A1929];&quot;-&quot;;[.B1929])" office:value-type="string" office:string-value="62-269" calcext:value-type="string">
            <text:p>62-26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46</text:p>
          </table:table-cell>
          <table:table-cell office:value-type="float" office:value="232573.685223" calcext:value-type="float">
            <text:p>232573.68522300000</text:p>
          </table:table-cell>
          <table:table-cell office:value-type="float" office:value="2336.92167375" calcext:value-type="float">
            <text:p>2336.92167375000</text:p>
          </table:table-cell>
          <table:table-cell table:formula="of:=CONCATENATE([.A1930];&quot;-&quot;;[.B1930])" office:value-type="string" office:string-value="66-046" calcext:value-type="string">
            <text:p>66-04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63</text:p>
          </table:table-cell>
          <table:table-cell office:value-type="float" office:value="1138463.0534" calcext:value-type="float">
            <text:p>1138463.05340000000</text:p>
          </table:table-cell>
          <table:table-cell office:value-type="float" office:value="5050.15822474" calcext:value-type="float">
            <text:p>5050.15822474000</text:p>
          </table:table-cell>
          <table:table-cell table:formula="of:=CONCATENATE([.A1931];&quot;-&quot;;[.B1931])" office:value-type="string" office:string-value="62-263" calcext:value-type="string">
            <text:p>62-26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64</text:p>
          </table:table-cell>
          <table:table-cell office:value-type="float" office:value="141076.870901" calcext:value-type="float">
            <text:p>141076.87090100000</text:p>
          </table:table-cell>
          <table:table-cell office:value-type="float" office:value="2074.76440849" calcext:value-type="float">
            <text:p>2074.76440849000</text:p>
          </table:table-cell>
          <table:table-cell table:formula="of:=CONCATENATE([.A1932];&quot;-&quot;;[.B1932])" office:value-type="string" office:string-value="62-264" calcext:value-type="string">
            <text:p>62-26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65</text:p>
          </table:table-cell>
          <table:table-cell office:value-type="float" office:value="226572.330947" calcext:value-type="float">
            <text:p>226572.33094700000</text:p>
          </table:table-cell>
          <table:table-cell office:value-type="float" office:value="2818.36409395" calcext:value-type="float">
            <text:p>2818.36409395000</text:p>
          </table:table-cell>
          <table:table-cell table:formula="of:=CONCATENATE([.A1933];&quot;-&quot;;[.B1933])" office:value-type="string" office:string-value="62-265" calcext:value-type="string">
            <text:p>62-26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68</text:p>
          </table:table-cell>
          <table:table-cell office:value-type="float" office:value="126345.526192" calcext:value-type="float">
            <text:p>126345.52619200000</text:p>
          </table:table-cell>
          <table:table-cell office:value-type="float" office:value="2098.28581402" calcext:value-type="float">
            <text:p>2098.28581402000</text:p>
          </table:table-cell>
          <table:table-cell table:formula="of:=CONCATENATE([.A1934];&quot;-&quot;;[.B1934])" office:value-type="string" office:string-value="62-268" calcext:value-type="string">
            <text:p>62-26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70</text:p>
          </table:table-cell>
          <table:table-cell office:value-type="float" office:value="226587.57217" calcext:value-type="float">
            <text:p>226587.57217000000</text:p>
          </table:table-cell>
          <table:table-cell office:value-type="float" office:value="2209.21822325" calcext:value-type="float">
            <text:p>2209.21822325000</text:p>
          </table:table-cell>
          <table:table-cell table:formula="of:=CONCATENATE([.A1935];&quot;-&quot;;[.B1935])" office:value-type="string" office:string-value="62-270" calcext:value-type="string">
            <text:p>62-27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72</text:p>
          </table:table-cell>
          <table:table-cell office:value-type="float" office:value="242367.195132" calcext:value-type="float">
            <text:p>242367.19513200000</text:p>
          </table:table-cell>
          <table:table-cell office:value-type="float" office:value="2160.66324667" calcext:value-type="float">
            <text:p>2160.66324667000</text:p>
          </table:table-cell>
          <table:table-cell table:formula="of:=CONCATENATE([.A1936];&quot;-&quot;;[.B1936])" office:value-type="string" office:string-value="62-272" calcext:value-type="string">
            <text:p>62-27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30</text:p>
          </table:table-cell>
          <table:table-cell office:value-type="float" office:value="207357.577823" calcext:value-type="float">
            <text:p>207357.57782300000</text:p>
          </table:table-cell>
          <table:table-cell office:value-type="float" office:value="1871.93465042" calcext:value-type="float">
            <text:p>1871.93465042000</text:p>
          </table:table-cell>
          <table:table-cell table:formula="of:=CONCATENATE([.A1937];&quot;-&quot;;[.B1937])" office:value-type="string" office:string-value="66-030" calcext:value-type="string">
            <text:p>66-03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50</text:p>
          </table:table-cell>
          <table:table-cell office:value-type="float" office:value="226179.21201" calcext:value-type="float">
            <text:p>226179.21201000000</text:p>
          </table:table-cell>
          <table:table-cell office:value-type="float" office:value="2646.39768477" calcext:value-type="float">
            <text:p>2646.39768477000</text:p>
          </table:table-cell>
          <table:table-cell table:formula="of:=CONCATENATE([.A1938];&quot;-&quot;;[.B1938])" office:value-type="string" office:string-value="66-050" calcext:value-type="string">
            <text:p>66-05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51</text:p>
          </table:table-cell>
          <table:table-cell office:value-type="float" office:value="168386.612791" calcext:value-type="float">
            <text:p>168386.61279100000</text:p>
          </table:table-cell>
          <table:table-cell office:value-type="float" office:value="2505.34597311" calcext:value-type="float">
            <text:p>2505.34597311000</text:p>
          </table:table-cell>
          <table:table-cell table:formula="of:=CONCATENATE([.A1939];&quot;-&quot;;[.B1939])" office:value-type="string" office:string-value="66-051" calcext:value-type="string">
            <text:p>66-05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52</text:p>
          </table:table-cell>
          <table:table-cell office:value-type="float" office:value="96899.6651405" calcext:value-type="float">
            <text:p>96899.66514050000</text:p>
          </table:table-cell>
          <table:table-cell office:value-type="float" office:value="1949.89688443" calcext:value-type="float">
            <text:p>1949.89688443000</text:p>
          </table:table-cell>
          <table:table-cell table:formula="of:=CONCATENATE([.A1940];&quot;-&quot;;[.B1940])" office:value-type="string" office:string-value="66-052" calcext:value-type="string">
            <text:p>66-05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432</text:p>
          </table:table-cell>
          <table:table-cell office:value-type="float" office:value="16768.0011095" calcext:value-type="float">
            <text:p>16768.00110950000</text:p>
          </table:table-cell>
          <table:table-cell office:value-type="float" office:value="520.39903096" calcext:value-type="float">
            <text:p>520.39903096000</text:p>
          </table:table-cell>
          <table:table-cell table:formula="of:=CONCATENATE([.A1941];&quot;-&quot;;[.B1941])" office:value-type="string" office:string-value="66-432" calcext:value-type="string">
            <text:p>66-43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75</text:p>
          </table:table-cell>
          <table:table-cell office:value-type="float" office:value="163876.781695" calcext:value-type="float">
            <text:p>163876.78169500000</text:p>
          </table:table-cell>
          <table:table-cell office:value-type="float" office:value="2257.09312273" calcext:value-type="float">
            <text:p>2257.09312273000</text:p>
          </table:table-cell>
          <table:table-cell table:formula="of:=CONCATENATE([.A1942];&quot;-&quot;;[.B1942])" office:value-type="string" office:string-value="66-075" calcext:value-type="string">
            <text:p>66-07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76</text:p>
          </table:table-cell>
          <table:table-cell office:value-type="float" office:value="269921.273258" calcext:value-type="float">
            <text:p>269921.27325800000</text:p>
          </table:table-cell>
          <table:table-cell office:value-type="float" office:value="2524.00807544" calcext:value-type="float">
            <text:p>2524.00807544000</text:p>
          </table:table-cell>
          <table:table-cell table:formula="of:=CONCATENATE([.A1943];&quot;-&quot;;[.B1943])" office:value-type="string" office:string-value="66-076" calcext:value-type="string">
            <text:p>66-07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00</text:p>
          </table:table-cell>
          <table:table-cell office:value-type="float" office:value="119975.379171" calcext:value-type="float">
            <text:p>119975.37917100000</text:p>
          </table:table-cell>
          <table:table-cell office:value-type="float" office:value="2544.69828151" calcext:value-type="float">
            <text:p>2544.69828151000</text:p>
          </table:table-cell>
          <table:table-cell table:formula="of:=CONCATENATE([.A1944];&quot;-&quot;;[.B1944])" office:value-type="string" office:string-value="66-100" calcext:value-type="string">
            <text:p>66-10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74</text:p>
          </table:table-cell>
          <table:table-cell office:value-type="float" office:value="266306.531814" calcext:value-type="float">
            <text:p>266306.53181400000</text:p>
          </table:table-cell>
          <table:table-cell office:value-type="float" office:value="2926.41248815" calcext:value-type="float">
            <text:p>2926.41248815000</text:p>
          </table:table-cell>
          <table:table-cell table:formula="of:=CONCATENATE([.A1945];&quot;-&quot;;[.B1945])" office:value-type="string" office:string-value="62-274" calcext:value-type="string">
            <text:p>62-27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02</text:p>
          </table:table-cell>
          <table:table-cell office:value-type="float" office:value="106844.157531" calcext:value-type="float">
            <text:p>106844.15753100000</text:p>
          </table:table-cell>
          <table:table-cell office:value-type="float" office:value="1525.62686528" calcext:value-type="float">
            <text:p>1525.62686528000</text:p>
          </table:table-cell>
          <table:table-cell table:formula="of:=CONCATENATE([.A1946];&quot;-&quot;;[.B1946])" office:value-type="string" office:string-value="66-102" calcext:value-type="string">
            <text:p>66-10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048s</text:p>
          </table:table-cell>
          <table:table-cell office:value-type="float" office:value="16955.467054" calcext:value-type="float">
            <text:p>16955.46705400000</text:p>
          </table:table-cell>
          <table:table-cell office:value-type="float" office:value="536.191564318" calcext:value-type="float">
            <text:p>536.19156431800</text:p>
          </table:table-cell>
          <table:table-cell table:formula="of:=CONCATENATE([.A1947];&quot;-&quot;;[.B1947])" office:value-type="string" office:string-value="66-048s" calcext:value-type="string">
            <text:p>66-048s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69</text:p>
          </table:table-cell>
          <table:table-cell office:value-type="float" office:value="422888.346648" calcext:value-type="float">
            <text:p>422888.34664800000</text:p>
          </table:table-cell>
          <table:table-cell office:value-type="float" office:value="3942.95273209" calcext:value-type="float">
            <text:p>3942.95273209000</text:p>
          </table:table-cell>
          <table:table-cell table:formula="of:=CONCATENATE([.A1948];&quot;-&quot;;[.B1948])" office:value-type="string" office:string-value="66-069" calcext:value-type="string">
            <text:p>66-069</text:p>
          </table:table-cell>
        </table:table-row>
        <table:table-row table:style-name="ro2" table:number-rows-repeated="104662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8T19:05:09.130000000</dc:date>
    <meta:generator>LibreOffice/4.1.0.4$Windows_x86 LibreOffice_project/89ea49ddacd9aa532507cbf852f2bb22b1ace28</meta:generator>
    <meta:editing-duration>PT2M51S</meta:editing-duration>
    <meta:editing-cycles>2</meta:editing-cycles>
    <meta:document-statistic meta:table-count="1" meta:cell-count="9740" meta:object-count="0"/>
  </office:meta>
</office:document-meta>
</file>